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Putnykove, Fyholivka, Dvorichna, Masutivka, Kupyan...</text:span>
</text:h>
      <text:p text:style-name="P4">
Authors: liveuamap (Language: en)</text:p>
      <text:p text:style-name="P4">
Time: 2023-07-01T-17:43:00</text:p>
      <text:p text:style-name="P4">
Location: Svatove (Latitude:49.53557 Longtitude:37.90249)</text:p>
      <text:p text:style-name="P4">
Videos: []</text:p>
      <text:p text:style-name="P4">
Images: []</text:p>
      <text:p text:style-name="P4">
Tags: ["Russia"]</text:p>
      <text:p text:style-name="P4">
ID: 22572926</text:p>
      <!--METADATA-->
      <text:p text:style-name="P4">
At Kupiansk direction Russian army shelled Putnykove, Fyholivka, Dvorichna,Masutivka, Kupyansk and Kyslivka of Kharkiv region. Russian aviation conductedairstrikes at Kyslivka, Kotlyarivka and Berestove of Kharkiv region, - GeneralStaff of Armed Forces of Ukraine says in the morning report</text:p>
      <text:p text:style-name="P4">
News Collection Link: <text:a xlink:type="simple" xlink:href="https:\/\/liveuamap.com\/en\/2023\/1-july-at-kupiansk-direction-russian-army-shelled-putnykove" text:style-name="Internet_20_link" text:visited-style-name="Visited_20_Internet_20_Link">
https:\/\/liveuamap.com\/en\/2023\/1-july-at-kupiansk-direction-russian-army-shelled-putnykove</text:a>
</text:p>
      <text:p text:style-name="P4">
Source: <text:a xlink:type="simple" xlink:href="https://t.me/lumsrc/5237" text:style-name="Internet_20_link" text:visited-style-name="Visited_20_Internet_20_Link">
https://t.me/lumsrc/5237</text:a>
</text:p>
      <!--NEWS-->
      <text:h text:style-name="P10" text:outline-level="1">
<text:span text:style-name="T4">
At Lyman direction Russian army shelled Bilohorivka of Luhansk region and Torske, Dibrova, Ve...</text:span>
</text:h>
      <text:p text:style-name="P4">
Authors: liveuamap (Language: en)</text:p>
      <text:p text:style-name="P4">
Time: 2023-07-01T-19:43:00</text:p>
      <text:p text:style-name="P4">
Location: Donetsk (Latitude:48.75064 Longtitude:38.0805)</text:p>
      <text:p text:style-name="P4">
Videos: []</text:p>
      <text:p text:style-name="P4">
Images: []</text:p>
      <text:p text:style-name="P4">
Tags: ["Russia"]</text:p>
      <text:p text:style-name="P4">
ID: 22572924</text:p>
      <!--METADATA-->
      <text:p text:style-name="P4">
At Lyman direction Russian army shelled Bilohorivka of Luhansk region andTorske, Dibrova, Verkhnokamyanske, Rozdolivka and Berestove of Donetsk region.Russian aviation conducted airstrikes at Nevske and Bilohorivka of Luhanskregion and Spirne and Rozdolivka of Donetsk region, - General Staff of ArmedForces of Ukraine says in the morning report</text:p>
      <text:p text:style-name="P4">
News Collection Link: <text:a xlink:type="simple" xlink:href="https:\/\/liveuamap.com\/en\/2023\/1-july-at-lyman-direction-russian-army-shelled-bilohorivka" text:style-name="Internet_20_link" text:visited-style-name="Visited_20_Internet_20_Link">
https:\/\/liveuamap.com\/en\/2023\/1-july-at-lyman-direction-russian-army-shelled-bilohorivka</text:a>
</text:p>
      <text:p text:style-name="P4">
Source: <text:a xlink:type="simple" xlink:href="https://t.me/lumsrc/5238" text:style-name="Internet_20_link" text:visited-style-name="Visited_20_Internet_20_Link">
https://t.me/lumsrc/5238</text:a>
</text:p>
      <!--NEWS-->
      <text:h text:style-name="P10" text:outline-level="1">
<text:span text:style-name="T4">
At Bakhmut direction Russian army shelled Vasukivka, Bohdanivka, Markove, Ivanivske, Oleksand...</text:span>
</text:h>
      <text:p text:style-name="P4">
Authors: liveuamap (Language: en)</text:p>
      <text:p text:style-name="P4">
Time: 2023-07-01T-21:43:00</text:p>
      <text:p text:style-name="P4">
Location: Novhorods'ke, Donetsk Oblast (Latitude:48.32556 Longtitude:37.84412)</text:p>
      <text:p text:style-name="P4">
Videos: []</text:p>
      <text:p text:style-name="P4">
Images: []</text:p>
      <text:p text:style-name="P4">
Tags: ["Russia"]</text:p>
      <text:p text:style-name="P4">
ID: 22572922</text:p>
      <!--METADATA-->
      <text:p text:style-name="P4">
At Bakhmut direction Russian army shelled Vasukivka, Bohdanivka, Markove,Ivanivske, Oleksandro-Shultyne and Ozaryanivka of Donetsk region. Russianaviation conducted airstrikes at Toretsk and New York of Donetsk region, -General Staff of Armed Forces of Ukraine says in the morning report</text:p>
      <text:p text:style-name="P4">
News Collection Link: <text:a xlink:type="simple" xlink:href="https:\/\/liveuamap.com\/en\/2023\/1-july-at-bakhmut-direction-russian-army-shelled-vasukivka" text:style-name="Internet_20_link" text:visited-style-name="Visited_20_Internet_20_Link">
https:\/\/liveuamap.com\/en\/2023\/1-july-at-bakhmut-direction-russian-army-shelled-vasukivka</text:a>
</text:p>
      <text:p text:style-name="P4">
Source: <text:a xlink:type="simple" xlink:href="https://t.me/lumsrc/5239" text:style-name="Internet_20_link" text:visited-style-name="Visited_20_Internet_20_Link">
https://t.me/lumsrc/5239</text:a>
</text:p>
      <!--NEWS-->
      <text:h text:style-name="P10" text:outline-level="1">
<text:span text:style-name="T4">
At Avdiyivka direction Russian army shelled  Berdychi, Lastochkyne, Stepove, Tonenke, Pervoma...</text:span>
</text:h>
      <text:p text:style-name="P4">
Authors: liveuamap (Language: en)</text:p>
      <text:p text:style-name="P4">
Time: 2023-07-01T-23:43:00</text:p>
      <text:p text:style-name="P4">
Location: Donetsk Oblast (Latitude:48.1111 Longtitude:37.49376)</text:p>
      <text:p text:style-name="P4">
Videos: []</text:p>
      <text:p text:style-name="P4">
Images: []</text:p>
      <text:p text:style-name="P4">
Tags: ["Russia"]</text:p>
      <text:p text:style-name="P4">
ID: 22572921</text:p>
      <!--METADATA-->
      <text:p text:style-name="P4">
At Avdiyivka direction Russian army shelled Berdychi, Lastochkyne, Stepove,Tonenke, Pervomayske, Netaylove and Karlivka of Donetsk region, - GeneralStaff of Armed Forces of Ukraine says in the morning report</text:p>
      <text:p text:style-name="P4">
News Collection Link: <text:a xlink:type="simple" xlink:href="https:\/\/liveuamap.com\/en\/2023\/1-july-at-avdiyivka-direction-russian-army-shelled--berdychi" text:style-name="Internet_20_link" text:visited-style-name="Visited_20_Internet_20_Link">
https:\/\/liveuamap.com\/en\/2023\/1-july-at-avdiyivka-direction-russian-army-shelled--berdychi</text:a>
</text:p>
      <text:p text:style-name="P4">
Source: <text:a xlink:type="simple" xlink:href="https://t.me/lumsrc/5240" text:style-name="Internet_20_link" text:visited-style-name="Visited_20_Internet_20_Link">
https://t.me/lumsrc/5240</text:a>
</text:p>
      <!--NEWS-->
      <text:h text:style-name="P10" text:outline-level="1">
<text:span text:style-name="T4">
Artillery shelled Nikopol</text:span>
</text:h>
      <text:p text:style-name="P4">
Authors: liveuamap (Language: en)</text:p>
      <text:p text:style-name="P4">
Time: 2023-07-01T12:33:00</text:p>
      <text:p text:style-name="P4">
Location: Zaporizhia (Latitude:47.56344 Longtitude:34.40214)</text:p>
      <text:p text:style-name="P4">
Videos: []</text:p>
      <text:p text:style-name="P4">
Images: ["<text:a xlink:type="simple" xlink:href="https://liveuamap.com/pics/2023/07/02/22572976_0.jpg" text:style-name="Internet_20_link" text:visited-style-name="Visited_20_Internet_20_Link">
22572976_0.jpg</text:a>
", "<text:a xlink:type="simple" xlink:href="https://liveuamap.com/pics/2023/07/02/22572976_1.jpg" text:style-name="Internet_20_link" text:visited-style-name="Visited_20_Internet_20_Link">
22572976_1.jpg</text:a>
", "<text:a xlink:type="simple" xlink:href="https://liveuamap.com/pics/2023/07/02/22572976_2.jpg" text:style-name="Internet_20_link" text:visited-style-name="Visited_20_Internet_20_Link">
22572976_2.jpg</text:a>
"]</text:p>
      <text:p text:style-name="P4">
Tags: ["Europe", "Central and Eastern Europe"]</text:p>
      <text:p text:style-name="P4">
ID: 22572976</text:p>
      <!--METADATA-->
      <text:p text:style-name="P4">
Artillery shelled Nikopol</text:p>
      <text:p text:style-name="P4">
<draw:frame draw:style-name="fr1" draw:name="Image2" text:anchor-type="as-char" svg:width="6.9236in" svg:height="5.1927in" draw:z-index="0">
<draw:image xlink:href="../Images/liveuamap/2023-07-01T12-33-00/22572976_0.jpg" xlink:type="simple" xlink:show="embed" xlink:actuate="onLoad" draw:mime-type="image/jpeg"/>
</draw:frame>
<draw:frame draw:style-name="fr1" draw:name="Image3" text:anchor-type="as-char" svg:width="6.9236in" svg:height="5.1927in" draw:z-index="0">
<draw:image xlink:href="../Images/liveuamap/2023-07-01T12-33-00/22572976_1.jpg" xlink:type="simple" xlink:show="embed" xlink:actuate="onLoad" draw:mime-type="image/jpeg"/>
</draw:frame>
<draw:frame draw:style-name="fr1" draw:name="Image4" text:anchor-type="as-char" svg:width="6.9236in" svg:height="5.1927in" draw:z-index="0">
<draw:image xlink:href="../Images/liveuamap/2023-07-01T12-33-00/22572976_2.jpg" xlink:type="simple" xlink:show="embed" xlink:actuate="onLoad" draw:mime-type="image/jpeg"/>
</draw:frame>
</text:p>
      <text:p text:style-name="P4">
News Collection Link: <text:a xlink:type="simple" xlink:href="https:\/\/liveuamap.com\/en\/2023\/1-july-artillery-shelled-nikopol" text:style-name="Internet_20_link" text:visited-style-name="Visited_20_Internet_20_Link">
https:\/\/liveuamap.com\/en\/2023\/1-july-artillery-shelled-nikopol</text:a>
</text:p>
      <text:p text:style-name="P4">
Source: <text:a xlink:type="simple" xlink:href="https://t.me/hyevuy_dnepr/55602" text:style-name="Internet_20_link" text:visited-style-name="Visited_20_Internet_20_Link">
https://t.me/hyevuy_dnepr/55602</text:a>
</text:p>
      <!--NEWS-->
      <text:h text:style-name="P10" text:outline-level="1">
<text:span text:style-name="T4">
«Кримінальний Рамштайн», або Перспективи притягнення до відповідальності воєнних злочинців рф</text:span>
</text:h>
      <text:p text:style-name="P4">
Author: ['Володимир Поліщук']</text:p>
      <text:p text:style-name="P4">
Time: 2023-07-01T81:00:00-04:00</text:p>
      <text:p text:style-name="P4">
Description: Про те, які існують перспективи створення Спеціального міжнародного трибуналу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rime-putin.jpg" text:style-name="Internet_20_link" text:visited-style-name="Visited_20_Internet_20_Link">
crime-putin.jpg</text:a>
', '<text:a xlink:type="simple" xlink:href="https://armyinform.com.ua/wp-content/uploads/2023/07/oleksij-kot-1.jpg" text:style-name="Internet_20_link" text:visited-style-name="Visited_20_Internet_20_Link">
oleksij-kot-1.jpg</text:a>
']</text:p>
      <text:p text:style-name="P4">
Tags: ['STOPRUSSIA', 'НАПРН', 'НАУКОВО-ДОСЛІДНИЙ ІНСТИТУТ ПРАВОТВОРЧОСТІ ТА НАУКОВО-ПРАВОВИХ ЕКСПЕРТИЗ НАПРН', 'ОЛЕКСІЙ КОТ']</text:p>
      <text:p text:style-name="P4">
Category: News</text:p>
      <!--METADATA-->
      <text:p text:style-name="P4">
<draw:frame draw:style-name="fr1" draw:name="Image5" text:anchor-type="as-char" svg:width="6.9236in" svg:height="3.894525in" draw:z-index="0">
<draw:image xlink:href="../Images/AРМІЯINFORM/2023-07-01T81-00-00-04-00/crime-putin.jpg" xlink:type="simple" xlink:show="embed" xlink:actuate="onLoad" draw:mime-type="image/jpeg"/>
</draw:frame>
</text:p>
      <text:p text:style-name="P4">
Про те, які існують перспективи створення Спеціального міжнародного трибуналунад ватажком злочинної російської федерації володимиром путіним, АрміяInform<text:a xlink:type="simple" xlink:href="https://armyinform.com.ua/2023/06/30/sogodni-mizhnarodne-pravo-zabezpechuyut-zbrojni-syly-ukrayiny-oleksij-kot/" text:style-name="Internet_20_link" text:visited-style-name="Visited_20_Internet_20_Link">
розповів</text:a>
 директор Науково-дослідногоінституту правотворчості та науково-правових експертиз Національної академіїправових наук України (НАПрН), доктор юридичних наук, професор, член-кореспондент НАПрН України, заслужений юрист України Олексій Кот.</text:p>
      <text:p text:style-name="P4">
Кореспонденту Інформаційного агентства Міністерства оборони України вінвисловив сподівання, що стосовно путіна, за результатами спільної роботи ЗСУ,міжнародних партнерів, політиків, юристів, представників громадськості, все жтаки буде дотриманий головний принцип кримінального права — невідворотністьпокарання.</text:p>
      <text:p text:style-name="P4">
<draw:frame draw:style-name="fr1" draw:name="Image6" text:anchor-type="as-char" svg:width="6.9236in" svg:height="5.417717in" draw:z-index="0">
<draw:image xlink:href="../Images/AРМІЯINFORM/2023-07-01T81-00-00-04-00/oleksij-kot-1.jpg" xlink:type="simple" xlink:show="embed" xlink:actuate="onLoad" draw:mime-type="image/jpeg"/>
</draw:frame>
Директор Науково-дослідного інституту правотворчості та науково-правових експертиз НАПрН Олексій Кот. Фото Володимира Поліщука</text:p>
      <text:p text:style-name="P4">
Інша річ, як забезпечити це? На продовження свого<text:a xlink:type="simple" xlink:href="https://armyinform.com.ua/2023/06/30/sogodni-mizhnarodne-pravo-zabezpechuyut-zbrojni-syly-ukrayiny-oleksij-kot/" text:style-name="Internet_20_link" text:visited-style-name="Visited_20_Internet_20_Link">
інтерв’ю</text:a>
 нашому агентству Олексій Котповідомив, що сценарій із притягненням путіна та його поплічників судами росіїнаразі видається абсолютно нереальним чи навіть фантастичним. Наші національнісуди також не зможуть розслідувати воєнні злочини путіна, котрий має судовийімунітет.</text:p>
      <text:p text:style-name="P4">
— У цьому випадку Міжнародний суд ООН чітко визначив, що національні суди немають юрисдикції над вищими посадовцями іноземних держав. Глава держави, главауряду й міністр іноземних справ становлять так звану трійку, яка наділяєтьсяперсональним імунітетом ratione personae, — зауважив Олексій Кот.</text:p>
      <text:p text:style-name="P4">
За таких обставин він порадив сконцентрувати увагу на інших механізмахпритягнення до відповідальності міжнародних злочинців — зокрема на міжнародно-правових інструментах, які з урахуванням приписів міжнародного права матимутькримінальну юрисдикцію над топпосадовцями країни-агресора. Йдеться проМіжнародний кримінальний суд або Міжнародний спеціальний трибунал.</text:p>
      <text:p text:style-name="P4">
Міжнародний кримінальний суд був створений шляхом підписання Римського статутудля того, щоб забезпечити притягнення воєнних злочинців до відповідальності,але він не допускає розслідування в режимі in absentia — тобто заочнекримінальне провадження. Отже, путін як обвинувачений має бути в залі суду.</text:p>
      <text:p text:style-name="P4">
Остання модель притягнення міжнародного злочинця, на думку професора, — черезМіжнародний спеціальний трибунал — може мати певні різновиди: на зразокНюрнберзького або Токійського процесу, у формі інтернаціоналізованого абогібридного трибуналу на базі українського суду за участю міжнароднихпосадовців на кшталт югославського або руандійського трибуналів, на підставівідповідних резолюцій Ради безпеки Організації Об’єднаних Націй. Але востанньому випадку росія, безперечно, ветуватиме таке рішення Радбезу.</text:p>
      <text:p text:style-name="P4">
Підставою створення трибуналу могла би стати резолюція Генеральної АсамблеїООН, утім, з огляду на його Статут, ані в Генеральної Асамблеї, ані в генсекаООН таких повноважень немає. Тож це може поставити під сумнів повноваженнятакого трибуналу.</text:p>
      <text:p text:style-name="P4">
— Якщо говорити про більш-менш реальний варіант, принаймні як я його бачу, якми з колегами обговорювали це на різноманітних конференціях, — це має бутитакий собі «Кримінальний Рамштайн». Врешті-решт є коаліція наших якщо несоюзників, то партнерів, тож я думаю, що цілком резонно було б ставити питанняпро створення Спеціального міжнародного кримінального суду аd hoc <text:span text:style-name="T5">
(букв. дляконкретного випадку. — Авт.)</text:span>
 для розгляду винятково воєнних злочинів,вчинених російською злочинною верхівкою на території нашої країни протиукраїнських громадян, українських міст та містечок, української природи, —каже Олексій Кот. — В угоді про створення такого трибуналу мають бутипрописані його повноваження, процедурні аспекти, можливість приєднання допідписантів інших країн. Ми знаємо, що поразка — завжди сирота, а у перемогизавжди багато батьків. Коли ми все ж таки там доб'ємося нашої омріяноїперемоги, знайдеться багато країн з тих, що вагалися, але згодом із превеликимзадоволенням «підхоплять цю колоду» й увійдуть до складу цього трибуналу. Тожможливість приєднання до такої угоди має бути заздалегідь передбачена.</text:p>
      <text:p text:style-name="P4">
Наостанок директор Науково-дослідного інституту правотворчості та науково-правових експертиз НАПрН України Олексій Кот зауважив, що сучасний світсьогодні, так само як і після Другої світової війни, потребує створення новихбезпекових інструментів: «Сподіваємося, віднайдення ефективного механізмуміжнародного покарання за злочини російського режиму в Україні автоматичнодасть відповідь на запитання щодо створення Міжнародного спеціальноготрибуналу, нового Нюрнбергу для путінської кліки, що підтвердить один зосновних принципів кримінального права — невідворотність покарання».</text:p>
      <text:p text:style-name="P4">
<text:span text:style-name="T5">
Фото автора, колаж Армія</text:span>
 <text:span text:style-name="T5">
Inform</text:span>
</text:p>
      <text:p text:style-name="P4">
Source: <text:a xlink:type="simple" xlink:href="https://armyinform.com.ua/2023/07/01/kryminalnyj-ramshtajn-abo-perspektyvy-prytyagnennya-do-vidpovidalnosti-voyennyh-zlochyncziv-rf/" text:style-name="Internet_20_link" text:visited-style-name="Visited_20_Internet_20_Link">
https://armyinform.com.ua/2023/07/01/kryminalnyj-ramshtajn-abo-perspektyvy-prytyagnennya-do-vidpovidalnosti-voyennyh-zlochyncziv-rf/</text:a>
</text:p>
      <!--NEWS-->
      <text:h text:style-name="P10" text:outline-level="1">
<text:span text:style-name="T4">
За добу росіяни обстріляли 10 областей України - зведення ОВА</text:span>
</text:h>
      <text:p text:style-name="P4">
Authors: Ukrinform (Person)</text:p>
      <text:p text:style-name="P4">
Publisher: Укринформ (Organization)</text:p>
      <text:p text:style-name="P4">
Published Time: 2023-07-02T-19:13:00+03:00</text:p>
      <text:p text:style-name="P4">
Modified Time: 2023-07-02T10:13:00+03:00</text:p>
      <text:p text:style-name="P4">
Description: Російські війська за добу здійснили атаки на 10 областей України, застосовували ударні дрони, авіацію, важку артилерію, міномети, РСЗВ. — Укрінформ.</text:p>
      <text:p text:style-name="P4">
Images: ['<text:a xlink:type="simple" xlink:href="https://static.ukrinform.com/photos/2023_07/thumb_files/630_360_1688282273-819.jpeg" text:style-name="Internet_20_link" text:visited-style-name="Visited_20_Internet_20_Link">
630_360_16882...</text:a>
']</text:p>
      <text:p text:style-name="P4">
Tags: ['Обстріл', 'Війна з Росією', 'Регіони']</text:p>
      <text:p text:style-name="P4">
Type: Article</text:p>
      <!--METADATA-->
      <text:p text:style-name="P4">
<draw:frame draw:style-name="fr1" draw:name="Image7" text:anchor-type="as-char" svg:width="6.9236in" svg:height="3.956343in" draw:z-index="0">
<draw:image xlink:href="../Images/yкринформ/2023-07-02T-19-13-00-03-00/630_360_1688282273-819.jpeg" xlink:type="simple" xlink:show="embed" xlink:actuate="onLoad" draw:mime-type="image/jpeg"/>
</draw:frame>
Російські війська за добу здійснили атаки на 10 областей України,застосовували ударні дрони, авіацію, важку артилерію, міномети, РСЗВ.</text:p>
      <text:p text:style-name="P4">
Як передає Укрінформ, про це йдеться у зведеній інформації обласних військовихадміністрацій про ситуацію у регіонах України станом на 09:00 неділі, 2 липня.</text:p>
      <text:p text:style-name="P4">
Вночі ворог атакував  <text:span text:style-name="T4">
Київську область</text:span>
 безпілотниками. Усі цілі збиті,влучань не зафіксовано. Внаслідок падіння уламків сталася пожежа у приватномубудинку. Чоловік зазнав поранення ноги. Детальна інформація щодо наслідківнічної атаки уточнюється.</text:p>
      <text:p text:style-name="P4">
У <text:span text:style-name="T4">
Чернігівській області</text:span>
 за добу росіяни тричі обстріляли з мінометів таартилерії Новгород-Сіверський район.</text:p>
      <text:p text:style-name="P4">
У селі Семенівської громади через влучання сталась пожежа в будинку, горілигосподарчі споруди.</text:p>
      <text:p text:style-name="P4">
У  <text:span text:style-name="T4">
Сумській області</text:span>
 вчора протягом дня росіяни здійснили 25 обстрілів.Зафіксовано 140 вибухів. Обстрілів зазнали Краснопільська, Миропільська,Білопільська, Великописарівська, Юнаківська, Хотінська, Есманська, Глухівська,Шалигинська громади.</text:p>
      <text:p text:style-name="P4">
В Есманській громаді пошкоджено лінію електропередач.</text:p>
      <text:p text:style-name="P4">
У Миропільській громаді пошкоджено приватне домогосподарство, трактор.</text:p>
      <text:p text:style-name="P4">
<text:span text:style-name="T4">
Читайте також:</text:span>
 <text:a xlink:type="simple" xlink:href="https://www.ukrinform.ua/rubric-ato/3730372-sili-oboroni-za-dobu-znisili-se-790-rosijskih-vijskovih.html" text:style-name="Internet_20_link" text:visited-style-name="Visited_20_Internet_20_Link">
 <text:span text:style-name="T4">
Сили</text:span>
 <text:span text:style-name="T4">
оборони</text:span>
 за <text:span text:style-name="T4">
добу</text:span>
 <text:span text:style-name="T4">
знищили</text:span>
 ще <text:span text:style-name="T4">
790</text:span>
<text:span text:style-name="T4">
російських</text:span>
 <text:span text:style-name="T4">
військових</text:span>
 </text:a>
</text:p>
      <text:p text:style-name="P4">
Війська РФ здійснили 58 обстрілів 18 населених пунктів <text:span text:style-name="T4">
Запорізької області</text:span>
. Ворог атакував передмістя обласного центру, чотири ракетні удари прийшлисяпо Комишувасі, двічі росіяни били із РСЗВ по Левадному, 52 артилерійські удариздійснили по Оріхову, Гуляйполю, Залізничному, Степногірську та навколишніхприфронтових селах.</text:p>
      <text:p text:style-name="P4">
Зафіксовано руйнування 18 цивільних об'єктів: будинки, господарчі споруди,освітній заклад, автівки.</text:p>
      <text:p text:style-name="P4">
Під час мінометного обстрілу постраждав 27-річний житель Степногірська.</text:p>
      <text:p text:style-name="P4">
У Преображенці поранені чоловіки віком 39 та 62 роки.</text:p>
      <text:p text:style-name="P4">
По Нікополю <text:span text:style-name="T4">
Дніпропетровської області</text:span>
 вчора росіяни випустили 10 снарядів.Пошкоджені їдальня, адміністративна будівля, церква, вісім приватних будинків,дві господарчі споруди, авто.</text:p>
      <text:p text:style-name="P4">
У <text:span text:style-name="T4">
Харківській області</text:span>
 на Слобожанському напрямку російська армія завдалаавіаційного удару в районі Ветеринарного Харківського району.</text:p>
      <text:p text:style-name="P4">
Ворог здійснив <text:a xlink:type="simple" xlink:href="https://www.ukrinform.ua/tag-minomet" text:style-name="Internet_20_link" text:visited-style-name="Visited_20_Internet_20_Link">
 мінометні </text:a>
 таартилерійські обстріли Удів Богодухівського району, Пильної Харківськогорайону, Вовчанська і Бударок Чугуївського району, Чугунівки, Одрадного іКам'янки Куп'янського району.</text:p>
      <text:p text:style-name="P4">
На Куп’янському напрямку ворог завдав авіаційних ударів у районах Кислівки таКотлярівки.</text:p>
      <text:p text:style-name="P4">
Артилерійських і мінометних обстрілів зазнали Тополі, Новомлинськ, Фиголівка,Масютівка та Кислівка.</text:p>
      <text:p text:style-name="P4">
Вчора війська РФ обстріляли Балаклію Ізюмського району касетними боєприпасами.Жінка віком 67 років госпіталізована з пораненнями. 73-річна жінка зосколковим пораненням самостійно звернулася до медиків пізніше, лікуєтьсяамбулаторно. Пошкоджено чотири житлові будинки, господарчу споруду, лініюелектропередач і залізничну колію.</text:p>
      <text:p text:style-name="P4">
У селі Богодарово Ізюмського району при проведенні польових робіт на мініпідірвався трактор.</text:p>
      <text:p text:style-name="P4">
<text:span text:style-name="T4">
Читайте також:</text:span>
 <text:a xlink:type="simple" xlink:href="https://www.ukrinform.ua/rubric-ato/3730395-rosia-zbilsila-kilkist-raketonosiiv-u-cornomu-mori-zagalnij-zalp-16-kalibriv.html" text:style-name="Internet_20_link" text:visited-style-name="Visited_20_Internet_20_Link">
 <text:span text:style-name="T4">
Росія</text:span>
 <text:span text:style-name="T4">
збільшила</text:span>
 <text:span text:style-name="T4">
кількість</text:span>
 <text:span text:style-name="T4">
ракетоносіїв</text:span>
 у<text:span text:style-name="T4">
Чорному</text:span>
 <text:span text:style-name="T4">
морі</text:span>
 , <text:span text:style-name="T4">
загальний</text:span>
 <text:span text:style-name="T4">
залп</text:span>
 - 16 « <text:span text:style-name="T4">
Калібрів</text:span>
 »</text:a>
</text:p>
      <text:p text:style-name="P4">
У <text:span text:style-name="T4">
Луганській області</text:span>
 загарбники з артилерії обстрілюють населені пункти,зокрема Невське, Діброву та Білогорівку.</text:p>
      <text:p text:style-name="P4">
По Білогорівці ворог завдав авіаційного удару.</text:p>
      <text:p text:style-name="P4">
За добу росіяни 98 разів обстріляли Луганщину, випустили 436 снарядів.</text:p>
      <text:p text:style-name="P4">
У <text:span text:style-name="T4">
Донецькій області</text:span>
 загарбники обстріляли Авдіївку, Торецьк, Ямпіль,Богоявленку, Ласточкине, Рай-Олександрівку.</text:p>
      <text:p text:style-name="P4">
Пошкоджено 10 житлових будинків (з них 5 багатоквартирних), дві школи, будівлюсільської ради, центр соціальної реабілітації, амбулаторію, дві ЛЕП,газопровід.</text:p>
      <text:p text:style-name="P4">
За добу на Донеччині одна людина загинула і троє були поранені.</text:p>
      <text:p text:style-name="P4">
Вночі над <text:span text:style-name="T4">
Миколаївською областю</text:span>
 сили протиповітряної оборони знищили дваударні БпЛА типу Shahed-136/131.</text:p>
      <text:p text:style-name="P4">
За попередніми даними, вчора на Миколаївщині ППО збила два безпілотники-розвідники.</text:p>
      <text:p text:style-name="P4">
<text:span text:style-name="T4">
Читайте також:</text:span>
 <text:a xlink:type="simple" xlink:href="https://www.ukrinform.ua/rubric-ato/3730385-sili-ppo-znisili-unoci-visim-droniv-shahed-i-tri-raketi-kalibr.html" text:style-name="Internet_20_link" text:visited-style-name="Visited_20_Internet_20_Link">
 <text:span text:style-name="T4">
Сили</text:span>
 <text:span text:style-name="T4">
ППО</text:span>
 <text:span text:style-name="T4">
знищили</text:span>
 <text:span text:style-name="T4">
уночі</text:span>
 <text:span text:style-name="T4">
вісім</text:span>
<text:span text:style-name="T4">
дронів</text:span>
 <text:span text:style-name="T4">
Shahed</text:span>
 і <text:span text:style-name="T4">
три</text:span>
 <text:span text:style-name="T4">
ракети</text:span>
 « <text:span text:style-name="T4">
Калібр</text:span>
 »</text:a>
</text:p>
      <text:p text:style-name="P4">
У <text:span text:style-name="T4">
Херсонській області</text:span>
 за добу ворог здійснив 86 обстрілів (випустив 475снарядів), з них по Херсону — 5 обстрілів (27 снарядів).</text:p>
      <text:p text:style-name="P4">
Російські військові поцілили у райони 31 населеного пункту.</text:p>
      <text:p text:style-name="P4">
У Херсоні снаряд влучив у будинок. Поранені 9-річна дівчинка і 15-річнийхлопець. Важкі травми дістала 72-річна жінка.</text:p>
      <text:p text:style-name="P4">
Через обстріл села Милове поранень зазнала 11-річна дівчинка.</text:p>
      <text:p text:style-name="P4">
Внаслідок обстрілу села Михайлівка Новоолександрівської громади поранено70-річного чоловіка.</text:p>
      <text:p text:style-name="P4">
Source: <text:a xlink:type="simple" xlink:href="https://www.ukrinform.ua/rubric-regions/3730401-za-dobu-rosiani-obstrilali-10-oblastej-ukraini-zvedenna-ova.html" text:style-name="Internet_20_link" text:visited-style-name="Visited_20_Internet_20_Link">
https://www.ukrinform.ua/rubric-regions/3730401-za-dobu-rosiani-obstrilali-10-oblastej-ukraini-zvedenna-ova.html</text:a>
</text:p>
      <!--NEWS-->
      <text:h text:style-name="P10" text:outline-level="1">
<text:span text:style-name="T4">
At Lyman direction Russian army shelled Nevske, Bilohorivka of Luhansk region and Torske, Dib...</text:span>
</text:h>
      <text:p text:style-name="P4">
Authors: liveuamap (Language: en)</text:p>
      <text:p text:style-name="P4">
Time: 2023-07-02T-1:15:00</text:p>
      <text:p text:style-name="P4">
Location: Bakhmut (Latitude:48.8046 Longtitude:38.24856)</text:p>
      <text:p text:style-name="P4">
Videos: []</text:p>
      <text:p text:style-name="P4">
Images: []</text:p>
      <text:p text:style-name="P4">
Tags: ["Russia"]</text:p>
      <text:p text:style-name="P4">
ID: 22572985</text:p>
      <!--METADATA-->
      <text:p text:style-name="P4">
At Lyman direction Russian army shelled Nevske, Bilohorivka of Luhansk regionand Torske, Dibrova, Verkhnokamyanske, Rozdolivka and Berestove of Donetskregion. Russian aviation conducted airstrikes at Bilohorivka of Luhansk regionand Vyyimka and Spirne of Donetsk region, - General Staff of Armed Forces ofUkraine says in the morning report</text:p>
      <text:p text:style-name="P4">
News Collection Link: <text:a xlink:type="simple" xlink:href="https:\/\/liveuamap.com\/en\/2023\/2-july-at-lyman-direction-russian-army-shelled-nevske-bilohorivka" text:style-name="Internet_20_link" text:visited-style-name="Visited_20_Internet_20_Link">
https:\/\/liveuamap.com\/en\/2023\/2-july-at-lyman-direction-russian-army-shelled-nevske-bilohorivka</text:a>
</text:p>
      <text:p text:style-name="P4">
Source: <text:a xlink:type="simple" xlink:href="https://t.me/lumsrc/5247" text:style-name="Internet_20_link" text:visited-style-name="Visited_20_Internet_20_Link">
https://t.me/lumsrc/5247</text:a>
</text:p>
      <!--NEWS-->
      <text:h text:style-name="P10" text:outline-level="1">
<text:span text:style-name="T4">
У РФ біля військового аеродрому стався вибух – соцмережі</text:span>
</text:h>
      <text:p text:style-name="P4">
Authors: Ukrinform (Person)</text:p>
      <text:p text:style-name="P4">
Publisher: Укринформ (Organization)</text:p>
      <text:p text:style-name="P4">
Published Time: 2023-07-02T-1:32:00+03:00</text:p>
      <text:p text:style-name="P4">
Modified Time: 2023-07-02T20:32:00+03:00</text:p>
      <text:p text:style-name="P4">
Description: У Краснодарському краї РФ поряд із військовим аеродромом у районі Приморсько-Ахтарська стався вибух, утворилася велика вирва. — Укрінформ.</text:p>
      <text:p text:style-name="P4">
Images: ['<text:a xlink:type="simple" xlink:href="https://static.ukrinform.com/photos/2023_07/thumb_files/630_360_1688319464-419.jpeg" text:style-name="Internet_20_link" text:visited-style-name="Visited_20_Internet_20_Link">
630_360_16883...</text:a>
']</text:p>
      <text:p text:style-name="P4">
Tags: ['Вибух', 'Росія', 'Аеродром']</text:p>
      <text:p text:style-name="P4">
Type: Article</text:p>
      <!--METADATA-->
      <text:p text:style-name="P4">
<draw:frame draw:style-name="fr1" draw:name="Image8" text:anchor-type="as-char" svg:width="6.9236in" svg:height="3.956343in" draw:z-index="0">
<draw:image xlink:href="../Images/yкринформ/2023-07-02T-1-32-00-03-00/630_360_1688319464-419.jpeg" xlink:type="simple" xlink:show="embed" xlink:actuate="onLoad" draw:mime-type="image/jpeg"/>
</draw:frame>
 УКраснодарському краї РФ поряд із військовим аеродромом у районі Приморсько-Ахтарська стався вибух, утворилася велика вирва.</text:p>
      <text:p text:style-name="P4">
Про це повідомляє <text:a xlink:type="simple" xlink:href="https://t.me/bazabazon/19126" text:style-name="Internet_20_link" text:visited-style-name="Visited_20_Internet_20_Link">
 Телеграм-канал </text:a>
 "Baza",передає Укрінформ.</text:p>
      <text:p text:style-name="P4">
За даними видання, <text:a xlink:type="simple" xlink:href="https://www.ukrinform.ua/tag-vibuh" text:style-name="Internet_20_link" text:visited-style-name="Visited_20_Internet_20_Link">
 вибух </text:a>
 стався за 200метрів від аеродрому. Утворилася вирва діаметром 10 метрів і завглибшки 4метри.</text:p>
      <text:p text:style-name="P4">
Водночас, за інформацією <text:a xlink:type="simple" xlink:href="https://t.me/breakingmash/45567" text:style-name="Internet_20_link" text:visited-style-name="Visited_20_Internet_20_Link">
 Телеграм-каналу </text:a>
"Mash", це могла бути спроба атакувати склад пально-мастильних матеріалів натериторії аеродрому.</text:p>
      <text:p text:style-name="P4">
<text:span text:style-name="T4">
Читайте також:</text:span>
 <text:a xlink:type="simple" xlink:href="https://www.ukrinform.ua/rubric-world/3729969-u-tatarstani-vibuhnuv-rezervuar-z-himicnimi-recovinami-e-zertvi.html" text:style-name="Internet_20_link" text:visited-style-name="Visited_20_Internet_20_Link">
 У Татарстані вибухнув резервуар з хімічними речовинами, єжертви </text:a>
</text:p>
      <text:p text:style-name="P4">
Губернатор Краснодарського краю Веніамін Кондратьєв <text:a xlink:type="simple" xlink:href="https://t.me/kondratyevvi/5724" text:style-name="Internet_20_link" text:visited-style-name="Visited_20_Internet_20_Link">
 підтвердив</text:a>
 інформацію про інцидент у Приморсько-Ахтарському районі, але не повідомив подробиць. За його словами, пошкоджень,жертв і постраждалих немає, причини вибуху з'ясовуються.</text:p>
      <text:p text:style-name="P4">
Як повідомлялося, наприкінці травня у Краснодарському краї безпілотникиатакували Афіпський нафтопереробний завод, резервуари з нафтою в Темрюкськомурайоні, Іллінський НПЗ.</text:p>
      <text:p text:style-name="P4">
<text:span text:style-name="T5">
Фото: Baza</text:span>
</text:p>
      <text:p text:style-name="P4">
Source: <text:a xlink:type="simple" xlink:href="https://www.ukrinform.ua/rubric-world/3730585-u-rf-stavsa-vibuh-bila-vijskovogo-aerodromu-z-akogo-zapuskaut-sahedi-po-ukraini-socmerezi.html" text:style-name="Internet_20_link" text:visited-style-name="Visited_20_Internet_20_Link">
https://www.ukrinform.ua/rubric-world/3730585-u-rf-stavsa-vibuh-bila-vijskovogo-aerodromu-z-akogo-zapuskaut-sahedi-po-ukraini-socmerezi.html</text:a>
</text:p>
      <!--NEWS-->
      <text:h text:style-name="P10" text:outline-level="1">
<text:span text:style-name="T4">
Жіноча збірна України з пляжного футболу здобула «срібло» III Європейських ігор</text:span>
</text:h>
      <text:p text:style-name="P4">
Authors: Ukrinform (Person)</text:p>
      <text:p text:style-name="P4">
Publisher: Укринформ (Organization)</text:p>
      <text:p text:style-name="P4">
Published Time: 2023-07-02T-21:00:00+03:00</text:p>
      <text:p text:style-name="P4">
Modified Time: 2023-07-02T09:00:00+03:00</text:p>
      <text:p text:style-name="P4">
Description: Жіноча збірна України з пляжного футболу стала срібним призером Європейських ігор-2023 у Польщі. — Укрінформ.</text:p>
      <text:p text:style-name="P4">
Images: ['<text:a xlink:type="simple" xlink:href="https://static.ukrinform.com/photos/2023_07/thumb_files/630_360_1688277244-843.jpg" text:style-name="Internet_20_link" text:visited-style-name="Visited_20_Internet_20_Link">
630_360_16882...</text:a>
']</text:p>
      <text:p text:style-name="P4">
Tags: ['пляжний футбол', 'Європейські ігри']</text:p>
      <text:p text:style-name="P4">
Type: Article</text:p>
      <!--METADATA-->
      <text:p text:style-name="P4">
<draw:frame draw:style-name="fr1" draw:name="Image9" text:anchor-type="as-char" svg:width="6.9236in" svg:height="3.956343in" draw:z-index="0">
<draw:image xlink:href="../Images/yкринформ/2023-07-02T-21-00-00-03-00/630_360_1688277244-843.jpg" xlink:type="simple" xlink:show="embed" xlink:actuate="onLoad" draw:mime-type="image/jpeg"/>
</draw:frame>
 Жіночазбірна України з пляжного футболу стала срібним призером Європейськихігор-2023 у Польщі.</text:p>
      <text:p text:style-name="P4">
У фінальному матчі українки зустрічалися з лідером світового рейтингу BSWW -Іспанією, передає Укрінформ.</text:p>
      <text:p text:style-name="P4">
Ігровий час поєдинку завершився внічию - 2:2, а у післяматчевій серії пенальтісильнішими виявилися піренейки - 5:3.</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Європейські <text:span text:style-name="T4">
ігри</text:span>
корпоративного спорту </text:a>
</text:p>
      <text:p text:style-name="P4">
За день до завершення Європейських ігор в активі українських спортсменів 20золотих, 11 срібних та 8 бронзових медалей.</text:p>
      <text:p text:style-name="P4">
Фото: АПФУ.</text:p>
      <text:p text:style-name="P4">
Source: <text:a xlink:type="simple" xlink:href="https://www.ukrinform.ua/rubric-sports/3730378-zinoca-zbirna-ukraini-z-plaznogo-futbolu-zdobula-sriblo-iii-evropejskih-igor.html" text:style-name="Internet_20_link" text:visited-style-name="Visited_20_Internet_20_Link">
https://www.ukrinform.ua/rubric-sports/3730378-zinoca-zbirna-ukraini-z-plaznogo-futbolu-zdobula-sriblo-iii-evropejskih-igor.html</text:a>
</text:p>
      <!--NEWS-->
      <text:h text:style-name="P10" text:outline-level="1">
<text:span text:style-name="T4">
У ДТП в Дніпрі постраждали двоє дітей</text:span>
</text:h>
      <text:p text:style-name="P4">
Authors: Ukrinform (Person)</text:p>
      <text:p text:style-name="P4">
Publisher: Укринформ (Organization)</text:p>
      <text:p text:style-name="P4">
Published Time: 2023-07-02T-2:23:02+03:00</text:p>
      <text:p text:style-name="P4">
Modified Time: 2023-07-02T20:23:02+03:00</text:p>
      <text:p text:style-name="P4">
Description: У Дніпрі внаслідок зіткнення легкових автомобілів отримали травми двоє дітей.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іти', 'Дніпро', 'ДТП']</text:p>
      <text:p text:style-name="P4">
Type: Article</text:p>
      <!--METADATA-->
      <text:p text:style-name="P4">
<draw:frame draw:style-name="fr1" draw:name="Image10" text:anchor-type="as-char" svg:width="6.9236in" svg:height="3.956343in" draw:z-index="0">
<draw:image xlink:href="../Images/yкринформ/2023-07-02T-2-23-02-03-00/630_360_1683796887-821.jpg" xlink:type="simple" xlink:show="embed" xlink:actuate="onLoad" draw:mime-type="image/jpeg"/>
</draw:frame>
 У Дніпрівнаслідок зіткнення легкових автомобілів отримали травми двоє дітей.</text:p>
      <text:p text:style-name="P4">
Про це у <text:a xlink:type="simple" xlink:href="https://t.me/dsns_telegram/18356" text:style-name="Internet_20_link" text:visited-style-name="Visited_20_Internet_20_Link">
 Телеграмі </text:a>
 поінформувалапресслужба Державної служби України з надзвичайних ситуацій, передаєУкрінформ.</text:p>
      <text:p text:style-name="P4">
«2 липня о 16:01 до Служби порятунку «101» надійшло повідомлення про ДТП наперехресті Слобожанського проспекту та вулиці Байкальській Індустріальногорайону міста Дніпро. По прибуттю до місця події співробітники ДСНС попередньовстановили, що під час зіткнення двох легкових автомобілів «Toyota» та «MazdaCX-5», перекинувся на дах легковий автомобіль «Mazda CX-5», в якому перебувалочотири особи, з них двоє дітей. Двох хлопчиків, 2017 років народження, медикигоспіталізували до лікарні міста», - зазначається у повідомленні.</text:p>
      <text:p text:style-name="P4">
</text:p>
      <text:p text:style-name="P4">
Рятувальники здійснили комплекс заходів щодо запобігання виникнення пожежі.</text:p>
      <text:p text:style-name="P4">
Як повідомлялося, 7 червня у поліції заявили, що діти 4-х та 9-ти роківпостраждали внаслідок зіткнення вантажівки та легкового автомобіля неподалікселища Любашівка, і що також травми отримав водій та пасажир легковика.</text:p>
      <text:p text:style-name="P4">
Source: <text:a xlink:type="simple" xlink:href="https://www.ukrinform.ua/rubric-regions/3730582-u-dtp-v-dnipri-postrazdali-dvoe-ditej.html" text:style-name="Internet_20_link" text:visited-style-name="Visited_20_Internet_20_Link">
https://www.ukrinform.ua/rubric-regions/3730582-u-dtp-v-dnipri-postrazdali-dvoe-ditej.html</text:a>
</text:p>
      <!--NEWS-->
      <text:h text:style-name="P10" text:outline-level="1">
<text:span text:style-name="T4">
At Bakhmut direction Russian army shelled Vasukivka, Markove, Bohdanivka, Chasiv Yar, Ivanivs...</text:span>
</text:h>
      <text:p text:style-name="P4">
Authors: liveuamap (Language: en)</text:p>
      <text:p text:style-name="P4">
Time: 2023-07-02T-3:15:00</text:p>
      <text:p text:style-name="P4">
Location: Novhorods'ke, Donetsk Oblast (Latitude:48.33275 Longtitude:37.8455)</text:p>
      <text:p text:style-name="P4">
Videos: []</text:p>
      <text:p text:style-name="P4">
Images: []</text:p>
      <text:p text:style-name="P4">
Tags: ["Russia"]</text:p>
      <text:p text:style-name="P4">
ID: 22572984</text:p>
      <!--METADATA-->
      <text:p text:style-name="P4">
At Bakhmut direction Russian army shelled Vasukivka, Markove, Bohdanivka,Chasiv Yar, Ivanivske, Oleksandro-Shultyne, Bila Hora, Dyliyivka and Pivdenneof Donetsk region. Russian aviation conducted airstrikes at Bila Hora, Toretskand New York, - General Staff of Armed Forces of Ukraine says in the morningreport</text:p>
      <text:p text:style-name="P4">
News Collection Link: <text:a xlink:type="simple" xlink:href="https:\/\/liveuamap.com\/en\/2023\/2-july-at-bakhmut-direction-russian-army-shelled-vasukivka" text:style-name="Internet_20_link" text:visited-style-name="Visited_20_Internet_20_Link">
https:\/\/liveuamap.com\/en\/2023\/2-july-at-bakhmut-direction-russian-army-shelled-vasukivka</text:a>
</text:p>
      <text:p text:style-name="P4">
Source: <text:a xlink:type="simple" xlink:href="https://t.me/lumsrc/5248" text:style-name="Internet_20_link" text:visited-style-name="Visited_20_Internet_20_Link">
https://t.me/lumsrc/5248</text:a>
</text:p>
      <!--NEWS-->
      <text:h text:style-name="P10" text:outline-level="1">
<text:span text:style-name="T4">
Уряд Швеції засудив спалення Корану на акції у Стокгольмі</text:span>
</text:h>
      <text:p text:style-name="P4">
Authors: Ukrinform (Person)</text:p>
      <text:p text:style-name="P4">
Publisher: Укринформ (Organization)</text:p>
      <text:p text:style-name="P4">
Published Time: 2023-07-02T-3:23:00+03:00</text:p>
      <text:p text:style-name="P4">
Modified Time: 2023-07-02T20:23:00+03:00</text:p>
      <text:p text:style-name="P4">
Description: В уряді Швеції засудили спалення Корану біля головної мечеті Стокгольма цього тижня, назвавши це «ісламофобським» актом. — Укрінформ.</text:p>
      <text:p text:style-name="P4">
Images: ['<text:a xlink:type="simple" xlink:href="https://static.ukrinform.com/photos/2022_12/thumb_files/630_360_1670081576-966.jpg" text:style-name="Internet_20_link" text:visited-style-name="Visited_20_Internet_20_Link">
630_360_16700...</text:a>
']</text:p>
      <text:p text:style-name="P4">
Tags: ['Швеція', 'Акція', 'Коран']</text:p>
      <text:p text:style-name="P4">
Type: Article</text:p>
      <!--METADATA-->
      <text:p text:style-name="P4">
<draw:frame draw:style-name="fr1" draw:name="Image12" text:anchor-type="as-char" svg:width="6.9236in" svg:height="3.956343in" draw:z-index="0">
<draw:image xlink:href="../Images/yкринформ/2023-07-02T-3-23-00-03-00/630_360_1670081576-966.jpg" xlink:type="simple" xlink:show="embed" xlink:actuate="onLoad" draw:mime-type="image/jpeg"/>
</draw:frame>
 В урядіШвеції засудили спалення Корану біля головної мечеті Стокгольма цього тижня,назвавши це «ісламофобським» актом.</text:p>
      <text:p text:style-name="P4">
Про це повідомляє <text:a xlink:type="simple" xlink:href="https://www.france24.com/en/europe/20230702-swedish-govt-condemns-islamophobic-burning-of-koran-outside-stockholm-mosque" text:style-name="Internet_20_link" text:visited-style-name="Visited_20_Internet_20_Link">
 AFP </text:a>
 ,передає Укрінформ.</text:p>
      <text:p text:style-name="P4">
"Уряд Швеції цілком розуміє, що ісламофобські дії, вчинені окремими особами надемонстраціях у Швеції, можуть бути образливими для мусульман. Ми рішучезасуджуємо ці дії, які жодним чином не відображають погляди шведського уряду»,– йдеться в заяві МЗС.</text:p>
      <text:p text:style-name="P4">
У зовнішньополітичному відомстві наголосили, що «спалення Корану або будь-якого іншого священного тексту є образливим актом і «явною провокацією».Проявам расизму, ксенофобії та нетерпимості немає місця ні у Швеції, ні уЄвропі, заявили в МЗС.</text:p>
      <text:p text:style-name="P4">
Водночас у міністерстві зауважили, що Швеція має «захищене конституцією правона свободу зібрань, вираження думок та демонстрацій».</text:p>
      <text:p text:style-name="P4">
<text:span text:style-name="T4">
Читайте також:</text:span>
 <text:a xlink:type="simple" xlink:href="https://www.ukrinform.ua/rubric-world/3730543-premer-svecii-zustrinetsa-z-bajdenom-obgovorat-vstup-do-nato-j-vijnu-v-ukraini.html" text:style-name="Internet_20_link" text:visited-style-name="Visited_20_Internet_20_Link">
 Прем'єр Швеції зустрінеться з Байденом - обговорять вступдо НАТО і війну в Україні </text:a>
</text:p>
      <text:p text:style-name="P4">
Раніше Організація ісламської співпраці (ОІС), що базується в СаудівськійАравії, виступила із закликом ужити колективних заходів «для запобіганняповторенню випадків осквернення копій» Корану.</text:p>
      <text:p text:style-name="P4">
Деякі країни, зокрема Ірак, Кувейт, Об’єднані Арабські Емірати та Мароко,викликали послів Швеції після інциденту зі спаленням <text:a xlink:type="simple" xlink:href="https://www.ukrinform.ua/tag-koran" text:style-name="Internet_20_link" text:visited-style-name="Visited_20_Internet_20_Link">
 Корану.</text:a>
</text:p>
      <text:p text:style-name="P4">
Як повідомлялося, <text:a xlink:type="simple" xlink:href="https://www.ukrinform.ua/rubric-world/3728850-svecia-dozvolila-akciu-zi-spalennam-koranu-bila-meceti.html" text:style-name="Internet_20_link" text:visited-style-name="Visited_20_Internet_20_Link">
 шведська влада дала дозвіл провести демонстрацію білямечеті в Стокгольмі 28 червня </text:a>
 – вдень початку мусульманського свята Курбан-байрам, під час якої було спаленокопію Корану.</text:p>
      <text:p text:style-name="P4">
Туреччина зажадала від Швеції дотримання домовленостей Тристоронньогомеморандуму щодо вступу країн у НАТО, зокрема стосовно боротьби з тероризмом,та закликала до розслідування попередніх випадків спалення Корану.</text:p>
      <text:p text:style-name="P4">
Source: <text:a xlink:type="simple" xlink:href="https://www.ukrinform.ua/rubric-world/3730583-urad-svecii-zasudiv-spalenna-koranu-na-akcii-u-stokgolmi.html" text:style-name="Internet_20_link" text:visited-style-name="Visited_20_Internet_20_Link">
https://www.ukrinform.ua/rubric-world/3730583-urad-svecii-zasudiv-spalenna-koranu-na-akcii-u-stokgolmi.html</text:a>
</text:p>
      <!--NEWS-->
      <text:h text:style-name="P10" text:outline-level="1">
<text:span text:style-name="T4">
Нападник з аеропорту Кишинева був у розшуку в Таджикистані</text:span>
</text:h>
      <text:p text:style-name="P4">
Authors: Ukrinform (Person)</text:p>
      <text:p text:style-name="P4">
Publisher: Укринформ (Organization)</text:p>
      <text:p text:style-name="P4">
Published Time: 2023-07-02T-4:08:00+03:00</text:p>
      <text:p text:style-name="P4">
Modified Time: 2023-07-02T20:08:00+03:00</text:p>
      <text:p text:style-name="P4">
Description: Чоловік, який вчинив стрілянину в головному міжнародному аеропорту Молдови, перебуває у розшуку в його рідному Таджикистані у зв'язку з викраденням людини. — Укрінформ.</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Стрілянина', 'Таджикистан']</text:p>
      <text:p text:style-name="P4">
Type: Article</text:p>
      <!--METADATA-->
      <text:p text:style-name="P4">
<draw:frame draw:style-name="fr1" draw:name="Image13" text:anchor-type="as-char" svg:width="6.9236in" svg:height="3.950003in" draw:z-index="0">
<draw:image xlink:href="../Images/yкринформ/2023-07-02T-4-08-00-03-00/630_360_1440452325-kishinivskiy-mijnarodniy-aeroport-foto-odessa-dailycomua.jpg" xlink:type="simple" xlink:show="embed" xlink:actuate="onLoad" draw:mime-type="image/jpeg"/>
</draw:frame>
 Чоловік, який вчинивстрілянину в головному міжнародному аеропорту Молдови, перебуває у розшуку вйого рідному Таджикистані у зв'язку з викраденням людини.</text:p>
      <text:p text:style-name="P4">
Як передає Укрінформ, про це повідомляє агенція <text:a xlink:type="simple" xlink:href="https://www.reuters.com/world/europe/moldova-airport-shooting-suspect-coma-wanted-tajikstan-abduction-2023-07-01/" text:style-name="Internet_20_link" text:visited-style-name="Visited_20_Internet_20_Link">
 Reuters.</text:a>
</text:p>
      <text:p text:style-name="P4">
Зазначається, що виконуючий обов'язки головного прокурора Молдови Іон Мустеатасказав, що підозрюваний, який вихопив пістолет у офіцера служби безпеки,залишається без свідомості після того, як зазнав поранення під час затримання.</text:p>
      <text:p text:style-name="P4">
Мустеата сказав, що підозрюваного судитимуть у Молдові, якщо він виживе, йомувисунули звинувачення у вбивстві при обтяжуючих обставинах. За його словами,початкові припущення слідчих про те, що інцидент був "терористичним актом",були відкинуті.</text:p>
      <text:p text:style-name="P4">
У заяві, опублікованій прокуратурою Таджикистану, йдеться, що підозрюванийрозшукувався у зв’язку з викраденням банківського службовця в столиці країниДушанбе минулого місяця.</text:p>
      <text:p text:style-name="P4">
<text:span text:style-name="T4">
Читайте також:</text:span>
 <text:a xlink:type="simple" xlink:href="https://www.ukrinform.ua/rubric-world/3730068-strilec-u-kisinivskomu-aeroportu-buv-ucasnikom-zlocinnoi-grupi.html" text:style-name="Internet_20_link" text:visited-style-name="Visited_20_Internet_20_Link">
 <text:span text:style-name="T4">
Стрілець</text:span>
 у <text:span text:style-name="T4">
Кишинівському</text:span>
 <text:span text:style-name="T4">
аеропорту</text:span>
 <text:span text:style-name="T4">
був</text:span>
<text:span text:style-name="T4">
учасником</text:span>
 <text:span text:style-name="T4">
злочинної</text:span>
 <text:span text:style-name="T4">
групи</text:span>
 </text:a>
</text:p>
      <text:p text:style-name="P4">
Як повідомлялося, <text:a xlink:type="simple" xlink:href="https://www.ukrinform.ua/rubric-world/3729923-v-aeroportu-kisineva-pasazir-vidkriv-strilaninu.html" text:style-name="Internet_20_link" text:visited-style-name="Visited_20_Internet_20_Link">
 30 червня у Кишинівському аеропорту іноземець відкривстрілянину </text:a>
 , вбивши двох людей та поранившиодного пасажира. Поліції вдалося затримати стрільця. Він отримав поранення.Співробітники правоохоронних органів продовжать забезпечувати безпеку тагромадський порядок в аеропорту.</text:p>
      <text:p text:style-name="P4">
Як повідомила президент Мая Санду, іноземець, який відкрив стрілянину,застрелив працівника прикордонної поліції та співробітника служби безпекиаеропорту.</text:p>
      <text:p text:style-name="P4">
Source: <text:a xlink:type="simple" xlink:href="https://www.ukrinform.ua/rubric-world/3730570-napadnik-z-aeroportu-kisineva-buv-u-rozsuku-v-tadzikistani.html" text:style-name="Internet_20_link" text:visited-style-name="Visited_20_Internet_20_Link">
https://www.ukrinform.ua/rubric-world/3730570-napadnik-z-aeroportu-kisineva-buv-u-rozsuku-v-tadzikistani.html</text:a>
</text:p>
      <!--NEWS-->
      <text:h text:style-name="P10" text:outline-level="1">
<text:span text:style-name="T4">
Гуменюк: Росія зменшила застосування баражуючих авіабомб</text:span>
</text:h>
      <text:p text:style-name="P4">
Authors: Ukrinform (Person)</text:p>
      <text:p text:style-name="P4">
Publisher: Укринформ (Organization)</text:p>
      <text:p text:style-name="P4">
Published Time: 2023-07-02T-5:06:00+03:00</text:p>
      <text:p text:style-name="P4">
Modified Time: 2023-07-02T20:06:00+03:00</text:p>
      <text:p text:style-name="P4">
Description: Наразі росіяни зменшили застосування баражуючих авіаційних бомб по українських територіях.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Наталія Гуменюк']</text:p>
      <text:p text:style-name="P4">
Type: Article</text:p>
      <!--METADATA-->
      <text:p text:style-name="P4">
<draw:frame draw:style-name="fr1" draw:name="Image14" text:anchor-type="as-char" svg:width="6.9236in" svg:height="3.956343in" draw:z-index="0">
<draw:image xlink:href="../Images/yкринформ/2023-07-02T-5-06-00-03-00/630_360_1683203408-362.jpg" xlink:type="simple" xlink:show="embed" xlink:actuate="onLoad" draw:mime-type="image/jpeg"/>
</draw:frame>
 Наразіросіяни зменшили застосування баражуючих авіаційних бомб по українськихтериторіях.</text:p>
      <text:p text:style-name="P4">
Про це керівник об’єднаного пресцентру Сил оборони півдня України НаталіяГуменюк сказала у <text:a xlink:type="simple" xlink:href="https://www.youtube.com/watch" text:style-name="Internet_20_link" text:visited-style-name="Visited_20_Internet_20_Link">
 ефірі «Радіо НВ»</text:a>
 ,відповідаючи на питання, як РФ зараз використовує свою авіацію, передаєкореспондент Укрінформу.</text:p>
      <text:p text:style-name="P4">
«Вони не відмовилися від бомбардувань керованими авіабомбами, але, очевидно,їх стало менше. Раніше це було 3-4 рази на добу, потім зійшло до 2-3. Заразфактично (фіксується – ред.) один випадок на добу, як правило. Скоріш за все,все це пов’язано з тим, що ці керовані авіабомби вони переоблаштовують іззастарілих авіабомб, надаючи їм крила, як то кажуть, для того, щоб ці бомбипрацювали так, щоб неушкодженими лишалися літаки»,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За її словами, складність полягає у тому, літаки, які випускають ці керованіавіабомби, не наближаються до зони ураження української системи ППО.</text:p>
      <text:p text:style-name="P4">
«Нам потрібно не тільки наша авіація, яка також могла б і нищить ворожуавіацію, а ще і достатньо потужні (іноземні – ред.) засоби ППО, які допомоглиб нам також нищити літаки на більшій відстані, щоб зняти це напруження зповітря», - заявила Гуменюк.</text:p>
      <text:p text:style-name="P4">
За даними керівника об’єднаного пресцентру, там, де для росіян ще неможливоповернутися на ті чи інші позиції через високу воду, вони намагаютьсязастосовувати і баражуючі боєприпаси, і авіацію.</text:p>
      <text:p text:style-name="P4">
<text:span text:style-name="T4">
Читайте також:</text:span>
 <text:a xlink:type="simple" xlink:href="https://www.ukrinform.ua/rubric-ato/3730563-osoblivo-potuzni-pidrozdili-vijsk-rf-trimautsa-podali-vid-livogo-berega-hersonsini-gumenuk.html" text:style-name="Internet_20_link" text:visited-style-name="Visited_20_Internet_20_Link">
 Особливо потужні підрозділи військ РФ тримаються подалівід лівого берега Херсонщини - <text:span text:style-name="T4">
Гуменюк</text:span>
 </text:a>
</text:p>
      <text:p text:style-name="P4">
Відповідаючи на питання, чи можна побачити на Херсонщині російські військовігелікоптери, вона зазначила, що у них не спостерігається використання цихгелікоптерів, бо, вочевидь, для них це досить небезпечно.</text:p>
      <text:p text:style-name="P4">
«І плюс у нас лінія фронту особлива: вона пролягає по руслу річки Дніпро. І це- додаткова відстань, це – додатковий розподіл. І, цілком імовірно, саме томуворог і стримано використовує тут (авіацію – ред.)», - поінформувала Гуменюк.</text:p>
      <text:p text:style-name="P4">
Як повідомлялося, керівник об’єднаного пресцентру Сил оборони півдня УкраїниНаталія Гуменюк заявила, що Сили оборони зосереджені на контрбатарейнійборотьбі в районі Антонівського мосту.</text:p>
      <text:p text:style-name="P4">
Source: <text:a xlink:type="simple" xlink:href="https://www.ukrinform.ua/rubric-ato/3730580-gumenuk-rosia-zmensila-zastosuvanna-barazuucih-aviabomb.html" text:style-name="Internet_20_link" text:visited-style-name="Visited_20_Internet_20_Link">
https://www.ukrinform.ua/rubric-ato/3730580-gumenuk-rosia-zmensila-zastosuvanna-barazuucih-aviabomb.html</text:a>
</text:p>
      <!--NEWS-->
      <text:h text:style-name="P10" text:outline-level="1">
<text:span text:style-name="T4">
At Avdiyivka direction Russian army shelled Novokalynove, Berdychi, Avdiyivka, Pervomayske an...</text:span>
</text:h>
      <text:p text:style-name="P4">
Authors: liveuamap (Language: en)</text:p>
      <text:p text:style-name="P4">
Time: 2023-07-02T-5:15:00</text:p>
      <text:p text:style-name="P4">
Location: Donetsk Oblast (Latitude:48.05869 Longtitude:37.5729)</text:p>
      <text:p text:style-name="P4">
Videos: []</text:p>
      <text:p text:style-name="P4">
Images: []</text:p>
      <text:p text:style-name="P4">
Tags: ["Russia"]</text:p>
      <text:p text:style-name="P4">
ID: 22572983</text:p>
      <!--METADATA-->
      <text:p text:style-name="P4">
At Avdiyivka direction Russian army shelled Novokalynove, Berdychi, Avdiyivka,Pervomayske and Nevelske of Donetsk region, - General Staff of Armed Forces ofUkraine says in the morning report</text:p>
      <text:p text:style-name="P4">
News Collection Link: <text:a xlink:type="simple" xlink:href="https:\/\/liveuamap.com\/en\/2023\/2-july-at-avdiyivka-direction-russian-army-shelled-novokalynove" text:style-name="Internet_20_link" text:visited-style-name="Visited_20_Internet_20_Link">
https:\/\/liveuamap.com\/en\/2023\/2-july-at-avdiyivka-direction-russian-army-shelled-novokalynove</text:a>
</text:p>
      <text:p text:style-name="P4">
Source: <text:a xlink:type="simple" xlink:href="https://t.me/lumsrc/5249" text:style-name="Internet_20_link" text:visited-style-name="Visited_20_Internet_20_Link">
https://t.me/lumsrc/5249</text:a>
</text:p>
      <!--NEWS-->
      <text:h text:style-name="P10" text:outline-level="1">
<text:span text:style-name="T4">
At Maryinka direction Russian army shelled Hostre, Heorhiyivka, Maryinka, Pobyeda of Donetsk ...</text:span>
</text:h>
      <text:p text:style-name="P4">
Authors: liveuamap (Language: en)</text:p>
      <text:p text:style-name="P4">
Time: 2023-07-02T-7:15:00</text:p>
      <text:p text:style-name="P4">
Location: Donetsk Oblast (Latitude:47.91185 Longtitude:37.45703)</text:p>
      <text:p text:style-name="P4">
Videos: []</text:p>
      <text:p text:style-name="P4">
Images: []</text:p>
      <text:p text:style-name="P4">
Tags: ["Russia"]</text:p>
      <text:p text:style-name="P4">
ID: 22572982</text:p>
      <!--METADATA-->
      <text:p text:style-name="P4">
At Maryinka direction Russian army shelled Hostre, Heorhiyivka, Maryinka,Pobyeda of Donetsk region, - General Staff of Armed Forces of Ukraine says inthe morning report</text:p>
      <text:p text:style-name="P4">
News Collection Link: <text:a xlink:type="simple" xlink:href="https:\/\/liveuamap.com\/en\/2023\/2-july-at-maryinka-direction-russian-army-shelled-hostre" text:style-name="Internet_20_link" text:visited-style-name="Visited_20_Internet_20_Link">
https:\/\/liveuamap.com\/en\/2023\/2-july-at-maryinka-direction-russian-army-shelled-hostre</text:a>
</text:p>
      <text:p text:style-name="P4">
Source: <text:a xlink:type="simple" xlink:href="https://t.me/lumsrc/5250" text:style-name="Internet_20_link" text:visited-style-name="Visited_20_Internet_20_Link">
https://t.me/lumsrc/5250</text:a>
</text:p>
      <!--NEWS-->
      <text:h text:style-name="P10" text:outline-level="1">
<text:span text:style-name="T4">
Проценко здобув «бронзу» в стрибках у висоту на шведському етапі «Діамантової ліги»</text:span>
</text:h>
      <text:p text:style-name="P4">
Authors: Ukrinform (Person)</text:p>
      <text:p text:style-name="P4">
Publisher: Укринформ (Organization)</text:p>
      <text:p text:style-name="P4">
Published Time: 2023-07-02T-7:58:00+03:00</text:p>
      <text:p text:style-name="P4">
Modified Time: 2023-07-02T19:58:00+03:00</text:p>
      <text:p text:style-name="P4">
Description: У Стокгольмі (Швеція) проходить сьомий етап легкоатлетичної «Діамантової ліги». — Укрінформ.</text:p>
      <text:p text:style-name="P4">
Images: ['<text:a xlink:type="simple" xlink:href="https://static.ukrinform.com/photos/2023_07/thumb_files/630_360_1688317076-888.png" text:style-name="Internet_20_link" text:visited-style-name="Visited_20_Internet_20_Link">
630_360_16883...</text:a>
']</text:p>
      <text:p text:style-name="P4">
Tags: ['Легка атлетика']</text:p>
      <text:p text:style-name="P4">
Type: Article</text:p>
      <!--METADATA-->
      <text:p text:style-name="P4">
<draw:frame draw:style-name="fr1" draw:name="Image15" text:anchor-type="as-char" svg:width="6.9236in" svg:height="3.956343in" draw:z-index="0">
<draw:image xlink:href="../Images/yкринформ/2023-07-02T-7-58-00-03-00/630_360_1688317076-888.png" xlink:type="simple" xlink:show="embed" xlink:actuate="onLoad" draw:mime-type="image/png"/>
</draw:frame>
 УСтокгольмі (Швеція) проходить сьомий етап легкоатлетичної «Діамантової ліги».</text:p>
      <text:p text:style-name="P4">
Бронзовим призером у секторі для стрибків у висоту став українець АндрійПроценко, який взяв висоту 2,16 метра, передає Укрінформ.</text:p>
      <text:p text:style-name="P4">
<text:span text:style-name="T4">
Читайте також:</text:span>
 <text:a xlink:type="simple" xlink:href="https://www.ukrinform.ua/rubric-sports/3730244-behromancuk-procenko-ta-krol-predstavlat-ukrainu-na-svedskomu-etapi-diamantovoi-ligi.html" text:style-name="Internet_20_link" text:visited-style-name="Visited_20_Internet_20_Link">
 Бех-Романчук, <text:span text:style-name="T4">
Проценко</text:span>
 та Кроль представлять Українуна шведському етапі «Діамантової ліги» </text:a>
</text:p>
      <text:p text:style-name="P4">
Переміг у цій дисципліні новозеландець Геміш Керр (2,24 метра), другийрезультат показав бельгієць Томас Кармой (2,20).</text:p>
      <text:p text:style-name="P4">
Фото: Getty Images.</text:p>
      <text:p text:style-name="P4">
Source: <text:a xlink:type="simple" xlink:href="https://www.ukrinform.ua/rubric-sports/3730577-procenko-zdobuv-bronzu-na-svedskomu-etapi-diamantovoi-ligi-v-stribkah-u-visotu.html" text:style-name="Internet_20_link" text:visited-style-name="Visited_20_Internet_20_Link">
https://www.ukrinform.ua/rubric-sports/3730577-procenko-zdobuv-bronzu-na-svedskomu-etapi-diamantovoi-ligi-v-stribkah-u-visotu.html</text:a>
</text:p>
      <!--NEWS-->
      <text:h text:style-name="P10" text:outline-level="1">
<text:span text:style-name="T4">
Евакуаційний потяг з Донеччини на Житомирщину курсуватиме раз на вісім днів</text:span>
</text:h>
      <text:p text:style-name="P4">
Authors: Ukrinform (Person)</text:p>
      <text:p text:style-name="P4">
Publisher: Укринформ (Organization)</text:p>
      <text:p text:style-name="P4">
Published Time: 2023-07-02T-8:53:00+03:00</text:p>
      <text:p text:style-name="P4">
Modified Time: 2023-07-02T19:53:00+03:00</text:p>
      <text:p text:style-name="P4">
Description: Безкоштовний потяг, яким мешканці Донеччини можуть евакуюватися на Житомирщину, з 8 липня курсуватиме раз на вісім днів. — Укрінформ.</text:p>
      <text:p text:style-name="P4">
Images: ['<text:a xlink:type="simple" xlink:href="https://static.ukrinform.com/photos/2020_05/thumb_files/630_360_1590675000-161.jpg" text:style-name="Internet_20_link" text:visited-style-name="Visited_20_Internet_20_Link">
630_360_15906...</text:a>
']</text:p>
      <text:p text:style-name="P4">
Tags: ['Донеччина', 'Евакуація', 'Потяг', 'Житомирщина', 'Війна з Росією']</text:p>
      <text:p text:style-name="P4">
Type: Article</text:p>
      <!--METADATA-->
      <text:p text:style-name="P4">
<draw:frame draw:style-name="fr1" draw:name="Image16" text:anchor-type="as-char" svg:width="6.9236in" svg:height="3.956343in" draw:z-index="0">
<draw:image xlink:href="../Images/yкринформ/2023-07-02T-8-53-00-03-00/630_360_1590675000-161.jpg" xlink:type="simple" xlink:show="embed" xlink:actuate="onLoad" draw:mime-type="image/jpeg"/>
</draw:frame>
Безкоштовний потяг, яким мешканці Донеччини можуть евакуюватися наЖитомирщину, з 8 липня курсуватиме раз на вісім днів.</text:p>
      <text:p text:style-name="P4">
Про це повідомила <text:a xlink:type="simple" xlink:href="https://dn.gov.ua/news/uvaga-pochinayuchi-z-8-lipnya-evakuaciya-do-zhitomirskoyi-oblasti-zdijsnyuvatimetsya-specialnim-poyizdom-1-raz-na-8-dniv-po-parnim-dnyam" text:style-name="Internet_20_link" text:visited-style-name="Visited_20_Internet_20_Link">
 пресслужба Донецької ОВА </text:a>
 ,передає Укрінформ.</text:p>
      <text:p text:style-name="P4">
«Починаючи з 8 липня <text:a xlink:type="simple" xlink:href="https://www.ukrinform.ua/tag-evakuacia" text:style-name="Internet_20_link" text:visited-style-name="Visited_20_Internet_20_Link">
 евакуація </text:a>
 доЖитомирської області здійснюватиметься спеціальним поїздом 1 раз на 8 днів попарних днях», - йдеться у повідомленні.</text:p>
      <text:p text:style-name="P4">
Зазначається, що охочі евакуюватися мають залишити заявку телефоном. Потім їмслід дістатися до місця збору, звідки буде організовано безкоштовне підвезеннядо потяга у Покровськ.</text:p>
      <text:p text:style-name="P4">
У Житомирській області прибулих селитимуть безкоштовно у закладах комунальноївласності.</text:p>
      <text:p text:style-name="P4">
<text:span text:style-name="T4">
Читайте також:</text:span>
 <text:a xlink:type="simple" xlink:href="https://www.ukrinform.ua/rubric-society/3729680-meskanci-tot-mozut-vihati-na-pidkontrolnu-teritoriu-za-svidoctvom-pro-narodzenna.html" text:style-name="Internet_20_link" text:visited-style-name="Visited_20_Internet_20_Link">
 Мешканці ТОТ можуть в'їхати на підконтрольну територію зісвідоцтвом про народження - роз'яснення </text:a>
</text:p>
      <text:p text:style-name="P4">
Як повідомлялося, триває обов'язкова евакуація цивільних мешканців Донецькоїобласті. Відповідно до рішення Урядового Координаційного штабу з 18 квітня2023 року обов’язкова евакуація здійснюється до Житомирської області.</text:p>
      <text:p text:style-name="P4">
Source: <text:a xlink:type="simple" xlink:href="https://www.ukrinform.ua/rubric-regions/3730575-evakuacijnij-potag-z-doneccini-na-zitomirsinu-kursuvatime-raz-na-visim-dniv.html" text:style-name="Internet_20_link" text:visited-style-name="Visited_20_Internet_20_Link">
https://www.ukrinform.ua/rubric-regions/3730575-evakuacijnij-potag-z-doneccini-na-zitomirsinu-kursuvatime-raz-na-visim-dniv.html</text:a>
</text:p>
      <!--NEWS-->
      <text:h text:style-name="P10" text:outline-level="1">
<text:span text:style-name="T4">
At Shakhtarske direction Russian army shelled Paraskoviyivka, Novomykhaylivka, Zolota Nyva, S...</text:span>
</text:h>
      <text:p text:style-name="P4">
Authors: liveuamap (Language: en)</text:p>
      <text:p text:style-name="P4">
Time: 2023-07-02T-9:15:00</text:p>
      <text:p text:style-name="P4">
Location: Velyka Novosilka (Latitude:47.77441 Longtitude:36.80674)</text:p>
      <text:p text:style-name="P4">
Videos: []</text:p>
      <text:p text:style-name="P4">
Images: []</text:p>
      <text:p text:style-name="P4">
Tags: ["Russia"]</text:p>
      <text:p text:style-name="P4">
ID: 22572981</text:p>
      <!--METADATA-->
      <text:p text:style-name="P4">
At Shakhtarske direction Russian army shelled Paraskoviyivka, Novomykhaylivka,Zolota Nyva, Storozheve, Blahodatne, Makarivka, Vilne Pole, Zelene Pole ofDonetsk region. Russian aviation conducted airstrikes at Makarivka of Donetskregion, - General Staff of Armed Forces of Ukraine says in the morning report</text:p>
      <text:p text:style-name="P4">
News Collection Link: <text:a xlink:type="simple" xlink:href="https:\/\/liveuamap.com\/en\/2023\/2-july-at-shakhtarske-direction-russian-army-shelled-paraskoviyivka" text:style-name="Internet_20_link" text:visited-style-name="Visited_20_Internet_20_Link">
https:\/\/liveuamap.com\/en\/2023\/2-july-at-shakhtarske-direction-russian-army-shelled-paraskoviyivka</text:a>
</text:p>
      <text:p text:style-name="P4">
Source: <text:a xlink:type="simple" xlink:href="https://t.me/lumsrc/5251" text:style-name="Internet_20_link" text:visited-style-name="Visited_20_Internet_20_Link">
https://t.me/lumsrc/5251</text:a>
</text:p>
      <!--NEWS-->
      <text:h text:style-name="P10" text:outline-level="1">
<text:span text:style-name="T4">
На Таврійському напрямку за добу росіяни втратили майже дві роти – Тарнавський</text:span>
</text:h>
      <text:p text:style-name="P4">
Authors: Ukrinform (Person)</text:p>
      <text:p text:style-name="P4">
Publisher: Укринформ (Organization)</text:p>
      <text:p text:style-name="P4">
Published Time: 2023-07-02T-9:49:29+03:00</text:p>
      <text:p text:style-name="P4">
Modified Time: 2023-07-02T19:49:29+03:00</text:p>
      <text:p text:style-name="P4">
Description: На Таврійському напрямку російські війська за добу втратили вбитими і пораненими майже дві роти, знищено 17 одиниць військової технік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Танк', 'ЗСУ', 'Війна з Росією']</text:p>
      <text:p text:style-name="P4">
Type: Article</text:p>
      <!--METADATA-->
      <text:p text:style-name="P4">
<draw:frame draw:style-name="fr1" draw:name="Image17" text:anchor-type="as-char" svg:width="6.9236in" svg:height="3.956343in" draw:z-index="0">
<draw:image xlink:href="../Images/yкринформ/2023-07-02T-9-49-29-03-00/630_360_1680422407-224.png" xlink:type="simple" xlink:show="embed" xlink:actuate="onLoad" draw:mime-type="image/png"/>
</draw:frame>
 НаТаврійському напрямку російські війська за добу втратили вбитими і пораненимимайже дві роти, знищено 17 одиниць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44" text:style-name="Internet_20_link" text:visited-style-name="Visited_20_Internet_20_Link">
 Телеграмі</text:a>
 .</text:p>
      <text:p text:style-name="P4">
"На Таврійському напрямку Сили оборони системно знищують ворога. Підрозділиракетних військ та артилерії протягом доби виконали 1242 вогневих завдання. Заостанню добу втрати ворога вбитими та пораненими склали майже дві роти", -ідеться у повідомленні.</text:p>
      <text:p text:style-name="P4">
<text:span text:style-name="T4">
Читайте також:</text:span>
 <text:a xlink:type="simple" xlink:href="https://www.ukrinform.ua/rubric-ato/3730568-sili-oboroni-z-boami-prosuvautsa-na-berdanskomu-ta-melitopolskomu-napramkah-malar.html" text:style-name="Internet_20_link" text:visited-style-name="Visited_20_Internet_20_Link">
 Сили оборони з боями просуваються на Бердянському таМелітопольському напрямках - Маляр </text:a>
</text:p>
      <text:p text:style-name="P4">
За словами Тарнавського, знищені 17 одиниць військової техніки ворога.Зокрема, танк, протитанкова гармата МТ-12 “Рапіра”, МТЛБ, 2 БпЛА “Supercam”,БпЛА “Zala”, 3 гармати 2А36 “Гіацинт-Б”, станція РЕБ, зенітний ракетнийкомплекс 9К330 “Тор” та автомобільна техніка.</text:p>
      <text:p text:style-name="P4">
Також було знищено чотири склади боєприпасів агресора.</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Як повідомляв Укрінформ, на Лиманському, Бахмутському, Авдіївському таМар’їнському напрямках <text:a xlink:type="simple" xlink:href="https://www.ukrinform.ua/rubric-ato/3730565-na-cotiroh-napramkah-protagom-dobi-vidbulisa-28-bojovih-zitknen.html" text:style-name="Internet_20_link" text:visited-style-name="Visited_20_Internet_20_Link">
 протягом доби відбулося 28 бойових зіткнень</text:a>
 .</text:p>
      <text:p text:style-name="P4">
Source: <text:a xlink:type="simple" xlink:href="https://www.ukrinform.ua/rubric-ato/3730573-na-tavrijskomu-napramku-za-dobu-rosiani-vtratili-majze-dvi-roti-tarnavskij.html" text:style-name="Internet_20_link" text:visited-style-name="Visited_20_Internet_20_Link">
https://www.ukrinform.ua/rubric-ato/3730573-na-tavrijskomu-napramku-za-dobu-rosiani-vtratili-majze-dvi-roti-tarnavskij.html</text:a>
</text:p>
      <!--NEWS-->
      <text:h text:style-name="P10" text:outline-level="1">
<text:span text:style-name="T4">
Russian military conducted 4 missile strikes at Komyshuvakha</text:span>
</text:h>
      <text:p text:style-name="P4">
Authors: liveuamap (Language: en)</text:p>
      <text:p text:style-name="P4">
Time: 2023-07-02T02:14:39</text:p>
      <text:p text:style-name="P4">
Location: Zaporizhiye (Latitude:47.71245 Longtitude:35.53399)</text:p>
      <text:p text:style-name="P4">
Videos: []</text:p>
      <text:p text:style-name="P4">
Images: ["<text:a xlink:type="simple" xlink:href="https://liveuamap.com/pics/2023/07/02/22572977_0.jpg" text:style-name="Internet_20_link" text:visited-style-name="Visited_20_Internet_20_Link">
22572977_0.jpg</text:a>
", "<text:a xlink:type="simple" xlink:href="https://liveuamap.com/pics/2023/07/02/22572977_1.jpg" text:style-name="Internet_20_link" text:visited-style-name="Visited_20_Internet_20_Link">
22572977_1.jpg</text:a>
"]</text:p>
      <text:p text:style-name="P4">
Tags: ["Europe", "Central and Eastern Europe"]</text:p>
      <text:p text:style-name="P4">
ID: 22572977</text:p>
      <!--METADATA-->
      <text:p text:style-name="P4">
Russian military conducted 4 missile strikes at Komyshuvakha</text:p>
      <text:p text:style-name="P4">
<draw:frame draw:style-name="fr1" draw:name="Image19" text:anchor-type="as-char" svg:width="6.9236in" svg:height="4.630158in" draw:z-index="0">
<draw:image xlink:href="../Images/liveuamap/2023-07-02T02-14-39/22572977_1.jpg" xlink:type="simple" xlink:show="embed" xlink:actuate="onLoad" draw:mime-type="image/jpeg"/>
</draw:frame>
</text:p>
      <text:p text:style-name="P4">
News Collection Link: <text:a xlink:type="simple" xlink:href="https:\/\/liveuamap.com\/en\/2023\/2-july-russian-military-conducted-4-missile-strikes-at-komyshuvakha" text:style-name="Internet_20_link" text:visited-style-name="Visited_20_Internet_20_Link">
https:\/\/liveuamap.com\/en\/2023\/2-july-russian-military-conducted-4-missile-strikes-at-komyshuvakha</text:a>
</text:p>
      <text:p text:style-name="P4">
Source: <text:a xlink:type="simple" xlink:href="https://t.me/info_zp/39805" text:style-name="Internet_20_link" text:visited-style-name="Visited_20_Internet_20_Link">
https://t.me/info_zp/39805</text:a>
</text:p>
      <!--NEWS-->
      <text:h text:style-name="P10" text:outline-level="1">
<text:span text:style-name="T4">
Air defense shot down eight Shahed drones and three Kalibr missiles overnight</text:span>
</text:h>
      <text:p text:style-name="P4">
Authors: liveuamap (Language: en)</text:p>
      <text:p text:style-name="P4">
Time: 2023-07-02T02:17:03</text:p>
      <text:p text:style-name="P4">
Location: Kyiv (Latitude:50.80593 Longtitude:30.45685)</text:p>
      <text:p text:style-name="P4">
Videos: []</text:p>
      <text:p text:style-name="P4">
Images: []</text:p>
      <text:p text:style-name="P4">
Tags: ["Europe", "Central and Eastern Europe"]</text:p>
      <text:p text:style-name="P4">
ID: 22572978</text:p>
      <!--METADATA-->
      <text:p text:style-name="P4">
Air defense shot down eight Shahed drones and three Kalibr missiles overnight</text:p>
      <text:p text:style-name="P4">
News Collection Link: <text:a xlink:type="simple" xlink:href="https:\/\/liveuamap.com\/en\/2023\/2-july-air-defense-shot-down-eight-shahed-drones-and-three" text:style-name="Internet_20_link" text:visited-style-name="Visited_20_Internet_20_Link">
https:\/\/liveuamap.com\/en\/2023\/2-july-air-defense-shot-down-eight-shahed-drones-and-three</text:a>
</text:p>
      <text:p text:style-name="P4">
Source: <text:a xlink:type="simple" xlink:href="https://t.me/suspilnenews/22152" text:style-name="Internet_20_link" text:visited-style-name="Visited_20_Internet_20_Link">
https://t.me/suspilnenews/22152</text:a>
</text:p>
      <!--NEWS-->
      <text:h text:style-name="P10" text:outline-level="1">
<text:span text:style-name="T4">
At Sivershchyna and Slobozhanschyna directions Russian army shelled Karpovychi and Kamyanska ...</text:span>
</text:h>
      <text:p text:style-name="P4">
Authors: liveuamap (Language: en)</text:p>
      <text:p text:style-name="P4">
Time: 2023-07-02T03:15:00</text:p>
      <text:p text:style-name="P4">
Location: Kharkiv (Latitude:50.38827 Longtitude:36.19034)</text:p>
      <text:p text:style-name="P4">
Videos: []</text:p>
      <text:p text:style-name="P4">
Images: []</text:p>
      <text:p text:style-name="P4">
Tags: ["Russia"]</text:p>
      <text:p text:style-name="P4">
ID: 22572987</text:p>
      <!--METADATA-->
      <text:p text:style-name="P4">
At Sivershchyna and Slobozhanschyna directions Russian army shelled Karpovychiand Kamyanska Sloboda of Chernihiv region; Myropillya and Ryasne of Sumyregion and Udy, Pylna, Vovchansk, Budarky, Chuhunivka, Odradne and Kamyanka ofKharkiv region. Russian aviation conducted airstrikes at Veterynarne ofKharkiv region, - General Staff of Armed Forces of Ukraine says in the morningreport</text:p>
      <text:p text:style-name="P4">
News Collection Link: <text:a xlink:type="simple" xlink:href="https:\/\/liveuamap.com\/en\/2023\/2-july-at-sivershchyna-and-slobozhanschyna-directions-russian" text:style-name="Internet_20_link" text:visited-style-name="Visited_20_Internet_20_Link">
https:\/\/liveuamap.com\/en\/2023\/2-july-at-sivershchyna-and-slobozhanschyna-directions-russian</text:a>
</text:p>
      <text:p text:style-name="P4">
Source: <text:a xlink:type="simple" xlink:href="https://t.me/lumsrc/5245" text:style-name="Internet_20_link" text:visited-style-name="Visited_20_Internet_20_Link">
https://t.me/lumsrc/5245</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2T03:18:44</text:p>
      <text:p text:style-name="P4">
Location: Marinka, Donetsk Oblast (Latitude:47.94004 Longtitude:37.50029)</text:p>
      <text:p text:style-name="P4">
Videos: []</text:p>
      <text:p text:style-name="P4">
Images: []</text:p>
      <text:p text:style-name="P4">
Tags: ["Russia"]</text:p>
      <text:p text:style-name="P4">
ID: 22572979</text:p>
      <!--METADATA-->
      <text:p text:style-name="P4">
Russian forces conducting offensive actions in Donetsk and Luhansk regions.Ukrainian military had 46 combat engagements with Russian forces near Nevskeand south to Dibrova of Luhansk region, Bohdanivka of Donetsk region,Avdiyivka of Donetsk region, Maryinka, - General Staff of Armed Forces ofUkraine says in the morning report</text:p>
      <text:p text:style-name="P4">
News Collection Link: <text:a xlink:type="simple" xlink:href="https:\/\/liveuamap.com\/en\/2023\/2-july-russian-forces-conducting-offensive-actions-in-donetsk" text:style-name="Internet_20_link" text:visited-style-name="Visited_20_Internet_20_Link">
https:\/\/liveuamap.com\/en\/2023\/2-july-russian-forces-conducting-offensive-actions-in-donetsk</text:a>
</text:p>
      <text:p text:style-name="P4">
Source: <text:a xlink:type="simple" xlink:href="https://t.me/lumsrc/5253" text:style-name="Internet_20_link" text:visited-style-name="Visited_20_Internet_20_Link">
https://t.me/lumsrc/5253</text:a>
</text:p>
      <!--NEWS-->
      <text:h text:style-name="P10" text:outline-level="1">
<text:span text:style-name="T4">
Україною шириться повітряна тривога: повідомляють про ракетну небезпеку</text:span>
</text:h>
      <text:p text:style-name="P4">
Authors: Ukrinform (Person)</text:p>
      <text:p text:style-name="P4">
Publisher: Укринформ (Organization)</text:p>
      <text:p text:style-name="P4">
Published Time: 2023-07-02T07:20:00+03:00</text:p>
      <text:p text:style-name="P4">
Modified Time: 2023-07-02T07:20:00+03:00</text:p>
      <text:p text:style-name="P4">
Description: У Києві та низці областей України оголошена повітряна тривога.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Ракета', 'Війна з Росією', 'Повітряна тривога']</text:p>
      <text:p text:style-name="P4">
Type: Article</text:p>
      <!--METADATA-->
      <text:p text:style-name="P4">
<draw:frame draw:style-name="fr1" draw:name="Image20" text:anchor-type="as-char" svg:width="6.9236in" svg:height="3.956343in" draw:z-index="0">
<draw:image xlink:href="../Images/yкринформ/2023-07-02T07-20-00-03-00/630_360_1649971569-525.jpg" xlink:type="simple" xlink:show="embed" xlink:actuate="onLoad" draw:mime-type="image/jpeg"/>
</draw:frame>
 У Києві танизці областей України оголошена повітряна тривога.</text:p>
      <text:p text:style-name="P4">
Про це передає Укрінформ із посиланням на мапу повітряних тривог та <text:a xlink:type="simple" xlink:href="https://t.me/kpszsu/3004" text:style-name="Internet_20_link" text:visited-style-name="Visited_20_Internet_20_Link">
Повітряні сили ЗСУ </text:a>
 .</text:p>
      <text:p text:style-name="P4">
</text:p>
      <text:p text:style-name="P4">
«Зафіксовано виліт Ту-22м3 з аеродрому Моздок... Київська область - <text:a xlink:type="simple" xlink:href="https://www.ukrinform.ua/tag-raketa" text:style-name="Internet_20_link" text:visited-style-name="Visited_20_Internet_20_Link">
 ракетна</text:a>
 небезпека!», - зазначили у Повірянихсилах ЗСУ.</text:p>
      <text:p text:style-name="P4">
<text:span text:style-name="T4">
Читайте також:</text:span>
 <text:a xlink:type="simple" xlink:href="https://www.ukrinform.ua/rubric-kyiv/3730354-sili-ppo-znisili-vsi-vorozi-cili-v-nebi-navkolo-kieva-kmva.html" text:style-name="Internet_20_link" text:visited-style-name="Visited_20_Internet_20_Link">
 <text:span text:style-name="T4">
Сили</text:span>
 <text:span text:style-name="T4">
ППО</text:span>
 <text:span text:style-name="T4">
знищили</text:span>
 <text:span text:style-name="T4">
всі</text:span>
 <text:span text:style-name="T4">
ворожі</text:span>
 <text:span text:style-name="T4">
цілі</text:span>
в <text:span text:style-name="T4">
небі</text:span>
 <text:span text:style-name="T4">
навколо</text:span>
 <text:span text:style-name="T4">
Києва</text:span>
 - <text:span text:style-name="T4">
КМВА</text:span>
</text:a>
</text:p>
      <text:p text:style-name="P4">
Як повідомляв Укрінформ, речник Повітряних сил ЗСУ Юрій Ігнат заявив, щоракетні удари по Україні дещо «стишились», що може свідчити про те, що <text:a xlink:type="simple" xlink:href="https://www.ukrinform.ua/rubric-ato/3730081-ignat-vvazae-so-vorog-nakopicue-raketi-dla-akihos-pidstupnisih-namiriv.html" text:style-name="Internet_20_link" text:visited-style-name="Visited_20_Internet_20_Link">
 ворогзаощаджує ресурси для нового удару </text:a>
 .</text:p>
      <text:p text:style-name="P4">
Source: <text:a xlink:type="simple" xlink:href="https://www.ukrinform.ua/rubric-ato/3730364-ukrainou-siritsa-povitrana-trivoga-povidomlaut-pro-raketnu-nebezpeku.html" text:style-name="Internet_20_link" text:visited-style-name="Visited_20_Internet_20_Link">
https://www.ukrinform.ua/rubric-ato/3730364-ukrainou-siritsa-povitrana-trivoga-povidomlaut-pro-raketnu-nebezpeku.html</text:a>
</text:p>
      <!--NEWS-->
      <text:h text:style-name="P10" text:outline-level="1">
<text:span text:style-name="T4">
Армія РФ готує нові хвилі мобілізації на Запоріжжі - Центр нацспротиву</text:span>
</text:h>
      <text:p text:style-name="P4">
Authors: Ukrinform (Person)</text:p>
      <text:p text:style-name="P4">
Publisher: Укринформ (Organization)</text:p>
      <text:p text:style-name="P4">
Published Time: 2023-07-02T07:55:00+03:00</text:p>
      <text:p text:style-name="P4">
Modified Time: 2023-07-02T07:55:00+03:00</text:p>
      <text:p text:style-name="P4">
Description: Окупаційна адміністрація Запорізької області готується до нової хвилі примусової мобілізації. — Укрінформ.</text:p>
      <text:p text:style-name="P4">
Images: ['<text:a xlink:type="simple" xlink:href="https://static.ukrinform.com/photos/2023_05/thumb_files/630_360_1683785694-269.jpg" text:style-name="Internet_20_link" text:visited-style-name="Visited_20_Internet_20_Link">
630_360_16837...</text:a>
']</text:p>
      <text:p text:style-name="P4">
Tags: ['Мобілізація', 'Призов', 'Запоріжжя', 'Війна з Росією']</text:p>
      <text:p text:style-name="P4">
Type: Article</text:p>
      <!--METADATA-->
      <text:p text:style-name="P4">
<draw:frame draw:style-name="fr1" draw:name="Image22" text:anchor-type="as-char" svg:width="6.9236in" svg:height="3.956343in" draw:z-index="0">
<draw:image xlink:href="../Images/yкринформ/2023-07-02T07-55-00-03-00/630_360_1683785694-269.jpg" xlink:type="simple" xlink:show="embed" xlink:actuate="onLoad" draw:mime-type="image/jpeg"/>
</draw:frame>
 Окупаційнаадміністрація Запорізької області готується до нової хвилі примусовоїмобілізації.</text:p>
      <text:p text:style-name="P4">
Про це повідомляє  <text:a xlink:type="simple" xlink:href="https://sprotyv.mod.gov.ua/okupanty-gotuyutsya-do-novoyi-hvyli-mobilizatsiyi-na-pivdni-ukrayiny/" text:style-name="Internet_20_link" text:visited-style-name="Visited_20_Internet_20_Link">
 Центр національного спротиву</text:a>
 , передає Укрінформ.</text:p>
      <text:p text:style-name="P4">
«  Так, окупанти створили 44 «військово-облікові столи», в яких всі громадянипризовного віку або військовослужбовці запасу будуть поставлені на облік замісцем проживання», - йдеться у повідомленні.</text:p>
      <text:p text:style-name="P4">
Своєю чергою  колаборант Євген Балицький намагається ввести населення в оманута маніпулює щодо «результативної роботи адміністрації над офіційнимоформленням та розвитком народного ополчення Запоріжжя».</text:p>
      <text:p text:style-name="P4">
<text:span text:style-name="T4">
Читайте також:</text:span>
 <text:a xlink:type="simple" xlink:href="https://www.ukrinform.ua/rubric-regions/3727385-na-okupovanomu-zaporizzi-rosiani-hocut-mobilizuvati-traktoristiv.html" text:style-name="Internet_20_link" text:visited-style-name="Visited_20_Internet_20_Link">
 На <text:span text:style-name="T4">
окупованому</text:span>
 <text:span text:style-name="T4">
Запоріжжі</text:span>
 <text:span text:style-name="T4">
росіяни</text:span>
 <text:span text:style-name="T4">
хочуть</text:span>
<text:span text:style-name="T4">
мобілізувати</text:span>
 <text:span text:style-name="T4">
трактористів</text:span>
 </text:a>
</text:p>
      <text:p text:style-name="P4">
«  Фактично маємо черговий злочин окупантів в регіоні, адже міжнародне правозабороняє вербування чи <text:a xlink:type="simple" xlink:href="https://www.ukrinform.ua/tag-mobilizacia" text:style-name="Internet_20_link" text:visited-style-name="Visited_20_Internet_20_Link">
 мобілізацію </text:a>
 населення окупованих територій», - додали у ЦНС.</text:p>
      <text:p text:style-name="P4">
Як повідомляв Укрінформ, раніше  радник Маріупольського міського голови ПетроАндрющенко інформував, що на захоплених російськими загарбниками територіяхтепер разом з паспортом РФ чоловіки призовного віку <text:a xlink:type="simple" xlink:href="https://www.ukrinform.ua/rubric-regions/3726851-na-zahoplenih-teritoriah-razom-z-pasportom-rf-coloviki-otrimuut-vijskovij-kvitok-andrusenko.html" text:style-name="Internet_20_link" text:visited-style-name="Visited_20_Internet_20_Link">
 отримують військовийквиток </text:a>
 .</text:p>
      <text:p text:style-name="P4">
Source: <text:a xlink:type="simple" xlink:href="https://www.ukrinform.ua/rubric-regions/3730366-armia-rf-gotue-novi-hvili-mobilizacii-na-zaporizzi-centr-nacsprotivu.html" text:style-name="Internet_20_link" text:visited-style-name="Visited_20_Internet_20_Link">
https://www.ukrinform.ua/rubric-regions/3730366-armia-rf-gotue-novi-hvili-mobilizacii-na-zaporizzi-centr-nacsprotivu.html</text:a>
</text:p>
      <!--NEWS-->
      <text:h text:style-name="P10" text:outline-level="1">
<text:span text:style-name="T4">
Загарбники минулої доби вбили цивільного на Донеччині, трьох поранили</text:span>
</text:h>
      <text:p text:style-name="P4">
Authors: Ukrinform (Person)</text:p>
      <text:p text:style-name="P4">
Publisher: Укринформ (Organization)</text:p>
      <text:p text:style-name="P4">
Published Time: 2023-07-02T08:12:11+03:00</text:p>
      <text:p text:style-name="P4">
Modified Time: 2023-07-02T08:12:11+03:00</text:p>
      <text:p text:style-name="P4">
Description: Російські загарбники у суботу, й липня, вбили одного жителя Донецької області, ще трьох цивільних поранили. — Укрінформ.</text:p>
      <text:p text:style-name="P4">
Images: ['<text:a xlink:type="simple" xlink:href="https://static.ukrinform.com/photos/2023_05/thumb_files/630_360_1684137204-527.jpg" text:style-name="Internet_20_link" text:visited-style-name="Visited_20_Internet_20_Link">
630_360_16841...</text:a>
']</text:p>
      <text:p text:style-name="P4">
Tags: ['Донеччина', 'Поранені', 'Загибель', 'Вбивство', 'Війна з Росією']</text:p>
      <text:p text:style-name="P4">
Type: Article</text:p>
      <!--METADATA-->
      <text:p text:style-name="P4">
<draw:frame draw:style-name="fr1" draw:name="Image23" text:anchor-type="as-char" svg:width="6.9236in" svg:height="3.956343in" draw:z-index="0">
<draw:image xlink:href="../Images/yкринформ/2023-07-02T08-12-11-03-00/630_360_1684137204-527.jpg" xlink:type="simple" xlink:show="embed" xlink:actuate="onLoad" draw:mime-type="image/jpeg"/>
</draw:frame>
 Російськізагарбники у суботу, й липня, вбили одного жителя Донецької області, ще трьохцивільних поранили.</text:p>
      <text:p text:style-name="P4">
Як передає Укрінформ, про це в <text:a xlink:type="simple" xlink:href="https://t.me/pavlokyrylenko_donoda/8619" text:style-name="Internet_20_link" text:visited-style-name="Visited_20_Internet_20_Link">
 Телеграмі</text:a>
 повідомив начальник Донецькоїобласної військової адміністрації Павло Кириленко.</text:p>
      <text:p text:style-name="P4">
«  За 1 липня росіяни вбили одного жителя Донеччини — в Авдіївці. Ще трилюдини за добу дістали поранення.</text:p>
      <text:p text:style-name="P4">
 <text:span text:style-name="T4">
Читайтетакож:</text:span>
 <text:a xlink:type="simple" xlink:href="https://www.ukrinform.ua/rubric-ato/3730357-zagarbniki-procisuut-azovske-uzberezza-u-posukah-ozbroenih-dezertiriv.html" text:style-name="Internet_20_link" text:visited-style-name="Visited_20_Internet_20_Link">
 Загарбники прочісують Азовське узбережжя у пошуках озброєнихдезертирів </text:a>
</text:p>
      <text:p text:style-name="P4">
Водночас наразі неможливо встановити точну кількість жертв у Маріуполі таВолновасі.</text:p>
      <text:p text:style-name="P4">
Як повідомляв Укрінформ,  російські загарбники 1 липня <text:a xlink:type="simple" xlink:href="https://www.ukrinform.ua/rubric-ato/3730297-na-troh-napramkah-frontu-za-dobu-ponad-30-bojovih-zitknen.html" text:style-name="Internet_20_link" text:visited-style-name="Visited_20_Internet_20_Link">
 завдали авіаційногоудару в районі Авдіївки </text:a>
 , здійснилиартилерійські обстріли понад 10 населених пунктів на Донеччині.</text:p>
      <text:p text:style-name="P4">
<text:span text:style-name="T5">
Перше фото ілюстративне: Телеграм Павла Кириленка</text:span>
</text:p>
      <text:p text:style-name="P4">
Source: <text:a xlink:type="simple" xlink:href="https://www.ukrinform.ua/rubric-regions/3730367-zagarbniki-minuloi-dobi-vbili-civilnogo-na-doneccini-troh-poranili.html" text:style-name="Internet_20_link" text:visited-style-name="Visited_20_Internet_20_Link">
https://www.ukrinform.ua/rubric-regions/3730367-zagarbniki-minuloi-dobi-vbili-civilnogo-na-doneccini-troh-poranili.html</text:a>
</text:p>
      <!--NEWS-->
      <text:h text:style-name="P10" text:outline-level="1">
<text:span text:style-name="T4">
Зміїний чи знищення крейсера «Москва» - це лише початок: Неїжпапа привітав зі святом ВМС України</text:span>
</text:h>
      <text:p text:style-name="P4">
Authors: Ukrinform (Person)</text:p>
      <text:p text:style-name="P4">
Publisher: Укринформ (Organization)</text:p>
      <text:p text:style-name="P4">
Published Time: 2023-07-02T08:25:00+03:00</text:p>
      <text:p text:style-name="P4">
Modified Time: 2023-07-02T08:25:00+03:00</text:p>
      <text:p text:style-name="P4">
Description: Готовність до боротьби, висока професійна підготовка, дух патріотизму, єдність і рішучість військовослужбовців Військово-морських сил Збройних сил України надихають весь світ. — Укрінформ.</text:p>
      <text:p text:style-name="P4">
Images: ['<text:a xlink:type="simple" xlink:href="https://static.ukrinform.com/photos/2023_04/thumb_files/630_360_1682757718-905.jpg" text:style-name="Internet_20_link" text:visited-style-name="Visited_20_Internet_20_Link">
630_360_16827...</text:a>
']</text:p>
      <text:p text:style-name="P4">
Tags: ['Свято', 'ВМС України', 'Неїжпапа']</text:p>
      <text:p text:style-name="P4">
Type: Article</text:p>
      <!--METADATA-->
      <text:p text:style-name="P4">
<draw:frame draw:style-name="fr1" draw:name="Image25" text:anchor-type="as-char" svg:width="6.9236in" svg:height="3.956343in" draw:z-index="0">
<draw:image xlink:href="../Images/yкринформ/2023-07-02T08-25-00-03-00/630_360_1682757718-905.jpg" xlink:type="simple" xlink:show="embed" xlink:actuate="onLoad" draw:mime-type="image/jpeg"/>
</draw:frame>
 Готовністьдо боротьби, висока професійна підготовка, дух патріотизму, єдність ірішучість військовослужбовців Військово-морських сил Збройних сил Українинадихають весь світ.</text:p>
      <text:p text:style-name="P4">
Як передає Укрінформ, про це йдеться у привітанні командувача ВМС Українивіцеадмірала Олексія Неїжпапи з нагоди Дня Військово-морських сил ЗСУ,розміщеному у  <text:a xlink:type="simple" xlink:href="https://www.facebook.com/navy.mil.gov.ua/posts/pfbid02tWWaKu6NfDxC7HHL3SJH32BDUDH8U2UhSfyXEMNx1VzTckzWEy9QZtGn7ujU5UDVl" text:style-name="Internet_20_link" text:visited-style-name="Visited_20_Internet_20_Link">
 Фейсбуці</text:a>
.</text:p>
      <text:p text:style-name="P4">
"Пліч-о-пліч з побратимами, ви щодня нищите ворога, звільнюєте нашуБатьківщину. І знищення крейсера "Москва" чи звільнення Зміїного - то лишепочаток. Мужність та відданість, яку ви проявляєте в обороні наших морськихрубежів, свідчать про волю нашої країни в боротьбі проти загарбників. <text:a xlink:type="simple" xlink:href="https://www.ukrinform.ua/tag-vms-ukraini" text:style-name="Internet_20_link" text:visited-style-name="Visited_20_Internet_20_Link">
 ВМСУкраїни </text:a>
 постійно демонструють силуі професіоналізм, здатність виконувати завдання в будь-яких умовах", -наголосив командувач.</text:p>
      <text:p text:style-name="P4">
Як підкреслив Неїжпапа, "ви воїни трьох стихій, мужньо стоїте на сторожі нашоїдержави, проводите успішні операції на морі, на суші та в повітрі. Вашавірність, мужність, сила є запорукою нашої перемоги".</text:p>
      <text:p text:style-name="P4">
<text:span text:style-name="T4">
Читайте також:</text:span>
 <text:a xlink:type="simple" xlink:href="https://www.ukrinform.ua/rubric-ato/3716487-korpus-morskoi-pihoti-pocnut-formuvati-se-do-zaversenna-vijni-neizpapa.html" text:style-name="Internet_20_link" text:visited-style-name="Visited_20_Internet_20_Link">
 Корпус морської піхоти почнуть формувати ще до завершеннявійни – <text:span text:style-name="T4">
Неїжпапа</text:span>
 </text:a>
</text:p>
      <text:p text:style-name="P4">
У складних умовах воєнної обстановки, в запеклих боях з російськимизагарбниками, мужні екіпажі українських кораблів разом з безстрашними воїнамиморської піхоти, авіації та інших підрозділів рішуче захищають Україну відзагарбників на одній з найважливіших ділянок оборони – в Чорноморськомурегіоні та південних рубежах держави, зауважив віцеадмірал.</text:p>
      <text:p text:style-name="P4">
Він нагадав, що 105 років тому на кораблях Чорноморського флоту та уСевастопольській фортеці урочисто були підняті українські прапори тавійськово-морський прапор Української держави, "і це є свідченням того, щофлоту України та Українській державі далеко не 30 років".</text:p>
      <text:p text:style-name="P4">
"Ми пам'ятаємо і схиляємо голови перед тими, хто віддав своє життя, захищаючинашу Батьківщину. Їх самопожертва назавжди залишаться в наших серцях. Вічнапам’ять Героям України!", - підкреслив Неїжпапа.</text:p>
      <text:p text:style-name="P4">
Як заявив командувач ВМС, "готовність до боротьби, висока професійнапідготовка, дух патріотизму, єдність і рішучість перед лицем ворога надихаютьвесь світ! Я пишаюсь вами! Ви - непереможні герої, які несуть дух свободи інезалежності".</text:p>
      <text:p text:style-name="P4">
<text:span text:style-name="T4">
Читайте також:</text:span>
 <text:a xlink:type="simple" xlink:href="https://www.ukrinform.ua/rubric-ato/3716419-komanduvac-vms-nazvav-rosijski-morski-sudna-aki-znisili-sili-oboroni.html" text:style-name="Internet_20_link" text:visited-style-name="Visited_20_Internet_20_Link">
 <text:span text:style-name="T4">
Командувач</text:span>
 <text:span text:style-name="T4">
ВМС</text:span>
 <text:span text:style-name="T4">
назвав</text:span>
 <text:span text:style-name="T4">
російські</text:span>
<text:span text:style-name="T4">
морські</text:span>
 <text:span text:style-name="T4">
судна</text:span>
 , <text:span text:style-name="T4">
знищені</text:span>
 <text:span text:style-name="T4">
Силами</text:span>
 <text:span text:style-name="T4">
оборони</text:span>
</text:a>
</text:p>
      <text:p text:style-name="P4">
Начальник Генерального штабу Збройних Сил України генерал-лейтенант СергійШаптала, вітаючи у <text:a xlink:type="simple" xlink:href="https://www.facebook.com/GeneralStaff.ua/posts/pfbid06AxeMfijqvNBr1Ty9WzTvpKTfaH26hxH8pzzeZRJ5fu7cX11vvtWUgKT9q737Acrl" text:style-name="Internet_20_link" text:visited-style-name="Visited_20_Internet_20_Link">
 Фейсбуці</text:a>
військових моряків та морських піхотинців з професійним святом наголосив, щоУкраїна відродить та примножить свою морську славу, а українські кораблівітатимуть в усіх портах світу.</text:p>
      <text:p text:style-name="P4">
«Україна – морська держава. Ми відродимо та примножимо її морську славу,побачимо розквіт нашого флоту, а українські кораблі вітатимуть в усіх портахсвіту», - зазначив Шаптала.</text:p>
      <text:p text:style-name="P4">
Він підкреслив, що українські Військово-Морські Сили – це потужна командасамовідданих та відважних чоловіків і жінок.</text:p>
      <text:p text:style-name="P4">
«Наші військові моряки, морські піхотинці, берегова оборона, морські авіатори– це патріотизм і відданість обов’язку, мужність і стійкість, прагненнязберегти й наростити міць національного флоту», - додав генерал.</text:p>
      <text:p text:style-name="P4">
Як повідомлялося, у 2015 році указом тодішнього Президента України ПетраПорошенка День Військово-морських сил Збройних сил України був встановлений напершу неділю липня. Цього року свято випадає на 2 липня.</text:p>
      <text:p text:style-name="P4">
Source: <text:a xlink:type="simple" xlink:href="https://www.ukrinform.ua/rubric-society/3730369-gotovnist-do-borotbi-ta-profesijnist-nadihaut-svit-neizpapa-privitav-z-dnem-vms-ukraini.html" text:style-name="Internet_20_link" text:visited-style-name="Visited_20_Internet_20_Link">
https://www.ukrinform.ua/rubric-society/3730369-gotovnist-do-borotbi-ta-profesijnist-nadihaut-svit-neizpapa-privitav-z-dnem-vms-ukraini.html</text:a>
</text:p>
      <!--NEWS-->
      <text:h text:style-name="P10" text:outline-level="1">
<text:span text:style-name="T4">
Сили оборони за добу знищили ще 790 російських військових</text:span>
</text:h>
      <text:p text:style-name="P4">
Authors: Ukrinform (Person)</text:p>
      <text:p text:style-name="P4">
Publisher: Укринформ (Organization)</text:p>
      <text:p text:style-name="P4">
Published Time: 2023-07-02T08:31:00+03:00</text:p>
      <text:p text:style-name="P4">
Modified Time: 2023-07-02T08:31:00+03:00</text:p>
      <text:p text:style-name="P4">
Description: Українські Сили оборони з 24 лютого 2022 року по 2 липня 2023 року ліквідували близько 229 660 російських загарбників, при цьому ще 790 осіб - за минулу добу.  — Укрінформ.</text:p>
      <text:p text:style-name="P4">
Images: ['<text:a xlink:type="simple" xlink:href="https://static.ukrinform.com/photos/2023_06/thumb_files/630_360_1686555310-736.jpg" text:style-name="Internet_20_link" text:visited-style-name="Visited_20_Internet_20_Link">
630_360_16865...</text:a>
']</text:p>
      <text:p text:style-name="P4">
Tags: ['Генштаб', 'ЗСУ', 'Війна з Росією']</text:p>
      <text:p text:style-name="P4">
Type: Article</text:p>
      <!--METADATA-->
      <text:p text:style-name="P4">
<draw:frame draw:style-name="fr1" draw:name="Image26" text:anchor-type="as-char" svg:width="6.9236in" svg:height="3.956343in" draw:z-index="0">
<draw:image xlink:href="../Images/yкринформ/2023-07-02T08-31-00-03-00/630_360_1686555310-736.jpg" xlink:type="simple" xlink:show="embed" xlink:actuate="onLoad" draw:mime-type="image/jpeg"/>
</draw:frame>
 УкраїнськіСили оборони з 24 лютого 2022 року по 2 липня 2023 року ліквідували близько229 660 російських загарбників, при цьому ще 790 осіб - за минулу добу.</text:p>
      <text:p text:style-name="P4">
Як передає Укрінформ, про це у  <text:a xlink:type="simple" xlink:href="https://www.facebook.com/GeneralStaff.ua/posts/pfbid02f4CpBqWfTYcdYp25BJ3U7C57X4RkQTiqUn5AzghL9Q7rLq192iTJJuGYE7msWMsdl" text:style-name="Internet_20_link" text:visited-style-name="Visited_20_Internet_20_Link">
 Фейсбуці</text:a>
повідомляє Генеральний штаб Збройних сил України.</text:p>
      <text:p text:style-name="P4">
</text:p>
      <text:p text:style-name="P4">
Також українські оборонці знищили 4052 ворожі <text:a xlink:type="simple" xlink:href="https://www.ukrinform.ua/tag-tank" text:style-name="Internet_20_link" text:visited-style-name="Visited_20_Internet_20_Link">
 танки</text:a>
 (+10), бойових броньованих машин ‒ 7888(+20), артилерійських систем – 4188 (+26), РСЗВ – 637 (+5), засобів ППО ‒ 390(+1), літаків – 315 (+0), гелікоптерів – 308 (+0), БПЛА оперативно-тактичногорівня – 3557 (+12), крилатих ракет - 1261 (+0), кораблів / катерів ‒ 18 (+0),автомобільної техніки та автоцистерн – 6816 (+22), спеціальної техніки ‒ 583(+3).</text:p>
      <text:p text:style-name="P4">
<text:span text:style-name="T4">
Читайте також:</text:span>
 <text:a xlink:type="simple" xlink:href="https://www.ukrinform.ua/rubric-ato/3730361-tazki-boi-trivaut-na-troh-napramkah-za-dobu-46-zitknen.html" text:style-name="Internet_20_link" text:visited-style-name="Visited_20_Internet_20_Link">
 <text:span text:style-name="T4">
Тяжкі</text:span>
 <text:span text:style-name="T4">
бої</text:span>
 <text:span text:style-name="T4">
тривають</text:span>
 на <text:span text:style-name="T4">
трьох</text:span>
 <text:span text:style-name="T4">
напрямках</text:span>
, за <text:span text:style-name="T4">
добу</text:span>
 - 46 <text:span text:style-name="T4">
зіткнень</text:span>
 </text:a>
</text:p>
      <text:p text:style-name="P4">
Дані уточнюються.</text:p>
      <text:p text:style-name="P4">
Як повідомляв Укрінформ, минулої доби  <text:a xlink:type="simple" xlink:href="https://www.ukrinform.ua/rubric-ato/3730363-aviacia-zsu-za-dobu-zavdala-10-udariv-po-poziciah-voroga.html" text:style-name="Internet_20_link" text:visited-style-name="Visited_20_Internet_20_Link">
 авіація Сил оборони завдала</text:a>
 10 ударів по районах зосередженняособового складу ворога, два - по зенітно-ракетних комплексах та один - попункту управління росіян.</text:p>
      <text:p text:style-name="P4">
_ Перше фото: Костянтин Ліберов  _</text:p>
      <text:p text:style-name="P4">
Source: <text:a xlink:type="simple" xlink:href="https://www.ukrinform.ua/rubric-ato/3730372-sili-oboroni-za-dobu-znisili-se-790-rosijskih-vijskovih.html" text:style-name="Internet_20_link" text:visited-style-name="Visited_20_Internet_20_Link">
https://www.ukrinform.ua/rubric-ato/3730372-sili-oboroni-za-dobu-znisili-se-790-rosijskih-vijskovih.html</text:a>
</text:p>
      <!--NEWS-->
      <text:h text:style-name="P10" text:outline-level="1">
<text:span text:style-name="T4">
Нічна атака дронами: на Київщині поранений чоловік, пошкоджені три будинки</text:span>
</text:h>
      <text:p text:style-name="P4">
Authors: Ukrinform (Person)</text:p>
      <text:p text:style-name="P4">
Publisher: Укринформ (Organization)</text:p>
      <text:p text:style-name="P4">
Published Time: 2023-07-02T08:47:00+03:00</text:p>
      <text:p text:style-name="P4">
Modified Time: 2023-07-02T08:47:00+03:00</text:p>
      <text:p text:style-name="P4">
Description: У двох районах Київської області внаслідок падіння уламків ворожих безпілотників поранено чоловіка, пошкоджені три приватні будинки. — Укрінформ.</text:p>
      <text:p text:style-name="P4">
Images: ['<text:a xlink:type="simple" xlink:href="https://static.ukrinform.com/photos/2022_12/thumb_files/630_360_1670997545-680.jpeg" text:style-name="Internet_20_link" text:visited-style-name="Visited_20_Internet_20_Link">
630_360_16709...</text:a>
']</text:p>
      <text:p text:style-name="P4">
Tags: ['Обстріл', 'Поранені', 'Київщина', 'Дрон', 'Війна з Росією']</text:p>
      <text:p text:style-name="P4">
Type: Article</text:p>
      <!--METADATA-->
      <text:p text:style-name="P4">
<draw:frame draw:style-name="fr1" draw:name="Image28" text:anchor-type="as-char" svg:width="6.9236in" svg:height="3.956343in" draw:z-index="0">
<draw:image xlink:href="../Images/yкринформ/2023-07-02T08-47-00-03-00/630_360_1670997545-680.jpeg" xlink:type="simple" xlink:show="embed" xlink:actuate="onLoad" draw:mime-type="image/jpeg"/>
</draw:frame>
 У двохрайонах Київської області внаслідок падіння уламків ворожих безпілотниківпоранено чоловіка, пошкоджені три приватні будинки.</text:p>
      <text:p text:style-name="P4">
Як передає Укрінформ, про це у  <text:a xlink:type="simple" xlink:href="https://t.me/kyivoda/10402" text:style-name="Internet_20_link" text:visited-style-name="Visited_20_Internet_20_Link">
 Телеграмі </text:a>
повідомив голова обласної військової адміністрації Руслан Кравченко.</text:p>
      <text:p text:style-name="P4">
За його словами, "цієї ночі після нетривалої перерви росіяни знову атакувалиобласть. Ворог застосував БПЛА, які були збиті нашими силами <text:a xlink:type="simple" xlink:href="https://www.ukrinform.ua/tag-ppo" text:style-name="Internet_20_link" text:visited-style-name="Visited_20_Internet_20_Link">
 ППО</text:a>
 . Тривога тривала майже годину. Фактіввлучань не зафіксовано".</text:p>
      <text:p text:style-name="P4">
</text:p>
      <text:p text:style-name="P4">
Внаслідок падіння уламків у двох районах Київщини пошкоджені три приватнібудинки. Власникам пошкоджених будинків буде надана вся необхідна допомога,запевнив Кравченко.</text:p>
      <text:p text:style-name="P4">
<text:span text:style-name="T4">
Читайте також:</text:span>
 <text:a xlink:type="simple" xlink:href="https://www.ukrinform.ua/rubric-kyiv/3730354-sili-ppo-znisili-vsi-vorozi-cili-v-nebi-navkolo-kieva-kmva.html" text:style-name="Internet_20_link" text:visited-style-name="Visited_20_Internet_20_Link">
 Сили ППО знищили всі ворожі цілі в небі навколо Києва -КМВА </text:a>
</text:p>
      <text:p text:style-name="P4">
"На жаль, постраждав мешканець одного з будинків. Чоловік отримав пораненняноги. Йому надали необхідну медичну допомогу", - зауважив очільник КОВА.</text:p>
      <text:p text:style-name="P4">
</text:p>
      <text:p text:style-name="P4">
Наразі оперативні групи продовжують роботу з фіксування наслідків нічноїатаки, додав Кравченко.</text:p>
      <text:p text:style-name="P4">
Як повідомляв Укрінформ, у Києві та низці областей України вночі 2 липня  <text:a xlink:type="simple" xlink:href="https://www.ukrinform.ua/rubric-ato/3730351-ataka-sahediv-povitrana-trivoga-posirilasa-na-pivnic-ukraini.html" text:style-name="Internet_20_link" text:visited-style-name="Visited_20_Internet_20_Link">
була оголошена повітряна тривога </text:a>
.</text:p>
      <text:p text:style-name="P4">
Source: <text:a xlink:type="simple" xlink:href="https://www.ukrinform.ua/rubric-regions/3730375-nicna-ataka-dronami-na-kiivsini-poranenij-colovik-poskodzeni-tri-budinki.html" text:style-name="Internet_20_link" text:visited-style-name="Visited_20_Internet_20_Link">
https://www.ukrinform.ua/rubric-regions/3730375-nicna-ataka-dronami-na-kiivsini-poranenij-colovik-poskodzeni-tri-budinki.html</text:a>
</text:p>
      <!--NEWS-->
      <text:h text:style-name="P10" text:outline-level="1">
<text:span text:style-name="T4">
Росіяни 86 разів за добу обстріляли Херсонщину, п’ятеро поранених</text:span>
</text:h>
      <text:p text:style-name="P4">
Authors: Ukrinform (Person)</text:p>
      <text:p text:style-name="P4">
Publisher: Укринформ (Organization)</text:p>
      <text:p text:style-name="P4">
Published Time: 2023-07-02T08:57:00+03:00</text:p>
      <text:p text:style-name="P4">
Modified Time: 2023-07-02T08:57:00+03:00</text:p>
      <text:p text:style-name="P4">
Description: Російська армія минулої доби, 1 липня, здійснила 86 обстрілів Херсонської області, п’ятеро людей дістали поранення. — Укрінформ.</text:p>
      <text:p text:style-name="P4">
Images: ['<text:a xlink:type="simple" xlink:href="https://static.ukrinform.com/photos/2023_07/thumb_files/630_360_1688207531-726.jpg" text:style-name="Internet_20_link" text:visited-style-name="Visited_20_Internet_20_Link">
630_360_16882...</text:a>
']</text:p>
      <text:p text:style-name="P4">
Tags: ['Херсонщина', 'Обстріл', 'Війна з Росією']</text:p>
      <text:p text:style-name="P4">
Type: Article</text:p>
      <!--METADATA-->
      <text:p text:style-name="P4">
<draw:frame draw:style-name="fr1" draw:name="Image31" text:anchor-type="as-char" svg:width="6.9236in" svg:height="3.956343in" draw:z-index="0">
<draw:image xlink:href="../Images/yкринформ/2023-07-02T08-57-00-03-00/630_360_1688207531-726.jpg" xlink:type="simple" xlink:show="embed" xlink:actuate="onLoad" draw:mime-type="image/jpeg"/>
</draw:frame>
 Російськаармія минулої доби, 1 липня, здійснила 86 обстрілів Херсонської області,п’ятеро людей дістали поранення.</text:p>
      <text:p text:style-name="P4">
Як передає Укрінформ, про це голова обласної військової адміністраціїОлександр Прокудін повідомив у  <text:a xlink:type="simple" xlink:href="https://t.me/olexandrprokudin/842" text:style-name="Internet_20_link" text:visited-style-name="Visited_20_Internet_20_Link">
 Телеграмі</text:a>
 .</text:p>
      <text:p text:style-name="P4">
"За минулу добу противник здійснив 86 обстрілів, випустивши 475 снарядів змінометів, артилерії, танків, “Градів” та <text:a xlink:type="simple" xlink:href="https://www.ukrinform.ua/tag-bezpilotnik" text:style-name="Internet_20_link" text:visited-style-name="Visited_20_Internet_20_Link">
 БПЛА</text:a>
 . По місту Херсон ворог випустив27 снарядів", - зазначив він.</text:p>
      <text:p text:style-name="P4">
За словами Прокудіна, російські військові поцілили у житлові кварталинаселених пунктів.</text:p>
      <text:p text:style-name="P4">
<text:span text:style-name="T4">
Читайте також:</text:span>
 <text:a xlink:type="simple" xlink:href="https://www.ukrinform.ua/rubric-regions/3730267-rosiani-provodat-karalnu-operaciu-na-hersonsini-partizani.html" text:style-name="Internet_20_link" text:visited-style-name="Visited_20_Internet_20_Link">
 Росіяни проводять каральну операцію на <text:span text:style-name="T4">
Херсон</text:span>
 щині -партизани </text:a>
</text:p>
      <text:p text:style-name="P4">
"Через російську агресію 5 людей, зокрема три дитини, дістали поранення", -підкреслив голова ОВА.</text:p>
      <text:p text:style-name="P4">
Як повідомляв Укрінформ, 1 липня росіяни обстріляли житлові квартали  <text:a xlink:type="simple" xlink:href="https://www.ukrinform.ua/rubric-regions/3730167-kilkist-postrazdalih-unaslidok-obstrilu-hersona-zrosla-do-troh.html" text:style-name="Internet_20_link" text:visited-style-name="Visited_20_Internet_20_Link">
Херсона </text:a>
 . Один снарядвлучив у будинок. Дістали поранення троє дітей.</text:p>
      <text:p text:style-name="P4">
Source: <text:a xlink:type="simple" xlink:href="https://www.ukrinform.ua/rubric-regions/3730379-rosiani-86-raziv-za-dobu-obstrilali-hersonsinu-patero-poranenih.html" text:style-name="Internet_20_link" text:visited-style-name="Visited_20_Internet_20_Link">
https://www.ukrinform.ua/rubric-regions/3730379-rosiani-86-raziv-za-dobu-obstrilali-hersonsinu-patero-poranenih.html</text:a>
</text:p>
      <!--NEWS-->
      <text:h text:style-name="P10" text:outline-level="1">
<text:span text:style-name="T4">
Пам’яті музиканта, військового Сергія Артемова</text:span>
</text:h>
      <text:p text:style-name="P4">
Authors: Ukrinform (Person)</text:p>
      <text:p text:style-name="P4">
Publisher: Укринформ (Organization)</text:p>
      <text:p text:style-name="P4">
Published Time: 2023-07-02T09:00:00+03:00</text:p>
      <text:p text:style-name="P4">
Modified Time: 2023-07-02T09:00:00+03:00</text:p>
      <text:p text:style-name="P4">
Description: Учасник дніпровського гурту «Vibe Trio» володів бас-гітарою, грав на контрабасі, викладав сольфеджіо, але обрав шлях захищати свою країну — Укрінформ.</text:p>
      <text:p text:style-name="P4">
Images: ['<text:a xlink:type="simple" xlink:href="https://static.ukrinform.com/photos/2023_06/thumb_files/630_360_1688124579-682.jpg" text:style-name="Internet_20_link" text:visited-style-name="Visited_20_Internet_20_Link">
630_360_16881...</text:a>
', '<text:a xlink:type="simple" xlink:href="https://static.ukrinform.com/photos/2023_06/1688124602-582.jpg" text:style-name="Internet_20_link" text:visited-style-name="Visited_20_Internet_20_Link">
1688124602-58...</text:a>
']</text:p>
      <text:p text:style-name="P4">
Tags: ["Пам'ять", 'Війна з Росією', '#stoprussia']</text:p>
      <text:p text:style-name="P4">
Type: Article</text:p>
      <!--METADATA-->
      <text:p text:style-name="P4">
<draw:frame draw:style-name="fr1" draw:name="Image32" text:anchor-type="as-char" svg:width="6.9236in" svg:height="3.956343in" draw:z-index="0">
<draw:image xlink:href="../Images/yкринформ/2023-07-02T09-00-00-03-00/630_360_1688124579-682.jpg" xlink:type="simple" xlink:show="embed" xlink:actuate="onLoad" draw:mime-type="image/jpeg"/>
</draw:frame>
 Учасникдніпровського гурту «Vibe Trio» володів бас-гітарою, грав на контрабасі,викладав сольфеджіо, але обрав шлях захищати свою країну</text:p>
      <text:p text:style-name="P4">
Український джазовий музикант та композитор із Дніпра Сергій Артемов, якийдобровольцем пішов захищати країну, загинув у Бахмуті від мінометного обстрілу18 квітня 2023 року. Уламок снаряда влучив у серце 29-річного чоловіка, який здругого місяця повномасштабної війни перебував на фронті у штурмовій бригаді.</text:p>
      <text:p text:style-name="P4">
<draw:frame draw:style-name="fr1" draw:name="Image33" text:anchor-type="as-char" svg:width="6.9236in" svg:height="8.378559in" draw:z-index="0">
<draw:image xlink:href="../Images/yкринформ/2023-07-02T09-00-00-03-00/1688124602-582.jpg" xlink:type="simple" xlink:show="embed" xlink:actuate="onLoad" draw:mime-type="image/jpeg"/>
</draw:frame>
</text:p>
      <text:p text:style-name="P4">
«Виконуючи бойове завдання, у Бахмуті загинув український музикант такомпозитор Сергій Артемов. Донедавна я мріяв, як після війни гратиму з Сергіємйого нову музику, як ця війна змусить переосмислити мистецтво, як мисвяткуватимемо перемогу… Під час війни Сергій обрав шлях захищати свою країну.Сьогодні я дізнався, що росіяни вбили Сергія. Сказати, що це боляче - несказати нічого. Я знаю, що він займає особливе місце в серцях багатьохукраїнців, і це тяжка втрата не тільки для його сім’ї, друзів, побратимів, а ідля всієї української культури», - <text:a xlink:type="simple" xlink:href="https://www.facebook.com/yakiv.tsvietinskyi/posts/pfbid02oKGfPmxtez6zA2LBuii9qjHQyFHfnwaVEMBA9kfJd9ThxBq1XrZ9ggQVRyMLevygl" text:style-name="Internet_20_link" text:visited-style-name="Visited_20_Internet_20_Link">
 написав</text:a>
у Фейсбуці один друзів-музикантів Яків Цвєтінський.</text:p>
      <text:p text:style-name="P4">
</text:p>
      <text:p text:style-name="P4">
<text:span text:style-name="T5">
Фото: Фейсбук-сторінка Яків Цвєтінський</text:span>
</text:p>
      <text:p text:style-name="P4">
Сергій був басистом у дніпровському гурті «Vibe Trio». Він володів бас-гітарою, викладав сольфеджіо, гітару, грав на контрабасі, дуже гарно знався натеорії музики. Сергій писав та виконував складні джазові композиції, такожспівав. Разом зі своїм гуртом брав участь у відомому щорічному фестивалюмузики «Вечір Пірсу» у Дніпрі.</text:p>
      <text:p text:style-name="P4">
</text:p>
      <text:p text:style-name="P4">
Музичні фахівці писали про гурт «Vibe Trio», що це проєкт джазових музикантів,які досліджують у своїй творчості вплив різних звучань на щохвилинний стан ісвітовідчуття як слухачів, так і самих себе. Сергій разом з іншими музикантамигрупи був упевнений, що музика, яка ними виконується, здатна розповісти кожнійлюдині про саму себе.</text:p>
      <text:p text:style-name="P4">
</text:p>
      <text:p text:style-name="P4">
«Сергій прекрасний музикант, завдяки чому ви з великою вірогідністю можетейого знати. І завдяки чому знати його маю щастя і особисто я… Сьогоднізамислився над тим, що, якби існувала статистика моїх виступів, то напевненайбільше з них я провів на одній сцені саме з Сергієм. Ви, можливо,розумієте, як цінно мати однодумця, людину, з якою ви можете втілювати в життясвої ідеї і чиї ідеї раді втілювати самі - для мене Сергій така людина. Йоговідчуття прекрасного, його щирість, його мотивація на створення музики завждипритягували і давали віру, що з ним можна зробити щось справжнє та значуще. Ія вірю, що нам це вдавалося», - <text:a xlink:type="simple" xlink:href="https://www.facebook.com/mikhail.lyshenko/posts/pfbid02dAr4qoTCbkRFYJU3UkvaqTLMEoLjaFBEz754pYv7Jzx6L9NEugNAoBEVUzxeZksdl" text:style-name="Internet_20_link" text:visited-style-name="Visited_20_Internet_20_Link">
 згадує</text:a>
друга один із учасників групи «Vibe Trio» Михайло Лишенко.</text:p>
      <text:p text:style-name="P4">
</text:p>
      <text:p text:style-name="P4">
<text:span text:style-name="T5">
Фото: shlapachok</text:span>
</text:p>
      <text:p text:style-name="P4">
На Фейсбук-сторінці групи «Vibe Trio» колеги Сергія підкреслили, що він длятріо є незамінною людиною та музикантом. «Ми втратили нашого друга. СергійАртемов загинув на війні. Сергій для нашого тріо - людина, яку неможназамінити. Ми безмежно вдячні долі, що маємо можливість вважатися одним цілим зним у рамках цього творчого формування. Роль Сергія у нашому гурті єневід'ємною стилістичною, естетичною та духовною складовою музики, що мистворювали. Також він є автором приблизно половини композицій, що ви могличути на концертах», - <text:a xlink:type="simple" xlink:href="https://www.facebook.com/vibetrio/posts/pfbid02hGxbbfb3TAfsTzPgLwacQrj51jEiXukvX9ymFJkXxXssHVt9VM23uRAjLR9KKPvel" text:style-name="Internet_20_link" text:visited-style-name="Visited_20_Internet_20_Link">
 написали</text:a>
учасники гурту.</text:p>
      <text:p text:style-name="P4">
</text:p>
      <text:p text:style-name="P4">
Друзі також згадують Сергія як неупередженого, щирого, відкритого, доброгочоловіка. Але також говорять про його принциповість та безкомпромісність упевних серйозних речах. Саме ці якості його й привели до лав ЗСУ, вважаютьйого товариші.</text:p>
      <text:p text:style-name="P4">
Близька подруга Сергія Лола Колосовська у Фейсбуці повідомила: «Саме вчора янаписала, що мрію грати з ним після того, як ми виженемо окупантів. Таросійський мінометник був бистрішим за мене і забрав життя Сергія. Цей чоловікбув невимовно доброю, щирою і великодушною людиною, моїм близьким другом, моїмколегою і героєм. Рятував своїх побратимів, він забирав їх з поля бою вевакуаційні машини, він пішов, не вагаючись, він був поранений і в нього булаконтузія… Для ком’юніті це втрата, з якою неможливо буде зладнати».</text:p>
      <text:p text:style-name="P4">
</text:p>
      <text:p text:style-name="P4">
Вона теж підкреслила, що Сергій Артемов був винятково талановитий музикант,грав на декількох інструментах і записував джазові альбоми. «Після того, як виподумаєте «Ну, це ж військовий», я одразу скажу вам: ні, це музикант ікомпозитор, який не зміг не захищати кордони свого ком’юніті, свого міста,своєї держави», - <text:a xlink:type="simple" xlink:href="https://www.facebook.com/lolakolosovska/posts/pfbid0WpotpoFmb3ckFmE9AWCv6EFmPUQgbwwTsFoUVjbU5MWCKKs7jwdRytNUgumtu6ool" text:style-name="Internet_20_link" text:visited-style-name="Visited_20_Internet_20_Link">
 акцентувала</text:a>
Колосовська.</text:p>
      <text:p text:style-name="P4">
Учасники гурту «Vibe Trio» повідомили, що незабаром у них вийде цілий альбом зтворами Артемова. Альбом буде нетиповим, енергійним і заряджальним.</text:p>
      <text:p text:style-name="P4">
На Фейсбук-сторінці «Vibe Trio» оголосили, що готові надати ноти композиційСергія із записами всім охочим для ознайомлення, виконання чи просто напам'ять.</text:p>
      <text:p text:style-name="P4">
</text:p>
      <text:p text:style-name="P4">
«Ми випустимо альбом. Вже записаний, звісно. Хоч як би тяжко не було робити цез таким запізненням, зараз він матиме ще більшу значимість. Також є ідеявикласти в доступ для нашої аудиторії музикантів ноти композицій Сергія іззаписами живого виконання. Ви зможете використовувати їх для домашньогомузикування, аналізу із цікавості, переаранжування та виконання на своїхконцертах», - <text:a xlink:type="simple" xlink:href="https://www.facebook.com/vibetrio/posts/pfbid02hGxbbfb3TAfsTzPgLwacQrj51jEiXukvX9ymFJkXxXssHVt9VM23uRAjLR9KKPvel" text:style-name="Internet_20_link" text:visited-style-name="Visited_20_Internet_20_Link">
 заявили</text:a>
музиканти гурту.</text:p>
      <text:p text:style-name="P4">
Вони підкреслили, що будуть й далі шукати можливості для вшанування пам'ятіСергія Артемова та продовжувати робити те, чим він дорожив та чим жила йогодуша.</text:p>
      <text:p text:style-name="P4">
<text:span text:style-name="T5">
Фото: Інстаграм Сергія Артемова serhii.art</text:span>
</text:p>
      <text:p text:style-name="P4">
Source: <text:a xlink:type="simple" xlink:href="https://www.ukrinform.ua/rubric-ato/3728643-pamati-muzikanta-vijskovogo-sergia-artemova.html" text:style-name="Internet_20_link" text:visited-style-name="Visited_20_Internet_20_Link">
https://www.ukrinform.ua/rubric-ato/3728643-pamati-muzikanta-vijskovogo-sergia-artemova.html</text:a>
</text:p>
      <!--NEWS-->
      <text:h text:style-name="P10" text:outline-level="1">
<text:span text:style-name="T4">
Ворог атакував передмістя Запоріжжя та прифронтові села - майже 60 обстрілів за добу</text:span>
</text:h>
      <text:p text:style-name="P4">
Authors: Ukrinform (Person)</text:p>
      <text:p text:style-name="P4">
Publisher: Укринформ (Organization)</text:p>
      <text:p text:style-name="P4">
Published Time: 2023-07-02T09:08:35+03:00</text:p>
      <text:p text:style-name="P4">
Modified Time: 2023-07-02T09:08:35+03:00</text:p>
      <text:p text:style-name="P4">
Description: Ворожа армія завдала 58 ударів по Запорізькій області. Є постраждалі. — Укрінформ.</text:p>
      <text:p text:style-name="P4">
Images: ['<text:a xlink:type="simple" xlink:href="https://static.ukrinform.com/photos/2023_07/thumb_files/630_360_1688277828-403.jpeg" text:style-name="Internet_20_link" text:visited-style-name="Visited_20_Internet_20_Link">
630_360_16882...</text:a>
']</text:p>
      <text:p text:style-name="P4">
Tags: ['Обстріл', 'Запоріжжя', 'Війна з Росією']</text:p>
      <text:p text:style-name="P4">
Type: Article</text:p>
      <!--METADATA-->
      <text:p text:style-name="P4">
<draw:frame draw:style-name="fr1" draw:name="Image41" text:anchor-type="as-char" svg:width="6.9236in" svg:height="3.956343in" draw:z-index="0">
<draw:image xlink:href="../Images/yкринформ/2023-07-02T09-08-35-03-00/630_360_1688277828-403.jpeg" xlink:type="simple" xlink:show="embed" xlink:actuate="onLoad" draw:mime-type="image/jpeg"/>
</draw:frame>
 Ворожаармія завдала 58 ударів по Запорізькій області. Є постраждалі.</text:p>
      <text:p text:style-name="P4">
Про це в <text:a xlink:type="simple" xlink:href="https://t.me/zoda_gov_ua/19997" text:style-name="Internet_20_link" text:visited-style-name="Visited_20_Internet_20_Link">
 Телеграмі </text:a>
 повідомляєголова Запорізької ОВА Юрій Малашко, передає Укрінформ.</text:p>
      <text:p text:style-name="P4">
"Ворог здійснив 58 обстрілів по території 18 мирних населених пунктів:атакував передмістя обласного центру, чотири ракетні удари прийшлися поКомишувасі, двічі бив з РСЗВ по Левадному, 52 артилерійські удари здійснив поОріхову, Гуляйполю, Залізничному, Степногірську та навколишніх прифронтовихселах", - йдеться у дописі.</text:p>
      <text:p text:style-name="P4">
 <text:span text:style-name="T4">
Читайтетакож:</text:span>
 <text:a xlink:type="simple" xlink:href="https://www.ukrinform.ua/rubric-regions/3730379-rosiani-86-raziv-za-dobu-obstrilali-hersonsinu-patero-poranenih.html" text:style-name="Internet_20_link" text:visited-style-name="Visited_20_Internet_20_Link">
 Росіяни 86 разів за добу <text:span text:style-name="T4">
обстріл</text:span>
 яли Херсонщину, п’ятеропоранених </text:a>
</text:p>
      <text:p text:style-name="P4">
Під час мінометного <text:a xlink:type="simple" xlink:href="https://www.ukrinform.ua/tag-obstril" text:style-name="Internet_20_link" text:visited-style-name="Visited_20_Internet_20_Link">
 обстрілу </text:a>
постраждав 27-річний житель Степногірська. В Преображенці поранень зазналичоловіки 39 та 62 років. Їх оперативно передали медикам.</text:p>
      <text:p text:style-name="P4">
Наразі зафіксовано руйнування 18 цивільних об'єктів: будинки, господарчіспоруди, освітній заклад, автівки.</text:p>
      <text:p text:style-name="P4">
<text:span text:style-name="T4">
Читайте також:</text:span>
 <text:a xlink:type="simple" xlink:href="https://www.ukrinform.ua/rubric-regions/3730366-armia-rf-gotue-novi-hvili-mobilizacii-na-zaporizzi-centr-nacsprotivu.html" text:style-name="Internet_20_link" text:visited-style-name="Visited_20_Internet_20_Link">
 Армія РФ готує нові хвилі мобілізації на <text:span text:style-name="T4">
Запоріжж</text:span>
 і -Центр нацспротиву </text:a>
</text:p>
      <text:p text:style-name="P4">
Як повідомляв Укрінформ, у Запорізькій області під час ворожого обстрілу 1липня у Малій Токмачці загинув 51-річний чоловік, в Преображенці дві людинизазнали поранень.</text:p>
      <text:p text:style-name="P4">
<text:span text:style-name="T5">
Фото: Запорізька ОВА</text:span>
</text:p>
      <text:p text:style-name="P4">
Source: <text:a xlink:type="simple" xlink:href="https://www.ukrinform.ua/rubric-regions/3730380-vorog-atakuvav-peredmista-zaporizza-ta-prifrontovi-sela-majze-60-obstriliv-za-dobu.html" text:style-name="Internet_20_link" text:visited-style-name="Visited_20_Internet_20_Link">
https://www.ukrinform.ua/rubric-regions/3730380-vorog-atakuvav-peredmista-zaporizza-ta-prifrontovi-sela-majze-60-obstriliv-za-dobu.html</text:a>
</text:p>
      <!--NEWS-->
      <text:h text:style-name="P10" text:outline-level="1">
<text:span text:style-name="T4">
Армія РФ за добу обстріляла п'ять районів Харківщини, у Балаклії - двоє поранених</text:span>
</text:h>
      <text:p text:style-name="P4">
Authors: Ukrinform (Person)</text:p>
      <text:p text:style-name="P4">
Publisher: Укринформ (Organization)</text:p>
      <text:p text:style-name="P4">
Published Time: 2023-07-02T09:16:00+03:00</text:p>
      <text:p text:style-name="P4">
Modified Time: 2023-07-02T09:16:00+03:00</text:p>
      <text:p text:style-name="P4">
Description: Унаслідок обстрілів армією РФ Балаклії на Харківщині поранено двох жінок.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Поранені', 'Харківщина', 'Війна з Росією']</text:p>
      <text:p text:style-name="P4">
Type: Article</text:p>
      <!--METADATA-->
      <text:p text:style-name="P4">
<draw:frame draw:style-name="fr1" draw:name="Image43" text:anchor-type="as-char" svg:width="6.9236in" svg:height="3.956343in" draw:z-index="0">
<draw:image xlink:href="../Images/yкринформ/2023-07-02T09-16-00-03-00/630_360_1657197743-186.jpg" xlink:type="simple" xlink:show="embed" xlink:actuate="onLoad" draw:mime-type="image/jpeg"/>
</draw:frame>
 Унаслідокобстрілів армією РФ Балаклії на Харківщині поранено двох жінок.</text:p>
      <text:p text:style-name="P4">
Як передає Укрінформ, про це у <text:a xlink:type="simple" xlink:href="https://t.me/synegubov/6561" text:style-name="Internet_20_link" text:visited-style-name="Visited_20_Internet_20_Link">
 Телеграмі </text:a>
повідомив начальник Харківської ОВА Олег Синєгубов.</text:p>
      <text:p text:style-name="P4">
«Протягом минулої доби ворог з артилерії та мінометів та з використаннямавіації обстрілював населені пункти Богодухівського, Харківського,Куп'янського, Чугуївського та Ізюмського районів. Зокрема, під ударамиросійських окупантів перебували Уди, Пильна, Вовчанськ, Бударки, Балаклія таінші населені пункти», - написав Синєгубов.</text:p>
      <text:p text:style-name="P4">
За уточненими даними, внаслідок <text:a xlink:type="simple" xlink:href="https://www.ukrinform.ua/tag-obstril" text:style-name="Internet_20_link" text:visited-style-name="Visited_20_Internet_20_Link">
 обстрілів </text:a>
 Балаклії касетними боєприпасами зазнала поранення та булагоспіталізована жінка 65 років. Медики оцінюють її стан як середньої тяжкості.Пізніше до медиків звернулася 73-річна жінка з осколковим пораненням, воналікується амбулаторно. В місті пошкоджено чотири житлові будинки, господарчуспоруду, лінію електропередач та залізничну колію.</text:p>
      <text:p text:style-name="P4">
<text:span text:style-name="T4">
Читайте також:</text:span>
 <text:a xlink:type="simple" xlink:href="https://www.ukrinform.ua/rubric-regions/3730380-vorog-atakuvav-peredmista-zaporizza-ta-prifrontovi-sela-majze-60-obstriliv-za-dobu.html" text:style-name="Internet_20_link" text:visited-style-name="Visited_20_Internet_20_Link">
 Ворог атакував передмістя Запоріжжя та прифронтові села -майже 60 <text:span text:style-name="T4">
обстріл</text:span>
 ів за добу </text:a>
</text:p>
      <text:p text:style-name="P4">
Синєгубов додав, що в селі Богодарове Ізюмського району при проведенніпольових робіт на міні підірвався трактор. Обійшлося без постраждалих.</text:p>
      <text:p text:style-name="P4">
На Харківщині триває розмінування. За минулу добу піротехніки ДСНС обстежилибільше 9 га території та знешкодили 66 вибухонебезпечних предметів.</text:p>
      <text:p text:style-name="P4">
Як повідомляв Укрінформ, напередодні армія РФ завдала ударів по місту Балакліяв Ізюмському районі на Харківщині. Через обстріл постраждала жінка 67 років,ще троє людей травмовані внаслідок падіння під час обстрілу.</text:p>
      <text:p text:style-name="P4">
<text:span text:style-name="T5">
Фото ілюстративне</text:span>
</text:p>
      <text:p text:style-name="P4">
Source: <text:a xlink:type="simple" xlink:href="https://www.ukrinform.ua/rubric-regions/3730381-armia-rf-za-dobu-obstrilala-pat-rajoniv-harkivsini-u-balaklii-dvoe-poranenih.html" text:style-name="Internet_20_link" text:visited-style-name="Visited_20_Internet_20_Link">
https://www.ukrinform.ua/rubric-regions/3730381-armia-rf-za-dobu-obstrilala-pat-rajoniv-harkivsini-u-balaklii-dvoe-poranenih.html</text:a>
</text:p>
      <!--NEWS-->
      <text:h text:style-name="P10" text:outline-level="1">
<text:span text:style-name="T4">
Сили ППО знищили уночі вісім дронів Shahed і три ракети «Калібр»</text:span>
</text:h>
      <text:p text:style-name="P4">
Authors: Ukrinform (Person)</text:p>
      <text:p text:style-name="P4">
Publisher: Укринформ (Organization)</text:p>
      <text:p text:style-name="P4">
Published Time: 2023-07-02T09:24:00+03:00</text:p>
      <text:p text:style-name="P4">
Modified Time: 2023-07-02T09:24:00+03:00</text:p>
      <text:p text:style-name="P4">
Description: Вночі протиповітряна оборона знищила вісім ворожих ударних БпЛА Shahed і три крилаті ракети «Калібр». — Укрінформ.</text:p>
      <text:p text:style-name="P4">
Images: ['<text:a xlink:type="simple" xlink:href="https://static.ukrinform.com/photos/2022_12/thumb_files/630_360_1671446457-251.jpg" text:style-name="Internet_20_link" text:visited-style-name="Visited_20_Internet_20_Link">
630_360_16714...</text:a>
']</text:p>
      <text:p text:style-name="P4">
Tags: ['Війна з Росією', 'ППО', 'Shahed-136']</text:p>
      <text:p text:style-name="P4">
Type: Article</text:p>
      <!--METADATA-->
      <text:p text:style-name="P4">
<draw:frame draw:style-name="fr1" draw:name="Image44" text:anchor-type="as-char" svg:width="6.9236in" svg:height="3.956343in" draw:z-index="0">
<draw:image xlink:href="../Images/yкринформ/2023-07-02T09-24-00-03-00/630_360_1671446457-251.jpg" xlink:type="simple" xlink:show="embed" xlink:actuate="onLoad" draw:mime-type="image/jpeg"/>
</draw:frame>
 Вночіпротиповітряна оборона знищила вісім ворожих ударних БпЛА Shahed і три крилатіракети «Калібр».</text:p>
      <text:p text:style-name="P4">
Як передає Укрінформ, про це у Телеграмі повідомляють <text:a xlink:type="simple" xlink:href="https://t.me/kpszsu/3006" text:style-name="Internet_20_link" text:visited-style-name="Visited_20_Internet_20_Link">
 Повітряні сили ЗСУ</text:a>
 .</text:p>
      <text:p text:style-name="P4">
</text:p>
      <text:p text:style-name="P4">
У ніч на 2 липня російські загарбники атакували Україну іранськими ударнимидронами типу Shahed і трьома крилатими ракетами "Калібр".</text:p>
      <text:p text:style-name="P4">
Пуски восьми дронів здійснювались з південно-східного напрямку, "Калібрів" – зЧорного моря.</text:p>
      <text:p text:style-name="P4">
<text:span text:style-name="T4">
Читайте також:</text:span>
 <text:a xlink:type="simple" xlink:href="https://www.ukrinform.ua/rubric-kyiv/3730354-sili-ppo-znisili-vsi-vorozi-cili-v-nebi-navkolo-kieva-kmva.html" text:style-name="Internet_20_link" text:visited-style-name="Visited_20_Internet_20_Link">
 Сили <text:span text:style-name="T4">
ППО</text:span>
 знищили всі ворожі цілі в небі навколо Києва- КМВА </text:a>
</text:p>
      <text:p text:style-name="P4">
"Протиповітряна оборона Повітряних сил працювала у різних областях України – взонах відповідальності повітряних командувань "Південь", "Схід" та "Центр".Усі повітряні цілі – 8 ударних БпЛА Shahed-136/131 та 3 крилаті ракети"Калібр" знищено", - ідеться в повідомленні.</text:p>
      <text:p text:style-name="P4">
Як повідомляв Укрінформ, <text:a xlink:type="simple" xlink:href="https://www.ukrinform.ua/rubric-regions/3730375-nicna-ataka-dronami-na-kiivsini-poranenij-colovik-poskodzeni-tri-budinki.html" text:style-name="Internet_20_link" text:visited-style-name="Visited_20_Internet_20_Link">
 у двох районах Київської області</text:a>
 внаслідок падінняуламків ворожих <text:a xlink:type="simple" xlink:href="https://www.ukrinform.ua/tag-bezpilotnik" text:style-name="Internet_20_link" text:visited-style-name="Visited_20_Internet_20_Link">
 безпілотників </text:a>
поранено чоловіка, пошкоджені три приватні будинки.</text:p>
      <text:p text:style-name="P4">
Source: <text:a xlink:type="simple" xlink:href="https://www.ukrinform.ua/rubric-ato/3730385-sili-ppo-znisili-unoci-visim-droniv-shahed-i-tri-raketi-kalibr.html" text:style-name="Internet_20_link" text:visited-style-name="Visited_20_Internet_20_Link">
https://www.ukrinform.ua/rubric-ato/3730385-sili-ppo-znisili-unoci-visim-droniv-shahed-i-tri-raketi-kalibr.html</text:a>
</text:p>
      <!--NEWS-->
      <text:h text:style-name="P10" text:outline-level="1">
<text:span text:style-name="T4">
Збірна України сьогодні зіграє з Францією у чвертьфіналі ЧЄ-2023 серед молоді</text:span>
</text:h>
      <text:p text:style-name="P4">
Authors: Ukrinform (Person)</text:p>
      <text:p text:style-name="P4">
Publisher: Укринформ (Organization)</text:p>
      <text:p text:style-name="P4">
Published Time: 2023-07-02T09:32:00+03:00</text:p>
      <text:p text:style-name="P4">
Modified Time: 2023-07-02T09:32:00+03:00</text:p>
      <text:p text:style-name="P4">
Description: На молодіжному чемпіонаті Європи з футболу (гравці до 21-го року) у неділю, 2 липня, визначаться усі учасники півфінальної стадії турніру. — Укрінформ.</text:p>
      <text:p text:style-name="P4">
Images: ['<text:a xlink:type="simple" xlink:href="https://static.ukrinform.com/photos/2023_07/thumb_files/630_360_1688283443-459.jpg" text:style-name="Internet_20_link" text:visited-style-name="Visited_20_Internet_20_Link">
630_360_16882...</text:a>
']</text:p>
      <text:p text:style-name="P4">
Tags: ['Футбол', 'Молодь']</text:p>
      <text:p text:style-name="P4">
Type: Article</text:p>
      <!--METADATA-->
      <text:p text:style-name="P4">
<draw:frame draw:style-name="fr1" draw:name="Image46" text:anchor-type="as-char" svg:width="6.9236in" svg:height="3.956343in" draw:z-index="0">
<draw:image xlink:href="../Images/yкринформ/2023-07-02T09-32-00-03-00/630_360_1688283443-459.jpg" xlink:type="simple" xlink:show="embed" xlink:actuate="onLoad" draw:mime-type="image/jpeg"/>
</draw:frame>
 Намолодіжному чемпіонаті Європи з футболу (гравці до 21-го року) у неділю, 2липня, визначаться усі учасники півфінальної стадії турніру.</text:p>
      <text:p text:style-name="P4">
Українська «молодіжка» у румунському місті Клуж-Напока о 22.00 за київськимчасом зустрінеться з командою Франції, передає Укрінформ.</text:p>
      <text:p text:style-name="P4">
Переможець протистояння 5 липня у Бухаресті (Румунія) розіграє путівку у фіналз Іспанією, яка напередодні обіграла Швейцарію (2:1).</text:p>
      <text:p text:style-name="P4">
Іншу півфінальну пару складуть Ізраїль - після перемоги над Грузією (1:0) такраща команда у поєдинку Англія - Португалія.</text:p>
      <text:p text:style-name="P4">
<text:span text:style-name="T4">
Читайте також:</text:span>
 <text:a xlink:type="simple" xlink:href="https://www.ukrinform.ua/rubric-sports/3730218-sport2023-kalendar-golovnih-podij-lipna.html" text:style-name="Internet_20_link" text:visited-style-name="Visited_20_Internet_20_Link">
 Спорт-2023. Календар головних подій липня</text:a>
</text:p>
      <text:p text:style-name="P4">
Вирішальний поєдинок молодіжного чемпіонату Європи відбудеться 8 липня вБатумі (Грузія).</text:p>
      <text:p text:style-name="P4">
Фото: uaf.ua.</text:p>
      <text:p text:style-name="P4">
Source: <text:a xlink:type="simple" xlink:href="https://www.ukrinform.ua/rubric-sports/3730387-zbirna-ukraini-sogodni-zigrae-z-francieu-u-cvertfinali-ce2023-sered-molodi.html" text:style-name="Internet_20_link" text:visited-style-name="Visited_20_Internet_20_Link">
https://www.ukrinform.ua/rubric-sports/3730387-zbirna-ukraini-sogodni-zigrae-z-francieu-u-cvertfinali-ce2023-sered-molodi.html</text:a>
</text:p>
      <!--NEWS-->
      <text:h text:style-name="P10" text:outline-level="1">
<text:span text:style-name="T4">
Загарбники змушують жителів Сєвєродонецька рити окопи</text:span>
</text:h>
      <text:p text:style-name="P4">
Authors: Ukrinform (Person)</text:p>
      <text:p text:style-name="P4">
Publisher: Укринформ (Organization)</text:p>
      <text:p text:style-name="P4">
Published Time: 2023-07-02T09:33:00+03:00</text:p>
      <text:p text:style-name="P4">
Modified Time: 2023-07-02T09:33:00+03:00</text:p>
      <text:p text:style-name="P4">
Description: Жителів Сєвєродонецька, яких російські загарбники затримують за телефонні дзвінки з дахів багатоповерхівок, відправляють рити окопи. — Укрінформ.</text:p>
      <text:p text:style-name="P4">
Images: ['<text:a xlink:type="simple" xlink:href="https://static.ukrinform.com/photos/2022_08/thumb_files/630_360_1661971960-889.jpg" text:style-name="Internet_20_link" text:visited-style-name="Visited_20_Internet_20_Link">
630_360_16619...</text:a>
']</text:p>
      <text:p text:style-name="P4">
Tags: ['Луганщина', 'Сєвєродонецьк', 'Війна з Росією']</text:p>
      <text:p text:style-name="P4">
Type: Article</text:p>
      <!--METADATA-->
      <text:p text:style-name="P4">
<draw:frame draw:style-name="fr1" draw:name="Image47" text:anchor-type="as-char" svg:width="6.9236in" svg:height="3.956343in" draw:z-index="0">
<draw:image xlink:href="../Images/yкринформ/2023-07-02T09-33-00-03-00/630_360_1661971960-889.jpg" xlink:type="simple" xlink:show="embed" xlink:actuate="onLoad" draw:mime-type="image/jpeg"/>
</draw:frame>
 ЖителівСєвєродонецька, яких російські загарбники затримують за телефонні дзвінки здахів багатоповерхівок, відправляють рити окопи.</text:p>
      <text:p text:style-name="P4">
Як передає Укрінформ, про це в  <text:a xlink:type="simple" xlink:href="https://t.me/luhanskaVTSA/11768" text:style-name="Internet_20_link" text:visited-style-name="Visited_20_Internet_20_Link">
 Телеграмі </text:a>
повідомив начальник Луганської ОВА Артем Лисогор.</text:p>
      <text:p text:style-name="P4">
«Стало відомо, що відбувається з сєвєродончанами, яких упіймали за намаганнязробити дзвінок із дахів багатоповерхівок. Раніше на них накладали штраф,потім почали затримувати. Однак цього окупантам виявилося замало. Людиповертаються і розповідають, що після затримання їх відвозили за межі міста ізмушували робити укріплення для військових РФ. Риттям окопів вони займалися подва тижні», - написав Лисогор.</text:p>
      <text:p text:style-name="P4">
Начальник ОВА додав, що окупанти продовжують терор цивільного населення,відкриваючи вогонь із артилерії по селах <text:a xlink:type="simple" xlink:href="https://www.ukrinform.ua/tag-lugansina" text:style-name="Internet_20_link" text:visited-style-name="Visited_20_Internet_20_Link">
 Луганщини</text:a>
 . Напередодні знову обстрілялиНевське та територію навколо нього, а також Діброву та Білогорівку, по якій щей завдали авіаційного удару. Противник спробував просунутися південнішеДіброви, але нічого в нього не вийшло. Невдалими виявилися й намагання росіянпоблизу Невського.</text:p>
      <text:p text:style-name="P4">
<text:span text:style-name="T4">
Читайте також:</text:span>
 <text:a xlink:type="simple" xlink:href="https://www.ukrinform.ua/rubric-regions/3712165-u-zahoplenomu-severodonecku-ludi-zivut-bez-kanalizacii-svitla-ta-vodi.html" text:style-name="Internet_20_link" text:visited-style-name="Visited_20_Internet_20_Link">
 У захопленому <text:span text:style-name="T4">
Сєвєродонец</text:span>
 ьку люди живуть безканалізації, світла та води </text:a>
</text:p>
      <text:p text:style-name="P4">
«Окупаційні адміністрації Кадіївки та Алчевська перевіряють співробітники ФСБ.Допитують на наявність рідних на підконтрольній уряду України території,запитують цю інформацію й про колег», - додав Лисогор.</text:p>
      <text:p text:style-name="P4">
За його словами, перевіряють також усіх, хто має доступ «к государственнойтайне». Аналогічні заходи будуть проведені росіянами в кожному населеномупункті, бо у так званій «ЛНР» підвищують показник виявлення шпигунів.</text:p>
      <text:p text:style-name="P4">
Як повідомляв Укрінформ, російські загарбники  <text:a xlink:type="simple" xlink:href="https://www.ukrinform.ua/rubric-ato/3725609-zagarbniki-posilili-perevirki-civilnih-poblizu-severodonecka.html" text:style-name="Internet_20_link" text:visited-style-name="Visited_20_Internet_20_Link">
 посилено перевіряютьцивільних поблизу Сєвєродонецька </text:a>
. До окупованого міста можна потрапити тільки маючи місцеву реєстрацію.</text:p>
      <text:p text:style-name="P4">
Source: <text:a xlink:type="simple" xlink:href="https://www.ukrinform.ua/rubric-regions/3730388-zagarbniki-zmusuut-ziteliv-severodonecka-riti-okopi.html" text:style-name="Internet_20_link" text:visited-style-name="Visited_20_Internet_20_Link">
https://www.ukrinform.ua/rubric-regions/3730388-zagarbniki-zmusuut-ziteliv-severodonecka-riti-okopi.html</text:a>
</text:p>
      <!--NEWS-->
      <text:h text:style-name="P10" text:outline-level="1">
<text:span text:style-name="T4">
У Росії скасували головне авіашоу через побоювання щодо безпеки – британська розвідка</text:span>
</text:h>
      <text:p text:style-name="P4">
Authors: Ukrinform (Person)</text:p>
      <text:p text:style-name="P4">
Publisher: Укринформ (Organization)</text:p>
      <text:p text:style-name="P4">
Published Time: 2023-07-02T09:41:00+03:00</text:p>
      <text:p text:style-name="P4">
Modified Time: 2023-07-02T09:41:00+03:00</text:p>
      <text:p text:style-name="P4">
Description: У Російській Федерації скасували проведення головного міжнародного авіашоу «МАКС» у 2023 році унаслідок побоювання через безпеку після атаки дронами. — Укрінформ.</text:p>
      <text:p text:style-name="P4">
Images: ['<text:a xlink:type="simple" xlink:href="https://static.ukrinform.com/photos/2023_07/thumb_files/630_360_1688279532-460.jpg" text:style-name="Internet_20_link" text:visited-style-name="Visited_20_Internet_20_Link">
630_360_16882...</text:a>
']</text:p>
      <text:p text:style-name="P4">
Tags: ['БПЛА', 'Британія', 'Розвідка', 'Росія', 'Дрон', 'Авіашоу', 'Безпека']</text:p>
      <text:p text:style-name="P4">
Type: Article</text:p>
      <!--METADATA-->
      <text:p text:style-name="P4">
<draw:frame draw:style-name="fr1" draw:name="Image48" text:anchor-type="as-char" svg:width="6.9236in" svg:height="3.956343in" draw:z-index="0">
<draw:image xlink:href="../Images/yкринформ/2023-07-02T09-41-00-03-00/630_360_1688279532-460.jpg" xlink:type="simple" xlink:show="embed" xlink:actuate="onLoad" draw:mime-type="image/jpeg"/>
</draw:frame>
 УРосійській Федерації скасували проведення головного міжнародного авіашоу«МАКС» у 2023 році унаслідок побоювання через безпеку після атаки дронами.</text:p>
      <text:p text:style-name="P4">
Про це у <text:a xlink:type="simple" xlink:href="https://twitter.com/DefenceHQ/status/1675379034190934016" text:style-name="Internet_20_link" text:visited-style-name="Visited_20_Internet_20_Link">
 Твіттері</text:a>
 повідомилоМіністерство оборони Британії з посиланням на дані розвідки, передаєУкрінформ.</text:p>
      <text:p text:style-name="P4">
«Шоу, ймовірно, було скасовано здебільшого через справжні занепокоєння щодобезпеки після нещодавніх атак БПЛА у Росії. Організатори, ймовірно, такожусвідомлювали потенційну шкоду для репутації, якщо на захід приїде меншеміжнародних делегацій», пишуть експерти <text:a xlink:type="simple" xlink:href="https://www.ukrinform.ua/tag-rozvidka" text:style-name="Internet_20_link" text:visited-style-name="Visited_20_Internet_20_Link">
 розвідки.</text:a>
</text:p>
      <text:p text:style-name="P4">
«МАКС» - міжнародне авіашоу, яке проводиться раз на два роки у Підмосков’ї.Має на меті продемонструвати цивільний та військовий аерокосмічний секторРосії, залучав експортних клієнтів.</text:p>
      <text:p text:style-name="P4">
У розвідці Британії зазначають, що війна Росії проти України значно вплинулана російську аерокосмічну спільноту.</text:p>
      <text:p text:style-name="P4">
«Цей сектор відчуває труднощі під міжнародними санкціями; висококваліфікованихфахівців заохочують служити піхотою у власному ополченні космічного агентства«Роскосмос», – йдеться у зведенні.</text:p>
      <text:p text:style-name="P4">
<text:span text:style-name="T4">
Читайте також:</text:span>
 <text:a xlink:type="simple" xlink:href="https://www.ukrinform.ua/rubric-world/3729145-vagnerivci-zbili-visokocinnij-litak-rf-zadianij-proti-ukraini-britanska-rozvidka.html" text:style-name="Internet_20_link" text:visited-style-name="Visited_20_Internet_20_Link">
 «Вагнерівці» збили високоцінний літак рф, задіяний протиУкраїни - <text:span text:style-name="T4">
британська</text:span>
 <text:span text:style-name="T4">
розвідка</text:span>
 </text:a>
</text:p>
      <text:p text:style-name="P4">
Також аналітики додали, що головнокомандувач Повітряно-космічних сил РФгенерал Сергій Суровікін не з’являвся на публіці після невдалого заколотуЄвгена Пригожина 24 червня, до якого він забезпечував зв’язок з МіноборониРосії.</text:p>
      <text:p text:style-name="P4">
Як повідомляв Укрінформ, британська розвідка також повідомила, що <text:a xlink:type="simple" xlink:href="https://www.ukrinform.ua/rubric-world/3729657-vijskovi-vitrati-rf-cogoric-stanovlat-blizko-858-milarda-britanska-rozvidka.html" text:style-name="Internet_20_link" text:visited-style-name="Visited_20_Internet_20_Link">
 бюджетвійськових витрат Росії цьогоріч становив близько 6,6 трильйона рублів(близько $85,8 мільярда). </text:a>
</text:p>
      <text:p text:style-name="P4">
<text:span text:style-name="T5">
Фото з відкритих джерел</text:span>
</text:p>
      <text:p text:style-name="P4">
Source: <text:a xlink:type="simple" xlink:href="https://www.ukrinform.ua/rubric-world/3730389-u-rosii-skasuvali-golovne-aviasou-cerez-pobouvanna-sodo-bezpeki-britanska-rozvidka.html" text:style-name="Internet_20_link" text:visited-style-name="Visited_20_Internet_20_Link">
https://www.ukrinform.ua/rubric-world/3730389-u-rosii-skasuvali-golovne-aviasou-cerez-pobouvanna-sodo-bezpeki-britanska-rozvidka.html</text:a>
</text:p>
      <!--NEWS-->
      <text:h text:style-name="P10" text:outline-level="1">
<text:span text:style-name="T4">
НБА: Лень продовжить виступ у «Сакраменто»</text:span>
</text:h>
      <text:p text:style-name="P4">
Authors: Ukrinform (Person)</text:p>
      <text:p text:style-name="P4">
Publisher: Укринформ (Organization)</text:p>
      <text:p text:style-name="P4">
Published Time: 2023-07-02T09:46:39+03:00</text:p>
      <text:p text:style-name="P4">
Modified Time: 2023-07-02T09:46:39+03:00</text:p>
      <text:p text:style-name="P4">
Description: 30-річний український центровий «Сакраменто Кінгс» Олексій Лень погодив із клубом нову угоду. — Укрінформ.</text:p>
      <text:p text:style-name="P4">
Images: ['<text:a xlink:type="simple" xlink:href="https://static.ukrinform.com/photos/2023_07/thumb_files/630_360_1688280336-613.jpg" text:style-name="Internet_20_link" text:visited-style-name="Visited_20_Internet_20_Link">
630_360_16882...</text:a>
']</text:p>
      <text:p text:style-name="P4">
Tags: ['Баскетбол', 'НБА', 'Олексій Лень']</text:p>
      <text:p text:style-name="P4">
Type: Article</text:p>
      <!--METADATA-->
      <text:p text:style-name="P4">
<draw:frame draw:style-name="fr1" draw:name="Image49" text:anchor-type="as-char" svg:width="6.9236in" svg:height="3.956343in" draw:z-index="0">
<draw:image xlink:href="../Images/yкринформ/2023-07-02T09-46-39-03-00/630_360_1688280336-613.jpg" xlink:type="simple" xlink:show="embed" xlink:actuate="onLoad" draw:mime-type="image/jpeg"/>
</draw:frame>
 30-річнийукраїнський центровий «Сакраменто Кінгс» Олексій Лень погодив із клубом новуугоду.</text:p>
      <text:p text:style-name="P4">
Баскетболіст збірної України підпише однорічний <text:a xlink:type="simple" xlink:href="https://twitter.com/ShamsCharania/status/1675323169077440517" text:style-name="Internet_20_link" text:visited-style-name="Visited_20_Internet_20_Link">
 контракт</text:a>
 на 3,2 млндоларів, передає Укрінформ.</text:p>
      <text:p text:style-name="P4">
Для Олексія це буде вже 11 сезон у північноамериканській Національнійбаскетбольний асоціації (НБА).</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text:p>
      <text:p text:style-name="P4">
Лень у регулярному сезоні провів 26 матчів, набираючи в середньому 1,7 очка загру.</text:p>
      <text:p text:style-name="P4">
У плей-офф НБА гравець провів 7 матчів серії проти «Голден Стейт», набираючи2,7 очка за гру.</text:p>
      <text:p text:style-name="P4">
Фото: Getty Images.</text:p>
      <text:p text:style-name="P4">
Source: <text:a xlink:type="simple" xlink:href="https://www.ukrinform.ua/rubric-sports/3730391-nba-len-prodovzit-vistup-u-sakramento.html" text:style-name="Internet_20_link" text:visited-style-name="Visited_20_Internet_20_Link">
https://www.ukrinform.ua/rubric-sports/3730391-nba-len-prodovzit-vistup-u-sakramento.html</text:a>
</text:p>
      <!--NEWS-->
      <text:h text:style-name="P10" text:outline-level="1">
<text:span text:style-name="T4">
Україна була, є і буде морською державою: Наєв - у День ВМС України</text:span>
</text:h>
      <text:p text:style-name="P4">
Authors: Ukrinform (Person)</text:p>
      <text:p text:style-name="P4">
Publisher: Укринформ (Organization)</text:p>
      <text:p text:style-name="P4">
Published Time: 2023-07-02T09:49:46+03:00</text:p>
      <text:p text:style-name="P4">
Modified Time: 2023-07-02T09:49:46+03:00</text:p>
      <text:p text:style-name="P4">
Description: Україна була, є і буде морською державою. — Укрінформ.</text:p>
      <text:p text:style-name="P4">
Images: ['<text:a xlink:type="simple" xlink:href="https://static.ukrinform.com/photos/2023_04/thumb_files/630_360_1682399227-528.jpg" text:style-name="Internet_20_link" text:visited-style-name="Visited_20_Internet_20_Link">
630_360_16823...</text:a>
']</text:p>
      <text:p text:style-name="P4">
Tags: ['Свято', 'ВМС України', 'Сергій Наєв', 'Море']</text:p>
      <text:p text:style-name="P4">
Type: Article</text:p>
      <!--METADATA-->
      <text:p text:style-name="P4">
<draw:frame draw:style-name="fr1" draw:name="Image50" text:anchor-type="as-char" svg:width="6.9236in" svg:height="3.956343in" draw:z-index="0">
<draw:image xlink:href="../Images/yкринформ/2023-07-02T09-49-46-03-00/630_360_1682399227-528.jpg" xlink:type="simple" xlink:show="embed" xlink:actuate="onLoad" draw:mime-type="image/jpeg"/>
</draw:frame>
 Українабула, є і буде морською державою.</text:p>
      <text:p text:style-name="P4">
Про це зазначив командувач Об’єднаних сил генерал-лейтенант Сергій Наєв,вітаючи у  <text:a xlink:type="simple" xlink:href="https://t.me/SerhiyNaiev/71" text:style-name="Internet_20_link" text:visited-style-name="Visited_20_Internet_20_Link">
 Телеграмі</text:a>
військових моряків та морських піхотинців із професійним святом.</text:p>
      <text:p text:style-name="P4">
«Україна була, є й буде морською державою. Військово-Морські Сили України – цевоїни, які зупиняють і безжально нищать ворогів на морі, на суші та в повітрі,проявляючи незламний бойовий дух», - підкреслив Наєв.</text:p>
      <text:p text:style-name="P4">
Він додав, що Україна захоплюється героїзмом морських піхотинців – оборонців <text:a xlink:type="simple" xlink:href="https://www.ukrinform.ua/tag-mariupol" text:style-name="Internet_20_link" text:visited-style-name="Visited_20_Internet_20_Link">
Маріуполя </text:a>
 , пишається відвагоюпілотів морської авіації, які завдавали уражень противнику, звільняючи острівЗміїний, надихається майстерністю берегових ракетників, які вправно нищатькорабельний склад ворога.</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text:span text:style-name="T4">
Неїжпа</text:span>
 па привітав зі святом ВМС України</text:a>
</text:p>
      <text:p text:style-name="P4">
«Шановні військові моряки! Завдяки вашому вмінню воювати Одеса, Миколаїв,Херсон та інші міста півдня нашої країни залишаються під українськимипрапорами! Дякую за мужність і самопожертву, які ви демонструєте в боях ізросійським агресором», - підкреслив командувач Об’єднаних сил генерал-лейтенант Сергій Наєв.</text:p>
      <text:p text:style-name="P4">
Відповідно до Указу Президента України № 331/2015 від 12-го червня 2015-гороку День Флоту в Україні відзначається у першу неділю липня. Повна назвасвята - День Військово-Морських Сил Збройних Сил України.</text:p>
      <text:p text:style-name="P4">
_ Фото Євгена Силкіна і Романа Наумова  _</text:p>
      <text:p text:style-name="P4">
Source: <text:a xlink:type="simple" xlink:href="https://www.ukrinform.ua/rubric-society/3730392-ukraina-bula-e-i-bude-morskou-derzavou-naev-u-den-vms-ukraini.html" text:style-name="Internet_20_link" text:visited-style-name="Visited_20_Internet_20_Link">
https://www.ukrinform.ua/rubric-society/3730392-ukraina-bula-e-i-bude-morskou-derzavou-naev-u-den-vms-ukraini.html</text:a>
</text:p>
      <!--NEWS-->
      <text:h text:style-name="P10" text:outline-level="1">
<text:span text:style-name="T4">
Ворог уночі вдарив по селу на Запоріжжі, зруйнована будівля гімназії</text:span>
</text:h>
      <text:p text:style-name="P4">
Authors: Ukrinform (Person)</text:p>
      <text:p text:style-name="P4">
Publisher: Укринформ (Organization)</text:p>
      <text:p text:style-name="P4">
Published Time: 2023-07-02T09:50:00+03:00</text:p>
      <text:p text:style-name="P4">
Modified Time: 2023-07-02T09:50:00+03:00</text:p>
      <text:p text:style-name="P4">
Description: Вночі під час сигналу повітряної тривоги російські війська обстріляли Комишуваху Запорізької області, зруйнувавши будівлю гімназії. — Укрінформ.</text:p>
      <text:p text:style-name="P4">
Images: ['<text:a xlink:type="simple" xlink:href="https://static.ukrinform.com/photos/2023_07/thumb_files/630_360_1688280953-393.jpeg" text:style-name="Internet_20_link" text:visited-style-name="Visited_20_Internet_20_Link">
630_360_16882...</text:a>
']</text:p>
      <text:p text:style-name="P4">
Tags: ['Обстріл', 'Школа', 'Запоріжжя', 'Війна з Росією']</text:p>
      <text:p text:style-name="P4">
Type: Article</text:p>
      <!--METADATA-->
      <text:p text:style-name="P4">
<draw:frame draw:style-name="fr1" draw:name="Image51" text:anchor-type="as-char" svg:width="6.9236in" svg:height="3.956343in" draw:z-index="0">
<draw:image xlink:href="../Images/yкринформ/2023-07-02T09-50-00-03-00/630_360_1688280953-393.jpeg" xlink:type="simple" xlink:show="embed" xlink:actuate="onLoad" draw:mime-type="image/jpeg"/>
</draw:frame>
 Вночі підчас сигналу повітряної тривоги російські війська обстріляли КомишувахуЗапорізької області, зруйнувавши будівлю гімназії.</text:p>
      <text:p text:style-name="P4">
Про це в  <text:a xlink:type="simple" xlink:href="https://t.me/komish_gromada/507" text:style-name="Internet_20_link" text:visited-style-name="Visited_20_Internet_20_Link">
 Телеграмі </text:a>
 повідомляєКомишуваська громада, передає Укрінформ.</text:p>
      <text:p text:style-name="P4">
"Вночі російські окупанти завдали удару по Комишувасі. Вщент зруйнованаКомишуваська <text:a xlink:type="simple" xlink:href="https://www.ukrinform.ua/tag-skola" text:style-name="Internet_20_link" text:visited-style-name="Visited_20_Internet_20_Link">
 гімназія </text:a>
 "Джерело", -йдеться у дописі.</text:p>
      <text:p text:style-name="P4">
</text:p>
      <text:p text:style-name="P4">
Обійшлося без поранених і загиблих.</text:p>
      <text:p text:style-name="P4">
<text:span text:style-name="T4">
Читайте також:</text:span>
 <text:a xlink:type="simple" xlink:href="https://www.ukrinform.ua/rubric-ato/3730268-zagarbniki-obstrilali-dvi-prifrontovi-gromadi-na-zaporizzi-e-zagiblij-ta-poraneni.html" text:style-name="Internet_20_link" text:visited-style-name="Visited_20_Internet_20_Link">
 Загарбники обстріляли дві прифронтові громади на<text:span text:style-name="T4">
Запоріжж</text:span>
 і, є загиблий та поранені </text:a>
</text:p>
      <text:p text:style-name="P4">
У <text:a xlink:type="simple" xlink:href="https://t.me/komish_gromada/508" text:style-name="Internet_20_link" text:visited-style-name="Visited_20_Internet_20_Link">
 селищній раді </text:a>
 поінформували, щогімназія «Джерело» створена у 1959 році. Цей опорний заклад має філії у трьохселах громади, у ньому одночасно могли навчатися понад 800 учнів.</text:p>
      <text:p text:style-name="P4">
Під час воєнного стану у приміщенні гімназії облаштували "пункт незламності".</text:p>
      <text:p text:style-name="P4">
Селищна рада оприлюднила відео, якою була гімназія. У 2021 році за програмою«Велике будівництво» заклад пройшов реконструкцію: було проведено капітальнийремонт, оновлено дизайн, налаштовано системи опалення, освітлення,водопостачання та водовідведення. У гімназії обладнали сучасні кабінети хімії,біології і математики, комп’ютерні класи та спортивну залу, встановили сучаснеобладнання – інтерактивні проєктори, дошки та інше.</text:p>
      <text:p text:style-name="P4">
Також був розроблений проєкт благоустрою території. У гімназії мали з’явитисябагатофункціональний спортивний майданчик, легкоатлетичний сектор, тренажери,тенісний корт, альтанки для проведення занять на свіжому повітрі та багаточого іншого. Завершення робіт планувалося на 2023 рік.</text:p>
      <text:p text:style-name="P4">
Раніше повідомлялося, що <text:a xlink:type="simple" xlink:href="https://www.ukrinform.ua/rubric-regions/3730380-vorog-atakuvav-peredmista-zaporizza-ta-prifrontovi-sela-majze-60-obstriliv-za-dobu.html" text:style-name="Internet_20_link" text:visited-style-name="Visited_20_Internet_20_Link">
 протягом доби ворог здійснив 58 обстрілів</text:a>
 по території 18мирних населених пунктів: атакував передмістя обласного центру, 4 ракетніудари прийшлися по Комишувасі, двічі бив з РСЗВ по Левадному, 52 артилерійськіудари здійснив по Оріхову, Гуляйполю, Залізничному, Степногірську танавколишніх прифронтових селах.</text:p>
      <text:p text:style-name="P4">
Source: <text:a xlink:type="simple" xlink:href="https://www.ukrinform.ua/rubric-ato/3730396-vorog-unoci-vdariv-po-selu-na-zaporizzi-zrujnovana-budivla-gimnazii.html" text:style-name="Internet_20_link" text:visited-style-name="Visited_20_Internet_20_Link">
https://www.ukrinform.ua/rubric-ato/3730396-vorog-unoci-vdariv-po-selu-na-zaporizzi-zrujnovana-budivla-gimnazii.html</text:a>
</text:p>
      <!--NEWS-->
      <text:h text:style-name="P10" text:outline-level="1">
<text:span text:style-name="T4">
Росія збільшила кількість ракетоносіїв у Чорному морі, загальний залп - 16 «Калібрів»</text:span>
</text:h>
      <text:p text:style-name="P4">
Authors: Ukrinform (Person)</text:p>
      <text:p text:style-name="P4">
Publisher: Укринформ (Organization)</text:p>
      <text:p text:style-name="P4">
Published Time: 2023-07-02T09:55:00+03:00</text:p>
      <text:p text:style-name="P4">
Modified Time: 2023-07-02T09:55:00+03:00</text:p>
      <text:p text:style-name="P4">
Description: Ворог нарощує сили і засоби для продовження ракетного терору. У Чорному морі Росія збільшила кількість ракетоносіїв. — Укрінформ.</text:p>
      <text:p text:style-name="P4">
Images: ['<text:a xlink:type="simple" xlink:href="https://static.ukrinform.com/photos/2023_04/thumb_files/630_360_1680330426-334.jpg" text:style-name="Internet_20_link" text:visited-style-name="Visited_20_Internet_20_Link">
630_360_16803...</text:a>
']</text:p>
      <text:p text:style-name="P4">
Tags: ['Обстріл', ' Чорне море', 'Війна з Росією', 'Єдині новини', 'Наталія Гуменюк']</text:p>
      <text:p text:style-name="P4">
Type: Article</text:p>
      <!--METADATA-->
      <text:p text:style-name="P4">
<draw:frame draw:style-name="fr1" draw:name="Image53" text:anchor-type="as-char" svg:width="6.9236in" svg:height="3.956343in" draw:z-index="0">
<draw:image xlink:href="../Images/yкринформ/2023-07-02T09-55-00-03-00/630_360_1680330426-334.jpg" xlink:type="simple" xlink:show="embed" xlink:actuate="onLoad" draw:mime-type="image/jpeg"/>
</draw:frame>
 Ворогнарощує сили і засоби для продовження ракетного терору. У Чорному морі Росіязбільшила кількість ракетоносіїв.</text:p>
      <text:p text:style-name="P4">
Про це в ефірі загальнонаціонального телемарафону «Єдині новини» повідомилакерівниця об’єднаного пресцентру Сил оборони півдня України Наталія Гуменюк,передає Укрінформ.</text:p>
      <text:p text:style-name="P4">
"Сам факт того, що ворог нарощує і сили, і засоби, і напруження говорить проте, що пауза, яку вони тримали, була спрямована на ось цю мобілізацію сил таресурсів для того, щоб продовжувати ракетний терор", - сказала Гуменюк.</text:p>
      <text:p text:style-name="P4">
<text:span text:style-name="T4">
Читайте також:</text:span>
 <text:a xlink:type="simple" xlink:href="https://www.ukrinform.ua/rubric-ato/3730338-vorog-zdijsniv-rotaciu-raketonosiiv-u-cornomu-mori-ok-pivden.html" text:style-name="Internet_20_link" text:visited-style-name="Visited_20_Internet_20_Link">
 Ворог здійснив ротацію ракетоносіїв у Чорному морі - ОК«Південь» </text:a>
</text:p>
      <text:p text:style-name="P4">
За її даними, Росія активізувала і тактичну авіацію, і ракетоносії в <text:a xlink:type="simple" xlink:href="https://www.ukrinform.ua/tag-corne-more" text:style-name="Internet_20_link" text:visited-style-name="Visited_20_Internet_20_Link">
 Чорномуморі </text:a>
 . Корабельне угрупованнязбільшено: до двох підводних, які чергували ще з ночі, додали один надводнийракетоносій. Загальний залп «Калібрів» збільшився до 16.</text:p>
      <text:p text:style-name="P4">
При цьому росіяни активізували артилерійські обстріли. Близько 40-50 обстрілівна день. «І вночі майже така само ситуація. Тобто, ось це спосіб терору, коливночі не дають поспати та вдень освітлюють. І попутно обстрілюють. Ценагнітання обстановки, щоб залякати населення і сили оборони», - сказала вона.</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ЗСУ продовжують тиснути на російських загарбників напівдні – <text:span text:style-name="T4">
Гуменюк</text:span>
 </text:a>
</text:p>
      <text:p text:style-name="P4">
Як повідомляв Укрінформ, вночі 2 липня <text:a xlink:type="simple" xlink:href="https://www.ukrinform.ua/rubric-ato/3730385-sili-ppo-znisili-unoci-visim-droniv-shahed-i-tri-raketi-kalibr.html" text:style-name="Internet_20_link" text:visited-style-name="Visited_20_Internet_20_Link">
 сили протиповітряної оборони знищиливісім ворожих ударних БпЛА Shahed і три крилаті ракети "Калібр"</text:a>
 .</text:p>
      <text:p text:style-name="P4">
Source: <text:a xlink:type="simple" xlink:href="https://www.ukrinform.ua/rubric-ato/3730395-rosia-zbilsila-kilkist-raketonosiiv-u-cornomu-mori-zagalnij-zalp-16-kalibriv.html" text:style-name="Internet_20_link" text:visited-style-name="Visited_20_Internet_20_Link">
https://www.ukrinform.ua/rubric-ato/3730395-rosia-zbilsila-kilkist-raketonosiiv-u-cornomu-mori-zagalnij-zalp-16-kalibriv.html</text:a>
</text:p>
      <!--NEWS-->
      <text:h text:style-name="P10" text:outline-level="1">
<text:span text:style-name="T4">
Росіяни запустили по Херсонщині радіокеровану бомбу та обстріляли ферму</text:span>
</text:h>
      <text:p text:style-name="P4">
Authors: Ukrinform (Person)</text:p>
      <text:p text:style-name="P4">
Publisher: Укринформ (Organization)</text:p>
      <text:p text:style-name="P4">
Published Time: 2023-07-02T0:44:00+03:00</text:p>
      <text:p text:style-name="P4">
Modified Time: 2023-07-02T20:44:00+03:00</text:p>
      <text:p text:style-name="P4">
Description: Через російські обстріли Херсонщини поранення отримали четверо мешканців обласного центру, по Зміївці ворог запустив радіокеровану бомбу, а в Садовому знищив фермерське господарство. — Укрінформ.</text:p>
      <text:p text:style-name="P4">
Images: ['<text:a xlink:type="simple" xlink:href="https://static.ukrinform.com/photos/2023_06/thumb_files/630_360_1687240826-168.jpeg" text:style-name="Internet_20_link" text:visited-style-name="Visited_20_Internet_20_Link">
630_360_16872...</text:a>
']</text:p>
      <text:p text:style-name="P4">
Tags: ['Херсонщина', 'Обстріл', 'Війна з Росією', 'Єдині новини']</text:p>
      <text:p text:style-name="P4">
Type: Article</text:p>
      <!--METADATA-->
      <text:p text:style-name="P4">
<draw:frame draw:style-name="fr1" draw:name="Image54" text:anchor-type="as-char" svg:width="6.9236in" svg:height="3.956343in" draw:z-index="0">
<draw:image xlink:href="../Images/yкринформ/2023-07-02T0-44-00-03-00/630_360_1687240826-168.jpeg" xlink:type="simple" xlink:show="embed" xlink:actuate="onLoad" draw:mime-type="image/jpeg"/>
</draw:frame>
 Черезросійські обстріли Херсонщини поранення отримали четверо мешканців обласногоцентру, по Зміївці ворог запустив радіокеровану бомбу, а в Садовому знищивфермерське господарство.</text:p>
      <text:p text:style-name="P4">
Про це в ефірі телемарафону <text:a xlink:type="simple" xlink:href="https://www.youtube.com/watch" text:style-name="Internet_20_link" text:visited-style-name="Visited_20_Internet_20_Link">
 «Єдині новини»</text:a>
 повідомив речник ХерсонськоїОВА Олександр Толоконніков, передає кореспондент Укрінформу.</text:p>
      <text:p text:style-name="P4">
«Сьогодні по Зміївці запустили радіокеровану бомбу. Було зруйновано близькоп'яти будинків. Обійшлося без постраждалих. Також у Садовому росіяни зартилерії обстріляли фермерське господарство. Ферма майже повністю згоріла,тут теж люди не постраждали. Також будинок <text:a xlink:type="simple" xlink:href="https://www.ukrinform.ua/tag-obstril" text:style-name="Internet_20_link" text:visited-style-name="Visited_20_Internet_20_Link">
 обстріляли</text:a>
 у Комишанах», - сказав Толоконніков.</text:p>
      <text:p text:style-name="P4">
<text:span text:style-name="T4">
Читайте також:</text:span>
 <text:a xlink:type="simple" xlink:href="https://www.ukrinform.ua/rubric-regions/3730501-u-hersoni-cerez-vorozi-obstrili-stalisa-pat-pozez-u-budinkah.html" text:style-name="Internet_20_link" text:visited-style-name="Visited_20_Internet_20_Link">
 У <text:span text:style-name="T4">
Херсон</text:span>
 і через ворожі обстріли сталися п’ять пожежу будинках </text:a>
</text:p>
      <text:p text:style-name="P4">
Він також повідомив, що загалом за 2 липня в області п'ятеро поранених. Зранкувнаслідок обстрілів аптеки та закладу громадського харчування (у Херсоні -ред.) 46-річний чоловік отримав важкі поранення, а 70-річний більш легкі.Пізніше росіяни обстріляли багатоповерхівку. Там поранення середнього ступеняотримали 22-річний чоловік та його 46-річна мати. Їх госпіталізували. Станнаразі стабільний. Ще одна людина зазнала поранення в Посад-Покровському.Тракторист займався сільськогосподарськими роботами і підірвався на міні.Їхати в лікарню він відмовився.</text:p>
      <text:p text:style-name="P4">
Як повідомляв Укрінформ, російська армія минулої доби, 1 липня, здійснила <text:a xlink:type="simple" xlink:href="https://www.ukrinform.ua/rubric-regions/3730379-rosiani-86-raziv-za-dobu-obstrilali-hersonsinu-patero-poranenih.html" text:style-name="Internet_20_link" text:visited-style-name="Visited_20_Internet_20_Link">
 86обстрілів Херсонської області, п’ятеро людей дістали поранення.</text:a>
</text:p>
      <text:p text:style-name="P4">
<text:span text:style-name="T5">
Фото ілюстративне</text:span>
</text:p>
      <text:p text:style-name="P4">
Source: <text:a xlink:type="simple" xlink:href="https://www.ukrinform.ua/rubric-ato/3730587-rosiani-zapustili-po-hersonsini-radiokerovanu-bombu-ta-obstrilali-fermu.html" text:style-name="Internet_20_link" text:visited-style-name="Visited_20_Internet_20_Link">
https://www.ukrinform.ua/rubric-ato/3730587-rosiani-zapustili-po-hersonsini-radiokerovanu-bombu-ta-obstrilali-fermu.html</text:a>
</text:p>
      <!--NEWS-->
      <text:h text:style-name="P10" text:outline-level="1">
<text:span text:style-name="T4">
Систему автоматизованого відкриття сховищ планують запровадити по всьому Києву - КМВА</text:span>
</text:h>
      <text:p text:style-name="P4">
Authors: Ukrinform (Person)</text:p>
      <text:p text:style-name="P4">
Publisher: Укринформ (Organization)</text:p>
      <text:p text:style-name="P4">
Published Time: 2023-07-02T10:08:00+03:00</text:p>
      <text:p text:style-name="P4">
Modified Time: 2023-07-02T10:08:00+03:00</text:p>
      <text:p text:style-name="P4">
Description: Системи автоматизованого відкриття укриттів планують поступово запровадити по всьому Києву. — Укрінформ.</text:p>
      <text:p text:style-name="P4">
Images: ['<text:a xlink:type="simple" xlink:href="https://static.ukrinform.com/photos/2023_05/thumb_files/630_360_1684524477-301.jpeg" text:style-name="Internet_20_link" text:visited-style-name="Visited_20_Internet_20_Link">
630_360_16845...</text:a>
']</text:p>
      <text:p text:style-name="P4">
Tags: ['Київ', 'Бомбосховище', 'Укриття', 'Єдині новини']</text:p>
      <text:p text:style-name="P4">
Type: Article</text:p>
      <!--METADATA-->
      <text:p text:style-name="P4">
<draw:frame draw:style-name="fr1" draw:name="Image55" text:anchor-type="as-char" svg:width="6.9236in" svg:height="3.956343in" draw:z-index="0">
<draw:image xlink:href="../Images/yкринформ/2023-07-02T10-08-00-03-00/630_360_1684524477-301.jpeg" xlink:type="simple" xlink:show="embed" xlink:actuate="onLoad" draw:mime-type="image/jpeg"/>
</draw:frame>
 Системиавтоматизованого відкриття укриттів планують поступово запровадити по всьомуКиєву.</text:p>
      <text:p text:style-name="P4">
Про це речник Київської міської військової адміністрації Михайло Шамановсказав у ефірі телемарафону «Єдині новини», передає Укрінформ.</text:p>
      <text:p text:style-name="P4">
«Ця система зараз пілотна. Вона запроваджується у Дарницькому районі. Ми намісці перевірили, як вона працює. Думаю, що поступово така система будезапроваджена в усіх районах Києва і по всій Україні. До речі, у Вінниці вонавже працює», - сказав Шаманов.</text:p>
      <text:p text:style-name="P4">
За його словами, згідно з розпорядженням КМДА, нині проводиться вдосконаленняфонду укриттів. Шукаються нові приміщення, які можуть бути введені вексплуатацію як укриття. Тобто, там може бути проведено електрику, розміщенопротипожежний щит.</text:p>
      <text:p text:style-name="P4">
<text:span text:style-name="T4">
Читайте також:</text:span>
 <text:a xlink:type="simple" xlink:href="https://www.ukrinform.ua/rubric-kyiv/3729500-fond-help-for-ukraine-dopomagae-oblastovuvati-ukritta-v-stolici.html" text:style-name="Internet_20_link" text:visited-style-name="Visited_20_Internet_20_Link">
 Фонд «Help for Ukraine» допомагає облаштовувати<text:span text:style-name="T4">
укриття</text:span>
 в столиці </text:a>
</text:p>
      <text:p text:style-name="P4">
«Це паркінги, це підвали, це якісь приватні приміщення, наприклад ресторани,які колись були у фонді захисних споруд. Якщо приміщення, яке є у фондізахисних споруд і воно є на мапі укриттів для укриття, але не відповідаєнормам, і про це неодноразово скаржилися люди, проводиться експертиза, і цевиводиться. А натомість шукається поруч, яке може стати укриттям після певнихвідповідних процедур», - додав речник Київської міської військовоїадміністрації.</text:p>
      <text:p text:style-name="P4">
Як повідомлялося, <text:a xlink:type="simple" xlink:href="https://www.ukrinform.ua/rubric-kyiv/3728281-u-stolici-zapracue-elektronna-sistema-dostupu-do-ukrittiv.html" text:style-name="Internet_20_link" text:visited-style-name="Visited_20_Internet_20_Link">
 вже тестують систему автоматизованого відкриття укриттів.</text:a>
 Перший такий пристрій з’явився в одній ізбудівель цивільного захисту. Система має чотири незалежні варіанти відкриттядверей в укриття: автоматично, коли в місті оголошується повітряна тривога;дистанційно диспетчером за викликом відвідувачів; фізичним «ключем» на кшталтключа до звичайного домофону; через пін-код, що генерується в чат-боті"Бомбосховища Києва".</text:p>
      <text:p text:style-name="P4">
Source: <text:a xlink:type="simple" xlink:href="https://www.ukrinform.ua/rubric-kyiv/3730400-sistemu-avtomatizovanogo-vidkritta-shovis-planuut-zaprovaditi-po-vsomu-kievu-kmva.html" text:style-name="Internet_20_link" text:visited-style-name="Visited_20_Internet_20_Link">
https://www.ukrinform.ua/rubric-kyiv/3730400-sistemu-avtomatizovanogo-vidkritta-shovis-planuut-zaprovaditi-po-vsomu-kievu-kmva.html</text:a>
</text:p>
      <!--NEWS-->
      <text:h text:style-name="P10" text:outline-level="1">
<text:span text:style-name="T4">
Українці Чорногуз і Кочанов стали бронзовими призерами Євро-2023 з вільної боротьби</text:span>
</text:h>
      <text:p text:style-name="P4">
Authors: Ukrinform (Person)</text:p>
      <text:p text:style-name="P4">
Publisher: Укринформ (Organization)</text:p>
      <text:p text:style-name="P4">
Published Time: 2023-07-02T10:13:00+03:00</text:p>
      <text:p text:style-name="P4">
Modified Time: 2023-07-02T22:13:00+03:00</text:p>
      <text:p text:style-name="P4">
Description: У заключний день чемпіонату Європи зі спортивної боротьби (атлети до 20-ти років) у Сантьяго-де-Компостела (Іспанія) на п'єдестал змагань піднялися українці Іван Чорногуз та Володимир Кочанов. — Укрінформ.</text:p>
      <text:p text:style-name="P4">
Images: ['<text:a xlink:type="simple" xlink:href="https://static.ukrinform.com/photos/2023_07/thumb_files/630_360_1688325160-672.jpg" text:style-name="Internet_20_link" text:visited-style-name="Visited_20_Internet_20_Link">
630_360_16883...</text:a>
']</text:p>
      <text:p text:style-name="P4">
Tags: ['вільна боротьба']</text:p>
      <text:p text:style-name="P4">
Type: Article</text:p>
      <!--METADATA-->
      <text:p text:style-name="P4">
<draw:frame draw:style-name="fr1" draw:name="Image56" text:anchor-type="as-char" svg:width="6.9236in" svg:height="3.956343in" draw:z-index="0">
<draw:image xlink:href="../Images/yкринформ/2023-07-02T10-13-00-03-00/630_360_1688325160-672.jpg" xlink:type="simple" xlink:show="embed" xlink:actuate="onLoad" draw:mime-type="image/jpeg"/>
</draw:frame>
 Узаключний день чемпіонату Європи зі спортивної боротьби (атлети до 20-тироків) у Сантьяго-де-Компостела (Іспанія) на п'єдестал змагань піднялисяукраїнці Іван Чорногуз та Володимир Кочанов.</text:p>
      <text:p text:style-name="P4">
Чорногуз виграв «бронзу» у ваговій категорії до 86 кг, а Кочанов ставбронзовим призером чемпіонату Європи з вільної боротьби у вазі до 125 кг,передає Укрінформ.</text:p>
      <text:p text:style-name="P4">
<text:span text:style-name="T4">
Читайте також:</text:span>
 <text:a xlink:type="simple" xlink:href="https://www.ukrinform.ua/rubric-sports/3730406-ukrainski-vilniki-zdobuli-dva-zolota-na-cempionati-evropi-u20.html" text:style-name="Internet_20_link" text:visited-style-name="Visited_20_Internet_20_Link">
 Українські «вільники» здобули два «золота» на чемпіонатіЄвропи U20 </text:a>
</text:p>
      <text:p text:style-name="P4">
Днем раніше «золото» Євро-2023 (U20) здобули Микита Зубаль (65 кг) та ІванПримаченко (97 кг).</text:p>
      <text:p text:style-name="P4">
Фото: ukrwrestling.com.ua.</text:p>
      <text:p text:style-name="P4">
Source: <text:a xlink:type="simple" xlink:href="https://www.ukrinform.ua/rubric-sports/3730608-ukrainci-cornoguz-i-kocanov-stali-bronzovimi-prizerami-evro2023-z-vilnoi-borotbi.html" text:style-name="Internet_20_link" text:visited-style-name="Visited_20_Internet_20_Link">
https://www.ukrinform.ua/rubric-sports/3730608-ukrainci-cornoguz-i-kocanov-stali-bronzovimi-prizerami-evro2023-z-vilnoi-borotbi.html</text:a>
</text:p>
      <!--NEWS-->
      <text:h text:style-name="P10" text:outline-level="1">
<text:span text:style-name="T4">
Залужний привітав бойових побратимів із Днем ВМС України</text:span>
</text:h>
      <text:p text:style-name="P4">
Authors: Ukrinform (Person)</text:p>
      <text:p text:style-name="P4">
Publisher: Укринформ (Organization)</text:p>
      <text:p text:style-name="P4">
Published Time: 2023-07-02T10:21:00+03:00</text:p>
      <text:p text:style-name="P4">
Modified Time: 2023-07-02T10:21:00+03:00</text:p>
      <text:p text:style-name="P4">
Description: Головнокомандувач Збройних сил України Валерій Залужний привітав Військово-морські сили ЗСУ з професійним святом і подякував за вірність, стійкість та професійність.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Свято', 'ВМС України', 'Валерій Залужний', 'Війна з Росією']</text:p>
      <text:p text:style-name="P4">
Type: Article</text:p>
      <!--METADATA-->
      <text:p text:style-name="P4">
<draw:frame draw:style-name="fr1" draw:name="Image57" text:anchor-type="as-char" svg:width="6.9236in" svg:height="3.956343in" draw:z-index="0">
<draw:image xlink:href="../Images/yкринформ/2023-07-02T10-21-00-03-00/630_360_1676531390-589.jpg" xlink:type="simple" xlink:show="embed" xlink:actuate="onLoad" draw:mime-type="image/jpeg"/>
</draw:frame>
Головнокомандувач Збройних сил України Валерій Залужний привітав Військово-морські сили ЗСУ з професійним святом і подякував за вірність, стійкість тапрофесійність.</text:p>
      <text:p text:style-name="P4">
Як передає Укрінформ, про це головнокомандувач ЗСУ написав у <text:a xlink:type="simple" xlink:href="https://t.me/CinCAFU/524" text:style-name="Internet_20_link" text:visited-style-name="Visited_20_Internet_20_Link">
 Телеграмі</text:a>
 та опублікував відповідне відео.</text:p>
      <text:p text:style-name="P4">
"Вітаю бойових побратимів з Днем Військово-Морських Сил Збройних Сил України”,- наголосив Залужний і подякував за вірність, стійкість та професійність.</text:p>
      <text:p text:style-name="P4">
_Джерело:<text:a xlink:type="simple" xlink:href="https://www.facebook.com/watch/" text:style-name="Internet_20_link" text:visited-style-name="Visited_20_Internet_20_Link">
 Головнокомандувач ЗС України</text:a>
 _</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text:span text:style-name="T4">
Неїжпапа</text:span>
 привітав зі святом ВМС України </text:a>
</text:p>
      <text:p text:style-name="P4">
Як повідомлялося, у 2015 році указом тодішнього Президента України ПетраПорошенка День <text:a xlink:type="simple" xlink:href="https://www.ukrinform.ua/tag-vms-ukraini" text:style-name="Internet_20_link" text:visited-style-name="Visited_20_Internet_20_Link">
 Військово-морських сил Збройних сил України</text:a>
 був встановлений на першу неділюлипня. Цього року свято випадає на 2 липня.</text:p>
      <text:p text:style-name="P4">
Source: <text:a xlink:type="simple" xlink:href="https://www.ukrinform.ua/rubric-ato/3730402-zaluznij-privitav-bojovih-pobratimiv-iz-dnem-vms-ukraini.html" text:style-name="Internet_20_link" text:visited-style-name="Visited_20_Internet_20_Link">
https://www.ukrinform.ua/rubric-ato/3730402-zaluznij-privitav-bojovih-pobratimiv-iz-dnem-vms-ukraini.html</text:a>
</text:p>
      <!--NEWS-->
      <text:h text:style-name="P10" text:outline-level="1">
<text:span text:style-name="T4">
Українські «вільники» здобули два «золота» на чемпіонаті Європи U20</text:span>
</text:h>
      <text:p text:style-name="P4">
Authors: Ukrinform (Person)</text:p>
      <text:p text:style-name="P4">
Publisher: Укринформ (Organization)</text:p>
      <text:p text:style-name="P4">
Published Time: 2023-07-02T10:32:14+03:00</text:p>
      <text:p text:style-name="P4">
Modified Time: 2023-07-02T10:32:14+03:00</text:p>
      <text:p text:style-name="P4">
Description: У передостанній день чемпіонату Європи зі спортивної боротьби (атлети до 20-ти років) у Сантьяго-де-Компостела (Іспанія) на найвищу сходинку п'єдесталу піднялися українці Микита Зубаль та Іван Примаченко. — Укрінформ.</text:p>
      <text:p text:style-name="P4">
Images: ['<text:a xlink:type="simple" xlink:href="https://static.ukrinform.com/photos/2023_07/thumb_files/630_360_1688282458-938.jpg" text:style-name="Internet_20_link" text:visited-style-name="Visited_20_Internet_20_Link">
630_360_16882...</text:a>
']</text:p>
      <text:p text:style-name="P4">
Tags: ['вільна боротьба']</text:p>
      <text:p text:style-name="P4">
Type: Article</text:p>
      <!--METADATA-->
      <text:p text:style-name="P4">
<draw:frame draw:style-name="fr1" draw:name="Image58" text:anchor-type="as-char" svg:width="6.9236in" svg:height="3.956343in" draw:z-index="0">
<draw:image xlink:href="../Images/yкринформ/2023-07-02T10-32-14-03-00/630_360_1688282458-938.jpg" xlink:type="simple" xlink:show="embed" xlink:actuate="onLoad" draw:mime-type="image/jpeg"/>
</draw:frame>
 Упередостанній день чемпіонату Європи зі спортивної боротьби (атлети до 20-тироків) у Сантьяго-де-Компостела (Іспанія) на найвищу сходинку п'єдесталупіднялися українці Микита Зубаль та Іван Примаченко.</text:p>
      <text:p text:style-name="P4">
Зубаль виграв «золото» у ваговій категорії до 65 кг, а Примаченко ставчемпіоном Європи з вільної боротьби у вазі до 97 кг, передає Укрінформ.</text:p>
      <text:p text:style-name="P4">
<text:span text:style-name="T4">
Читайте також:</text:span>
 <text:a xlink:type="simple" xlink:href="https://www.ukrinform.ua/rubric-sports/3730104-zinoca-zbirna-ukraini-z-borotbi-u20-vigrala-cempionat-evropi-v-ispanii.html" text:style-name="Internet_20_link" text:visited-style-name="Visited_20_Internet_20_Link">
 Жіноча збірна України з <text:span text:style-name="T4">
боротьби</text:span>
 U20 вигралачемпіонат Європи в Іспанії </text:a>
</text:p>
      <text:p text:style-name="P4">
У заключний день Євро-2023 U20 у сутичках за «бронзу» виступлять українціВадим Цуркан (74 кг), Іван Чорногуз (86 кг) та Володимир Кочанов (125 кг).</text:p>
      <text:p text:style-name="P4">
На фото: Іван Примаченко (uww.org).</text:p>
      <text:p text:style-name="P4">
Source: <text:a xlink:type="simple" xlink:href="https://www.ukrinform.ua/rubric-sports/3730406-ukrainski-vilniki-zdobuli-dva-zolota-na-cempionati-evropi-u20.html" text:style-name="Internet_20_link" text:visited-style-name="Visited_20_Internet_20_Link">
https://www.ukrinform.ua/rubric-sports/3730406-ukrainski-vilniki-zdobuli-dva-zolota-na-cempionati-evropi-u20.html</text:a>
</text:p>
      <!--NEWS-->
      <text:h text:style-name="P10" text:outline-level="1">
<text:span text:style-name="T4">
У Повітряних силах не виключають, що Іран може постачати Росії дрони Mohajer-6</text:span>
</text:h>
      <text:p text:style-name="P4">
Authors: Ukrinform (Person)</text:p>
      <text:p text:style-name="P4">
Publisher: Укринформ (Organization)</text:p>
      <text:p text:style-name="P4">
Published Time: 2023-07-02T10:35:00+03:00</text:p>
      <text:p text:style-name="P4">
Modified Time: 2023-07-02T10:35:00+03:00</text:p>
      <text:p text:style-name="P4">
Description: Речник Повітряних сил ЗСУ Юрій Ігнат не виключає того, що Росія може отримати від Ірану не тільки БПЛА Shahed, а й Mohajer-6, бо співпраця Тегерана та Москви у цьому напрямі триває. — Укрінформ.</text:p>
      <text:p text:style-name="P4">
Images: ['<text:a xlink:type="simple" xlink:href="https://static.ukrinform.com/photos/2022_09/thumb_files/630_360_1663956593-958.jpg" text:style-name="Internet_20_link" text:visited-style-name="Visited_20_Internet_20_Link">
630_360_16639...</text:a>
']</text:p>
      <text:p text:style-name="P4">
Tags: ['Безпілотник', 'БПЛА', 'Іран', 'Дрон', 'Повітряні сили ЗСУ', 'Війна з Росією']</text:p>
      <text:p text:style-name="P4">
Type: Article</text:p>
      <!--METADATA-->
      <text:p text:style-name="P4">
<draw:frame draw:style-name="fr1" draw:name="Image59" text:anchor-type="as-char" svg:width="6.9236in" svg:height="3.956343in" draw:z-index="0">
<draw:image xlink:href="../Images/yкринформ/2023-07-02T10-35-00-03-00/630_360_1663956593-958.jpg" xlink:type="simple" xlink:show="embed" xlink:actuate="onLoad" draw:mime-type="image/jpeg"/>
</draw:frame>
 РечникПовітряних сил ЗСУ Юрій Ігнат не виключає того, що Росія може отримати відІрану не тільки БПЛА Shahed, а й Mohajer-6, бо співпраця Тегерана та Москви уцьому напрямі триває.</text:p>
      <text:p text:style-name="P4">
Про це він сказав в ефірі загальнонаціонального телемарафону «Єдині новини»,передає Укрінформ.</text:p>
      <text:p text:style-name="P4">
«Те, що противник постійно отримує з Ірану ударні БПЛА, ніхто в цьому несумнівається. Це видно по перельотах з Тегерана в Москву військово-транспортних літаків, які є регулярними. Так само як і перевезення, ймовірно,морським шляхом Каспійським морем. Це Астрахань та Махачкала, які готові безпроблем приймати іранські вантажі. Тому питання в тому, який обсяг готовийІран надавати й надалі Росії та чи буде це у майбутньому зроблено в іншийспосіб, типу як Росія їх виготовлятиме на своїй території чи на територіяхінших держав. Зрештою, співпраця Ірану із Москвою триває, не лише Shahed,можливо й інші типи <text:a xlink:type="simple" xlink:href="https://www.ukrinform.ua/tag-bpla" text:style-name="Internet_20_link" text:visited-style-name="Visited_20_Internet_20_Link">
 БПЛА </text:a>
 будутьдоставлятися на територію держави–окупанта, скажімо такі, які Mohajer-6», -сказав Ігнат.</text:p>
      <text:p text:style-name="P4">
Відео: телемарафон «Єдині новини»</text:p>
      <text:p text:style-name="P4">
За його словами, при цьому міжнародні партнери оголошують пакетами допомогуУкраїні, в яких йдеться про різного плану підтримку, в тому числі й ту, якапов’язана із ППО. Вони не інформують про точну кількість, аби не давати ворогуінформацію.</text:p>
      <text:p text:style-name="P4">
<text:span text:style-name="T4">
Читайте також:</text:span>
 <text:a xlink:type="simple" xlink:href="https://www.ukrinform.ua/rubric-world/3729104-es-zbiraetsa-prodovziti-sankcii-proti-iranu-cerez-postacanna-zbroi-do-rosii.html" text:style-name="Internet_20_link" text:visited-style-name="Visited_20_Internet_20_Link">
 ЄС збирається продовжити санкції проти <text:span text:style-name="T4">
Іран</text:span>
 у черезпостачання зброї до Росії </text:a>
</text:p>
      <text:p text:style-name="P4">
«Безумовно, ми залежимо від цих поставок. Ви бачите інтенсивність веденняпротиповітряного бою», - додав він.</text:p>
      <text:p text:style-name="P4">
Як повідомляв Укрінформ, раніше речник Повітряних сил ЗСУ Юрій Ігнатприпустив, що <text:a xlink:type="simple" xlink:href="https://www.ukrinform.ua/rubric-ato/3727683-u-povitranih-silah-vvazaut-so-iran-postacae-rosii-sahedi-povitram-ta-morem.html" text:style-name="Internet_20_link" text:visited-style-name="Visited_20_Internet_20_Link">
 Іран для постачання Росії «Шахедів» використовує не лишеповітря, а й море. </text:a>
 Іранвикористовує прямий шлях для поставок зброї в Росію, з яким країни Заходунічого не можуть зробити. Через Каспійське море з Тегерана до Москви йдедедалі більше можливих вантажів зі зброєю. Експерти вважають, що цей маршрутвикористовується для перевезення безпілотників, куль і мінометних снарядів,які Росія закупила для війни в Україні.</text:p>
      <text:p text:style-name="P4">
<text:span text:style-name="T5">
Фото: ISW</text:span>
</text:p>
      <text:p text:style-name="P4">
Source: <text:a xlink:type="simple" xlink:href="https://www.ukrinform.ua/rubric-ato/3730407-u-povitranih-silah-ne-viklucaut-so-iran-moze-postacati-rosii-droni-mohajer6.html" text:style-name="Internet_20_link" text:visited-style-name="Visited_20_Internet_20_Link">
https://www.ukrinform.ua/rubric-ato/3730407-u-povitranih-silah-ne-viklucaut-so-iran-moze-postacati-rosii-droni-mohajer6.html</text:a>
</text:p>
      <!--NEWS-->
      <text:h text:style-name="P10" text:outline-level="1">
<text:span text:style-name="T4">
У Сербії знову відбувся протест - скандували гасла проти Вучича і жбурляли туалетний папір</text:span>
</text:h>
      <text:p text:style-name="P4">
Authors: Ukrinform (Person)</text:p>
      <text:p text:style-name="P4">
Publisher: Укринформ (Organization)</text:p>
      <text:p text:style-name="P4">
Published Time: 2023-07-02T10:44:00+03:00</text:p>
      <text:p text:style-name="P4">
Modified Time: 2023-07-02T10:44:00+03:00</text:p>
      <text:p text:style-name="P4">
Description: Тисячі людей у Белграді мітингували в суботу біля проурядової телестанції з вимогою позбавлення її ліцензії на мовлення через пропагування насильства після двох масових стрілянин у травні. — Укрінформ.</text:p>
      <text:p text:style-name="P4">
Images: ['<text:a xlink:type="simple" xlink:href="https://static.ukrinform.com/photos/2023_07/thumb_files/630_360_1688283829-482.jpg" text:style-name="Internet_20_link" text:visited-style-name="Visited_20_Internet_20_Link">
630_360_16882...</text:a>
']</text:p>
      <text:p text:style-name="P4">
Tags: ['Протест', 'Сербія', 'Стрілянина', 'Вучич']</text:p>
      <text:p text:style-name="P4">
Type: Article</text:p>
      <!--METADATA-->
      <text:p text:style-name="P4">
<draw:frame draw:style-name="fr1" draw:name="Image60" text:anchor-type="as-char" svg:width="6.9236in" svg:height="3.956343in" draw:z-index="0">
<draw:image xlink:href="../Images/yкринформ/2023-07-02T10-44-00-03-00/630_360_1688283829-482.jpg" xlink:type="simple" xlink:show="embed" xlink:actuate="onLoad" draw:mime-type="image/jpeg"/>
</draw:frame>
 Тисячілюдей у Белграді мітингували в суботу біля проурядової телестанції з вимогоюпозбавлення її ліцензії на мовлення через пропагування насильства після двохмасових стрілянин у травні.</text:p>
      <text:p text:style-name="P4">
Як передає Укрінформ, про це повідомляє  <text:a xlink:type="simple" xlink:href="https://apnews.com/article/serbia-protests-mass-shootings-vucic-media-741e4dbb79f431400f057fca29979566" text:style-name="Internet_20_link" text:visited-style-name="Visited_20_Internet_20_Link">
 Associated Press</text:a>
 .</text:p>
      <text:p text:style-name="P4">
Акція протесту розпочалася біля будівлі сербського парламенту, після чоготисячі людей пройшли до будівлі телестанції Pink TV, де були розміщені десяткиохоронців.</text:p>
      <text:p text:style-name="P4">
Демонстранти голосно освистували офіси телестанції, скандували гасла протичинного президента <text:a xlink:type="simple" xlink:href="https://www.ukrinform.ua/tag-serbia" text:style-name="Internet_20_link" text:visited-style-name="Visited_20_Internet_20_Link">
 Сербії </text:a>
 АлександаВучича та жбурляли у будівлю рулони туалетного паперу.</text:p>
      <text:p text:style-name="P4">
Протестувальники закликали вжити заходів проти Pink TV та іншого комерційногомовника, а також проурядових таблоїдів після масових стрілянин у травні.</text:p>
      <text:p text:style-name="P4">
Люди також вимагали усунення основних співробітників служби безпеки та органумоніторингу ЗМІ.</text:p>
      <text:p text:style-name="P4">
Вучич проголошені учасниками акції вимоги відхилив. Влада Сербії відкидаєбудь-яку відповідальність за травневі напади.</text:p>
      <text:p text:style-name="P4">
<text:span text:style-name="T4">
Читайте також:</text:span>
 <text:a xlink:type="simple" xlink:href="https://www.ukrinform.ua/rubric-world/3705105-serbska-policia-zaarestuvala-pidozruvanogo-u-drugomu-masovomu-vbivstvi.html" text:style-name="Internet_20_link" text:visited-style-name="Visited_20_Internet_20_Link">
 <text:span text:style-name="T4">
Сербська</text:span>
 <text:span text:style-name="T4">
поліція</text:span>
 <text:span text:style-name="T4">
заарештувала</text:span>
<text:span text:style-name="T4">
підозрюваного</text:span>
 у <text:span text:style-name="T4">
другому</text:span>
 <text:span text:style-name="T4">
масовому</text:span>
 <text:span text:style-name="T4">
вбивстві</text:span>
</text:a>
</text:p>
      <text:p text:style-name="P4">
Менші акції протесту також відбулися у суботу в кількох містах та частинахСербії.</text:p>
      <text:p text:style-name="P4">
Як повідомляв Укрінформ, унаслідок  <text:a xlink:type="simple" xlink:href="https://www.ukrinform.ua/rubric-world/3704943-u-serbii-znovu-masova-strilanina-vosmero-zagiblih.html" text:style-name="Internet_20_link" text:visited-style-name="Visited_20_Internet_20_Link">
 масової стрілянини в Сербії</text:a>
 3 та 5 травня  загинули 18 людей  .</text:p>
      <text:p text:style-name="P4">
Серби здали понад 3 000 одиниць нелегальної зброї та її запчастин у перші двадні дії амністії, запровадженої після стрілянин.</text:p>
      <text:p text:style-name="P4">
Після травневих інцидентів країну накрила масова хвиля антиурядових протестів.</text:p>
      <text:p text:style-name="P4">
_ Фото: USA NEWS  _</text:p>
      <text:p text:style-name="P4">
Source: <text:a xlink:type="simple" xlink:href="https://www.ukrinform.ua/rubric-ato/3730409-u-serbii-znovu-vidbuvsa-protest-skanduvali-gasla-proti-vucica-i-zburlali-tualetnij-papir.html" text:style-name="Internet_20_link" text:visited-style-name="Visited_20_Internet_20_Link">
https://www.ukrinform.ua/rubric-ato/3730409-u-serbii-znovu-vidbuvsa-protest-skanduvali-gasla-proti-vucica-i-zburlali-tualetnij-papir.html</text:a>
</text:p>
      <!--NEWS-->
      <text:h text:style-name="P10" text:outline-level="1">
<text:span text:style-name="T4">
Російські військові поранили в Україні вже 1036 дітей</text:span>
</text:h>
      <text:p text:style-name="P4">
Authors: Ukrinform (Person)</text:p>
      <text:p text:style-name="P4">
Publisher: Укринформ (Organization)</text:p>
      <text:p text:style-name="P4">
Published Time: 2023-07-02T10:49:00+03:00</text:p>
      <text:p text:style-name="P4">
Modified Time: 2023-07-02T10:49:00+03:00</text:p>
      <text:p text:style-name="P4">
Description: Армія Російської Федерації завдала поранень в Україні вже 1036 дітям.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Поранені', 'Війна з Росією']</text:p>
      <text:p text:style-name="P4">
Type: Article</text:p>
      <!--METADATA-->
      <text:p text:style-name="P4">
<draw:frame draw:style-name="fr1" draw:name="Image61" text:anchor-type="as-char" svg:width="6.9236in" svg:height="3.956343in" draw:z-index="0">
<draw:image xlink:href="../Images/yкринформ/2023-07-02T10-49-00-03-00/630_360_1685537728-468.jpg" xlink:type="simple" xlink:show="embed" xlink:actuate="onLoad" draw:mime-type="image/jpeg"/>
</draw:frame>
 АрміяРосійської Федерації завдала поранень в Україні вже 1036 дітям.</text:p>
      <text:p text:style-name="P4">
Як передає Укрінформ, про це Офіс генерального прокурора повідомляє у <text:a xlink:type="simple" xlink:href="https://t.me/pgo_gov_ua/14012" text:style-name="Internet_20_link" text:visited-style-name="Visited_20_Internet_20_Link">
Телеграмі. </text:a>
</text:p>
      <text:p text:style-name="P4">
"Станом на ранок 2 липня 2023 року більш ніж 1530 <text:a xlink:type="simple" xlink:href="https://www.ukrinform.ua/tag-diti" text:style-name="Internet_20_link" text:visited-style-name="Visited_20_Internet_20_Link">
 дітей</text:a>
 постраждали в Україні внаслідокповномасштабної збройної агресії рф. За офіційною інформацією ювенальнихпрокурорів, 494 дитини загинули та понад 1036 отримали поранення різногоступеня тяжкості", - ідеться в повідомленні.</text:p>
      <text:p text:style-name="P4">
Дані не є остаточними. Триває робота з їх встановлення в місцях веденнябойових дій, на тимчасово захоплених та звільнених територіях.</text:p>
      <text:p text:style-name="P4">
<text:span text:style-name="T4">
Читайте також:</text:span>
 <text:a xlink:type="simple" xlink:href="https://www.ukrinform.ua/rubric-ato/3730140-u-hersoni-cerez-vorozij-obstril-poraneni-dvoe-ditej.html" text:style-name="Internet_20_link" text:visited-style-name="Visited_20_Internet_20_Link">
 У Херсоні через ворожий обстріл поранені двоє <text:span text:style-name="T4">
дітей</text:span>
</text:a>
</text:p>
      <text:p text:style-name="P4">
Найбільше постраждало дітей у Донецькій області - 472, Харківській - 285,Київській - 129, Херсонській - 113, Запорізькій - 91, Миколаївській - 89,Дніпропетровській - 83, Чернігівській - 71, Луганській - 67.</text:p>
      <text:p text:style-name="P4">
1 липня внаслідок обстрілу ворогом Балаклії Харківської області постраждав14-річний хлопець.</text:p>
      <text:p text:style-name="P4">
Як повідомляв Укрінформ, <text:a xlink:type="simple" xlink:href="https://www.ukrinform.ua/rubric-society/3729733-ukraina-znae-pro-misceperebuvanna-majze-195-tisaci-ditej-vivezenih-rosieu-ombudsmen.html" text:style-name="Internet_20_link" text:visited-style-name="Visited_20_Internet_20_Link">
 Україна має інформацію щодо місця перебування 19498 дітей, вивезених Росією. </text:a>
</text:p>
      <text:p text:style-name="P4">
Source: <text:a xlink:type="simple" xlink:href="https://www.ukrinform.ua/rubric-ato/3730393-rosijski-vijskovi-poranili-v-ukraini-vze-1036-ditej.html" text:style-name="Internet_20_link" text:visited-style-name="Visited_20_Internet_20_Link">
https://www.ukrinform.ua/rubric-ato/3730393-rosijski-vijskovi-poranili-v-ukraini-vze-1036-ditej.html</text:a>
</text:p>
      <!--NEWS-->
      <text:h text:style-name="P10" text:outline-level="1">
<text:span text:style-name="T4">
Збиті ППО три «Калібри» росіяни запустили близько п'ятої ранку - Ігнат</text:span>
</text:h>
      <text:p text:style-name="P4">
Authors: Ukrinform (Person)</text:p>
      <text:p text:style-name="P4">
Publisher: Укринформ (Organization)</text:p>
      <text:p text:style-name="P4">
Published Time: 2023-07-02T10:54:49+03:00</text:p>
      <text:p text:style-name="P4">
Modified Time: 2023-07-02T10:54:49+03:00</text:p>
      <text:p text:style-name="P4">
Description: Три крилаті ракети "Калібр" росіяни випустили близько п'ятої ранку, як і зазвичай, зненацька - так, аби українські сили оборони не мали можливості швидко зреагувати. — Укрінформ.</text:p>
      <text:p text:style-name="P4">
Images: ['<text:a xlink:type="simple" xlink:href="https://static.ukrinform.com/photos/2022_11/thumb_files/630_360_1667820372-447.jpg" text:style-name="Internet_20_link" text:visited-style-name="Visited_20_Internet_20_Link">
630_360_16678...</text:a>
']</text:p>
      <text:p text:style-name="P4">
Tags: ['Війна з Росією', 'ППО', 'Shahed-136', 'Єдині новини', 'Юрій Ігнат']</text:p>
      <text:p text:style-name="P4">
Type: Article</text:p>
      <!--METADATA-->
      <text:p text:style-name="P4">
<draw:frame draw:style-name="fr1" draw:name="Image62" text:anchor-type="as-char" svg:width="6.9236in" svg:height="3.956343in" draw:z-index="0">
<draw:image xlink:href="../Images/yкринформ/2023-07-02T10-54-49-03-00/630_360_1667820372-447.jpg" xlink:type="simple" xlink:show="embed" xlink:actuate="onLoad" draw:mime-type="image/jpeg"/>
</draw:frame>
 Трикрилаті ракети "Калібр" росіяни випустили близько п'ятої ранку, як і зазвичай,зненацька - так, аби українські сили оборони не мали можливості швидкозреагувати.</text:p>
      <text:p text:style-name="P4">
Про це в ефірі загальнонаціонального телемарафону «Єдині новини» сказав речникПовітряних сил ЗСУ Юрій Ігнат, передає Укрінформ.</text:p>
      <text:p text:style-name="P4">
«Ну і «Калібри». Бачите, їх небагато, але все одно випускають і роблять цедоволі приховано й зненацька. Буває так, що дуже пізно з'ясовується, що можебути такий запуск, тому що противник використовує різні носії. Такі якпідводні човни, наприклад, для того, щоб завдати удару так, щоб ми не встиглиприготуватися. Але ми бачимо, що і ППО, й інші складові сил оборони успішновідреагували на ті загрози і знищили й "Калібри", і "Шахеди". "Калібри" булиблизько п'ятої ранку, а "Шахеди" - вночі», - поінформував Ігнат.</text:p>
      <text:p text:style-name="P4">
<text:span text:style-name="T4">
Читайте також:</text:span>
 <text:a xlink:type="simple" xlink:href="https://www.ukrinform.ua/rubric-ato/3730407-u-povitranih-silah-ne-viklucaut-so-iran-moze-postacati-rosii-droni-mohajer6.html" text:style-name="Internet_20_link" text:visited-style-name="Visited_20_Internet_20_Link">
 У Повітряних силах не виключають, що Іран може постачатиРосії дрони Mohajer-6 </text:a>
</text:p>
      <text:p text:style-name="P4">
За його словами, Україна змушена долати багато викликів, бо російськізагарбники обстрілюють і з реактивної артилерії, тактичної авіації, підводнихта надводних носіїв.</text:p>
      <text:p text:style-name="P4">
Як повідомляв Укрінформ, <text:a xlink:type="simple" xlink:href="https://www.ukrinform.ua/rubric-ato/3730385-sili-ppo-znisili-unoci-visim-droniv-shahed-i-tri-raketi-kalibr.html" text:style-name="Internet_20_link" text:visited-style-name="Visited_20_Internet_20_Link">
 уночі 2 липня сили протиповітряної оборони знищиливісім ворожих ударних БПЛА Shahed і три крилаті ракети "Калібр"</text:a>
 . Пуски восьми дронів здійснювалися зпівденно-східного напрямку, "Калібрів" – із Чорного моря.</text:p>
      <text:p text:style-name="P4">
У двох районах Київської області внаслідок падіння уламків ворожих <text:a xlink:type="simple" xlink:href="https://www.ukrinform.ua/tag-bezpilotnik" text:style-name="Internet_20_link" text:visited-style-name="Visited_20_Internet_20_Link">
безпілотників </text:a>
 <text:a xlink:type="simple" xlink:href="https://www.ukrinform.ua/rubric-regions/3730375-nicna-ataka-dronami-na-kiivsini-poranenij-colovik-poskodzeni-tri-budinki.html" text:style-name="Internet_20_link" text:visited-style-name="Visited_20_Internet_20_Link">
 поранено чоловіка,пошкоджені три приватні будинки </text:a>
 .</text:p>
      <text:p text:style-name="P4">
Source: <text:a xlink:type="simple" xlink:href="https://www.ukrinform.ua/rubric-ato/3730411-zbiti-ppo-tri-kalibri-rosiani-zapustili-blizko-patoi-ranku-ignat.html" text:style-name="Internet_20_link" text:visited-style-name="Visited_20_Internet_20_Link">
https://www.ukrinform.ua/rubric-ato/3730411-zbiti-ppo-tri-kalibri-rosiani-zapustili-blizko-patoi-ranku-ignat.html</text:a>
</text:p>
      <!--NEWS-->
      <text:h text:style-name="P10" text:outline-level="1">
<text:span text:style-name="T4">
На саміт НАТО у Вільнюсі передали український прапор з Бахмута</text:span>
</text:h>
      <text:p text:style-name="P4">
Authors: Ukrinform (Person)</text:p>
      <text:p text:style-name="P4">
Publisher: Укринформ (Organization)</text:p>
      <text:p text:style-name="P4">
Published Time: 2023-07-02T10:59:00+03:00</text:p>
      <text:p text:style-name="P4">
Modified Time: 2023-07-02T10:59:00+03:00</text:p>
      <text:p text:style-name="P4">
Description: У пункті пропуску “Устилуг” учасники марафону “Піднімаю прапор за Україну в НАТО” передали литовським спортсменам український стяг, який отримали від військових із Бахмута. — Укрінформ.</text:p>
      <text:p text:style-name="P4">
Images: ['<text:a xlink:type="simple" xlink:href="https://static.ukrinform.com/photos/2023_07/thumb_files/630_360_1688284629-401.jpg" text:style-name="Internet_20_link" text:visited-style-name="Visited_20_Internet_20_Link">
630_360_16882...</text:a>
']</text:p>
      <text:p text:style-name="P4">
Tags: ['Бахмут', 'Литва', 'Прапор', 'Саміт НАТО', 'Україна']</text:p>
      <text:p text:style-name="P4">
Type: Article</text:p>
      <!--METADATA-->
      <text:p text:style-name="P4">
<draw:frame draw:style-name="fr1" draw:name="Image63" text:anchor-type="as-char" svg:width="6.9236in" svg:height="3.956343in" draw:z-index="0">
<draw:image xlink:href="../Images/yкринформ/2023-07-02T10-59-00-03-00/630_360_1688284629-401.jpg" xlink:type="simple" xlink:show="embed" xlink:actuate="onLoad" draw:mime-type="image/jpeg"/>
</draw:frame>
 У пунктіпропуску “Устилуг” учасники марафону “Піднімаю прапор за Україну в НАТО”передали литовським спортсменам український стяг, який отримали від військовихіз Бахмута.</text:p>
      <text:p text:style-name="P4">
Як передає Укрінформ, про це повідомляє  <text:a xlink:type="simple" xlink:href="https://dpsu.gov.ua/ua/news/Prapor-Ukraini-z-Bahmuta-na-samit-NATO-komanda-ukrainskih-biguniv-peredala-styag-na-kordoni-z-Polshcheyu-druzyam-z-Litvi/" text:style-name="Internet_20_link" text:visited-style-name="Visited_20_Internet_20_Link">
 Державна прикордонна служба України</text:a>
 .</text:p>
      <text:p text:style-name="P4">
“На українсько-польському кордоні прикордонники зустріли учасниківультрамарафону, який 25 червня стартував у Києві. Спортсмени долали маршрут зпрапором України, який отримали від українських військових з <text:a xlink:type="simple" xlink:href="https://www.ukrinform.ua/tag-bahmut" text:style-name="Internet_20_link" text:visited-style-name="Visited_20_Internet_20_Link">
 Бахмута</text:a>
 . Зокрема, маршрут пролягав черезКиївщину, Житомирщину, Рівненщину та Волинь”, - йдеться у повідомленні.</text:p>
      <text:p text:style-name="P4">
</text:p>
      <text:p text:style-name="P4">
Як зауважили в ДПСУ, учора біля пункту пропуску “Устилуг” команда українськихбігунів передала стяг друзям з Литви. Вони доставлять український прапор доВільнюса, де планують його підняти до саміту країн НАТО, який має відбутися 11липня.</text:p>
      <text:p text:style-name="P4">
 <text:span text:style-name="T4">
Читайте також:</text:span>
<text:a xlink:type="simple" xlink:href="https://www.ukrinform.ua/rubric-polytics/3728827-vr-uhvalila-zvernenna-do-ucasnikiv-vilnuskogo-samitu-nato.html" text:style-name="Internet_20_link" text:visited-style-name="Visited_20_Internet_20_Link">
 ВР ухвалила звернення до учасників Вільнюського саміту НАТО</text:a>
</text:p>
      <text:p text:style-name="P4">
“Цією акцією ми хочемо привернути увагу світової спільноти до війни в Україніі наблизити її можливість стати 33-м членом Північноатлантичного альянсу НАТО.У Литві люди повісять українські прапори на будинки, на балкони, на мости,коли відбуватиметься саміт НАТО, щоб всі делегації бачили прапори по всіхдорогах, де вони їхатимуть”, – зазначив організатор забігу Дамінікас Кубіліус.</text:p>
      <text:p text:style-name="P4">
</text:p>
      <text:p text:style-name="P4">
Як повідомляв Укрінформ, Вільнюський муніципалітет приєднується до ініціативипідтримки вступу України до НАТО: 7–11 липня, напередодні та під час саміту,<text:a xlink:type="simple" xlink:href="https://www.ukrinform.ua/rubric-world/3720335-vilnus-do-samitu-nato-prikrasat-33-tisaci-praporiv-ukraini.html" text:style-name="Internet_20_link" text:visited-style-name="Visited_20_Internet_20_Link">
 у столиці Литви вивісять не менше 33 тисяч українських прапорів</text:a>
 .</text:p>
      <text:p text:style-name="P4">
<text:span text:style-name="T5">
Фото: ДПСУ</text:span>
</text:p>
      <text:p text:style-name="P4">
Source: <text:a xlink:type="simple" xlink:href="https://www.ukrinform.ua/rubric-society/3730416-na-samit-nato-u-vilnusi-peredali-prapor-z-bahmuta.html" text:style-name="Internet_20_link" text:visited-style-name="Visited_20_Internet_20_Link">
https://www.ukrinform.ua/rubric-society/3730416-na-samit-nato-u-vilnusi-peredali-prapor-z-bahmuta.html</text:a>
</text:p>
      <!--NEWS-->
      <text:h text:style-name="P10" text:outline-level="1">
<text:span text:style-name="T4">
В Океанії стався потужний землетрус</text:span>
</text:h>
      <text:p text:style-name="P4">
Authors: Ukrinform (Person)</text:p>
      <text:p text:style-name="P4">
Publisher: Укринформ (Organization)</text:p>
      <text:p text:style-name="P4">
Published Time: 2023-07-02T11:07:00+03:00</text:p>
      <text:p text:style-name="P4">
Modified Time: 2023-07-02T11:07:00+03:00</text:p>
      <text:p text:style-name="P4">
Description: У державі Тонга, Океанія, у неділю був зафіксований землетрус потужністю 5,7.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Океанія', 'Землетрус']</text:p>
      <text:p text:style-name="P4">
Type: Article</text:p>
      <!--METADATA-->
      <text:p text:style-name="P4">
<draw:frame draw:style-name="fr1" draw:name="Image67" text:anchor-type="as-char" svg:width="6.9236in" svg:height="3.949857in" draw:z-index="0">
<draw:image xlink:href="../Images/yкринформ/2023-07-02T11-07-00-03-00/630_360_1675857416-430.jpg" xlink:type="simple" xlink:show="embed" xlink:actuate="onLoad" draw:mime-type="image/jpeg"/>
</draw:frame>
 У державіТонга, Океанія, у неділю був зафіксований землетрус потужністю 5,7.</text:p>
      <text:p text:style-name="P4">
Як передає Укрінформ, про це повідомляє <text:a xlink:type="simple" xlink:href="https://www.reuters.com/business/environment/magnitude-57-earthquake-strikes-tonga-region-emsc-2023-07-02/" text:style-name="Internet_20_link" text:visited-style-name="Visited_20_Internet_20_Link">
 Reuters.</text:a>
</text:p>
      <text:p text:style-name="P4">
<text:a xlink:type="simple" xlink:href="https://www.ukrinform.ua/tag-zemletrus" text:style-name="Internet_20_link" text:visited-style-name="Visited_20_Internet_20_Link">
 Землетрус </text:a>
 магнітудою 5,7 стався урегіоні Тонга в неділю, повідомляє Європейський середземноморськийсейсмологічний центр (EMSC).</text:p>
      <text:p text:style-name="P4">
Поштовхи були зафіксовані на глибині 31 кілометра, зазначили у сейсмологічномуцентрі.</text:p>
      <text:p text:style-name="P4">
<text:span text:style-name="T4">
Читайте також:</text:span>
 <text:a xlink:type="simple" xlink:href="https://www.ukrinform.ua/rubric-crimea/3726101-bila-uzberezza-krimu-stavsa-zemletrus-magnitudou-46.html" text:style-name="Internet_20_link" text:visited-style-name="Visited_20_Internet_20_Link">
 <text:span text:style-name="T4">
Біля</text:span>
 <text:span text:style-name="T4">
узбережжя</text:span>
 <text:span text:style-name="T4">
Криму</text:span>
 <text:span text:style-name="T4">
стався</text:span>
 <text:span text:style-name="T4">
землетрус</text:span>
<text:span text:style-name="T4">
магнітудою</text:span>
 4,6 </text:a>
</text:p>
      <text:p text:style-name="P4">
Як повідомляв Укрінформ, у суботу, 1 липня, <text:a xlink:type="simple" xlink:href="https://www.ukrinform.ua/rubric-world/3730058-v-indonezii-stavsa-potuznij-zemletrus.html" text:style-name="Internet_20_link" text:visited-style-name="Visited_20_Internet_20_Link">
 біля індонезійського острова Явастався потужний землетрус </text:a>
 магнітудою 6,4, врезультаті чого щонайменше 10 людей отримали поранення, а одна людина померлавід серцевого нападу.</text:p>
      <text:p text:style-name="P4">
За словами речника Агентства країни з ліквідації наслідків стихійних лих(BNPB) Абдули Мухарі, підземні поштовхи завдали незначних пошкоджень сотнямбудинків, деяким офісам, медичним і освітнім установам, що знаходяться урайоні Джок'якарти та провінції Центральна Ява.</text:p>
      <text:p text:style-name="P4">
Source: <text:a xlink:type="simple" xlink:href="https://www.ukrinform.ua/rubric-world/3730413-v-okeanii-stavsa-potuznij-zemletrus.html" text:style-name="Internet_20_link" text:visited-style-name="Visited_20_Internet_20_Link">
https://www.ukrinform.ua/rubric-world/3730413-v-okeanii-stavsa-potuznij-zemletrus.html</text:a>
</text:p>
      <!--NEWS-->
      <text:h text:style-name="P10" text:outline-level="1">
<text:span text:style-name="T4">
Танки Leopard в Україні покажуть, на що вони здатні - Резніков</text:span>
</text:h>
      <text:p text:style-name="P4">
Authors: Ukrinform (Person)</text:p>
      <text:p text:style-name="P4">
Publisher: Укринформ (Organization)</text:p>
      <text:p text:style-name="P4">
Published Time: 2023-07-02T11:17:00+03:00</text:p>
      <text:p text:style-name="P4">
Modified Time: 2023-07-02T22:17:00+03:00</text:p>
      <text:p text:style-name="P4">
Description: Передані Німеччиною танки Leopard незабаром покажуть свою роботу на бойових позиціях в Україні. — Укрінформ.</text:p>
      <text:p text:style-name="P4">
Images: ['<text:a xlink:type="simple" xlink:href="https://static.ukrinform.com/photos/2023_06/thumb_files/630_360_1687962715-965.png" text:style-name="Internet_20_link" text:visited-style-name="Visited_20_Internet_20_Link">
630_360_16879...</text:a>
']</text:p>
      <text:p text:style-name="P4">
Tags: ['Резніков', 'Війна з Росією', ' танк Leopard']</text:p>
      <text:p text:style-name="P4">
Type: Article</text:p>
      <!--METADATA-->
      <text:p text:style-name="P4">
<draw:frame draw:style-name="fr1" draw:name="Image68" text:anchor-type="as-char" svg:width="6.9236in" svg:height="3.956343in" draw:z-index="0">
<draw:image xlink:href="../Images/yкринформ/2023-07-02T11-17-00-03-00/630_360_1687962715-965.png" xlink:type="simple" xlink:show="embed" xlink:actuate="onLoad" draw:mime-type="image/png"/>
</draw:frame>
 ПереданіНімеччиною танки Leopard незабаром покажуть свою роботу на бойових позиціях вУкраїні.</text:p>
      <text:p text:style-name="P4">
Про це міністр оборони Олексій Резніков написав у <text:a xlink:type="simple" xlink:href="https://twitter.com/oleksiireznikov/status/1675385170361212933" text:style-name="Internet_20_link" text:visited-style-name="Visited_20_Internet_20_Link">
 Твіттері</text:a>
, передає Укрінформ.</text:p>
      <text:p text:style-name="P4">
"Леопард - горда та сильна тварина. Він любить свободу, чесну боротьбу тасмачну їжу. Десятки "леопардів" приїхали в Україну, щоб показати, на що вониздатні. І їхній час прийде!" - йдеться у дописі.</text:p>
      <text:p text:style-name="P4">
<text:span text:style-name="T4">
Читайте також:</text:span>
 <text:a xlink:type="simple" xlink:href="https://www.ukrinform.ua/rubric-ato/3730202-ispania-nadast-ukraini-dodatkovo-cotiri-tanki-leopard-i-bronetransporteri.html" text:style-name="Internet_20_link" text:visited-style-name="Visited_20_Internet_20_Link">
 Іспанія надасть Україні додатково чотири танки<text:span text:style-name="T4">
Leopard</text:span>
 і бронетранспортери </text:a>
</text:p>
      <text:p text:style-name="P4">
Резніков також подякував міністру оборони Німеччини Борисові Пісторіусу.</text:p>
      <text:p text:style-name="Quotations">

<text:p text:style-name="P4">
The Leopard is a proud and strong animal. It loves freedom, a fair fight and&gt;
 good food.  &gt;
  Dozens of Leopards came to Ukraine to show what they are capable of. And&gt;
 their time will come!  &gt;
  Thank you to Minister Boris Pistorius <text:a xlink:type="simple" xlink:href="https://twitter.com/BMVg_Bundeswehr" text:style-name="Internet_20_link" text:visited-style-name="Visited_20_Internet_20_Link">
 @BMVg_Bundeswehr&gt;
 </text:a>
 <text:a xlink:type="simple" xlink:href="https://t.co/dHEjxdmEKm" text:style-name="Internet_20_link" text:visited-style-name="Visited_20_Internet_20_Link">
&gt;
 pic.twitter.com/dHEjxdmEKm </text:a>
&gt;
&gt;
 — Oleksii Reznikov (@oleksiireznikov) <text:a xlink:type="simple" xlink:href="https://twitter.com/oleksiireznikov/status/1675385170361212933" text:style-name="Internet_20_link" text:visited-style-name="Visited_20_Internet_20_Link">
 July 2, 2023&gt;
 </text:a>
</text:p>

</text:p>
      <text:p text:style-name="P4">
Як повідомлялося, Іспанія незабаром поставить в Україні додатково 4 танкиLeopard, бронетранспортери та мобільний польовий госпіталь, заявив Прем'єр-міністр Педро Санчес під час візиту у Київ.</text:p>
      <text:p text:style-name="P4">
Фото: Getty Images</text:p>
      <text:p text:style-name="P4">
Source: <text:a xlink:type="simple" xlink:href="https://www.ukrinform.ua/rubric-ato/3730604-tanki-leopard-v-ukraini-pokazut-na-so-voni-zdatni-reznikov.html" text:style-name="Internet_20_link" text:visited-style-name="Visited_20_Internet_20_Link">
https://www.ukrinform.ua/rubric-ato/3730604-tanki-leopard-v-ukraini-pokazut-na-so-voni-zdatni-reznikov.html</text:a>
</text:p>
      <!--NEWS-->
      <text:h text:style-name="P10" text:outline-level="1">
<text:span text:style-name="T4">
Сили оборони наступають на південних та північних флангах Бахмута, є просування - Череватий</text:span>
</text:h>
      <text:p text:style-name="P4">
Authors: Ukrinform (Person)</text:p>
      <text:p text:style-name="P4">
Publisher: Укринформ (Organization)</text:p>
      <text:p text:style-name="P4">
Published Time: 2023-07-02T11:19:00+03:00</text:p>
      <text:p text:style-name="P4">
Modified Time: 2023-07-02T11:19:00+03:00</text:p>
      <text:p text:style-name="P4">
Description: У Бахмуті нині міських інтенсивних боїв немає, бо вони точаться на південних та північних флангах навколо міста. — Укрінформ.</text:p>
      <text:p text:style-name="P4">
Images: ['<text:a xlink:type="simple" xlink:href="https://static.ukrinform.com/photos/2022_10/thumb_files/630_360_1664922796-691.jpg" text:style-name="Internet_20_link" text:visited-style-name="Visited_20_Internet_20_Link">
630_360_16649...</text:a>
']</text:p>
      <text:p text:style-name="P4">
Tags: ['Бахмут', 'Війна з Росією', 'Єдині новини', 'Сергій Череватий']</text:p>
      <text:p text:style-name="P4">
Type: Article</text:p>
      <!--METADATA-->
      <text:p text:style-name="P4">
<draw:frame draw:style-name="fr1" draw:name="Image69" text:anchor-type="as-char" svg:width="6.9236in" svg:height="3.956343in" draw:z-index="0">
<draw:image xlink:href="../Images/yкринформ/2023-07-02T11-19-00-03-00/630_360_1664922796-691.jpg" xlink:type="simple" xlink:show="embed" xlink:actuate="onLoad" draw:mime-type="image/jpeg"/>
</draw:frame>
 У Бахмутінині міських інтенсивних боїв немає, бо вони точаться на південних тапівнічних флангах навколо міста.</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У <text:a xlink:type="simple" xlink:href="https://www.ukrinform.ua/tag-bahmut" text:style-name="Internet_20_link" text:visited-style-name="Visited_20_Internet_20_Link">
 Бахмуті </text:a>
 міських інтенсивних боївнемає. Там діють наші снайперські групи, деякі інші підрозділи, про які можнабуде згодом говорити. Такий масивний наступ триває на південних та північнихфлангах навколо міста. І в принципі, там у нас є просування», - сказавЧереватий.</text:p>
      <text:p text:style-name="P4">
<text:span text:style-name="T5">
Джерело: телемарафон «Єдині новини»</text:span>
</text:p>
      <text:p text:style-name="P4">
За його словами, деталі можна буде оприлюднювати лише тоді, коли українськісили оборони проаналізують ситуацію, закріпляться на позиціях. Якщо ранішепротивник використовував незвичну для ХХІ століття тактику "м'ясних" штурмів,то нині Україна змогла перехопити ініціативу на полі бою та змусила російськихзагарбників згорнути деякі свої підрозділи і вийти.</text:p>
      <text:p text:style-name="P4">
<text:span text:style-name="T4">
Читайте також:</text:span>
 <text:a xlink:type="simple" xlink:href="https://www.ukrinform.ua/rubric-ato/3729811-cerevatij-na-bahmutskomu-napramku-die-potuzne-ugrupovanna-50-tisac-rosian-ponad-300-tankiv.html" text:style-name="Internet_20_link" text:visited-style-name="Visited_20_Internet_20_Link">
 <text:span text:style-name="T4">
Череватий</text:span>
 : На Бахмутському напрямку діє потужнеугруповання – 50 тисяч росіян, понад 300 танків</text:a>
</text:p>
      <text:p text:style-name="P4">
«Десять місяців ворог атакував нас, зараз ми тиснемо ворога, але тиснемозовсім протилежною тактикою. Ми використовуємо максимально досягнення сучасноїсвітової науки, використовуємо безпілотні літальні апарати, розвідку тадорозвідку, високоточні системи, які у нас є, для того, щоб знищувати ворога,пробивати проходи по мінних полях, теж максимально перед тим тренуючи особовийсклад. І крок за кроком без таких авральних дій, які можуть призвести довеликих втрат особового складу, ми просуваємося. В принципі, виконуємозавдання, які поставлені, з натиску на ворога», - поінформував речник Східногоугруповання військ ЗСУ.</text:p>
      <text:p text:style-name="P4">
<text:span text:style-name="T4">
Читайте також:</text:span>
 <text:a xlink:type="simple" xlink:href="https://www.ukrinform.ua/rubric-ato/3730372-sili-oboroni-za-dobu-znisili-se-790-rosijskih-vijskovih.html" text:style-name="Internet_20_link" text:visited-style-name="Visited_20_Internet_20_Link">
 Сили <text:span text:style-name="T4">
оборон</text:span>
 и за добу знищили ще 790 російськихвійськових </text:a>
</text:p>
      <text:p text:style-name="P4">
Він також прокоментував ситуацію щодо військовополонених. Протягом тижняукраїнські сили оборони взяли чимало у полон, бувало, що й по 8-10 осіб. Це ірегулярна армія, і бійці приватних компаній, ветерани, люди з кримінальнимминулим. Як свідчать допити, високомотивованих серед них не побачили, зазвичайвони йшли воювати заради грошей.</text:p>
      <text:p text:style-name="P4">
Водночас речник Східного угруповання військ ЗСУ зауважив, що у росіянзберігається боєздатність та здатність атакувати позиції наших захисників.</text:p>
      <text:p text:style-name="P4">
Як повідомляв Укрінформ, Череватий 30 червня заявив про те, що на Бахмутськомунапрямку відбулося 10 боєзіткнень, знищено понад 100 загарбників, на Лимано-Куп'янському напрямку відбулось три боєзіткнення – знищено 22 окупанти.</text:p>
      <text:p text:style-name="P4">
Source: <text:a xlink:type="simple" xlink:href="https://www.ukrinform.ua/rubric-ato/3730418-sili-oboroni-nastupaut-na-pivdennih-ta-pivnicnih-flangah-bahmuta-e-prosuvanna-cerevatij.html" text:style-name="Internet_20_link" text:visited-style-name="Visited_20_Internet_20_Link">
https://www.ukrinform.ua/rubric-ato/3730418-sili-oboroni-nastupaut-na-pivdennih-ta-pivnicnih-flangah-bahmuta-e-prosuvanna-cerevatij.html</text:a>
</text:p>
      <!--NEWS-->
      <text:h text:style-name="P10" text:outline-level="1">
<text:span text:style-name="T4">
Зеленський привітав зі святом ВМС України: «Пишаємось! Посилюємо! Перемагаємо!»</text:span>
</text:h>
      <text:p text:style-name="P4">
Authors: Ukrinform (Person)</text:p>
      <text:p text:style-name="P4">
Publisher: Укринформ (Organization)</text:p>
      <text:p text:style-name="P4">
Published Time: 2023-07-02T11:23:00+03:00</text:p>
      <text:p text:style-name="P4">
Modified Time: 2023-07-02T11:23:00+03:00</text:p>
      <text:p text:style-name="P4">
Description: Президент України Володимир Зеленський привітав Військово-морські сили ЗСУ з професійним святом словами “Слава Військово-морським силам Збройних Сил України”. — Укрінформ.</text:p>
      <text:p text:style-name="P4">
Images: ['<text:a xlink:type="simple" xlink:href="https://static.ukrinform.com/photos/2023_06/thumb_files/630_360_1687982754-187.png" text:style-name="Internet_20_link" text:visited-style-name="Visited_20_Internet_20_Link">
630_360_16879...</text:a>
']</text:p>
      <text:p text:style-name="P4">
Tags: ['Свято', 'ВМС України', 'Зеленський']</text:p>
      <text:p text:style-name="P4">
Type: Article</text:p>
      <!--METADATA-->
      <text:p text:style-name="P4">
<draw:frame draw:style-name="fr1" draw:name="Image70" text:anchor-type="as-char" svg:width="6.9236in" svg:height="3.956343in" draw:z-index="0">
<draw:image xlink:href="../Images/yкринформ/2023-07-02T11-23-00-03-00/630_360_1687982754-187.png" xlink:type="simple" xlink:show="embed" xlink:actuate="onLoad" draw:mime-type="image/png"/>
</draw:frame>
 ПрезидентУкраїни Володимир Зеленський привітав Військово-морські сили ЗСУ з професійнимсвятом словами “Слава Військово-морським силам Збройних Сил України”.</text:p>
      <text:p text:style-name="P4">
Як передає Укрінформ, про це глава держави написав у  <text:a xlink:type="simple" xlink:href="https://t.me/V_Zelenskiy_official/6801" text:style-name="Internet_20_link" text:visited-style-name="Visited_20_Internet_20_Link">
 Телеграмі</text:a>
та оприлюднив фотографії військовослужбовців ВМС ЗСУ, які мужньо захищаютьУкраїну на морі, суші та в повітрі.</text:p>
      <text:p text:style-name="P4">
“Пишаємось! Посилюємо! Перемагаємо!”, - наголосив Зеленський.</text:p>
      <text:p text:style-name="P4">
Голова Верховної Ради Руслан Стефанчук також <text:a xlink:type="simple" xlink:href="https://www.facebook.com/stefanchuk.official/posts/pfbid04v7mTixATgnQzmCxhaFTCZmCoAacFbPJZte2yQbRz2ioP9LWAU5xLSyqBXtJTDPel" text:style-name="Internet_20_link" text:visited-style-name="Visited_20_Internet_20_Link">
 привітав</text:a>
Військово-морські сили ЗСУ з професійним святом та подякував їм за захист,професіоналізм і відданість.</text:p>
      <text:p text:style-name="P4">
«Вітаю військовослужбовців, кожного захисника та захисницю, які щоднязахищають нас на морі, на землі й у повітрі, хто щодня виконує надскладнібойові завдання та щодня демонструє силу, міць та відвагу! Дякую кожному, хтощодня нищить ворога й наближає нашу перемогу. Дякую за ваш професіоналізм івідданість! Дякую за героїзм та мужність! Вічна шана і вічна памʼять героям,які віддали своє життя у боротьбі за майбутнє України», - написав Стефанчук.</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Неїжпапа привітав зі святом <text:span text:style-name="T4">
ВМС</text:span>
 України </text:a>
</text:p>
      <text:p text:style-name="P4">
Міністр оборони України Олексій Резніков наголосив, що Військово-морські силиЗСУ є гарантом того, що Україна була, є і буде не просто країною з узбережжям,а морською державою. Про це ідеться в привітанні військовослужбовців ВМС ЗСУ зпрофесійним святом, опублікованому міністром у <text:a xlink:type="simple" xlink:href="https://m.facebook.com/story.php/" text:style-name="Internet_20_link" text:visited-style-name="Visited_20_Internet_20_Link">
 Фейсбуці</text:a>
.</text:p>
      <text:p text:style-name="P4">
“Їм підвладні море, небо й суходіл. Корабельний склад, морські піхотинці таморська авіація, берегова оборона, водолази та інші підрозділи... На рахункувідважних чоловіків та жінок, які служать у лавах українських ВМС, успішніоперації зі знищення російського ворога”, - наголосив Резніков.</text:p>
      <text:p text:style-name="P4">
Як зауважив міністр, “у 2014-му, й зокрема з початку повномасштабної війни рф,їх відважні дії в Чорноморському та Азовському регіонах зупинили противника тазірвали спроби висадки російських десантів на нашому узбережжі”.</text:p>
      <text:p text:style-name="P4">
“Мужні, самовіддані і фахові. Які потопили «Москву» і вразили весь світ”, -підкреслив Резніков.</text:p>
      <text:p text:style-name="P4">
За його словами, “зміцнення нашого флоту – це свобода і безпека Чорного таАзовського морів, запорука нашого добробуту”.</text:p>
      <text:p text:style-name="P4">
Як повідомлялося, у 2015 році указом тодішнього Президента України ПетраПорошенка День <text:a xlink:type="simple" xlink:href="https://www.ukrinform.ua/tag-vms-ukraini" text:style-name="Internet_20_link" text:visited-style-name="Visited_20_Internet_20_Link">
 Військово-морських сил </text:a>
 Збройних сил України був встановлений на першу неділю липня. Цьогороку свято випадає на 2 липня.</text:p>
      <text:p text:style-name="P4">
Source: <text:a xlink:type="simple" xlink:href="https://www.ukrinform.ua/rubric-ato/3730421-zelenskij-privitav-zi-svatom-vms-ukraini-pisaemos-posiluemo-peremagaemo.html" text:style-name="Internet_20_link" text:visited-style-name="Visited_20_Internet_20_Link">
https://www.ukrinform.ua/rubric-ato/3730421-zelenskij-privitav-zi-svatom-vms-ukraini-pisaemos-posiluemo-peremagaemo.html</text:a>
</text:p>
      <!--NEWS-->
      <text:h text:style-name="P10" text:outline-level="1">
<text:span text:style-name="T4">
У Нідерландах потрощили посольство Білорусі</text:span>
</text:h>
      <text:p text:style-name="P4">
Authors: Ukrinform (Person)</text:p>
      <text:p text:style-name="P4">
Publisher: Укринформ (Organization)</text:p>
      <text:p text:style-name="P4">
Published Time: 2023-07-02T11:35:00+03:00</text:p>
      <text:p text:style-name="P4">
Modified Time: 2023-07-02T11:35:00+03:00</text:p>
      <text:p text:style-name="P4">
Description: У Гаазі цієї ночі потрощили будівлю посольства Білорусі. — Укрінформ.</text:p>
      <text:p text:style-name="P4">
Images: ['<text:a xlink:type="simple" xlink:href="https://static.ukrinform.com/photos/2023_07/thumb_files/630_360_1688286947-779.jpg" text:style-name="Internet_20_link" text:visited-style-name="Visited_20_Internet_20_Link">
630_360_16882...</text:a>
']</text:p>
      <text:p text:style-name="P4">
Tags: ['Білорусь', 'Гаага', 'Нідерланди', 'Посольство']</text:p>
      <text:p text:style-name="P4">
Type: Article</text:p>
      <!--METADATA-->
      <text:p text:style-name="P4">
<draw:frame draw:style-name="fr1" draw:name="Image71" text:anchor-type="as-char" svg:width="6.9236in" svg:height="3.956343in" draw:z-index="0">
<draw:image xlink:href="../Images/yкринформ/2023-07-02T11-35-00-03-00/630_360_1688286947-779.jpg" xlink:type="simple" xlink:show="embed" xlink:actuate="onLoad" draw:mime-type="image/jpeg"/>
</draw:frame>
 У Гаазіцієї ночі потрощили будівлю посольства Білорусі.</text:p>
      <text:p text:style-name="P4">
Як повідомляє кореспондент Укрінформу в Гаазі, вікна в будівлі розбиті, настінах - червоно-чорні графіті, зокрема “Лука-терорист”.</text:p>
      <text:p text:style-name="P4">
Також на стінах будівлі є написи білоруською мовою. Зокрема патріотичнийзаклик-девіз “Живе <text:a xlink:type="simple" xlink:href="https://www.ukrinform.ua/tag-bilorus" text:style-name="Internet_20_link" text:visited-style-name="Visited_20_Internet_20_Link">
 Білорусь </text:a>
 ”, щоспрямований на пробудження національно-громадянських почуттів.</text:p>
      <text:p text:style-name="P4">
</text:p>
      <text:p text:style-name="P4">
Як повідомляє  <text:a xlink:type="simple" xlink:href="https://www.omroepwest.nl/nieuws/4732771/ambassade-wit-rusland-vernield-en-beklad-man-opgepakt" text:style-name="Internet_20_link" text:visited-style-name="Visited_20_Internet_20_Link">
 Omroep West</text:a>
 , правоохоронці затримали 31-річного чоловіка, якогопідозрюють у скоєному.</text:p>
      <text:p text:style-name="P4">
<text:span text:style-name="T4">
Читайте також:</text:span>
 <text:a xlink:type="simple" xlink:href="https://www.ukrinform.ua/rubric-ato/3729817-na-stavci-dorucili-posiliti-zahist-na-pivnicnomu-napramku-zelenskij.html" text:style-name="Internet_20_link" text:visited-style-name="Visited_20_Internet_20_Link">
 Зеленський провів Ставку - доручив посилити кордон із<text:span text:style-name="T4">
Білорус</text:span>
 сю </text:a>
</text:p>
      <text:p text:style-name="P4">
Поліція огородила територію та проводить розслідування.</text:p>
      <text:p text:style-name="P4">
</text:p>
      <text:p text:style-name="P4">
Як повідомляв Укрінформ, Білорусь, за словами речника ДержприкордонслужбиАндрія Демченка, може <text:a xlink:type="simple" xlink:href="https://www.ukrinform.ua/rubric-ato/3730090-u-bilorusi-mozut-buti-rozmiseni-do-vosmi-tisac-vagnerivciv-prikordonniki.html" text:style-name="Internet_20_link" text:visited-style-name="Visited_20_Internet_20_Link">
 розмістити на своїй території близько 8 тисячнайманців </text:a>
 російської ПВК"Вагнер", розвиток ситуації перебуває на постійному контролі України.</text:p>
      <text:p text:style-name="P4">
<text:span text:style-name="T5">
Фото: Regio15, Ірина Драбок/Укрінформ</text:span>
</text:p>
      <text:p text:style-name="P4">
Source: <text:a xlink:type="simple" xlink:href="https://www.ukrinform.ua/rubric-world/3730425-u-niderlandah-potrosili-posolstvo-bilorusi.html" text:style-name="Internet_20_link" text:visited-style-name="Visited_20_Internet_20_Link">
https://www.ukrinform.ua/rubric-world/3730425-u-niderlandah-potrosili-posolstvo-bilorusi.html</text:a>
</text:p>
      <!--NEWS-->
      <text:h text:style-name="P10" text:outline-level="1">
<text:span text:style-name="T4">
Коли Україна стане членом НАТО, Росія більше ніколи не наважиться напасти - Дмитро Кулеба</text:span>
</text:h>
      <text:p text:style-name="P4">
Authors: Ukrinform (Person)</text:p>
      <text:p text:style-name="P4">
Publisher: Укринформ (Organization)</text:p>
      <text:p text:style-name="P4">
Published Time: 2023-07-02T11:47:00+03:00</text:p>
      <text:p text:style-name="P4">
Modified Time: 2023-07-02T11:47:00+03:00</text:p>
      <text:p text:style-name="P4">
Description: Західні лідери, які чинять опір наданню членства України в НАТО, не розуміють, що це єдиний шлях до миру. — Укрінформ.</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НАТО', 'Україна', 'Війна з Росією']</text:p>
      <text:p text:style-name="P4">
Type: Article</text:p>
      <!--METADATA-->
      <text:p text:style-name="P4">
<draw:frame draw:style-name="fr1" draw:name="Image74" text:anchor-type="as-char" svg:width="6.9236in" svg:height="3.956343in" draw:z-index="0">
<draw:image xlink:href="../Images/yкринформ/2023-07-02T11-47-00-03-00/630_360_1659427896-793.jpg" xlink:type="simple" xlink:show="embed" xlink:actuate="onLoad" draw:mime-type="image/jpeg"/>
</draw:frame>
 Західнілідери, які чинять опір наданню членства України в НАТО, не розуміють, що цеєдиний шлях до миру.</text:p>
      <text:p text:style-name="P4">
Про це в інтерв’ю німецьким виданням <text:a xlink:type="simple" xlink:href="https://www.bild.de/politik/ausland/politik/ukraine-aussenminister-kuleba-rechnet-mit-orban-ab-das-ist-alles-bla-bla-bla-84530292.bild.html" text:style-name="Internet_20_link" text:visited-style-name="Visited_20_Internet_20_Link">
 Bild</text:a>
 , Welt іPolitico заявив міністр закордонних справ України Дмитро Кулеба, передаєУкрінформ.</text:p>
      <text:p text:style-name="P4">
«Перша помилка полягає в тому, що лідери бачать наше членство в НАТО як шляхдо нової війни. Насправді це шлях до миру. Коли ми станемо членом НАТО, Росіябільше ніколи не наважиться напасти на нас», - заявив глава українського МЗС.</text:p>
      <text:p text:style-name="P4">
Він також навів інший аргумент на користь вступу України до Альянсу, якийполягає в тому, що українська армія допомагатиме на східному його фланзідержавам, які виявлять бажання посилити свою оборону проти російської загрози.</text:p>
      <text:p text:style-name="P4">
«Ми переберемо на себе частину цього тягаря. Там будуть стояти не німецькібригади, а українські», - зазначив дипломат.</text:p>
      <text:p text:style-name="P4">
Він підкреслив, що в Києві не говорять про те, щоб Україна стала членом <text:a xlink:type="simple" xlink:href="https://www.ukrinform.ua/tag-nato" text:style-name="Internet_20_link" text:visited-style-name="Visited_20_Internet_20_Link">
 НАТО</text:a>
 негайно, поки точиться війна.</text:p>
      <text:p text:style-name="P4">
«Але, звісно, для Європи після війни буде самогубством не прийняти Україну. Цеєдиний спосіб закрити двері для російської агресії проти Європи таєвроатлантичного регіону», - сказав очільник МЗС України.</text:p>
      <text:p text:style-name="P4">
<text:span text:style-name="T4">
Читайте також:</text:span>
 <text:a xlink:type="simple" xlink:href="https://www.ukrinform.ua/rubric-polytics/3729269-kuleba-pogovoriv-zi-stoltenbergom-cas-asnosti-sodo-vstupu-ukraini-v-nato-nastav.html" text:style-name="Internet_20_link" text:visited-style-name="Visited_20_Internet_20_Link">
 <text:span text:style-name="T4">
Кулеба</text:span>
 поговорив зі Столтенбергом: Час ясності щодовступу України в НАТО настав </text:a>
</text:p>
      <text:p text:style-name="P4">
Кулеба закликав німецьких політиків не повторювати помилку, яку зробилаексканцлерка ФРН Ангела Меркель у Бухаресті в 2008 році, коли різко виступилапроти будь-якого прогресу на шляху до членства України в НАТО. Це рішення,підкреслив він, відкрило Путіну можливість вторгнутися до Грузії та продовжитисвою дестабілізуючу діяльність у регіоні, зрештою незаконно анексувавши Крим.Якби Україна була прийнята в НАТО до 2014 року, не було б незаконної анексіїКриму, не було б війни на Донбасі, не було б широкомасштабного вторгнення,переконаний міністр.</text:p>
      <text:p text:style-name="P4">
Коментуючи нещодавню невдалу спробу путчу в Росії, він зазначив, що Путінвідчайдушно намагається представити себе сильним лідером, тому що Пригожинвиявив свою слабкість. Але «угода», яку він уклав з Пригожиним, показала, щовін не здатний відповісти на реальний тиск. Партнери України також повиннізасвоїти цей урок: Путін не може ескалувати, коли на нього справді тиснуть.Тому настав час запросити Україну в НАТО, підсумував український дипломат.</text:p>
      <text:p text:style-name="P4">
Кулеба назвав основні труднощі, з якими українська армія стикається в ходінаступу: заміновані території (тому «нашим бійцям доводиться проповзати200-300 метрів на день, щоб звільнити коридор для наступаючих військ»);укріплені бетоном і сталлю російські лінії оборони; домінування Росії вповітрі.</text:p>
      <text:p text:style-name="P4">
<text:span text:style-name="T4">
Читайте також:</text:span>
 <text:a xlink:type="simple" xlink:href="https://www.ukrinform.ua/rubric-polytics/3730183-clenstvo-ukraini-v-nato-postavilo-b-putina-na-misce-zelenskij.html" text:style-name="Internet_20_link" text:visited-style-name="Visited_20_Internet_20_Link">
 Членство України в <text:span text:style-name="T4">
НАТО</text:span>
 поставило б Путіна на місце -Зеленський </text:a>
</text:p>
      <text:p text:style-name="P4">
«Ми розуміємо, що коментаторів багато. Як у футболі, де всі знають, як грати,пасувати чи вести по-іншому. Але для нас це щоденні зусилля ціною людськихжиттів. Найголовніше, що попри все ми досягаємо просування», - відповів Кулебакритикам нібито повільних темпів українського наступу. Він визнав, щоросійська армія «шукає способів здивувати», що масованим застосуванням ударнихвертольотів і авіації їм вдалося уразити українські сили контрнаступу, але цене означає, що військове керівництво недооцінює противника.</text:p>
      <text:p text:style-name="P4">
Бесіду провів відомий німецький журналіст Пауль Ронцгаймер, який брав інтерв’юу багатьох лідерів і робив репортажі з лінії фронту в Україні.</text:p>
      <text:p text:style-name="P4">
Source: <text:a xlink:type="simple" xlink:href="https://www.ukrinform.ua/rubric-polytics/3730426-koli-ukraina-stane-clenom-nato-rosia-bilse-nikoli-ne-navazitsa-napasti-dmitro-kuleba.html" text:style-name="Internet_20_link" text:visited-style-name="Visited_20_Internet_20_Link">
https://www.ukrinform.ua/rubric-polytics/3730426-koli-ukraina-stane-clenom-nato-rosia-bilse-nikoli-ne-navazitsa-napasti-dmitro-kuleba.html</text:a>
</text:p>
      <!--NEWS-->
      <text:h text:style-name="P10" text:outline-level="1">
<text:span text:style-name="T4">
Бех-Романчук, Проценко та Кроль представлять Україну на шведському етапі «Діамантової ліги»</text:span>
</text:h>
      <text:p text:style-name="P4">
Authors: Ukrinform (Person)</text:p>
      <text:p text:style-name="P4">
Publisher: Укринформ (Organization)</text:p>
      <text:p text:style-name="P4">
Published Time: 2023-07-02T11:56:00+03:00</text:p>
      <text:p text:style-name="P4">
Modified Time: 2023-07-02T11:56:00+03:00</text:p>
      <text:p text:style-name="P4">
Description: У Стокгольмі (Швеція) в неділю, 2 липня, пройде сьомий етап легкоатлетичної «Діамантової ліги». — Укрінформ.</text:p>
      <text:p text:style-name="P4">
Images: ['<text:a xlink:type="simple" xlink:href="https://static.ukrinform.com/photos/2023_07/thumb_files/630_360_1688219116-596.jpg" text:style-name="Internet_20_link" text:visited-style-name="Visited_20_Internet_20_Link">
630_360_16882...</text:a>
']</text:p>
      <text:p text:style-name="P4">
Tags: ['Легка атлетика', 'Марина Бех-Романчук']</text:p>
      <text:p text:style-name="P4">
Type: Article</text:p>
      <!--METADATA-->
      <text:p text:style-name="P4">
<draw:frame draw:style-name="fr1" draw:name="Image75" text:anchor-type="as-char" svg:width="6.9236in" svg:height="3.956343in" draw:z-index="0">
<draw:image xlink:href="../Images/yкринформ/2023-07-02T11-56-00-03-00/630_360_1688219116-596.jpg" xlink:type="simple" xlink:show="embed" xlink:actuate="onLoad" draw:mime-type="image/jpeg"/>
</draw:frame>
 УСтокгольмі (Швеція) в неділю, 2 липня, пройде сьомий етап легкоатлетичної«Діамантової ліги».</text:p>
      <text:p text:style-name="P4">
Українці змагатимуться у стрибках у висоту (Андрій Проценко), бігу на 800метрів (Наталія Кроль) та стрибках у довжину (Марина Бех-Романчук), передаєУкрінформ.</text:p>
      <text:p text:style-name="P4">
Проценко проведе четвертий старт літнього сезону та вдруге змагатиметься унинішній «Діамантовій лізі». як інформує <text:a xlink:type="simple" xlink:href="https://suspilne.media/519521-tri-ukrainski-legkoatleti-zaavleni-na-etap-diamantovoi-ligi-u-stokgolmi-hto-j-koli-startue/" text:style-name="Internet_20_link" text:visited-style-name="Visited_20_Internet_20_Link">
 Суспільне Спорт</text:a>
 , попередній етап уФлоренції (Італія) стрибун у висоту завершився на восьмому місці.</text:p>
      <text:p text:style-name="P4">
Бех-Романчук попередні три етапи завершила у призовій трійці. У Швеціїлегкоатлетка проводитиме третій старт літнього сезону в стрибках у довжину:українка стала третьою на етапі «Діамантової ліги» у Флоренції та виступила уцій дисципліні на Європейських іграх-2023.</text:p>
      <text:p text:style-name="P4">
<text:span text:style-name="T4">
Читайте також:</text:span>
 <text:a xlink:type="simple" xlink:href="https://www.ukrinform.ua/rubric-sports/3727330-behromancuk-zdobula-zoloto-u-potrijnomu-stribku-na-evropejskih-igrah.html" text:style-name="Internet_20_link" text:visited-style-name="Visited_20_Internet_20_Link">
 <text:span text:style-name="T4">
Бех</text:span>
 - <text:span text:style-name="T4">
Романчук</text:span>
 здобула «золото» у потрійномустрибку на Європейських іграх </text:a>
</text:p>
      <text:p text:style-name="P4">
Кроль у Стокгольмі дебютуватиме у сезоні «Діамантової ліги». До цього етапуукраїнка підходить після перемоги на III Європейських іграх у Польщі, де вонавиграла на дистанції 800 метрів з результатом 1 хвилина 59,77 секунди.</text:p>
      <text:p text:style-name="P4">
Наступний етап легкоатлетичної серії «Діамантова ліга» 16 липня прийматимеСілезія (Польща).</text:p>
      <text:p text:style-name="P4">
На фото: Марина Бех-Романчук (Getty Images).</text:p>
      <text:p text:style-name="P4">
Source: <text:a xlink:type="simple" xlink:href="https://www.ukrinform.ua/rubric-sports/3730244-behromancuk-procenko-ta-krol-predstavlat-ukrainu-na-svedskomu-etapi-diamantovoi-ligi.html" text:style-name="Internet_20_link" text:visited-style-name="Visited_20_Internet_20_Link">
https://www.ukrinform.ua/rubric-sports/3730244-behromancuk-procenko-ta-krol-predstavlat-ukrainu-na-svedskomu-etapi-diamantovoi-ligi.html</text:a>
</text:p>
      <!--NEWS-->
      <text:h text:style-name="P10" text:outline-level="1">
<text:span text:style-name="T4">
У Чорному морі Росія тримає чотири носії «Калібрів», залп - до 24 ракет</text:span>
</text:h>
      <text:p text:style-name="P4">
Authors: Ukrinform (Person)</text:p>
      <text:p text:style-name="P4">
Publisher: Укринформ (Organization)</text:p>
      <text:p text:style-name="P4">
Published Time: 2023-07-02T12:09:00+03:00</text:p>
      <text:p text:style-name="P4">
Modified Time: 2023-07-02T12:09:00+03:00</text:p>
      <text:p text:style-name="P4">
Description: Станом на 11:00 неділі, 2 липня, у Чорному морі на бойовому чергуванні перебувають девʼять російських кораблів, серед яких чотири носії "Калібр" із загальним залпом до 24 ракет. — Укрінформ.</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Азовське море', 'Корабель', 'Війна з Росією']</text:p>
      <text:p text:style-name="P4">
Type: Article</text:p>
      <!--METADATA-->
      <text:p text:style-name="P4">
<draw:frame draw:style-name="fr1" draw:name="Image76" text:anchor-type="as-char" svg:width="6.9236in" svg:height="3.956343in" draw:z-index="0">
<draw:image xlink:href="../Images/yкринформ/2023-07-02T12-09-00-03-00/630_360_1649589346-626.png" xlink:type="simple" xlink:show="embed" xlink:actuate="onLoad" draw:mime-type="image/png"/>
</draw:frame>
 Станом на11:00 неділі, 2 липня, у Чорному морі на бойовому чергуванні перебуваютьдевʼять російських кораблів, серед яких чотири носії "Калібр" із загальнимзалпом до 24 ракет.</text:p>
      <text:p text:style-name="P4">
Як передає Укрінформ, про це повідомляє у <text:a xlink:type="simple" xlink:href="https://www.facebook.com/navy.mil.gov.ua/posts/pfbid0wTkcbfn3wCkAJ3Q2uX3FYxJqM4JwTRDCrdsSw4TDNZXKMNK94DLvFaAKdu5oCYnBl" text:style-name="Internet_20_link" text:visited-style-name="Visited_20_Internet_20_Link">
 Фейсбуці</text:a>
командування Військово-морських сил ЗСУ.</text:p>
      <text:p text:style-name="P4">
“Станом на 11:00 02.07.2023 у Чорному морі на бойовому чергуванні знаходиться9 ворожих кораблів, серед яких 4 носії крилатих ракет "Калібр", загальний залпдо 24 <text:a xlink:type="simple" xlink:href="https://www.ukrinform.ua/tag-raketa" text:style-name="Internet_20_link" text:visited-style-name="Visited_20_Internet_20_Link">
 ракет, </text:a>
 в Азовському морі – 1ворожий корабель”, - ідеться в повідомленні.</text:p>
      <text:p text:style-name="P4">
Крім того, у Середземному морі на бойовому чергуванні перебувають до восьмиросійських кораблів, серед яких один носій крилатих ракет "Калібр" загальнимзалпом до 16 ракет.</text:p>
      <text:p text:style-name="P4">
<text:span text:style-name="T4">
Читайте також:</text:span>
 <text:a xlink:type="simple" xlink:href="https://www.ukrinform.ua/rubric-ato/3730345-povitrani-sili-poperedzaut-pro-zagrozu-udarnih-bezpilotnikiv-na-pivdni.html" text:style-name="Internet_20_link" text:visited-style-name="Visited_20_Internet_20_Link">
 Повітряні сили попереджають про загрозу ударнихбезпілотників на півдні </text:a>
</text:p>
      <text:p text:style-name="P4">
Як повідомляв Укрінформ, керівник об’єднаного пресцентру Сил оборони півдняУкраїни Наталія Гуменюк повідомила, що <text:a xlink:type="simple" xlink:href="https://www.ukrinform.ua/rubric-ato/3730395-rosia-zbilsila-kilkist-raketonosiiv-u-cornomu-mori-zagalnij-zalp-16-kalibriv.html" text:style-name="Internet_20_link" text:visited-style-name="Visited_20_Internet_20_Link">
 Росія активізувала і тактичнуавіацію, і ракетоносії у Чорному морі. </text:a>
 Корабельне угруповання збільшено: до двох підводних,які чергували ще з ночі, додали один надводний ракетоносій. Загальний залп"Калібрів" збільшився до 16.</text:p>
      <text:p text:style-name="P4">
Source: <text:a xlink:type="simple" xlink:href="https://www.ukrinform.ua/rubric-ato/3730435-u-cornomu-mori-rosia-trimae-cotiri-nosii-kalibriv-zalp-do-24-raket.html" text:style-name="Internet_20_link" text:visited-style-name="Visited_20_Internet_20_Link">
https://www.ukrinform.ua/rubric-ato/3730435-u-cornomu-mori-rosia-trimae-cotiri-nosii-kalibriv-zalp-do-24-raket.html</text:a>
</text:p>
      <!--NEWS-->
      <text:h text:style-name="P10" text:outline-level="1">
<text:span text:style-name="T4">
У Колумбії зіткнулись два військові літаки, загинув льотчик</text:span>
</text:h>
      <text:p text:style-name="P4">
Authors: Ukrinform (Person)</text:p>
      <text:p text:style-name="P4">
Publisher: Укринформ (Organization)</text:p>
      <text:p text:style-name="P4">
Published Time: 2023-07-02T12:11:07+03:00</text:p>
      <text:p text:style-name="P4">
Modified Time: 2023-07-02T12:11:07+03:00</text:p>
      <text:p text:style-name="P4">
Description: Поблизу авіабази в Колумбії у неділю під час навчань зіткнулися два літаки Військово-повітряних сил (ВПС) Колумбії Т-27. — Укрінформ.</text:p>
      <text:p text:style-name="P4">
Images: ['<text:a xlink:type="simple" xlink:href="https://static.ukrinform.com/photos/2018_08/thumb_files/630_360_1535349718-7207.jpg" text:style-name="Internet_20_link" text:visited-style-name="Visited_20_Internet_20_Link">
630_360_15353...</text:a>
']</text:p>
      <text:p text:style-name="P4">
Tags: ['Колумбія', 'Літак', 'Авіашоу']</text:p>
      <text:p text:style-name="P4">
Type: Article</text:p>
      <!--METADATA-->
      <text:p text:style-name="P4">
<draw:frame draw:style-name="fr1" draw:name="Image77" text:anchor-type="as-char" svg:width="6.9236in" svg:height="3.956343in" draw:z-index="0">
<draw:image xlink:href="../Images/yкринформ/2023-07-02T12-11-07-03-00/630_360_1535349718-7207.jpg" xlink:type="simple" xlink:show="embed" xlink:actuate="onLoad" draw:mime-type="image/jpeg"/>
</draw:frame>
 Поблизуавіабази в Колумбії у неділю під час навчань зіткнулися два літаки Військово-повітряних сил (ВПС) Колумбії Т-27.</text:p>
      <text:p text:style-name="P4">
Як передає Укрінформ, про це повідомляє <text:a xlink:type="simple" xlink:href="https://scrilpost.com/collision-of-two-airplanes-in-colombia/" text:style-name="Internet_20_link" text:visited-style-name="Visited_20_Internet_20_Link">
 Scrilpost</text:a>
 .</text:p>
      <text:p text:style-name="P4">
Зіткнення повітряних суден призвело до смерті льотчика-підполковника.</text:p>
      <text:p text:style-name="P4">
Згідно із повідомленнями, трагічний <text:a xlink:type="simple" xlink:href="https://www.semana.com/nacion/articulo/estas-son-las-escalofriantes-imagenes-de-dos-aeronaves-en-llamas-colisionaron-en-pleno-vuelo/202328/" text:style-name="Internet_20_link" text:visited-style-name="Visited_20_Internet_20_Link">
 інцидент</text:a>
стався у неділю під час підготовки майбутнього авіашоу, яке відбудеться умісті Ріо-Негро 20 липня.</text:p>
      <text:p text:style-name="P4">
<text:span text:style-name="T4">
Читайте також:</text:span>
 <text:a xlink:type="simple" xlink:href="https://www.ukrinform.ua/rubric-world/3730389-u-rosii-skasuvali-golovne-aviasou-cerez-pobouvanna-sodo-bezpeki-britanska-rozvidka.html" text:style-name="Internet_20_link" text:visited-style-name="Visited_20_Internet_20_Link">
 У Росії скасували головне авіашоу через побоювання щодобезпеки – британська розвідка </text:a>
</text:p>
      <text:p text:style-name="P4">
Як повідомляв Укрінформ, 22 травня на півночі Афганістану внаслідок зіткненняз лінією електропередачі розбився вертоліт Військово-повітряних сил країни,загинули двоє пілотів.</text:p>
      <text:p text:style-name="P4">
Раніше на заході Швейцарії туристичний літак розбився у лісистій гірськіймісцевості, внаслідок чого загинули троє людей.</text:p>
      <text:p text:style-name="P4">
Source: <text:a xlink:type="simple" xlink:href="https://www.ukrinform.ua/rubric-world/3730438-u-kolumbii-zitknulis-dva-vijskovi-litaki-zaginuv-lotcik.html" text:style-name="Internet_20_link" text:visited-style-name="Visited_20_Internet_20_Link">
https://www.ukrinform.ua/rubric-world/3730438-u-kolumbii-zitknulis-dva-vijskovi-litaki-zaginuv-lotcik.html</text:a>
</text:p>
      <!--NEWS-->
      <text:h text:style-name="P10" text:outline-level="1">
<text:span text:style-name="T4">
Авдіївський напрямок є «найгарячішим» в обороні - під Мар'їнкою відбили 15 штурмів</text:span>
</text:h>
      <text:p text:style-name="P4">
Authors: Ukrinform (Person)</text:p>
      <text:p text:style-name="P4">
Publisher: Укринформ (Organization)</text:p>
      <text:p text:style-name="P4">
Published Time: 2023-07-02T12:17:00+03:00</text:p>
      <text:p text:style-name="P4">
Modified Time: 2023-07-02T12:17:00+03:00</text:p>
      <text:p text:style-name="P4">
Description: Речник об'єднаного пресцентру Сил оборони Таврійського напрямку Валерій Шершень назвав Авдіївський напрямок «найгарячішим», бо там точаться найінтенсивніші бої. — Укрінформ.</text:p>
      <text:p text:style-name="P4">
Images: ['<text:a xlink:type="simple" xlink:href="https://static.ukrinform.com/photos/2023_06/thumb_files/630_360_1687346859-983.jpg" text:style-name="Internet_20_link" text:visited-style-name="Visited_20_Internet_20_Link">
630_360_16873...</text:a>
']</text:p>
      <text:p text:style-name="P4">
Tags: ["Мар'їнка", 'Авдіївка', 'Війна з Росією', 'Південь України', 'Єдині новини']</text:p>
      <text:p text:style-name="P4">
Type: Article</text:p>
      <!--METADATA-->
      <text:p text:style-name="P4">
<draw:frame draw:style-name="fr1" draw:name="Image78" text:anchor-type="as-char" svg:width="6.9236in" svg:height="3.956343in" draw:z-index="0">
<draw:image xlink:href="../Images/yкринформ/2023-07-02T12-17-00-03-00/630_360_1687346859-983.jpg" xlink:type="simple" xlink:show="embed" xlink:actuate="onLoad" draw:mime-type="image/jpeg"/>
</draw:frame>
 Речникоб'єднаного пресцентру Сил оборони Таврійського напрямку Валерій Шершеньназвав Авдіївський напрямок «найгарячішим», бо там точаться найінтенсивнішібої.</text:p>
      <text:p text:style-name="P4">
На цьому він наголосив в ефірі загальнонаціонального телемарафону "Єдиніновини", передає кореспондент Укрінформу.</text:p>
      <text:p text:style-name="P4">
«Надгарячий напрямок, якщо говорити про оборону, Авдіївський. Там противникпродовжує штурмові дії з завданням заволодіти Мар’їнкою та захоплення <text:a xlink:type="simple" xlink:href="https://www.ukrinform.ua/tag-avdiivka" text:style-name="Internet_20_link" text:visited-style-name="Visited_20_Internet_20_Link">
Авдіївки </text:a>
 . Штурми було відбито, втратпозицій не допущено. Тільки у районі Мар'їнки відбулося 15 штурмів. За минулудобу противник здійснив 10 ударів дронами-камікадзе, здебільшоговикористовував БПЛА типу квадро. Найбільше дошкуляв у районі Авдіївки. Окрімтого, тут під час однієї з атак для її підтримки ворог використав літак. Булообстріляно 10 навколишніх населених пунктів», - сказав Шершень.</text:p>
      <text:p text:style-name="P4">
<text:span text:style-name="T4">
Читайте також:</text:span>
 <text:a xlink:type="simple" xlink:href="https://www.ukrinform.ua/rubric-ato/3730418-sili-oboroni-nastupaut-na-pivdennih-ta-pivnicnih-flangah-bahmuta-e-prosuvanna-cerevatij.html" text:style-name="Internet_20_link" text:visited-style-name="Visited_20_Internet_20_Link">
 Сили оборони наступають на південних та північних флангах<text:span text:style-name="T4">
Бахмут</text:span>
 а, є просування - Череватий </text:a>
</text:p>
      <text:p text:style-name="P4">
За його словами, на Мелітопольському напрямку противник продовжуєзосереджувати свої головні зусилля на недопущення просування українськихударних підрозділів. Тут в одній зі смуг оборони ворог отримав підсилення увигляді артилерійської батареї 2С7 «Піон». На Бердянському напрямку росіянинамагаються утримати рубежі та проводять певні контратаки.</text:p>
      <text:p text:style-name="P4">
"Тривають важкі бої, наші ударні підрозділи мають певне просування,закріплюються на досягнутому, проводять розмінування, триває аеророзвідкамісцевості та завдають вогневе ураження артилерією по виявлених ціляхпротивника", - додав речник.</text:p>
      <text:p text:style-name="P4">
Водночас він зазначив, що поки що не час оголошувати, скільки метрів чикілометрів відвоювала Україна. Таку інформацію оприлюднять, коли це будедоречно.</text:p>
      <text:p text:style-name="P4">
«Узагальнюючи, минулої доби у зоні дії відповідальності угруповання "Таврія»відбулося 19 бойових зіткнень, поміж тим, застосовуючи танки та реактивнісистеми залпового вогню та ствольну артилерію, ворог здійснив 562 обстрілинаших позицій», - додав Шершень.</text:p>
      <text:p text:style-name="P4">
<text:span text:style-name="T4">
Читайте також:</text:span>
 <text:a xlink:type="simple" xlink:href="https://www.ukrinform.ua/rubric-ato/3730357-zagarbniki-procisuut-azovske-uzberezza-u-posukah-ozbroenih-dezertiriv.html" text:style-name="Internet_20_link" text:visited-style-name="Visited_20_Internet_20_Link">
 Загарбники прочісують Азовське узбережжя у пошукахозброєних дезертирів </text:a>
</text:p>
      <text:p text:style-name="P4">
Як повідомлялося, 1 липня бригадний генерал, командувач оперативно-стратегічного угруповання військ "Таврія" Олександр Тарнавський поінформувавпро те, що <text:a xlink:type="simple" xlink:href="https://www.ukrinform.ua/rubric-ato/3730224-na-tavrijskomu-napramku-sili-oboroni-maut-uspihi-ta-prosuvanna-vpered.html" text:style-name="Internet_20_link" text:visited-style-name="Visited_20_Internet_20_Link">
 Сили оборони мають успіхи і просування вперед на Таврійськомунапрямку. </text:a>
 Підрозділиракетних військ та артилерії протягом доби виконали 1201 вогневе завдання.Втрати ворога вбитими та пораненими склали майже дві роти. Тоді протягом добибуло знищено 14 одиниць військової техніки противника. Зокрема БТР, БМ-21"Град", протитанкова гармата МТ-12 "Рапіра", 3 БПЛА Zala, 3 гармати 2А36"Гіацинт-Б", 2 самохідні артилерійські установки 2С7 "Піон", гаубиця 2А65"Мста-Б" та автомобільна техніка. Також було знищено чотири склади боєприпасівворога.</text:p>
      <text:p text:style-name="P4">
<text:span text:style-name="T5">
Фото: ЗСУ</text:span>
</text:p>
      <text:p text:style-name="P4">
Source: <text:a xlink:type="simple" xlink:href="https://www.ukrinform.ua/rubric-ato/3730441-avdiivskij-napramok-e-najgaracisim-v-oboroni-pid-marinkou-vidbili-15-vorozih-sturmiv.html" text:style-name="Internet_20_link" text:visited-style-name="Visited_20_Internet_20_Link">
https://www.ukrinform.ua/rubric-ato/3730441-avdiivskij-napramok-e-najgaracisim-v-oboroni-pid-marinkou-vidbili-15-vorozih-sturmiv.html</text:a>
</text:p>
      <!--NEWS-->
      <text:h text:style-name="P10" text:outline-level="1">
<text:span text:style-name="T4">
У Запоріжжі рівень води на понад 2,2 метра нижче норми</text:span>
</text:h>
      <text:p text:style-name="P4">
Authors: Ukrinform (Person)</text:p>
      <text:p text:style-name="P4">
Publisher: Укринформ (Organization)</text:p>
      <text:p text:style-name="P4">
Published Time: 2023-07-02T12:20:21+03:00</text:p>
      <text:p text:style-name="P4">
Modified Time: 2023-07-02T12:20:21+03:00</text:p>
      <text:p text:style-name="P4">
Description: Через підрив Каховської ГЕС у Запоріжжі рівень води в нижньому б’єфі впав нижче норми на 2,24 м. — Укрінформ.</text:p>
      <text:p text:style-name="P4">
Images: ['<text:a xlink:type="simple" xlink:href="https://static.ukrinform.com/photos/2023_06/thumb_files/630_360_1686570954-298.jpg" text:style-name="Internet_20_link" text:visited-style-name="Visited_20_Internet_20_Link">
630_360_16865...</text:a>
']</text:p>
      <text:p text:style-name="P4">
Tags: ['Вода', 'Каховська ГЕС', 'Запоріжжя']</text:p>
      <text:p text:style-name="P4">
Type: Article</text:p>
      <!--METADATA-->
      <text:p text:style-name="P4">
<draw:frame draw:style-name="fr1" draw:name="Image79" text:anchor-type="as-char" svg:width="6.9236in" svg:height="3.956343in" draw:z-index="0">
<draw:image xlink:href="../Images/yкринформ/2023-07-02T12-20-21-03-00/630_360_1686570954-298.jpg" xlink:type="simple" xlink:show="embed" xlink:actuate="onLoad" draw:mime-type="image/jpeg"/>
</draw:frame>
 Черезпідрив Каховської ГЕС у Запоріжжі рівень води в нижньому б’єфі впав нижченорми на 2,24 м.</text:p>
      <text:p text:style-name="P4">
Про це в  <text:a xlink:type="simple" xlink:href="https://t.me/zoda_gov_ua/20012" text:style-name="Internet_20_link" text:visited-style-name="Visited_20_Internet_20_Link">
 Телеграмі </text:a>
 повідомляє головаЗапорізької ОВА Юрій Малашко, передає Укрінформ.</text:p>
      <text:p text:style-name="P4">
"Щодо наслідків підриву Каховської ГЕС для Запорізького регіону. Рівень води внижньому б’єфі - 12,26 м та є нижчим від норми на 2,24 м", - йдеться у дописі.</text:p>
      <text:p text:style-name="P4">
У ставку-охолоджувачі <text:a xlink:type="simple" xlink:href="https://www.ukrinform.ua/tag-zaporizka-aes" text:style-name="Internet_20_link" text:visited-style-name="Visited_20_Internet_20_Link">
 Запорізької АЕС </text:a>
 рівень води в рамках допустимої норми.</text:p>
      <text:p text:style-name="P4">
Питна вода подається в штатному режимі без перебоїв, адже водозабірзнаходиться у верхньому б'єфі.</text:p>
      <text:p text:style-name="P4">
Дослідження якості питної води відхилень від нормативів не мають.</text:p>
      <text:p text:style-name="P4">
<text:span text:style-name="T4">
Читайте також:</text:span>
 <text:a xlink:type="simple" xlink:href="https://www.ukrinform.ua/rubric-economy/3729833-pidriv-kahovskoi-ges-zavdav-skodi-dovkillu-na-146-milardiv.html" text:style-name="Internet_20_link" text:visited-style-name="Visited_20_Internet_20_Link">
 Підрив <text:span text:style-name="T4">
Каховськ</text:span>
 ої ГЕС завдав шкоди довкіллю на ₴146мільярдів </text:a>
</text:p>
      <text:p text:style-name="P4">
Заморних явищ в акваторії Каховського водосховища та на інших ділянках р.Дніпро не виявлено.</text:p>
      <text:p text:style-name="P4">
В ОВА запевнили, що ситуація на контролі.</text:p>
      <text:p text:style-name="P4">
Як повідомляв Укрінформ, вночі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 спричинивши затоплення частиниХерсонської та Миколаївської областей і водночас - критичне обмілінняКаховського водосховища.</text:p>
      <text:p text:style-name="P4">
Source: <text:a xlink:type="simple" xlink:href="https://www.ukrinform.ua/rubric-regions/3730442-u-zaporizzi-riven-vodi-na-ponad-22-metra-nizce-normi.html" text:style-name="Internet_20_link" text:visited-style-name="Visited_20_Internet_20_Link">
https://www.ukrinform.ua/rubric-regions/3730442-u-zaporizzi-riven-vodi-na-ponad-22-metra-nizce-normi.html</text:a>
</text:p>
      <!--NEWS-->
      <text:h text:style-name="P10" text:outline-level="1">
<text:span text:style-name="T4">
У ВМС розповіли про плани створення протимінного дивізіону</text:span>
</text:h>
      <text:p text:style-name="P4">
Authors: Ukrinform (Person)</text:p>
      <text:p text:style-name="P4">
Publisher: Укринформ (Organization)</text:p>
      <text:p text:style-name="P4">
Published Time: 2023-07-02T12:36:00+03:00</text:p>
      <text:p text:style-name="P4">
Modified Time: 2023-07-02T22:36:00+03:00</text:p>
      <text:p text:style-name="P4">
Description: У Військово-Морських Силах ЗСУ планують створити протимінний дивізіон задля безпеки цивільного судноплавства. — Укрінформ.</text:p>
      <text:p text:style-name="P4">
Images: ['<text:a xlink:type="simple" xlink:href="https://static.ukrinform.com/photos/2022_06/thumb_files/630_360_1654949975-164.jpg" text:style-name="Internet_20_link" text:visited-style-name="Visited_20_Internet_20_Link">
630_360_16549...</text:a>
']</text:p>
      <text:p text:style-name="P4">
Tags: ['Розмінування', 'ВМС України', 'Корабель', 'Війна з Росією', 'Єдині новини']</text:p>
      <text:p text:style-name="P4">
Type: Article</text:p>
      <!--METADATA-->
      <text:p text:style-name="P4">
<draw:frame draw:style-name="fr1" draw:name="Image80" text:anchor-type="as-char" svg:width="6.9236in" svg:height="3.956343in" draw:z-index="0">
<draw:image xlink:href="../Images/yкринформ/2023-07-02T12-36-00-03-00/630_360_1654949975-164.jpg" xlink:type="simple" xlink:show="embed" xlink:actuate="onLoad" draw:mime-type="image/jpeg"/>
</draw:frame>
 УВійськово-Морських Силах ЗСУ планують створити протимінний дивізіон задлябезпеки цивільного судноплавства.</text:p>
      <text:p text:style-name="P4">
Про це в ефірі телемарафону «Єдині новини» повідомив речник ВМС ЗСУ ДмитроПлетенчук, передає Укрінформ.</text:p>
      <text:p text:style-name="P4">
«Ми рухаємося вперед, і що стосується подальших перспектив, то заразобговорюється створення повноцінного протимінного дивізіону, бо одне зголовних наших завдань – це забезпечення безпеки цивільного судноплавства вакваторіях наших морів», - сказав він, наголосивши, що мінна безпека є одниміз пріоритетів.</text:p>
      <text:p text:style-name="P4">
За словами речника, ВМС уже мають два протимінні <text:a xlink:type="simple" xlink:href="https://www.ukrinform.ua/tag-korabel" text:style-name="Internet_20_link" text:visited-style-name="Visited_20_Internet_20_Link">
 кораблі</text:a>
 , які беруть участь у навчаннях SeaBreeze. «І сподіваємося, що мінімум чотири одиниці таких буде. Ще два корабліми очікуємо від Нідерландів», - поінформував Плетенчук.</text:p>
      <text:p text:style-name="P4">
<text:span text:style-name="T4">
Читайте також:</text:span>
 <text:a xlink:type="simple" xlink:href="https://www.ukrinform.ua/rubric-ato/3729685-u-britanii-ukrainski-moraki-navcalisa-keruvati-pidvodnimi-dronami.html" text:style-name="Internet_20_link" text:visited-style-name="Visited_20_Internet_20_Link">
 У Британії українські моряки навчалися керуватипідводними дронами </text:a>
</text:p>
      <text:p text:style-name="P4">
Він зазначив, що розмінування проводиться постійно: «У нас є мобільна група зрозмінування, яка постійно опікується тими боєприпасами, що потрапляють у зонувидимості, у прибережній зоні, або тими, які викидає на берег. Так само і підводою».</text:p>
      <text:p text:style-name="P4">
Плетенчук зауважив, що повноцінна операція з розмінування акваторії – це дужескладна операція, яка потребує низки сприятливих факторів, насамперед -припинення бойових дій.</text:p>
      <text:p text:style-name="P4">
Нагадаємо, у 2015 році указом Президента було встановлено, що День Військово-морських сил ЗСУ відзначається в першу неділю липня. Цього року свято припалона 2 липня.</text:p>
      <text:p text:style-name="P4">
Source: <text:a xlink:type="simple" xlink:href="https://www.ukrinform.ua/rubric-ato/3730611-u-vms-rozpovili-pro-plani-stvorenna-protiminnogo-divizionu.html" text:style-name="Internet_20_link" text:visited-style-name="Visited_20_Internet_20_Link">
https://www.ukrinform.ua/rubric-ato/3730611-u-vms-rozpovili-pro-plani-stvorenna-protiminnogo-divizionu.html</text:a>
</text:p>
      <!--NEWS-->
      <text:h text:style-name="P10" text:outline-level="1">
<text:span text:style-name="T4">
У Херсоні кількість поранених під час обстрілу зросла до трьох</text:span>
</text:h>
      <text:p text:style-name="P4">
Authors: Ukrinform (Person)</text:p>
      <text:p text:style-name="P4">
Publisher: Укринформ (Organization)</text:p>
      <text:p text:style-name="P4">
Published Time: 2023-07-02T12:38:00+03:00</text:p>
      <text:p text:style-name="P4">
Modified Time: 2023-07-02T12:38:00+03:00</text:p>
      <text:p text:style-name="P4">
Description: Через обстріл росіянами житлового кварталу Херсона кількість поранених людей зросла до трьох. — Укрінформ.</text:p>
      <text:p text:style-name="P4">
Images: ['<text:a xlink:type="simple" xlink:href="https://static.ukrinform.com/photos/2022_02/thumb_files/630_360_1644425983-426.jpg" text:style-name="Internet_20_link" text:visited-style-name="Visited_20_Internet_20_Link">
630_360_16444...</text:a>
']</text:p>
      <text:p text:style-name="P4">
Tags: ['Херсон', 'Обстріл', 'Поранені', 'Війна з Росією']</text:p>
      <text:p text:style-name="P4">
Type: Article</text:p>
      <!--METADATA-->
      <text:p text:style-name="P4">
<draw:frame draw:style-name="fr1" draw:name="Image81" text:anchor-type="as-char" svg:width="6.9236in" svg:height="3.946452in" draw:z-index="0">
<draw:image xlink:href="../Images/yкринформ/2023-07-02T12-38-00-03-00/630_360_1644425983-426.jpg" xlink:type="simple" xlink:show="embed" xlink:actuate="onLoad" draw:mime-type="image/jpeg"/>
</draw:frame>
 Черезобстріл росіянами житлового кварталу Херсона кількість поранених людей зросладо трьох.</text:p>
      <text:p text:style-name="P4">
Про це у <text:a xlink:type="simple" xlink:href="https://t.me/khersonskaODA/7577" text:style-name="Internet_20_link" text:visited-style-name="Visited_20_Internet_20_Link">
 Телеграмі </text:a>
 повідомила ХерсонськаОВА, передає Укрінформ.</text:p>
      <text:p text:style-name="P4">
«Також окупанти обстріляли багатоповерхівку у Херсоні, через що двоє мирнихлюдей зазнали поранень», - йдеться у повідомленні.</text:p>
      <text:p text:style-name="P4">
Зазначається, що поранених госпіталізували.</text:p>
      <text:p text:style-name="P4">
Як раніше повідомляла <text:a xlink:type="simple" xlink:href="https://t.me/khersonskaODA/7575" text:style-name="Internet_20_link" text:visited-style-name="Visited_20_Internet_20_Link">
 Херсонська ОВА </text:a>
 ,«армія РФ вкотре обстріляла житловий квартал <text:a xlink:type="simple" xlink:href="https://www.ukrinform.ua/tag-herson" text:style-name="Internet_20_link" text:visited-style-name="Visited_20_Internet_20_Link">
 Херсона</text:a>
 . Під ворожим вогнем опинилася аптеката заклад громадського харчування», - йдеться у повідомленні.</text:p>
      <text:p text:style-name="P4">
Через обстріл поранення ніг отримав 50-річний чоловік.</text:p>
      <text:p text:style-name="P4">
<text:span text:style-name="T4">
Читайте також:</text:span>
 <text:a xlink:type="simple" xlink:href="https://www.ukrinform.ua/rubric-regions/3730381-armia-rf-za-dobu-obstrilala-pat-rajoniv-harkivsini-u-balaklii-dvoe-poranenih.html" text:style-name="Internet_20_link" text:visited-style-name="Visited_20_Internet_20_Link">
 Армія РФ за добу <text:span text:style-name="T4">
обстріл</text:span>
 яла п'ять районівХарківщини, у Балаклії - двоє поранених </text:a>
</text:p>
      <text:p text:style-name="P4">
Як повідомляв Укрінформ, російська армія минулої доби, 1 липня, <text:a xlink:type="simple" xlink:href="https://www.ukrinform.ua/rubric-regions/3730379-rosiani-86-raziv-za-dobu-obstrilali-hersonsinu-patero-poranenih.html" text:style-name="Internet_20_link" text:visited-style-name="Visited_20_Internet_20_Link">
 здійснила 86обстрілів Херсонської області, п’ятеро людей дістали поранення.</text:a>
</text:p>
      <text:p text:style-name="P4">
<text:span text:style-name="T5">
Фото ілюстративне</text:span>
</text:p>
      <text:p text:style-name="P4">
Source: <text:a xlink:type="simple" xlink:href="https://www.ukrinform.ua/rubric-ato/3730434-rosiani-obstrilali-herson-e-poranenij.html" text:style-name="Internet_20_link" text:visited-style-name="Visited_20_Internet_20_Link">
https://www.ukrinform.ua/rubric-ato/3730434-rosiani-obstrilali-herson-e-poranenij.html</text:a>
</text:p>
      <!--NEWS-->
      <text:h text:style-name="P10" text:outline-level="1">
<text:span text:style-name="T4">
«Дивиться» на Крим: у ГУР розповіли, де на Зміїному встановили найбільший прапор України</text:span>
</text:h>
      <text:p text:style-name="P4">
Authors: Ukrinform (Person)</text:p>
      <text:p text:style-name="P4">
Publisher: Укринформ (Organization)</text:p>
      <text:p text:style-name="P4">
Published Time: 2023-07-02T12:55:00+03:00</text:p>
      <text:p text:style-name="P4">
Modified Time: 2023-07-02T12:55:00+03:00</text:p>
      <text:p text:style-name="P4">
Description: Найбільший державний прапор на острові Зміїний за спеціальним дорученням начальника ГУР МО України Кирила Буданова встановили на тому краю острова, який "дивиться" на Крим. — Укрінформ.</text:p>
      <text:p text:style-name="P4">
Images: ['<text:a xlink:type="simple" xlink:href="https://static.ukrinform.com/photos/2021_08/thumb_files/630_360_1628521055-220.jpeg" text:style-name="Internet_20_link" text:visited-style-name="Visited_20_Internet_20_Link">
630_360_16285...</text:a>
']</text:p>
      <text:p text:style-name="P4">
Tags: ['Прапор', 'Острів Зміїний', 'Війна з Росією']</text:p>
      <text:p text:style-name="P4">
Type: Article</text:p>
      <!--METADATA-->
      <text:p text:style-name="P4">
<draw:frame draw:style-name="fr1" draw:name="Image82" text:anchor-type="as-char" svg:width="6.9236in" svg:height="3.956343in" draw:z-index="0">
<draw:image xlink:href="../Images/yкринформ/2023-07-02T12-55-00-03-00/630_360_1628521055-220.jpeg" xlink:type="simple" xlink:show="embed" xlink:actuate="onLoad" draw:mime-type="image/jpeg"/>
</draw:frame>
Найбільший державний прапор на острові Зміїний за спеціальним дорученнямначальника ГУР МО України Кирила Буданова встановили на тому краю острова,який "дивиться" на Крим.</text:p>
      <text:p text:style-name="P4">
Про це командир спецпідрозділу Головного управління розвідки Міністерстваоборони України на псевдо Тимур, який брав участь у звільненні Зміїного,розповів під час інтерв’ю на <text:a xlink:type="simple" xlink:href="https://www.youtube.com/@Raminaeshakzai" text:style-name="Internet_20_link" text:visited-style-name="Visited_20_Internet_20_Link">
 YouTube-каналі Ramina</text:a>
 , передає Укрінформ.</text:p>
      <text:p text:style-name="P4">
“Один із прапорів (для Зміїного - ред.) ми попросили в Одесі, він був дужевеликий. І от командир поставив задачу, щоб він, найбільший, постав на краюострова, який “дивиться” на Крим”, - розповів воєнний розвідник.</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text:span text:style-name="T4">
Зміїний</text:span>
 чи знищення крейсера «Москва» - це лишепочаток: Неїжпапа привітав зі святом ВМС України</text:a>
</text:p>
      <text:p text:style-name="P4">
За словами Тимура, день вирішальної операції на Зміїному був поділений надекілька етапів. “На першому етапі була артпідготовка, на другому залучилиавіацію. Стояло завдання встановити державний прапор України на вертолітномумайданчику. Ми встановили. Далі був третій етап ― дорозвідка прибережної зоний розмінування”, ― розповів спецпризначенець ГУР МОУ, додавши, що в той моментросіяни підняли бойову авіацію та завдали удару по Зміїному.</text:p>
      <text:p text:style-name="P4">
Після цього група українських спецпризначенців перейшла до фінального етапуспецоперації. “На четвертому етапі ми взяли острів під повний контроль.Ворожий триколор був спущений, а наш прапор піднятий на офіційному флагштоці”,― сказав Тимур.</text:p>
      <text:p text:style-name="P4">
Розвідник також описав відчуття при виконанні завдання з підвищеним ризиком:“Співробітники ГУР МО України можуть подолати свої страхи. У нас єобережність. У нас є планування. Тому ані в командного складу, ані в моїхпобратимів, які зі мною служать, почуття страху немає”.</text:p>
      <text:p text:style-name="P4">
<text:span text:style-name="T4">
Читайте також:</text:span>
 <text:a xlink:type="simple" xlink:href="https://www.ukrinform.ua/rubric-ato/3730156-budanov-rozpoviv-ak-zvilnali-zmiinij.html" text:style-name="Internet_20_link" text:visited-style-name="Visited_20_Internet_20_Link">
 Буданов розповів, як звільняли <text:span text:style-name="T4">
Зміїний</text:span>
</text:a>
</text:p>
      <text:p text:style-name="P4">
Як повідомлялося, російські війська захопили острів Зміїний у перший деньповномасштабного вторгнення РФ в Україну, 24 лютого 2022 року. 30 червня 2022року українські військові повністю визволили Зміїний. Міноборони РФпідтвердило втечу своїх військових, назвавши це "жестом доброї волі".</text:p>
      <text:p text:style-name="P4">
Фото: ОП</text:p>
      <text:p text:style-name="P4">
Source: <text:a xlink:type="simple" xlink:href="https://www.ukrinform.ua/rubric-crimea/3730449-divitsa-na-krim-u-gur-rozpovili-de-na-zmiinomu-vstanovili-najbilsij-prapor-ukraini.html" text:style-name="Internet_20_link" text:visited-style-name="Visited_20_Internet_20_Link">
https://www.ukrinform.ua/rubric-crimea/3730449-divitsa-na-krim-u-gur-rozpovili-de-na-zmiinomu-vstanovili-najbilsij-prapor-ukraini.html</text:a>
</text:p>
      <!--NEWS-->
      <text:h text:style-name="P10" text:outline-level="1">
<text:span text:style-name="T4">
У Нідерландах українські випускники попрощалися зі школою</text:span>
</text:h>
      <text:p text:style-name="P4">
Authors: Ukrinform (Person)</text:p>
      <text:p text:style-name="P4">
Publisher: Укринформ (Organization)</text:p>
      <text:p text:style-name="P4">
Published Time: 2023-07-02T13:06:56+03:00</text:p>
      <text:p text:style-name="P4">
Modified Time: 2023-07-02T13:06:56+03:00</text:p>
      <text:p text:style-name="P4">
Description: У Роттердамі українські випускники, які через війну перебувають у Нідерландах, відзначили прощання зі школою. — Укрінформ.</text:p>
      <text:p text:style-name="P4">
Images: ['<text:a xlink:type="simple" xlink:href="https://static.ukrinform.com/photos/2023_07/thumb_files/630_360_1688292292-986.jpg" text:style-name="Internet_20_link" text:visited-style-name="Visited_20_Internet_20_Link">
630_360_16882...</text:a>
']</text:p>
      <text:p text:style-name="P4">
Tags: ['Діаспора', 'Нідерланди', 'Останній дзвоник', 'Освіта', 'Біженці']</text:p>
      <text:p text:style-name="P4">
Type: Article</text:p>
      <!--METADATA-->
      <text:p text:style-name="P4">
<draw:frame draw:style-name="fr1" draw:name="Image83" text:anchor-type="as-char" svg:width="6.9236in" svg:height="3.956343in" draw:z-index="0">
<draw:image xlink:href="../Images/yкринформ/2023-07-02T13-06-56-03-00/630_360_1688292292-986.jpg" xlink:type="simple" xlink:show="embed" xlink:actuate="onLoad" draw:mime-type="image/jpeg"/>
</draw:frame>
 УРоттердамі українські випускники, які через війну перебувають у Нідерландах,відзначили прощання зі школою.</text:p>
      <text:p text:style-name="P4">
Про це повідомляє Укрінформ з посиланням на <text:a xlink:type="simple" xlink:href="https://www.facebook.com/ukrdam" text:style-name="Internet_20_link" text:visited-style-name="Visited_20_Internet_20_Link">
 фейсбук-сторінку</text:a>
 Ukrainian House Rotterdam.</text:p>
      <text:p text:style-name="P4">
</text:p>
      <text:p text:style-name="P4">
“Випускний за пару тисяч кілометрів від дому. Учора, 1 липня, українськівипускники, які через війну перебувають у Роттердамі, відзначили прощання зішколами”, - йдеться у повідомленні.</text:p>
      <text:p text:style-name="P4">
</text:p>
      <text:p text:style-name="P4">
Зазначається, що на площі станції метро Hoek van Holland Strand лунав останнійдзвоник, учорашні школярі ділилися почуттями і мріями про майбутнє, танцюваливипускний вальс.</text:p>
      <text:p text:style-name="P4">
</text:p>
      <text:p text:style-name="P4">
Незважаючи ні на що, хлопці та дівчата змогли відсвяткувати початок свогодорослого життя.</text:p>
      <text:p text:style-name="P4">
</text:p>
      <text:p text:style-name="P4">
Випускники та їхні батьки подякували за організацію свята Українському Дому вРоттердамі.</text:p>
      <text:p text:style-name="P4">
</text:p>
      <text:p text:style-name="P4">
Як повідомляв Укрінформ, у червні минулого року на центральній площіРоттердама українські випускники, які з’їхалися на свято з усіх Нідерландів,також <text:a xlink:type="simple" xlink:href="https://www.ukrinform.ua/rubric-diaspora/3532467-u-niderlandah-ukrainski-vipuskniki-stancuvali-vipusknij-vals.html" text:style-name="Internet_20_link" text:visited-style-name="Visited_20_Internet_20_Link">
 станцювали </text:a>
 вальс.</text:p>
      <text:p text:style-name="P4">
Були такі випускники, які добиралися за 200 км, щоб потрапити на захід. Тожодин з одним знайомилися вже на репетиції випускного вальсу.</text:p>
      <text:p text:style-name="P4">
<text:span text:style-name="T5">
Фото: Ukrainian House Rotterdam / Фейсбук</text:span>
</text:p>
      <text:p text:style-name="P4">
Source: <text:a xlink:type="simple" xlink:href="https://www.ukrinform.ua/rubric-diaspora/3730450-u-niderlandah-ukrainski-vipuskniki-poprosalisa-zi-skolou.html" text:style-name="Internet_20_link" text:visited-style-name="Visited_20_Internet_20_Link">
https://www.ukrinform.ua/rubric-diaspora/3730450-u-niderlandah-ukrainski-vipuskniki-poprosalisa-zi-skolou.html</text:a>
</text:p>
      <!--NEWS-->
      <text:h text:style-name="P10" text:outline-level="1">
<text:span text:style-name="T4">
Неїжпапа розповів про роль F-16 для проведення операцій на морі</text:span>
</text:h>
      <text:p text:style-name="P4">
Authors: Ukrinform (Person)</text:p>
      <text:p text:style-name="P4">
Publisher: Укринформ (Organization)</text:p>
      <text:p text:style-name="P4">
Published Time: 2023-07-02T13:13:21+03:00</text:p>
      <text:p text:style-name="P4">
Modified Time: 2023-07-02T13:13:21+03:00</text:p>
      <text:p text:style-name="P4">
Description: Багатофункціональні винищувачі F-16 потрібні Україні не лише для успішного проведення операцій на суходолі, а й на морі. — Укрінформ.</text:p>
      <text:p text:style-name="P4">
Images: ['<text:a xlink:type="simple" xlink:href="https://static.ukrinform.com/photos/2020_07/thumb_files/630_360_1593958626-145.jpg" text:style-name="Internet_20_link" text:visited-style-name="Visited_20_Internet_20_Link">
630_360_15939...</text:a>
']</text:p>
      <text:p text:style-name="P4">
Tags: ['ВМС України', 'Неїжпапа', 'Війна з Росією']</text:p>
      <text:p text:style-name="P4">
Type: Article</text:p>
      <!--METADATA-->
      <text:p text:style-name="P4">
<draw:frame draw:style-name="fr1" draw:name="Image89" text:anchor-type="as-char" svg:width="6.9236in" svg:height="3.956343in" draw:z-index="0">
<draw:image xlink:href="../Images/yкринформ/2023-07-02T13-13-21-03-00/630_360_1593958626-145.jpg" xlink:type="simple" xlink:show="embed" xlink:actuate="onLoad" draw:mime-type="image/jpeg"/>
</draw:frame>
Багатофункціональні винищувачі F-16 потрібні Україні не лише для успішногопроведення операцій на суходолі, а й на морі.</text:p>
      <text:p text:style-name="P4">
Про це командувач ВМС України віцеадмірал Олексій Неїжпапа сказав в <text:a xlink:type="simple" xlink:href="https://armyinform.com.ua/2023/07/02/my-povynni-maty-takyj-flot-yakyj-bilshe-ne-dast-zagarbnyku-navit-planuvaty-napad-na-ukrayinu-oleksij-neyizhpapa/" text:style-name="Internet_20_link" text:visited-style-name="Visited_20_Internet_20_Link">
 інтерв’ю</text:a>
 АрміяInform, передає Укрінформ.</text:p>
      <text:p text:style-name="P4">
«Війна триває, і на цей час противник має перевагу в повітрі в... частиніЧорного моря. Тому ті ж західні багатофункціональні винищувачі F-16 нампотрібні не лише для успішного проведення операцій на суходолі, а й на морі»,- сказав Неїжпапа.</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text:span text:style-name="T4">
Неїжпапа</text:span>
 привітав зі святом ВМС України </text:a>
</text:p>
      <text:p text:style-name="P4">
За його словами, з моменту широкомасштабного вторгнення потенціал Українивиріс. Це передусім пов’язано з надходженням нових зразків ракетногоозброєння, іншої допомоги від наших західних партнерів. Нині на озброєнні ВМСє протикорабельний комплекс «Гарпун», який уже дуже добре себе зарекомендувавпід час бойових дій із захисту Української держави. Цей комплекс, зокрема,потопив російське судно забезпечення, яке мало на борту ЗРК «Тор» та прямувалона острів Зміїний, щоб забезпечити зброєю російський гарнізон та доставитисвіжу партію окупантів на підсилення, додав командувач ВМС.</text:p>
      <text:p text:style-name="P4">
"Якщо порівнювати потенціал на початку широкомасштабної агресії між нами таросійським флотом, то він був на користь росіян. Але наша країна не стояла намісці та розбудовувала наш флот, постійно рухалися вперед. Яскравим прикладомтому, зокрема, є втілення ракетних програм, які були затверджені ВерховнимГоловнокомандувачем ЗС України. Завдяки їх реалізації було створеноукраїнський ракетний комплекс «Нептун», - наголосив Неїжпапа.</text:p>
      <text:p text:style-name="P4">
<text:span text:style-name="T4">
Читайте також:</text:span>
 <text:a xlink:type="simple" xlink:href="https://www.ukrinform.ua/rubric-ato/3716487-korpus-morskoi-pihoti-pocnut-formuvati-se-do-zaversenna-vijni-neizpapa.html" text:style-name="Internet_20_link" text:visited-style-name="Visited_20_Internet_20_Link">
 Корпус морської піхоти почнуть формувати ще до завершеннявійни – <text:span text:style-name="T4">
Неїжпапа</text:span>
 </text:a>
</text:p>
      <text:p text:style-name="P4">
Як повідомлялося, міністр оборони Олексій Резніков раніше заявляв, що під часзасідання Комісії НАТО-Україна було досягнуто конкретних зобов’язань союзниківпо Альянсу щодо організації спеціалізованого тренування для українськихпілотів на літаках F-16, що відкриє шлях до постачання цих літаків в Україну.Але Президент Володимир Зеленський нещодавно заявив про те, що графіканавчання українських пілотів на західних винищувачах F-16 на цей час немає, бодехто з іноземних партнерів зволікає.</text:p>
      <text:p text:style-name="P4">
Source: <text:a xlink:type="simple" xlink:href="https://www.ukrinform.ua/rubric-ato/3730452-neizpapa-rozpoviv-pro-rol-f16-dla-provedenna-operacij-na-mori.html" text:style-name="Internet_20_link" text:visited-style-name="Visited_20_Internet_20_Link">
https://www.ukrinform.ua/rubric-ato/3730452-neizpapa-rozpoviv-pro-rol-f16-dla-provedenna-operacij-na-mori.html</text:a>
</text:p>
      <!--NEWS-->
      <text:h text:style-name="P10" text:outline-level="1">
<text:span text:style-name="T4">
У Франції протестувальники на авто в’їхали у будинок мера паризького передмістя</text:span>
</text:h>
      <text:p text:style-name="P4">
Authors: Ukrinform (Person)</text:p>
      <text:p text:style-name="P4">
Publisher: Укринформ (Organization)</text:p>
      <text:p text:style-name="P4">
Published Time: 2023-07-02T13:18:00+03:00</text:p>
      <text:p text:style-name="P4">
Modified Time: 2023-07-02T13:18:00+03:00</text:p>
      <text:p text:style-name="P4">
Description: Протестувальники у Франції в’їхали автомобілем у будинок мера паризького передмістя, поранивши його дружину та одного з дітей. — Укрінформ.</text:p>
      <text:p text:style-name="P4">
Images: ['<text:a xlink:type="simple" xlink:href="https://static.ukrinform.com/photos/2023_07/thumb_files/630_360_1688292525-549.jpg" text:style-name="Internet_20_link" text:visited-style-name="Visited_20_Internet_20_Link">
630_360_16882...</text:a>
']</text:p>
      <text:p text:style-name="P4">
Tags: ['Франція', 'Напад', 'Протест', 'Замах']</text:p>
      <text:p text:style-name="P4">
Type: Article</text:p>
      <!--METADATA-->
      <text:p text:style-name="P4">
<draw:frame draw:style-name="fr1" draw:name="Image90" text:anchor-type="as-char" svg:width="6.9236in" svg:height="3.956343in" draw:z-index="0">
<draw:image xlink:href="../Images/yкринформ/2023-07-02T13-18-00-03-00/630_360_1688292525-549.jpg" xlink:type="simple" xlink:show="embed" xlink:actuate="onLoad" draw:mime-type="image/jpeg"/>
</draw:frame>
Протестувальники у Франції в’їхали автомобілем у будинок мера паризькогопередмістя, поранивши його дружину та одного з дітей.</text:p>
      <text:p text:style-name="P4">
Як передає Укрінформ, про це повідомляє  <text:a xlink:type="simple" xlink:href="https://www.france24.com/en/europe/20230702-🔴-live-hundreds-arrested-nationwide-on-fifth-night-of-unrest-after-nahel-m-funeral" text:style-name="Internet_20_link" text:visited-style-name="Visited_20_Internet_20_Link">
 France24</text:a>
 .</text:p>
      <text:p text:style-name="P4">
Мер муніципалітету Л’Аї-ле-Роз, що приблизно за 10 кілометрів від Парижа,Вінсент Жанбурн заявив у <text:a xlink:type="simple" xlink:href="https://twitter.com/VincentJeanbrun/status/1675365374550736899" text:style-name="Internet_20_link" text:visited-style-name="Visited_20_Internet_20_Link">
 Твіттері</text:a>
 ,що протестувальники «протаранили машиною» його будинок, а потім здійснилипідпал.</text:p>
      <text:p text:style-name="P4">
«Моя дружина і один з моїх дітей отримали поранення», – написав він.</text:p>
      <text:p text:style-name="P4">
Прокуратура міста Кретей оголосила про початок розслідування <text:a xlink:type="simple" xlink:href="https://www.ukrinform.ua/tag-zamah" text:style-name="Internet_20_link" text:visited-style-name="Visited_20_Internet_20_Link">
 замаху</text:a>
 на вбивство.</text:p>
      <text:p text:style-name="P4">
Пізніше стало відомо, що дружина Жанбурна потрапила у лікарню після теракту.</text:p>
      <text:p text:style-name="P4">
<text:span text:style-name="T4">
Читайте також:</text:span>
 <text:a xlink:type="simple" xlink:href="https://www.ukrinform.ua/rubric-world/3730234-makron-cerez-protesti-u-francii-perenis-vizit-do-nimeccini.html" text:style-name="Internet_20_link" text:visited-style-name="Visited_20_Internet_20_Link">
 Макрон через протести у <text:span text:style-name="T4">
Франц</text:span>
 ії переніс візит доНімеччини </text:a>
</text:p>
      <text:p text:style-name="P4">
Зазначається, що в результаті нападу з боку мітингувальників дружина меразазнала травм, характер яких невідомий, і наразі перебуває у госпіталі.</text:p>
      <text:p text:style-name="P4">
Як повідомляв Укрінформ, у Франції після четвертої ночі масових заворушень  <text:a xlink:type="simple" xlink:href="https://www.ukrinform.ua/rubric-world/3730178-kilkist-zatrimanih-na-protestah-u-francii-perevisila-13-tisaci.html" text:style-name="Internet_20_link" text:visited-style-name="Visited_20_Internet_20_Link">
затримано понад 1300 осіб </text:a>
 .</text:p>
      <text:p text:style-name="P4">
Протести й заворушення у країні виникли 27 червня після того, як поліціязастрелила 17-річного хлопця, який не зупинився за наказом поліцейського.</text:p>
      <text:p text:style-name="P4">
_ Фото ілюстративне  _</text:p>
      <text:p text:style-name="P4">
Source: <text:a xlink:type="simple" xlink:href="https://www.ukrinform.ua/rubric-world/3730454-u-francii-protestuvalniki-na-avto-vihali-u-budinok-mera-parizkogo-peredmista.html" text:style-name="Internet_20_link" text:visited-style-name="Visited_20_Internet_20_Link">
https://www.ukrinform.ua/rubric-world/3730454-u-francii-protestuvalniki-na-avto-vihali-u-budinok-mera-parizkogo-peredmista.html</text:a>
</text:p>
      <!--NEWS-->
      <text:h text:style-name="P10" text:outline-level="1">
<text:span text:style-name="T4">
Обстріл Херсона: прокуратура повідомляє про чотирьох поранених</text:span>
</text:h>
      <text:p text:style-name="P4">
Authors: Ukrinform (Person)</text:p>
      <text:p text:style-name="P4">
Publisher: Укринформ (Organization)</text:p>
      <text:p text:style-name="P4">
Published Time: 2023-07-02T13:23:00+03:00</text:p>
      <text:p text:style-name="P4">
Modified Time: 2023-07-02T13:23:00+03:00</text:p>
      <text:p text:style-name="P4">
Description: Унаслідок обстрілу росіянами Херсона поранені щонайменше четверо жителів міста. — Укрінформ.</text:p>
      <text:p text:style-name="P4">
Images: ['<text:a xlink:type="simple" xlink:href="https://static.ukrinform.com/photos/2023_07/thumb_files/630_360_1688293514-171.jpeg" text:style-name="Internet_20_link" text:visited-style-name="Visited_20_Internet_20_Link">
630_360_16882...</text:a>
']</text:p>
      <text:p text:style-name="P4">
Tags: ['Херсон', 'Обстріл', 'Офіс генпрокурора', 'Війна з Росією']</text:p>
      <text:p text:style-name="P4">
Type: Article</text:p>
      <!--METADATA-->
      <text:p text:style-name="P4">
<draw:frame draw:style-name="fr1" draw:name="Image91" text:anchor-type="as-char" svg:width="6.9236in" svg:height="3.956343in" draw:z-index="0">
<draw:image xlink:href="../Images/yкринформ/2023-07-02T13-23-00-03-00/630_360_1688293514-171.jpeg" xlink:type="simple" xlink:show="embed" xlink:actuate="onLoad" draw:mime-type="image/jpeg"/>
</draw:frame>
 Унаслідокобстрілу росіянами Херсона поранені щонайменше четверо жителів міста.</text:p>
      <text:p text:style-name="P4">
Про це повідомляє Офіс генпрокурора у <text:a xlink:type="simple" xlink:href="https://t.me/s/pgo_gov_ua" text:style-name="Internet_20_link" text:visited-style-name="Visited_20_Internet_20_Link">
 Телеграмі </text:a>
, передає Укрінформ.</text:p>
      <text:p text:style-name="P4">
«Щонайменше четверо містян отримали поранення, двоє з яких через прицільнийудар по багатоповерхівці. Дані щодо постраждалих уточнюються», - йдеться уповідомленні.</text:p>
      <text:p text:style-name="P4">
За процесуального керівництва Херсонської окружної прокуратури розпочатодосудове розслідування у кримінальному провадженні за фактом порушення законівта звичаїв війни (ч. 1 ст. 438 Кримінального кодексу України).</text:p>
      <text:p text:style-name="P4">
<text:span text:style-name="T4">
Читайте також:</text:span>
 <text:a xlink:type="simple" xlink:href="https://www.ukrinform.ua/rubric-ato/3730396-vorog-unoci-vdariv-po-selu-na-zaporizzi-zrujnovana-budivla-gimnazii.html" text:style-name="Internet_20_link" text:visited-style-name="Visited_20_Internet_20_Link">
 Ворог уночі вдарив по селу на Запоріжжі, зруйнованабудівля гімназії </text:a>
</text:p>
      <text:p text:style-name="P4">
За даними слідства, 2 липня близько 11:20 Збройні сили РФ обстріляли зтимчасово захопленої території регіону один із житлових районів <text:a xlink:type="simple" xlink:href="https://www.ukrinform.ua/tag-herson" text:style-name="Internet_20_link" text:visited-style-name="Visited_20_Internet_20_Link">
 Херсона</text:a>
 .</text:p>
      <text:p text:style-name="P4">
Уламками пошкоджені обʼєкти цивільної інфраструктури.</text:p>
      <text:p text:style-name="P4">
Прокурори спільно зі слідчими поліції проводять необхідні слідчі дії.</text:p>
      <text:p text:style-name="P4">
Як повідомляв Укрінформ, <text:a xlink:type="simple" xlink:href="https://www.ukrinform.ua/rubric-ato/3730434-rosiani-obstrilali-herson-e-poranenij.html" text:style-name="Internet_20_link" text:visited-style-name="Visited_20_Internet_20_Link">
 армія РФ 2 липня обстріляла Херсон</text:a>
 . Під ворожим вогнем опинилися аптека, заклад громадськогохарчування і житлова багатоповерхівка.</text:p>
      <text:p text:style-name="P4">
<text:span text:style-name="T5">
Фото: Офіс генпрокурара</text:span>
</text:p>
      <text:p text:style-name="P4">
Source: <text:a xlink:type="simple" xlink:href="https://www.ukrinform.ua/rubric-regions/3730455-obstril-hersona-prokuratura-povidomlae-pro-cotiroh-poranenih.html" text:style-name="Internet_20_link" text:visited-style-name="Visited_20_Internet_20_Link">
https://www.ukrinform.ua/rubric-regions/3730455-obstril-hersona-prokuratura-povidomlae-pro-cotiroh-poranenih.html</text:a>
</text:p>
      <!--NEWS-->
      <text:h text:style-name="P10" text:outline-level="1">
<text:span text:style-name="T4">
У Міноборони показали відео знищення польового складу росіян</text:span>
</text:h>
      <text:p text:style-name="P4">
Authors: Ukrinform (Person)</text:p>
      <text:p text:style-name="P4">
Publisher: Укринформ (Organization)</text:p>
      <text:p text:style-name="P4">
Published Time: 2023-07-02T13:27:00+03:00</text:p>
      <text:p text:style-name="P4">
Modified Time: 2023-07-02T13:27:00+03:00</text:p>
      <text:p text:style-name="P4">
Description: Перший заступник міністра оборони України Олександр Павлюк розмістив відео, у якому показав знищення польового складу російських загарбник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іноборони', 'Російські військові', 'Війна з Росією']</text:p>
      <text:p text:style-name="P4">
Type: Article</text:p>
      <!--METADATA-->
      <text:p text:style-name="P4">
<draw:frame draw:style-name="fr1" draw:name="Image92" text:anchor-type="as-char" svg:width="6.9236in" svg:height="3.956343in" draw:z-index="0">
<draw:image xlink:href="../Images/yкринформ/2023-07-02T13-27-00-03-00/630_360_1669987737-966.jpg" xlink:type="simple" xlink:show="embed" xlink:actuate="onLoad" draw:mime-type="image/jpeg"/>
</draw:frame>
 Першийзаступник міністра оборони України Олександр Павлюк розмістив відео, у якомупоказав знищення польового складу російських загарбників.</text:p>
      <text:p text:style-name="P4">
Як передає Укрінформ, про це Павлюк повідомив у <text:a xlink:type="simple" xlink:href="https://t.me/Pavliuk_KSV/4622" text:style-name="Internet_20_link" text:visited-style-name="Visited_20_Internet_20_Link">
 Телеграмі.</text:a>
</text:p>
      <text:p text:style-name="P4">
"Робота самохідного артилерійського дивізіону та артилерійського дивізіону підкоригуванням БУАР 5 окремої штурмової бригади. Підтверджене знищення польовогоскладу окупантів разом з особовим складом" - йдеться у дописі під відео.</text:p>
      <text:p text:style-name="P4">
Як повідомляв Укрінформ, українські Сили оборони <text:a xlink:type="simple" xlink:href="https://www.ukrinform.ua/rubric-ato/3730372-sili-oboroni-za-dobu-znisili-se-790-rosijskih-vijskovih.html" text:style-name="Internet_20_link" text:visited-style-name="Visited_20_Internet_20_Link">
 ліквідували вже близько 229660 російських загарбників </text:a>
 , при цьому ще 790осіб - за минулу добу.</text:p>
      <text:p text:style-name="P4">
Source: <text:a xlink:type="simple" xlink:href="https://www.ukrinform.ua/rubric-ato/3730456-u-minoboroni-pokazali-video-znisenna-polovogo-skladu-rosian.html" text:style-name="Internet_20_link" text:visited-style-name="Visited_20_Internet_20_Link">
https://www.ukrinform.ua/rubric-ato/3730456-u-minoboroni-pokazali-video-znisenna-polovogo-skladu-rosian.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7-02T13:32:00+03:00</text:p>
      <text:p text:style-name="P4">
Modified Time: 2023-07-02T13:3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3" text:anchor-type="as-char" svg:width="6.9236in" svg:height="3.956343in" draw:z-index="0">
<draw:image xlink:href="../Images/yкринформ/2023-07-02T13-3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94" text:anchor-type="as-char" svg:width="6.9236in" svg:height="6.9236in" draw:z-index="0">
<draw:image xlink:href="../Images/yкринформ/2023-07-02T13-3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95" text:anchor-type="as-char" svg:width="6.9236in" svg:height="6.9236in" draw:z-index="0">
<draw:image xlink:href="../Images/yкринформ/2023-07-02T13-3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96" text:anchor-type="as-char" svg:width="6.9236in" svg:height="6.9236in" draw:z-index="0">
<draw:image xlink:href="../Images/yкринформ/2023-07-02T13-3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97" text:anchor-type="as-char" svg:width="6.9236in" svg:height="6.9236in" draw:z-index="0">
<draw:image xlink:href="../Images/yкринформ/2023-07-02T13-32-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Визначилися потенційні суперниці збірної України в Кубку претенденток з волейболу</text:span>
</text:h>
      <text:p text:style-name="P4">
Authors: Ukrinform (Person)</text:p>
      <text:p text:style-name="P4">
Publisher: Укринформ (Organization)</text:p>
      <text:p text:style-name="P4">
Published Time: 2023-07-02T13:35:53+03:00</text:p>
      <text:p text:style-name="P4">
Modified Time: 2023-07-02T13:35:53+03:00</text:p>
      <text:p text:style-name="P4">
Description: Стали відомі усі учасниці волейбольного Кубка претенденток, в якому вперше зіграє збірна України. — Укрінформ.</text:p>
      <text:p text:style-name="P4">
Images: ['<text:a xlink:type="simple" xlink:href="https://static.ukrinform.com/photos/2023_07/thumb_files/630_360_1688294108-429.jpg" text:style-name="Internet_20_link" text:visited-style-name="Visited_20_Internet_20_Link">
630_360_16882...</text:a>
']</text:p>
      <text:p text:style-name="P4">
Tags: ['Волейбол', 'Збірна України', 'Жінки']</text:p>
      <text:p text:style-name="P4">
Type: Article</text:p>
      <!--METADATA-->
      <text:p text:style-name="P4">
<draw:frame draw:style-name="fr1" draw:name="Image98" text:anchor-type="as-char" svg:width="6.9236in" svg:height="3.956343in" draw:z-index="0">
<draw:image xlink:href="../Images/yкринформ/2023-07-02T13-35-53-03-00/630_360_1688294108-429.jpg" xlink:type="simple" xlink:show="embed" xlink:actuate="onLoad" draw:mime-type="image/jpeg"/>
</draw:frame>
 Сталивідомі усі учасниці волейбольного Кубка претенденток, в якому вперше зіграєзбірна України.</text:p>
      <text:p text:style-name="P4">
Як інформує <text:a xlink:type="simple" xlink:href="https://suspilne.media/519989-viznacilisa-usi-ucasnici-kubka-pretendentok-z-volejbolu-potencijni-supernici-zbirnoi-ukraini/" text:style-name="Internet_20_link" text:visited-style-name="Visited_20_Internet_20_Link">
 Суспільне Спорт </text:a>
, Кубок претенденток у 2023 році стане четвертим розіграшем в історії змагань,переможець турніру потрапить до елітного дивізіону у світовому волейболі - доЛіги націй, передає Укрінформ.</text:p>
      <text:p text:style-name="P4">
Участь у змаганнях візьмуть вісім збірних з різних континентів. Цьогорічвперше у Кубку претенденток зіграють Україна, Швеція, Кенія, Мексика таВ'єтнам. Окрім них, до турніру потрапили Колумбія, Франція та Хорватія.Пізніше за інших учасницями цих змагань стали саме хорватські волейболістки,які посіли останнє місце у нинішньому сезоні Ліги націй.</text:p>
      <text:p text:style-name="P4">
<text:span text:style-name="T4">
Читайте також:</text:span>
 <text:a xlink:type="simple" xlink:href="https://www.ukrinform.ua/rubric-sports/3727190-miznarodna-federacia-volejbolu-prodovzila-vidstoronenna-rosii-ta-bilorusi.html" text:style-name="Internet_20_link" text:visited-style-name="Visited_20_Internet_20_Link">
 Міжнародна федерація <text:span text:style-name="T4">
волейбол</text:span>
 у продовжилавідсторонення Росії та Білорусі </text:a>
</text:p>
      <text:p text:style-name="P4">
Збірна України вийшла до змагань у статусі фіналісток Золотої Євроліги. Уфінальному протистоянні з двох матчів українські гравчині зіграють протиШвеції і можуть покращити своє положення у рейтингу Міжнародної федераціїволейболу.</text:p>
      <text:p text:style-name="P4">
Кубок претенденток пройде 27-30 липня у французькому місті Лаваль. Переможницітурніру вийдуть до Ліги націй-2024.</text:p>
      <text:p text:style-name="P4">
Фото: CEV.</text:p>
      <text:p text:style-name="P4">
Source: <text:a xlink:type="simple" xlink:href="https://www.ukrinform.ua/rubric-sports/3730458-viznacilisa-potencijni-supernici-zbirnoi-ukraini-v-kubku-pretendentok-z-volejbolu.html" text:style-name="Internet_20_link" text:visited-style-name="Visited_20_Internet_20_Link">
https://www.ukrinform.ua/rubric-sports/3730458-viznacilisa-potencijni-supernici-zbirnoi-ukraini-v-kubku-pretendentok-z-volejbolu.html</text:a>
</text:p>
      <!--NEWS-->
      <text:h text:style-name="P10" text:outline-level="1">
<text:span text:style-name="T4">
Біля КМДА підняли Військово-морський прапор України</text:span>
</text:h>
      <text:p text:style-name="P4">
Authors: Ukrinform (Person)</text:p>
      <text:p text:style-name="P4">
Publisher: Укринформ (Organization)</text:p>
      <text:p text:style-name="P4">
Published Time: 2023-07-02T13:36:00+03:00</text:p>
      <text:p text:style-name="P4">
Modified Time: 2023-07-02T13:36:00+03:00</text:p>
      <text:p text:style-name="P4">
Description: Біля будівлі Київської міської державної адміністрації підняли Військово-морський прапор Збройних сил України. — Укрінформ.</text:p>
      <text:p text:style-name="P4">
Images: ['<text:a xlink:type="simple" xlink:href="https://static.ukrinform.com/photos/2023_07/thumb_files/630_360_1688293990-696.jpeg" text:style-name="Internet_20_link" text:visited-style-name="Visited_20_Internet_20_Link">
630_360_16882...</text:a>
']</text:p>
      <text:p text:style-name="P4">
Tags: ['КМДА', 'Прапор', 'Свято', 'ВМС України']</text:p>
      <text:p text:style-name="P4">
Type: Article</text:p>
      <!--METADATA-->
      <text:p text:style-name="P4">
<draw:frame draw:style-name="fr1" draw:name="Image99" text:anchor-type="as-char" svg:width="6.9236in" svg:height="3.956343in" draw:z-index="0">
<draw:image xlink:href="../Images/yкринформ/2023-07-02T13-36-00-03-00/630_360_1688293990-696.jpeg" xlink:type="simple" xlink:show="embed" xlink:actuate="onLoad" draw:mime-type="image/jpeg"/>
</draw:frame>
 Білябудівлі Київської міської державної адміністрації підняли Військово-морськийпрапор Збройних сил України.</text:p>
      <text:p text:style-name="P4">
Як передає Укрінформ, про це КМДА повідомляє у <text:a xlink:type="simple" xlink:href="https://t.me/KyivCityOfficial/7186" text:style-name="Internet_20_link" text:visited-style-name="Visited_20_Internet_20_Link">
 Телеграмі.</text:a>
</text:p>
      <text:p text:style-name="P4">
"На флагштоку КМДА підняли Військово-морський прапор ЗСУ", - ідеться уповідомленні.</text:p>
      <text:p text:style-name="P4">
У КМДА зауважили, що прапор підняли до Дня <text:a xlink:type="simple" xlink:href="https://www.ukrinform.ua/tag-vms-ukrainy" text:style-name="Internet_20_link" text:visited-style-name="Visited_20_Internet_20_Link">
 Військово-морських сил ЗСУ.</text:a>
</text:p>
      <text:p text:style-name="P4">
<text:span text:style-name="T4">
Читайте також:</text:span>
 <text:a xlink:type="simple" xlink:href="https://www.ukrinform.ua/rubric-ato/3730402-zaluznij-privitav-bojovih-pobratimiv-iz-dnem-vms-ukraini.html" text:style-name="Internet_20_link" text:visited-style-name="Visited_20_Internet_20_Link">
 <text:span text:style-name="T4">
Залужний</text:span>
 привітав бойових побратимів із Днем ВМСУкраїни </text:a>
</text:p>
      <text:p text:style-name="P4">
"105 років тому на кораблях Чорноморського флоту та у Севастопольській фортеціурочисто було піднято українські прапори та Військово-морський прапорУкраїнської держави", - нагадали в КМДА.</text:p>
      <text:p text:style-name="P4">
Як повідомлялося, у 2015 році указом тодішнього Президента України ПетраПорошенка День Військово-морських сил Збройних сил України був встановлений напершу неділю липня. Цього року це свято відзначають 2 липня.</text:p>
      <text:p text:style-name="P4">
<text:span text:style-name="T5">
Фото: КМДА</text:span>
</text:p>
      <text:p text:style-name="P4">
Source: <text:a xlink:type="simple" xlink:href="https://www.ukrinform.ua/rubric-kyiv/3730460-bila-kmda-pidnali-vijskovomorskij-prapor-ukraini.html" text:style-name="Internet_20_link" text:visited-style-name="Visited_20_Internet_20_Link">
https://www.ukrinform.ua/rubric-kyiv/3730460-bila-kmda-pidnali-vijskovomorskij-prapor-ukraini.html</text:a>
</text:p>
      <!--NEWS-->
      <text:h text:style-name="P10" text:outline-level="1">
<text:span text:style-name="T4">
Неїжпапа: Готуємося, щоб розпочати операцію з розчищення від мін Чорного моря</text:span>
</text:h>
      <text:p text:style-name="P4">
Authors: Ukrinform (Person)</text:p>
      <text:p text:style-name="P4">
Publisher: Укринформ (Organization)</text:p>
      <text:p text:style-name="P4">
Published Time: 2023-07-02T13:36:43+03:00</text:p>
      <text:p text:style-name="P4">
Modified Time: 2023-07-02T13:36:43+03:00</text:p>
      <text:p text:style-name="P4">
Description: Країни, які є членами НАТО, у перспективі можуть долучитися до процесу розмінування Чорного моря. — Укрінформ.</text:p>
      <text:p text:style-name="P4">
Images: ['<text:a xlink:type="simple" xlink:href="https://static.ukrinform.com/photos/2023_04/thumb_files/630_360_1682757718-905.jpg" text:style-name="Internet_20_link" text:visited-style-name="Visited_20_Internet_20_Link">
630_360_16827...</text:a>
']</text:p>
      <text:p text:style-name="P4">
Tags: ['ВМС України', 'Неїжпапа', 'Війна з Росією']</text:p>
      <text:p text:style-name="P4">
Type: Article</text:p>
      <!--METADATA-->
      <text:p text:style-name="P4">
<draw:frame draw:style-name="fr1" draw:name="Image100" text:anchor-type="as-char" svg:width="6.9236in" svg:height="3.956343in" draw:z-index="0">
<draw:image xlink:href="../Images/yкринформ/2023-07-02T13-36-43-03-00/630_360_1682757718-905.jpg" xlink:type="simple" xlink:show="embed" xlink:actuate="onLoad" draw:mime-type="image/jpeg"/>
</draw:frame>
 Країни,які є членами НАТО, у перспективі можуть долучитися до процесу розмінуванняЧорного моря.</text:p>
      <text:p text:style-name="P4">
Про це командувач ВМС України віцеадмірал Олексій Неїжпапа сказав в <text:a xlink:type="simple" xlink:href="https://armyinform.com.ua/2023/07/02/my-povynni-maty-takyj-flot-yakyj-bilshe-ne-dast-zagarbnyku-navit-planuvaty-napad-na-ukrayinu-oleksij-neyizhpapa/" text:style-name="Internet_20_link" text:visited-style-name="Visited_20_Internet_20_Link">
 інтерв’юАрміяInform </text:a>
 , передає Укрінформ.</text:p>
      <text:p text:style-name="P4">
«Але ми добре усвідомлюємо це та, звісно, готуємося до того, щоб за першоїнагоди розпочати протимінну операцію з розчищення від мін Чорного моря. Дляцього створили штаб, який уже сьогодні розробляє такого змісту операції. Уцьому ж напрямі існують певні домовленості й з нашими партнерами, зокрема зкраїнами НАТО щодо долучення в перспективі до цієї роботи протимінної групиПівнічноатлантичного альянсу, яка на постійній основі працює у Середземномуморі», - сказав Неїжпапа.</text:p>
      <text:p text:style-name="P4">
<text:span text:style-name="T4">
Читайте також:</text:span>
 <text:a xlink:type="simple" xlink:href="https://www.ukrinform.ua/rubric-ato/3730452-neizpapa-rozpoviv-pro-rol-f16-dla-provedenna-operacij-na-mori.html" text:style-name="Internet_20_link" text:visited-style-name="Visited_20_Internet_20_Link">
 <text:span text:style-name="T4">
Неїжпапа</text:span>
 розповів про роль F-16 для проведенняоперацій на морі </text:a>
</text:p>
      <text:p text:style-name="P4">
Він зауважив, що у зв’язку з підривом росіянами дамби на Каховській ГЕСкількість мін у Чорному морі збільшилася в рази. Тому що Росія, побоюючисьукраїнського контрнаступу через річку Дніпро, створила цілу систему міннихзагороджень, установивши на річці протидесантні, якірні, річкові міни, які,звісно, потоком води були змиті та опинилися в Чорному морі. «Тому кількістьмін, які були в морі до цієї трагічної події, з тим, що ми маємо сьогодні,дуже важко порівняти», - додав віцеадмірал.</text:p>
      <text:p text:style-name="P4">
Командувач ВМС переконаний, що Україна завжди має бути напоготові до подальшихдій, щоб якомога швидше забезпечити безпеку цивільного судноплавства. Тимбільше, що судноплавство є невіддільною складовою розбудови економіки держави.</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text:span text:style-name="T4">
Неїжпапа</text:span>
 привітав зі святом ВМС України </text:a>
</text:p>
      <text:p text:style-name="P4">
Як повідомляв Укрінформ, уночі 6 червня російська армія підірвала греблюКаховської ГЕС, спричинивши затоплення частини Херсонської та Миколаївськоїобластей і водночас - критичне обміління Каховського водосховища.</text:p>
      <text:p text:style-name="P4">
Source: <text:a xlink:type="simple" xlink:href="https://www.ukrinform.ua/rubric-ato/3730461-neizpapa-gotuemosa-sob-rozpocati-operaciu-z-rozcisenna-vid-min-cornogo-mora.html" text:style-name="Internet_20_link" text:visited-style-name="Visited_20_Internet_20_Link">
https://www.ukrinform.ua/rubric-ato/3730461-neizpapa-gotuemosa-sob-rozpocati-operaciu-z-rozcisenna-vid-min-cornogo-mora.html</text:a>
</text:p>
      <!--NEWS-->
      <text:h text:style-name="P10" text:outline-level="1">
<text:span text:style-name="T4">
У Бучі створили інсталяцію в пам’ять про загиблих мешканців</text:span>
</text:h>
      <text:p text:style-name="P4">
Authors: Ukrinform (Person)</text:p>
      <text:p text:style-name="P4">
Publisher: Укринформ (Organization)</text:p>
      <text:p text:style-name="P4">
Published Time: 2023-07-02T13:54:00+03:00</text:p>
      <text:p text:style-name="P4">
Modified Time: 2023-07-02T13:54:00+03:00</text:p>
      <text:p text:style-name="P4">
Description: У Бучі перед входом до міського парку з’явилася інсталяція на згадку про мешканців міста, які загинули під час російської окупації у березні 2022 року. — Укрінформ.</text:p>
      <text:p text:style-name="P4">
Images: ['<text:a xlink:type="simple" xlink:href="https://static.ukrinform.com/photos/2023_07/thumb_files/630_360_1688295704-260.jpeg" text:style-name="Internet_20_link" text:visited-style-name="Visited_20_Internet_20_Link">
630_360_16882...</text:a>
']</text:p>
      <text:p text:style-name="P4">
Tags: ['Буча', "Пам'ять", 'Загибель', 'Війна з Росією']</text:p>
      <text:p text:style-name="P4">
Type: Article</text:p>
      <!--METADATA-->
      <text:p text:style-name="P4">
<draw:frame draw:style-name="fr1" draw:name="Image101" text:anchor-type="as-char" svg:width="6.9236in" svg:height="3.956343in" draw:z-index="0">
<draw:image xlink:href="../Images/yкринформ/2023-07-02T13-54-00-03-00/630_360_1688295704-260.jpeg" xlink:type="simple" xlink:show="embed" xlink:actuate="onLoad" draw:mime-type="image/jpeg"/>
</draw:frame>
 У Бучіперед входом до міського парку з’явилася інсталяція на згадку про мешканцівміста, які загинули під час російської окупації у березні 2022 року.</text:p>
      <text:p text:style-name="P4">
Про це повідомляє Укрінформ із посиланням на офіційну сторінку Бучанськогоміського голови Анатолія Федорука у <text:a xlink:type="simple" xlink:href="https://www.facebook.com/buchagolova/posts/pfbid026uzFiJBnBuGwWM93hJuYmpThB6cVD1xoyAVwKRshsoHYuaacCUZUPLodBxXZaXYzl" text:style-name="Internet_20_link" text:visited-style-name="Visited_20_Internet_20_Link">
 Фейсбуці.</text:a>
</text:p>
      <text:p text:style-name="P4">
"Пам’ятаймо усіх поіменно. Запрошую долучитися, щоб разом вшанувати пам’ятьпро усіх вбитих росіянами бучанців. Їх у нас 501. Цей захід націленийпривернути увагу усіх спільнот до тих злочинів, які країна-окупант вчиняла унашому місті. Це не можна забути і не можна пробачити. Тому ми продовжуємонагадувати світу про військовий трибунал", - <text:a xlink:type="simple" xlink:href="https://www.facebook.com/buchagolova/videos/585896833640049/" text:style-name="Internet_20_link" text:visited-style-name="Visited_20_Internet_20_Link">
 йдеться</text:a>
 уповідомленні.</text:p>
      <text:p text:style-name="P4">
</text:p>
      <text:p text:style-name="P4">
У місті відбувся вечір памʼяті про загиблих мешканців.</text:p>
      <text:p text:style-name="P4">
"Це перший такий захід з ушанування загиблих у Бучанській громаді. І лише втакому єднанні ми можемо пережити цю втрату», - написав Федорук.</text:p>
      <text:p text:style-name="P4">
</text:p>
      <text:p text:style-name="P4">
Під час заходу було вручено посмертно орден "За мужність" полеглому воїну —бучанцю Іллі Грабару. Його отримала мама героя.</text:p>
      <text:p text:style-name="P4">
<text:span text:style-name="T4">
Читайте також:</text:span>
 <text:a xlink:type="simple" xlink:href="https://www.ukrinform.ua/rubric-culture/3729863-namalovani-angoli-ratuut-zitta.html" text:style-name="Internet_20_link" text:visited-style-name="Visited_20_Internet_20_Link">
 Намальовані <text:span text:style-name="T4">
янголи</text:span>
 рятують життя</text:a>
 </text:p>
      <text:p text:style-name="P4">
«Наша єдність і є відповіддю міністру закордонних справ Московії пану Лаврову,бо він і досі вважає, що його вбивці не могли зробити таких злочинів. Тожєднаймося, щоб перемогти ту цинічну байдужість, яку сьогодні втілює сучаснаРосія», - підкреслив мер.</text:p>
      <text:p text:style-name="P4">
Як повідомлялося, у Бучі після звільнення міста від росіян було виявлено тілавбитих мирних жителів, а також місця масових страт у підвалах, на вулицях, угаражах.</text:p>
      <text:p text:style-name="P4">
<text:span text:style-name="T5">
Фото: Freedom, Фейсбук Anatolii Fedoruk - Mayor of Bucha</text:span>
</text:p>
      <text:p text:style-name="P4">
Source: <text:a xlink:type="simple" xlink:href="https://www.ukrinform.ua/rubric-regions/3730468-u-buci-stvorili-instalaciu-v-pamat-pro-zagiblih-meskanciv.html" text:style-name="Internet_20_link" text:visited-style-name="Visited_20_Internet_20_Link">
https://www.ukrinform.ua/rubric-regions/3730468-u-buci-stvorili-instalaciu-v-pamat-pro-zagiblih-meskanciv.html</text:a>
</text:p>
      <!--NEWS-->
      <text:h text:style-name="P10" text:outline-level="1">
<text:span text:style-name="T4">
Шольц пояснив, чому ФРН зараз не дає Україні далекобійну зброю і безпекові гарантії</text:span>
</text:h>
      <text:p text:style-name="P4">
Authors: Ukrinform (Person)</text:p>
      <text:p text:style-name="P4">
Publisher: Укринформ (Organization)</text:p>
      <text:p text:style-name="P4">
Published Time: 2023-07-02T13:55:00+03:00</text:p>
      <text:p text:style-name="P4">
Modified Time: 2023-07-02T22:55:00+03:00</text:p>
      <text:p text:style-name="P4">
Description: Німеччина проти того, щоби її зброя використовувалася на російській території, а безпекові гарантії готова дати лише після того, як завершиться війна. — Укрінформ.</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Шольц', 'Війна з Росією']</text:p>
      <text:p text:style-name="P4">
Type: Article</text:p>
      <!--METADATA-->
      <text:p text:style-name="P4">
<draw:frame draw:style-name="fr1" draw:name="Image106" text:anchor-type="as-char" svg:width="6.9236in" svg:height="3.956343in" draw:z-index="0">
<draw:image xlink:href="../Images/yкринформ/2023-07-02T13-55-00-03-00/630_360_1684667979-196.jpg" xlink:type="simple" xlink:show="embed" xlink:actuate="onLoad" draw:mime-type="image/jpeg"/>
</draw:frame>
 Німеччинапроти того, щоби її зброя використовувалася на російській території, абезпекові гарантії готова дати лише після того, як завершиться війна.</text:p>
      <text:p text:style-name="P4">
Про це заявив канцлер ФРН Олаф Шольц, відповідаючи у прямому ефірі телеканалу<text:a xlink:type="simple" xlink:href="https://www.youtube.com/watch" text:style-name="Internet_20_link" text:visited-style-name="Visited_20_Internet_20_Link">
 ARD </text:a>
 назапитання громадян, передає Укрінформ.</text:p>
      <text:p text:style-name="P4">
«Ми уважно перевіряємо всі заявки, про що нас просять. Але для нас дієпринцип, який ми поділяємо з американським президентом: ми не хочемо, щобизброя, яку ми передаємо, використовувалася для того, щоби вразити російськутериторію, вона має слугувати захисту України та повернення нею її територій»,- заявив Шольц.</text:p>
      <text:p text:style-name="P4">
<text:span text:style-name="T4">
Читайте також:</text:span>
 <text:a xlink:type="simple" xlink:href="https://www.ukrinform.ua/rubric-polytics/3729861-evrokomisia-se-ne-znajsla-mehanizmu-ak-vikoristati-rosijski-aktivi-v-interesah-ukraini-solc.html" text:style-name="Internet_20_link" text:visited-style-name="Visited_20_Internet_20_Link">
 Єврокомісія ще не знайшла механізму, як використатиросійські активи в інтересах України - <text:span text:style-name="T4">
Шольц</text:span>
</text:a>
</text:p>
      <text:p text:style-name="P4">
Так він відповів на запитання глядачки, чому Німеччина не передає Українідалекобійні ракети TAURUS.</text:p>
      <text:p text:style-name="P4">
Канцлер підкреслив при цьому, що ФРН є другим партнером України за обсягаминадання допомоги, яку назвав «дуже ефективною». Зокрема, він згадав наданнясистем ППО, танків і артилерії, а також і підготовку українських військових.Це, за його словами, саме те чого Україна потребує найбільше зараз, колипроводить наступ. «Ми передали дуже багато танків», - також запевнив главауряду.</text:p>
      <text:p text:style-name="P4">
Шольц при цьому підкреслив, що «Крим належить протягом дуже-дуже тривалогочасу Україні».</text:p>
      <text:p text:style-name="P4">
<text:span text:style-name="T4">
Читайте також:</text:span>
 <text:a xlink:type="simple" xlink:href="https://www.ukrinform.ua/rubric-world/3729250-zahid-ne-stavit-za-metu-zminu-rezimu-v-rf-solc.html" text:style-name="Internet_20_link" text:visited-style-name="Visited_20_Internet_20_Link">
 Захід не ставить за мету зміну режиму в РФ - <text:span text:style-name="T4">
Шольц</text:span>
</text:a>
</text:p>
      <text:p text:style-name="P4">
Політик також опосередковано відповів на слова міністра закордонних справУкраїни Дмитра Кулеби, який в інтерв’ю німецьким газетам закликав німецькекерівництво не повторювати помилку ексканцлерки Ангели Меркель, яказаблокувала перспективу членства України в НАТО у 2008 році.</text:p>
      <text:p text:style-name="P4">
«Однією з умов членства є відсутність нерозв’язаних прикордонних конфліктів»,- сказав Шольц, підкресливши, що зрозумілим є, і українці це знають, що дозавершення війни про вступ до НАТО йтиметься не може.</text:p>
      <text:p text:style-name="P4">
Водночас сказав Шольц, Німеччина належить до країн, які зобов’язалисярозробити безпекові гарантії для України «на час після війни, коли наступитьмир». Ці гарантії активно обговорюються з українською стороною чи не відпочатку війни разом з партнерами, насамперед США, запевнив він.</text:p>
      <text:p text:style-name="P4">
<text:span text:style-name="T4">
Читайте також:</text:span>
 <text:a xlink:type="simple" xlink:href="https://www.ukrinform.ua/rubric-world/3728990-stoltenberg-sklikav-na-6-lipna-zustric-sodo-vstupu-svecii-v-nato.html" text:style-name="Internet_20_link" text:visited-style-name="Visited_20_Internet_20_Link">
 Столтенберг скликав на 6 липня зустріч щодо вступу Швеціїв НАТО </text:a>
</text:p>
      <text:p text:style-name="P4">
Більш актуальним завданням глава німецького уряду вважає зараз те, аби подбатипро спільну підтримку України в її обороні та забезпечити безпекові гарантії«на повоєнний час».</text:p>
      <text:p text:style-name="P4">
Дмитро Кулеба в інтерв’ю закликав німецьких політиків не повторювати помилку,яку зробила ексканцлерка Ангела Меркель у Бухаресті у 2008 році, коли різковиступила проти будь-якого прогресу на шляху до членства України в НАТО. Церішення, підкреслив він, відкрило Путіну можливість вдертися до Грузії тапродовжити свою дестабілізаційну діяльність у регіоні, зрештою незаконноанексувавши Крим. Якби Україна була прийнята в НАТО до 2014 року, не було бнезаконної анексії Криму, ее було б війни на Донбасі, не було бширокомасштабного вторгнення, - переконаний міністр.</text:p>
      <text:p text:style-name="P4">
Фото: Pool</text:p>
      <text:p text:style-name="P4">
Source: <text:a xlink:type="simple" xlink:href="https://www.ukrinform.ua/rubric-world/3730613-solc-poasniv-comu-frn-zaraz-ne-dae-ukraini-dalekobijnu-zbrou-i-bezpekovi-garantii.html" text:style-name="Internet_20_link" text:visited-style-name="Visited_20_Internet_20_Link">
https://www.ukrinform.ua/rubric-world/3730613-solc-poasniv-comu-frn-zaraz-ne-dae-ukraini-dalekobijnu-zbrou-i-bezpekovi-garantii.html</text:a>
</text:p>
      <!--NEWS-->
      <text:h text:style-name="P10" text:outline-level="1">
<text:span text:style-name="T4">
Белінський пробився у фінал кваліфікації турніру ATP серії Challenger в Карлсруе</text:span>
</text:h>
      <text:p text:style-name="P4">
Authors: Ukrinform (Person)</text:p>
      <text:p text:style-name="P4">
Publisher: Укринформ (Organization)</text:p>
      <text:p text:style-name="P4">
Published Time: 2023-07-02T13:58:43+03:00</text:p>
      <text:p text:style-name="P4">
Modified Time: 2023-07-02T13:58:43+03:00</text:p>
      <text:p text:style-name="P4">
Description: Українець В'ячеслав Белінський подолав півфінальну стадію відбору на турнірі Асоціації тенісистів професіоналів (АТР) серії Challenger - Tennis Open Karlsruhe - в Карлсруе (Німеччина) із призовим фондом €73 тис. — Укрінформ.</text:p>
      <text:p text:style-name="P4">
Images: ['<text:a xlink:type="simple" xlink:href="https://static.ukrinform.com/photos/2023_07/thumb_files/630_360_1688295404-323.jpg" text:style-name="Internet_20_link" text:visited-style-name="Visited_20_Internet_20_Link">
630_360_16882...</text:a>
']</text:p>
      <text:p text:style-name="P4">
Tags: ['Теніс']</text:p>
      <text:p text:style-name="P4">
Type: Article</text:p>
      <!--METADATA-->
      <text:p text:style-name="P4">
<draw:frame draw:style-name="fr1" draw:name="Image107" text:anchor-type="as-char" svg:width="6.9236in" svg:height="3.956343in" draw:z-index="0">
<draw:image xlink:href="../Images/yкринформ/2023-07-02T13-58-43-03-00/630_360_1688295404-323.jpg" xlink:type="simple" xlink:show="embed" xlink:actuate="onLoad" draw:mime-type="image/jpeg"/>
</draw:frame>
 УкраїнецьВ'ячеслав Белінський подолав півфінальну стадію відбору на турнірі Асоціаціїтенісистів професіоналів (АТР) серії Challenger - Tennis Open Karlsruhe - вКарлсруе (Німеччина) із призовим фондом €73 тис.</text:p>
      <text:p text:style-name="P4">
На шляху до фіналу кваліфікації Белінський здобув вольову перемогу надфранцузом Тімо Легу - 3:6, 6:1, 6:3, передає Укрінформ.</text:p>
      <text:p text:style-name="P4">
Тенісисти провели на корті майже 2 години.</text:p>
      <text:p text:style-name="P4">
Місце в основній сітці змагань Белінський розіграє з переможцем поєдинку міжпершим номером «посіву» іспанцем Оріолем Рокою та німцем Джеремі Яном.</text:p>
      <text:p text:style-name="P4">
<text:span text:style-name="T4">
Читайте також:</text:span>
 <text:a xlink:type="simple" xlink:href="https://www.ukrinform.ua/rubric-sports/3729818-vimbldon-svitolina-curenko-ta-bajndl-startuut-u-ponedilok.html" text:style-name="Internet_20_link" text:visited-style-name="Visited_20_Internet_20_Link">
 Вімблдон: Світоліна, Цуренко та Байндль стартують упонеділок </text:a>
</text:p>
      <text:p text:style-name="P4">
Турнір у Карлсруе триватиме до 9 липня.</text:p>
      <text:p text:style-name="P4">
Фото: btu.org.ua.</text:p>
      <text:p text:style-name="P4">
Source: <text:a xlink:type="simple" xlink:href="https://www.ukrinform.ua/rubric-sports/3730466-belinskij-probivsa-u-final-kvalifikacii-turniru-atp-serii-challenger-v-karlsrue.html" text:style-name="Internet_20_link" text:visited-style-name="Visited_20_Internet_20_Link">
https://www.ukrinform.ua/rubric-sports/3730466-belinskij-probivsa-u-final-kvalifikacii-turniru-atp-serii-challenger-v-karlsrue.html</text:a>
</text:p>
      <!--NEWS-->
      <text:h text:style-name="P10" text:outline-level="1">
<text:span text:style-name="T4">
Мінреінтеграції закликає позбавити Балицького мандата депутата облради</text:span>
</text:h>
      <text:p text:style-name="P4">
Authors: Ukrinform (Person)</text:p>
      <text:p text:style-name="P4">
Publisher: Укринформ (Organization)</text:p>
      <text:p text:style-name="P4">
Published Time: 2023-07-02T14:08:11+03:00</text:p>
      <text:p text:style-name="P4">
Modified Time: 2023-07-02T14:08:11+03:00</text:p>
      <text:p text:style-name="P4">
Description: Міністерство реінтеграції тимчасово окупованих територій закликає позбавити очільника окупаційної адміністрації РФ у тимчасово захопленій частині Запорізької області Євгена Балицького мандата депутата обласної ради. — Укрінформ.</text:p>
      <text:p text:style-name="P4">
Images: ['<text:a xlink:type="simple" xlink:href="https://static.ukrinform.com/photos/2022_07/thumb_files/630_360_1657991103-509.jpg" text:style-name="Internet_20_link" text:visited-style-name="Visited_20_Internet_20_Link">
630_360_16579...</text:a>
']</text:p>
      <text:p text:style-name="P4">
Tags: ['Запоріжжя', 'Мінреінтеграції', 'Війна з Росією']</text:p>
      <text:p text:style-name="P4">
Type: Article</text:p>
      <!--METADATA-->
      <text:p text:style-name="P4">
<draw:frame draw:style-name="fr1" draw:name="Image108" text:anchor-type="as-char" svg:width="6.9236in" svg:height="3.956343in" draw:z-index="0">
<draw:image xlink:href="../Images/yкринформ/2023-07-02T14-08-11-03-00/630_360_1657991103-509.jpg" xlink:type="simple" xlink:show="embed" xlink:actuate="onLoad" draw:mime-type="image/jpeg"/>
</draw:frame>
Міністерство реінтеграції тимчасово окупованих територій закликає позбавитиочільника окупаційної адміністрації РФ у тимчасово захопленій частиніЗапорізької області Євгена Балицького мандата депутата обласної ради.</text:p>
      <text:p text:style-name="P4">
Як передає Укрінформ, про це йдеться <text:a xlink:type="simple" xlink:href="https://minre.gov.ua/2023/07/02/zradnyk-yevgen-balyczkyj-chomus-dosi-maye-mandat-deputata-oblrady/" text:style-name="Internet_20_link" text:visited-style-name="Visited_20_Internet_20_Link">
 на сайті відомства</text:a>
 .</text:p>
      <text:p text:style-name="P4">
«На основі доказової бази, яку зібрала Служба безпеки України, суд визнавБалицького винним за двома статтями Кримінального кодексу України. Йомузагрожує до 15 років позбавлення волі. Але чомусь формально він досізалишається із депутатським мандатом Запорізької обласної ради. Вкотрезвертаємось із вимогою позбавити зрадника депутатського мандата, адже цяситуація є ганебною», - підкреслили у Мінреінтеграції.</text:p>
      <text:p text:style-name="P4">
<text:span text:style-name="T4">
Читайте також:</text:span>
 <text:a xlink:type="simple" xlink:href="https://www.ukrinform.ua/rubric-society/3729378-psevdogubernatora-zaporizkoi-oblasti-balickogo-zasudili-do-15-rokiv-z-konfiskacieu-majna.html" text:style-name="Internet_20_link" text:visited-style-name="Visited_20_Internet_20_Link">
 Псевдогубернатора Запорізької області <text:span text:style-name="T4">
Балицьк</text:span>
 огозасудили до 15 років з конфіскацією майна </text:a>
</text:p>
      <text:p text:style-name="P4">
Там нагадали про те, що Балицький публічно підтримав російську окупацію. Віндобровільно пішов на співпрацю й обійняв посаду «очільника» окупаційноїадміністрації РФ у тимчасово захопленій частині Запорізької області.</text:p>
      <text:p text:style-name="P4">
На основі доказової бази, яку зібрала Служба безпеки України, вдалося засудитиочільника окупаційної адміністрації РФ у тимчасово захопленій частиніЗапорізької області Євгена Балицького. Суд призначив йому 15 років ув’язненняз конфіскацією майна, повідомили в СБУ.</text:p>
      <text:p text:style-name="P4">
Встановлено, що колишній народний депутат від забороненої партії «Опозиційнийблок» Балицький на початку повномасштабного вторгнення РФ одним з першихпублічно підтримав російських окупантів. Після цього загарбники призначилийого «гауляйтером» на захопленій території південного регіону. Щоб змуситипрацівників місцевого самоврядування визнати «повноваження» колаборанта,росіяни погрожували людям репресіями та фізичною розправою. Незгоднихув’язнювали до російських катівень, де потерпілих піддавали жорстокимтортурам. Після призначення на «посаду» Балицький одразу приступив довиконання вказівок Москви щодо поширення кремлівського режиму та придушенняруху опору в регіоні.</text:p>
      <text:p text:style-name="P4">
<text:span text:style-name="T4">
Читайте також:</text:span>
 <text:a xlink:type="simple" xlink:href="https://www.ukrinform.ua/rubric-regions/3713075-pro-pidozru-povidomili-rosijskomu-senatoru-na-zaporizzi-akij-buv-soratnikom-anukovica.html" text:style-name="Internet_20_link" text:visited-style-name="Visited_20_Internet_20_Link">
 Про підозру повідомили російському «сенатору» наЗапоріжжі, який був соратником Януковича </text:a>
</text:p>
      <text:p text:style-name="P4">
За даними слідства, колаборант займався організацією місцевогопсевдореферендуму щодо «приєднання» Запорізької області до Росії. Під йогокерівництвом створювали незаконні «виборчкоми», в яких фальсифікувалирезультати «голосування» на користь країни-агресора. Після фейковогоплебісциту Балицький звернувся до президента РФ з проханням «визнати» регіоняк новий суб’єкт Російської Федерації. Потім, 30 вересня 2022 року, на«урочистому» заході у Кремлі він підписав незаконний «договір про входження»Запорізької області до складу Росії.</text:p>
      <text:p text:style-name="P4">
На підставі зібраних доказів суд визнав «гауляйтера» винним за двома статтямиКримінального кодексу України: ч. 2 ст. 28, ч. 5 ст. 111-1 (участь ворганізації та проведенні незаконних референдумів на тимчасово окупованійтериторії, вчинене за попередньою змовою групою осіб); ч. 2 ст. 110 (умиснідії, вчинені з метою зміни меж території або державного кордону України напорушення порядку, встановленого Конституцією України, за попередньою змовоюгрупою осіб).</text:p>
      <text:p text:style-name="P4">
Як повідомлялося, раніше колаборант Євген Балицький заявив про створення"народного ополчєнія" і запевняв, що люди йдуть добровільно до різних збройнихформувань РФ.</text:p>
      <text:p text:style-name="P4">
Source: <text:a xlink:type="simple" xlink:href="https://www.ukrinform.ua/rubric-ato/3730471-minreintegracii-zaklikae-pozbaviti-balickogo-mandata-deputata-oblradi.html" text:style-name="Internet_20_link" text:visited-style-name="Visited_20_Internet_20_Link">
https://www.ukrinform.ua/rubric-ato/3730471-minreintegracii-zaklikae-pozbaviti-balickogo-mandata-deputata-oblradi.html</text:a>
</text:p>
      <!--NEWS-->
      <text:h text:style-name="P10" text:outline-level="1">
<text:span text:style-name="T4">
На сході США сталася стрілянина - двоє загиблих та 28 поранених</text:span>
</text:h>
      <text:p text:style-name="P4">
Authors: Ukrinform (Person)</text:p>
      <text:p text:style-name="P4">
Publisher: Укринформ (Organization)</text:p>
      <text:p text:style-name="P4">
Published Time: 2023-07-02T14:18:00+03:00</text:p>
      <text:p text:style-name="P4">
Modified Time: 2023-07-02T14:18:00+03:00</text:p>
      <text:p text:style-name="P4">
Description: Двоє людей загинули і ще 28 зазнали поранень у результаті масової стрілянини на вечірці в місті Балтімор, штат Меріленд. — Укрінформ.</text:p>
      <text:p text:style-name="P4">
Images: ['<text:a xlink:type="simple" xlink:href="https://static.ukrinform.com/photos/2023_07/thumb_files/630_360_1688296352-439.jpg" text:style-name="Internet_20_link" text:visited-style-name="Visited_20_Internet_20_Link">
630_360_16882...</text:a>
']</text:p>
      <text:p text:style-name="P4">
Tags: ['Поранені', 'США', 'Стрілянина', 'Загибель']</text:p>
      <text:p text:style-name="P4">
Type: Article</text:p>
      <!--METADATA-->
      <text:p text:style-name="P4">
<draw:frame draw:style-name="fr1" draw:name="Image109" text:anchor-type="as-char" svg:width="6.9236in" svg:height="3.956343in" draw:z-index="0">
<draw:image xlink:href="../Images/yкринформ/2023-07-02T14-18-00-03-00/630_360_1688296352-439.jpg" xlink:type="simple" xlink:show="embed" xlink:actuate="onLoad" draw:mime-type="image/jpeg"/>
</draw:frame>
 Двоє людейзагинули і ще 28 зазнали поранень у результаті масової стрілянини на вечірці вмісті Балтімор, штат Меріленд.</text:p>
      <text:p text:style-name="P4">
Як передає Укрінформ, про це повідомляє <text:a xlink:type="simple" xlink:href="https://edition.cnn.com/2023/07/02/us/baltimore-shooting-sunday/index.html" text:style-name="Internet_20_link" text:visited-style-name="Visited_20_Internet_20_Link">
 CNN.</text:a>
</text:p>
      <text:p text:style-name="P4">
Дев’ятьох людей доставили до місцевих лікарень, троє постраждалих перебуваютьу важкому стані.</text:p>
      <text:p text:style-name="P4">
Комісар поліції Балтімора Річард Ворлі повідомив, що до поліції надійшлокілька дзвінків після 00:30 за місцевим часом. Після прибуття правоохороннихорганів на місце події було виявлено тіло однієї загиблої жінки та дев’ятьохосіб, які зазнали вогнепальних поранень.</text:p>
      <text:p text:style-name="P4">
За словами Ворлі, наразі немає інформації щодо підозрюваних чи мотивів <text:a xlink:type="simple" xlink:href="https://www.ukrinform.ua/tag-strilanina" text:style-name="Internet_20_link" text:visited-style-name="Visited_20_Internet_20_Link">
злочину </text:a>
 , проте на місці працюютьслідчі.</text:p>
      <text:p text:style-name="P4">
<text:span text:style-name="T4">
Читайте також:</text:span>
 <text:a xlink:type="simple" xlink:href="https://www.ukrinform.ua/rubric-world/3729972-ctrilaninu-v-aeroportu-kisineva-vidkriv-gromadanin-tadzikistanu.html" text:style-name="Internet_20_link" text:visited-style-name="Visited_20_Internet_20_Link">
 Cтрілянину в аеропорту Кишинева відкрив громадянинТаджикистану </text:a>
</text:p>
      <text:p text:style-name="P4">
Мер міста Брендон Скотт відреагував на трагічний інцидент, назвавши вчинокстрільця «безрозсудним» та «боягузливим». За його словами, ця подія маєпривернути увагу до наслідків та необхідності боротьби з надмірнимрозповсюдженням нелегальної зброї у Балтіморі.</text:p>
      <text:p text:style-name="P4">
Як повідомляв Укрінформ, 25 червня <text:a xlink:type="simple" xlink:href="https://www.ukrinform.ua/rubric-world/3727442-u-ssa-vulicna-vecirka-zaversilasa-strilaninou-dvoe-zagiblih.html" text:style-name="Internet_20_link" text:visited-style-name="Visited_20_Internet_20_Link">
 двоє людей загинули та 15 постраждали підчас бійки з подальшою стріляниною </text:a>
 , яка виникла на вуличній вечірці в місті Сагіно, штат Мічиган.</text:p>
      <text:p text:style-name="P4">
<text:span text:style-name="T5">
Фото: Baltimore Police</text:span>
</text:p>
      <text:p text:style-name="P4">
Source: <text:a xlink:type="simple" xlink:href="https://www.ukrinform.ua/rubric-world/3730472-na-shodi-ssa-stalasa-strilanina-dvoe-zagiblih-ta-28-poranenih.html" text:style-name="Internet_20_link" text:visited-style-name="Visited_20_Internet_20_Link">
https://www.ukrinform.ua/rubric-world/3730472-na-shodi-ssa-stalasa-strilanina-dvoe-zagiblih-ta-28-poranenih.html</text:a>
</text:p>
      <!--NEWS-->
      <text:h text:style-name="P10" text:outline-level="1">
<text:span text:style-name="T4">
Shell продовжує продавати російський газ – BBC</text:span>
</text:h>
      <text:p text:style-name="P4">
Authors: Ukrinform (Person)</text:p>
      <text:p text:style-name="P4">
Publisher: Укринформ (Organization)</text:p>
      <text:p text:style-name="P4">
Published Time: 2023-07-02T14:40:00+03:00</text:p>
      <text:p text:style-name="P4">
Modified Time: 2023-07-02T14:40:00+03:00</text:p>
      <text:p text:style-name="P4">
Description: Британська нафтогазова компанія Shell понад рік торгує російським газом після обіцянки вийти з енергетичного ринку РФ. — Укрінформ.</text:p>
      <text:p text:style-name="P4">
Images: ['<text:a xlink:type="simple" xlink:href="https://static.ukrinform.com/photos/2016_05/thumb_files/630_360_1462349448-2221.jpg" text:style-name="Internet_20_link" text:visited-style-name="Visited_20_Internet_20_Link">
630_360_14623...</text:a>
']</text:p>
      <text:p text:style-name="P4">
Tags: ['Газ', 'нафта', 'Shell', 'Росія']</text:p>
      <text:p text:style-name="P4">
Type: Article</text:p>
      <!--METADATA-->
      <text:p text:style-name="P4">
<draw:frame draw:style-name="fr1" draw:name="Image110" text:anchor-type="as-char" svg:width="6.9236in" svg:height="3.956343in" draw:z-index="0">
<draw:image xlink:href="../Images/yкринформ/2023-07-02T14-40-00-03-00/630_360_1462349448-2221.jpg" xlink:type="simple" xlink:show="embed" xlink:actuate="onLoad" draw:mime-type="image/jpeg"/>
</draw:frame>
Британська нафтогазова компанія Shell понад рік торгує російським газом післяобіцянки вийти з енергетичного ринку РФ.</text:p>
      <text:p text:style-name="P4">
Як передає Укрінформ, про це повідомляє <text:a xlink:type="simple" xlink:href="https://www.bbc.com/news/business-66021325" text:style-name="Internet_20_link" text:visited-style-name="Visited_20_Internet_20_Link">
 BBC.</text:a>
</text:p>
      <text:p text:style-name="P4">
Згідно з даними аналізу групи Global Witness, торік Shell брала участь у майжевосьмій частині російського корабельного експорту газу.</text:p>
      <text:p text:style-name="P4">
У компанії заявили, що угоди з Росією були результатом «довгостроковихдоговірних зобов’язань» і не порушують закони чи санкції.</text:p>
      <text:p text:style-name="P4">
9 травня танкер, що вміщує 160 тисяч кубічних метрів газу або скрапленогоприродного <text:a xlink:type="simple" xlink:href="https://www.ukrinform.ua/tag-gaz" text:style-name="Internet_20_link" text:visited-style-name="Visited_20_Internet_20_Link">
 газу </text:a>
 , вийшов із портуСабетта на півострові Ямал на крайній півночі Росії. Цей вантаж був придбанийкомпанією Shell перед відправкою до кінцевого пункту призначення – Гонконгу.</text:p>
      <text:p text:style-name="P4">
Відповідно до інформації бази даних Kpler, проаналізованих Global Witness, цебув один з восьми вантажів скрапленого природного газу, які британськакомпанія придбала у Ямалу цьогоріч.</text:p>
      <text:p text:style-name="P4">
<text:span text:style-name="T4">
Читайте також:</text:span>
 <text:a xlink:type="simple" xlink:href="https://www.ukrinform.ua/rubric-economy/3724561-india-zbilsila-import-rosijskoi-nafti-v-10-raziv-zmi.html" text:style-name="Internet_20_link" text:visited-style-name="Visited_20_Internet_20_Link">
 <text:span text:style-name="T4">
Індія</text:span>
 збільшила імпорт російської нафти в 10 разів -ЗМІ </text:a>
</text:p>
      <text:p text:style-name="P4">
У березні 2022 року Shell вибачилася за купівлю російської нафти та заявилапро намір відмовитися від нафти і газу з Росії.</text:p>
      <text:p text:style-name="P4">
Компанія заявила, що припинить купувати російську нафту і продасть своїавтозаправні станції та інші підприємства в Росії. Shell припинила співпрацю здержавним енергетичним гігантом «Газпром».</text:p>
      <text:p text:style-name="P4">
Проте компанія продовжує приймати вантажі скрапленого природного газу з двохросійських портів – з Ямалу та Сахаліну.</text:p>
      <text:p text:style-name="P4">
<text:span text:style-name="T4">
Читайте також:</text:span>
 <text:a xlink:type="simple" xlink:href="https://www.ukrinform.ua/rubric-economy/3726647-naftogaz-zvernuvsa-do-sudu-ssa-dla-stagnenna-5-milardiv-iz-rosii.html" text:style-name="Internet_20_link" text:visited-style-name="Visited_20_Internet_20_Link">
 <text:span text:style-name="T4">
Нафто</text:span>
 газ звернувся до суду США для стягнення $5мільярдів із Росії </text:a>
</text:p>
      <text:p text:style-name="P4">
Радник Президента України Олег Устенко звинуватив британську компанію уфінансуванні агресії РФ.</text:p>
      <text:p text:style-name="P4">
«Це досить просто: продовжуючи торгувати російським газом, Shell кладе гроші вкишені Путіна і допомагає фінансувати жорстоку агресію Росії проти народуУкраїни», – сказав він.</text:p>
      <text:p text:style-name="P4">
Як повідомляв Укрінформ, генеральні директори швейцарських енергетичнихкомпаній Trafigura та Vitol повідомили, що вони <text:a xlink:type="simple" xlink:href="https://www.ukrinform.ua/rubric-economy/3685558-u-svejcarii-energeticni-kompanii-rozgladaut-mozlivist-zbilsiti-torgivlu-rosijskou-naftou.html" text:style-name="Internet_20_link" text:visited-style-name="Visited_20_Internet_20_Link">
 розглядають можливістьзбільшити обсяги торгівлі російською нафтою.</text:a>
</text:p>
      <text:p text:style-name="P4">
<text:span text:style-name="T5">
Фото: independent.co.uk</text:span>
</text:p>
      <text:p text:style-name="P4">
Source: <text:a xlink:type="simple" xlink:href="https://www.ukrinform.ua/rubric-economy/3730477-shell-prodovzue-prodavati-rosijskij-gaz-bbc.html" text:style-name="Internet_20_link" text:visited-style-name="Visited_20_Internet_20_Link">
https://www.ukrinform.ua/rubric-economy/3730477-shell-prodovzue-prodavati-rosijskij-gaz-bbc.html</text:a>
</text:p>
      <!--NEWS-->
      <text:h text:style-name="P10" text:outline-level="1">
<text:span text:style-name="T4">
Кікбоксер Бриков виграв «срібло» Європейських ігор-2023</text:span>
</text:h>
      <text:p text:style-name="P4">
Authors: Ukrinform (Person)</text:p>
      <text:p text:style-name="P4">
Publisher: Укринформ (Organization)</text:p>
      <text:p text:style-name="P4">
Published Time: 2023-07-02T14:52:31+03:00</text:p>
      <text:p text:style-name="P4">
Modified Time: 2023-07-02T14:52:31+03:00</text:p>
      <text:p text:style-name="P4">
Description: У заключний день III Європейських ігор у Кракові (Польща) скарбничка збірної України поповнилася 40-ю нагородою. — Укрінформ.</text:p>
      <text:p text:style-name="P4">
Images: ['<text:a xlink:type="simple" xlink:href="https://static.ukrinform.com/photos/2023_07/thumb_files/630_360_1688296920-962.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11" text:anchor-type="as-char" svg:width="6.9236in" svg:height="3.956343in" draw:z-index="0">
<draw:image xlink:href="../Images/yкринформ/2023-07-02T14-52-31-03-00/630_360_1688296920-962.jpg" xlink:type="simple" xlink:show="embed" xlink:actuate="onLoad" draw:mime-type="image/jpeg"/>
</draw:frame>
 Узаключний день III Європейських ігор у Кракові (Польща) скарбничка збірноїУкраїни поповнилася 40-ю нагородою.</text:p>
      <text:p text:style-name="P4">
Срібним призером континентальних змагань став 27-річний кікбоксер Тимур Бриковз Дніпра, передає Укрінформ.</text:p>
      <text:p text:style-name="P4">
Бриков посів 2-тє місце у розділі фул-контакт у ваговій категорії до 75 кг,поступившись у фіналі представнику Грузії Луці Шоніа (0:3).</text:p>
      <text:p text:style-name="P4">
<text:span text:style-name="T4">
Читайте також:</text:span>
 <text:a xlink:type="simple" xlink:href="https://www.ukrinform.ua/rubric-sports/3730291-kikbokser-melnik-vigrav-bronzu-evropejskih-igor.html" text:style-name="Internet_20_link" text:visited-style-name="Visited_20_Internet_20_Link">
 Кікбоксер Мельник виграв «бронзу» Європейських ігор</text:a>
</text:p>
      <text:p text:style-name="P4">
В активі українських спортсменів 20 золотих, 12 срібних та 8 бронзовихмедалей.</text:p>
      <text:p text:style-name="P4">
На фото: Тимур Бриков (Instagram).</text:p>
      <text:p text:style-name="P4">
Source: <text:a xlink:type="simple" xlink:href="https://www.ukrinform.ua/rubric-sports/3730478-kikbokser-brikov-vigrav-sriblo-evropejskih-igor2023.html" text:style-name="Internet_20_link" text:visited-style-name="Visited_20_Internet_20_Link">
https://www.ukrinform.ua/rubric-sports/3730478-kikbokser-brikov-vigrav-sriblo-evropejskih-igor2023.html</text:a>
</text:p>
      <!--NEWS-->
      <text:h text:style-name="P10" text:outline-level="1">
<text:span text:style-name="T4">
Зеленський приїхав в Одесу — про оперативну обстановку доповів Неїжпапа</text:span>
</text:h>
      <text:p text:style-name="P4">
Authors: Ukrinform (Person)</text:p>
      <text:p text:style-name="P4">
Publisher: Укринформ (Organization)</text:p>
      <text:p text:style-name="P4">
Published Time: 2023-07-02T14:55:00+03:00</text:p>
      <text:p text:style-name="P4">
Modified Time: 2023-07-02T14:55:00+03:00</text:p>
      <text:p text:style-name="P4">
Description: Президент Володимир Зеленський перебуває в Одесі, де обговорив проміжні результати та перспективи розвитку програми морських дронів та ракетної програми. — Укрінформ.</text:p>
      <text:p text:style-name="P4">
Images: ['<text:a xlink:type="simple" xlink:href="https://static.ukrinform.com/photos/2023_07/thumb_files/630_360_1688299484-331.jpeg" text:style-name="Internet_20_link" text:visited-style-name="Visited_20_Internet_20_Link">
630_360_16882...</text:a>
']</text:p>
      <text:p text:style-name="P4">
Tags: ['Одещина', 'Зеленський', 'Неїжпапа']</text:p>
      <text:p text:style-name="P4">
Type: Article</text:p>
      <!--METADATA-->
      <text:p text:style-name="P4">
<draw:frame draw:style-name="fr1" draw:name="Image112" text:anchor-type="as-char" svg:width="6.9236in" svg:height="3.956343in" draw:z-index="0">
<draw:image xlink:href="../Images/yкринформ/2023-07-02T14-55-00-03-00/630_360_1688299484-331.jpeg" xlink:type="simple" xlink:show="embed" xlink:actuate="onLoad" draw:mime-type="image/jpeg"/>
</draw:frame>
 ПрезидентВолодимир Зеленський перебуває в Одесі, де обговорив проміжні результати таперспективи розвитку програми морських дронів та ракетної програми.</text:p>
      <text:p text:style-name="P4">
Як передає Укрінформ, про це він повідомив у <text:a xlink:type="simple" xlink:href="https://t.me/V_Zelenskiy_official/6812" text:style-name="Internet_20_link" text:visited-style-name="Visited_20_Internet_20_Link">
 Телеграмі</text:a>
 .</text:p>
      <text:p text:style-name="P4">
"Сьогодні – Одещина. Доповідь командувача Військово-Морських сил Збройних СилУкраїни Олексія Неїжпапи. Багато важливих тем. Оперативна обстановка у <text:a xlink:type="simple" xlink:href="https://www.ukrinform.ua/tag-corne-more" text:style-name="Internet_20_link" text:visited-style-name="Visited_20_Internet_20_Link">
Чорному морі, </text:a>
 оборонні спроможностіВМС, стратегія розвитку Військово-Морських сил ЗСУ на час війни та упіслявоєнний період", - написав Зеленський.</text:p>
      <text:p text:style-name="P4">
За його словами, на зустрічі обговорили проміжні результати та перспективирозвитку програми морських дронів та ракетної програми.</text:p>
      <text:p text:style-name="P4">
Відео: <text:a xlink:type="simple" xlink:href="https://t.me/V_Zelenskiy_official/6812" text:style-name="Internet_20_link" text:visited-style-name="Visited_20_Internet_20_Link">
 Офіційний канал Президента України</text:a>
</text:p>
      <text:p text:style-name="P4">
<text:span text:style-name="T4">
Читайте також:</text:span>
 <text:a xlink:type="simple" xlink:href="https://www.ukrinform.ua/rubric-society/3730369-gotovnist-do-borotbi-ta-profesijnist-nadihaut-svit-neizpapa-privitav-z-dnem-vms-ukraini.html" text:style-name="Internet_20_link" text:visited-style-name="Visited_20_Internet_20_Link">
 Зміїний чи знищення крейсера «Москва» - це лише початок:<text:span text:style-name="T4">
Неїжпапа</text:span>
 привітав зі святом ВМС України </text:a>
</text:p>
      <text:p text:style-name="P4">
Як повідомляє <text:a xlink:type="simple" xlink:href="https://www.president.gov.ua/news/na-odeshini-prezident-zasluhav-dopovid-shodo-rozvitku-vijsko-84013" text:style-name="Internet_20_link" text:visited-style-name="Visited_20_Internet_20_Link">
 сайт Президента, </text:a>
 Неїжпападокладно поінформував Главу держави про оперативну ситуацію в Чорному морі,спроможності ворога щодо завдання ракетних ударів із моря та оборонніможливості ВМС.</text:p>
      <text:p text:style-name="P4">
Він доповів Зеленському про стратегію розвитку Військово-Морських сил ЗСУ начас війни та в повоєнний період.</text:p>
      <text:p text:style-name="P4">
Крім того, командувач ВМС доповів Президенту про роботу зі створення корпусуморської піхоти.</text:p>
      <text:p text:style-name="P4">
Як повідомляв Укрінформ, <text:a xlink:type="simple" xlink:href="https://www.ukrinform.ua/rubric-ato/3730421-zelenskij-privitav-zi-svatom-vms-ukraini-pisaemos-posiluemo-peremagaemo.html" text:style-name="Internet_20_link" text:visited-style-name="Visited_20_Internet_20_Link">
 Зеленський привітав Військово-морські сили ЗСУ</text:a>
 з професійним святом словами“Слава Військово-морським силам Збройних Сил України”.</text:p>
      <text:p text:style-name="P4">
Фото: Офіс Президента</text:p>
      <text:p text:style-name="P4">
Source: <text:a xlink:type="simple" xlink:href="https://www.ukrinform.ua/rubric-regions/3730480-zelenskij-priihav-v-odesu-pro-operativnu-obstanovku-dopoviv-neizpapa.html" text:style-name="Internet_20_link" text:visited-style-name="Visited_20_Internet_20_Link">
https://www.ukrinform.ua/rubric-regions/3730480-zelenskij-priihav-v-odesu-pro-operativnu-obstanovku-dopoviv-neizpapa.html</text:a>
</text:p>
      <!--NEWS-->
      <text:h text:style-name="P10" text:outline-level="1">
<text:span text:style-name="T4">
ДСНС показала наслідки російського обстрілу багатоповерхівки в Херсоні</text:span>
</text:h>
      <text:p text:style-name="P4">
Authors: Ukrinform (Person)</text:p>
      <text:p text:style-name="P4">
Publisher: Укринформ (Organization)</text:p>
      <text:p text:style-name="P4">
Published Time: 2023-07-02T15:05:56+03:00</text:p>
      <text:p text:style-name="P4">
Modified Time: 2023-07-02T15:05:56+03:00</text:p>
      <text:p text:style-name="P4">
Description: У Херсоні рятувальники загасили пожежу в багатоповерхівці, по якій завдали удару російські війська. Двох поранених внаслідок обстрілу забрала швидка. — Укрінформ.</text:p>
      <text:p text:style-name="P4">
Images: ['<text:a xlink:type="simple" xlink:href="https://static.ukrinform.com/photos/2023_07/thumb_files/630_360_1688298911-187.jpg" text:style-name="Internet_20_link" text:visited-style-name="Visited_20_Internet_20_Link">
630_360_16882...</text:a>
']</text:p>
      <text:p text:style-name="P4">
Tags: ['ДСНС', 'Херсон', 'Обстріл', 'Війна з Росією']</text:p>
      <text:p text:style-name="P4">
Type: Article</text:p>
      <!--METADATA-->
      <text:p text:style-name="P4">
<draw:frame draw:style-name="fr1" draw:name="Image113" text:anchor-type="as-char" svg:width="6.9236in" svg:height="3.956343in" draw:z-index="0">
<draw:image xlink:href="../Images/yкринформ/2023-07-02T15-05-56-03-00/630_360_1688298911-187.jpg" xlink:type="simple" xlink:show="embed" xlink:actuate="onLoad" draw:mime-type="image/jpeg"/>
</draw:frame>
 У Херсонірятувальники загасили пожежу в багатоповерхівці, по якій завдали ударуросійські війська. Двох поранених внаслідок обстрілу забрала швидка.</text:p>
      <text:p text:style-name="P4">
Як передає Укрінформ, про це Державна служба з надзвичайних ситуаційповідомляє у <text:a xlink:type="simple" xlink:href="https://t.me/dsns_telegram/18334" text:style-name="Internet_20_link" text:visited-style-name="Visited_20_Internet_20_Link">
 Телеграмі</text:a>
 .</text:p>
      <text:p text:style-name="P4">
" <text:a xlink:type="simple" xlink:href="https://www.ukrinform.ua/tag-herson" text:style-name="Internet_20_link" text:visited-style-name="Visited_20_Internet_20_Link">
 Херсон </text:a>
 . Цього разу під ударомворога багатоповерхівка. Рятувальники, які прибули для обстеження на місцепошкодження багатоквартирного будинку, підручними засобами загасили займанняна одному з балконів зруйнованих квартир на 7 поверсі", - ідеться уповідомленні.</text:p>
      <text:p text:style-name="P4">
</text:p>
      <text:p text:style-name="P4">
Двох постраждалих забрала швидка. Загиблих унаслідок влучання немає.</text:p>
      <text:p text:style-name="P4">
<text:span text:style-name="T4">
Читайте також:</text:span>
 <text:a xlink:type="simple" xlink:href="https://www.ukrinform.ua/rubric-regions/3730455-obstril-hersona-prokuratura-povidomlae-pro-cotiroh-poranenih.html" text:style-name="Internet_20_link" text:visited-style-name="Visited_20_Internet_20_Link">
 Обстріл <text:span text:style-name="T4">
Херсон</text:span>
 а: прокуратура повідомляє про чотирьохпоранених </text:a>
</text:p>
      <text:p text:style-name="P4">
Як повідомляв Укрінформ, Як повідомляв Укрінформ, <text:a xlink:type="simple" xlink:href="https://www.ukrinform.ua/rubric-ato/3730434-rosiani-obstrilali-herson-e-poranenij.html" text:style-name="Internet_20_link" text:visited-style-name="Visited_20_Internet_20_Link">
 армія РФ 2 липняобстріляла Херсон </text:a>
 . Під ворожим вогнем опинилися аптека,заклад громадського харчування і житлова багатоповерхівка.</text:p>
      <text:p text:style-name="P4">
Унаслідок обстрілу росіянами Херсона поранені щонайменше <text:a xlink:type="simple" xlink:href="https://www.ukrinform.ua/rubric-regions/3730455-obstril-hersona-prokuratura-povidomlae-pro-cotiroh-poranenih.html" text:style-name="Internet_20_link" text:visited-style-name="Visited_20_Internet_20_Link">
 четверо жителівміста </text:a>
.</text:p>
      <text:p text:style-name="P4">
<text:span text:style-name="T5">
Фото: ДСНС</text:span>
</text:p>
      <text:p text:style-name="P4">
Source: <text:a xlink:type="simple" xlink:href="https://www.ukrinform.ua/rubric-regions/3730481-dsns-pokazala-naslidki-rosijskogo-obstrilu-bagatopoverhivki-v-hersoni.html" text:style-name="Internet_20_link" text:visited-style-name="Visited_20_Internet_20_Link">
https://www.ukrinform.ua/rubric-regions/3730481-dsns-pokazala-naslidki-rosijskogo-obstrilu-bagatopoverhivki-v-hersoni.html</text:a>
</text:p>
      <!--NEWS-->
      <text:h text:style-name="P10" text:outline-level="1">
<text:span text:style-name="T4">
Ворог обстріляв Костянтинівку, двоє поранених</text:span>
</text:h>
      <text:p text:style-name="P4">
Authors: Ukrinform (Person)</text:p>
      <text:p text:style-name="P4">
Publisher: Укринформ (Organization)</text:p>
      <text:p text:style-name="P4">
Published Time: 2023-07-02T15:12:00+03:00</text:p>
      <text:p text:style-name="P4">
Modified Time: 2023-07-02T23:12:00+03:00</text:p>
      <text:p text:style-name="P4">
Description: Унаслідок обстрілу військами РФ міста Костянтинівка Донецької області поранені двоє людей, одна з них у важкому стані. — Укрінформ.</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Війна з Росією']</text:p>
      <text:p text:style-name="P4">
Type: Article</text:p>
      <!--METADATA-->
      <text:p text:style-name="P4">
<draw:frame draw:style-name="fr1" draw:name="Image117" text:anchor-type="as-char" svg:width="6.9236in" svg:height="3.956343in" draw:z-index="0">
<draw:image xlink:href="../Images/yкринформ/2023-07-02T15-12-00-03-00/630_360_1684167193-844.jpg" xlink:type="simple" xlink:show="embed" xlink:actuate="onLoad" draw:mime-type="image/jpeg"/>
</draw:frame>
 Унаслідокобстрілу військами РФ міста Костянтинівка Донецької області поранені двоєлюдей, одна з них у важкому стані.</text:p>
      <text:p text:style-name="P4">
Як передає Укрінформ із посиланням на <text:a xlink:type="simple" xlink:href="https://suspilne.media/520203-vijskovi-rf-obstrilali-kostantinivku-poraneni-dvoe-ludej-colovik-u-vazkomu-stani/" text:style-name="Internet_20_link" text:visited-style-name="Visited_20_Internet_20_Link">
 Суспільне Донбас</text:a>
 , про це повідомив очільникКостянтинівської МВА Олексій Рослов.</text:p>
      <text:p text:style-name="P4">
"Приблизно о 19.40 відбувся обстріл військовими РФ міста Костянтинівка.Внаслідок обстрілу порені двоє людей. Чоловік перебуває у важкому стані, ужінки стабільний стан", — розповів він.</text:p>
      <text:p text:style-name="P4">
Керівник Костянтинівської МВА додав, що <text:a xlink:type="simple" xlink:href="https://www.ukrinform.ua/tag-obstril" text:style-name="Internet_20_link" text:visited-style-name="Visited_20_Internet_20_Link">
 обстрілом</text:a>
 пошкоджені шість приватних будинків таодна господарча споруда.</text:p>
      <text:p text:style-name="P4">
<text:span text:style-name="T4">
Читайте також:</text:span>
 <text:a xlink:type="simple" xlink:href="https://www.ukrinform.ua/rubric-ato/3730006-zagarbniki-obstrilali-mikolaivku-na-doneccini-e-zagiblij-ta-poranena.html" text:style-name="Internet_20_link" text:visited-style-name="Visited_20_Internet_20_Link">
 Загарбники обстріляли Миколаївку на <text:span text:style-name="T4">
Донечч</text:span>
 ині, єзагиблий та поранена </text:a>
</text:p>
      <text:p text:style-name="P4">
Як повідомлялося, російські загарбники у суботу, 1 липня, <text:a xlink:type="simple" xlink:href="https://www.ukrinform.ua/rubric-regions/3730367-zagarbniki-minuloi-dobi-vbili-civilnogo-na-doneccini-troh-poranili.html" text:style-name="Internet_20_link" text:visited-style-name="Visited_20_Internet_20_Link">
 вбили одногожителя Донецької області </text:a>
 , ще трьох цивільних поранили.</text:p>
      <text:p text:style-name="P4">
<text:span text:style-name="T5">
Фото ілюстративне: Донецька ОВА</text:span>
</text:p>
      <text:p text:style-name="P4">
Source: <text:a xlink:type="simple" xlink:href="https://www.ukrinform.ua/rubric-ato/3730617-vorog-obstrilav-kostantinivku-dvoe-poranenih.html" text:style-name="Internet_20_link" text:visited-style-name="Visited_20_Internet_20_Link">
https://www.ukrinform.ua/rubric-ato/3730617-vorog-obstrilav-kostantinivku-dvoe-poranenih.html</text:a>
</text:p>
      <!--NEWS-->
      <text:h text:style-name="P10" text:outline-level="1">
<text:span text:style-name="T4">
Під Києвом знайшли рештки восьми британських літаків часів Другої світової війни</text:span>
</text:h>
      <text:p text:style-name="P4">
Authors: Ukrinform (Person)</text:p>
      <text:p text:style-name="P4">
Publisher: Укринформ (Organization)</text:p>
      <text:p text:style-name="P4">
Published Time: 2023-07-02T15:20:00+03:00</text:p>
      <text:p text:style-name="P4">
Modified Time: 2023-07-02T15:20:00+03:00</text:p>
      <text:p text:style-name="P4">
Description: В Україні знайшли закопані в лісі рештки восьми британських винищувачів "Гаррікейн" ("Ураган") часів Другої світової війни. — Укрінформ.</text:p>
      <text:p text:style-name="P4">
Images: ['<text:a xlink:type="simple" xlink:href="https://static.ukrinform.com/photos/2023_07/thumb_files/630_360_1688299521-967.jpg" text:style-name="Internet_20_link" text:visited-style-name="Visited_20_Internet_20_Link">
630_360_16882...</text:a>
']</text:p>
      <text:p text:style-name="P4">
Tags: ['Британія', 'Друга світова', 'Історія', 'Літак', 'Київ']</text:p>
      <text:p text:style-name="P4">
Type: Article</text:p>
      <!--METADATA-->
      <text:p text:style-name="P4">
<draw:frame draw:style-name="fr1" draw:name="Image118" text:anchor-type="as-char" svg:width="6.9236in" svg:height="3.956343in" draw:z-index="0">
<draw:image xlink:href="../Images/yкринформ/2023-07-02T15-20-00-03-00/630_360_1688299521-967.jpg" xlink:type="simple" xlink:show="embed" xlink:actuate="onLoad" draw:mime-type="image/jpeg"/>
</draw:frame>
 В Українізнайшли закопані в лісі рештки восьми британських винищувачів "Гаррікейн"("Ураган") часів Другої світової війни.</text:p>
      <text:p text:style-name="P4">
Як передає Укрінформ, про це повідомляє <text:a xlink:type="simple" xlink:href="https://www.bbc.com/news/world-europe-65955365" text:style-name="Internet_20_link" text:visited-style-name="Visited_20_Internet_20_Link">
 BBC.</text:a>
</text:p>
      <text:p text:style-name="P4">
Знайдені літаки були відправлені до Радянського Союзу Великою Британією післяпочатку війни Німеччини з СРСР у 1941 році.</text:p>
      <text:p text:style-name="P4">
Вони були частиною пакету союзницької військової підтримки СРСР, якуоплачували США за так званою схемою лендлізу.</text:p>
      <text:p text:style-name="P4">
Подібне законодавство використовується сьогодні урядом США для надсиланнявійськової допомоги Україні, оскільки вона прагне вигнати російські війська зісвоєї території.</text:p>
      <text:p text:style-name="P4">
Авіаційні експерти кажуть, що це вперше в Україні знайшли рештки такоїкількості <text:a xlink:type="simple" xlink:href="https://www.ukrinform.ua/tag-litak" text:style-name="Internet_20_link" text:visited-style-name="Visited_20_Internet_20_Link">
 літаків </text:a>
 "Гаррікейн" .</text:p>
      <text:p text:style-name="P4">
«Цей літак дуже рідко можна знайти в Україні, — каже Олекс Штань, колишнійпілот авіакомпанії, який очолює розкопки. «Це дуже важливо для історії нашоїавіації, тому що тут раніше не знаходили літаків, наданих за лендлізом», -додав він.</text:p>
      <text:p text:style-name="P4">
</text:p>
      <text:p text:style-name="P4">
Загалом з 1941 по 1944 рік для підтримки військових операцій до СРСР буловідправлено близько 3 000 літаків «Гаррікейн». Більшість з них були абознищені в бою або пізніше розібрані на запчастини.</text:p>
      <text:p text:style-name="P4">
<text:span text:style-name="T4">
Читайте також:</text:span>
 <text:a xlink:type="simple" xlink:href="https://www.ukrinform.ua/rubric-culture/3729730-u-zaporizzi-v-obmililij-zoni-dnipra-viavili-starodavnij-dubovij-coven.html" text:style-name="Internet_20_link" text:visited-style-name="Visited_20_Internet_20_Link">
 У Запоріжжі в обмілілій зоні Дніпра виявили стародавнійдубовий човен </text:a>
</text:p>
      <text:p text:style-name="P4">
Але деякі літаки були навмисно пошкоджені та поховані після війни, щобРадянському Союзу не довелося виплачувати гроші Сполученим Штатам. Відповіднодо законодавства про лендліз, СРСР був зобов’язаний оплатити будь-яку переданувійськову техніку, що залишилася неушкодженою після закінчення військових дій.</text:p>
      <text:p text:style-name="P4">
Такою була доля восьми літаків, знайдених нині у лісі на південь від Києва –теперішньої столиці незалежної України.</text:p>
      <text:p text:style-name="P4">
</text:p>
      <text:p text:style-name="P4">
<text:span text:style-name="T5">
Фото: STATE AVIATION MUSEUM, KYIV</text:span>
</text:p>
      <text:p text:style-name="P4">
З цих літаків забрали інструменти, радіостанції, кулемети та будь-якийкорисний метал. Потім їх відтягли тракторами з сусіднього аеродрому, розтощилита скинули в неглибокий яр. Вважається, що потім їх засипали землею здопомогою бульдозерів.</text:p>
      <text:p text:style-name="P4">
Рештки літаків виявили нещодавно після того, як неподалік було знайденонерозірвану бомбу часів війни. Решту яру перевірили за допомогою металошукачівта виявили там літаки.</text:p>
      <text:p text:style-name="P4">
Зараз Національний музей авіації України проводить ретельні розкопки цьогомісця. Співробітники музею прагнуть ідентифікувати якомога більше літаків, щобїх можна було знову зібрати та виставити на показ.</text:p>
      <text:p text:style-name="P4">
Керівник наукової частини музею Валерій Романенко каже, що ці літаки відіграливажливу роль в історії України.</text:p>
      <text:p text:style-name="P4">
«Гаррікейн є символом британської допомоги в роки Другої світової війни, таксамо як ми дуже цінуємо британську допомогу зараз», — сказав він.</text:p>
      <text:p text:style-name="P4">
Як повідомлялося, Велика Британія на сьогодні є одним із найбільшихпостачальників військової техніки в Україну.</text:p>
      <text:p text:style-name="P4">
<text:span text:style-name="T5">
Фото: bbc.co.uk</text:span>
</text:p>
      <text:p text:style-name="P4">
Source: <text:a xlink:type="simple" xlink:href="https://www.ukrinform.ua/rubric-kyiv/3730482-pid-kievom-znajsli-restki-vosmi-britanskih-litakiv-casiv-drugoi-svitovoi-vijni.html" text:style-name="Internet_20_link" text:visited-style-name="Visited_20_Internet_20_Link">
https://www.ukrinform.ua/rubric-kyiv/3730482-pid-kievom-znajsli-restki-vosmi-britanskih-litakiv-casiv-drugoi-svitovoi-vijni.html</text:a>
</text:p>
      <!--NEWS-->
      <text:h text:style-name="P10" text:outline-level="1">
<text:span text:style-name="T4">
У Херсоні через ворожі обстріли сталися п’ять пожеж у будинках</text:span>
</text:h>
      <text:p text:style-name="P4">
Authors: Ukrinform (Person)</text:p>
      <text:p text:style-name="P4">
Publisher: Укринформ (Organization)</text:p>
      <text:p text:style-name="P4">
Published Time: 2023-07-02T16:03:00+03:00</text:p>
      <text:p text:style-name="P4">
Modified Time: 2023-07-02T16:03:00+03:00</text:p>
      <text:p text:style-name="P4">
Description: У Херсоні через ворожі обстріли виникло п’ять пожеж у багатоквартирних будинках, рятувальники їх ліквідували. — Укрінформ.</text:p>
      <text:p text:style-name="P4">
Images: ['<text:a xlink:type="simple" xlink:href="https://static.ukrinform.com/photos/2023_07/thumb_files/630_360_1688303003-992.jpeg" text:style-name="Internet_20_link" text:visited-style-name="Visited_20_Internet_20_Link">
630_360_16883...</text:a>
']</text:p>
      <text:p text:style-name="P4">
Tags: ['Херсон', 'Обстріл', 'Пожежа', 'Війна з Росією']</text:p>
      <text:p text:style-name="P4">
Type: Article</text:p>
      <!--METADATA-->
      <text:p text:style-name="P4">
<draw:frame draw:style-name="fr1" draw:name="Image121" text:anchor-type="as-char" svg:width="6.9236in" svg:height="3.956343in" draw:z-index="0">
<draw:image xlink:href="../Images/yкринформ/2023-07-02T16-03-00-03-00/630_360_1688303003-992.jpeg" xlink:type="simple" xlink:show="embed" xlink:actuate="onLoad" draw:mime-type="image/jpeg"/>
</draw:frame>
 У Херсонічерез ворожі обстріли виникло п’ять пожеж у багатоквартирних будинках,рятувальники їх ліквідували.</text:p>
      <text:p text:style-name="P4">
Як передає Укрінформ, про це Державна служба з надзвичайних ситуаційповідомляє у  <text:a xlink:type="simple" xlink:href="https://t.me/dsns_telegram/18340" text:style-name="Internet_20_link" text:visited-style-name="Visited_20_Internet_20_Link">
 Телеграмі </text:a>
 .</text:p>
      <text:p text:style-name="P4">
"Протягом доби вибухи не вщухали. Ворог і зараз продовжує наносити удари пожитловим кварталам міста. Через ворожі обстріли виникло 5 пожеж в житловихбудинках", - йдеться у повідомленні.</text:p>
      <text:p text:style-name="P4">
</text:p>
      <text:p text:style-name="P4">
Як зазначили в ДСНС, рятувальники виконували свою роботу, борючись з вогнем таризикуючи своїм життям, щоб врятувати людей та їхнє майно.</text:p>
      <text:p text:style-name="P4">
</text:p>
      <text:p text:style-name="P4">
"Вогнеборцям доводилось неодноразово покидати місце пожежі, адже ворог наносивповторні удари вже по нашим рятувальникам, але щойно вибухи стихали вониповертались до роботи", - підкресли в ДСНС.</text:p>
      <text:p text:style-name="P4">
<text:span text:style-name="T4">
Читайте також:</text:span>
 <text:a xlink:type="simple" xlink:href="https://www.ukrinform.ua/rubric-regions/3730455-obstril-hersona-prokuratura-povidomlae-pro-cotiroh-poranenih.html" text:style-name="Internet_20_link" text:visited-style-name="Visited_20_Internet_20_Link">
 Обстріл <text:span text:style-name="T4">
Херсон</text:span>
 а: прокуратура повідомляє про чотирьохпоранених </text:a>
</text:p>
      <text:p text:style-name="P4">
Всі пожежі ліквідовано. До гасіння залучалось 52 рятувальника та 12 одиницьтехніки.</text:p>
      <text:p text:style-name="P4">
Як повідомляв Укрінформ,  <text:a xlink:type="simple" xlink:href="https://www.ukrinform.ua/rubric-ato/3730434-rosiani-obstrilali-herson-e-poranenij.html" text:style-name="Internet_20_link" text:visited-style-name="Visited_20_Internet_20_Link">
 армія РФ 2 липня обстріляла Херсон</text:a>
 . Під ворожим вогнем опинилися аптека, заклад громадськогохарчування і житлова багатоповерхівка. Унаслідок обстрілу росіянами Херсонапоранені щонайменше четверо жителів міста.</text:p>
      <text:p text:style-name="P4">
Source: <text:a xlink:type="simple" xlink:href="https://www.ukrinform.ua/rubric-regions/3730501-u-hersoni-cerez-vorozi-obstrili-stalisa-pat-pozez-u-budinkah.html" text:style-name="Internet_20_link" text:visited-style-name="Visited_20_Internet_20_Link">
https://www.ukrinform.ua/rubric-regions/3730501-u-hersoni-cerez-vorozi-obstrili-stalisa-pat-pozez-u-budinkah.html</text:a>
</text:p>
      <!--NEWS-->
      <text:h text:style-name="P10" text:outline-level="1">
<text:span text:style-name="T4">
Якщо кораблі РФ залишаться у Чорному морі, вони боятимуться наближатися до Криму - Зеленський</text:span>
</text:h>
      <text:p text:style-name="P4">
Authors: Ukrinform (Person)</text:p>
      <text:p text:style-name="P4">
Publisher: Укринформ (Organization)</text:p>
      <text:p text:style-name="P4">
Published Time: 2023-07-02T16:14:00+03:00</text:p>
      <text:p text:style-name="P4">
Modified Time: 2023-07-02T16:14:00+03:00</text:p>
      <text:p text:style-name="P4">
Description: Якщо російські військові кораблі залишаться в акваторії Чорного моря, вони будуть боятися наближатися до українського Криму. — Укрінформ.</text:p>
      <text:p text:style-name="P4">
Images: ['<text:a xlink:type="simple" xlink:href="https://static.ukrinform.com/photos/2023_07/thumb_files/630_360_1688303648-567.jpeg" text:style-name="Internet_20_link" text:visited-style-name="Visited_20_Internet_20_Link">
630_360_16883...</text:a>
']</text:p>
      <text:p text:style-name="P4">
Tags: ['Крим', 'Україна', 'Росія', 'Корабель', 'Зеленський']</text:p>
      <text:p text:style-name="P4">
Type: Article</text:p>
      <!--METADATA-->
      <text:p text:style-name="P4">
<draw:frame draw:style-name="fr1" draw:name="Image125" text:anchor-type="as-char" svg:width="6.9236in" svg:height="3.956343in" draw:z-index="0">
<draw:image xlink:href="../Images/yкринформ/2023-07-02T16-14-00-03-00/630_360_1688303648-567.jpeg" xlink:type="simple" xlink:show="embed" xlink:actuate="onLoad" draw:mime-type="image/jpeg"/>
</draw:frame>
 Якщоросійські військові кораблі залишаться в акваторії Чорного моря, вони будутьбоятися наближатися до українського Криму.</text:p>
      <text:p text:style-name="P4">
Про це під час перебування в Одесі  <text:a xlink:type="simple" xlink:href="https://t.me/V_Zelenskiy_official/6813" text:style-name="Internet_20_link" text:visited-style-name="Visited_20_Internet_20_Link">
 заявив</text:a>
 Президент Володимир Зеленський,передає Укрінформ.</text:p>
      <text:p text:style-name="P4">
«Якщо російські військові кораблі ще залишаться у Чорному морі - якщозалишаться – вони будуть боятися наближатися і до нашого українського Криму, ідо нашого узбережжя Азовського моря. Це обов’язково буде - я знаю це і бачу цев очах наших військових моряків, наших морпіхів, наших командирів, командирівнаших ВМС, у майстерності роботи наших артилеристів, морських авіаторів і тих,хто працює заради нашого флоту, флоту морських дронів», - заявив він.</text:p>
      <text:p text:style-name="P4">
Зеленський зазначив, що багато хто в Росії думав, ніби Чорне море – цеакваторія їхньої сили, і ворог сподівався, що українські Військово-Морськісили нібито не витримають ударів Росії. «Що ж, відвага і майстерність нашихвоїнів знищили всі ці ворожі надії та втопили ці надії у морі», - впевненийПрезидент.</text:p>
      <text:p text:style-name="P4">
<text:span text:style-name="T4">
Читайте також:</text:span>
 <text:a xlink:type="simple" xlink:href="https://www.ukrinform.ua/rubric-crimea/3730449-divitsa-na-krim-u-gur-rozpovili-de-na-zmiinomu-vstanovili-najbilsij-prapor-ukraini.html" text:style-name="Internet_20_link" text:visited-style-name="Visited_20_Internet_20_Link">
 «Дивиться» на <text:span text:style-name="T4">
Крим</text:span>
 : у ГУР розповіли, де на Зміїномувстановили найбільший прапор України </text:a>
</text:p>
      <text:p text:style-name="P4">
За його словами, українська оборона у цій війні складається з різних епізодів– великих і малих, які сумарно дають захист Україні та можливість рухатисяуперед – і на суходолі, і на морі.</text:p>
      <text:p text:style-name="P4">
«Наші ВМС разом з іншими елементами Сил оборони і безпеки України захистиливід російських десантних операцій наше <text:a xlink:type="simple" xlink:href="https://www.ukrinform.ua/tag-corne-more" text:style-name="Internet_20_link" text:visited-style-name="Visited_20_Internet_20_Link">
 Чорноморське</text:a>
 узбережжя. Ви захистили Одесу, якуросійські окупанти мріяли підкорити чи знищити. Нашими ракетами був затопленийросійський флагман, і це було настільки принизливо для Кремля, що вони і досібояться оприлюднювати всі деталі цієї втрати», - сказав глава Українськоїдержави, звертаючись до представників Військово-Морських сил.</text:p>
      <text:p text:style-name="P4">
Зеленський поінформував, що потужна участь ВМС у спільній операції ізукраїнськими розвідниками та оборонцями дозволили звільнити від окупантівострів Зміїний і це повернуло безпеку значній частині української акваторії.</text:p>
      <text:p text:style-name="P4">
<text:span text:style-name="T4">
Читайте також:</text:span>
 <text:a xlink:type="simple" xlink:href="https://www.ukrinform.ua/rubric-crimea/3729901-v-ukraini-startue-proekt-z-pidgotovki-kadriv-dla-deokupovanogo-krimu-taseva.html" text:style-name="Internet_20_link" text:visited-style-name="Visited_20_Internet_20_Link">
 В Україні стартує проєкт з підготовки кадрів длядеокупованого <text:span text:style-name="T4">
Крим</text:span>
 у – Ташева </text:a>
</text:p>
      <text:p text:style-name="P4">
«Окрім таких дійсно потужних і дійсно великих операцій були і сотні менших,але не менш героїчних, (які – ред.), як і всі, привчили російські кораблі ненаближатись до українських берегів», - заявив Президент.</text:p>
      <text:p text:style-name="P4">
Відео: <text:a xlink:type="simple" xlink:href="https://t.me/V_Zelenskiy_official/6813" text:style-name="Internet_20_link" text:visited-style-name="Visited_20_Internet_20_Link">
 Офіційний канал Президента України</text:a>
</text:p>
      <text:p text:style-name="P4">
Як повідомлялося, Зеленський в Одесі обговорив перспективи розвитку програмиморських дронів та ракетної програми.</text:p>
      <text:p text:style-name="P4">
<text:span text:style-name="T5">
Фото: Офіс Президента</text:span>
</text:p>
      <text:p text:style-name="P4">
Source: <text:a xlink:type="simple" xlink:href="https://www.ukrinform.ua/rubric-crimea/3730504-akso-korabli-rf-zalisatsa-u-cornomu-mori-voni-boatimutsa-nablizatisa-do-krimu-zelenskij.html" text:style-name="Internet_20_link" text:visited-style-name="Visited_20_Internet_20_Link">
https://www.ukrinform.ua/rubric-crimea/3730504-akso-korabli-rf-zalisatsa-u-cornomu-mori-voni-boatimutsa-nablizatisa-do-krimu-zelenskij.html</text:a>
</text:p>
      <!--NEWS-->
      <text:h text:style-name="P10" text:outline-level="1">
<text:span text:style-name="T4">
Україна після перемоги стане донором глобальної безпеки – Президент</text:span>
</text:h>
      <text:p text:style-name="P4">
Authors: Ukrinform (Person)</text:p>
      <text:p text:style-name="P4">
Publisher: Укринформ (Organization)</text:p>
      <text:p text:style-name="P4">
Published Time: 2023-07-02T16:18:00+03:00</text:p>
      <text:p text:style-name="P4">
Modified Time: 2023-07-02T16:18:00+03:00</text:p>
      <text:p text:style-name="P4">
Description: Україна після перемоги у війні із РФ стане донором глобальної безпеки і навчатиме інших у світі міцності, зокрема на морі. — Укрінформ.</text:p>
      <text:p text:style-name="P4">
Images: ['<text:a xlink:type="simple" xlink:href="https://static.ukrinform.com/photos/2023_07/thumb_files/630_360_1688303792-251.jpeg" text:style-name="Internet_20_link" text:visited-style-name="Visited_20_Internet_20_Link">
630_360_16883...</text:a>
']</text:p>
      <text:p text:style-name="P4">
Tags: [' Чорне море', 'ВМС України', 'Зеленський', 'Війна з Росією']</text:p>
      <text:p text:style-name="P4">
Type: Article</text:p>
      <!--METADATA-->
      <text:p text:style-name="P4">
<draw:frame draw:style-name="fr1" draw:name="Image126" text:anchor-type="as-char" svg:width="6.9236in" svg:height="3.956343in" draw:z-index="0">
<draw:image xlink:href="../Images/yкринформ/2023-07-02T16-18-00-03-00/630_360_1688303792-251.jpeg" xlink:type="simple" xlink:show="embed" xlink:actuate="onLoad" draw:mime-type="image/jpeg"/>
</draw:frame>
 Українапісля перемоги у війні із РФ стане донором глобальної безпеки і навчатимеінших у світі міцності, зокрема на морі.</text:p>
      <text:p text:style-name="P4">
Про це Президент України Володимир Зеленський <text:a xlink:type="simple" xlink:href="https://t.me/V_Zelenskiy_official/6813" text:style-name="Internet_20_link" text:visited-style-name="Visited_20_Internet_20_Link">
 сказав</text:a>
 під час заходів у Одесі з нагоди ДняВійськово-Морських Сил ЗСУ, звертаючись до курсантів інституту ВМС, передаєУкрінформ.</text:p>
      <text:p text:style-name="P4">
«Після війни Україна – інша, Україна перемоги навчатиме інших у світіміцності, зокрема і на морі, навчатиме захисту свободи. Україна стане доноромглобальної безпеки і глобальної сили. І я вірю, що ваші знання, ваша сила,ваші майбутні перемоги наблизять цей могутній час для нашої прекрасноїдержави, для наших людей», - сказав він.</text:p>
      <text:p text:style-name="P4">
_Джерело:<text:a xlink:type="simple" xlink:href="https://t.me/V_Zelenskiy_official/6813" text:style-name="Internet_20_link" text:visited-style-name="Visited_20_Internet_20_Link">
 Офіційний канал Президента України - Володимира Зеленського</text:a>
 _</text:p>
      <text:p text:style-name="P4">
За його словами, доля України, безперечно, - бути міцною і бути вільноючастиною вільного світу.</text:p>
      <text:p text:style-name="P4">
<text:span text:style-name="T4">
Читайте також:</text:span>
 <text:a xlink:type="simple" xlink:href="https://www.ukrinform.ua/rubric-ato/3730497-zelenskij-vidvidav-vijskovih-u-gospitali-ta-vruciv-im-nagorodi.html" text:style-name="Internet_20_link" text:visited-style-name="Visited_20_Internet_20_Link">
 На Одещині <text:span text:style-name="T4">
Зеленськ</text:span>
 ий відвідав госпіталь та вручивнагороди військовим </text:a>
</text:p>
      <text:p text:style-name="P4">
«І я впевнений, що Україна захистить себе у цій війні та поверне все своє, щопоки що – тимчасово - контролюють окупанти. Україна є однією з тих держав, якіуміють битись і уміють перемагати, і уміють перемагати на морі. Чи багатотаких держав? Насправді, небагато і ми це всі розуміємо. Але кожна, яка уміє,здатна претендувати на глобальне значення», - впевнений <text:a xlink:type="simple" xlink:href="https://www.ukrinform.ua/tag-prezident" text:style-name="Internet_20_link" text:visited-style-name="Visited_20_Internet_20_Link">
 Президент</text:a>
 .</text:p>
      <text:p text:style-name="P4">
Він побажав військовослужбовцям ВМС ЗСУ, їхнім сім’ям і рідним здоров’я йтільки перемоги.</text:p>
      <text:p text:style-name="P4">
Як повідомлялося, <text:a xlink:type="simple" xlink:href="https://www.ukrinform.ua/rubric-ato/3730421-zelenskij-privitav-zi-svatom-vms-ukraini-pisaemos-posiluemo-peremagaemo.html" text:style-name="Internet_20_link" text:visited-style-name="Visited_20_Internet_20_Link">
 у 2015 році указом тодішнього Президента України ПетраПорошенка День Військово-морських сил Збройних сил України</text:a>
 був встановлений на першунеділю липня. Цього року свято випадає на 2 липня.</text:p>
      <text:p text:style-name="P4">
<text:span text:style-name="T5">
Фото: ОП</text:span>
</text:p>
      <text:p text:style-name="P4">
Source: <text:a xlink:type="simple" xlink:href="https://www.ukrinform.ua/rubric-polytics/3730508-ukraina-pisla-peremogi-stane-donorom-globalnoi-bezpeki-prezident.html" text:style-name="Internet_20_link" text:visited-style-name="Visited_20_Internet_20_Link">
https://www.ukrinform.ua/rubric-polytics/3730508-ukraina-pisla-peremogi-stane-donorom-globalnoi-bezpeki-prezident.html</text:a>
</text:p>
      <!--NEWS-->
      <text:h text:style-name="P10" text:outline-level="1">
<text:span text:style-name="T4">
У Мелітополі загарбники встановили мобільний крематорій, що працює цілодобово</text:span>
</text:h>
      <text:p text:style-name="P4">
Authors: Ukrinform (Person)</text:p>
      <text:p text:style-name="P4">
Publisher: Укринформ (Organization)</text:p>
      <text:p text:style-name="P4">
Published Time: 2023-07-02T16:20:00+03:00</text:p>
      <text:p text:style-name="P4">
Modified Time: 2023-07-02T16:20:00+03:00</text:p>
      <text:p text:style-name="P4">
Description: У тимчасово окупованому Мелітополі Запорізької області загарбники встановили мобільний крематорій, де цілодобово спалюють тіла російських військових.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Крематорій', 'Мелітополь', 'Війна з Росією', 'Єдині новини']</text:p>
      <text:p text:style-name="P4">
Type: Article</text:p>
      <!--METADATA-->
      <text:p text:style-name="P4">
<draw:frame draw:style-name="fr1" draw:name="Image127" text:anchor-type="as-char" svg:width="6.9236in" svg:height="3.956343in" draw:z-index="0">
<draw:image xlink:href="../Images/yкринформ/2023-07-02T16-20-00-03-00/630_360_1668461240-442.jpg" xlink:type="simple" xlink:show="embed" xlink:actuate="onLoad" draw:mime-type="image/jpeg"/>
</draw:frame>
 Утимчасово окупованому Мелітополі Запорізької області загарбники встановилимобільний крематорій, де цілодобово спалюють тіла російських військових.</text:p>
      <text:p text:style-name="P4">
Про це в ефірі телемарафону "Єдині новини" повідомив міський голова МелітополяІван Федоров, передає кореспондент Укрінформу.</text:p>
      <text:p text:style-name="P4">
"Ворог продовжує приховувати свої втрати. Вони розмістили мобільний крематорійу Бердянському порту ... і в Мелітополі, на території дитячого санаторію, якийвони давно перетворили на військовий шпиталь, і там у них тепер і крематорій",- сказав Федоров.</text:p>
      <text:p text:style-name="P4">
За його словами, крематорій працює майже цілодобово, сморід відчувають укількох районах міста.</text:p>
      <text:p text:style-name="P4">
<text:span text:style-name="T4">
Читайте також:</text:span>
 <text:a xlink:type="simple" xlink:href="https://www.ukrinform.ua/rubric-regions/3729814-tila-vbitih-u-berdansku-hlopciv-rosiani-perevezli-do-melitopola.html" text:style-name="Internet_20_link" text:visited-style-name="Visited_20_Internet_20_Link">
 Тіла вбитих у Бердянську хлопців росіяни перевезли до<text:span text:style-name="T4">
Мелітопол</text:span>
 я </text:a>
</text:p>
      <text:p text:style-name="P4">
Міський голова також зазначив, що 1 липня у селищі Семенівка поблизуМелітополя пролунав <text:a xlink:type="simple" xlink:href="https://www.ukrinform.ua/tag-vibuh" text:style-name="Internet_20_link" text:visited-style-name="Visited_20_Internet_20_Link">
 вибух </text:a>
 на територіїферми, яку загарбники перетворили на військову базу.</text:p>
      <text:p text:style-name="P4">
"Вчора близько 19:30 у Мелітополі пролунав потужний вибух, який чули мешканцівсього міста... Вибух відбувся на півночі міста, поблизу селища Семенівка,там, де ворог захопив ферму, і саме там була розташована одна з військовихбаз", - сказав він.</text:p>
      <text:p text:style-name="P4">
Як повідомлялося, до Мелітополя та Генічеська  <text:a xlink:type="simple" xlink:href="https://www.ukrinform.ua/rubric-regions/3730239-do-melitopola-ta-geniceska-pribuvaut-novi-pidrozdili-zagarbnikiv-fedorov.html" text:style-name="Internet_20_link" text:visited-style-name="Visited_20_Internet_20_Link">
 прибувають нові підрозділиросійських військ </text:a>
 .</text:p>
      <text:p text:style-name="P4">
Source: <text:a xlink:type="simple" xlink:href="https://www.ukrinform.ua/rubric-regions/3730511-u-melitopoli-zagarbniki-vstanovili-mobilnij-krematorij-so-pracue-cilodobovo.html" text:style-name="Internet_20_link" text:visited-style-name="Visited_20_Internet_20_Link">
https://www.ukrinform.ua/rubric-regions/3730511-u-melitopoli-zagarbniki-vstanovili-mobilnij-krematorij-so-pracue-cilodobovo.html</text:a>
</text:p>
      <!--NEWS-->
      <text:h text:style-name="P10" text:outline-level="1">
<text:span text:style-name="T4">
Ніколи українські береги не терпітимуть окупанта – Зеленський</text:span>
</text:h>
      <text:p text:style-name="P4">
Authors: Ukrinform (Person)</text:p>
      <text:p text:style-name="P4">
Publisher: Укринформ (Organization)</text:p>
      <text:p text:style-name="P4">
Published Time: 2023-07-02T16:21:00+03:00</text:p>
      <text:p text:style-name="P4">
Modified Time: 2023-07-02T16:21:00+03:00</text:p>
      <text:p text:style-name="P4">
Description: Ворог не диктуватиме умов в Чорному морі, і окупантам доведеться так само боятися наближатися до нашого українського Криму й до наших берегів Азовського моря, як російські кораблі вже бояться наближатися до нашого Чорноморського узбережжя. — Укрінформ.</text:p>
      <text:p text:style-name="P4">
Images: ['<text:a xlink:type="simple" xlink:href="https://static.ukrinform.com/photos/2023_07/thumb_files/630_360_1688304024-112.jpeg" text:style-name="Internet_20_link" text:visited-style-name="Visited_20_Internet_20_Link">
630_360_16883...</text:a>
']</text:p>
      <text:p text:style-name="P4">
Tags: ['Звернення', 'Зеленський', 'Війна з Росією']</text:p>
      <text:p text:style-name="P4">
Type: Article</text:p>
      <!--METADATA-->
      <text:p text:style-name="P4">
<draw:frame draw:style-name="fr1" draw:name="Image128" text:anchor-type="as-char" svg:width="6.9236in" svg:height="3.956343in" draw:z-index="0">
<draw:image xlink:href="../Images/yкринформ/2023-07-02T16-21-00-03-00/630_360_1688304024-112.jpeg" xlink:type="simple" xlink:show="embed" xlink:actuate="onLoad" draw:mime-type="image/jpeg"/>
</draw:frame>
 Ворог недиктуватиме умов в Чорному морі, і окупантам доведеться так само боятисянаближатися до нашого українського Криму й до наших берегів Азовського моря,як російські кораблі вже бояться наближатися до нашого Чорноморськогоузбережжя.</text:p>
      <text:p text:style-name="P4">
Як передає Укрінформ, про це у своєму <text:a xlink:type="simple" xlink:href="https://t.me/V_Zelenskiy_official/6815" text:style-name="Internet_20_link" text:visited-style-name="Visited_20_Internet_20_Link">
 традиційному зверненні</text:a>
 заявив Президент ВолодимирЗеленський.</text:p>
      <text:p text:style-name="P4">
_<text:a xlink:type="simple" xlink:href="https://t.me/OP_UA/9852" text:style-name="Internet_20_link" text:visited-style-name="Visited_20_Internet_20_Link">
 Відео: ОП </text:a>
 _</text:p>
      <text:p text:style-name="P4">
_<text:span text:style-name="T4">
Бажаю здоров’я, шановні українці, українки!</text:span>
 _</text:p>
      <text:p text:style-name="P4">
Сьогодні – в Одесі, передусім для того, щоб привітати наших воїнів Військово-Морських сил Збройних Сил України з їхнім професійним днем. Привітати йподякувати за сміливість, за героїзм, за надзвичайно круті результати дляУкраїни, які вони здобули та здобувають.</text:p>
      <text:p text:style-name="P4">
Достатньо лише згадати, які амбіції були в Росії на початку повномасштабноїагресії та які з тих амбіцій тепер на дні Чорного моря.</text:p>
      <text:p text:style-name="P4">
Я дякую кожному воїну Військово-Морських сил України – усім морякам, усімморпіхам, усім командирам наших ВМС, артилеристам, морським авіаторам,операторам безпілотників, дякую воїнам річкової флотилії, річкових дивізіонів…Всім вам дякую!</text:p>
      <text:p text:style-name="P4">
Сьогодні мав честь нагородити найкращих, привітав курсантів ІнститутуВійськово-Морських сил нашої Одеської морської академії. Відвідав пораненихвоїнів у шпиталі. Бажаю всім якнайшвидшого одужання. І це було особливою честюдля мене – залишити побажання на примірнику «Кобзаря», який супроводжує нашихвоїнів у боях ще з 14-го року.</text:p>
      <text:p text:style-name="P4">
Була сьогодні також доповідь нашого командувача Військово-Морських сил віце-адмірала Олексія Неїжпапи, а також командувача ОСУВ «Одеса» генералаМоскальова. І щодо безпекової ситуації зараз, і щодо наших стратегічнихзавдань – для нашого флоту, для нового напряму – флоту морських дронів – тадля нашої берегової оборони. Все реалізуємо! Впевнений!</text:p>
      <text:p text:style-name="P4">
Ворог точно не диктуватиме умови в Чорному морі, і окупантам доведеться таксамо боятися наближатися до нашого українського Криму й до наших берегівАзовського моря, як російські кораблі вже бояться наближатися до нашогоЧорноморського узбережжя.</text:p>
      <text:p text:style-name="P4">
Я вітаю сьогодні й усіх цивільних працівників і працівниць українськогоморського та річкового флоту, усіх, хто забезпечує безпеку та роботу нашихпортів, нашу можливість попри російську блокаду Чорного моря давати життяукраїнській економіці та з’єднувати нашу Україну зі світовими ринками. Дякуювсім морякам, портовикам, судноремонтникам, дякую бізнесу, службовцям і,звичайно, кожному нашому воїну, який захищає безпеку українських портів,українських міст, українських берегів.</text:p>
      <text:p text:style-name="P4">
Разом переможемо! Ніколи українські береги не терпітимуть окупанта.</text:p>
      <text:p text:style-name="P4">
Слава всім нашим захисникам, слава всім нашим захисницям!</text:p>
      <text:p text:style-name="P4">
Я дякую тобі, Одесо, за цей день!</text:p>
      <text:p text:style-name="P4">
_<text:span text:style-name="T4">
Слава Україні!</text:span>
 _</text:p>
      <text:p text:style-name="P4">
Фото: ОП</text:p>
      <text:p text:style-name="P4">
Source: <text:a xlink:type="simple" xlink:href="https://www.ukrinform.ua/rubric-ato/3730509-nikoli-ukrainski-beregi-ne-terpitimut-okupanta-zelenskij.html" text:style-name="Internet_20_link" text:visited-style-name="Visited_20_Internet_20_Link">
https://www.ukrinform.ua/rubric-ato/3730509-nikoli-ukrainski-beregi-ne-terpitimut-okupanta-zelenskij.html</text:a>
</text:p>
      <!--NEWS-->
      <text:h text:style-name="P10" text:outline-level="1">
<text:span text:style-name="T4">
Повітряні сили попереджають про запуск «Шахедів» з півдня</text:span>
</text:h>
      <text:p text:style-name="P4">
Authors: Ukrinform (Person)</text:p>
      <text:p text:style-name="P4">
Publisher: Укринформ (Organization)</text:p>
      <text:p text:style-name="P4">
Published Time: 2023-07-02T16:28:00+03:00</text:p>
      <text:p text:style-name="P4">
Modified Time: 2023-07-02T23:28:00+03:00</text:p>
      <text:p text:style-name="P4">
Description: Російські війська здійснили запуск дронів-камікадзе з південного напрямку. — Укрінформ.</text:p>
      <text:p text:style-name="P4">
Images: ['<text:a xlink:type="simple" xlink:href="https://static.ukrinform.com/photos/2022_10/thumb_files/630_360_1665475012-102.jpg" text:style-name="Internet_20_link" text:visited-style-name="Visited_20_Internet_20_Link">
630_360_16654...</text:a>
']</text:p>
      <text:p text:style-name="P4">
Tags: ['Повітряні сили ЗСУ', 'Війна з Росією', 'Дрон-камікадзе']</text:p>
      <text:p text:style-name="P4">
Type: Article</text:p>
      <!--METADATA-->
      <text:p text:style-name="P4">
<draw:frame draw:style-name="fr1" draw:name="Image129" text:anchor-type="as-char" svg:width="6.9236in" svg:height="3.956343in" draw:z-index="0">
<draw:image xlink:href="../Images/yкринформ/2023-07-02T16-28-00-03-00/630_360_1665475012-102.jpg" xlink:type="simple" xlink:show="embed" xlink:actuate="onLoad" draw:mime-type="image/jpeg"/>
</draw:frame>
 Російськівійська здійснили запуск дронів-камікадзе з південного напрямку.</text:p>
      <text:p text:style-name="P4">
Про це Повітряні сили ЗСУ повідомили в <text:a xlink:type="simple" xlink:href="https://t.me/s/kpszsu" text:style-name="Internet_20_link" text:visited-style-name="Visited_20_Internet_20_Link">
 Телеграмі </text:a>
 ,передає Укрінформ.</text:p>
      <text:p text:style-name="P4">
«Зафіксовано запуск БпЛА «Shahed» з Приморсько-Ахтарська. Орієнтовний часвходження в повітряний простір України – близько півночі», - йдеться вповідомленні.</text:p>
      <text:p text:style-name="P4">
У Повітряних силах нагадали, що в разі оголошенні <text:a xlink:type="simple" xlink:href="https://www.ukrinform.ua/tag-povitrana-trivoga" text:style-name="Internet_20_link" text:visited-style-name="Visited_20_Internet_20_Link">
 повітряної тривоги</text:a>
 слід прямувати в укриття.</text:p>
      <text:p text:style-name="P4">
<text:span text:style-name="T4">
Читайте також:</text:span>
 <text:a xlink:type="simple" xlink:href="https://www.ukrinform.ua/rubric-ato/3730407-u-povitranih-silah-ne-viklucaut-so-iran-moze-postacati-rosii-droni-mohajer6.html" text:style-name="Internet_20_link" text:visited-style-name="Visited_20_Internet_20_Link">
 У Повітряних силах не виключають, що Іран може постачатиРосії дрони Mohajer-6 </text:a>
</text:p>
      <text:p text:style-name="P4">
Як повідомлялося, минулої ночі <text:a xlink:type="simple" xlink:href="https://www.ukrinform.ua/rubric-ato/3730385-sili-ppo-znisili-unoci-visim-droniv-shahed-i-tri-raketi-kalibr.html" text:style-name="Internet_20_link" text:visited-style-name="Visited_20_Internet_20_Link">
 сили протиповітряної оборони знищили</text:a>
 вісім ворожих ударних БпЛА «Shahed»ітри крилаті ракети «Калібр».</text:p>
      <text:p text:style-name="P4">
Source: <text:a xlink:type="simple" xlink:href="https://www.ukrinform.ua/rubric-ato/3730619-povitrani-sili-poperedzaut-pro-zapusk-sahediv-z-pivdna.html" text:style-name="Internet_20_link" text:visited-style-name="Visited_20_Internet_20_Link">
https://www.ukrinform.ua/rubric-ato/3730619-povitrani-sili-poperedzaut-pro-zapusk-sahediv-z-pivdna.html</text:a>
</text:p>
      <!--NEWS-->
      <text:h text:style-name="P10" text:outline-level="1">
<text:span text:style-name="T4">
Поліція склала протокол на кафе під Києвом, де через пісні Лепса розгорівся конфлікт</text:span>
</text:h>
      <text:p text:style-name="P4">
Authors: Ukrinform (Person)</text:p>
      <text:p text:style-name="P4">
Publisher: Укринформ (Organization)</text:p>
      <text:p text:style-name="P4">
Published Time: 2023-07-02T16:32:24+03:00</text:p>
      <text:p text:style-name="P4">
Modified Time: 2023-07-02T16:32:24+03:00</text:p>
      <text:p text:style-name="P4">
Description: У Погребах Київської області правоохоронці склали адміністративний протокол на кафе, в якому виник конфлікт через пісні російського виконавця Григорія Лепса, який підтримує режим президента РФ Володимира Путіна. — Укрінформ.</text:p>
      <text:p text:style-name="P4">
Images: ['<text:a xlink:type="simple" xlink:href="https://static.ukrinform.com/photos/2023_01/thumb_files/630_360_1673152492-729.jpg" text:style-name="Internet_20_link" text:visited-style-name="Visited_20_Internet_20_Link">
630_360_16731...</text:a>
']</text:p>
      <text:p text:style-name="P4">
Tags: ['Музика', 'Поліція', 'Штраф', 'Київщина', 'Кафе']</text:p>
      <text:p text:style-name="P4">
Type: Article</text:p>
      <!--METADATA-->
      <text:p text:style-name="P4">
<draw:frame draw:style-name="fr1" draw:name="Image130" text:anchor-type="as-char" svg:width="6.9236in" svg:height="3.956343in" draw:z-index="0">
<draw:image xlink:href="../Images/yкринформ/2023-07-02T16-32-24-03-00/630_360_1673152492-729.jpg" xlink:type="simple" xlink:show="embed" xlink:actuate="onLoad" draw:mime-type="image/jpeg"/>
</draw:frame>
 У ПогребахКиївської області правоохоронці склали адміністративний протокол на кафе, вякому виник конфлікт через пісні російського виконавця Григорія Лепса, якийпідтримує режим президента РФ Володимира Путіна.</text:p>
      <text:p text:style-name="P4">
Як передає Укрінформ, про це Міністерство внутрішніх справ повідомляє у <text:a xlink:type="simple" xlink:href="https://t.me/mvs_ukraine/26977" text:style-name="Internet_20_link" text:visited-style-name="Visited_20_Internet_20_Link">
Телеграмі </text:a>
 .</text:p>
      <text:p text:style-name="P4">
"У Погребах в одному кафе відвідувачі співали пісні російського виконавця,який підтримує путінський режим. Це не могло не обурити українців й вонизробили зауваження. Жінка просила припинити співати мовою окупанта, та на їїпрохання любителі “лєпсонутого” відреагували агресивно", - ідеться уповідомленні.</text:p>
      <text:p text:style-name="P4">
Почався конфлікт, у який втрутилась <text:a xlink:type="simple" xlink:href="https://www.ukrinform.ua/tag-policia" text:style-name="Internet_20_link" text:visited-style-name="Visited_20_Internet_20_Link">
 поліції </text:a>
 .</text:p>
      <text:p text:style-name="P4">
<text:span text:style-name="T4">
Читайте також:</text:span>
 <text:a xlink:type="simple" xlink:href="https://www.ukrinform.ua/rubric-culture/3726197-zelenskij-pidpisav-zakon-pro-zaboronu-na-vvezenna-i-rozpovsudzenna-knig-z-rosii-i-bilorusi.html" text:style-name="Internet_20_link" text:visited-style-name="Visited_20_Internet_20_Link">
 Зеленський підписав закон про заборону на ввезення тарозповсюдження <text:span text:style-name="T4">
книг</text:span>
 з РФ і Білорусі </text:a>
</text:p>
      <text:p text:style-name="P4">
За фактом порушення правил надання послуг, на заклад склали адміністративнийпротокол за ч. 1 ст. 155 Кодексу України про адміністративні правопорушення.</text:p>
      <text:p text:style-name="P4">
Після рішення суду власник кафе має сплатити штраф.</text:p>
      <text:p text:style-name="P4">
<text:span text:style-name="T4">
Читайте також:</text:span>
 <text:a xlink:type="simple" xlink:href="https://www.ukrinform.ua/rubric-society/3706977-kabmin-obmeziv-vikoristanna-muziki-u-gromadskomu-transporti.html" text:style-name="Internet_20_link" text:visited-style-name="Visited_20_Internet_20_Link">
 Кабмін обмежив використання музики у громадськомутранспорті </text:a>
</text:p>
      <text:p text:style-name="P4">
Як повідомляв Укрінформ, <text:a xlink:type="simple" xlink:href="https://www.ukrinform.ua/rubric-culture/3510431-v-ukraini-vveli-zaboronu-na-rosijsku-muziku-rada-uhvalila-zakon.html" text:style-name="Internet_20_link" text:visited-style-name="Visited_20_Internet_20_Link">
 в Україні запровадили заборону на російську музику.</text:a>
 Верховна Рада 19 червня 2022 рокуухвалила закон про внесення змін до деяких законів України щодо підтримкинаціонального музичного продукту та обмеження публічного використаннямузичного продукту держави-агресора.</text:p>
      <text:p text:style-name="P4">
Source: <text:a xlink:type="simple" xlink:href="https://www.ukrinform.ua/rubric-culture/3730516-policia-sklala-protokol-na-kafe-pid-kievom-de-cerez-pisni-lepsa-rozgorivsa-konflikt.html" text:style-name="Internet_20_link" text:visited-style-name="Visited_20_Internet_20_Link">
https://www.ukrinform.ua/rubric-culture/3730516-policia-sklala-protokol-na-kafe-pid-kievom-de-cerez-pisni-lepsa-rozgorivsa-konflikt.html</text:a>
</text:p>
      <!--NEWS-->
      <text:h text:style-name="P10" text:outline-level="1">
<text:span text:style-name="T4">
ЗСУ знищили склад боєприпасів росіян на Бахмутському напрямку</text:span>
</text:h>
      <text:p text:style-name="P4">
Authors: Ukrinform (Person)</text:p>
      <text:p text:style-name="P4">
Publisher: Укринформ (Organization)</text:p>
      <text:p text:style-name="P4">
Published Time: 2023-07-02T16:37:00+03:00</text:p>
      <text:p text:style-name="P4">
Modified Time: 2023-07-02T16:37:00+03:00</text:p>
      <text:p text:style-name="P4">
Description: На Бахмутському напрямку 77-ма окрема аеромобільна бригада знищила польовий склад з боєприпасами російської армії.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Бахмут', 'Сирський', 'Війна з Росією']</text:p>
      <text:p text:style-name="P4">
Type: Article</text:p>
      <!--METADATA-->
      <text:p text:style-name="P4">
<draw:frame draw:style-name="fr1" draw:name="Image131" text:anchor-type="as-char" svg:width="6.9236in" svg:height="3.956343in" draw:z-index="0">
<draw:image xlink:href="../Images/yкринформ/2023-07-02T16-37-00-03-00/630_360_1677569405-698.jpg" xlink:type="simple" xlink:show="embed" xlink:actuate="onLoad" draw:mime-type="image/jpeg"/>
</draw:frame>
 НаБахмутському напрямку 77-ма окрема аеромобільна бригада знищила польовий складз боєприпасами російської армії.</text:p>
      <text:p text:style-name="P4">
Відповідне відео у <text:a xlink:type="simple" xlink:href="https://t.me/osirskiy/156" text:style-name="Internet_20_link" text:visited-style-name="Visited_20_Internet_20_Link">
 Телеграмі </text:a>
 опублікувавкомандувач Східного напрямку генерал-полковник Олександр Сирський, передаєУкрінформ.</text:p>
      <text:p text:style-name="P4">
«Артилерія 77-ї окремої аеромобільної бригади знищує польовий склад з БКросіян. Ягідне, Бахмутський напрямок. Чудова робота», - написав Сирський.</text:p>
      <text:p text:style-name="P4">
_<text:a xlink:type="simple" xlink:href="https://t.me/osirskiy/156" text:style-name="Internet_20_link" text:visited-style-name="Visited_20_Internet_20_Link">
 Відео: ТГ-канал СИРСЬКИЙ </text:a>
 _</text:p>
      <text:p text:style-name="P4">
Як повідомляв Укрінформ, <text:a xlink:type="simple" xlink:href="https://www.ukrinform.ua/rubric-ato/3730418-sili-oboroni-nastupaut-na-pivdennih-ta-pivnicnih-flangah-bahmuta-e-prosuvanna-cerevatij.html" text:style-name="Internet_20_link" text:visited-style-name="Visited_20_Internet_20_Link">
 сили оборони наступають на південних та північнихфлангах Бахмута, є просування </text:a>
 .</text:p>
      <text:p text:style-name="P4">
Фото ілюстративне, Олександр Гіманов</text:p>
      <text:p text:style-name="P4">
Source: <text:a xlink:type="simple" xlink:href="https://www.ukrinform.ua/rubric-ato/3730517-zsu-znisili-sklad-boepripasiv-rosian-na-bahmutskomu-napramku.html" text:style-name="Internet_20_link" text:visited-style-name="Visited_20_Internet_20_Link">
https://www.ukrinform.ua/rubric-ato/3730517-zsu-znisili-sklad-boepripasiv-rosian-na-bahmutskomu-napramku.html</text:a>
</text:p>
      <!--NEWS-->
      <text:h text:style-name="P10" text:outline-level="1">
<text:span text:style-name="T4">
У Львові будують першу в Європі школу за допомогою 3D-принтера</text:span>
</text:h>
      <text:p text:style-name="P4">
Authors: Ukrinform (Person)</text:p>
      <text:p text:style-name="P4">
Publisher: Укринформ (Organization)</text:p>
      <text:p text:style-name="P4">
Published Time: 2023-07-02T16:49:00+03:00</text:p>
      <text:p text:style-name="P4">
Modified Time: 2023-07-02T16:49:00+03:00</text:p>
      <text:p text:style-name="P4">
Description: У Львові розпочали будівництво першої в Європі школи за допомогою 3D-друку. — Укрінформ.</text:p>
      <text:p text:style-name="P4">
Images: ['<text:a xlink:type="simple" xlink:href="https://static.ukrinform.com/photos/2023_05/thumb_files/630_360_1684773232-7164.jpeg" text:style-name="Internet_20_link" text:visited-style-name="Visited_20_Internet_20_Link">
630_360_16847...</text:a>
']</text:p>
      <text:p text:style-name="P4">
Tags: ['Будівництво', 'Львів', 'Школа', 'Технології', '3D-принтер', 'Михайло Федоров']</text:p>
      <text:p text:style-name="P4">
Type: Article</text:p>
      <!--METADATA-->
      <text:p text:style-name="P4">
<draw:frame draw:style-name="fr1" draw:name="Image132" text:anchor-type="as-char" svg:width="6.9236in" svg:height="3.956343in" draw:z-index="0">
<draw:image xlink:href="../Images/yкринформ/2023-07-02T16-49-00-03-00/630_360_1684773232-7164.jpeg" xlink:type="simple" xlink:show="embed" xlink:actuate="onLoad" draw:mime-type="image/jpeg"/>
</draw:frame>
 У Львовірозпочали будівництво першої в Європі школи за допомогою 3D-друку.</text:p>
      <text:p text:style-name="P4">
Як передає Укрінформ, про це повідомив у  <text:a xlink:type="simple" xlink:href="https://t.me/zedigital/3343" text:style-name="Internet_20_link" text:visited-style-name="Visited_20_Internet_20_Link">
 Телеграмі</text:a>
 віцепрем'єр-міністр з інновацій, розвитку освіти,науки та технологій – міністр цифрової трансформації Михайло Федоров іоприлюднив відео з будівництва.</text:p>
      <text:p text:style-name="P4">
“3D-принтером зводять новий корпус <text:a xlink:type="simple" xlink:href="https://www.ukrinform.ua/tag-skola" text:style-name="Internet_20_link" text:visited-style-name="Visited_20_Internet_20_Link">
 школи </text:a>
 , яка вже діє, але стала затісною для дітей. У новому приміщеннінавчатимуться 100 учнів молодших класів”, - повідомив міністр.</text:p>
      <text:p text:style-name="P4">
Як зазначив Федоров, технологія дає змогу точніше використовувати ресурси таскорочувати витрати на матеріали. Для керування та контролю за роботом-друкарем потрібна команда всього з трьох осіб.</text:p>
      <text:p text:style-name="P4">
<text:span text:style-name="T4">
Читайте також:</text:span>
 <text:a xlink:type="simple" xlink:href="https://www.ukrinform.ua/rubric-vidbudova/3712756-dla-vidbudovi-ukraini-vikoristaut-3dprinter-akim-zvodat-skolu-u-lvovi.html" text:style-name="Internet_20_link" text:visited-style-name="Visited_20_Internet_20_Link">
 Для відбудови України використають 3D- <text:span text:style-name="T4">
принтер</text:span>
 , якимзводять школу у Львові </text:a>
</text:p>
      <text:p text:style-name="P4">
“Попереду - велика Відбудова України, тож маємо вже зараз залучати технологіїта інновації для будівництва”, - наголосив міністр.</text:p>
      <text:p text:style-name="P4">
Як повідомляв Укрінформ, в Україні внаслідок російської агресії  <text:a xlink:type="simple" xlink:href="https://www.ukrinform.ua/rubric-society/3707449-v-ukraini-blizko-400-zakladiv-osviti-zniseni-povnistu-majze-3000-poskodzeni.html" text:style-name="Internet_20_link" text:visited-style-name="Visited_20_Internet_20_Link">
 близько 400закладів освіти повністю знищені, майже 3 тис. пошкоджені</text:a>
 .</text:p>
      <text:p text:style-name="P4">
Source: <text:a xlink:type="simple" xlink:href="https://www.ukrinform.ua/rubric-technology/3730519-u-lvovi-buduut-persu-v-evropi-skolu-za-dopomogou-3dprintera.html" text:style-name="Internet_20_link" text:visited-style-name="Visited_20_Internet_20_Link">
https://www.ukrinform.ua/rubric-technology/3730519-u-lvovi-buduut-persu-v-evropi-skolu-za-dopomogou-3dprintera.html</text:a>
</text:p>
      <!--NEWS-->
      <text:h text:style-name="P10" text:outline-level="1">
<text:span text:style-name="T4">
Зеленський обговорив із військовими використання морських дронів</text:span>
</text:h>
      <text:p text:style-name="P4">
Authors: Ukrinform (Person)</text:p>
      <text:p text:style-name="P4">
Publisher: Укринформ (Organization)</text:p>
      <text:p text:style-name="P4">
Published Time: 2023-07-02T16:58:00+03:00</text:p>
      <text:p text:style-name="P4">
Modified Time: 2023-07-02T16:58:00+03:00</text:p>
      <text:p text:style-name="P4">
Description: Президент України Володимир Зеленський обговорив із військовими використання морських дронів. — Укрінформ.</text:p>
      <text:p text:style-name="P4">
Images: ['<text:a xlink:type="simple" xlink:href="https://static.ukrinform.com/photos/2023_07/thumb_files/630_360_1688306288-309.jpeg" text:style-name="Internet_20_link" text:visited-style-name="Visited_20_Internet_20_Link">
630_360_16883...</text:a>
']</text:p>
      <text:p text:style-name="P4">
Tags: ['Військові', 'Дрон', 'Зеленський', 'Флот']</text:p>
      <text:p text:style-name="P4">
Type: Article</text:p>
      <!--METADATA-->
      <text:p text:style-name="P4">
<draw:frame draw:style-name="fr1" draw:name="Image133" text:anchor-type="as-char" svg:width="6.9236in" svg:height="3.956343in" draw:z-index="0">
<draw:image xlink:href="../Images/yкринформ/2023-07-02T16-58-00-03-00/630_360_1688306288-309.jpeg" xlink:type="simple" xlink:show="embed" xlink:actuate="onLoad" draw:mime-type="image/jpeg"/>
</draw:frame>
 ПрезидентУкраїни Володимир Зеленський обговорив із військовими використання морськихдронів.</text:p>
      <text:p text:style-name="P4">
Про це він заявив у  <text:a xlink:type="simple" xlink:href="https://t.me/V_Zelenskiy_official/6815" text:style-name="Internet_20_link" text:visited-style-name="Visited_20_Internet_20_Link">
 зверненні </text:a>
 ,передає кореспондент Укрінформу.</text:p>
      <text:p text:style-name="P4">
За словами Зеленського, він сьогодні відвідує Одесу, щоб привітати воїнівВійськово-Морських сил ЗСУ з професійним святом і подякувати їм за сміливість,героїзм і «надзвичайно круті результати для України, які вони здобули таздобувають».</text:p>
      <text:p text:style-name="P4">
«Достатньо лише згадати, які амбіції були у РФ на початку повномасштабноїагресії та які з тих амбіцій тепер на дні Чорного моря. Я дякую кожному воїнуВМС України, усім морякам, усім морпіхам, усім командирам наших ВМС,артилеристам, морським авіаторам, операторам безпілотників, воїнам річковоїфлотилії, річкових дивізіонів – всім вам», - зазначив Президент.</text:p>
      <text:p text:style-name="P4">
<text:span text:style-name="T4">
Читайте також:</text:span>
 <text:a xlink:type="simple" xlink:href="https://www.ukrinform.ua/rubric-ato/3730509-nikoli-ukrainski-beregi-ne-terpitimut-okupanta-zelenskij.html" text:style-name="Internet_20_link" text:visited-style-name="Visited_20_Internet_20_Link">
 Ніколи українські береги не терпітимуть окупанта –Зеленський </text:a>
</text:p>
      <text:p text:style-name="P4">
Під час перебування в Одесі глава держави заслухав доповіді командувача ВМСвіцеадмірала Олексія Неїжпапи та командувача ОСУ «Одеса» генерала ЕдуардаМоскальова щодо нинішньої безпекової ситуації, щодо стратегічних завдань дляукраїнського флоту і для нового його напрямку - морських <text:a xlink:type="simple" xlink:href="https://www.ukrinform.ua/tag-dron" text:style-name="Internet_20_link" text:visited-style-name="Visited_20_Internet_20_Link">
 дронів</text:a>
 , а також для берегової оборони.</text:p>
      <text:p text:style-name="P4">
«Все реалізуємо, впевнений», - заявив Президент.</text:p>
      <text:p text:style-name="P4">
Відео: <text:a xlink:type="simple" xlink:href="https://t.me/OP_UA/9852" text:style-name="Internet_20_link" text:visited-style-name="Visited_20_Internet_20_Link">
 ОПУ </text:a>
</text:p>
      <text:p text:style-name="P4">
Як повідомлялося, День Військово-Морських сил Збройних сил Українивідзначається у першу неділю липня.</text:p>
      <text:p text:style-name="P4">
Фото: Офіс Президента</text:p>
      <text:p text:style-name="P4">
Source: <text:a xlink:type="simple" xlink:href="https://www.ukrinform.ua/rubric-ato/3730524-zelenskij-obgovoriv-iz-vijskovimi-vikoristanna-morskih-droniv.html" text:style-name="Internet_20_link" text:visited-style-name="Visited_20_Internet_20_Link">
https://www.ukrinform.ua/rubric-ato/3730524-zelenskij-obgovoriv-iz-vijskovimi-vikoristanna-morskih-droniv.html</text:a>
</text:p>
      <!--NEWS-->
      <text:h text:style-name="P10" text:outline-level="1">
<text:span text:style-name="T4">
Президент Південної Кореї наголосив на необхідності більш жорсткої політики щодо КНДР</text:span>
</text:h>
      <text:p text:style-name="P4">
Authors: Ukrinform (Person)</text:p>
      <text:p text:style-name="P4">
Publisher: Укринформ (Organization)</text:p>
      <text:p text:style-name="P4">
Published Time: 2023-07-02T17:14:00+03:00</text:p>
      <text:p text:style-name="P4">
Modified Time: 2023-07-02T17:14:00+03:00</text:p>
      <text:p text:style-name="P4">
Description: Президент Південної Кореї Юн Сок Йоль заявив, що Міністерство з питань об'єднання досі забагато уваги приділяло наданню допомоги Північній Кореї, і ця політика потребує змін. — Укрінформ.</text:p>
      <text:p text:style-name="P4">
Images: ['<text:a xlink:type="simple" xlink:href="https://static.ukrinform.com/photos/2023_04/thumb_files/630_360_1681877158-571.png" text:style-name="Internet_20_link" text:visited-style-name="Visited_20_Internet_20_Link">
630_360_16818...</text:a>
']</text:p>
      <text:p text:style-name="P4">
Tags: ['КНДР', 'Корея', 'Політика']</text:p>
      <text:p text:style-name="P4">
Type: Article</text:p>
      <!--METADATA-->
      <text:p text:style-name="P4">
<draw:frame draw:style-name="fr1" draw:name="Image134" text:anchor-type="as-char" svg:width="6.9236in" svg:height="3.956343in" draw:z-index="0">
<draw:image xlink:href="../Images/yкринформ/2023-07-02T17-14-00-03-00/630_360_1681877158-571.png" xlink:type="simple" xlink:show="embed" xlink:actuate="onLoad" draw:mime-type="image/png"/>
</draw:frame>
 ПрезидентПівденної Кореї Юн Сок Йоль заявив, що Міністерство з питань об'єднання досізабагато уваги приділяло наданню допомоги Північній Кореї, і ця політикапотребує змін.</text:p>
      <text:p text:style-name="P4">
Про це повідомляє  <text:a xlink:type="simple" xlink:href="https://www.reuters.com/world/asia-pacific/south-koreas-yoon-tells-unification-ministry-be-less-soft-north-2023-07-02/" text:style-name="Internet_20_link" text:visited-style-name="Visited_20_Internet_20_Link">
 Reuters </text:a>
 , передає Укрінформ.</text:p>
      <text:p text:style-name="P4">
«Міністерство об’єднання діяло як міністерство допомоги Північній Кореї, і ценеправильно. Міністерству об’єднання час змінюватися», - заявив президент.</text:p>
      <text:p text:style-name="P4">
Юн також закликав міністерство обстоювати ліберально-демократичні цінності тасказав, що об’єднання має принести «краще та більш людське життя» мешканцямПівдня та Півночі.</text:p>
      <text:p text:style-name="P4">
<text:span text:style-name="T4">
Читайте також:</text:span>
 <text:a xlink:type="simple" xlink:href="https://www.ukrinform.ua/rubric-world/3726837-protidia-adernij-zagrozi-z-boku-kndr-pivdenna-korea-ta-vetnam-pidpisali-nizku-ugod.html" text:style-name="Internet_20_link" text:visited-style-name="Visited_20_Internet_20_Link">
 Протидія ядерній загрозі з боку КНДР: Південна <text:span text:style-name="T4">
Корея</text:span>
та В'єтнам підписали низку угод </text:a>
</text:p>
      <text:p text:style-name="P4">
Новий міністр з питань об'єднання Кім Йон Хо є відвертим критиком порушень <text:a xlink:type="simple" xlink:href="https://www.ukrinform.ua/tag-prava-ludini" text:style-name="Internet_20_link" text:visited-style-name="Visited_20_Internet_20_Link">
прав людини </text:a>
 в Північній Кореї. У2019 році він написав у блозі, що шлях до об’єднання відкриється, коли «режимпівнічнокорейського лідера Кім Чен Ина буде повалено, а Північну Корею будевизволено».</text:p>
      <text:p text:style-name="P4">
Як повідомлялося, Міністерство з питань об’єднання Південної Кореї  <text:a xlink:type="simple" xlink:href="https://www.ukrinform.ua/rubric-world/3722696-pivdenna-korea-vimagae-vid-kndr-vidskoduvati-35-miljoniv-za-pidriv-ofisu-zvazku-na-kordoni.html" text:style-name="Internet_20_link" text:visited-style-name="Visited_20_Internet_20_Link">
 подалодо суду позов проти Північної Кореї </text:a>
 про відшкодування збитків через підривПхеньяном у 2020 році міжкорейського офісу зв’язку в прикордонному Кесоні.</text:p>
      <text:p text:style-name="P4">
Source: <text:a xlink:type="simple" xlink:href="https://www.ukrinform.ua/rubric-world/3730532-prezident-pivdennoi-korei-nagolosiv-na-neobhidnosti-bils-zorstkoi-politiki-sodo-kndr.html" text:style-name="Internet_20_link" text:visited-style-name="Visited_20_Internet_20_Link">
https://www.ukrinform.ua/rubric-world/3730532-prezident-pivdennoi-korei-nagolosiv-na-neobhidnosti-bils-zorstkoi-politiki-sodo-kndr.html</text:a>
</text:p>
      <!--NEWS-->
      <text:h text:style-name="P10" text:outline-level="1">
<text:span text:style-name="T4">
Польща додатково направить 500 поліцейських на кордон з Білоруссю</text:span>
</text:h>
      <text:p text:style-name="P4">
Authors: Ukrinform (Person)</text:p>
      <text:p text:style-name="P4">
Publisher: Укринформ (Organization)</text:p>
      <text:p text:style-name="P4">
Published Time: 2023-07-02T17:18:00+03:00</text:p>
      <text:p text:style-name="P4">
Modified Time: 2023-07-02T17:18:00+03:00</text:p>
      <text:p text:style-name="P4">
Description: Польська влада направить 500 правоохоронців до кордону з Білоруссю. — Укрінформ.</text:p>
      <text:p text:style-name="P4">
Images: ['<text:a xlink:type="simple" xlink:href="https://static.ukrinform.com/photos/2021_12/thumb_files/630_360_1638638506-948.jpg" text:style-name="Internet_20_link" text:visited-style-name="Visited_20_Internet_20_Link">
630_360_16386...</text:a>
']</text:p>
      <text:p text:style-name="P4">
Tags: ['Білорусь', 'Поліція', 'Польща', 'Кордон', 'Безпека']</text:p>
      <text:p text:style-name="P4">
Type: Article</text:p>
      <!--METADATA-->
      <text:p text:style-name="P4">
<draw:frame draw:style-name="fr1" draw:name="Image135" text:anchor-type="as-char" svg:width="6.9236in" svg:height="3.956343in" draw:z-index="0">
<draw:image xlink:href="../Images/yкринформ/2023-07-02T17-18-00-03-00/630_360_1638638506-948.jpg" xlink:type="simple" xlink:show="embed" xlink:actuate="onLoad" draw:mime-type="image/jpeg"/>
</draw:frame>
 Польськавлада направить 500 правоохоронців до кордону з Білоруссю.</text:p>
      <text:p text:style-name="P4">
Про це написав у <text:a xlink:type="simple" xlink:href="https://twitter.com/Kaminski_M_/status/1675420405174005761" text:style-name="Internet_20_link" text:visited-style-name="Visited_20_Internet_20_Link">
 Твіттері</text:a>
 міністрвнутрішніх справ й адміністрації Польщі Маріуш Камінський, передає Укрінформ.</text:p>
      <text:p text:style-name="P4">
“У зв’язку з напруженою ситуацією на кордоні з Білоруссю я ухвалив рішення прозміцнення наших сил групою з 500 функціонерів польської поліції з відділівпревентивних дій та протидії тероризму”, - написав міністр.</text:p>
      <text:p text:style-name="P4">
Камінський додав, що вони приєднаються до 5 тисяч прикордонників і 2 тисячвійськовослужбовців, які зараз дбають про безпеку на кордоні.</text:p>
      <text:p text:style-name="P4">
<text:span text:style-name="T4">
Читайте також:</text:span>
 <text:a xlink:type="simple" xlink:href="https://www.ukrinform.ua/rubric-world/3729940-vidpovid-putinu-polsa-prosit-nato-rozmistiti-na-svoij-teritorii-adernu-zbrou.html" text:style-name="Internet_20_link" text:visited-style-name="Visited_20_Internet_20_Link">
 Відповідь Путіну: <text:span text:style-name="T4">
Польща</text:span>
 просить НАТО розмістити насвоїй території ядерну зброю </text:a>
</text:p>
      <text:p text:style-name="P4">
Уповноважений польського уряду з питань безпеки інформаційного простору,речник міністра - координатора з питань спецслужб РП Станіслав Жарин нещодавно<text:a xlink:type="simple" xlink:href="https://twitter.com/StZaryn/status/1674783763790987264" text:style-name="Internet_20_link" text:visited-style-name="Visited_20_Internet_20_Link">
 повідомив </text:a>
 , щоприкордонна служба Польщі останнім часом фіксує збільшення активності групнелегальних мігрантів, які штурмують польський кордон з боку Білорусі, а такожїх більшу агресивність.</text:p>
      <text:p text:style-name="P4">
За минулу добу, 1 липня, <text:a xlink:type="simple" xlink:href="https://twitter.com/Straz_Graniczna/status/1675388830650716163" text:style-name="Internet_20_link" text:visited-style-name="Visited_20_Internet_20_Link">
 зафіксовано 187 спроб нелегального перетинупольсько-білоруського кордону з боку РБ.</text:a>
</text:p>
      <text:p text:style-name="P4">
Як повідомлялося, раніше президент Польщі Анджей Дуда заявив, що <text:a xlink:type="simple" xlink:href="http://www.ukrinform.ua/rubric-polytics/3728942-duda-aderna-zbroa-i-pvk-vagner-u-bilorusi-zminuut-arhitekturu-bezpeki-v-regioni.html" text:style-name="Internet_20_link" text:visited-style-name="Visited_20_Internet_20_Link">
 перекиданнядо Білорусі ПВК “Вагнер” змінює архітектуру безпеки в регіоні.</text:a>
</text:p>
      <text:p text:style-name="P4">
Source: <text:a xlink:type="simple" xlink:href="https://www.ukrinform.ua/rubric-world/3730531-polsa-dodatkovo-napravit-500-policejskih-na-kordon-z-bilorussu.html" text:style-name="Internet_20_link" text:visited-style-name="Visited_20_Internet_20_Link">
https://www.ukrinform.ua/rubric-world/3730531-polsa-dodatkovo-napravit-500-policejskih-na-kordon-z-bilorussu.html</text:a>
</text:p>
      <!--NEWS-->
      <text:h text:style-name="P10" text:outline-level="1">
<text:span text:style-name="T4">
На Херсонщині у полі підірвався тракторист</text:span>
</text:h>
      <text:p text:style-name="P4">
Authors: Ukrinform (Person)</text:p>
      <text:p text:style-name="P4">
Publisher: Укринформ (Organization)</text:p>
      <text:p text:style-name="P4">
Published Time: 2023-07-02T17:29:00+03:00</text:p>
      <text:p text:style-name="P4">
Modified Time: 2023-07-02T17:29:00+03:00</text:p>
      <text:p text:style-name="P4">
Description: У Посаді-Покровському Херсонської області під час польових робіт підірвався тракторист на залишеній загарбниками вибухівці. — Укрінформ.</text:p>
      <text:p text:style-name="P4">
Images: ['<text:a xlink:type="simple" xlink:href="https://static.ukrinform.com/photos/2020_04/thumb_files/630_360_1586340478-109.jpg" text:style-name="Internet_20_link" text:visited-style-name="Visited_20_Internet_20_Link">
630_360_15863...</text:a>
']</text:p>
      <text:p text:style-name="P4">
Tags: ['Херсонщина', 'Вибух', 'Війна з Росією']</text:p>
      <text:p text:style-name="P4">
Type: Article</text:p>
      <!--METADATA-->
      <text:p text:style-name="P4">
<draw:frame draw:style-name="fr1" draw:name="Image136" text:anchor-type="as-char" svg:width="6.9236in" svg:height="3.956343in" draw:z-index="0">
<draw:image xlink:href="../Images/yкринформ/2023-07-02T17-29-00-03-00/630_360_1586340478-109.jpg" xlink:type="simple" xlink:show="embed" xlink:actuate="onLoad" draw:mime-type="image/jpeg"/>
</draw:frame>
 У Посаді-Покровському Херсонської області під час польових робіт підірвався трактористна залишеній загарбниками вибухівці.</text:p>
      <text:p text:style-name="P4">
Про це в  <text:a xlink:type="simple" xlink:href="https://t.me/khersonskaODA/7585" text:style-name="Internet_20_link" text:visited-style-name="Visited_20_Internet_20_Link">
 Телеграмі </text:a>
 повідомила ХерсонськаОВА, передає Укрінформ.</text:p>
      <text:p text:style-name="P4">
«Через детонацію вибухонебезпечного предмета 48-річний чоловік діставконтузію, поранення обличчя, грудної клітки та рук», - йдеться у повідомленні.</text:p>
      <text:p text:style-name="P4">
Зазначається, що <text:a xlink:type="simple" xlink:href="https://www.ukrinform.ua/tag-likari" text:style-name="Internet_20_link" text:visited-style-name="Visited_20_Internet_20_Link">
 лікарі </text:a>
 на місцінадали постраждалому першу медичну допомогу. Від госпіталізації вінвідмовився.</text:p>
      <text:p text:style-name="P4">
<text:span text:style-name="T4">
Читайте також:</text:span>
 <text:a xlink:type="simple" xlink:href="https://www.ukrinform.ua/rubric-regions/3729623-na-harkivsini-dvoe-ludej-pidirvalisa-na-vibuhivci.html" text:style-name="Internet_20_link" text:visited-style-name="Visited_20_Internet_20_Link">
 На Харківщині двоє людей <text:span text:style-name="T4">
підірва</text:span>
 лися на вибухівці</text:a>
</text:p>
      <text:p text:style-name="P4">
В ОВА закликали громадян не відвідувати території, де не працювали сапери,через мінну небезпеку. Передусім ідеться про поля, ґрунтові дороги, лісосмуги,узбережжя водойм тощо.</text:p>
      <text:p text:style-name="P4">
Як повідомляв Укрінформ,  російська армія минулої доби, 1 липня, <text:a xlink:type="simple" xlink:href="https://www.ukrinform.ua/rubric-regions/3730379-rosiani-86-raziv-za-dobu-obstrilali-hersonsinu-patero-poranenih.html" text:style-name="Internet_20_link" text:visited-style-name="Visited_20_Internet_20_Link">
 здійснила86 обстрілів Херсонської області </text:a>
 , п’ятеро людей дістали поранення.</text:p>
      <text:p text:style-name="P4">
<text:span text:style-name="T5">
Фото ілюстративне</text:span>
</text:p>
      <text:p text:style-name="P4">
Source: <text:a xlink:type="simple" xlink:href="https://www.ukrinform.ua/rubric-regions/3730538-na-hersonsini-u-poli-pidirvavsa-traktorist.html" text:style-name="Internet_20_link" text:visited-style-name="Visited_20_Internet_20_Link">
https://www.ukrinform.ua/rubric-regions/3730538-na-hersonsini-u-poli-pidirvavsa-traktorist.html</text:a>
</text:p>
      <!--NEWS-->
      <text:h text:style-name="P10" text:outline-level="1">
<text:span text:style-name="T4">
У Кот-д'Івуарі внаслідок руйнування будівлі загинули семеро людей</text:span>
</text:h>
      <text:p text:style-name="P4">
Authors: Ukrinform (Person)</text:p>
      <text:p text:style-name="P4">
Publisher: Укринформ (Organization)</text:p>
      <text:p text:style-name="P4">
Published Time: 2023-07-02T17:31:00+03:00</text:p>
      <text:p text:style-name="P4">
Modified Time: 2023-07-02T17:31:00+03:00</text:p>
      <text:p text:style-name="P4">
Description: У комерційній столиці Кот-д'Івуару місті Абіджан під час будівництва обвалилася шестиповерхова споруда, щонайменше семеро будівельників загинули. — Укрінформ.</text:p>
      <text:p text:style-name="P4">
Images: ['<text:a xlink:type="simple" xlink:href="https://static.ukrinform.com/photos/2023_07/thumb_files/630_360_1688308180-278.jpg" text:style-name="Internet_20_link" text:visited-style-name="Visited_20_Internet_20_Link">
630_360_16883...</text:a>
']</text:p>
      <text:p text:style-name="P4">
Tags: ["Кот-д'Івуар", 'Будівельники']</text:p>
      <text:p text:style-name="P4">
Type: Article</text:p>
      <!--METADATA-->
      <text:p text:style-name="P4">
<draw:frame draw:style-name="fr1" draw:name="Image137" text:anchor-type="as-char" svg:width="6.9236in" svg:height="3.956343in" draw:z-index="0">
<draw:image xlink:href="../Images/yкринформ/2023-07-02T17-31-00-03-00/630_360_1688308180-278.jpg" xlink:type="simple" xlink:show="embed" xlink:actuate="onLoad" draw:mime-type="image/jpeg"/>
</draw:frame>
 Укомерційній столиці Кот-д'Івуару місті Абіджан під час будівництва обвалиласяшестиповерхова споруда, щонайменше семеро будівельників загинули.</text:p>
      <text:p text:style-name="P4">
Про це повідомляє <text:a xlink:type="simple" xlink:href="https://www.reuters.com/world/africa/seven-killed-building-collapse-ivory-coast-2023-07-01/" text:style-name="Internet_20_link" text:visited-style-name="Visited_20_Internet_20_Link">
 Reuters </text:a>
 , передає Укрінформ.</text:p>
      <text:p text:style-name="P4">
Об’єкт будувався в елітному районі Рів’єра-Палмераї в Абіджані.</text:p>
      <text:p text:style-name="P4">
<text:span text:style-name="T4">
Читайте також:</text:span>
 <text:a xlink:type="simple" xlink:href="https://www.ukrinform.ua/rubric-world/3725712-poblizu-italijskogo-uzberezza-zatonuv-coven-iz-migrantami.html" text:style-name="Internet_20_link" text:visited-style-name="Visited_20_Internet_20_Link">
 Поблизу італійського узбережжя затонув човен ізмігрантами </text:a>
</text:p>
      <text:p text:style-name="P4">
Тривають рятувальні роботи, працівники служби порятунку розбирають завали.</text:p>
      <text:p text:style-name="P4">
На цей час відомо про сімох загиблих, іще дев'ятеро людей були травмовані.</text:p>
      <text:p text:style-name="P4">
Подібні випадки на будівництві відносно часто стаються у країнах ЗахідноїАфрики, особливо в сезон дощів, через недотримання норм безпеки тавикористання неякісних будівельних матеріалів.</text:p>
      <text:p text:style-name="P4">
<text:span text:style-name="T4">
Читайте також:</text:span>
 <text:a xlink:type="simple" xlink:href="https://www.ukrinform.ua/rubric-world/3671906-duda-perekonue-kraini-afriki-ne-pidtrimuvati-rosiu.html" text:style-name="Internet_20_link" text:visited-style-name="Visited_20_Internet_20_Link">
 Дуда переконує країни Африки не підтримувати росію</text:a>
</text:p>
      <text:p text:style-name="P4">
У 2022 році уряд Кот-д'Івуару заявив, що активізує зусилля для посиленнядотримання правил безпечного будівництва після того, як протягом двох тижнівтринадцять людей загинули внаслідок обрушення двох будівель в Абіджані.</text:p>
      <text:p text:style-name="P4">
Source: <text:a xlink:type="simple" xlink:href="https://www.ukrinform.ua/rubric-world/3730539-u-kotdivuari-vnaslidok-rujnuvanna-budivli-zaginuli-semero-ludej.html" text:style-name="Internet_20_link" text:visited-style-name="Visited_20_Internet_20_Link">
https://www.ukrinform.ua/rubric-world/3730539-u-kotdivuari-vnaslidok-rujnuvanna-budivli-zaginuli-semero-ludej.html</text:a>
</text:p>
      <!--NEWS-->
      <text:h text:style-name="P10" text:outline-level="1">
<text:span text:style-name="T4">
«Формула-1»: Ферстаппен виграв Гран-прі Австрії</text:span>
</text:h>
      <text:p text:style-name="P4">
Authors: Ukrinform (Person)</text:p>
      <text:p text:style-name="P4">
Publisher: Укринформ (Organization)</text:p>
      <text:p text:style-name="P4">
Published Time: 2023-07-02T17:31:36+03:00</text:p>
      <text:p text:style-name="P4">
Modified Time: 2023-07-02T23:31:36+03:00</text:p>
      <text:p text:style-name="P4">
Description: У Шпільберзі завершилася чергова автогонка «Формули-1» сезону-2023 - Гран-прі Австрії. — Укрінформ.</text:p>
      <text:p text:style-name="P4">
Images: ['<text:a xlink:type="simple" xlink:href="https://static.ukrinform.com/photos/2023_07/thumb_files/630_360_1688329840-956.jpg" text:style-name="Internet_20_link" text:visited-style-name="Visited_20_Internet_20_Link">
630_360_16883...</text:a>
']</text:p>
      <text:p text:style-name="P4">
Tags: ['Формула-1']</text:p>
      <text:p text:style-name="P4">
Type: Article</text:p>
      <!--METADATA-->
      <text:p text:style-name="P4">
<draw:frame draw:style-name="fr1" draw:name="Image138" text:anchor-type="as-char" svg:width="6.9236in" svg:height="3.956343in" draw:z-index="0">
<draw:image xlink:href="../Images/yкринформ/2023-07-02T17-31-36-03-00/630_360_1688329840-956.jpg" xlink:type="simple" xlink:show="embed" xlink:actuate="onLoad" draw:mime-type="image/jpeg"/>
</draw:frame>
 УШпільберзі завершилася чергова автогонка «Формули-1» сезону-2023 - Гран-пріАвстрії.</text:p>
      <text:p text:style-name="P4">
Переможцем став пілот «Ред Булл» нідерландський автогонщик Макс Ферстаппен,повідомляє Укрінформ.</text:p>
      <text:p text:style-name="P4">
Друга позиція у Шарля Леклера з Монако «Феррарі», третім фінішував мексиканецьСерхіо Перес («Ред Булл»).</text:p>
      <text:p text:style-name="P4">
Ферстаппен залишається лідером загального заліку (229 очок), збільшивши відриввід свого напарника з «Ред Булл» Серхіо Переса (148).</text:p>
      <text:p text:style-name="P4">
Третім іде іспанець Фернандо Алонсо з «Астон Мартін» (131).</text:p>
      <text:p text:style-name="P4">
<text:span text:style-name="T4">
Читайте також:</text:span>
 <text:a xlink:type="simple" xlink:href="https://www.ukrinform.ua/rubric-sports/3718204-formula1-granpri-ispanii2023-ferstappen-zdobuv-peremogu.html" text:style-name="Internet_20_link" text:visited-style-name="Visited_20_Internet_20_Link">
 «Формула-1», Гран-прі Іспанії-2023: <text:span text:style-name="T4">
Ферстаппен</text:span>
 здобувперемогу </text:a>
</text:p>
      <text:p text:style-name="P4">
Наступний етап «Формули-1» (Гран-прі Великої Британії) пройде 9 липня вСільверстоуні (Англія).</text:p>
      <text:p text:style-name="P4">
Фото: Getty Images/Global Images Ukraine.</text:p>
      <text:p text:style-name="P4">
Source: <text:a xlink:type="simple" xlink:href="https://www.ukrinform.ua/rubric-sports/3730618-formula1-ferstappen-vigrav-granpri-avstrii.html" text:style-name="Internet_20_link" text:visited-style-name="Visited_20_Internet_20_Link">
https://www.ukrinform.ua/rubric-sports/3730618-formula1-ferstappen-vigrav-granpri-avstrii.html</text:a>
</text:p>
      <!--NEWS-->
      <text:h text:style-name="P10" text:outline-level="1">
<text:span text:style-name="T4">
США тимчасово передислокували літаки Тихоокеанських ВПС в Японію</text:span>
</text:h>
      <text:p text:style-name="P4">
Authors: Ukrinform (Person)</text:p>
      <text:p text:style-name="P4">
Publisher: Укринформ (Organization)</text:p>
      <text:p text:style-name="P4">
Published Time: 2023-07-02T17:47:00+03:00</text:p>
      <text:p text:style-name="P4">
Modified Time: 2023-07-02T17:47:00+03:00</text:p>
      <text:p text:style-name="P4">
Description: На японську авіабазу Кадена в п’ятницю прибули винищувачі США для участі в багатонаціональних військових навчаннях. — Укрінформ.</text:p>
      <text:p text:style-name="P4">
Images: ['<text:a xlink:type="simple" xlink:href="https://static.ukrinform.com/photos/2023_07/thumb_files/630_360_1688307437-765.jpg" text:style-name="Internet_20_link" text:visited-style-name="Visited_20_Internet_20_Link">
630_360_16883...</text:a>
']</text:p>
      <text:p text:style-name="P4">
Tags: ['Японія', 'США', 'Військові навчання', 'Винищувач']</text:p>
      <text:p text:style-name="P4">
Type: Article</text:p>
      <!--METADATA-->
      <text:p text:style-name="P4">
<draw:frame draw:style-name="fr1" draw:name="Image139" text:anchor-type="as-char" svg:width="6.9236in" svg:height="3.956343in" draw:z-index="0">
<draw:image xlink:href="../Images/yкринформ/2023-07-02T17-47-00-03-00/630_360_1688307437-765.jpg" xlink:type="simple" xlink:show="embed" xlink:actuate="onLoad" draw:mime-type="image/jpeg"/>
</draw:frame>
 Наяпонську авіабазу Кадена в п’ятницю прибули винищувачі США для участі вбагатонаціональних військових навчаннях.</text:p>
      <text:p text:style-name="P4">
Як передає Укрінформ, про це повідомляється <text:a xlink:type="simple" xlink:href="https://www.dvidshub.net/image/7889588/lightning-strikes-kadena-northern-edge" text:style-name="Internet_20_link" text:visited-style-name="Visited_20_Internet_20_Link">
 на сайті</text:a>
 Служби поширення візуальної інформації Міноборони США.</text:p>
      <text:p text:style-name="P4">
Зазначається, що винищувачі F-35A Lightning II з 354-м авіабригадою прибули доЯпонії з бази Військово-повітряних Ейлсон, штат Аляска, для подальшої участі убагатонаціональних <text:a xlink:type="simple" xlink:href="https://www.ukrinform.ua/tag-vijskovi-navcanna" text:style-name="Internet_20_link" text:visited-style-name="Visited_20_Internet_20_Link">
 військових навчаннях </text:a>
 Northern Edge 2023-2, що пройдуть у Тихоокеанському регіоніз 2 по 21 липня 2023 року.</text:p>
      <text:p text:style-name="P4">
<text:span text:style-name="T4">
Читайте також:</text:span>
 <text:a xlink:type="simple" xlink:href="https://www.ukrinform.ua/rubric-world/3729762-pisla-risenna-ssa-prodati-tajvanu-zbrou-kitaj-napraviv-do-ostrova-24-bojovih-litaki.html" text:style-name="Internet_20_link" text:visited-style-name="Visited_20_Internet_20_Link">
 Після рішення США продати Тайваню зброю Китай направив доострова 24 бойових літаки </text:a>
</text:p>
      <text:p text:style-name="P4">
Як повідомляв Укрінформ, <text:a xlink:type="simple" xlink:href="https://www.ukrinform.ua/rubric-world/3723841-u-pivdennu-koreu-pribuv-amerikanskij-atomnij-pidvodnij-coven.html" text:style-name="Internet_20_link" text:visited-style-name="Visited_20_Internet_20_Link">
 у Південну Корею 16 червня прибув американськийатомний підводний човен класу «Огайо» USS Michigan</text:a>
 , здатний нести близько 150 ракетTomahawk.</text:p>
      <text:p text:style-name="P4">
Прибуття вперше за шість років субмарини класу «Огайо» є частиноюдвосторонньої угоди про посилення «регулярної видимості» стратегічних активівСША на Корейському півострові у відповідь на розвиток ядерної програмиПівнічної Кореї.</text:p>
      <text:p text:style-name="P4">
З розгортанням USS Michigan ВМС США та Південної Кореї проведуть навчання,спрямовані на посилення можливостей щодо проведення спеціальних операцій іспільної здатності протистояти ядерним загрозам з боку Північної Кореї.</text:p>
      <text:p text:style-name="P4">
<text:span text:style-name="T5">
Фото з відкритих джерел</text:span>
</text:p>
      <text:p text:style-name="P4">
Source: <text:a xlink:type="simple" xlink:href="https://www.ukrinform.ua/rubric-world/3730533-ssa-timcasovo-peredislokuvali-litaki-tihookeanskih-vps-v-aponiu.html" text:style-name="Internet_20_link" text:visited-style-name="Visited_20_Internet_20_Link">
https://www.ukrinform.ua/rubric-world/3730533-ssa-timcasovo-peredislokuvali-litaki-tihookeanskih-vps-v-aponiu.html</text:a>
</text:p>
      <!--NEWS-->
      <text:h text:style-name="P10" text:outline-level="1">
<text:span text:style-name="T4">
Амбасадор збірної України Замятін: Кікбоксинг гідний бути представленим на Олімпійських іграх</text:span>
</text:h>
      <text:p text:style-name="P4">
Authors: Ukrinform (Person)</text:p>
      <text:p text:style-name="P4">
Publisher: Укринформ (Organization)</text:p>
      <text:p text:style-name="P4">
Published Time: 2023-07-02T17:49:00+03:00</text:p>
      <text:p text:style-name="P4">
Modified Time: 2023-07-02T17:49:00+03:00</text:p>
      <text:p text:style-name="P4">
Description: Амбасадор збірної України на Європейських іграх, кікбоксер Павло Замятін вважає, що кікбоксинг повинні включити в програму Олімпійських ігор. — Укрінформ.</text:p>
      <text:p text:style-name="P4">
Images: ['<text:a xlink:type="simple" xlink:href="https://static.ukrinform.com/photos/2023_07/thumb_files/630_360_1688309270-217.jpg" text:style-name="Internet_20_link" text:visited-style-name="Visited_20_Internet_20_Link">
630_360_16883...</text:a>
']</text:p>
      <text:p text:style-name="P4">
Tags: ['Кікбоксинг', 'Європейські ігри']</text:p>
      <text:p text:style-name="P4">
Type: Article</text:p>
      <!--METADATA-->
      <text:p text:style-name="P4">
<draw:frame draw:style-name="fr1" draw:name="Image140" text:anchor-type="as-char" svg:width="6.9236in" svg:height="3.956343in" draw:z-index="0">
<draw:image xlink:href="../Images/yкринформ/2023-07-02T17-49-00-03-00/630_360_1688309270-217.jpg" xlink:type="simple" xlink:show="embed" xlink:actuate="onLoad" draw:mime-type="image/jpeg"/>
</draw:frame>
 Амбасадорзбірної України на Європейських іграх, кікбоксер Павло Замятін вважає, щокікбоксинг повинні включити в програму Олімпійських ігор.</text:p>
      <text:p text:style-name="P4">
Він розповів про це в коментарі кореспонденту Укрінформу.</text:p>
      <text:p text:style-name="P4">
«Кікбоксинг гідний бути представленим на Олімпійських іграх, гідний бутичастиною олімпійської програми. Тому я радий, що саме мене, представникакікбоксингу, обрали амбасадором збірної України на Європейських іграх», -сказав він.</text:p>
      <text:p text:style-name="P4">
Павло вважає, що поразки - це частина спорту, тому він був до цього готовим.</text:p>
      <text:p text:style-name="P4">
«Це спорт. Отже, так повинно було бути. Бути спортсменом - це означає падати йпіідйматися. У нашому виді спорту варто завжди демонструвати витримку. Ми небудемо здаватися, як і наші ЗСУ. Нам, спортсменам, на щастя, є з кого братиприклад», - пояснив кікбоксер.</text:p>
      <text:p text:style-name="P4">
Замятін також зауважив, що налаштовуватися на змагання складно через російськеповномасштабне вторгнення, але спортсмени намагаються абстрагуватися від цьогопід час Європейських ігор.</text:p>
      <text:p text:style-name="P4">
«Ми готуємося в Києві на базі клубу. У нас були збори, які нам організуваланаша федерація. Дуже вдячний всім тренерам за підтримку й допомогу. Важко булоготуватися через російське вторгнення. Коли приїхав в Польщу, йду по коридоруі в телефоні сповіщають про початок повітряної тривоги, то починають всі іншіобертатися. Доводиться пояснювати, що зараз в Україні загроза російськогоракетного удару. За близьких одразу починаєш думати. Намагаємося одразуабстрагуватися і повертатися ментально на змагання», - розповів Замятін.</text:p>
      <text:p text:style-name="P4">
<text:span text:style-name="T4">
Читайте також:</text:span>
 <text:a xlink:type="simple" xlink:href="https://www.ukrinform.ua/rubric-sports/3726665-illa-sevlak-prezident-sportivnogo-komitetu-ukraini.html" text:style-name="Internet_20_link" text:visited-style-name="Visited_20_Internet_20_Link">
 Ілля Шевляк, президент Спортивного комітету України</text:a>
</text:p>
      <text:p text:style-name="P4">
Як повідомлялося, збірна України завоювала 20 золотих, 12 срібних та 8бронзових медалей на Європейських іграх у Кракові. Сьогодні, 2 липня,відбудеться церемонія закриття змагань.</text:p>
      <text:p text:style-name="P4">
Фото: Getty Images</text:p>
      <text:p text:style-name="P4">
Source: <text:a xlink:type="simple" xlink:href="https://www.ukrinform.ua/rubric-sports/3730541-ambasador-zbirnoi-ukraini-zamatin-kikboksing-gidnij-buti-predstavlenim-na-olimpijskih-igrah.html" text:style-name="Internet_20_link" text:visited-style-name="Visited_20_Internet_20_Link">
https://www.ukrinform.ua/rubric-sports/3730541-ambasador-zbirnoi-ukraini-zamatin-kikboksing-gidnij-buti-predstavlenim-na-olimpijskih-igrah.html</text:a>
</text:p>
      <!--NEWS-->
      <text:h text:style-name="P10" text:outline-level="1">
<text:span text:style-name="T4">
Прем'єр Швеції зустрінеться з Байденом - обговорять вступ до НАТО і війну в Україні</text:span>
</text:h>
      <text:p text:style-name="P4">
Authors: Ukrinform (Person)</text:p>
      <text:p text:style-name="P4">
Publisher: Укринформ (Organization)</text:p>
      <text:p text:style-name="P4">
Published Time: 2023-07-02T17:58:00+03:00</text:p>
      <text:p text:style-name="P4">
Modified Time: 2023-07-02T17:58:00+03:00</text:p>
      <text:p text:style-name="P4">
Description: Прем'єр-міністр Швеції Ульф Крістерссон 5 липня перебуватиме у США з візитом, під час якого проведе переговори з президентом Джо Байденом щодо вступу Швеції у НАТО та війни в Україні. — Укрінформ.</text:p>
      <text:p text:style-name="P4">
Images: ['<text:a xlink:type="simple" xlink:href="https://static.ukrinform.com/photos/2022_10/thumb_files/630_360_1666005182-965.jpg" text:style-name="Internet_20_link" text:visited-style-name="Visited_20_Internet_20_Link">
630_360_16660...</text:a>
']</text:p>
      <text:p text:style-name="P4">
Tags: ['Байден', 'НАТО', 'США', 'Швеція', 'Україна']</text:p>
      <text:p text:style-name="P4">
Type: Article</text:p>
      <!--METADATA-->
      <text:p text:style-name="P4">
<draw:frame draw:style-name="fr1" draw:name="Image141" text:anchor-type="as-char" svg:width="6.9236in" svg:height="3.956343in" draw:z-index="0">
<draw:image xlink:href="../Images/yкринформ/2023-07-02T17-58-00-03-00/630_360_1666005182-965.jpg" xlink:type="simple" xlink:show="embed" xlink:actuate="onLoad" draw:mime-type="image/jpeg"/>
</draw:frame>
 Прем'єр-міністр Швеції Ульф Крістерссон 5 липня перебуватиме у США з візитом, під часякого проведе переговори з президентом Джо Байденом щодо вступу Швеції у НАТОта війни в Україні.</text:p>
      <text:p text:style-name="P4">
Про це повідомляє  <text:a xlink:type="simple" xlink:href="https://www.dw.com/en/swedish-pm-to-meet-biden-to-discuss-nato-ukraine/a-66091836" text:style-name="Internet_20_link" text:visited-style-name="Visited_20_Internet_20_Link">
 Deutsche Welle </text:a>
 , передає Укрінформ.</text:p>
      <text:p text:style-name="P4">
У Білому домі зазначають, що на зустрічі лідери "розглянуть посиленняспівробітництва в галузі безпеки та підтвердять думку, що Швеція маєприєднатися до <text:a xlink:type="simple" xlink:href="https://www.ukrinform.ua/tag-nato" text:style-name="Internet_20_link" text:visited-style-name="Visited_20_Internet_20_Link">
 НАТО </text:a>
 якнайскоріше".</text:p>
      <text:p text:style-name="P4">
Вони також говоритимуть про трансатлантичну координацію щодо Китаю, зміниклімату та розвиток нових технологій.</text:p>
      <text:p text:style-name="P4">
Крістерссон зазначив, що ключовим аспектом зустрічі стане питання вступуШвеції у НАТО.</text:p>
      <text:p text:style-name="P4">
<text:span text:style-name="T4">
Читайте також:</text:span>
 <text:a xlink:type="simple" xlink:href="https://www.ukrinform.ua/rubric-polytics/3730426-koli-ukraina-stane-clenom-nato-rosia-bilse-nikoli-ne-navazitsa-napasti-dmitro-kuleba.html" text:style-name="Internet_20_link" text:visited-style-name="Visited_20_Internet_20_Link">
 Коли Україна стане членом <text:span text:style-name="T4">
НАТО</text:span>
 , Росія більше ніколине наважиться напасти - Дмитро Кулеба </text:a>
</text:p>
      <text:p text:style-name="P4">
Як повідомлялося, Швеція та Фінляндія відмовилися від політики нейтралітетупісля вторгнення Росії в Україну у лютому 2022 року та подали заявку начленство до НАТО.</text:p>
      <text:p text:style-name="P4">
Вступ Швеції до Альянсу блокують Туреччина та Угорщина.</text:p>
      <text:p text:style-name="P4">
<text:a xlink:type="simple" xlink:href="https://www.ukrinform.ua/rubric-polytics/3719764-nato-mae-nadati-ukraini-garantii-bezpeki-sob-istoria-z-vijnou-ne-povtorilasa-stoltenberg.html" text:style-name="Internet_20_link" text:visited-style-name="Visited_20_Internet_20_Link">
 11-12 липня у Вільнюсі відбудеться саміт НАТО</text:a>
 .</text:p>
      <text:p text:style-name="P4">
_ Фото: Jonas Ekströmer/TT  _</text:p>
      <text:p text:style-name="P4">
Source: <text:a xlink:type="simple" xlink:href="https://www.ukrinform.ua/rubric-world/3730543-premer-svecii-zustrinetsa-z-bajdenom-obgovorat-vstup-do-nato-j-vijnu-v-ukraini.html" text:style-name="Internet_20_link" text:visited-style-name="Visited_20_Internet_20_Link">
https://www.ukrinform.ua/rubric-world/3730543-premer-svecii-zustrinetsa-z-bajdenom-obgovorat-vstup-do-nato-j-vijnu-v-ukraini.html</text:a>
</text:p>
      <!--NEWS-->
      <text:h text:style-name="P10" text:outline-level="1">
<text:span text:style-name="T4">
Росія зменшила кількість ракетоносіїв у Чорному морі до двох, залп - 16 «Калібрів»</text:span>
</text:h>
      <text:p text:style-name="P4">
Authors: Ukrinform (Person)</text:p>
      <text:p text:style-name="P4">
Publisher: Укринформ (Organization)</text:p>
      <text:p text:style-name="P4">
Published Time: 2023-07-02T18:08:00+03:00</text:p>
      <text:p text:style-name="P4">
Modified Time: 2023-07-02T18:08:00+03:00</text:p>
      <text:p text:style-name="P4">
Description: У Чорному морі станом на 17:00 неділі, 2 липня, залишилося два російські ракетоносії з 16 “Калібрами”. — Укрінформ.</text:p>
      <text:p text:style-name="P4">
Images: ['<text:a xlink:type="simple" xlink:href="https://static.ukrinform.com/photos/2017_01/thumb_files/630_360_1483511006-6498.jpg" text:style-name="Internet_20_link" text:visited-style-name="Visited_20_Internet_20_Link">
630_360_14835...</text:a>
']</text:p>
      <text:p text:style-name="P4">
Tags: ['Ракета', ' Чорне море', 'Корабель', 'Війна з Росією']</text:p>
      <text:p text:style-name="P4">
Type: Article</text:p>
      <!--METADATA-->
      <text:p text:style-name="P4">
<draw:frame draw:style-name="fr1" draw:name="Image142" text:anchor-type="as-char" svg:width="6.9236in" svg:height="3.956343in" draw:z-index="0">
<draw:image xlink:href="../Images/yкринформ/2023-07-02T18-08-00-03-00/630_360_1483511006-6498.jpg" xlink:type="simple" xlink:show="embed" xlink:actuate="onLoad" draw:mime-type="image/jpeg"/>
</draw:frame>
 У Чорномуморі станом на 17:00 неділі, 2 липня, залишилося два російські ракетоносії з16 “Калібрами”.</text:p>
      <text:p text:style-name="P4">
Як передає Укрінформ, про це Оперативне командування “Південь” повідомляє у <text:a xlink:type="simple" xlink:href="https://www.facebook.com/OperationalCommandSouth/posts/pfbid0dUUA6pS94QTf3TYRErF62Pmp6REp2Kf1XL4oRcovqpeTjoev1dNFnMRgvDexVaCbl" text:style-name="Internet_20_link" text:visited-style-name="Visited_20_Internet_20_Link">
Фейсбуці.</text:a>
</text:p>
      <text:p text:style-name="P4">
“У Чорному морі ворог проводить ротацію та маневри ракетоносіями. Наразі,станом на 17:00, на бойовому чергуванні залишилося два надводних ракетоносії,загальний залп - до 16 “Калібрів” - ідеться в повідомленні.</text:p>
      <text:p text:style-name="P4">
В ОК “Південь” попереджають, що рівень ракетної небезпеки дуже високий.</text:p>
      <text:p text:style-name="P4">
<text:span text:style-name="T4">
Читайте також:</text:span>
 <text:a xlink:type="simple" xlink:href="https://www.ukrinform.ua/rubric-ato/3730081-ignat-vvazae-so-vorog-nakopicue-raketi-dla-akihos-pidstupnisih-namiriv.html" text:style-name="Internet_20_link" text:visited-style-name="Visited_20_Internet_20_Link">
 Ігнат вважає, що ворог накопичує ракети для «якихосьпідступніших намірів» </text:a>
</text:p>
      <text:p text:style-name="P4">
Як повідомляв Укрінформ, cтаном на 11:00 неділі, 2 липня, у Чорному морі набойовому чергуванні перебували девʼять російських кораблів, серед яких <text:a xlink:type="simple" xlink:href="https://www.ukrinform.ua/rubric-ato/3730435-u-cornomu-mori-rosia-trimae-cotiri-nosii-kalibriv-zalp-do-24-raket.html" text:style-name="Internet_20_link" text:visited-style-name="Visited_20_Internet_20_Link">
чотири носії "Калібр" із загальним залпом до 24 ракет.</text:a>
</text:p>
      <text:p text:style-name="P4">
Source: <text:a xlink:type="simple" xlink:href="https://www.ukrinform.ua/rubric-ato/3730545-rosia-zmensila-kilkist-raketonosiiv-u-cornomu-mori-do-dvoh-zalp-16-kalibriv.html" text:style-name="Internet_20_link" text:visited-style-name="Visited_20_Internet_20_Link">
https://www.ukrinform.ua/rubric-ato/3730545-rosia-zmensila-kilkist-raketonosiiv-u-cornomu-mori-do-dvoh-zalp-16-kalibriv.html</text:a>
</text:p>
      <!--NEWS-->
      <text:h text:style-name="P10" text:outline-level="1">
<text:span text:style-name="T4">
Байден відвідає Британію напередодні саміту НАТО у Вільнюсі</text:span>
</text:h>
      <text:p text:style-name="P4">
Authors: Ukrinform (Person)</text:p>
      <text:p text:style-name="P4">
Publisher: Укринформ (Organization)</text:p>
      <text:p text:style-name="P4">
Published Time: 2023-07-02T18:25:00+03:00</text:p>
      <text:p text:style-name="P4">
Modified Time: 2023-07-02T18:25:00+03:00</text:p>
      <text:p text:style-name="P4">
Description: Президент США Джо Байден відвідає Велику Британію, Литву та Фінляндію 9-13 липня.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Британія', 'Литва', 'НАТО', 'Чарльз ІІІ']</text:p>
      <text:p text:style-name="P4">
Type: Article</text:p>
      <!--METADATA-->
      <text:p text:style-name="P4">
<draw:frame draw:style-name="fr1" draw:name="Image143" text:anchor-type="as-char" svg:width="6.9236in" svg:height="3.956343in" draw:z-index="0">
<draw:image xlink:href="../Images/yкринформ/2023-07-02T18-25-00-03-00/630_360_1684671641-107.jpeg" xlink:type="simple" xlink:show="embed" xlink:actuate="onLoad" draw:mime-type="image/jpeg"/>
</draw:frame>
 ПрезидентСША Джо Байден відвідає Велику Британію, Литву та Фінляндію 9-13 липня.</text:p>
      <text:p text:style-name="P4">
Як передає Укрінформ, про це пише <text:a xlink:type="simple" xlink:href="https://www.bloomberg.com/news/articles/2023-07-02/biden-will-travel-to-uk-lithuania-and-finland-july-9-13" text:style-name="Internet_20_link" text:visited-style-name="Visited_20_Internet_20_Link">
 Bloomberg.</text:a>
</text:p>
      <text:p text:style-name="P4">
Під час першої зупинки у своєму турне <text:a xlink:type="simple" xlink:href="https://www.ukrinform.ua/tag-bajden" text:style-name="Internet_20_link" text:visited-style-name="Visited_20_Internet_20_Link">
 Байден </text:a>
 відвідає Лондон, щоб зустрітися з королем Чарльзом III та прем’єр-міністром Великої Британії Ріші Сунаком, з метою «зміцнити тісні відносини»між двома країнами, йдеться в заяві прессекретаря Білого дому Карін Жан-П’єр.</text:p>
      <text:p text:style-name="P4">
<text:span text:style-name="T4">
Читайте також:</text:span>
 <text:a xlink:type="simple" xlink:href="https://www.ukrinform.ua/rubric-polytics/3730260-bajden-obgovorit-z-premerom-svecii-pidtrimku-ukraini.html" text:style-name="Internet_20_link" text:visited-style-name="Visited_20_Internet_20_Link">
 Байден обговорить з прем’єром Швеції підтримку України</text:a>
</text:p>
      <text:p text:style-name="P4">
Потім Байден поїде до Вільнюса, щоб взяти участь у саміті країн НАТО 11-12липня, і, на завершення, президент відвідає Гельсінкі, прибувши на самітлідерів США та Північних країн, повідомили у Білому домі.</text:p>
      <text:p text:style-name="P4">
Як повідомлялося, 11-12 липня у Вільнюсі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p>
      <text:p text:style-name="P4">
<text:span text:style-name="T5">
Фото: ОП</text:span>
</text:p>
      <text:p text:style-name="P4">
Source: <text:a xlink:type="simple" xlink:href="https://www.ukrinform.ua/rubric-world/3730549-bajden-vidvidae-britaniu-naperedodni-samitu-nato-u-vilnusi.html" text:style-name="Internet_20_link" text:visited-style-name="Visited_20_Internet_20_Link">
https://www.ukrinform.ua/rubric-world/3730549-bajden-vidvidae-britaniu-naperedodni-samitu-nato-u-vilnusi.html</text:a>
</text:p>
      <!--NEWS-->
      <text:h text:style-name="P10" text:outline-level="1">
<text:span text:style-name="T4">
На Херсонщині працюють 50 медиків-добровольців з різних регіонів України</text:span>
</text:h>
      <text:p text:style-name="P4">
Authors: Ukrinform (Person)</text:p>
      <text:p text:style-name="P4">
Publisher: Укринформ (Organization)</text:p>
      <text:p text:style-name="P4">
Published Time: 2023-07-02T18:33:00+03:00</text:p>
      <text:p text:style-name="P4">
Modified Time: 2023-07-02T18:33:00+03:00</text:p>
      <text:p text:style-name="P4">
Description: Лікарям з Херсонщини допомагають 50 колег з різних куточків України. — Укрінформ.</text:p>
      <text:p text:style-name="P4">
Images: ['<text:a xlink:type="simple" xlink:href="https://static.ukrinform.com/photos/2023_07/thumb_files/630_360_1688311956-935.jpg" text:style-name="Internet_20_link" text:visited-style-name="Visited_20_Internet_20_Link">
630_360_16883...</text:a>
']</text:p>
      <text:p text:style-name="P4">
Tags: ['Херсонщина', 'Лікарня', 'Лікарі']</text:p>
      <text:p text:style-name="P4">
Type: Article</text:p>
      <!--METADATA-->
      <text:p text:style-name="P4">
<draw:frame draw:style-name="fr1" draw:name="Image144" text:anchor-type="as-char" svg:width="6.9236in" svg:height="3.956343in" draw:z-index="0">
<draw:image xlink:href="../Images/yкринформ/2023-07-02T18-33-00-03-00/630_360_1688311956-935.jpg" xlink:type="simple" xlink:show="embed" xlink:actuate="onLoad" draw:mime-type="image/jpeg"/>
</draw:frame>
 Лікарям зХерсонщини допомагають 50 колег з різних куточків України.</text:p>
      <text:p text:style-name="P4">
Про це в <text:a xlink:type="simple" xlink:href="https://t.me/khersonskaODA/7586" text:style-name="Internet_20_link" text:visited-style-name="Visited_20_Internet_20_Link">
 Телеграмі </text:a>
 повідомила ХерсонськаОВА, передає Укрінформ.</text:p>
      <text:p text:style-name="P4">
«За підтримки Міністерства охорони здоровʼя у нашому регіоні працюють близько50 медиків з Полтавщини, Волинщини, Тернопільщини, Києва, Одеси та Чернівців.Це фахівці різного профілю, котрі допомагають рятувати життя та здоровʼяжителів області, в зоні бойових дій», - йдеться у повідомленні.</text:p>
      <text:p text:style-name="P4">
<text:span text:style-name="T4">
Читайте також:</text:span>
 <text:a xlink:type="simple" xlink:href="https://www.ukrinform.ua/rubric-regions/3730495-z-deokupovanoi-hersonsini-evakuuvali-se-236-ludej-z-nih-30-ditej.html" text:style-name="Internet_20_link" text:visited-style-name="Visited_20_Internet_20_Link">
 З деокупованої <text:span text:style-name="T4">
Херсонщин</text:span>
 и евакуювали ще 236 людей, зних – 30 дітей </text:a>
</text:p>
      <text:p text:style-name="P4">
Зокрема, до Херсонщини прибули та вже надають допомогу людям медсестри,фельдшери, педіатри, психіатри, наркологи, онкологи, анестезіологи,рентгенологи, хірурги, фтизіатри, неврологи та офтальмологи.</text:p>
      <text:p text:style-name="P4">
Як повідомляв Укрінформ, за ініціативи МОЗ, у постраждалих від підривуКаховської гідроелектростанції областях <text:a xlink:type="simple" xlink:href="https://www.ukrinform.ua/rubric-regions/3725483-pidriv-kahovskoi-ges-u-moz-rozpovili-pro-medikivdobrovolciv-u-postrazdalih-oblastah.html" text:style-name="Internet_20_link" text:visited-style-name="Visited_20_Internet_20_Link">
 найближчим часом будуть працювати119 медиків-добровольців </text:a>
 . Серед них 80 лікарів та 39 медичних сестер. Всівони найближчими днями посилять медичний фронт постраждалих від повеніХерсонської та Миколаївської областей. Медики працюватимуть від 2 тижнів до 30днів.</text:p>
      <text:p text:style-name="P4">
МОЗ закликає медиків-добровольців надалі долучатися до підсилення колег уХерсонській, Миколаївській та Запорізькій областях. Завдяки підтримці ОфісуВООЗ в Україні, медики-добровольці, окрім заробітної плати отримуватимутькомпенсацію додаткових витрат, пов’язаних із перебуванням у місці відрядження.</text:p>
      <text:p text:style-name="P4">
Source: <text:a xlink:type="simple" xlink:href="https://www.ukrinform.ua/rubric-regions/3730551-na-hersonsini-pracuut-50-medikivdobrovolciv-z-riznih-regioniv-ukraini.html" text:style-name="Internet_20_link" text:visited-style-name="Visited_20_Internet_20_Link">
https://www.ukrinform.ua/rubric-regions/3730551-na-hersonsini-pracuut-50-medikivdobrovolciv-z-riznih-regioniv-ukraini.html</text:a>
</text:p>
      <!--NEWS-->
      <text:h text:style-name="P10" text:outline-level="1">
<text:span text:style-name="T4">
У ESA показали нову ракету Ariane 6 на стартовому майданчику</text:span>
</text:h>
      <text:p text:style-name="P4">
Authors: Ukrinform (Person)</text:p>
      <text:p text:style-name="P4">
Publisher: Укринформ (Organization)</text:p>
      <text:p text:style-name="P4">
Published Time: 2023-07-02T18:36:00+03:00</text:p>
      <text:p text:style-name="P4">
Modified Time: 2023-07-02T18:36:00+03:00</text:p>
      <text:p text:style-name="P4">
Description: Європейське космічне агентство (ESA) поділилося новими світлинами ракети Ariane 6 на стартовому майданчику перед випробуваннями двигунів, яке має відбутися цього місяця. — Укрінформ.</text:p>
      <text:p text:style-name="P4">
Images: ['<text:a xlink:type="simple" xlink:href="https://static.ukrinform.com/photos/2023_07/thumb_files/630_360_1688310837-689.jpg" text:style-name="Internet_20_link" text:visited-style-name="Visited_20_Internet_20_Link">
630_360_16883...</text:a>
']</text:p>
      <text:p text:style-name="P4">
Tags: ['Космос', 'Ракета', 'ESA', 'Ariane 6']</text:p>
      <text:p text:style-name="P4">
Type: Article</text:p>
      <!--METADATA-->
      <text:p text:style-name="P4">
<draw:frame draw:style-name="fr1" draw:name="Image145" text:anchor-type="as-char" svg:width="6.9236in" svg:height="3.956343in" draw:z-index="0">
<draw:image xlink:href="../Images/yкринформ/2023-07-02T18-36-00-03-00/630_360_1688310837-689.jpg" xlink:type="simple" xlink:show="embed" xlink:actuate="onLoad" draw:mime-type="image/jpeg"/>
</draw:frame>
Європейське космічне агентство (ESA) поділилося новими світлинами ракетиAriane 6 на стартовому майданчику перед випробуваннями двигунів, яке маєвідбутися цього місяця.</text:p>
      <text:p text:style-name="P4">
Як передає Укрінформ, про це повідомляє  <text:a xlink:type="simple" xlink:href="https://www.space.com/europe-ariane-6-on-launch-pad" text:style-name="Internet_20_link" text:visited-style-name="Visited_20_Internet_20_Link">
 Space.com</text:a>
 .</text:p>
      <text:p text:style-name="P4">
На новій фотографії, опублікованій 23 червня, зображена важка ракета Ariane 6ESA на стартовому майданчику Європейського космодрому у Французькій Гвіані.</text:p>
      <text:p text:style-name="P4">
Ця ракета розробляється з початку 2010-х років та призначена замінити ракету-носій Ariane 5, забезпечуючи доступ до космосу з меншими фінансовимивитратами.</text:p>
      <text:p text:style-name="P4">
</text:p>
      <text:p text:style-name="P4">
Наразі прототип ракети Ariane 6 готують до серії вогневих випробувань двигунівз видаленням мобільної споруди, яка захищає ракету, поки вона стоїть настартовому майданчику.</text:p>
      <text:p text:style-name="P4">
<text:span text:style-name="T4">
Читайте також:</text:span>
 <text:a xlink:type="simple" xlink:href="https://www.ukrinform.ua/rubric-technology/3717493-zond-esa-pokazav-novu-svitlinu-marsa.html" text:style-name="Internet_20_link" text:visited-style-name="Visited_20_Internet_20_Link">
 Зонд <text:span text:style-name="T4">
ESA</text:span>
 показав нову світлину Марса</text:a>
</text:p>
      <text:p text:style-name="P4">
Прототип Ariane 6, зображений на останніх фотографіях ESA використовуєтьсявиключно для перевірки процедур складання, електричних та паливних з’єднань тателеметрії.</text:p>
      <text:p text:style-name="P4">
</text:p>
      <text:p text:style-name="P4">
Ракета Ariane 6 будується компанією ArianeGroup на замовлення ESA. Активначастина та верхні ступені ракети були відправлені до Французької Гвіани тазібрані горизонтально. Потім ракету перемістили на стартовий майданчик, детранспортний засіб було піднято вертикально, перед приєднанням твердопаливнихприскорювачів та корисного вантажу. Зазначається, що це перший випадок, коли <text:a xlink:type="simple" xlink:href="https://www.ukrinform.ua/tag-raketa" text:style-name="Internet_20_link" text:visited-style-name="Visited_20_Internet_20_Link">
ракета </text:a>
 Ariane була зібранагоризонтально, що, за словами офіційних осіб, скорочує час та вартістьзапуску.</text:p>
      <text:p text:style-name="P4">
Дебютний запуск ракети Ariane 6 спочатку був запланований на 2020 рік, алевідтоді його декілька разів відкладали. Тепер запуск планується здійснити нераніше другого кварталу 2024 року.</text:p>
      <text:p text:style-name="P4">
Як повідомляв Укрінформ, у Франції в рамках розробки новітніх ракетнихтехнологій пройшло <text:a xlink:type="simple" xlink:href="https://www.ukrinform.ua/rubric-technology/3728552-francia-provela-perse-viprobuvanna-giperzvukovogo-glajdera.html" text:style-name="Internet_20_link" text:visited-style-name="Visited_20_Internet_20_Link">
 перше випробування </text:a>
 прототипу гіперзвукового глайдера VMAX.</text:p>
      <text:p text:style-name="P4">
Фото: ESA</text:p>
      <text:p text:style-name="P4">
Source: <text:a xlink:type="simple" xlink:href="https://www.ukrinform.ua/rubric-technology/3730550-u-esa-pokazali-novu-raketu-ariane-6-na-startovomu-majdanciku.html" text:style-name="Internet_20_link" text:visited-style-name="Visited_20_Internet_20_Link">
https://www.ukrinform.ua/rubric-technology/3730550-u-esa-pokazali-novu-raketu-ariane-6-na-startovomu-majdanciku.html</text:a>
</text:p>
      <!--NEWS-->
      <text:h text:style-name="P10" text:outline-level="1">
<text:span text:style-name="T4">
В Україні завтра – короткочасні дощі, вдень до +30°</text:span>
</text:h>
      <text:p text:style-name="P4">
Authors: Ukrinform (Person)</text:p>
      <text:p text:style-name="P4">
Publisher: Укринформ (Organization)</text:p>
      <text:p text:style-name="P4">
Published Time: 2023-07-02T18:43:00+03:00</text:p>
      <text:p text:style-name="P4">
Modified Time: 2023-07-02T23:43:00+03:00</text:p>
      <text:p text:style-name="P4">
Description: В Україні у понеділок очікуються короткочасні дощі, місцями грози, температура вночі 14-19°, вдень 25-30°. — Укрінформ.</text:p>
      <text:p text:style-name="P4">
Images: ['<text:a xlink:type="simple" xlink:href="https://static.ukrinform.com/photos/2019_05/thumb_files/630_360_1559033385-189.jpg" text:style-name="Internet_20_link" text:visited-style-name="Visited_20_Internet_20_Link">
630_360_15590...</text:a>
']</text:p>
      <text:p text:style-name="P4">
Tags: ['Дощ', 'Гроза', 'Погода', 'Прогноз', 'Літо']</text:p>
      <text:p text:style-name="P4">
Type: Article</text:p>
      <!--METADATA-->
      <text:p text:style-name="P4">
<draw:frame draw:style-name="fr1" draw:name="Image148" text:anchor-type="as-char" svg:width="6.9236in" svg:height="3.956343in" draw:z-index="0">
<draw:image xlink:href="../Images/yкринформ/2023-07-02T18-43-00-03-00/630_360_1559033385-189.jpg" xlink:type="simple" xlink:show="embed" xlink:actuate="onLoad" draw:mime-type="image/jpeg"/>
</draw:frame>
 В Україніу понеділок очікуються короткочасні дощі, місцями грози, температура вночі14-19°, вдень 25-30°.</text:p>
      <text:p text:style-name="P4">
Про це Укрінформу повідомили в Українському гідрометцентрі.</text:p>
      <text:p text:style-name="P4">
"В Україні, крім південно-східних та північно-західних областей, короткочаснідощі, місцями грози. Вітер північно-західний (на півдні та сході країнипівденно-західний), 5-10 м/с. Температура вночі 14-19°, вдень 25-30°; вКарпатах вночі 9-14°, вдень 18-23°", - йдеться в повідомленні.</text:p>
      <text:p text:style-name="P4">
У Києві та області 3 липня місцями очікується короткочасний дощ, подекудигроза. Вітер північно-західний, 5-10 м/с. У столиці температура вночі 17-19°,вдень 26-28°, на Київщині вночі 14-19°, вдень 25-30°.</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text:span>
 ологи </text:a>
</text:p>
      <text:p text:style-name="P4">
Синоптики 4 липня вночі опадів не прогнозують, вдень у східних, західних тацентральних областях, 5 липня у західних, вдень і в північних та центральнихобластях місцями пройдуть короткочасні дощі з грозами; на решті території безопадів. Вітер змінних напрямків, 3-8 м/с.</text:p>
      <text:p text:style-name="P4">
Температура вночі 15-20°, вдень 25-30°; на півдні країни вночі 19-24°, вдень 4липня 28-33°, 5 липня 31-36°.</text:p>
      <text:p text:style-name="P4">
У <text:a xlink:type="simple" xlink:href="https://www.ukrinform.ua/tag-kiiv" text:style-name="Internet_20_link" text:visited-style-name="Visited_20_Internet_20_Link">
 Києві </text:a>
 та області без  опадів, лишевдень 5 липня місцями ймовірний короткочасний дощ, гроза. Вітер зміннихнапрямків, 3-8 м/с. У столиці температура вночі 18-20°, вдень 28-30°, наКиївщині вночі 15-20°, вдень 25-30°.</text:p>
      <text:p text:style-name="P4">
<text:span text:style-name="T4">
Читайте також:</text:span>
 <text:a xlink:type="simple" xlink:href="https://www.ukrinform.ua/rubric-world/3729643-cerez-speku-u-meksici-zaginuli-sonajmense-100-ludej.html" text:style-name="Internet_20_link" text:visited-style-name="Visited_20_Internet_20_Link">
 <text:span text:style-name="T4">
Через</text:span>
 <text:span text:style-name="T4">
спеку</text:span>
 у <text:span text:style-name="T4">
Мексиці</text:span>
 <text:span text:style-name="T4">
загинули</text:span>
<text:span text:style-name="T4">
щонайменше</text:span>
 <text:span text:style-name="T4">
100</text:span>
 <text:span text:style-name="T4">
людей</text:span>
 </text:a>
</text:p>
      <text:p text:style-name="P4">
Згідно з прогнозом, 6-7 липня в Україні, крім південно-східної частини,очікуються короткочасні дощі, місцями грози. Температура на півдні країнивночі 20-26°, вдень 31-37°; на решті території вночі 16-22°, вдень 28-34° (7липня в західних областях 22-28°, на Житомирщині, Київщині, Вінниччині таЧеркащині 25-31°).</text:p>
      <text:p text:style-name="P4">
У столичному регіоні 6 липня місцями, 7 липня повсюди пройде короткочасний дощта гроза. У Києві температура вночі 19-21°; вдень 6 липня 31-33°, 7 липня28-30°; по області вночі 16-21°, вдень 6 липня 28-33°, 7 липня 25-30°.</text:p>
      <text:p text:style-name="P4">
Source: <text:a xlink:type="simple" xlink:href="https://www.ukrinform.ua/rubric-regions/3730490-v-ukraini-zavtra-korotkocasni-dosi-vden-do-30.html" text:style-name="Internet_20_link" text:visited-style-name="Visited_20_Internet_20_Link">
https://www.ukrinform.ua/rubric-regions/3730490-v-ukraini-zavtra-korotkocasni-dosi-vden-do-30.html</text:a>
</text:p>
      <!--NEWS-->
      <text:h text:style-name="P10" text:outline-level="1">
<text:span text:style-name="T4">
Частина працівників «Росатома» та колаборантів залишила ЗАЕС — мер Енергодара</text:span>
</text:h>
      <text:p text:style-name="P4">
Authors: Ukrinform (Person)</text:p>
      <text:p text:style-name="P4">
Publisher: Укринформ (Organization)</text:p>
      <text:p text:style-name="P4">
Published Time: 2023-07-02T18:51:00+03:00</text:p>
      <text:p text:style-name="P4">
Modified Time: 2023-07-02T18:51:00+03:00</text:p>
      <text:p text:style-name="P4">
Description: Ряд працівників «Росатома», завезених на Запорізьку АЕС з Росії, поїхали з Енергодара, як і частина колаборантів - працівників ЗАЕС, які уклали контракти з росіянами.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Колаборант', 'Росатом', 'Запорізька АЕС', 'Війна з Росією', 'Енергодар']</text:p>
      <text:p text:style-name="P4">
Type: Article</text:p>
      <!--METADATA-->
      <text:p text:style-name="P4">
<draw:frame draw:style-name="fr1" draw:name="Image149" text:anchor-type="as-char" svg:width="6.9236in" svg:height="3.956343in" draw:z-index="0">
<draw:image xlink:href="../Images/yкринформ/2023-07-02T18-51-00-03-00/630_360_1661542844-154.jpeg" xlink:type="simple" xlink:show="embed" xlink:actuate="onLoad" draw:mime-type="image/jpeg"/>
</draw:frame>
 Рядпрацівників «Росатома», завезених на Запорізьку АЕС з Росії, поїхали зЕнергодара, як і частина колаборантів - працівників ЗАЕС, які уклали контрактиз росіянами.</text:p>
      <text:p text:style-name="P4">
Про це повідомив у коментарі  <text:a xlink:type="simple" xlink:href="https://ukr.radio/news.html" text:style-name="Internet_20_link" text:visited-style-name="Visited_20_Internet_20_Link">
 Українському Радіо</text:a>
 міський голова Енергодара ДмитроОрлов, передає Укрінформ.</text:p>
      <text:p text:style-name="P4">
"Стосовно працівників атомної станції, то дійсно, є інформація, що частинаколаборантів, які уклали контракти з  «Росатомом» та обіймали керівні посади уфейковій компанії від «Росатома», виїхали з міста... Також частина персоналу«Росатома», завезена з російських атомних станцій – їх небагато, до 100фахівців – поїхали з міста наприкінці попереднього тижня", – сказав Орлов.</text:p>
      <text:p text:style-name="P4">
За його словами, вибухівку на ЗАЕС загарбники завезли майже рік тому: булозаміновано периметр станції, все узбережжя Каховського водосховища.</text:p>
      <text:p text:style-name="P4">
"А з початку цього року росіяни почали в хаотичному режимі мінувати, можливо,готуючись до контрнаступу ЗСУ, територію по периметру міста, полясільськогосподарського призначення. Й те, що вони зробили з Каховською ГЕС,досить суттєво вплинуло на настрої тих фахівців, які ще залишаються в містіЕнергодарі. Вони розуміють, що ворог буде здатен на будь-який крок, ірозміщення вантажівок із вибухівкою свідчить про те, що окупанти готуються добудь-яких сценаріїв. Фактично, росіяни використовують атомну станцію як важільміжнародного впливу для шантажу не тільки України, а й всього світу", -зазначив міський голова.</text:p>
      <text:p text:style-name="P4">
При цьому, за його словами, в Енергодарі не передбачено укриттів у разі вибухуна ЗАЕС.</text:p>
      <text:p text:style-name="P4">
<text:span text:style-name="T4">
Читайте також:</text:span>
 <text:a xlink:type="simple" xlink:href="https://www.ukrinform.ua/rubric-regions/3727193-u-timcasovo-okupovanomu-energodari-zalisautsa-blizko-15-tisac-ludej.html" text:style-name="Internet_20_link" text:visited-style-name="Visited_20_Internet_20_Link">
 У тимчасово окупованому <text:span text:style-name="T4">
Енергодар</text:span>
 і залишаютьсяблизько 15 тисяч людей </text:a>
</text:p>
      <text:p text:style-name="P4">
"Проєктно не передбачено, що атомна станція буде атакована військовим шляхом.В будь-яких випадках ядерного та радіаційного характеру на станції, якіпередбачені в регламентах та інструкціях, місто Енергодар є категорійним. Вононе передбачає укриттів, а передбачає повну евакуацію з міста відповідно дорози вітрів, погодних умов, які будуть на той час. Укриття є тільки впромислових приміщеннях на атомній, тепловій станції, заводах, порядрозташованих", – констатував Орлов.</text:p>
      <text:p text:style-name="P4">
Він зазначив, що зараз у місті перебуває близько 5-6 тисяч працівниківЗапорізької атомної електростанції, які фактично є заручниками російськоїармії. Окупаційна "влада" не дозволяє їм залишати межі міста, і працювати їмне дають, бо тим, хто не уклав контракт із  «Росатомом», заблокувалиперепустки.</text:p>
      <text:p text:style-name="P4">
Міський голова Енергодара розповів, що у грудні минулого року окупантизаборонили будь-яку евакуацію мешканців міста через Василівку. Певний час людимали змогу евакуюватися через територію тимчасово окупованого Криму, алепрацівників АЕС не пропускали - у росіян були їх списки.</text:p>
      <text:p text:style-name="P4">
"Що стосується гуманітарної складової, то з вересня окупанти заблокували будь-яку можливість (доправлення) гуманітарних вантажів, зокрема ліків, таких якінсулін, який важливий для життя деяких категорій громадян", – наголосивпосадовець.</text:p>
      <text:p text:style-name="P4">
<text:span text:style-name="T4">
Читайте також:</text:span>
 <text:a xlink:type="simple" xlink:href="https://www.ukrinform.ua/rubric-ato/3730219-zelenskij-rosiani-mozut-zdijsniti-terakt-na-zaes-abi-zupiniti-kontrnastup.html" text:style-name="Internet_20_link" text:visited-style-name="Visited_20_Internet_20_Link">
 Зеленський: Росіяни можуть здійснити теракт на <text:span text:style-name="T4">
ЗАЕС</text:span>
 ,аби зупинити контрнаступ </text:a>
</text:p>
      <text:p text:style-name="P4">
За його словами, зв’язок у місті ускладнений. Оскільки Енергодар розташованийна узбережжі Каховського водосховища, українські оператори мобільного зв’язкумають змогу "пробитися" до верхніх поверхів багатоповерхівок. "Таким чиномнаші мешканці мають змогу отримувати об’єктивну інформацію, підключаючись доінтернет-джерел, українських телеграм-каналів", – розповів Орлов.</text:p>
      <text:p text:style-name="P4">
Однак, за його словами, окупанти блокують українські телеканали і радіо, взялипід контроль усі інтернет-ресурси. Тому там пропаганда працює вже більше рокуі мешканцям, які не мають доступу до об’єктивних каналів інформації, дужеважко не підпасти під вплив пропагандистських інформаційних ресурсів".</text:p>
      <text:p text:style-name="P4">
Орлов також зауважив, що російські військові зараз "не дуже активно"пересуваються в <text:a xlink:type="simple" xlink:href="https://www.ukrinform.ua/tag-energodar" text:style-name="Internet_20_link" text:visited-style-name="Visited_20_Internet_20_Link">
 Енергодарі </text:a>
 .Водночас посилення обшуків може свідчити про підготовку загарбників дочергового "жесту доброї волі".</text:p>
      <text:p text:style-name="P4">
Як повідомляв Укрінформ, 4 березня 2022 року росіяни окупували ЗАЕС.</text:p>
      <text:p text:style-name="P4">
22 червня 2023 року Президент Володимир Зеленський заявив про плани Росіївлаштувати теракт на Запорізькій АЕС.</text:p>
      <text:p text:style-name="P4">
Секретар Ради національної безпеки та оборони Олексій Данілов заявив, щоУкраїна готується до будь-яких сценаріїв розвитку подій навколо ЗапорізькоїАЕС.</text:p>
      <text:p text:style-name="P4">
Source: <text:a xlink:type="simple" xlink:href="https://www.ukrinform.ua/rubric-regions/3730557-castina-pracivnikiv-rosatoma-ta-kolaborantiv-zalisila-zaes-mer-energodara.html" text:style-name="Internet_20_link" text:visited-style-name="Visited_20_Internet_20_Link">
https://www.ukrinform.ua/rubric-regions/3730557-castina-pracivnikiv-rosatoma-ta-kolaborantiv-zalisila-zaes-mer-energodara.html</text:a>
</text:p>
      <!--NEWS-->
      <text:h text:style-name="P10" text:outline-level="1">
<text:span text:style-name="T4">
Собослаї офіційно підписав контракт із «Ліверпулем»</text:span>
</text:h>
      <text:p text:style-name="P4">
Authors: Ukrinform (Person)</text:p>
      <text:p text:style-name="P4">
Publisher: Укринформ (Organization)</text:p>
      <text:p text:style-name="P4">
Published Time: 2023-07-02T18:55:43+03:00</text:p>
      <text:p text:style-name="P4">
Modified Time: 2023-07-02T18:55:43+03:00</text:p>
      <text:p text:style-name="P4">
Description: «Ліверпуль» оголосив про півзахисника «Лейпцига» Домініка Собослаї. — Укрінформ.</text:p>
      <text:p text:style-name="P4">
Images: ['<text:a xlink:type="simple" xlink:href="https://static.ukrinform.com/photos/2023_07/thumb_files/630_360_1688313218-275.jpg" text:style-name="Internet_20_link" text:visited-style-name="Visited_20_Internet_20_Link">
630_360_16883...</text:a>
']</text:p>
      <text:p text:style-name="P4">
Tags: ['Футбол', 'Ліверпуль']</text:p>
      <text:p text:style-name="P4">
Type: Article</text:p>
      <!--METADATA-->
      <text:p text:style-name="P4">
<draw:frame draw:style-name="fr1" draw:name="Image150" text:anchor-type="as-char" svg:width="6.9236in" svg:height="3.956343in" draw:z-index="0">
<draw:image xlink:href="../Images/yкринформ/2023-07-02T18-55-43-03-00/630_360_1688313218-275.jpg" xlink:type="simple" xlink:show="embed" xlink:actuate="onLoad" draw:mime-type="image/jpeg"/>
</draw:frame>
«Ліверпуль» оголосив про півзахисника «Лейпцига» Домініка Собослаї.</text:p>
      <text:p text:style-name="P4">
Про це повідомила <text:a xlink:type="simple" xlink:href="https://www.liverpoolfc.com/news/liverpool-complete-signing-dominik-szoboszlai" text:style-name="Internet_20_link" text:visited-style-name="Visited_20_Internet_20_Link">
 пресслужба </text:a>
 команди, передає Укрінформ.</text:p>
      <text:p text:style-name="P4">
У новому клубі 22-річний угорець гратиме під 8-м номером. Контракт гравцярозрахований на 5 років.</text:p>
      <text:p text:style-name="P4">
Раніше повідомлялося, що мерсисайдці активували клаусулу у контракті гравця з«биками» у розмірі 70 мільйонів євро.</text:p>
      <text:p text:style-name="P4">
<text:span text:style-name="T4">
Читайте також:</text:span>
 <text:a xlink:type="simple" xlink:href="https://www.ukrinform.ua/rubric-sports/3730307-ispanec-fabregas-ogolosiv-pro-zaversenna-profesijnoi-futbolnoi-kareri.html" text:style-name="Internet_20_link" text:visited-style-name="Visited_20_Internet_20_Link">
 Іспанець Фабрегас оголосив про завершення професійної<text:span text:style-name="T4">
футбол</text:span>
 ьної кар'єри </text:a>
</text:p>
      <text:p text:style-name="P4">
У складі «Лейпцига» Домінік забив 20 голів та віддав 22 результативні передачіу 91 матчі.</text:p>
      <text:p text:style-name="P4">
Фото: liverpoolfc.com</text:p>
      <text:p text:style-name="P4">
Source: <text:a xlink:type="simple" xlink:href="https://www.ukrinform.ua/rubric-sports/3730559-soboslai-oficijno-pidpisav-kontrakt-iz-liverpulem.html" text:style-name="Internet_20_link" text:visited-style-name="Visited_20_Internet_20_Link">
https://www.ukrinform.ua/rubric-sports/3730559-soboslai-oficijno-pidpisav-kontrakt-iz-liverpulem.html</text:a>
</text:p>
      <!--NEWS-->
      <text:h text:style-name="P10" text:outline-level="1">
<text:span text:style-name="T4">
Українка Ус -  перша на Європейських іграх у байдарці-кросі</text:span>
</text:h>
      <text:p text:style-name="P4">
Authors: Ukrinform (Person)</text:p>
      <text:p text:style-name="P4">
Publisher: Укринформ (Organization)</text:p>
      <text:p text:style-name="P4">
Published Time: 2023-07-02T19:00:23+03:00</text:p>
      <text:p text:style-name="P4">
Modified Time: 2023-07-02T19:00:23+03:00</text:p>
      <text:p text:style-name="P4">
Description: Українка Вікторія Ус завоювала золоту нагороду Європейських ігор у байдарці-кросі. — Укрінформ.</text:p>
      <text:p text:style-name="P4">
Images: ['<text:a xlink:type="simple" xlink:href="https://static.ukrinform.com/photos/2023_07/thumb_files/630_360_1688313569-804.jpeg" text:style-name="Internet_20_link" text:visited-style-name="Visited_20_Internet_20_Link">
630_360_16883...</text:a>
']</text:p>
      <text:p text:style-name="P4">
Tags: ['Європейські ігри']</text:p>
      <text:p text:style-name="P4">
Type: Article</text:p>
      <!--METADATA-->
      <text:p text:style-name="P4">
<draw:frame draw:style-name="fr1" draw:name="Image151" text:anchor-type="as-char" svg:width="6.9236in" svg:height="3.956343in" draw:z-index="0">
<draw:image xlink:href="../Images/yкринформ/2023-07-02T19-00-23-03-00/630_360_1688313569-804.jpeg" xlink:type="simple" xlink:show="embed" xlink:actuate="onLoad" draw:mime-type="image/jpeg"/>
</draw:frame>
 УкраїнкаВікторія Ус завоювала золоту нагороду Європейських ігор у байдарці-кросі.</text:p>
      <text:p text:style-name="P4">
Українка завоювала першу і єдину для України медаль у каное-слаломі наЄвропейських іграх, повідомляє Укрінформ.</text:p>
      <text:p text:style-name="P4">
Німкеня Рікарда Функ стала другою, а італійка Стефанія Хорн - третьою.</text:p>
      <text:p text:style-name="P4">
Змагання у байдарці-кросі замикали програму виступів у каное-слаломі наЄвропейських іграх.</text:p>
      <text:p text:style-name="P4">
<text:span text:style-name="T4">
Читайте також:</text:span>
 <text:a xlink:type="simple" xlink:href="https://www.ukrinform.ua/rubric-sports/3730169-ludmila-luzan-i-kirill-boluh-najkrasi-sportsmeni-cervna-v-ukraini.html" text:style-name="Internet_20_link" text:visited-style-name="Visited_20_Internet_20_Link">
 Людмила Лузан і Кірілл Болюх - найкращі спортсмени червняв Україні </text:a>
</text:p>
      <text:p text:style-name="P4">
В активі українських спортсменів 21 золота, 12 срібних та 8 бронзових медалейна Європейських іграх у Кракові.</text:p>
      <text:p text:style-name="P4">
Фото: Getty Images</text:p>
      <text:p text:style-name="P4">
Source: <text:a xlink:type="simple" xlink:href="https://www.ukrinform.ua/rubric-sports/3730561-ukrainka-us-persa-na-evropejskih-igrah-u-bajdarcikrosi.html" text:style-name="Internet_20_link" text:visited-style-name="Visited_20_Internet_20_Link">
https://www.ukrinform.ua/rubric-sports/3730561-ukrainka-us-persa-na-evropejskih-igrah-u-bajdarcikrosi.html</text:a>
</text:p>
      <!--NEWS-->
      <text:h text:style-name="P10" text:outline-level="1">
<text:span text:style-name="T4">
Особливо потужні підрозділи військ РФ тримаються подалі від лівого берега Херсонщини - Гуменюк</text:span>
</text:h>
      <text:p text:style-name="P4">
Authors: Ukrinform (Person)</text:p>
      <text:p text:style-name="P4">
Publisher: Укринформ (Organization)</text:p>
      <text:p text:style-name="P4">
Published Time: 2023-07-02T19:04:00+03:00</text:p>
      <text:p text:style-name="P4">
Modified Time: 2023-07-02T19:04:00+03:00</text:p>
      <text:p text:style-name="P4">
Description: Особливо потужні підрозділи російських військ наразі тримаються подалі від лівого берега Херсонської області. — Укрінформ.</text:p>
      <text:p text:style-name="P4">
Images: ['<text:a xlink:type="simple" xlink:href="https://static.ukrinform.com/photos/2022_05/thumb_files/630_360_1653312863-228.jpg" text:style-name="Internet_20_link" text:visited-style-name="Visited_20_Internet_20_Link">
630_360_16533...</text:a>
']</text:p>
      <text:p text:style-name="P4">
Tags: ['Херсонщина', 'Російські військові', 'Війна з Росією']</text:p>
      <text:p text:style-name="P4">
Type: Article</text:p>
      <!--METADATA-->
      <text:p text:style-name="P4">
<draw:frame draw:style-name="fr1" draw:name="Image152" text:anchor-type="as-char" svg:width="6.9236in" svg:height="3.956343in" draw:z-index="0">
<draw:image xlink:href="../Images/yкринформ/2023-07-02T19-04-00-03-00/630_360_1653312863-228.jpg" xlink:type="simple" xlink:show="embed" xlink:actuate="onLoad" draw:mime-type="image/jpeg"/>
</draw:frame>
 Особливопотужні підрозділи російських військ наразі тримаються подалі від лівогоберега Херсонської області.</text:p>
      <text:p text:style-name="P4">
Про це керівник об’єднаного пресцентру Сил оборони півдня України НаталіяГуменюк сказала в ефірі <text:a xlink:type="simple" xlink:href="https://www.youtube.com/watch" text:style-name="Internet_20_link" text:visited-style-name="Visited_20_Internet_20_Link">
 «Радіо НВ»</text:a>
 , відповідаючи на питання, щоможна сказати про тих, хто наразі тримає оборону з боку окупаційних військ налівобережжі Херсонської області, а саме - ближче до Дніпра, передаєкореспондент Укрінформу.</text:p>
      <text:p text:style-name="P4">
«У них великий контингент, але він досить різнобарвний. Це така «збірнасолянка», бо вже давно ці підрозділи перемішані і, у принципі, майже немаєчіткого розшарування, наприклад, на «ЛДНР-івців», мобілізованих тощо. Іншіпідрозділи, особливі потужні, ті, які з категорії, скажімо так, десантно-штурмових, вони тримаються подалі від самого берега (бо вони маютьзабезпечувати більш потужну роботу) і вони перепрофільовуються,переспрямовуються на Запорізький, на східний напрямки», - заявила вона.</text:p>
      <text:p text:style-name="P4">
<text:span text:style-name="T4">
Читайте також:</text:span>
 <text:a xlink:type="simple" xlink:href="https://www.ukrinform.ua/rubric-ato/3730494-sili-oboroni-za-tizden-znisili-ponad-5000-rosijskih-vijskovih-ta-154-artsistemi.html" text:style-name="Internet_20_link" text:visited-style-name="Visited_20_Internet_20_Link">
 Сили оборони за тиждень знищили понад 5000 російськихвійськових та 154 артсистеми </text:a>
</text:p>
      <text:p text:style-name="P4">
За даними Гуменюк, на Південному напрямку, безпосередньо ближче до самогоДніпра, знаходяться менш злагоджені, менш підготовлені <text:a xlink:type="simple" xlink:href="https://www.ukrinform.ua/tag-rosijski-vijskovi" text:style-name="Internet_20_link" text:visited-style-name="Visited_20_Internet_20_Link">
 підрозділи російськоїармії. </text:a>
</text:p>
      <text:p text:style-name="P4">
«Але це не означає, що вони такі слабкі, що їх можна як тарганів всіхпередавити. Вони теж мають певну навченість, вони там вже давно, вже опанувалиту місцевість», - зазначила керівник об’єднаного пресцентру Сил оборони півдняУкраїни.</text:p>
      <text:p text:style-name="P4">
Як повідомлялося, Гуменюк заявила, що <text:a xlink:type="simple" xlink:href="https://www.ukrinform.ua/rubric-ato/3729899-zsu-prodovzuut-tisnuti-na-rosijskih-zagarbnikiv-na-pivdni-gumenuk.html" text:style-name="Internet_20_link" text:visited-style-name="Visited_20_Internet_20_Link">
 ЗСУ продовжують тиснути на окупантівна півдні </text:a>
 , тому слід очікуватичерговий «жест доброї волі» від росіян.</text:p>
      <text:p text:style-name="P4">
<text:span text:style-name="T5">
Фото: АА</text:span>
</text:p>
      <text:p text:style-name="P4">
Source: <text:a xlink:type="simple" xlink:href="https://www.ukrinform.ua/rubric-ato/3730563-osoblivo-potuzni-pidrozdili-vijsk-rf-trimautsa-podali-vid-livogo-berega-hersonsini-gumenuk.html" text:style-name="Internet_20_link" text:visited-style-name="Visited_20_Internet_20_Link">
https://www.ukrinform.ua/rubric-ato/3730563-osoblivo-potuzni-pidrozdili-vijsk-rf-trimautsa-podali-vid-livogo-berega-hersonsini-gumenuk.html</text:a>
</text:p>
      <!--NEWS-->
      <text:h text:style-name="P10" text:outline-level="1">
<text:span text:style-name="T4">
У районі Антонівського мосту ведеться контрбатарейна боротьба - військові</text:span>
</text:h>
      <text:p text:style-name="P4">
Authors: Ukrinform (Person)</text:p>
      <text:p text:style-name="P4">
Publisher: Укринформ (Organization)</text:p>
      <text:p text:style-name="P4">
Published Time: 2023-07-02T19:16:40+03:00</text:p>
      <text:p text:style-name="P4">
Modified Time: 2023-07-02T19:16:40+03:00</text:p>
      <text:p text:style-name="P4">
Description: Сили оборони зосереджені на контрбатарейній боротьбі в районі Антонівського мосту. — Укрінформ.</text:p>
      <text:p text:style-name="P4">
Images: ['<text:a xlink:type="simple" xlink:href="https://static.ukrinform.com/photos/2022_02/thumb_files/630_360_1645752649-206.jpg" text:style-name="Internet_20_link" text:visited-style-name="Visited_20_Internet_20_Link">
630_360_16457...</text:a>
']</text:p>
      <text:p text:style-name="P4">
Tags: ['Херсонщина', 'Антонівський міст', 'Наталія Гуменюк']</text:p>
      <text:p text:style-name="P4">
Type: Article</text:p>
      <!--METADATA-->
      <text:p text:style-name="P4">
<draw:frame draw:style-name="fr1" draw:name="Image153" text:anchor-type="as-char" svg:width="6.9236in" svg:height="3.956343in" draw:z-index="0">
<draw:image xlink:href="../Images/yкринформ/2023-07-02T19-16-40-03-00/630_360_1645752649-206.jpg" xlink:type="simple" xlink:show="embed" xlink:actuate="onLoad" draw:mime-type="image/jpeg"/>
</draw:frame>
 Силиоборони зосереджені на контрбатарейній боротьбі в районі Антонівського мосту.</text:p>
      <text:p text:style-name="P4">
Про це сказала керівник об’єднаного пресцентру Сил оборони півдня НаталіяГуменюк в <text:a xlink:type="simple" xlink:href="https://www.youtube.com/watch" text:style-name="Internet_20_link" text:visited-style-name="Visited_20_Internet_20_Link">
 ефірі «Радіо НВ»</text:a>
 , передаєкореспондент Укрінформу.</text:p>
      <text:p text:style-name="P4">
Відповідаючи на запитання про те, чи ведуться бої біля Антонівського мосту,Гуменюк сказала: «Основний спосіб боротьби залишається контрбатарейним, і дотих пір, поки ми не зможемо зачистити територію від ворога на достатнювідстань, ми не можемо говорити ні про які більш активні дії».</text:p>
      <text:p text:style-name="P4">
<text:span text:style-name="T4">
Читайте також:</text:span>
 <text:a xlink:type="simple" xlink:href="https://www.ukrinform.ua/rubric-ato/3730563-osoblivo-potuzni-pidrozdili-vijsk-rf-trimautsa-podali-vid-livogo-berega-hersonsini-gumenuk.html" text:style-name="Internet_20_link" text:visited-style-name="Visited_20_Internet_20_Link">
 Особливо потужні підрозділи військ РФ тримаються подалівід лівого берега Херсонщини - <text:span text:style-name="T4">
Гуменюк</text:span>
 </text:a>
</text:p>
      <text:p text:style-name="P4">
Вона наголосила, що українські військові продовжують контрбатарейну боротьбу інамагаються зачистити таку смугу на лівому березі, «щоб це було більш безпечнодля мирного населення правого берега».</text:p>
      <text:p text:style-name="P4">
За словами речниці, за минулу добу Сили оборони ліквідували 49 окупантів налівому березі, 15 одиниць техніки, зокрема 4 човни і автобронетанкову техніку.</text:p>
      <text:p text:style-name="P4">
Водночас Гуменюк наголосила на дотриманні режиму інформаційної тиші. «Він маєсвоє обґрунтування, бо коли лінія фронту пролягає річкою Дніпро, то ценеймовірно важкий період, коли ведуться бої за ці території», - заявила вона.</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ЗСУ продовжують тиснути на російських загарбників напівдні – <text:span text:style-name="T4">
Гуменюк</text:span>
 </text:a>
</text:p>
      <text:p text:style-name="P4">
Раніше у розвідці Великої Британії заявили, що українські війська моглипоновити перекидання особового складу на східний берег Дніпра, поблизузруйнованого Антонівського мосту в Херсонській області.</text:p>
      <text:p text:style-name="P4">
Source: <text:a xlink:type="simple" xlink:href="https://www.ukrinform.ua/rubric-ato/3730564-u-rajoni-antonivskogo-mostu-vedetsa-kontrbatarejna-borotba-vijskovi.html" text:style-name="Internet_20_link" text:visited-style-name="Visited_20_Internet_20_Link">
https://www.ukrinform.ua/rubric-ato/3730564-u-rajoni-antonivskogo-mostu-vedetsa-kontrbatarejna-borotba-vijskovi.html</text:a>
</text:p>
      <!--NEWS-->
      <text:h text:style-name="P10" text:outline-level="1">
<text:span text:style-name="T4">
На чотирьох напрямках протягом доби відбулися 28 бойових зіткнень</text:span>
</text:h>
      <text:p text:style-name="P4">
Authors: Ukrinform (Person)</text:p>
      <text:p text:style-name="P4">
Publisher: Укринформ (Organization)</text:p>
      <text:p text:style-name="P4">
Published Time: 2023-07-02T19:23:08+03:00</text:p>
      <text:p text:style-name="P4">
Modified Time: 2023-07-02T19:23:08+03:00</text:p>
      <text:p text:style-name="P4">
Description: На Лиманському, Бахмутському, Авдіївському та Мар’їнському напрямках протягом доби відбулося 28 бойових зіткнень. — Укрінформ.</text:p>
      <text:p text:style-name="P4">
Images: ['<text:a xlink:type="simple" xlink:href="https://static.ukrinform.com/photos/2023_07/thumb_files/630_360_1688314709-848.jpg" text:style-name="Internet_20_link" text:visited-style-name="Visited_20_Internet_20_Link">
630_360_16883...</text:a>
']</text:p>
      <text:p text:style-name="P4">
Tags: ['Генштаб', 'ЗСУ', 'Війна з Росією']</text:p>
      <text:p text:style-name="P4">
Type: Article</text:p>
      <!--METADATA-->
      <text:p text:style-name="P4">
<draw:frame draw:style-name="fr1" draw:name="Image154" text:anchor-type="as-char" svg:width="6.9236in" svg:height="3.956343in" draw:z-index="0">
<draw:image xlink:href="../Images/yкринформ/2023-07-02T19-23-08-03-00/630_360_1688314709-848.jpg" xlink:type="simple" xlink:show="embed" xlink:actuate="onLoad" draw:mime-type="image/jpeg"/>
</draw:frame>
 НаЛиманському, Бахмутському, Авдіївському та Мар’їнському напрямках протягомдоби відбулося 28 бойових зіткнень.</text:p>
      <text:p text:style-name="P4">
Як передає Укрінформ, про це Генеральний штаб Збройних сил України повідомив у<text:a xlink:type="simple" xlink:href="https://www.facebook.com/GeneralStaff.ua/posts/pfbid02Ywbjf1XYt4vbEXwnMZs1BSKNuujGPH61qfYqwV7adFAAZi1p9s2EMXoEsbVJzJEsl" text:style-name="Internet_20_link" text:visited-style-name="Visited_20_Internet_20_Link">
 Фейсбуці</text:a>
, оприлюднивши оперативну інформацію станом на 18:00 2 липня.</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28 бойових зіткнень", - ідеться у повідомленні.</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Протягом доби російські загарбники завдали 11 ракетних ударів та застосували 8іранських ударних БпЛА типу Shahed.</text:p>
      <text:p text:style-name="P4">
Крім того, ворог завдав 40 авіаційних ударів та здійснив близько 30 обстрілівз реактивних систем залпового вогню по позиціях ЗСу та населених пунктах.Окрім зруйнованої цивільної інфраструктури, постраждали мирні люди.</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regions/3730511-u-melitopoli-zagarbniki-vstanovili-mobilnij-krematorij-so-pracue-cilodobovo.html" text:style-name="Internet_20_link" text:visited-style-name="Visited_20_Internet_20_Link">
 У Мелітополі <text:span text:style-name="T4">
загарб</text:span>
 ники встановили мобільнийкрематорій, що працює цілодобово </text:a>
</text:p>
      <text:p text:style-name="P4">
_<text:span text:style-name="T4">
На Волинському та Поліському напрямках</text:span>
 _ оперативна обстановка безсуттєвих змін.</text:p>
      <text:p text:style-name="P4">
_<text:span text:style-name="T4">
На Сіверському та Слобожанському напрямках</text:span>
 _ ворог зберігає військовуприсутність. Здійснив мінометні та артилерійські обстріли понад 30 населенихпунктів. Це, зокрема, Хрінівка, Кам'янська Слобода Чернігівської області;Сопич, Білопілля і Пономаренки Сумської області та Козача Лопань і Вовчанськна Харківщині.</text:p>
      <text:p text:style-name="P4">
_<text:span text:style-name="T4">
На Куп’янському напрямку</text:span>
 _ артилерійських і мінометних обстрілів зазналиМасютівка, Кислівка і Берестове Харківської області.</text:p>
      <text:p text:style-name="P4">
_<text:span text:style-name="T4">
На Лиманському напрямку</text:span>
 _ агресор завдав авіаційних ударів в районахБілогорівки і Новолюбівки Луганської області та Сіверська на Донеччині.Артилерійських обстрілів зазнали Невське, Білогорівка Луганської області таВерхньокам’янське і Торське - Донецької.</text:p>
      <text:p text:style-name="P4">
<text:span text:style-name="T4">
Читайте також:</text:span>
 <text:a xlink:type="simple" xlink:href="https://www.ukrinform.ua/rubric-ato/3730456-u-minoboroni-pokazali-video-znisenna-polovogo-skladu-rosian.html" text:style-name="Internet_20_link" text:visited-style-name="Visited_20_Internet_20_Link">
 У Міноборони показали відео знищення польового складуросіян </text:a>
</text:p>
      <text:p text:style-name="P4">
_<text:span text:style-name="T4">
На Бахмутському напрямку</text:span>
 _ ворог здійснив безуспішні наступальні дії врайонах Міньківки та Богданівки Донецької області. Від ворожих артилерійськихобстрілів постраждали понад 10 населених пунктів, серед них - Часів Яр таІванівське на Донеччині.</text:p>
      <text:p text:style-name="P4">
_<text:span text:style-name="T4">
На Авдіївському напрямку</text:span>
 _ агресор здійснив безуспішні наступальні дії врайоні міста Авдіївка. Там же завдав авіаційного удару. Здійснив артилерійськіобстріли понад 10 населених пунктів. Під вогонь, зокрема, потрапила та жАвдіївка і Первомайське Донецької області.</text:p>
      <text:p text:style-name="P4">
_<text:span text:style-name="T4">
На Мар’їнському напрямку</text:span>
 _ наші захисники відбили усі атаки в районіміста Мар’їнка. Водночас, росіяни завдали авіаційних ударів в районахКотлярівки, Мар’їнки і Курахового та обстріляли з артилерії понад 10 населенихпунктів. Серед них Мар’їнка та Новомихайлівка Донецької області.</text:p>
      <text:p text:style-name="P4">
_<text:span text:style-name="T4">
На Шахтарському напрямку</text:span>
 _ ворог завдав авіаційного удару в районіБогоявленки. Здійснив обстріли більш як 10 населених пунктів, зокрема цеЗолота Нива, Велика Новосілка, Водяне та Вугледар Донецької області.</text:p>
      <text:p text:style-name="P4">
<text:span text:style-name="T4">
Читайте також:</text:span>
 <text:a xlink:type="simple" xlink:href="https://www.ukrinform.ua/rubric-ato/3730441-avdiivskij-napramok-e-najgaracisim-v-oboroni-pid-marinkou-vidbili-15-vorozih-sturmiv.html" text:style-name="Internet_20_link" text:visited-style-name="Visited_20_Internet_20_Link">
 Авдіївський напрямок є «найгарячішим» в обороні - підМар'їнкою відбили 15 штурмів </text:a>
</text:p>
      <text:p text:style-name="P4">
_<text:span text:style-name="T4">
На Запорізькому та Херсонському напрямках</text:span>
 _ росіяни зосереджують основнізусилля на недопущенні просування українських військ. Завдавали авіаційнихударів в районах Зміївки та Антонівки. Здійснили артилерійські обстріли понад40 населених пунктів, серед яких Новодарівка, Ольгівське, Гуляйполе, Білогір'яЗапорізької області; Козацьке, Антонівка, Дніпровське Херсонської області тамісто Херсон.</text:p>
      <text:p text:style-name="P4">
Авіація сил оборони за добу завдала 9 ударів по районах зосередження особовогоскладу ворога, а підрозділи ракетних військ і артилерії протягом доби уразили22 артилерійських засоби на вогневих позиціях та 2 засоби протиповітряноїоборони.</text:p>
      <text:p text:style-name="P4">
Як повідомляв Укрінформ, російські війська за добу здійснили атаки на 10областей України, застосовували ударні дрони, авіацію, важку артилерію,міномети, РСЗВ.</text:p>
      <text:p text:style-name="P4">
Фото: Генштаб, Фейсбук</text:p>
      <text:p text:style-name="P4">
Source: <text:a xlink:type="simple" xlink:href="https://www.ukrinform.ua/rubric-ato/3730565-na-cotiroh-napramkah-protagom-dobi-vidbulisa-28-bojovih-zitknen.html" text:style-name="Internet_20_link" text:visited-style-name="Visited_20_Internet_20_Link">
https://www.ukrinform.ua/rubric-ato/3730565-na-cotiroh-napramkah-protagom-dobi-vidbulisa-28-bojovih-zitknen.html</text:a>
</text:p>
      <!--NEWS-->
      <text:h text:style-name="P10" text:outline-level="1">
<text:span text:style-name="T4">
Сили оборони з боями просуваються на Бердянському та Мелітопольському напрямках - Маляр</text:span>
</text:h>
      <text:p text:style-name="P4">
Authors: Ukrinform (Person)</text:p>
      <text:p text:style-name="P4">
Publisher: Укринформ (Organization)</text:p>
      <text:p text:style-name="P4">
Published Time: 2023-07-02T19:33:00+03:00</text:p>
      <text:p text:style-name="P4">
Modified Time: 2023-07-02T19:33:00+03:00</text:p>
      <text:p text:style-name="P4">
Description: Сили оборони України з важкими боями поступово просуваються на Бердянському та Мелітопольському напрямках. — Укрінформ.</text:p>
      <text:p text:style-name="P4">
Images: ['<text:a xlink:type="simple" xlink:href="https://static.ukrinform.com/photos/2023_07/thumb_files/630_360_1688315453-658.jpg" text:style-name="Internet_20_link" text:visited-style-name="Visited_20_Internet_20_Link">
630_360_16883...</text:a>
']</text:p>
      <text:p text:style-name="P4">
Tags: ['Бердянськ', 'Мелітополь', 'Війна з Росією', 'Ганна Маляр']</text:p>
      <text:p text:style-name="P4">
Type: Article</text:p>
      <!--METADATA-->
      <text:p text:style-name="P4">
<draw:frame draw:style-name="fr1" draw:name="Image155" text:anchor-type="as-char" svg:width="6.9236in" svg:height="3.956343in" draw:z-index="0">
<draw:image xlink:href="../Images/yкринформ/2023-07-02T19-33-00-03-00/630_360_1688315453-658.jpg" xlink:type="simple" xlink:show="embed" xlink:actuate="onLoad" draw:mime-type="image/jpeg"/>
</draw:frame>
 Силиоборони України з важкими боями поступово просуваються на Бердянському таМелітопольському напрямках.</text:p>
      <text:p text:style-name="P4">
Як передає Укрінформ, про це заступниця міністра оборони Ганна Малярповідомляє в <text:a xlink:type="simple" xlink:href="https://t.me/annamaliar/898" text:style-name="Internet_20_link" text:visited-style-name="Visited_20_Internet_20_Link">
 Телеграмі </text:a>
 .</text:p>
      <text:p text:style-name="P4">
“Південь. З важкими боями, але поступово на Бердянському та Мелітопольськомунапрямках просуваємось. Наші війська стикаються з інтенсивним супротивомворога, дистанційним мінуванням, перекиданням резервів, але наполегливо таневпинно створюють умови для якнайшвидшого руху вперед”, - написала вона.</text:p>
      <text:p text:style-name="P4">
<text:span text:style-name="T4">
Читайте також:</text:span>
 <text:a xlink:type="simple" xlink:href="https://www.ukrinform.ua/rubric-ato/3729771-ce-ne-sou-kozen-metr-daetsa-krovu-zaluznij-pro-komentari-sodo-povilnogo-kontrnastupu.html" text:style-name="Internet_20_link" text:visited-style-name="Visited_20_Internet_20_Link">
 Це не шоу, кожен метр дається кров'ю - Залужний прокоментарі щодо «повільного контрнаступу» </text:a>
</text:p>
      <text:p text:style-name="P4">
Маляр зауважила, що на лінії фронту скрізь тривають важкі бої.</text:p>
      <text:p text:style-name="P4">
На сході України російські війська наступають на Авдіївському, Мар‘їнському таЛиманському напрямках.</text:p>
      <text:p text:style-name="P4">
“Скрізь зараз гаряче”, - додала заступниця міністра оборони.</text:p>
      <text:p text:style-name="P4">
Російська армія також рушила вперед і на Сватівському напрямку. Там точатьсязапеклі бої, агресор атакує Білогорівку та Серебрянку. “Ситуація доволіскладна”, - зауважила Маляр.</text:p>
      <text:p text:style-name="P4">
<text:span text:style-name="T4">
Читайте також:</text:span>
 <text:a xlink:type="simple" xlink:href="https://www.ukrinform.ua/rubric-ato/3729271-rosijska-tehnika-ne-pidhodit-do-avdiivki-blizce-niz-na-6-kilometriv-nacgvardia.html" text:style-name="Internet_20_link" text:visited-style-name="Visited_20_Internet_20_Link">
 Російська техніка не підходить до Авдіївки ближче, ніж на6 кілометрів - Нацгвардія </text:a>
</text:p>
      <text:p text:style-name="P4">
На Бахмутському напрямку Сили оборони України рухаються вперед та маютьчастковий успіх на південному фланзі.</text:p>
      <text:p text:style-name="P4">
На північному фланзі Бахмутського напрямку тривають бої, росіяни перекинулитуди два десантно-штурмових полки.</text:p>
      <text:p text:style-name="P4">
Як повідомляв Укрінформ, українські Сили оборони з 24 лютого 2022 року по 2липня 2023 року ліквідували близько 229 660 російських загарбників, при цьомуще 790 осіб - за минулу добу.</text:p>
      <text:p text:style-name="P4">
Фото: Генштаб, Фейсбук</text:p>
      <text:p text:style-name="P4">
Source: <text:a xlink:type="simple" xlink:href="https://www.ukrinform.ua/rubric-ato/3730568-sili-oboroni-z-boami-prosuvautsa-na-berdanskomu-ta-melitopolskomu-napramkah-malar.html" text:style-name="Internet_20_link" text:visited-style-name="Visited_20_Internet_20_Link">
https://www.ukrinform.ua/rubric-ato/3730568-sili-oboroni-z-boami-prosuvautsa-na-berdanskomu-ta-melitopolskomu-napramkah-malar.html</text:a>
</text:p>
      <!--NEWS-->
      <text:h text:style-name="P10" text:outline-level="1">
<text:span text:style-name="T4">
Протести у Франції: бабуся загиблого підлітка закликала припинити насильство на вулицях</text:span>
</text:h>
      <text:p text:style-name="P4">
Authors: Ukrinform (Person)</text:p>
      <text:p text:style-name="P4">
Publisher: Укринформ (Organization)</text:p>
      <text:p text:style-name="P4">
Published Time: 2023-07-02T19:37:00+03:00</text:p>
      <text:p text:style-name="P4">
Modified Time: 2023-07-02T19:37:00+03:00</text:p>
      <text:p text:style-name="P4">
Description: Бабуся 17-річного хлопця, який був застрелений поліцейським поблизу Парижа, закликала припинити масові заворушення. — Укрінформ.</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ротест']</text:p>
      <text:p text:style-name="P4">
Type: Article</text:p>
      <!--METADATA-->
      <text:p text:style-name="P4">
<draw:frame draw:style-name="fr1" draw:name="Image156" text:anchor-type="as-char" svg:width="6.9236in" svg:height="3.956343in" draw:z-index="0">
<draw:image xlink:href="../Images/yкринформ/2023-07-02T19-37-00-03-00/630_360_1688127796-842.jpg" xlink:type="simple" xlink:show="embed" xlink:actuate="onLoad" draw:mime-type="image/jpeg"/>
</draw:frame>
 Бабуся17-річного хлопця, який був застрелений поліцейським поблизу Парижа, закликалаприпинити масові заворушення.</text:p>
      <text:p text:style-name="P4">
Про це повідомляє <text:a xlink:type="simple" xlink:href="https://www.euronews.com/2023/07/02/french-riots-nahels-grandmother-calls-for-end-to-violence-on-streets" text:style-name="Internet_20_link" text:visited-style-name="Visited_20_Internet_20_Link">
 Euronews </text:a>
 , передаєУкрінформ.</text:p>
      <text:p text:style-name="P4">
"Я звертаюсь до людей, які знищують майно: зупиніться! Не бийте шибки, негроміть школи, не ламайте автобуси. Припиніть це!" - закликала жінка на ім'яНадія.</text:p>
      <text:p text:style-name="P4">
<text:span text:style-name="T4">
Читайте також:</text:span>
 <text:a xlink:type="simple" xlink:href="https://www.ukrinform.ua/rubric-world/3730454-u-francii-protestuvalniki-na-avto-vihali-u-budinok-mera-parizkogo-peredmista.html" text:style-name="Internet_20_link" text:visited-style-name="Visited_20_Internet_20_Link">
 У Франції протестувальники на авто в’їхали у будинок мера<text:span text:style-name="T4">
паризького</text:span>
 передмістя </text:a>
</text:p>
      <text:p text:style-name="P4">
Як повідомляв Укрінформ, у Франції протести й заворушення виникли 27 червняпісля того, як поліцейський застрелив 17-річного хлопця. Після четвертої ночімасових заворушень <text:a xlink:type="simple" xlink:href="https://www.ukrinform.ua/rubric-world/3730178-kilkist-zatrimanih-na-protestah-u-francii-perevisila-13-tisaci.html" text:style-name="Internet_20_link" text:visited-style-name="Visited_20_Internet_20_Link">
 затримано понад 1300 осіб.</text:a>
</text:p>
      <text:p text:style-name="P4">
<text:span text:style-name="T5">
Фото: Getty Images</text:span>
</text:p>
      <text:p text:style-name="P4">
Source: <text:a xlink:type="simple" xlink:href="https://www.ukrinform.ua/rubric-world/3730566-protesti-u-francii-babusa-zagiblogo-pidlitka-zaklikala-pripiniti-nasilstvo-na-vulicah.html" text:style-name="Internet_20_link" text:visited-style-name="Visited_20_Internet_20_Link">
https://www.ukrinform.ua/rubric-world/3730566-protesti-u-francii-babusa-zagiblogo-pidlitka-zaklikala-pripiniti-nasilstvo-na-vulicah.html</text:a>
</text:p>
      <!--NEWS-->
      <text:h text:style-name="P10" text:outline-level="1">
<text:span text:style-name="T4">
Війська РФ обстріляли з важкої артилерії дві громади на Дніпропетровщині</text:span>
</text:h>
      <text:p text:style-name="P4">
Authors: Ukrinform (Person)</text:p>
      <text:p text:style-name="P4">
Publisher: Укринформ (Organization)</text:p>
      <text:p text:style-name="P4">
Published Time: 2023-07-02T19:45:00+03:00</text:p>
      <text:p text:style-name="P4">
Modified Time: 2023-07-02T19:45:00+03:00</text:p>
      <text:p text:style-name="P4">
Description: Ворог випустив понад десять снарядів по Нікопольщині.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Дніпропетровщина', 'Нікополь', 'Обстріл', 'Війна з Росією']</text:p>
      <text:p text:style-name="P4">
Type: Article</text:p>
      <!--METADATA-->
      <text:p text:style-name="P4">
<draw:frame draw:style-name="fr1" draw:name="Image157" text:anchor-type="as-char" svg:width="6.9236in" svg:height="3.956343in" draw:z-index="0">
<draw:image xlink:href="../Images/yкринформ/2023-07-02T19-45-00-03-00/630_360_1677781968-366.jpg" xlink:type="simple" xlink:show="embed" xlink:actuate="onLoad" draw:mime-type="image/jpeg"/>
</draw:frame>
 Ворогвипустив понад десять снарядів по Нікопольщині.</text:p>
      <text:p text:style-name="P4">
Про це у <text:a xlink:type="simple" xlink:href="https://t.me/dnipropetrovskaODA/5710" text:style-name="Internet_20_link" text:visited-style-name="Visited_20_Internet_20_Link">
 Телеграмі </text:a>
 повідомляє головаДніпропетровської ОВА Сергій Лисак, передає Укрінформ.</text:p>
      <text:p text:style-name="P4">
"Понад десяток випущених снарядів. Протягом дня агресор двічі <text:a xlink:type="simple" xlink:href="https://www.ukrinform.ua/tag-obstril" text:style-name="Internet_20_link" text:visited-style-name="Visited_20_Internet_20_Link">
 вгатив</text:a>
 по Нікопольському району. Поцілив зважкої артилерії по Нікополю і Марганецькій громаді", - йдеться в дописі.</text:p>
      <text:p text:style-name="P4">
<text:span text:style-name="T4">
Читайте також:</text:span>
 <text:a xlink:type="simple" xlink:href="https://www.ukrinform.ua/rubric-regions/3730455-obstril-hersona-prokuratura-povidomlae-pro-cotiroh-poranenih.html" text:style-name="Internet_20_link" text:visited-style-name="Visited_20_Internet_20_Link">
 <text:span text:style-name="T4">
Обстріл</text:span>
 Херсона: прокуратура повідомляє про чотирьохпоранених </text:a>
</text:p>
      <text:p text:style-name="P4">
Обійшлося без постраждалих. Рятувальники з’ясовують наслідки обстрілів.</text:p>
      <text:p text:style-name="P4">
Як повідомлялося, унаслідок обстрілів армією РФ Балаклії на Харківщині <text:a xlink:type="simple" xlink:href="https://www.ukrinform.ua/rubric-regions/3730381-armia-rf-za-dobu-obstrilala-pat-rajoniv-harkivsini-u-balaklii-dvoe-poranenih.html" text:style-name="Internet_20_link" text:visited-style-name="Visited_20_Internet_20_Link">
поранено двох жінок. </text:a>
</text:p>
      <text:p text:style-name="P4">
<text:span text:style-name="T5">
Фото ілюстративне</text:span>
</text:p>
      <text:p text:style-name="P4">
Source: <text:a xlink:type="simple" xlink:href="https://www.ukrinform.ua/rubric-ato/3730572-vijska-rf-obstrilali-z-vazkoi-artilerii-dvi-gromadi-na-dnipropetrovsini.html" text:style-name="Internet_20_link" text:visited-style-name="Visited_20_Internet_20_Link">
https://www.ukrinform.ua/rubric-ato/3730572-vijska-rf-obstrilali-z-vazkoi-artilerii-dvi-gromadi-na-dnipropetrovsini.html</text:a>
</text:p>
      <!--NEWS-->
      <text:h text:style-name="P10" text:outline-level="1">
<text:span text:style-name="T4">
На Таврійському напрямку за добу росіяни втратили майже дві роти – Тарнавський</text:span>
</text:h>
      <text:p text:style-name="P4">
Authors: Ukrinform (Person)</text:p>
      <text:p text:style-name="P4">
Publisher: Укринформ (Organization)</text:p>
      <text:p text:style-name="P4">
Published Time: 2023-07-02T19:49:29+03:00</text:p>
      <text:p text:style-name="P4">
Modified Time: 2023-07-02T19:49:29+03:00</text:p>
      <text:p text:style-name="P4">
Description: На Таврійському напрямку російські війська за добу втратили вбитими і пораненими майже дві роти, знищено 17 одиниць військової технік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Танк', 'ЗСУ', 'Війна з Росією']</text:p>
      <text:p text:style-name="P4">
Type: Article</text:p>
      <!--METADATA-->
      <text:p text:style-name="P4">
<draw:frame draw:style-name="fr1" draw:name="Image158" text:anchor-type="as-char" svg:width="6.9236in" svg:height="3.956343in" draw:z-index="0">
<draw:image xlink:href="../Images/yкринформ/2023-07-02T19-49-29-03-00/630_360_1680422407-224.png" xlink:type="simple" xlink:show="embed" xlink:actuate="onLoad" draw:mime-type="image/png"/>
</draw:frame>
 НаТаврійському напрямку російські війська за добу втратили вбитими і пораненимимайже дві роти, знищено 17 одиниць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44" text:style-name="Internet_20_link" text:visited-style-name="Visited_20_Internet_20_Link">
 Телеграмі</text:a>
 .</text:p>
      <text:p text:style-name="P4">
"На Таврійському напрямку Сили оборони системно знищують ворога. Підрозділиракетних військ та артилерії протягом доби виконали 1242 вогневих завдання. Заостанню добу втрати ворога вбитими та пораненими склали майже дві роти", -ідеться у повідомленні.</text:p>
      <text:p text:style-name="P4">
<text:span text:style-name="T4">
Читайте також:</text:span>
 <text:a xlink:type="simple" xlink:href="https://www.ukrinform.ua/rubric-ato/3730568-sili-oboroni-z-boami-prosuvautsa-na-berdanskomu-ta-melitopolskomu-napramkah-malar.html" text:style-name="Internet_20_link" text:visited-style-name="Visited_20_Internet_20_Link">
 Сили оборони з боями просуваються на Бердянському таМелітопольському напрямках - Маляр </text:a>
</text:p>
      <text:p text:style-name="P4">
За словами Тарнавського, знищені 17 одиниць військової техніки ворога.Зокрема, танк, протитанкова гармата МТ-12 “Рапіра”, МТЛБ, 2 БпЛА “Supercam”,БпЛА “Zala”, 3 гармати 2А36 “Гіацинт-Б”, станція РЕБ, зенітний ракетнийкомплекс 9К330 “Тор” та автомобільна техніка.</text:p>
      <text:p text:style-name="P4">
Також було знищено чотири склади боєприпасів агресора.</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Як повідомляв Укрінформ, на Лиманському, Бахмутському, Авдіївському таМар’їнському напрямках <text:a xlink:type="simple" xlink:href="https://www.ukrinform.ua/rubric-ato/3730565-na-cotiroh-napramkah-protagom-dobi-vidbulisa-28-bojovih-zitknen.html" text:style-name="Internet_20_link" text:visited-style-name="Visited_20_Internet_20_Link">
 протягом доби відбулося 28 бойових зіткнень</text:a>
 .</text:p>
      <text:p text:style-name="P4">
Source: <text:a xlink:type="simple" xlink:href="https://www.ukrinform.ua/rubric-ato/3730573-na-tavrijskomu-napramku-za-dobu-rosiani-vtratili-majze-dvi-roti-tarnavskij.html" text:style-name="Internet_20_link" text:visited-style-name="Visited_20_Internet_20_Link">
https://www.ukrinform.ua/rubric-ato/3730573-na-tavrijskomu-napramku-za-dobu-rosiani-vtratili-majze-dvi-roti-tarnavskij.html</text:a>
</text:p>
      <!--NEWS-->
      <text:h text:style-name="P10" text:outline-level="1">
<text:span text:style-name="T4">
Евакуаційний потяг з Донеччини на Житомирщину курсуватиме раз на вісім днів</text:span>
</text:h>
      <text:p text:style-name="P4">
Authors: Ukrinform (Person)</text:p>
      <text:p text:style-name="P4">
Publisher: Укринформ (Organization)</text:p>
      <text:p text:style-name="P4">
Published Time: 2023-07-02T19:53:00+03:00</text:p>
      <text:p text:style-name="P4">
Modified Time: 2023-07-02T19:53:00+03:00</text:p>
      <text:p text:style-name="P4">
Description: Безкоштовний потяг, яким мешканці Донеччини можуть евакуюватися на Житомирщину, з 8 липня курсуватиме раз на вісім днів. — Укрінформ.</text:p>
      <text:p text:style-name="P4">
Images: ['<text:a xlink:type="simple" xlink:href="https://static.ukrinform.com/photos/2020_05/thumb_files/630_360_1590675000-161.jpg" text:style-name="Internet_20_link" text:visited-style-name="Visited_20_Internet_20_Link">
630_360_15906...</text:a>
']</text:p>
      <text:p text:style-name="P4">
Tags: ['Донеччина', 'Евакуація', 'Потяг', 'Житомирщина', 'Війна з Росією']</text:p>
      <text:p text:style-name="P4">
Type: Article</text:p>
      <!--METADATA-->
      <text:p text:style-name="P4">
<draw:frame draw:style-name="fr1" draw:name="Image159" text:anchor-type="as-char" svg:width="6.9236in" svg:height="3.956343in" draw:z-index="0">
<draw:image xlink:href="../Images/yкринформ/2023-07-02T19-53-00-03-00/630_360_1590675000-161.jpg" xlink:type="simple" xlink:show="embed" xlink:actuate="onLoad" draw:mime-type="image/jpeg"/>
</draw:frame>
Безкоштовний потяг, яким мешканці Донеччини можуть евакуюватися наЖитомирщину, з 8 липня курсуватиме раз на вісім днів.</text:p>
      <text:p text:style-name="P4">
Про це повідомила <text:a xlink:type="simple" xlink:href="https://dn.gov.ua/news/uvaga-pochinayuchi-z-8-lipnya-evakuaciya-do-zhitomirskoyi-oblasti-zdijsnyuvatimetsya-specialnim-poyizdom-1-raz-na-8-dniv-po-parnim-dnyam" text:style-name="Internet_20_link" text:visited-style-name="Visited_20_Internet_20_Link">
 пресслужба Донецької ОВА </text:a>
 ,передає Укрінформ.</text:p>
      <text:p text:style-name="P4">
«Починаючи з 8 липня <text:a xlink:type="simple" xlink:href="https://www.ukrinform.ua/tag-evakuacia" text:style-name="Internet_20_link" text:visited-style-name="Visited_20_Internet_20_Link">
 евакуація </text:a>
 доЖитомирської області здійснюватиметься спеціальним поїздом 1 раз на 8 днів попарних днях», - йдеться у повідомленні.</text:p>
      <text:p text:style-name="P4">
Зазначається, що охочі евакуюватися мають залишити заявку телефоном. Потім їмслід дістатися до місця збору, звідки буде організовано безкоштовне підвезеннядо потяга у Покровськ.</text:p>
      <text:p text:style-name="P4">
У Житомирській області прибулих селитимуть безкоштовно у закладах комунальноївласності.</text:p>
      <text:p text:style-name="P4">
<text:span text:style-name="T4">
Читайте також:</text:span>
 <text:a xlink:type="simple" xlink:href="https://www.ukrinform.ua/rubric-society/3729680-meskanci-tot-mozut-vihati-na-pidkontrolnu-teritoriu-za-svidoctvom-pro-narodzenna.html" text:style-name="Internet_20_link" text:visited-style-name="Visited_20_Internet_20_Link">
 Мешканці ТОТ можуть в'їхати на підконтрольну територію зісвідоцтвом про народження - роз'яснення </text:a>
</text:p>
      <text:p text:style-name="P4">
Як повідомлялося, триває обов'язкова евакуація цивільних мешканців Донецькоїобласті. Відповідно до рішення Урядового Координаційного штабу з 18 квітня2023 року обов’язкова евакуація здійснюється до Житомирської області.</text:p>
      <text:p text:style-name="P4">
Source: <text:a xlink:type="simple" xlink:href="https://www.ukrinform.ua/rubric-regions/3730575-evakuacijnij-potag-z-doneccini-na-zitomirsinu-kursuvatime-raz-na-visim-dniv.html" text:style-name="Internet_20_link" text:visited-style-name="Visited_20_Internet_20_Link">
https://www.ukrinform.ua/rubric-regions/3730575-evakuacijnij-potag-z-doneccini-na-zitomirsinu-kursuvatime-raz-na-visim-dniv.html</text:a>
</text:p>
      <!--NEWS-->
      <text:h text:style-name="P10" text:outline-level="1">
<text:span text:style-name="T4">
Проценко здобув «бронзу» в стрибках у висоту на шведському етапі «Діамантової ліги»</text:span>
</text:h>
      <text:p text:style-name="P4">
Authors: Ukrinform (Person)</text:p>
      <text:p text:style-name="P4">
Publisher: Укринформ (Organization)</text:p>
      <text:p text:style-name="P4">
Published Time: 2023-07-02T19:58:00+03:00</text:p>
      <text:p text:style-name="P4">
Modified Time: 2023-07-02T19:58:00+03:00</text:p>
      <text:p text:style-name="P4">
Description: У Стокгольмі (Швеція) проходить сьомий етап легкоатлетичної «Діамантової ліги». — Укрінформ.</text:p>
      <text:p text:style-name="P4">
Images: ['<text:a xlink:type="simple" xlink:href="https://static.ukrinform.com/photos/2023_07/thumb_files/630_360_1688317076-888.png" text:style-name="Internet_20_link" text:visited-style-name="Visited_20_Internet_20_Link">
630_360_16883...</text:a>
']</text:p>
      <text:p text:style-name="P4">
Tags: ['Легка атлетика']</text:p>
      <text:p text:style-name="P4">
Type: Article</text:p>
      <!--METADATA-->
      <text:p text:style-name="P4">
<draw:frame draw:style-name="fr1" draw:name="Image160" text:anchor-type="as-char" svg:width="6.9236in" svg:height="3.956343in" draw:z-index="0">
<draw:image xlink:href="../Images/yкринформ/2023-07-02T19-58-00-03-00/630_360_1688317076-888.png" xlink:type="simple" xlink:show="embed" xlink:actuate="onLoad" draw:mime-type="image/png"/>
</draw:frame>
 УСтокгольмі (Швеція) проходить сьомий етап легкоатлетичної «Діамантової ліги».</text:p>
      <text:p text:style-name="P4">
Бронзовим призером у секторі для стрибків у висоту став українець АндрійПроценко, який взяв висоту 2,16 метра, передає Укрінформ.</text:p>
      <text:p text:style-name="P4">
<text:span text:style-name="T4">
Читайте також:</text:span>
 <text:a xlink:type="simple" xlink:href="https://www.ukrinform.ua/rubric-sports/3730244-behromancuk-procenko-ta-krol-predstavlat-ukrainu-na-svedskomu-etapi-diamantovoi-ligi.html" text:style-name="Internet_20_link" text:visited-style-name="Visited_20_Internet_20_Link">
 Бех-Романчук, <text:span text:style-name="T4">
Проценко</text:span>
 та Кроль представлять Українуна шведському етапі «Діамантової ліги» </text:a>
</text:p>
      <text:p text:style-name="P4">
Переміг у цій дисципліні новозеландець Геміш Керр (2,24 метра), другийрезультат показав бельгієць Томас Кармой (2,20).</text:p>
      <text:p text:style-name="P4">
Фото: Getty Images.</text:p>
      <text:p text:style-name="P4">
Source: <text:a xlink:type="simple" xlink:href="https://www.ukrinform.ua/rubric-sports/3730577-procenko-zdobuv-bronzu-na-svedskomu-etapi-diamantovoi-ligi-v-stribkah-u-visotu.html" text:style-name="Internet_20_link" text:visited-style-name="Visited_20_Internet_20_Link">
https://www.ukrinform.ua/rubric-sports/3730577-procenko-zdobuv-bronzu-na-svedskomu-etapi-diamantovoi-ligi-v-stribkah-u-visotu.html</text:a>
</text:p>
      <!--NEWS-->
      <text:h text:style-name="P10" text:outline-level="1">
<text:span text:style-name="T4">
Україна перемогла Францію в 1/4 фіналу молодіжного ЧЄ з футболу і зіграє на Олімпіаді</text:span>
</text:h>
      <text:p text:style-name="P4">
Authors: Ukrinform (Person)</text:p>
      <text:p text:style-name="P4">
Publisher: Укринформ (Organization)</text:p>
      <text:p text:style-name="P4">
Published Time: 2023-07-02T19:59:00+03:00</text:p>
      <text:p text:style-name="P4">
Modified Time: 2023-07-02T23:59:00+03:00</text:p>
      <text:p text:style-name="P4">
Description: Молодіжна збірна України (футболісти до 21-го року) пробилася до півфіналу чемпіонату Європи-2023. — Укрінформ.</text:p>
      <text:p text:style-name="P4">
Images: ['<text:a xlink:type="simple" xlink:href="https://static.ukrinform.com/photos/2023_07/thumb_files/630_360_1688331525-208.jpg" text:style-name="Internet_20_link" text:visited-style-name="Visited_20_Internet_20_Link">
630_360_16883...</text:a>
']</text:p>
      <text:p text:style-name="P4">
Tags: ['Футбол', 'Олімпіада', 'Збірна України', 'Молодь']</text:p>
      <text:p text:style-name="P4">
Type: Article</text:p>
      <!--METADATA-->
      <text:p text:style-name="P4">
<draw:frame draw:style-name="fr1" draw:name="Image161" text:anchor-type="as-char" svg:width="6.9236in" svg:height="3.956343in" draw:z-index="0">
<draw:image xlink:href="../Images/yкринформ/2023-07-02T19-59-00-03-00/630_360_1688331525-208.jpg" xlink:type="simple" xlink:show="embed" xlink:actuate="onLoad" draw:mime-type="image/jpeg"/>
</draw:frame>
 Молодіжназбірна України (футболісти до 21-го року) пробилася до півфіналу чемпіонатуЄвропи-2023.</text:p>
      <text:p text:style-name="P4">
Підопічні Руслана Ротаня у чвертьфіналі Євро-2023 здобули вольову перемогу надоднолітками з Франції - 3:1, передає Укрінформ.</text:p>
      <text:p text:style-name="P4">
Нападник «Ліона» Раян Шеркі на 19-й хвилині відкрив рахунок на «Клуж-Арені» урумунському місті Клуж-Напока. До перерви дублем встиг відзначитися хавбекдонецького «Шахтаря» Георгій Судаков, який на 32-й хвилині реалізувавпенальті, а на 44-й хвилині скористався результативною передачею форвардалондонського «Челсі» Михайла Мудрика. У другому таймі третій м'яч у ворота«трикольорових» забив хавбек «Шахтаря» Артем Бондаренко (86).</text:p>
      <text:p text:style-name="P4">
«Синьо-жовті» 5 липня у Бухаресті (Румунія) розіграють путівку у фінал зІспанією.</text:p>
      <text:p text:style-name="P4">
В іншому півфіналі зійдуться Ізраїль та Англія.</text:p>
      <text:p text:style-name="P4">
Вирішальний поєдинок молодіжного чемпіонату Європи відбудеться 8 липня вБатумі (Грузія).</text:p>
      <text:p text:style-name="P4">
<text:span text:style-name="T4">
Читайте також:</text:span>
 <text:a xlink:type="simple" xlink:href="https://www.ukrinform.ua/rubric-sports/3730591-anglia-obigrala-futbolistiv-portugalii-i-vijsla-do-12-finalu-molodiznogo-ce2023.html" text:style-name="Internet_20_link" text:visited-style-name="Visited_20_Internet_20_Link">
 Англія обіграла <text:span text:style-name="T4">
футбол</text:span>
 істів Португалії і вийшла до1/2 фіналу молодіжного ЧЄ-2023 </text:a>
</text:p>
      <text:p text:style-name="P4">
Зазначимо, що збірна України здобула ліцензію на участь в Олімпійськихіграх-2024 у Парижі (Франція).</text:p>
      <text:p text:style-name="P4">
Фото: AFP.</text:p>
      <text:p text:style-name="P4">
Source: <text:a xlink:type="simple" xlink:href="https://www.ukrinform.ua/rubric-sports/3730621-ukraina-peregrala-franciu-v-14-finalu-molodiznogo-ce2023-i-zigrae-na-olimpiadi2024.html" text:style-name="Internet_20_link" text:visited-style-name="Visited_20_Internet_20_Link">
https://www.ukrinform.ua/rubric-sports/3730621-ukraina-peregrala-franciu-v-14-finalu-molodiznogo-ce2023-i-zigrae-na-olimpiadi2024.html</text:a>
</text:p>
      <!--NEWS-->
      <text:h text:style-name="P10" text:outline-level="1">
<text:span text:style-name="T4">
At Kupiansk direction Russian army shelled Topoli, Novomlynsk, Fyholivka, Masutivka and Kysli...</text:span>
</text:h>
      <text:p text:style-name="P4">
Authors: liveuamap (Language: en)</text:p>
      <text:p text:style-name="P4">
Time: 2023-07-02T1:15:00</text:p>
      <text:p text:style-name="P4">
Location: Kupiansk (Latitude:49.62917 Longtitude:37.89837)</text:p>
      <text:p text:style-name="P4">
Videos: []</text:p>
      <text:p text:style-name="P4">
Images: []</text:p>
      <text:p text:style-name="P4">
Tags: ["Russia"]</text:p>
      <text:p text:style-name="P4">
ID: 22572986</text:p>
      <!--METADATA-->
      <text:p text:style-name="P4">
At Kupiansk direction Russian army shelled Topoli, Novomlynsk, Fyholivka,Masutivka and Kyslivka of Kharkiv region. Russian aviation conductedairstrikes at Kyslivka and Kotlyarivka of Kharkiv region, - General Staff ofArmed Forces of Ukraine says in the morning report</text:p>
      <text:p text:style-name="P4">
News Collection Link: <text:a xlink:type="simple" xlink:href="https:\/\/liveuamap.com\/en\/2023\/2-july-at-kupiansk-direction-russian-army-shelled-topoli" text:style-name="Internet_20_link" text:visited-style-name="Visited_20_Internet_20_Link">
https:\/\/liveuamap.com\/en\/2023\/2-july-at-kupiansk-direction-russian-army-shelled-topoli</text:a>
</text:p>
      <text:p text:style-name="P4">
Source: <text:a xlink:type="simple" xlink:href="https://t.me/lumsrc/5246" text:style-name="Internet_20_link" text:visited-style-name="Visited_20_Internet_20_Link">
https://t.me/lumsrc/5246</text:a>
</text:p>
      <!--NEWS-->
      <text:h text:style-name="P10" text:outline-level="1">
<text:span text:style-name="T4">
У Голій Пристані на вулицях досі стоїть вода - ОВА</text:span>
</text:h>
      <text:p text:style-name="P4">
Authors: Ukrinform (Person)</text:p>
      <text:p text:style-name="P4">
Publisher: Укринформ (Organization)</text:p>
      <text:p text:style-name="P4">
Published Time: 2023-07-02T1:46:55+03:00</text:p>
      <text:p text:style-name="P4">
Modified Time: 2023-07-02T20:46:55+03:00</text:p>
      <text:p text:style-name="P4">
Description: Російські загарбники у тимчасово окупованій Голій Пристані не допомагають мешканцям ліквідувати наслідки затоплення, вода на вулицях стоїть і досі, подекуди її рівень сягає 70 см. — Укрінформ.</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Війна з Росією']</text:p>
      <text:p text:style-name="P4">
Type: Article</text:p>
      <!--METADATA-->
      <text:p text:style-name="P4">
<draw:frame draw:style-name="fr1" draw:name="Image162" text:anchor-type="as-char" svg:width="6.9236in" svg:height="3.956343in" draw:z-index="0">
<draw:image xlink:href="../Images/yкринформ/2023-07-02T1-46-55-03-00/630_360_1686846700-7346.jpeg" xlink:type="simple" xlink:show="embed" xlink:actuate="onLoad" draw:mime-type="image/jpeg"/>
</draw:frame>
 Російськізагарбники у тимчасово окупованій Голій Пристані не допомагають мешканцямліквідувати наслідки затоплення, вода на вулицях стоїть і досі, подекуди їїрівень сягає 70 см.</text:p>
      <text:p text:style-name="P4">
Про це в ефірі <text:a xlink:type="simple" xlink:href="https://www.youtube.com/watch" text:style-name="Internet_20_link" text:visited-style-name="Visited_20_Internet_20_Link">
 телемарафону «Єдині новини»</text:a>
повідомив речник Херсонської ОВА Олександр Толоконніков, передає кореспондентУкрінформу.</text:p>
      <text:p text:style-name="P4">
«У Голій Пристані на вулицях досі стоїть вода, в деяких місцях навіть до 70см. Люди скаржаться на сморід. Росіяни воду не відкачують, нічим недопомагають. Світло тимчасово з'являється, а потім знову зникає. Окупанти нереагують звернення з постраждалих домогосподарств. Швидше за все, там можутьбути тіла людей, які загинули внаслідок затоплення», - сказав Толоконніков.</text:p>
      <text:p text:style-name="P4">
<text:span text:style-name="T4">
Читайте також:</text:span>
 <text:a xlink:type="simple" xlink:href="https://www.ukrinform.ua/rubric-regions/3730551-na-hersonsini-pracuut-50-medikivdobrovolciv-z-riznih-regioniv-ukraini.html" text:style-name="Internet_20_link" text:visited-style-name="Visited_20_Internet_20_Link">
 На <text:span text:style-name="T4">
Херсонщин</text:span>
 і працюють 50 медиків-добровольців зрізних регіонів України </text:a>
</text:p>
      <text:p text:style-name="P4">
За його словами, на лівому березі загарбники активно облаштовують військовігоспіталі, бо з'являється багато поранених та інфекційних захворювань.</text:p>
      <text:p text:style-name="P4">
Водночас у Генічеській громаді відбувається певна ротація російськихвійськових.</text:p>
      <text:p text:style-name="P4">
«Заїжджають нові війська і свою "роботу", як завжди, починають з мародерства всанаторіях та пансіонатах. В них навіть у кожній громаді є спеціальні склади,куди звозять награбоване і підписують кожен своє», - сказав речник.</text:p>
      <text:p text:style-name="P4">
<text:span text:style-name="T4">
Читайте також:</text:span>
 <text:a xlink:type="simple" xlink:href="https://www.ukrinform.ua/rubric-regions/3730484-na-hersonsini-zalisautsa-pidtoplenimi-18-naselenih-punktiv.html" text:style-name="Internet_20_link" text:visited-style-name="Visited_20_Internet_20_Link">
 На <text:span text:style-name="T4">
Херсонщин</text:span>
 і залишаються підтопленими 18 населенихпунктів </text:a>
</text:p>
      <text:p text:style-name="P4">
Як повідомляв Укрінформ, у Сергіївці Херсонської області з 15 червня в одномуз підрозділів 5-ї армії Східного військового округу на мінах, які буливстановлені попередньою ротацією, підірвалося до 10 військовослужбовців РФ.</text:p>
      <text:p text:style-name="P4">
Фото ілюстративне</text:p>
      <text:p text:style-name="P4">
Source: <text:a xlink:type="simple" xlink:href="https://www.ukrinform.ua/rubric-regions/3730588-u-golij-pristani-na-vulicah-dosi-stoit-voda-ova.html" text:style-name="Internet_20_link" text:visited-style-name="Visited_20_Internet_20_Link">
https://www.ukrinform.ua/rubric-regions/3730588-u-golij-pristani-na-vulicah-dosi-stoit-voda-ova.html</text:a>
</text:p>
      <!--NEWS-->
      <text:h text:style-name="P10" text:outline-level="1">
<text:span text:style-name="T4">
Гуменюк: Росія зменшила застосування баражуючих авіабомб</text:span>
</text:h>
      <text:p text:style-name="P4">
Authors: Ukrinform (Person)</text:p>
      <text:p text:style-name="P4">
Publisher: Укринформ (Organization)</text:p>
      <text:p text:style-name="P4">
Published Time: 2023-07-02T20:06:00+03:00</text:p>
      <text:p text:style-name="P4">
Modified Time: 2023-07-02T20:06:00+03:00</text:p>
      <text:p text:style-name="P4">
Description: Наразі росіяни зменшили застосування баражуючих авіаційних бомб по українських територіях.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Наталія Гуменюк']</text:p>
      <text:p text:style-name="P4">
Type: Article</text:p>
      <!--METADATA-->
      <text:p text:style-name="P4">
<draw:frame draw:style-name="fr1" draw:name="Image163" text:anchor-type="as-char" svg:width="6.9236in" svg:height="3.956343in" draw:z-index="0">
<draw:image xlink:href="../Images/yкринформ/2023-07-02T20-06-00-03-00/630_360_1683203408-362.jpg" xlink:type="simple" xlink:show="embed" xlink:actuate="onLoad" draw:mime-type="image/jpeg"/>
</draw:frame>
 Наразіросіяни зменшили застосування баражуючих авіаційних бомб по українськихтериторіях.</text:p>
      <text:p text:style-name="P4">
Про це керівник об’єднаного пресцентру Сил оборони півдня України НаталіяГуменюк сказала у <text:a xlink:type="simple" xlink:href="https://www.youtube.com/watch" text:style-name="Internet_20_link" text:visited-style-name="Visited_20_Internet_20_Link">
 ефірі «Радіо НВ»</text:a>
 ,відповідаючи на питання, як РФ зараз використовує свою авіацію, передаєкореспондент Укрінформу.</text:p>
      <text:p text:style-name="P4">
«Вони не відмовилися від бомбардувань керованими авіабомбами, але, очевидно,їх стало менше. Раніше це було 3-4 рази на добу, потім зійшло до 2-3. Заразфактично (фіксується – ред.) один випадок на добу, як правило. Скоріш за все,все це пов’язано з тим, що ці керовані авіабомби вони переоблаштовують іззастарілих авіабомб, надаючи їм крила, як то кажуть, для того, щоб ці бомбипрацювали так, щоб неушкодженими лишалися літаки»,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За її словами, складність полягає у тому, літаки, які випускають ці керованіавіабомби, не наближаються до зони ураження української системи ППО.</text:p>
      <text:p text:style-name="P4">
«Нам потрібно не тільки наша авіація, яка також могла б і нищить ворожуавіацію, а ще і достатньо потужні (іноземні – ред.) засоби ППО, які допомоглиб нам також нищити літаки на більшій відстані, щоб зняти це напруження зповітря», - заявила Гуменюк.</text:p>
      <text:p text:style-name="P4">
За даними керівника об’єднаного пресцентру, там, де для росіян ще неможливоповернутися на ті чи інші позиції через високу воду, вони намагаютьсязастосовувати і баражуючі боєприпаси, і авіацію.</text:p>
      <text:p text:style-name="P4">
<text:span text:style-name="T4">
Читайте також:</text:span>
 <text:a xlink:type="simple" xlink:href="https://www.ukrinform.ua/rubric-ato/3730563-osoblivo-potuzni-pidrozdili-vijsk-rf-trimautsa-podali-vid-livogo-berega-hersonsini-gumenuk.html" text:style-name="Internet_20_link" text:visited-style-name="Visited_20_Internet_20_Link">
 Особливо потужні підрозділи військ РФ тримаються подалівід лівого берега Херсонщини - <text:span text:style-name="T4">
Гуменюк</text:span>
 </text:a>
</text:p>
      <text:p text:style-name="P4">
Відповідаючи на питання, чи можна побачити на Херсонщині російські військовігелікоптери, вона зазначила, що у них не спостерігається використання цихгелікоптерів, бо, вочевидь, для них це досить небезпечно.</text:p>
      <text:p text:style-name="P4">
«І плюс у нас лінія фронту особлива: вона пролягає по руслу річки Дніпро. І це- додаткова відстань, це – додатковий розподіл. І, цілком імовірно, саме томуворог і стримано використовує тут (авіацію – ред.)», - поінформувала Гуменюк.</text:p>
      <text:p text:style-name="P4">
Як повідомлялося, керівник об’єднаного пресцентру Сил оборони півдня УкраїниНаталія Гуменюк заявила, що Сили оборони зосереджені на контрбатарейнійборотьбі в районі Антонівського мосту.</text:p>
      <text:p text:style-name="P4">
Source: <text:a xlink:type="simple" xlink:href="https://www.ukrinform.ua/rubric-ato/3730580-gumenuk-rosia-zmensila-zastosuvanna-barazuucih-aviabomb.html" text:style-name="Internet_20_link" text:visited-style-name="Visited_20_Internet_20_Link">
https://www.ukrinform.ua/rubric-ato/3730580-gumenuk-rosia-zmensila-zastosuvanna-barazuucih-aviabomb.html</text:a>
</text:p>
      <!--NEWS-->
      <text:h text:style-name="P10" text:outline-level="1">
<text:span text:style-name="T4">
Нападник з аеропорту Кишинева був у розшуку в Таджикистані</text:span>
</text:h>
      <text:p text:style-name="P4">
Authors: Ukrinform (Person)</text:p>
      <text:p text:style-name="P4">
Publisher: Укринформ (Organization)</text:p>
      <text:p text:style-name="P4">
Published Time: 2023-07-02T20:08:00+03:00</text:p>
      <text:p text:style-name="P4">
Modified Time: 2023-07-02T20:08:00+03:00</text:p>
      <text:p text:style-name="P4">
Description: Чоловік, який вчинив стрілянину в головному міжнародному аеропорту Молдови, перебуває у розшуку в його рідному Таджикистані у зв'язку з викраденням людини. — Укрінформ.</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Стрілянина', 'Таджикистан']</text:p>
      <text:p text:style-name="P4">
Type: Article</text:p>
      <!--METADATA-->
      <text:p text:style-name="P4">
<draw:frame draw:style-name="fr1" draw:name="Image164" text:anchor-type="as-char" svg:width="6.9236in" svg:height="3.950003in" draw:z-index="0">
<draw:image xlink:href="../Images/yкринформ/2023-07-02T20-08-00-03-00/630_360_1440452325-kishinivskiy-mijnarodniy-aeroport-foto-odessa-dailycomua.jpg" xlink:type="simple" xlink:show="embed" xlink:actuate="onLoad" draw:mime-type="image/jpeg"/>
</draw:frame>
 Чоловік, який вчинивстрілянину в головному міжнародному аеропорту Молдови, перебуває у розшуку вйого рідному Таджикистані у зв'язку з викраденням людини.</text:p>
      <text:p text:style-name="P4">
Як передає Укрінформ, про це повідомляє агенція <text:a xlink:type="simple" xlink:href="https://www.reuters.com/world/europe/moldova-airport-shooting-suspect-coma-wanted-tajikstan-abduction-2023-07-01/" text:style-name="Internet_20_link" text:visited-style-name="Visited_20_Internet_20_Link">
 Reuters.</text:a>
</text:p>
      <text:p text:style-name="P4">
Зазначається, що виконуючий обов'язки головного прокурора Молдови Іон Мустеатасказав, що підозрюваний, який вихопив пістолет у офіцера служби безпеки,залишається без свідомості після того, як зазнав поранення під час затримання.</text:p>
      <text:p text:style-name="P4">
Мустеата сказав, що підозрюваного судитимуть у Молдові, якщо він виживе, йомувисунули звинувачення у вбивстві при обтяжуючих обставинах. За його словами,початкові припущення слідчих про те, що інцидент був "терористичним актом",були відкинуті.</text:p>
      <text:p text:style-name="P4">
У заяві, опублікованій прокуратурою Таджикистану, йдеться, що підозрюванийрозшукувався у зв’язку з викраденням банківського службовця в столиці країниДушанбе минулого місяця.</text:p>
      <text:p text:style-name="P4">
<text:span text:style-name="T4">
Читайте також:</text:span>
 <text:a xlink:type="simple" xlink:href="https://www.ukrinform.ua/rubric-world/3730068-strilec-u-kisinivskomu-aeroportu-buv-ucasnikom-zlocinnoi-grupi.html" text:style-name="Internet_20_link" text:visited-style-name="Visited_20_Internet_20_Link">
 <text:span text:style-name="T4">
Стрілець</text:span>
 у <text:span text:style-name="T4">
Кишинівському</text:span>
 <text:span text:style-name="T4">
аеропорту</text:span>
 <text:span text:style-name="T4">
був</text:span>
<text:span text:style-name="T4">
учасником</text:span>
 <text:span text:style-name="T4">
злочинної</text:span>
 <text:span text:style-name="T4">
групи</text:span>
 </text:a>
</text:p>
      <text:p text:style-name="P4">
Як повідомлялося, <text:a xlink:type="simple" xlink:href="https://www.ukrinform.ua/rubric-world/3729923-v-aeroportu-kisineva-pasazir-vidkriv-strilaninu.html" text:style-name="Internet_20_link" text:visited-style-name="Visited_20_Internet_20_Link">
 30 червня у Кишинівському аеропорту іноземець відкривстрілянину </text:a>
 , вбивши двох людей та поранившиодного пасажира. Поліції вдалося затримати стрільця. Він отримав поранення.Співробітники правоохоронних органів продовжать забезпечувати безпеку тагромадський порядок в аеропорту.</text:p>
      <text:p text:style-name="P4">
Як повідомила президент Мая Санду, іноземець, який відкрив стрілянину,застрелив працівника прикордонної поліції та співробітника служби безпекиаеропорту.</text:p>
      <text:p text:style-name="P4">
Source: <text:a xlink:type="simple" xlink:href="https://www.ukrinform.ua/rubric-world/3730570-napadnik-z-aeroportu-kisineva-buv-u-rozsuku-v-tadzikistani.html" text:style-name="Internet_20_link" text:visited-style-name="Visited_20_Internet_20_Link">
https://www.ukrinform.ua/rubric-world/3730570-napadnik-z-aeroportu-kisineva-buv-u-rozsuku-v-tadzikistani.html</text:a>
</text:p>
      <!--NEWS-->
      <text:h text:style-name="P10" text:outline-level="1">
<text:span text:style-name="T4">
Уряд Швеції засудив спалення Корану на акції у Стокгольмі</text:span>
</text:h>
      <text:p text:style-name="P4">
Authors: Ukrinform (Person)</text:p>
      <text:p text:style-name="P4">
Publisher: Укринформ (Organization)</text:p>
      <text:p text:style-name="P4">
Published Time: 2023-07-02T20:23:00+03:00</text:p>
      <text:p text:style-name="P4">
Modified Time: 2023-07-02T20:23:00+03:00</text:p>
      <text:p text:style-name="P4">
Description: В уряді Швеції засудили спалення Корану біля головної мечеті Стокгольма цього тижня, назвавши це «ісламофобським» актом. — Укрінформ.</text:p>
      <text:p text:style-name="P4">
Images: ['<text:a xlink:type="simple" xlink:href="https://static.ukrinform.com/photos/2022_12/thumb_files/630_360_1670081576-966.jpg" text:style-name="Internet_20_link" text:visited-style-name="Visited_20_Internet_20_Link">
630_360_16700...</text:a>
']</text:p>
      <text:p text:style-name="P4">
Tags: ['Швеція', 'Акція', 'Коран']</text:p>
      <text:p text:style-name="P4">
Type: Article</text:p>
      <!--METADATA-->
      <text:p text:style-name="P4">
<draw:frame draw:style-name="fr1" draw:name="Image165" text:anchor-type="as-char" svg:width="6.9236in" svg:height="3.956343in" draw:z-index="0">
<draw:image xlink:href="../Images/yкринформ/2023-07-02T20-23-00-03-00/630_360_1670081576-966.jpg" xlink:type="simple" xlink:show="embed" xlink:actuate="onLoad" draw:mime-type="image/jpeg"/>
</draw:frame>
 В урядіШвеції засудили спалення Корану біля головної мечеті Стокгольма цього тижня,назвавши це «ісламофобським» актом.</text:p>
      <text:p text:style-name="P4">
Про це повідомляє <text:a xlink:type="simple" xlink:href="https://www.france24.com/en/europe/20230702-swedish-govt-condemns-islamophobic-burning-of-koran-outside-stockholm-mosque" text:style-name="Internet_20_link" text:visited-style-name="Visited_20_Internet_20_Link">
 AFP </text:a>
 ,передає Укрінформ.</text:p>
      <text:p text:style-name="P4">
"Уряд Швеції цілком розуміє, що ісламофобські дії, вчинені окремими особами надемонстраціях у Швеції, можуть бути образливими для мусульман. Ми рішучезасуджуємо ці дії, які жодним чином не відображають погляди шведського уряду»,– йдеться в заяві МЗС.</text:p>
      <text:p text:style-name="P4">
У зовнішньополітичному відомстві наголосили, що «спалення Корану або будь-якого іншого священного тексту є образливим актом і «явною провокацією».Проявам расизму, ксенофобії та нетерпимості немає місця ні у Швеції, ні уЄвропі, заявили в МЗС.</text:p>
      <text:p text:style-name="P4">
Водночас у міністерстві зауважили, що Швеція має «захищене конституцією правона свободу зібрань, вираження думок та демонстрацій».</text:p>
      <text:p text:style-name="P4">
<text:span text:style-name="T4">
Читайте також:</text:span>
 <text:a xlink:type="simple" xlink:href="https://www.ukrinform.ua/rubric-world/3730543-premer-svecii-zustrinetsa-z-bajdenom-obgovorat-vstup-do-nato-j-vijnu-v-ukraini.html" text:style-name="Internet_20_link" text:visited-style-name="Visited_20_Internet_20_Link">
 Прем'єр Швеції зустрінеться з Байденом - обговорять вступдо НАТО і війну в Україні </text:a>
</text:p>
      <text:p text:style-name="P4">
Раніше Організація ісламської співпраці (ОІС), що базується в СаудівськійАравії, виступила із закликом ужити колективних заходів «для запобіганняповторенню випадків осквернення копій» Корану.</text:p>
      <text:p text:style-name="P4">
Деякі країни, зокрема Ірак, Кувейт, Об’єднані Арабські Емірати та Мароко,викликали послів Швеції після інциденту зі спаленням <text:a xlink:type="simple" xlink:href="https://www.ukrinform.ua/tag-koran" text:style-name="Internet_20_link" text:visited-style-name="Visited_20_Internet_20_Link">
 Корану.</text:a>
</text:p>
      <text:p text:style-name="P4">
Як повідомлялося, <text:a xlink:type="simple" xlink:href="https://www.ukrinform.ua/rubric-world/3728850-svecia-dozvolila-akciu-zi-spalennam-koranu-bila-meceti.html" text:style-name="Internet_20_link" text:visited-style-name="Visited_20_Internet_20_Link">
 шведська влада дала дозвіл провести демонстрацію білямечеті в Стокгольмі 28 червня </text:a>
 – вдень початку мусульманського свята Курбан-байрам, під час якої було спаленокопію Корану.</text:p>
      <text:p text:style-name="P4">
Туреччина зажадала від Швеції дотримання домовленостей Тристоронньогомеморандуму щодо вступу країн у НАТО, зокрема стосовно боротьби з тероризмом,та закликала до розслідування попередніх випадків спалення Корану.</text:p>
      <text:p text:style-name="P4">
Source: <text:a xlink:type="simple" xlink:href="https://www.ukrinform.ua/rubric-world/3730583-urad-svecii-zasudiv-spalenna-koranu-na-akcii-u-stokgolmi.html" text:style-name="Internet_20_link" text:visited-style-name="Visited_20_Internet_20_Link">
https://www.ukrinform.ua/rubric-world/3730583-urad-svecii-zasudiv-spalenna-koranu-na-akcii-u-stokgolmi.html</text:a>
</text:p>
      <!--NEWS-->
      <text:h text:style-name="P10" text:outline-level="1">
<text:span text:style-name="T4">
У ДТП в Дніпрі постраждали двоє дітей</text:span>
</text:h>
      <text:p text:style-name="P4">
Authors: Ukrinform (Person)</text:p>
      <text:p text:style-name="P4">
Publisher: Укринформ (Organization)</text:p>
      <text:p text:style-name="P4">
Published Time: 2023-07-02T20:23:02+03:00</text:p>
      <text:p text:style-name="P4">
Modified Time: 2023-07-02T20:23:02+03:00</text:p>
      <text:p text:style-name="P4">
Description: У Дніпрі внаслідок зіткнення легкових автомобілів отримали травми двоє дітей.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іти', 'Дніпро', 'ДТП']</text:p>
      <text:p text:style-name="P4">
Type: Article</text:p>
      <!--METADATA-->
      <text:p text:style-name="P4">
<draw:frame draw:style-name="fr1" draw:name="Image166" text:anchor-type="as-char" svg:width="6.9236in" svg:height="3.956343in" draw:z-index="0">
<draw:image xlink:href="../Images/yкринформ/2023-07-02T20-23-02-03-00/630_360_1683796887-821.jpg" xlink:type="simple" xlink:show="embed" xlink:actuate="onLoad" draw:mime-type="image/jpeg"/>
</draw:frame>
 У Дніпрівнаслідок зіткнення легкових автомобілів отримали травми двоє дітей.</text:p>
      <text:p text:style-name="P4">
Про це у <text:a xlink:type="simple" xlink:href="https://t.me/dsns_telegram/18356" text:style-name="Internet_20_link" text:visited-style-name="Visited_20_Internet_20_Link">
 Телеграмі </text:a>
 поінформувалапресслужба Державної служби України з надзвичайних ситуацій, передаєУкрінформ.</text:p>
      <text:p text:style-name="P4">
«2 липня о 16:01 до Служби порятунку «101» надійшло повідомлення про ДТП наперехресті Слобожанського проспекту та вулиці Байкальській Індустріальногорайону міста Дніпро. По прибуттю до місця події співробітники ДСНС попередньовстановили, що під час зіткнення двох легкових автомобілів «Toyota» та «MazdaCX-5», перекинувся на дах легковий автомобіль «Mazda CX-5», в якому перебувалочотири особи, з них двоє дітей. Двох хлопчиків, 2017 років народження, медикигоспіталізували до лікарні міста», - зазначається у повідомленні.</text:p>
      <text:p text:style-name="P4">
</text:p>
      <text:p text:style-name="P4">
Рятувальники здійснили комплекс заходів щодо запобігання виникнення пожежі.</text:p>
      <text:p text:style-name="P4">
Як повідомлялося, 7 червня у поліції заявили, що діти 4-х та 9-ти роківпостраждали внаслідок зіткнення вантажівки та легкового автомобіля неподалікселища Любашівка, і що також травми отримав водій та пасажир легковика.</text:p>
      <text:p text:style-name="P4">
Source: <text:a xlink:type="simple" xlink:href="https://www.ukrinform.ua/rubric-regions/3730582-u-dtp-v-dnipri-postrazdali-dvoe-ditej.html" text:style-name="Internet_20_link" text:visited-style-name="Visited_20_Internet_20_Link">
https://www.ukrinform.ua/rubric-regions/3730582-u-dtp-v-dnipri-postrazdali-dvoe-ditej.html</text:a>
</text:p>
      <!--NEWS-->
      <text:h text:style-name="P10" text:outline-level="1">
<text:span text:style-name="T4">
У РФ біля військового аеродрому стався вибух – соцмережі</text:span>
</text:h>
      <text:p text:style-name="P4">
Authors: Ukrinform (Person)</text:p>
      <text:p text:style-name="P4">
Publisher: Укринформ (Organization)</text:p>
      <text:p text:style-name="P4">
Published Time: 2023-07-02T20:32:00+03:00</text:p>
      <text:p text:style-name="P4">
Modified Time: 2023-07-02T20:32:00+03:00</text:p>
      <text:p text:style-name="P4">
Description: У Краснодарському краї РФ поряд із військовим аеродромом у районі Приморсько-Ахтарська стався вибух, утворилася велика вирва. — Укрінформ.</text:p>
      <text:p text:style-name="P4">
Images: ['<text:a xlink:type="simple" xlink:href="https://static.ukrinform.com/photos/2023_07/thumb_files/630_360_1688319464-419.jpeg" text:style-name="Internet_20_link" text:visited-style-name="Visited_20_Internet_20_Link">
630_360_16883...</text:a>
']</text:p>
      <text:p text:style-name="P4">
Tags: ['Вибух', 'Росія', 'Аеродром']</text:p>
      <text:p text:style-name="P4">
Type: Article</text:p>
      <!--METADATA-->
      <text:p text:style-name="P4">
<draw:frame draw:style-name="fr1" draw:name="Image168" text:anchor-type="as-char" svg:width="6.9236in" svg:height="3.956343in" draw:z-index="0">
<draw:image xlink:href="../Images/yкринформ/2023-07-02T20-32-00-03-00/630_360_1688319464-419.jpeg" xlink:type="simple" xlink:show="embed" xlink:actuate="onLoad" draw:mime-type="image/jpeg"/>
</draw:frame>
 УКраснодарському краї РФ поряд із військовим аеродромом у районі Приморсько-Ахтарська стався вибух, утворилася велика вирва.</text:p>
      <text:p text:style-name="P4">
Про це повідомляє <text:a xlink:type="simple" xlink:href="https://t.me/bazabazon/19126" text:style-name="Internet_20_link" text:visited-style-name="Visited_20_Internet_20_Link">
 Телеграм-канал </text:a>
 "Baza",передає Укрінформ.</text:p>
      <text:p text:style-name="P4">
За даними видання, <text:a xlink:type="simple" xlink:href="https://www.ukrinform.ua/tag-vibuh" text:style-name="Internet_20_link" text:visited-style-name="Visited_20_Internet_20_Link">
 вибух </text:a>
 стався за 200метрів від аеродрому. Утворилася вирва діаметром 10 метрів і завглибшки 4метри.</text:p>
      <text:p text:style-name="P4">
Водночас, за інформацією <text:a xlink:type="simple" xlink:href="https://t.me/breakingmash/45567" text:style-name="Internet_20_link" text:visited-style-name="Visited_20_Internet_20_Link">
 Телеграм-каналу </text:a>
"Mash", це могла бути спроба атакувати склад пально-мастильних матеріалів натериторії аеродрому.</text:p>
      <text:p text:style-name="P4">
<text:span text:style-name="T4">
Читайте також:</text:span>
 <text:a xlink:type="simple" xlink:href="https://www.ukrinform.ua/rubric-world/3729969-u-tatarstani-vibuhnuv-rezervuar-z-himicnimi-recovinami-e-zertvi.html" text:style-name="Internet_20_link" text:visited-style-name="Visited_20_Internet_20_Link">
 У Татарстані вибухнув резервуар з хімічними речовинами, єжертви </text:a>
</text:p>
      <text:p text:style-name="P4">
Губернатор Краснодарського краю Веніамін Кондратьєв <text:a xlink:type="simple" xlink:href="https://t.me/kondratyevvi/5724" text:style-name="Internet_20_link" text:visited-style-name="Visited_20_Internet_20_Link">
 підтвердив</text:a>
 інформацію про інцидент у Приморсько-Ахтарському районі, але не повідомив подробиць. За його словами, пошкоджень,жертв і постраждалих немає, причини вибуху з'ясовуються.</text:p>
      <text:p text:style-name="P4">
Як повідомлялося, наприкінці травня у Краснодарському краї безпілотникиатакували Афіпський нафтопереробний завод, резервуари з нафтою в Темрюкськомурайоні, Іллінський НПЗ.</text:p>
      <text:p text:style-name="P4">
<text:span text:style-name="T5">
Фото: Baza</text:span>
</text:p>
      <text:p text:style-name="P4">
Source: <text:a xlink:type="simple" xlink:href="https://www.ukrinform.ua/rubric-world/3730585-u-rf-stavsa-vibuh-bila-vijskovogo-aerodromu-z-akogo-zapuskaut-sahedi-po-ukraini-socmerezi.html" text:style-name="Internet_20_link" text:visited-style-name="Visited_20_Internet_20_Link">
https://www.ukrinform.ua/rubric-world/3730585-u-rf-stavsa-vibuh-bila-vijskovogo-aerodromu-z-akogo-zapuskaut-sahedi-po-ukraini-socmerezi.html</text:a>
</text:p>
      <!--NEWS-->
      <text:h text:style-name="P10" text:outline-level="1">
<text:span text:style-name="T4">
Росіяни запустили по Херсонщині радіокеровану бомбу та обстріляли ферму</text:span>
</text:h>
      <text:p text:style-name="P4">
Authors: Ukrinform (Person)</text:p>
      <text:p text:style-name="P4">
Publisher: Укринформ (Organization)</text:p>
      <text:p text:style-name="P4">
Published Time: 2023-07-02T20:44:00+03:00</text:p>
      <text:p text:style-name="P4">
Modified Time: 2023-07-02T20:44:00+03:00</text:p>
      <text:p text:style-name="P4">
Description: Через російські обстріли Херсонщини поранення отримали четверо мешканців обласного центру, по Зміївці ворог запустив радіокеровану бомбу, а в Садовому знищив фермерське господарство. — Укрінформ.</text:p>
      <text:p text:style-name="P4">
Images: ['<text:a xlink:type="simple" xlink:href="https://static.ukrinform.com/photos/2023_06/thumb_files/630_360_1687240826-168.jpeg" text:style-name="Internet_20_link" text:visited-style-name="Visited_20_Internet_20_Link">
630_360_16872...</text:a>
']</text:p>
      <text:p text:style-name="P4">
Tags: ['Херсонщина', 'Обстріл', 'Війна з Росією', 'Єдині новини']</text:p>
      <text:p text:style-name="P4">
Type: Article</text:p>
      <!--METADATA-->
      <text:p text:style-name="P4">
<draw:frame draw:style-name="fr1" draw:name="Image169" text:anchor-type="as-char" svg:width="6.9236in" svg:height="3.949626in" draw:z-index="0">
<draw:image xlink:href="../Images/yкринформ/2023-07-02T20-44-00-03-00/630_360_1687240826-168.jpeg" xlink:type="simple" xlink:show="embed" xlink:actuate="onLoad" draw:mime-type="image/jpeg"/>
</draw:frame>
 Черезросійські обстріли Херсонщини поранення отримали четверо мешканців обласногоцентру, по Зміївці ворог запустив радіокеровану бомбу, а в Садовому знищивфермерське господарство.</text:p>
      <text:p text:style-name="P4">
Про це в ефірі телемарафону <text:a xlink:type="simple" xlink:href="https://www.youtube.com/watch" text:style-name="Internet_20_link" text:visited-style-name="Visited_20_Internet_20_Link">
 «Єдині новини»</text:a>
 повідомив речник ХерсонськоїОВА Олександр Толоконніков, передає кореспондент Укрінформу.</text:p>
      <text:p text:style-name="P4">
«Сьогодні по Зміївці запустили радіокеровану бомбу. Було зруйновано близькоп'яти будинків. Обійшлося без постраждалих. Також у Садовому росіяни зартилерії обстріляли фермерське господарство. Ферма майже повністю згоріла,тут теж люди не постраждали. Також будинок <text:a xlink:type="simple" xlink:href="https://www.ukrinform.ua/tag-obstril" text:style-name="Internet_20_link" text:visited-style-name="Visited_20_Internet_20_Link">
 обстріляли</text:a>
 у Комишанах», - сказав Толоконніков.</text:p>
      <text:p text:style-name="P4">
<text:span text:style-name="T4">
Читайте також:</text:span>
 <text:a xlink:type="simple" xlink:href="https://www.ukrinform.ua/rubric-regions/3730501-u-hersoni-cerez-vorozi-obstrili-stalisa-pat-pozez-u-budinkah.html" text:style-name="Internet_20_link" text:visited-style-name="Visited_20_Internet_20_Link">
 У <text:span text:style-name="T4">
Херсон</text:span>
 і через ворожі обстріли сталися п’ять пожежу будинках </text:a>
</text:p>
      <text:p text:style-name="P4">
Він також повідомив, що загалом за 2 липня в області п'ятеро поранених. Зранкувнаслідок обстрілів аптеки та закладу громадського харчування (у Херсоні -ред.) 46-річний чоловік отримав важкі поранення, а 70-річний більш легкі.Пізніше росіяни обстріляли багатоповерхівку. Там поранення середнього ступеняотримали 22-річний чоловік та його 46-річна мати. Їх госпіталізували. Станнаразі стабільний. Ще одна людина зазнала поранення в Посад-Покровському.Тракторист займався сільськогосподарськими роботами і підірвався на міні.Їхати в лікарню він відмовився.</text:p>
      <text:p text:style-name="P4">
Як повідомляв Укрінформ, російська армія минулої доби, 1 липня, здійснила <text:a xlink:type="simple" xlink:href="https://www.ukrinform.ua/rubric-regions/3730379-rosiani-86-raziv-za-dobu-obstrilali-hersonsinu-patero-poranenih.html" text:style-name="Internet_20_link" text:visited-style-name="Visited_20_Internet_20_Link">
 86обстрілів Херсонської області, п’ятеро людей дістали поранення.</text:a>
</text:p>
      <text:p text:style-name="P4">
<text:span text:style-name="T5">
Фото ілюстративне</text:span>
</text:p>
      <text:p text:style-name="P4">
Source: <text:a xlink:type="simple" xlink:href="https://www.ukrinform.ua/rubric-ato/3730587-rosiani-zapustili-po-hersonsini-radiokerovanu-bombu-ta-obstrilali-fermu.html" text:style-name="Internet_20_link" text:visited-style-name="Visited_20_Internet_20_Link">
https://www.ukrinform.ua/rubric-ato/3730587-rosiani-zapustili-po-hersonsini-radiokerovanu-bombu-ta-obstrilali-fermu.html</text:a>
</text:p>
      <!--NEWS-->
      <text:h text:style-name="P10" text:outline-level="1">
<text:span text:style-name="T4">
У Голій Пристані на вулицях досі стоїть вода - ОВА</text:span>
</text:h>
      <text:p text:style-name="P4">
Authors: Ukrinform (Person)</text:p>
      <text:p text:style-name="P4">
Publisher: Укринформ (Organization)</text:p>
      <text:p text:style-name="P4">
Published Time: 2023-07-02T20:46:55+03:00</text:p>
      <text:p text:style-name="P4">
Modified Time: 2023-07-02T20:46:55+03:00</text:p>
      <text:p text:style-name="P4">
Description: Російські загарбники у тимчасово окупованій Голій Пристані не допомагають мешканцям ліквідувати наслідки затоплення, вода на вулицях стоїть і досі, подекуди її рівень сягає 70 см. — Укрінформ.</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Війна з Росією']</text:p>
      <text:p text:style-name="P4">
Type: Article</text:p>
      <!--METADATA-->
      <text:p text:style-name="P4">
<draw:frame draw:style-name="fr1" draw:name="Image170" text:anchor-type="as-char" svg:width="6.9236in" svg:height="3.956343in" draw:z-index="0">
<draw:image xlink:href="../Images/yкринформ/2023-07-02T20-46-55-03-00/630_360_1686846700-7346.jpeg" xlink:type="simple" xlink:show="embed" xlink:actuate="onLoad" draw:mime-type="image/jpeg"/>
</draw:frame>
Російські загарбники у тимчасово окупованій Голій Пристані не допомагаютьмешканцям ліквідувати наслідки затоплення, вода на вулицях стоїть і досі,подекуди її рівень сягає 70 см.</text:p>
      <text:p text:style-name="P4">
Про це в ефірі <text:a xlink:type="simple" xlink:href="https://www.youtube.com/watch" text:style-name="Internet_20_link" text:visited-style-name="Visited_20_Internet_20_Link">
 телемарафону «Єдині новини»</text:a>
повідомив речник Херсонської ОВА Олександр Толоконніков, передає кореспондентУкрінформу.</text:p>
      <text:p text:style-name="P4">
«У Голій Пристані на вулицях досі стоїть вода, в деяких місцях навіть до 70см. Люди скаржаться на сморід. Росіяни воду не відкачують, нічим недопомагають. Світло тимчасово з'являється, а потім знову зникає. Окупанти нереагують звернення з постраждалих домогосподарств. Швидше за все, там можутьбути тіла людей, які загинули внаслідок затоплення», - сказав Толоконніков.</text:p>
      <text:p text:style-name="P4">
<text:span text:style-name="T4">
Читайте також:</text:span>
 <text:a xlink:type="simple" xlink:href="https://www.ukrinform.ua/rubric-regions/3730551-na-hersonsini-pracuut-50-medikivdobrovolciv-z-riznih-regioniv-ukraini.html" text:style-name="Internet_20_link" text:visited-style-name="Visited_20_Internet_20_Link">
 На <text:span text:style-name="T4">
Херсонщин</text:span>
 і працюють 50 медиків-добровольців зрізних регіонів України </text:a>
</text:p>
      <text:p text:style-name="P4">
За його словами, на лівому березі загарбники активно облаштовують військовігоспіталі, бо з'являється багато поранених та інфекційних захворювань.</text:p>
      <text:p text:style-name="P4">
Водночас у Генічеській громаді відбувається певна ротація російськихвійськових.</text:p>
      <text:p text:style-name="P4">
«Заїжджають нові війська і свою "роботу", як завжди, починають з мародерства всанаторіях та пансіонатах. В них навіть у кожній громаді є спеціальні склади,куди звозять награбоване і підписують кожен своє», - сказав речник.</text:p>
      <text:p text:style-name="P4">
<text:span text:style-name="T4">
Читайте також:</text:span>
 <text:a xlink:type="simple" xlink:href="https://www.ukrinform.ua/rubric-regions/3730484-na-hersonsini-zalisautsa-pidtoplenimi-18-naselenih-punktiv.html" text:style-name="Internet_20_link" text:visited-style-name="Visited_20_Internet_20_Link">
 На <text:span text:style-name="T4">
Херсонщин</text:span>
 і залишаються підтопленими 18 населенихпунктів </text:a>
</text:p>
      <text:p text:style-name="P4">
Як повідомляв Укрінформ, у Сергіївці Херсонської області з 15 червня в одномуз підрозділів 5-ї армії Східного військового округу на мінах, які буливстановлені попередньою ротацією, підірвалося до 10 військовослужбовців РФ.</text:p>
      <text:p text:style-name="P4">
Фото ілюстративне</text:p>
      <text:p text:style-name="P4">
Source: <text:a xlink:type="simple" xlink:href="https://www.ukrinform.ua/rubric-regions/3730588-u-golij-pristani-na-vulicah-dosi-stoit-voda-ova.html" text:style-name="Internet_20_link" text:visited-style-name="Visited_20_Internet_20_Link">
https://www.ukrinform.ua/rubric-regions/3730588-u-golij-pristani-na-vulicah-dosi-stoit-voda-ova.html</text:a>
</text:p>
      <!--NEWS-->
      <text:h text:style-name="P10" text:outline-level="1">
<text:span text:style-name="T4">
Англія обіграла футболістів Португалії і вийшла до 1/2 фіналу молодіжного ЧЄ-2023</text:span>
</text:h>
      <text:p text:style-name="P4">
Authors: Ukrinform (Person)</text:p>
      <text:p text:style-name="P4">
Publisher: Укринформ (Organization)</text:p>
      <text:p text:style-name="P4">
Published Time: 2023-07-02T20:53:00+03:00</text:p>
      <text:p text:style-name="P4">
Modified Time: 2023-07-02T20:53:00+03:00</text:p>
      <text:p text:style-name="P4">
Description: На молодіжному чемпіонаті Європи з футболу (гравці до 21-го року) визначився третій учасник півфінальної стадії турніру. — Укрінформ.</text:p>
      <text:p text:style-name="P4">
Images: ['<text:a xlink:type="simple" xlink:href="https://static.ukrinform.com/photos/2023_07/thumb_files/630_360_1688319375-804.jpg" text:style-name="Internet_20_link" text:visited-style-name="Visited_20_Internet_20_Link">
630_360_16883...</text:a>
']</text:p>
      <text:p text:style-name="P4">
Tags: ['Футбол', 'Молодь']</text:p>
      <text:p text:style-name="P4">
Type: Article</text:p>
      <!--METADATA-->
      <text:p text:style-name="P4">
<draw:frame draw:style-name="fr1" draw:name="Image171" text:anchor-type="as-char" svg:width="6.9236in" svg:height="3.956343in" draw:z-index="0">
<draw:image xlink:href="../Images/yкринформ/2023-07-02T20-53-00-03-00/630_360_1688319375-804.jpg" xlink:type="simple" xlink:show="embed" xlink:actuate="onLoad" draw:mime-type="image/jpeg"/>
</draw:frame>
 Намолодіжному чемпіонаті Європи з футболу (гравці до 21-го року) визначивсятретій учасник півфінальної стадії турніру.</text:p>
      <text:p text:style-name="P4">
«Молодіжка» Англії у чвертьфінальному матчі взяла гору над однолітками зПортугалії, передає Укрінформ.</text:p>
      <text:p text:style-name="P4">
Поєдинок пройшов у Кутаїсі (Грузія) і завершився на користь британців зрахунком - 1:0.</text:p>
      <text:p text:style-name="P4">
Автором голу став нападник «Ньюкасла» Ентоні Гордон, якому на 34-й хвилиніасистував півзахисник «Ноттінгема» Морган Гіббс-Вайт.</text:p>
      <text:p text:style-name="P4">
Путівку у фінал Євро-2023 Англія 5 липня розіграє з футболістами Ізраїлю, якінапередодні обіграли команду Грузії (1:0).</text:p>
      <text:p text:style-name="P4">
В іншому півфіналі Іспанія зіграє з переможцем протистояння Франція - Україна.</text:p>
      <text:p text:style-name="P4">
<text:span text:style-name="T4">
Читайте також:</text:span>
 <text:a xlink:type="simple" xlink:href="https://www.ukrinform.ua/rubric-sports/3730378-zinoca-zbirna-ukraini-z-plaznogo-futbolu-zdobula-sriblo-iii-evropejskih-igor.html" text:style-name="Internet_20_link" text:visited-style-name="Visited_20_Internet_20_Link">
 Жіноча збірна України з пляжного <text:span text:style-name="T4">
футбол</text:span>
 у здобула«срібло» III Європейських ігор </text:a>
</text:p>
      <text:p text:style-name="P4">
Вирішальний поєдинок молодіжного чемпіонату Європи відбудеться 8 липня вБатумі (Грузія).</text:p>
      <text:p text:style-name="P4">
Фото: football24.</text:p>
      <text:p text:style-name="P4">
Source: <text:a xlink:type="simple" xlink:href="https://www.ukrinform.ua/rubric-sports/3730591-anglia-obigrala-futbolistiv-portugalii-i-vijsla-do-12-finalu-molodiznogo-ce2023.html" text:style-name="Internet_20_link" text:visited-style-name="Visited_20_Internet_20_Link">
https://www.ukrinform.ua/rubric-sports/3730591-anglia-obigrala-futbolistiv-portugalii-i-vijsla-do-12-finalu-molodiznogo-ce2023.html</text:a>
</text:p>
      <!--NEWS-->
      <text:h text:style-name="P10" text:outline-level="1">
<text:span text:style-name="T4">
Загарбники на Херсонщині примушують людей брати паспорт РФ «в обмін на життя» – Гуменюк</text:span>
</text:h>
      <text:p text:style-name="P4">
Authors: Ukrinform (Person)</text:p>
      <text:p text:style-name="P4">
Publisher: Укринформ (Organization)</text:p>
      <text:p text:style-name="P4">
Published Time: 2023-07-02T21:12:31+03:00</text:p>
      <text:p text:style-name="P4">
Modified Time: 2023-07-02T21:12:31+03:00</text:p>
      <text:p text:style-name="P4">
Description: У Херсонській області загарбники намагаються використати складну гуманітарну ситуацію на тимчасово окупованому лівому березі Дніпра для продовження примусової паспортизації. — Укрінформ.</text:p>
      <text:p text:style-name="P4">
Images: ['<text:a xlink:type="simple" xlink:href="https://static.ukrinform.com/photos/2016_12/thumb_files/630_360_1482249770-8198-pasport-rf.jpg" text:style-name="Internet_20_link" text:visited-style-name="Visited_20_Internet_20_Link">
630_360_14822...</text:a>
']</text:p>
      <text:p text:style-name="P4">
Tags: ['Херсонщина', 'Війна з Росією', 'Наталія Гуменюк']</text:p>
      <text:p text:style-name="P4">
Type: Article</text:p>
      <!--METADATA-->
      <text:p text:style-name="P4">
<draw:frame draw:style-name="fr1" draw:name="Image172" text:anchor-type="as-char" svg:width="6.9236in" svg:height="3.956343in" draw:z-index="0">
<draw:image xlink:href="../Images/yкринформ/2023-07-02T21-12-31-03-00/630_360_1482249770-8198-pasport-rf.jpg" xlink:type="simple" xlink:show="embed" xlink:actuate="onLoad" draw:mime-type="image/jpeg"/>
</draw:frame>
 У Херсонській області загарбники намагаються використати складнугуманітарну ситуацію на тимчасово окупованому лівому березі Дніпра дляпродовження примусової паспортизації.</text:p>
      <text:p text:style-name="P4">
Про це керівник об’єднаного пресцентру Сил оборони півдня Наталія Гуменюксказала в <text:a xlink:type="simple" xlink:href="https://www.youtube.com/watch" text:style-name="Internet_20_link" text:visited-style-name="Visited_20_Internet_20_Link">
 ефірі «Радіо НВ»</text:a>
 , передаєкореспондент Укрінформу.</text:p>
      <text:p text:style-name="P4">
За словами Гуменюк, загарбники продовжують шантаж населення і примусовупаспортизацію в обмін на речі першої потреби «і взагалі в обмін на життя».</text:p>
      <text:p text:style-name="P4">
<text:span text:style-name="T4">
Читайте також:</text:span>
 <text:a xlink:type="simple" xlink:href="https://www.ukrinform.ua/rubric-ato/3730580-gumenuk-rosia-zmensila-zastosuvanna-barazuucih-aviabomb.html" text:style-name="Internet_20_link" text:visited-style-name="Visited_20_Internet_20_Link">
 <text:span text:style-name="T4">
Гуменюк</text:span>
 : Росія зменшила застосування баражуючихавіабомб </text:a>
</text:p>
      <text:p text:style-name="P4">
«Тобто, рятувати з районів підтоплення людей можуть лише якщо візьмуть паспорт(РФ - ред.). Надати медичну допомогу - тільки якщо у них є російський паспорт.Отримати гуманітарну допомогу, якусь підтримку - тільки якщо є російськийпаспорт. Тобто, людей фактично ставлять перед вибором життя і смерті черезросійський паспорт», - заявила Гуменюк.</text:p>
      <text:p text:style-name="P4">
Вона наголосила, що на лівому березі дуже складна гуманітарна ситуація - немаєпитної води і неможливо використовувати наявні свердловини та джерела,потрібна тільки привозна вода.</text:p>
      <text:p text:style-name="P4">
"Дуже складна ситуація із кишковими захворюваннями, навіть самі окупантипотерпають від цього. Вони дуже хотіли побачити, як діють натовськілабораторії, і зараз кожен другий із них і є тою самою ходячою натовськоюбіолабораторією»,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Як повідомлялося, 6 червня російська армія підірвала греблю Каховської ГЕС,спричинивши затоплення частини Херсонської та Миколаївської областей ікритичне обміління Каховського водосховища.</text:p>
      <text:p text:style-name="P4">
Source: <text:a xlink:type="simple" xlink:href="https://www.ukrinform.ua/rubric-regions/3730594-zagarbniki-na-hersonsini-primusuut-ludej-brati-pasport-rf-v-obmin-na-zitta-gumenuk.html" text:style-name="Internet_20_link" text:visited-style-name="Visited_20_Internet_20_Link">
https://www.ukrinform.ua/rubric-regions/3730594-zagarbniki-na-hersonsini-primusuut-ludej-brati-pasport-rf-v-obmin-na-zitta-gumenuk.html</text:a>
</text:p>
      <!--NEWS-->
      <text:h text:style-name="P10" text:outline-level="1">
<text:span text:style-name="T4">
Візит спецпосланця Ватикану до Москви був зосереджений на гуманітарних питаннях</text:span>
</text:h>
      <text:p text:style-name="P4">
Authors: Ukrinform (Person)</text:p>
      <text:p text:style-name="P4">
Publisher: Укринформ (Organization)</text:p>
      <text:p text:style-name="P4">
Published Time: 2023-07-02T21:21:31+03:00</text:p>
      <text:p text:style-name="P4">
Modified Time: 2023-07-02T21:21:31+03:00</text:p>
      <text:p text:style-name="P4">
Description: Спецпосланець Ватикану кардинал Маттео Зуппі в неділю заявив, що його місія до Москви щодо війни в Україні була зосереджена на гуманітарних питаннях та не включала жодних обговорень щодо мирного плану. — Укрінформ.</text:p>
      <text:p text:style-name="P4">
Images: ['<text:a xlink:type="simple" xlink:href="https://static.ukrinform.com/photos/2023_05/thumb_files/630_360_1684847047-530.jpg" text:style-name="Internet_20_link" text:visited-style-name="Visited_20_Internet_20_Link">
630_360_16848...</text:a>
']</text:p>
      <text:p text:style-name="P4">
Tags: ['Ватикан', 'Росія', 'Війна з Росією']</text:p>
      <text:p text:style-name="P4">
Type: Article</text:p>
      <!--METADATA-->
      <text:p text:style-name="P4">
<draw:frame draw:style-name="fr1" draw:name="Image173" text:anchor-type="as-char" svg:width="6.9236in" svg:height="3.956343in" draw:z-index="0">
<draw:image xlink:href="../Images/yкринформ/2023-07-02T21-21-31-03-00/630_360_1684847047-530.jpg" xlink:type="simple" xlink:show="embed" xlink:actuate="onLoad" draw:mime-type="image/jpeg"/>
</draw:frame>
Спецпосланець Ватикану кардинал Маттео Зуппі в неділю заявив, що його місія доМоскви щодо війни в Україні була зосереджена на гуманітарних питаннях та невключала жодних обговорень щодо мирного плану.</text:p>
      <text:p text:style-name="P4">
Як передає Укрінформ, про це повідомляє <text:a xlink:type="simple" xlink:href="https://www.reuters.com/world/europe/papal-envoy-says-moscow-visit-focused-humanitarian-issues-not-peace-plan-2023-07-02/" text:style-name="Internet_20_link" text:visited-style-name="Visited_20_Internet_20_Link">
 Reuters</text:a>
 .</text:p>
      <text:p text:style-name="P4">
Кардинал Зуппі наголосив на важливості розв'язання гуманітарних проблем підчас зустрічей у Москві та в Києві.</text:p>
      <text:p text:style-name="P4">
Він уточнив, що мета його візиту полягала не в тому, щоб запропонуватиконкретний мирний план чи взяти участь в офіційному посередництві, а радше утому, щоб визначити пріоритетом благополуччя та захист вразливих категорійлюдей, які постраждали внаслідок війни.</text:p>
      <text:p text:style-name="P4">
<text:span text:style-name="T4">
Читайте також:</text:span>
 <text:a xlink:type="simple" xlink:href="https://www.ukrinform.ua/rubric-polytics/3728514-vatikan-moze-dopomogti-ukraini-vizvolennam-polonenih-i-povernennam-ditej-ermak.html" text:style-name="Internet_20_link" text:visited-style-name="Visited_20_Internet_20_Link">
 Ватикан може допомогти Україні визволенням полонених іповерненням дітей - Єрмак </text:a>
</text:p>
      <text:p text:style-name="P4">
Зуппі підкреслив нагальну потребу припинення насильства та збереженнялюдського життя, з особливим наголосом на захисті добробуту дітей.</text:p>
      <text:p text:style-name="P4">
Як повідомлялося, керівник Офісу Президента Андрій Єрмак заявив, що Україна непокладає надій на посередництво Ватикану у переговорах з Москвою, натомістьвітала б допомогу у визволенні полонених українців та поверненні українськихдітей.</text:p>
      <text:p text:style-name="P4">
Спеціальний посланник Папи Римського кардинал Маттео Зуппі 28-29 червняперебував з візитом у Росії у межах місії Ватикану з "досягнення справедливогомиру" в Україні.</text:p>
      <text:p text:style-name="P4">
<text:span text:style-name="T4">
Читайте також:</text:span>
 <text:a xlink:type="simple" xlink:href="https://www.ukrinform.ua/rubric-polytics/3719073-veresuk-zustrilasa-zi-specposlancem-vatikanu.html" text:style-name="Internet_20_link" text:visited-style-name="Visited_20_Internet_20_Link">
 Верещук зустрілася зі спецпосланцем Ватикану</text:a>
</text:p>
      <text:p text:style-name="P4">
5-6 червня кардинал Маттео Зуппі відвідав Україну. Зокрема, з ПрезидентомВолодимиром Зеленським він обговорив ситуацію в Україні та гуманітарнувзаємодію у межах реалізації формули миру.</text:p>
      <text:p text:style-name="P4">
Фото: KNA</text:p>
      <text:p text:style-name="P4">
Source: <text:a xlink:type="simple" xlink:href="https://www.ukrinform.ua/rubric-world/3730598-vizit-specposlanca-vatikanu-do-moskvi-buv-zoseredzenij-na-gumanitarnih-pitannah.html" text:style-name="Internet_20_link" text:visited-style-name="Visited_20_Internet_20_Link">
https://www.ukrinform.ua/rubric-world/3730598-vizit-specposlanca-vatikanu-do-moskvi-buv-zoseredzenij-na-gumanitarnih-pitannah.html</text:a>
</text:p>
      <!--NEWS-->
      <text:h text:style-name="P10" text:outline-level="1">
<text:span text:style-name="T4">
Мир у Європі можливий лише після перемоги України - Єрмак</text:span>
</text:h>
      <text:p text:style-name="P4">
Authors: Ukrinform (Person)</text:p>
      <text:p text:style-name="P4">
Publisher: Укринформ (Organization)</text:p>
      <text:p text:style-name="P4">
Published Time: 2023-07-02T21:40:00+03:00</text:p>
      <text:p text:style-name="P4">
Modified Time: 2023-07-02T21:40:00+03:00</text:p>
      <text:p text:style-name="P4">
Description: Керівник Офісу Президента Андрій Єрмак переконаний, що мир у Європі можливий тільки після перемоги України у війні проти Росії, закріпити яку має членство в НАТО.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Європа', 'НАТО', 'Єрмак', 'Війна з Росією']</text:p>
      <text:p text:style-name="P4">
Type: Article</text:p>
      <!--METADATA-->
      <text:p text:style-name="P4">
<draw:frame draw:style-name="fr1" draw:name="Image174" text:anchor-type="as-char" svg:width="6.9236in" svg:height="3.956343in" draw:z-index="0">
<draw:image xlink:href="../Images/yкринформ/2023-07-02T21-40-00-03-00/630_360_1687457216-618.jpeg" xlink:type="simple" xlink:show="embed" xlink:actuate="onLoad" draw:mime-type="image/jpeg"/>
</draw:frame>
 КерівникОфісу Президента Андрій Єрмак переконаний, що мир у Європі можливий тількипісля перемоги України у війні проти Росії, закріпити яку має членство в НАТО.</text:p>
      <text:p text:style-name="P4">
Про це Єрмак написав у <text:a xlink:type="simple" xlink:href="https://t.me/ermaka2022/3091" text:style-name="Internet_20_link" text:visited-style-name="Visited_20_Internet_20_Link">
 Телеграмі </text:a>
 , передаєУкрінформ.</text:p>
      <text:p text:style-name="P4">
«Мир у Європі можливий лише після перемоги України. А закріпити цю перемогумає членство в НАТО», - заявив очільник ОП.</text:p>
      <text:p text:style-name="P4">
За його словами, Сили оборони просуваються вперед попри велику кількість мінта перевагу ворога в повітрі. «Кожен, хто хотів побачити стрімкий бойовик знаступом, має пам‘ятати про ці речі, а також про важливість життя кожногонашого воїна», - наголосив Єрмак.</text:p>
      <text:p text:style-name="P4">
<text:span text:style-name="T4">
Читайте також:</text:span>
 <text:a xlink:type="simple" xlink:href="https://www.ukrinform.ua/rubric-polytics/3729663-ukraina-bude-gotova-obgovoruvati-dovgostrokove-vreguluvanna-pisla-vivedenna-vijsk-rf-ermak.html" text:style-name="Internet_20_link" text:visited-style-name="Visited_20_Internet_20_Link">
 Україна буде готова обговорювати довгостроковеврегулювання після виведення військ РФ – <text:span text:style-name="T4">
Єрмак</text:span>
</text:a>
</text:p>
      <text:p text:style-name="P4">
У цьому контексті він підкреслив, що Україні потрібні багатофункціональнівинищувачі F-16 і далекобійна <text:a xlink:type="simple" xlink:href="https://www.ukrinform.ua/tag-zbroa" text:style-name="Internet_20_link" text:visited-style-name="Visited_20_Internet_20_Link">
 зброя </text:a>
 .«Робимо все, щоб пришвидшити ці процеси», - запевнив керівник ОП.</text:p>
      <text:p text:style-name="P4">
Як повідомлялося, командувач ВМС віцеадмірал Олексій Неїжпапа заявив, щобагатофункціональні винищувачі F-16 потрібні України для успішного проведенняоперацій не лише на суходолі, а й на морі.</text:p>
      <text:p text:style-name="P4">
Source: <text:a xlink:type="simple" xlink:href="https://www.ukrinform.ua/rubric-ato/3730599-mir-u-evropi-mozlivij-lise-pisla-peremogi-ukraini-ermak.html" text:style-name="Internet_20_link" text:visited-style-name="Visited_20_Internet_20_Link">
https://www.ukrinform.ua/rubric-ato/3730599-mir-u-evropi-mozlivij-lise-pisla-peremogi-ukraini-ermak.html</text:a>
</text:p>
      <!--NEWS-->
      <text:h text:style-name="P10" text:outline-level="1">
<text:span text:style-name="T4">
Україна завершила виступ на III Європейських іграх: 41 медаль, третє командне місце</text:span>
</text:h>
      <text:p text:style-name="P4">
Authors: Ukrinform (Person)</text:p>
      <text:p text:style-name="P4">
Publisher: Укринформ (Organization)</text:p>
      <text:p text:style-name="P4">
Published Time: 2023-07-02T21:43:00+03:00</text:p>
      <text:p text:style-name="P4">
Modified Time: 2023-07-02T21:43:00+03:00</text:p>
      <text:p text:style-name="P4">
Description: Кракові (Польща) завершилися Європейські ігри-2023. — Укрінформ.</text:p>
      <text:p text:style-name="P4">
Images: ['<text:a xlink:type="simple" xlink:href="https://static.ukrinform.com/photos/2023_07/thumb_files/630_360_1688323225-898.jpeg" text:style-name="Internet_20_link" text:visited-style-name="Visited_20_Internet_20_Link">
630_360_16883...</text:a>
']</text:p>
      <text:p text:style-name="P4">
Tags: ['Збірна України', 'Європейські ігри']</text:p>
      <text:p text:style-name="P4">
Type: Article</text:p>
      <!--METADATA-->
      <text:p text:style-name="P4">
<draw:frame draw:style-name="fr1" draw:name="Image175" text:anchor-type="as-char" svg:width="6.9236in" svg:height="3.956343in" draw:z-index="0">
<draw:image xlink:href="../Images/yкринформ/2023-07-02T21-43-00-03-00/630_360_1688323225-898.jpeg" xlink:type="simple" xlink:show="embed" xlink:actuate="onLoad" draw:mime-type="image/jpeg"/>
</draw:frame>
 Кракові(Польща) завершилися Європейські ігри-2023.</text:p>
      <text:p text:style-name="P4">
За підсумками континентальних змагань збірна України посіла третє місце узагальнокомандному заліку, здобувши 41 нагороду - 21 золоту, 12 срібних та 8бронзових, передає Укрінформ.</text:p>
      <text:p text:style-name="P4">
<text:span text:style-name="T5">
Українські чемпіони та призери ІІІ Європейських ігор:</text:span>
</text:p>
      <text:p text:style-name="P4">
<text:span text:style-name="T4">
«золото»</text:span>
 : Людмила Лузан, Валерія Терета (каное-двійка, 500 метрів), ОлегКухарик, Ігор Трунов (байдарка-двійка, 500 метрів), Людмила Лузан (каное-одиночка, 500 метрів) - веслування на байдарках і каное; Ксенія Байло, ДанилоКоновалов, Анна Письменська, Олексій Середа (командні стрибки у воду), КсеніяБайло, Кіріл Болюх (мікст синхронні стрибки у воду, 10-метрова вишка), КірілБолюх, Олексій Середа (синхронні стрибки у воду, 10-метрова вишка), ОлегКолодій, Данило Коновалов (синхронні стрибки, 3-метровий трамплін) - стрибки уводу; Анжеліка Терлюга (55 кг), Андрій Заплітний (75 кг) - карате; НаталіяКроль (біг на 800 метрів), Марина Бех-Романчук (потрійний стрибок), ЯрославаМагучіх (стрибки у висоту) - легка атлетика; Джоан-Фейбі Бежура (одиночнийтурнір, шпага), Ольга Харлан (одиночний турнір, шабля) - фехтування; ПавлоКоростильов, Юлія Коростильова (мікст, малокаліберний пістолет, 25 метрів),Олена Костевич, Анастасія Німець, Юлія Коростильова (командний турнір,малокаліберний пістолет, 25 метрів) - кульова стрільба; Ігор Любченко (до 67кг), Олександр Єфіменко (до 71 кг), Олег Приймачов (до 91 кг) - муай-тай;Олександр Хижняк (80 кг) - бокс; Вікторія Ус (байдарка-крос) - каное-слалом.</text:p>
      <text:p text:style-name="P4">
<text:span text:style-name="T4">
«срібло»</text:span>
 : Данило Даниленко, Олег Кухарик, Іван Семикін, Ігор Трунов(байдарка-четвірка, 500 метрів), Людмила Лузан (каное-одиночка, 200 метрів) -веслування на байдарках і каное; Аніта Серьогіна (61 кг) - карате; МихайлоКохан (метання молота) - легка атлетика; Владислава Алексіїва, МаринаАлексіїва (дует, довільна програма) - артистичне плавання; Іван Кожокарь,Анастасія Павлова (мікст турнір) - стрільба з лука; Ксенія Байло, Софія Есман(синхронні стрибки, 10-метрова вишка) - стрибки у воду; Єгор Скуріхін (81 кг)- муай-тай; збірна України (жінки) - пляжний футбол; Тимур Бриков (75 кг) -кікбоксинг.</text:p>
      <text:p text:style-name="P4">
<text:span text:style-name="T4">
«бронза»</text:span>
 : Олена Костевич (пневматичний пістолет, 10 метрів) - кульовастрільба; Нікіта Філіпов (60 кг) - карате; Владислав Шепелєв (потрійнийстрибок), Артур Фельфнер (метання списа) - легка атлетика; Владислав Микитась(60 кг), Анастасія Михайленко (51 кг) - муай-тай; Володимир Станкевич(одиночний турнір, шпага) - фехтування; Артем Мельник (86 кг) - кікбоксинг.лідирує збірна Італії, в активі якої 79 нагород (24 - золоті, 23 - срібні, 32- бронзові), передає Укрінформ.</text:p>
      <text:p text:style-name="P4">
Загальнокомандний залік ЄІ-2023 виграли представники Італії - 100 нагород (35,26, 39), на другій позиції - спортсмени Іспанії - 57 (21, 17, 19).</text:p>
      <text:p text:style-name="P4">
До топ-10 також увійшли Німеччина - 63 (20, 16, 27), Франція - 52 (17, 19,26), Польща - 50 (13, 19, 18), Велика Британія - 49 (12, 10, 27), Угорщина -38 (10, 10, 18), Туреччина - 38 (9, 9, 20), Нідерланди - 19 (8, 6, 5).</text:p>
      <text:p text:style-name="P4">
Загалом у Кракові володарями медалей стали спортсмени 41-ї країни.</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text:p>
      <text:p text:style-name="P4">
Зазначимо, що на перередніх Європейських іграх у 2019 році українці здобули 51нагороду (16 золотих, 17 срібних, 18 бронзових).</text:p>
      <text:p text:style-name="P4">
Фото: НОК України.</text:p>
      <text:p text:style-name="P4">
Source: <text:a xlink:type="simple" xlink:href="https://www.ukrinform.ua/rubric-sports/3730603-ukraina-zaversila-vistup-na-iii-evropejskih-igrah-41-medal-trete-komandne-misce.html" text:style-name="Internet_20_link" text:visited-style-name="Visited_20_Internet_20_Link">
https://www.ukrinform.ua/rubric-sports/3730603-ukraina-zaversila-vistup-na-iii-evropejskih-igrah-41-medal-trete-komandne-misce.html</text:a>
</text:p>
      <!--NEWS-->
      <text:h text:style-name="P10" text:outline-level="1">
<text:span text:style-name="T4">
Росіяни за день сім разів обстріляли прикордоння Чернігівщини та Сумщини</text:span>
</text:h>
      <text:p text:style-name="P4">
Authors: Ukrinform (Person)</text:p>
      <text:p text:style-name="P4">
Publisher: Укринформ (Organization)</text:p>
      <text:p text:style-name="P4">
Published Time: 2023-07-02T21:58:00+03:00</text:p>
      <text:p text:style-name="P4">
Modified Time: 2023-07-02T21:58:00+03:00</text:p>
      <text:p text:style-name="P4">
Description: Російські війська 2 липня сім разів обстріляли прикордоння Чернігівської та Сумської областей.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text:p>
      <text:p text:style-name="P4">
Type: Article</text:p>
      <!--METADATA-->
      <text:p text:style-name="P4">
<draw:frame draw:style-name="fr1" draw:name="Image176" text:anchor-type="as-char" svg:width="6.9236in" svg:height="3.956343in" draw:z-index="0">
<draw:image xlink:href="../Images/yкринформ/2023-07-02T21-58-00-03-00/630_360_1686425057-568.jpg" xlink:type="simple" xlink:show="embed" xlink:actuate="onLoad" draw:mime-type="image/jpeg"/>
</draw:frame>
 Російськівійська 2 липня сім разів обстріляли прикордоння Чернігівської та Сумськоїобластей.</text:p>
      <text:p text:style-name="P4">
Як передає Укрінформ, про це Оперативне командування “Північ” повідомляє у <text:a xlink:type="simple" xlink:href="https://www.facebook.com/kommander.nord/posts/pfbid0ksfXxYBXPiAY3tmXe7CZVmLD4PbMfHNEJnUGxownFiKAEPUk2Fwdojyy6UQHH2FZl" text:style-name="Internet_20_link" text:visited-style-name="Visited_20_Internet_20_Link">
Фейсбуці</text:a>
.</text:p>
      <text:p text:style-name="P4">
У Чернігівські області російські війська обстріляли три населені пункти.</text:p>
      <text:p text:style-name="P4">
<text:span text:style-name="T4">
Читайте також:</text:span>
 <text:a xlink:type="simple" xlink:href="https://www.ukrinform.ua/rubric-ato/3730587-rosiani-zapustili-po-hersonsini-radiokerovanu-bombu-ta-obstrilali-fermu.html" text:style-name="Internet_20_link" text:visited-style-name="Visited_20_Internet_20_Link">
 Росіяни запустили по Херсонщині радіокеровану бомбу та<text:span text:style-name="T4">
обстріл</text:span>
 яли ферму </text:a>
</text:p>
      <text:p text:style-name="P4">
Так, в районі Карповичів 02:55 до 03:20 зафіксовано п`ять влучань, ймовірно,зі ствольної артилерії.</text:p>
      <text:p text:style-name="P4">
В районі села Клюси з 11:30 до 11:35 зафіксовано два влучання, ймовірно,росіяни обстріляли з 120-міліметрового міномета.</text:p>
      <text:p text:style-name="P4">
В районі села Архипівка з 18:25 до 18:35 зафіксовано три влучання, ймовірно,росіяни обстрілювали зі 120-міліметрового міномета.</text:p>
      <text:p text:style-name="P4">
<text:span text:style-name="T4">
Читайте також:</text:span>
 <text:a xlink:type="simple" xlink:href="https://www.ukrinform.ua/rubric-ato/3730572-vijska-rf-obstrilali-z-vazkoi-artilerii-dvi-gromadi-na-dnipropetrovsini.html" text:style-name="Internet_20_link" text:visited-style-name="Visited_20_Internet_20_Link">
 Війська РФ <text:span text:style-name="T4">
обстріл</text:span>
 яли з важкої артилерії дві громадина Дніпропетровщині </text:a>
</text:p>
      <text:p text:style-name="P4">
З 19:10 до 19:35 росіяни знову обстріляли Архипівку, ймовірно, з120-міліметрового міномета, випустивши 12 мін.</text:p>
      <text:p text:style-name="P4">
У всіх випадках інформація про втрати серед місцевого населення чи пошкодженняцивільної інфраструктури не надходила.</text:p>
      <text:p text:style-name="P4">
На Сумщині росіяни обстріляли два населені пункти.</text:p>
      <text:p text:style-name="P4">
Так, з 08:45 до 08:55 росіяни обстріляли село Білокопитове, попередньо зАГС-17, зафіксовано 15 влучань.</text:p>
      <text:p text:style-name="P4">
<text:span text:style-name="T4">
Читайте також:</text:span>
 <text:a xlink:type="simple" xlink:href="https://www.ukrinform.ua/rubric-regions/3730501-u-hersoni-cerez-vorozi-obstrili-stalisa-pat-pozez-u-budinkah.html" text:style-name="Internet_20_link" text:visited-style-name="Visited_20_Internet_20_Link">
 У Херсоні через ворожі <text:span text:style-name="T4">
обстріл</text:span>
 и сталися п’ять пожежу будинках </text:a>
</text:p>
      <text:p text:style-name="P4">
З 12:40 до 13:20 знову обстрілювали Білокопитове, ймовірно, з самохідноїартилерійської установки “НОНА”, випустивши 8 снарядів. Інформація пропошкодження цивільної інфраструктури уточнюється.</text:p>
      <text:p text:style-name="P4">
Російські війська з 16:31 до 17:10 обстрілювали село Ходине, попередньо, зіствольної артилерії, зафіксовано 10 влучань. Інформація про втрати середмісцевого населення та пошкодження цивільної інфраструктури не надходила.</text:p>
      <text:p text:style-name="P4">
Як повідомляв Укрінформ, протягом 1 липня російські агресори вчинили 25обстрілів прикордонних громад Сумської області, загалом зафіксовано 140вибухів.</text:p>
      <text:p text:style-name="P4">
Source: <text:a xlink:type="simple" xlink:href="https://www.ukrinform.ua/rubric-ato/3730602-rosiani-za-den-sim-raziv-obstrilali-prikordonna-cernigivsini-ta-sumsini.html" text:style-name="Internet_20_link" text:visited-style-name="Visited_20_Internet_20_Link">
https://www.ukrinform.ua/rubric-ato/3730602-rosiani-za-den-sim-raziv-obstrilali-prikordonna-cernigivsini-ta-sumsini.html</text:a>
</text:p>
      <!--NEWS-->
      <text:h text:style-name="P10" text:outline-level="1">
<text:span text:style-name="T4">
Українці Чорногуз і Кочанов стали бронзовими призерами Євро-2023 з вільної боротьби</text:span>
</text:h>
      <text:p text:style-name="P4">
Authors: Ukrinform (Person)</text:p>
      <text:p text:style-name="P4">
Publisher: Укринформ (Organization)</text:p>
      <text:p text:style-name="P4">
Published Time: 2023-07-02T22:13:00+03:00</text:p>
      <text:p text:style-name="P4">
Modified Time: 2023-07-02T22:13:00+03:00</text:p>
      <text:p text:style-name="P4">
Description: У заключний день чемпіонату Європи зі спортивної боротьби (атлети до 20-ти років) у Сантьяго-де-Компостела (Іспанія) на п'єдестал змагань піднялися українці Іван Чорногуз та Володимир Кочанов. — Укрінформ.</text:p>
      <text:p text:style-name="P4">
Images: ['<text:a xlink:type="simple" xlink:href="https://static.ukrinform.com/photos/2023_07/thumb_files/630_360_1688325160-672.jpg" text:style-name="Internet_20_link" text:visited-style-name="Visited_20_Internet_20_Link">
630_360_16883...</text:a>
']</text:p>
      <text:p text:style-name="P4">
Tags: ['вільна боротьба']</text:p>
      <text:p text:style-name="P4">
Type: Article</text:p>
      <!--METADATA-->
      <text:p text:style-name="P4">
<draw:frame draw:style-name="fr1" draw:name="Image177" text:anchor-type="as-char" svg:width="6.9236in" svg:height="3.956343in" draw:z-index="0">
<draw:image xlink:href="../Images/yкринформ/2023-07-02T22-13-00-03-00/630_360_1688325160-672.jpg" xlink:type="simple" xlink:show="embed" xlink:actuate="onLoad" draw:mime-type="image/jpeg"/>
</draw:frame>
 Узаключний день чемпіонату Європи зі спортивної боротьби (атлети до 20-тироків) у Сантьяго-де-Компостела (Іспанія) на п'єдестал змагань піднялисяукраїнці Іван Чорногуз та Володимир Кочанов.</text:p>
      <text:p text:style-name="P4">
Чорногуз виграв «бронзу» у ваговій категорії до 86 кг, а Кочанов ставбронзовим призером чемпіонату Європи з вільної боротьби у вазі до 125 кг,передає Укрінформ.</text:p>
      <text:p text:style-name="P4">
<text:span text:style-name="T4">
Читайте також:</text:span>
 <text:a xlink:type="simple" xlink:href="https://www.ukrinform.ua/rubric-sports/3730406-ukrainski-vilniki-zdobuli-dva-zolota-na-cempionati-evropi-u20.html" text:style-name="Internet_20_link" text:visited-style-name="Visited_20_Internet_20_Link">
 Українські «вільники» здобули два «золота» на чемпіонатіЄвропи U20 </text:a>
</text:p>
      <text:p text:style-name="P4">
Днем раніше «золото» Євро-2023 (U20) здобули Микита Зубаль (65 кг) та ІванПримаченко (97 кг).</text:p>
      <text:p text:style-name="P4">
Фото: ukrwrestling.com.ua.</text:p>
      <text:p text:style-name="P4">
Source: <text:a xlink:type="simple" xlink:href="https://www.ukrinform.ua/rubric-sports/3730608-ukrainci-cornoguz-i-kocanov-stali-bronzovimi-prizerami-evro2023-z-vilnoi-borotbi.html" text:style-name="Internet_20_link" text:visited-style-name="Visited_20_Internet_20_Link">
https://www.ukrinform.ua/rubric-sports/3730608-ukrainci-cornoguz-i-kocanov-stali-bronzovimi-prizerami-evro2023-z-vilnoi-borotbi.html</text:a>
</text:p>
      <!--NEWS-->
      <text:h text:style-name="P10" text:outline-level="1">
<text:span text:style-name="T4">
Танки Leopard в Україні покажуть, на що вони здатні - Резніков</text:span>
</text:h>
      <text:p text:style-name="P4">
Authors: Ukrinform (Person)</text:p>
      <text:p text:style-name="P4">
Publisher: Укринформ (Organization)</text:p>
      <text:p text:style-name="P4">
Published Time: 2023-07-02T22:17:00+03:00</text:p>
      <text:p text:style-name="P4">
Modified Time: 2023-07-02T22:17:00+03:00</text:p>
      <text:p text:style-name="P4">
Description: Передані Німеччиною танки Leopard незабаром покажуть свою роботу на бойових позиціях в Україні. — Укрінформ.</text:p>
      <text:p text:style-name="P4">
Images: ['<text:a xlink:type="simple" xlink:href="https://static.ukrinform.com/photos/2023_06/thumb_files/630_360_1687962715-965.png" text:style-name="Internet_20_link" text:visited-style-name="Visited_20_Internet_20_Link">
630_360_16879...</text:a>
']</text:p>
      <text:p text:style-name="P4">
Tags: ['Резніков', 'Війна з Росією', ' танк Leopard']</text:p>
      <text:p text:style-name="P4">
Type: Article</text:p>
      <!--METADATA-->
      <text:p text:style-name="P4">
<draw:frame draw:style-name="fr1" draw:name="Image178" text:anchor-type="as-char" svg:width="6.9236in" svg:height="3.956343in" draw:z-index="0">
<draw:image xlink:href="../Images/yкринформ/2023-07-02T22-17-00-03-00/630_360_1687962715-965.png" xlink:type="simple" xlink:show="embed" xlink:actuate="onLoad" draw:mime-type="image/png"/>
</draw:frame>
 ПереданіНімеччиною танки Leopard незабаром покажуть свою роботу на бойових позиціях вУкраїні.</text:p>
      <text:p text:style-name="P4">
Про це міністр оборони Олексій Резніков написав у <text:a xlink:type="simple" xlink:href="https://twitter.com/oleksiireznikov/status/1675385170361212933" text:style-name="Internet_20_link" text:visited-style-name="Visited_20_Internet_20_Link">
 Твіттері</text:a>
, передає Укрінформ.</text:p>
      <text:p text:style-name="P4">
"Леопард - горда та сильна тварина. Він любить свободу, чесну боротьбу тасмачну їжу. Десятки "леопардів" приїхали в Україну, щоб показати, на що вониздатні. І їхній час прийде!" - йдеться у дописі.</text:p>
      <text:p text:style-name="P4">
<text:span text:style-name="T4">
Читайте також:</text:span>
 <text:a xlink:type="simple" xlink:href="https://www.ukrinform.ua/rubric-ato/3730202-ispania-nadast-ukraini-dodatkovo-cotiri-tanki-leopard-i-bronetransporteri.html" text:style-name="Internet_20_link" text:visited-style-name="Visited_20_Internet_20_Link">
 Іспанія надасть Україні додатково чотири танки<text:span text:style-name="T4">
Leopard</text:span>
 і бронетранспортери </text:a>
</text:p>
      <text:p text:style-name="P4">
Резніков також подякував міністру оборони Німеччини Борисові Пісторіусу.</text:p>
      <text:p text:style-name="Quotations">

<text:p text:style-name="P4">
The Leopard is a proud and strong animal. It loves freedom, a fair fight and&gt;
 good food.  &gt;
  Dozens of Leopards came to Ukraine to show what they are capable of. And&gt;
 their time will come!  &gt;
  Thank you to Minister Boris Pistorius <text:a xlink:type="simple" xlink:href="https://twitter.com/BMVg_Bundeswehr" text:style-name="Internet_20_link" text:visited-style-name="Visited_20_Internet_20_Link">
 @BMVg_Bundeswehr&gt;
 </text:a>
 <text:a xlink:type="simple" xlink:href="https://t.co/dHEjxdmEKm" text:style-name="Internet_20_link" text:visited-style-name="Visited_20_Internet_20_Link">
&gt;
 pic.twitter.com/dHEjxdmEKm </text:a>
&gt;
&gt;
 — Oleksii Reznikov (@oleksiireznikov) <text:a xlink:type="simple" xlink:href="https://twitter.com/oleksiireznikov/status/1675385170361212933" text:style-name="Internet_20_link" text:visited-style-name="Visited_20_Internet_20_Link">
 July 2, 2023&gt;
 </text:a>
</text:p>

</text:p>
      <text:p text:style-name="P4">
Як повідомлялося, Іспанія незабаром поставить в Україні додатково 4 танкиLeopard, бронетранспортери та мобільний польовий госпіталь, заявив Прем'єр-міністр Педро Санчес під час візиту у Київ.</text:p>
      <text:p text:style-name="P4">
Фото: Getty Images</text:p>
      <text:p text:style-name="P4">
Source: <text:a xlink:type="simple" xlink:href="https://www.ukrinform.ua/rubric-ato/3730604-tanki-leopard-v-ukraini-pokazut-na-so-voni-zdatni-reznikov.html" text:style-name="Internet_20_link" text:visited-style-name="Visited_20_Internet_20_Link">
https://www.ukrinform.ua/rubric-ato/3730604-tanki-leopard-v-ukraini-pokazut-na-so-voni-zdatni-reznikov.html</text:a>
</text:p>
      <!--NEWS-->
      <text:h text:style-name="P10" text:outline-level="1">
<text:span text:style-name="T4">
У ВМС розповіли про плани створення протимінного дивізіону</text:span>
</text:h>
      <text:p text:style-name="P4">
Authors: Ukrinform (Person)</text:p>
      <text:p text:style-name="P4">
Publisher: Укринформ (Organization)</text:p>
      <text:p text:style-name="P4">
Published Time: 2023-07-02T22:36:00+03:00</text:p>
      <text:p text:style-name="P4">
Modified Time: 2023-07-02T22:36:00+03:00</text:p>
      <text:p text:style-name="P4">
Description: У Військово-Морських Силах ЗСУ планують створити протимінний дивізіон задля безпеки цивільного судноплавства. — Укрінформ.</text:p>
      <text:p text:style-name="P4">
Images: ['<text:a xlink:type="simple" xlink:href="https://static.ukrinform.com/photos/2022_06/thumb_files/630_360_1654949975-164.jpg" text:style-name="Internet_20_link" text:visited-style-name="Visited_20_Internet_20_Link">
630_360_16549...</text:a>
']</text:p>
      <text:p text:style-name="P4">
Tags: ['Розмінування', 'ВМС України', 'Корабель',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7-02T22-36-00-03-00/630_360_1654949975-164.jpg" xlink:type="simple" xlink:show="embed" xlink:actuate="onLoad" draw:mime-type="image/jpeg"/>
</draw:frame>
 УВійськово-Морських Силах ЗСУ планують створити протимінний дивізіон задлябезпеки цивільного судноплавства.</text:p>
      <text:p text:style-name="P4">
Про це в ефірі телемарафону «Єдині новини» повідомив речник ВМС ЗСУ ДмитроПлетенчук, передає Укрінформ.</text:p>
      <text:p text:style-name="P4">
«Ми рухаємося вперед, і що стосується подальших перспектив, то заразобговорюється створення повноцінного протимінного дивізіону, бо одне зголовних наших завдань – це забезпечення безпеки цивільного судноплавства вакваторіях наших морів», - сказав він, наголосивши, що мінна безпека є одниміз пріоритетів.</text:p>
      <text:p text:style-name="P4">
За словами речника, ВМС уже мають два протимінні <text:a xlink:type="simple" xlink:href="https://www.ukrinform.ua/tag-korabel" text:style-name="Internet_20_link" text:visited-style-name="Visited_20_Internet_20_Link">
 кораблі</text:a>
 , які беруть участь у навчаннях SeaBreeze. «І сподіваємося, що мінімум чотири одиниці таких буде. Ще два корабліми очікуємо від Нідерландів», - поінформував Плетенчук.</text:p>
      <text:p text:style-name="P4">
<text:span text:style-name="T4">
Читайте також:</text:span>
 <text:a xlink:type="simple" xlink:href="https://www.ukrinform.ua/rubric-ato/3729685-u-britanii-ukrainski-moraki-navcalisa-keruvati-pidvodnimi-dronami.html" text:style-name="Internet_20_link" text:visited-style-name="Visited_20_Internet_20_Link">
 У Британії українські моряки навчалися керуватипідводними дронами </text:a>
</text:p>
      <text:p text:style-name="P4">
Він зазначив, що розмінування проводиться постійно: «У нас є мобільна група зрозмінування, яка постійно опікується тими боєприпасами, що потрапляють у зонувидимості, у прибережній зоні, або тими, які викидає на берег. Так само і підводою».</text:p>
      <text:p text:style-name="P4">
Плетенчук зауважив, що повноцінна операція з розмінування акваторії – це дужескладна операція, яка потребує низки сприятливих факторів, насамперед -припинення бойових дій.</text:p>
      <text:p text:style-name="P4">
Нагадаємо, у 2015 році указом Президента було встановлено, що День Військово-морських сил ЗСУ відзначається в першу неділю липня. Цього року свято припалона 2 липня.</text:p>
      <text:p text:style-name="P4">
Source: <text:a xlink:type="simple" xlink:href="https://www.ukrinform.ua/rubric-ato/3730611-u-vms-rozpovili-pro-plani-stvorenna-protiminnogo-divizionu.html" text:style-name="Internet_20_link" text:visited-style-name="Visited_20_Internet_20_Link">
https://www.ukrinform.ua/rubric-ato/3730611-u-vms-rozpovili-pro-plani-stvorenna-protiminnogo-divizionu.html</text:a>
</text:p>
      <!--NEWS-->
      <text:h text:style-name="P10" text:outline-level="1">
<text:span text:style-name="T4">
Шольц пояснив, чому ФРН зараз не дає Україні далекобійну зброю і безпекові гарантії</text:span>
</text:h>
      <text:p text:style-name="P4">
Authors: Ukrinform (Person)</text:p>
      <text:p text:style-name="P4">
Publisher: Укринформ (Organization)</text:p>
      <text:p text:style-name="P4">
Published Time: 2023-07-02T22:55:00+03:00</text:p>
      <text:p text:style-name="P4">
Modified Time: 2023-07-02T22:55:00+03:00</text:p>
      <text:p text:style-name="P4">
Description: Німеччина проти того, щоби її зброя використовувалася на російській території, а безпекові гарантії готова дати лише після того, як завершиться війна. — Укрінформ.</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Шольц', 'Війна з Росією']</text:p>
      <text:p text:style-name="P4">
Type: Article</text:p>
      <!--METADATA-->
      <text:p text:style-name="P4">
<draw:frame draw:style-name="fr1" draw:name="Image180" text:anchor-type="as-char" svg:width="6.9236in" svg:height="3.956343in" draw:z-index="0">
<draw:image xlink:href="../Images/yкринформ/2023-07-02T22-55-00-03-00/630_360_1684667979-196.jpg" xlink:type="simple" xlink:show="embed" xlink:actuate="onLoad" draw:mime-type="image/jpeg"/>
</draw:frame>
 Німеччинапроти того, щоби її зброя використовувалася на російській території, абезпекові гарантії готова дати лише після того, як завершиться війна.</text:p>
      <text:p text:style-name="P4">
Про це заявив канцлер ФРН Олаф Шольц, відповідаючи у прямому ефірі телеканалу<text:a xlink:type="simple" xlink:href="https://www.youtube.com/watch" text:style-name="Internet_20_link" text:visited-style-name="Visited_20_Internet_20_Link">
 ARD </text:a>
 назапитання громадян, передає Укрінформ.</text:p>
      <text:p text:style-name="P4">
«Ми уважно перевіряємо всі заявки, про що нас просять. Але для нас дієпринцип, який ми поділяємо з американським президентом: ми не хочемо, щобизброя, яку ми передаємо, використовувалася для того, щоби вразити російськутериторію, вона має слугувати захисту України та повернення нею її територій»,- заявив Шольц.</text:p>
      <text:p text:style-name="P4">
<text:span text:style-name="T4">
Читайте також:</text:span>
 <text:a xlink:type="simple" xlink:href="https://www.ukrinform.ua/rubric-polytics/3729861-evrokomisia-se-ne-znajsla-mehanizmu-ak-vikoristati-rosijski-aktivi-v-interesah-ukraini-solc.html" text:style-name="Internet_20_link" text:visited-style-name="Visited_20_Internet_20_Link">
 Єврокомісія ще не знайшла механізму, як використатиросійські активи в інтересах України - <text:span text:style-name="T4">
Шольц</text:span>
</text:a>
</text:p>
      <text:p text:style-name="P4">
Так він відповів на запитання глядачки, чому Німеччина не передає Українідалекобійні ракети TAURUS.</text:p>
      <text:p text:style-name="P4">
Канцлер підкреслив при цьому, що ФРН є другим партнером України за обсягаминадання допомоги, яку назвав «дуже ефективною». Зокрема, він згадав наданнясистем ППО, танків і артилерії, а також і підготовку українських військових.Це, за його словами, саме те чого Україна потребує найбільше зараз, колипроводить наступ. «Ми передали дуже багато танків», - також запевнив главауряду.</text:p>
      <text:p text:style-name="P4">
Шольц при цьому підкреслив, що «Крим належить протягом дуже-дуже тривалогочасу Україні».</text:p>
      <text:p text:style-name="P4">
<text:span text:style-name="T4">
Читайте також:</text:span>
 <text:a xlink:type="simple" xlink:href="https://www.ukrinform.ua/rubric-world/3729250-zahid-ne-stavit-za-metu-zminu-rezimu-v-rf-solc.html" text:style-name="Internet_20_link" text:visited-style-name="Visited_20_Internet_20_Link">
 Захід не ставить за мету зміну режиму в РФ - <text:span text:style-name="T4">
Шольц</text:span>
</text:a>
</text:p>
      <text:p text:style-name="P4">
Політик також опосередковано відповів на слова міністра закордонних справУкраїни Дмитра Кулеби, який в інтерв’ю німецьким газетам закликав німецькекерівництво не повторювати помилку ексканцлерки Ангели Меркель, яказаблокувала перспективу членства України в НАТО у 2008 році.</text:p>
      <text:p text:style-name="P4">
«Однією з умов членства є відсутність нерозв’язаних прикордонних конфліктів»,- сказав Шольц, підкресливши, що зрозумілим є, і українці це знають, що дозавершення війни про вступ до НАТО йтиметься не може.</text:p>
      <text:p text:style-name="P4">
Водночас сказав Шольц, Німеччина належить до країн, які зобов’язалисярозробити безпекові гарантії для України «на час після війни, коли наступитьмир». Ці гарантії активно обговорюються з українською стороною чи не відпочатку війни разом з партнерами, насамперед США, запевнив він.</text:p>
      <text:p text:style-name="P4">
<text:span text:style-name="T4">
Читайте також:</text:span>
 <text:a xlink:type="simple" xlink:href="https://www.ukrinform.ua/rubric-world/3728990-stoltenberg-sklikav-na-6-lipna-zustric-sodo-vstupu-svecii-v-nato.html" text:style-name="Internet_20_link" text:visited-style-name="Visited_20_Internet_20_Link">
 Столтенберг скликав на 6 липня зустріч щодо вступу Швеціїв НАТО </text:a>
</text:p>
      <text:p text:style-name="P4">
Більш актуальним завданням глава німецького уряду вважає зараз те, аби подбатипро спільну підтримку України в її обороні та забезпечити безпекові гарантії«на повоєнний час».</text:p>
      <text:p text:style-name="P4">
Дмитро Кулеба в інтерв’ю закликав німецьких політиків не повторювати помилку,яку зробила ексканцлерка Ангела Меркель у Бухаресті у 2008 році, коли різковиступила проти будь-якого прогресу на шляху до членства України в НАТО. Церішення, підкреслив він, відкрило Путіну можливість вдертися до Грузії тапродовжити свою дестабілізаційну діяльність у регіоні, зрештою незаконноанексувавши Крим. Якби Україна була прийнята в НАТО до 2014 року, не було бнезаконної анексії Криму, ее було б війни на Донбасі, не було бширокомасштабного вторгнення, - переконаний міністр.</text:p>
      <text:p text:style-name="P4">
Фото: Pool</text:p>
      <text:p text:style-name="P4">
Source: <text:a xlink:type="simple" xlink:href="https://www.ukrinform.ua/rubric-world/3730613-solc-poasniv-comu-frn-zaraz-ne-dae-ukraini-dalekobijnu-zbrou-i-bezpekovi-garantii.html" text:style-name="Internet_20_link" text:visited-style-name="Visited_20_Internet_20_Link">
https://www.ukrinform.ua/rubric-world/3730613-solc-poasniv-comu-frn-zaraz-ne-dae-ukraini-dalekobijnu-zbrou-i-bezpekovi-garantii.html</text:a>
</text:p>
      <!--NEWS-->
      <text:h text:style-name="P10" text:outline-level="1">
<text:span text:style-name="T4">
Ворог обстріляв Костянтинівку, двоє поранених</text:span>
</text:h>
      <text:p text:style-name="P4">
Authors: Ukrinform (Person)</text:p>
      <text:p text:style-name="P4">
Publisher: Укринформ (Organization)</text:p>
      <text:p text:style-name="P4">
Published Time: 2023-07-02T23:12:00+03:00</text:p>
      <text:p text:style-name="P4">
Modified Time: 2023-07-02T23:12:00+03:00</text:p>
      <text:p text:style-name="P4">
Description: Унаслідок обстрілу військами РФ міста Костянтинівка Донецької області поранені двоє людей, одна з них у важкому стані. — Укрінформ.</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Війна з Росією']</text:p>
      <text:p text:style-name="P4">
Type: Article</text:p>
      <!--METADATA-->
      <text:p text:style-name="P4">
<draw:frame draw:style-name="fr1" draw:name="Image181" text:anchor-type="as-char" svg:width="6.9236in" svg:height="3.956343in" draw:z-index="0">
<draw:image xlink:href="../Images/yкринформ/2023-07-02T23-12-00-03-00/630_360_1684167193-844.jpg" xlink:type="simple" xlink:show="embed" xlink:actuate="onLoad" draw:mime-type="image/jpeg"/>
</draw:frame>
 Унаслідокобстрілу військами РФ міста Костянтинівка Донецької області поранені двоєлюдей, одна з них у важкому стані.</text:p>
      <text:p text:style-name="P4">
Як передає Укрінформ із посиланням на <text:a xlink:type="simple" xlink:href="https://suspilne.media/520203-vijskovi-rf-obstrilali-kostantinivku-poraneni-dvoe-ludej-colovik-u-vazkomu-stani/" text:style-name="Internet_20_link" text:visited-style-name="Visited_20_Internet_20_Link">
 Суспільне Донбас</text:a>
 , про це повідомив очільникКостянтинівської МВА Олексій Рослов.</text:p>
      <text:p text:style-name="P4">
"Приблизно о 19.40 відбувся обстріл військовими РФ міста Костянтинівка.Внаслідок обстрілу порені двоє людей. Чоловік перебуває у важкому стані, ужінки стабільний стан", — розповів він.</text:p>
      <text:p text:style-name="P4">
Керівник Костянтинівської МВА додав, що <text:a xlink:type="simple" xlink:href="https://www.ukrinform.ua/tag-obstril" text:style-name="Internet_20_link" text:visited-style-name="Visited_20_Internet_20_Link">
 обстрілом</text:a>
 пошкоджені шість приватних будинків таодна господарча споруда.</text:p>
      <text:p text:style-name="P4">
<text:span text:style-name="T4">
Читайте також:</text:span>
 <text:a xlink:type="simple" xlink:href="https://www.ukrinform.ua/rubric-ato/3730006-zagarbniki-obstrilali-mikolaivku-na-doneccini-e-zagiblij-ta-poranena.html" text:style-name="Internet_20_link" text:visited-style-name="Visited_20_Internet_20_Link">
 Загарбники обстріляли Миколаївку на <text:span text:style-name="T4">
Донечч</text:span>
 ині, єзагиблий та поранена </text:a>
</text:p>
      <text:p text:style-name="P4">
Як повідомлялося, російські загарбники у суботу, 1 липня, <text:a xlink:type="simple" xlink:href="https://www.ukrinform.ua/rubric-regions/3730367-zagarbniki-minuloi-dobi-vbili-civilnogo-na-doneccini-troh-poranili.html" text:style-name="Internet_20_link" text:visited-style-name="Visited_20_Internet_20_Link">
 вбили одногожителя Донецької області </text:a>
 , ще трьох цивільних поранили.</text:p>
      <text:p text:style-name="P4">
<text:span text:style-name="T5">
Фото ілюстративне: Донецька ОВА</text:span>
</text:p>
      <text:p text:style-name="P4">
Source: <text:a xlink:type="simple" xlink:href="https://www.ukrinform.ua/rubric-ato/3730617-vorog-obstrilav-kostantinivku-dvoe-poranenih.html" text:style-name="Internet_20_link" text:visited-style-name="Visited_20_Internet_20_Link">
https://www.ukrinform.ua/rubric-ato/3730617-vorog-obstrilav-kostantinivku-dvoe-poranenih.html</text:a>
</text:p>
      <!--NEWS-->
      <text:h text:style-name="P10" text:outline-level="1">
<text:span text:style-name="T4">
Повітряні сили попереджають про запуск «Шахедів» з півдня</text:span>
</text:h>
      <text:p text:style-name="P4">
Authors: Ukrinform (Person)</text:p>
      <text:p text:style-name="P4">
Publisher: Укринформ (Organization)</text:p>
      <text:p text:style-name="P4">
Published Time: 2023-07-02T23:28:00+03:00</text:p>
      <text:p text:style-name="P4">
Modified Time: 2023-07-02T23:28:00+03:00</text:p>
      <text:p text:style-name="P4">
Description: Російські війська здійснили запуск дронів-камікадзе з південного напрямку. — Укрінформ.</text:p>
      <text:p text:style-name="P4">
Images: ['<text:a xlink:type="simple" xlink:href="https://static.ukrinform.com/photos/2022_10/thumb_files/630_360_1665475012-102.jpg" text:style-name="Internet_20_link" text:visited-style-name="Visited_20_Internet_20_Link">
630_360_16654...</text:a>
']</text:p>
      <text:p text:style-name="P4">
Tags: ['Повітряні сили ЗСУ', 'Війна з Росією', 'Дрон-камікадзе']</text:p>
      <text:p text:style-name="P4">
Type: Article</text:p>
      <!--METADATA-->
      <text:p text:style-name="P4">
<draw:frame draw:style-name="fr1" draw:name="Image182" text:anchor-type="as-char" svg:width="6.9236in" svg:height="3.956343in" draw:z-index="0">
<draw:image xlink:href="../Images/yкринформ/2023-07-02T23-28-00-03-00/630_360_1665475012-102.jpg" xlink:type="simple" xlink:show="embed" xlink:actuate="onLoad" draw:mime-type="image/jpeg"/>
</draw:frame>
 Російськівійська здійснили запуск дронів-камікадзе з південного напрямку.</text:p>
      <text:p text:style-name="P4">
Про це Повітряні сили ЗСУ повідомили в <text:a xlink:type="simple" xlink:href="https://t.me/s/kpszsu" text:style-name="Internet_20_link" text:visited-style-name="Visited_20_Internet_20_Link">
 Телеграмі </text:a>
 ,передає Укрінформ.</text:p>
      <text:p text:style-name="P4">
«Зафіксовано запуск БпЛА «Shahed» з Приморсько-Ахтарська. Орієнтовний часвходження в повітряний простір України – близько півночі», - йдеться вповідомленні.</text:p>
      <text:p text:style-name="P4">
У Повітряних силах нагадали, що в разі оголошенні <text:a xlink:type="simple" xlink:href="https://www.ukrinform.ua/tag-povitrana-trivoga" text:style-name="Internet_20_link" text:visited-style-name="Visited_20_Internet_20_Link">
 повітряної тривоги</text:a>
 слід прямувати в укриття.</text:p>
      <text:p text:style-name="P4">
<text:span text:style-name="T4">
Читайте також:</text:span>
 <text:a xlink:type="simple" xlink:href="https://www.ukrinform.ua/rubric-ato/3730407-u-povitranih-silah-ne-viklucaut-so-iran-moze-postacati-rosii-droni-mohajer6.html" text:style-name="Internet_20_link" text:visited-style-name="Visited_20_Internet_20_Link">
 У Повітряних силах не виключають, що Іран може постачатиРосії дрони Mohajer-6 </text:a>
</text:p>
      <text:p text:style-name="P4">
Як повідомлялося, минулої ночі <text:a xlink:type="simple" xlink:href="https://www.ukrinform.ua/rubric-ato/3730385-sili-ppo-znisili-unoci-visim-droniv-shahed-i-tri-raketi-kalibr.html" text:style-name="Internet_20_link" text:visited-style-name="Visited_20_Internet_20_Link">
 сили протиповітряної оборони знищили</text:a>
 вісім ворожих ударних БпЛА «Shahed»ітри крилаті ракети «Калібр».</text:p>
      <text:p text:style-name="P4">
Source: <text:a xlink:type="simple" xlink:href="https://www.ukrinform.ua/rubric-ato/3730619-povitrani-sili-poperedzaut-pro-zapusk-sahediv-z-pivdna.html" text:style-name="Internet_20_link" text:visited-style-name="Visited_20_Internet_20_Link">
https://www.ukrinform.ua/rubric-ato/3730619-povitrani-sili-poperedzaut-pro-zapusk-sahediv-z-pivdna.html</text:a>
</text:p>
      <!--NEWS-->
      <text:h text:style-name="P10" text:outline-level="1">
<text:span text:style-name="T4">
«Формула-1»: Ферстаппен виграв Гран-прі Австрії</text:span>
</text:h>
      <text:p text:style-name="P4">
Authors: Ukrinform (Person)</text:p>
      <text:p text:style-name="P4">
Publisher: Укринформ (Organization)</text:p>
      <text:p text:style-name="P4">
Published Time: 2023-07-02T23:31:36+03:00</text:p>
      <text:p text:style-name="P4">
Modified Time: 2023-07-02T23:31:36+03:00</text:p>
      <text:p text:style-name="P4">
Description: У Шпільберзі завершилася чергова автогонка «Формули-1» сезону-2023 - Гран-прі Австрії. — Укрінформ.</text:p>
      <text:p text:style-name="P4">
Images: ['<text:a xlink:type="simple" xlink:href="https://static.ukrinform.com/photos/2023_07/thumb_files/630_360_1688329840-956.jpg" text:style-name="Internet_20_link" text:visited-style-name="Visited_20_Internet_20_Link">
630_360_16883...</text:a>
']</text:p>
      <text:p text:style-name="P4">
Tags: ['Формула-1']</text:p>
      <text:p text:style-name="P4">
Type: Article</text:p>
      <!--METADATA-->
      <text:p text:style-name="P4">
<draw:frame draw:style-name="fr1" draw:name="Image183" text:anchor-type="as-char" svg:width="6.9236in" svg:height="3.956343in" draw:z-index="0">
<draw:image xlink:href="../Images/yкринформ/2023-07-02T23-31-36-03-00/630_360_1688329840-956.jpg" xlink:type="simple" xlink:show="embed" xlink:actuate="onLoad" draw:mime-type="image/jpeg"/>
</draw:frame>
 УШпільберзі завершилася чергова автогонка «Формули-1» сезону-2023 - Гран-пріАвстрії.</text:p>
      <text:p text:style-name="P4">
Переможцем став пілот «Ред Булл» нідерландський автогонщик Макс Ферстаппен,повідомляє Укрінформ.</text:p>
      <text:p text:style-name="P4">
Друга позиція у Шарля Леклера з Монако «Феррарі», третім фінішував мексиканецьСерхіо Перес («Ред Булл»).</text:p>
      <text:p text:style-name="P4">
Ферстаппен залишається лідером загального заліку (229 очок), збільшивши відриввід свого напарника з «Ред Булл» Серхіо Переса (148).</text:p>
      <text:p text:style-name="P4">
Третім іде іспанець Фернандо Алонсо з «Астон Мартін» (131).</text:p>
      <text:p text:style-name="P4">
<text:span text:style-name="T4">
Читайте також:</text:span>
 <text:a xlink:type="simple" xlink:href="https://www.ukrinform.ua/rubric-sports/3718204-formula1-granpri-ispanii2023-ferstappen-zdobuv-peremogu.html" text:style-name="Internet_20_link" text:visited-style-name="Visited_20_Internet_20_Link">
 «Формула-1», Гран-прі Іспанії-2023: <text:span text:style-name="T4">
Ферстаппен</text:span>
 здобувперемогу </text:a>
</text:p>
      <text:p text:style-name="P4">
Наступний етап «Формули-1» (Гран-прі Великої Британії) пройде 9 липня вСільверстоуні (Англія).</text:p>
      <text:p text:style-name="P4">
Фото: Getty Images/Global Images Ukraine.</text:p>
      <text:p text:style-name="P4">
Source: <text:a xlink:type="simple" xlink:href="https://www.ukrinform.ua/rubric-sports/3730618-formula1-ferstappen-vigrav-granpri-avstrii.html" text:style-name="Internet_20_link" text:visited-style-name="Visited_20_Internet_20_Link">
https://www.ukrinform.ua/rubric-sports/3730618-formula1-ferstappen-vigrav-granpri-avstrii.html</text:a>
</text:p>
      <!--NEWS-->
      <text:h text:style-name="P10" text:outline-level="1">
<text:span text:style-name="T4">
В Україні завтра – короткочасні дощі, вдень до +30°</text:span>
</text:h>
      <text:p text:style-name="P4">
Authors: Ukrinform (Person)</text:p>
      <text:p text:style-name="P4">
Publisher: Укринформ (Organization)</text:p>
      <text:p text:style-name="P4">
Published Time: 2023-07-02T23:43:00+03:00</text:p>
      <text:p text:style-name="P4">
Modified Time: 2023-07-02T23:43:00+03:00</text:p>
      <text:p text:style-name="P4">
Description: В Україні у понеділок очікуються короткочасні дощі, місцями грози, температура вночі 14-19°, вдень 25-30°. — Укрінформ.</text:p>
      <text:p text:style-name="P4">
Images: ['<text:a xlink:type="simple" xlink:href="https://static.ukrinform.com/photos/2019_05/thumb_files/630_360_1559033385-189.jpg" text:style-name="Internet_20_link" text:visited-style-name="Visited_20_Internet_20_Link">
630_360_15590...</text:a>
']</text:p>
      <text:p text:style-name="P4">
Tags: ['Дощ', 'Гроза', 'Погода', 'Прогноз', 'Літо']</text:p>
      <text:p text:style-name="P4">
Type: Article</text:p>
      <!--METADATA-->
      <text:p text:style-name="P4">
<draw:frame draw:style-name="fr1" draw:name="Image184" text:anchor-type="as-char" svg:width="6.9236in" svg:height="3.956343in" draw:z-index="0">
<draw:image xlink:href="../Images/yкринформ/2023-07-02T23-43-00-03-00/630_360_1559033385-189.jpg" xlink:type="simple" xlink:show="embed" xlink:actuate="onLoad" draw:mime-type="image/jpeg"/>
</draw:frame>
 В Україніу понеділок очікуються короткочасні дощі, місцями грози, температура вночі14-19°, вдень 25-30°.</text:p>
      <text:p text:style-name="P4">
Про це Укрінформу повідомили в Українському гідрометцентрі.</text:p>
      <text:p text:style-name="P4">
"В Україні, крім південно-східних та північно-західних областей, короткочаснідощі, місцями грози. Вітер північно-західний (на півдні та сході країнипівденно-західний), 5-10 м/с. Температура вночі 14-19°, вдень 25-30°; вКарпатах вночі 9-14°, вдень 18-23°", - йдеться в повідомленні.</text:p>
      <text:p text:style-name="P4">
У Києві та області 3 липня місцями очікується короткочасний дощ, подекудигроза. Вітер північно-західний, 5-10 м/с. У столиці температура вночі 17-19°,вдень 26-28°, на Київщині вночі 14-19°, вдень 25-30°.</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text:span>
 ологи </text:a>
</text:p>
      <text:p text:style-name="P4">
Синоптики 4 липня вночі опадів не прогнозують, вдень у східних, західних тацентральних областях, 5 липня у західних, вдень і в північних та центральнихобластях місцями пройдуть короткочасні дощі з грозами; на решті території безопадів. Вітер змінних напрямків, 3-8 м/с.</text:p>
      <text:p text:style-name="P4">
Температура вночі 15-20°, вдень 25-30°; на півдні країни вночі 19-24°, вдень 4липня 28-33°, 5 липня 31-36°.</text:p>
      <text:p text:style-name="P4">
У <text:a xlink:type="simple" xlink:href="https://www.ukrinform.ua/tag-kiiv" text:style-name="Internet_20_link" text:visited-style-name="Visited_20_Internet_20_Link">
 Києві </text:a>
 та області без  опадів, лишевдень 5 липня місцями ймовірний короткочасний дощ, гроза. Вітер зміннихнапрямків, 3-8 м/с. У столиці температура вночі 18-20°, вдень 28-30°, наКиївщині вночі 15-20°, вдень 25-30°.</text:p>
      <text:p text:style-name="P4">
<text:span text:style-name="T4">
Читайте також:</text:span>
 <text:a xlink:type="simple" xlink:href="https://www.ukrinform.ua/rubric-world/3729643-cerez-speku-u-meksici-zaginuli-sonajmense-100-ludej.html" text:style-name="Internet_20_link" text:visited-style-name="Visited_20_Internet_20_Link">
 <text:span text:style-name="T4">
Через</text:span>
 <text:span text:style-name="T4">
спеку</text:span>
 у <text:span text:style-name="T4">
Мексиці</text:span>
 <text:span text:style-name="T4">
загинули</text:span>
<text:span text:style-name="T4">
щонайменше</text:span>
 <text:span text:style-name="T4">
100</text:span>
 <text:span text:style-name="T4">
людей</text:span>
 </text:a>
</text:p>
      <text:p text:style-name="P4">
Згідно з прогнозом, 6-7 липня в Україні, крім південно-східної частини,очікуються короткочасні дощі, місцями грози. Температура на півдні країнивночі 20-26°, вдень 31-37°; на решті території вночі 16-22°, вдень 28-34° (7липня в західних областях 22-28°, на Житомирщині, Київщині, Вінниччині таЧеркащині 25-31°).</text:p>
      <text:p text:style-name="P4">
У столичному регіоні 6 липня місцями, 7 липня повсюди пройде короткочасний дощта гроза. У Києві температура вночі 19-21°; вдень 6 липня 31-33°, 7 липня28-30°; по області вночі 16-21°, вдень 6 липня 28-33°, 7 липня 25-30°.</text:p>
      <text:p text:style-name="P4">
Source: <text:a xlink:type="simple" xlink:href="https://www.ukrinform.ua/rubric-regions/3730490-v-ukraini-zavtra-korotkocasni-dosi-vden-do-30.html" text:style-name="Internet_20_link" text:visited-style-name="Visited_20_Internet_20_Link">
https://www.ukrinform.ua/rubric-regions/3730490-v-ukraini-zavtra-korotkocasni-dosi-vden-do-30.html</text:a>
</text:p>
      <!--NEWS-->
      <text:h text:style-name="P10" text:outline-level="1">
<text:span text:style-name="T4">
Україна перемогла Францію в 1/4 фіналу молодіжного ЧЄ з футболу і зіграє на Олімпіаді</text:span>
</text:h>
      <text:p text:style-name="P4">
Authors: Ukrinform (Person)</text:p>
      <text:p text:style-name="P4">
Publisher: Укринформ (Organization)</text:p>
      <text:p text:style-name="P4">
Published Time: 2023-07-02T23:59:00+03:00</text:p>
      <text:p text:style-name="P4">
Modified Time: 2023-07-02T23:59:00+03:00</text:p>
      <text:p text:style-name="P4">
Description: Молодіжна збірна України (футболісти до 21-го року) пробилася до півфіналу чемпіонату Європи-2023. — Укрінформ.</text:p>
      <text:p text:style-name="P4">
Images: ['<text:a xlink:type="simple" xlink:href="https://static.ukrinform.com/photos/2023_07/thumb_files/630_360_1688331525-208.jpg" text:style-name="Internet_20_link" text:visited-style-name="Visited_20_Internet_20_Link">
630_360_16883...</text:a>
']</text:p>
      <text:p text:style-name="P4">
Tags: ['Футбол', 'Олімпіада', 'Збірна України', 'Молодь']</text:p>
      <text:p text:style-name="P4">
Type: Article</text:p>
      <!--METADATA-->
      <text:p text:style-name="P4">
<draw:frame draw:style-name="fr1" draw:name="Image185" text:anchor-type="as-char" svg:width="6.9236in" svg:height="3.956343in" draw:z-index="0">
<draw:image xlink:href="../Images/yкринформ/2023-07-02T23-59-00-03-00/630_360_1688331525-208.jpg" xlink:type="simple" xlink:show="embed" xlink:actuate="onLoad" draw:mime-type="image/jpeg"/>
</draw:frame>
 Молодіжназбірна України (футболісти до 21-го року) пробилася до півфіналу чемпіонатуЄвропи-2023.</text:p>
      <text:p text:style-name="P4">
Підопічні Руслана Ротаня у чвертьфіналі Євро-2023 здобули вольову перемогу надоднолітками з Франції - 3:1, передає Укрінформ.</text:p>
      <text:p text:style-name="P4">
Нападник «Ліона» Раян Шеркі на 19-й хвилині відкрив рахунок на «Клуж-Арені» урумунському місті Клуж-Напока. До перерви дублем встиг відзначитися хавбекдонецького «Шахтаря» Георгій Судаков, який на 32-й хвилині реалізувавпенальті, а на 44-й хвилині скористався результативною передачею форвардалондонського «Челсі» Михайла Мудрика. У другому таймі третій м'яч у ворота«трикольорових» забив хавбек «Шахтаря» Артем Бондаренко (86).</text:p>
      <text:p text:style-name="P4">
«Синьо-жовті» 5 липня у Бухаресті (Румунія) розіграють путівку у фінал зІспанією.</text:p>
      <text:p text:style-name="P4">
В іншому півфіналі зійдуться Ізраїль та Англія.</text:p>
      <text:p text:style-name="P4">
Вирішальний поєдинок молодіжного чемпіонату Європи відбудеться 8 липня вБатумі (Грузія).</text:p>
      <text:p text:style-name="P4">
<text:span text:style-name="T4">
Читайте також:</text:span>
 <text:a xlink:type="simple" xlink:href="https://www.ukrinform.ua/rubric-sports/3730591-anglia-obigrala-futbolistiv-portugalii-i-vijsla-do-12-finalu-molodiznogo-ce2023.html" text:style-name="Internet_20_link" text:visited-style-name="Visited_20_Internet_20_Link">
 Англія обіграла <text:span text:style-name="T4">
футбол</text:span>
 істів Португалії і вийшла до1/2 фіналу молодіжного ЧЄ-2023 </text:a>
</text:p>
      <text:p text:style-name="P4">
Зазначимо, що збірна України здобула ліцензію на участь в Олімпійськихіграх-2024 у Парижі (Франція).</text:p>
      <text:p text:style-name="P4">
Фото: AFP.</text:p>
      <text:p text:style-name="P4">
Source: <text:a xlink:type="simple" xlink:href="https://www.ukrinform.ua/rubric-sports/3730621-ukraina-peregrala-franciu-v-14-finalu-molodiznogo-ce2023-i-zigrae-na-olimpiadi2024.html" text:style-name="Internet_20_link" text:visited-style-name="Visited_20_Internet_20_Link">
https://www.ukrinform.ua/rubric-sports/3730621-ukraina-peregrala-franciu-v-14-finalu-molodiznogo-ce2023-i-zigrae-na-olimpiadi2024.html</text:a>
</text:p>
      <!--NEWS-->
      <text:h text:style-name="P10" text:outline-level="1">
<text:span text:style-name="T4">
Англія обіграла футболістів Португалії і вийшла до 1/2 фіналу молодіжного ЧЄ-2023</text:span>
</text:h>
      <text:p text:style-name="P4">
Authors: Ukrinform (Person)</text:p>
      <text:p text:style-name="P4">
Publisher: Укринформ (Organization)</text:p>
      <text:p text:style-name="P4">
Published Time: 2023-07-02T2:53:00+03:00</text:p>
      <text:p text:style-name="P4">
Modified Time: 2023-07-02T20:53:00+03:00</text:p>
      <text:p text:style-name="P4">
Description: На молодіжному чемпіонаті Європи з футболу (гравці до 21-го року) визначився третій учасник півфінальної стадії турніру. — Укрінформ.</text:p>
      <text:p text:style-name="P4">
Images: ['<text:a xlink:type="simple" xlink:href="https://static.ukrinform.com/photos/2023_07/thumb_files/630_360_1688319375-804.jpg" text:style-name="Internet_20_link" text:visited-style-name="Visited_20_Internet_20_Link">
630_360_16883...</text:a>
']</text:p>
      <text:p text:style-name="P4">
Tags: ['Футбол', 'Молодь']</text:p>
      <text:p text:style-name="P4">
Type: Article</text:p>
      <!--METADATA-->
      <text:p text:style-name="P4">
<draw:frame draw:style-name="fr1" draw:name="Image186" text:anchor-type="as-char" svg:width="6.9236in" svg:height="3.956343in" draw:z-index="0">
<draw:image xlink:href="../Images/yкринформ/2023-07-02T2-53-00-03-00/630_360_1688319375-804.jpg" xlink:type="simple" xlink:show="embed" xlink:actuate="onLoad" draw:mime-type="image/jpeg"/>
</draw:frame>
 Намолодіжному чемпіонаті Європи з футболу (гравці до 21-го року) визначивсятретій учасник півфінальної стадії турніру.</text:p>
      <text:p text:style-name="P4">
«Молодіжка» Англії у чвертьфінальному матчі взяла гору над однолітками зПортугалії, передає Укрінформ.</text:p>
      <text:p text:style-name="P4">
Поєдинок пройшов у Кутаїсі (Грузія) і завершився на користь британців зрахунком - 1:0.</text:p>
      <text:p text:style-name="P4">
Автором голу став нападник «Ньюкасла» Ентоні Гордон, якому на 34-й хвилиніасистував півзахисник «Ноттінгема» Морган Гіббс-Вайт.</text:p>
      <text:p text:style-name="P4">
Путівку у фінал Євро-2023 Англія 5 липня розіграє з футболістами Ізраїлю, якінапередодні обіграли команду Грузії (1:0).</text:p>
      <text:p text:style-name="P4">
В іншому півфіналі Іспанія зіграє з переможцем протистояння Франція - Україна.</text:p>
      <text:p text:style-name="P4">
<text:span text:style-name="T4">
Читайте також:</text:span>
 <text:a xlink:type="simple" xlink:href="https://www.ukrinform.ua/rubric-sports/3730378-zinoca-zbirna-ukraini-z-plaznogo-futbolu-zdobula-sriblo-iii-evropejskih-igor.html" text:style-name="Internet_20_link" text:visited-style-name="Visited_20_Internet_20_Link">
 Жіноча збірна України з пляжного <text:span text:style-name="T4">
футбол</text:span>
 у здобула«срібло» III Європейських ігор </text:a>
</text:p>
      <text:p text:style-name="P4">
Вирішальний поєдинок молодіжного чемпіонату Європи відбудеться 8 липня вБатумі (Грузія).</text:p>
      <text:p text:style-name="P4">
Фото: football24.</text:p>
      <text:p text:style-name="P4">
Source: <text:a xlink:type="simple" xlink:href="https://www.ukrinform.ua/rubric-sports/3730591-anglia-obigrala-futbolistiv-portugalii-i-vijsla-do-12-finalu-molodiznogo-ce2023.html" text:style-name="Internet_20_link" text:visited-style-name="Visited_20_Internet_20_Link">
https://www.ukrinform.ua/rubric-sports/3730591-anglia-obigrala-futbolistiv-portugalii-i-vijsla-do-12-finalu-molodiznogo-ce2023.html</text:a>
</text:p>
      <!--NEWS-->
      <text:h text:style-name="P10" text:outline-level="1">
<text:span text:style-name="T4">
Прокурори фіксують наслідки ворожого обстрілу у Балаклії на Харківщині</text:span>
</text:h>
      <text:p text:style-name="P4">
Author: ['АРМІЯINFORM']</text:p>
      <text:p text:style-name="P4">
Time: 2023-07-02T34:00:00-04:00</text:p>
      <text:p text:style-name="P4">
Description: За процесуального керівництва Ізюм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187" text:anchor-type="as-char" svg:width="6.9236in" svg:height="4.73293in" draw:z-index="0">
<draw:image xlink:href="../Images/AРМІЯINFORM/2023-07-02T34-00-00-04-00/photo_2023-07-01_17-23-41.jpg" xlink:type="simple" xlink:show="embed" xlink:actuate="onLoad" draw:mime-type="image/jpeg"/>
</draw:frame>
</text:p>
      <text:p text:style-name="P4">
За процесуального керівництва Ізюмської окружної прокуратури Харківськоїобласті розпочато досудове розслідування за фактом порушення законів тазвичаїв війни (ч. 1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Слідством встановлено, що 1 липня близько 14:35 російські військовіобстріляли цивільну інфраструктуру м. Балаклія. За попередніми даними, з РСЗВ.Пошкоджено приватні житлові будинки, господарчі споруди. Отримали поранення65-річна жінка, двоє чоловіків і 14-річний хлопчик. Наразі прокурори увзаємодії зі слідчими поліції проводять першочергові слідчі дії», — йдеться вповідомленні.</text:p>
      <text:p text:style-name="P4">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NEWS-->
      <text:h text:style-name="P10" text:outline-level="1">
<text:span text:style-name="T4">
Повідомлено про підозру російському пропагандисту, який закликав до геноциду українців</text:span>
</text:h>
      <text:p text:style-name="P4">
Author: ['АРМІЯINFORM']</text:p>
      <text:p text:style-name="P4">
Time: 2023-07-02T36:00:00-04:00</text:p>
      <text:p text:style-name="P4">
Description: За процесуального керівництва Офісу Генерального прокурора повідомлено про підоз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0-00-18.jpg" text:style-name="Internet_20_link" text:visited-style-name="Visited_20_Internet_20_Link">
photo_2023-07-01_10-00-18.jpg</text:a>
']</text:p>
      <text:p text:style-name="P4">
Tags: ['STOPRUSSIA', 'АГРЕСІЯ РФ', 'ОФІС ГЕНЕРАЛЬНОГО ПРОКУРОРА УКРАЇНИ']</text:p>
      <text:p text:style-name="P4">
Category: News</text:p>
      <!--METADATA-->
      <text:p text:style-name="P4">
<draw:frame draw:style-name="fr1" draw:name="Image188" text:anchor-type="as-char" svg:width="6.9236in" svg:height="4.668021in" draw:z-index="0">
<draw:image xlink:href="../Images/AРМІЯINFORM/2023-07-02T36-00-00-04-00/photo_2023-07-01_10-00-18.jpg" xlink:type="simple" xlink:show="embed" xlink:actuate="onLoad" draw:mime-type="image/jpeg"/>
</draw:frame>
</text:p>
      <text:p text:style-name="P4">
За процесуального керівництва Офісу Генерального прокурора<text:a xlink:type="simple" xlink:href="https://t.me/pgo_gov_ua" text:style-name="Internet_20_link" text:visited-style-name="Visited_20_Internet_20_Link">
повідомлено</text:a>
 про підозру російському пропагандисту.</text:p>
      <text:p text:style-name="P4">
Йому інкриміновано публічні заклики до насильницької змін чи поваленняконституційного ладу в Україні, виправдовування, визнання правомірною збройноїагресії рф проти України, розпочатої в 2014 році, з використанням засобівмасової інформації та публічні заклики до геноциду (ч. 2 ст. 109, ч. 3 ст.436-2, ч. 2 ст. 442 КК України).</text:p>
      <text:p text:style-name="P4">
«За даними слідства, російський пропагандист відомий під псевдонімом СергійМардан закликав до геноциду українського народу. Він бере активну участь вток-шоу „Соловьёв live“ та є одним з блогерів „Комсомольской правди“. Зпочатку повномасштабного вторгнення рф на територію України підозрюванийпідтримав агресивну війну проти України і виправдовував воєнні злочиниокупантів. Він постійно агітує за проведення масових репресій проти цивільногонаселення України. Пропонує створювати концтабори для проукраїнськиналаштованих мешканців тимчасово окупованої території», — йдеться вповідомленні.</text:p>
      <text:p text:style-name="P4">
Судово-лінгвістична експертиза підтвердила, що його дії несуть загрозунаціональній безпеці України.</text:p>
      <text:p text:style-name="P4">
Source: <text:a xlink:type="simple" xlink:href="https://armyinform.com.ua/2023/07/02/povidomleno-pro-pidozru-rosijskomu-propagandystu-yakyj-zaklykav-do-genoczydu-ukrayincziv/" text:style-name="Internet_20_link" text:visited-style-name="Visited_20_Internet_20_Link">
https://armyinform.com.ua/2023/07/02/povidomleno-pro-pidozru-rosijskomu-propagandystu-yakyj-zaklykav-do-genoczydu-ukrayincziv/</text:a>
</text:p>
      <!--NEWS-->
      <text:h text:style-name="P10" text:outline-level="1">
<text:span text:style-name="T4">
Відбулося чергове засідання Координаційного штабу з питань відновлення деокупованих територій</text:span>
</text:h>
      <text:p text:style-name="P4">
Author: ['АРМІЯINFORM']</text:p>
      <text:p text:style-name="P4">
Time: 2023-07-02T38:00:00-04:00</text:p>
      <text:p text:style-name="P4">
Description: Відбулося чергове засідання Координаційного штабу з питань відновлення де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yna-vereshhuk.jpeg" text:style-name="Internet_20_link" text:visited-style-name="Visited_20_Internet_20_Link">
iryna-vereshhuk.jpeg</text:a>
']</text:p>
      <text:p text:style-name="P4">
Tags: ['ІРИНА ВЕРЕЩУК', 'КООРДИНАЦІЙНИЙ ШТАБ З ПИТАНЬ ВІДНОВЛЕННЯ ДЕОКУПОВАНИХ ТЕРИТОРІЙ', 'МІНРЕІНТЕГРАЦІЇ']</text:p>
      <text:p text:style-name="P4">
Category: News</text:p>
      <!--METADATA-->
      <text:p text:style-name="P4">
<draw:frame draw:style-name="fr1" draw:name="Image189" text:anchor-type="as-char" svg:width="6.9236in" svg:height="4.598424in" draw:z-index="0">
<draw:image xlink:href="../Images/AРМІЯINFORM/2023-07-02T38-00-00-04-00/iryna-vereshhuk.jpeg" xlink:type="simple" xlink:show="embed" xlink:actuate="onLoad" draw:mime-type="image/jpeg"/>
</draw:frame>
Віцепрем’єр-міністр України Ірина Верещук</text:p>
      <text:p text:style-name="P4">
Відбулося чергове засідання Координаційного штабу з питань відновленнядеокупованих територій. У ньому взяли участь представники міністерств, силовихвідомств, державних служб, обласних військових адміністрацій та громадськихорганізацій.</text:p>
      <text:p text:style-name="P4">
Про це йдеться у <text:a xlink:type="simple" xlink:href="https://www.kmu.gov.ua/news/vidbulosia-cherhove-zasidannia-koordynatsiinoho-shtabu-z-pytan-vidnovlennia-deokupovanykh-terytorii" text:style-name="Internet_20_link" text:visited-style-name="Visited_20_Internet_20_Link">
повідомленні</text:a>
 Урядового порталу.</text:p>
      <text:p text:style-name="P4">
Учасники акцентували увагу на питанні включення деяких територійДніпропетровської, Херсонської, Донецької та Миколаївської областей допереліку територій активних бойових дій, на яких функціонують державніелектронні інформаційні ресурси.</text:p>
      <text:p text:style-name="P4">
Серед іншого, обговорили підготовку до стабілізації та реінтеграціїдеокупованих територій Донецької та Луганської областей.</text:p>
      <text:p text:style-name="P4">
Також порушувалося питання виплат пенсій громадянам України, які проживають надеокупованих територіях або у тимчасовій окупації.</text:p>
      <text:p text:style-name="P4">
«У фокусі гуманітарного реагування Коордштабу — реінтеграція деокупованихтериторій. Тож маємо залучити усі можливі ресурси, аби допомогти кожнійгромаді, що була звільнена від окупації», — резюмувала Віце-прем’єр-міністрУкраїни — Міністр з питань реінтеграції тимчасово окупованих територій ІринаВерещук.</text:p>
      <text:p text:style-name="P4">
Source: <text:a xlink:type="simple" xlink:href="https://armyinform.com.ua/2023/07/02/vidbulosya-chergove-zasidannya-koordynaczijnogo-shtabu-z-pytan-vidnovlennya-deokupovanyh-terytorij/" text:style-name="Internet_20_link" text:visited-style-name="Visited_20_Internet_20_Link">
https://armyinform.com.ua/2023/07/02/vidbulosya-chergove-zasidannya-koordynaczijnogo-shtabu-z-pytan-vidnovlennya-deokupovanyh-terytorij/</text:a>
</text:p>
      <!--NEWS-->
      <text:h text:style-name="P10" text:outline-level="1">
<text:span text:style-name="T4">
Зернова ініціатива: росія припинила реєстрацію вхідного флоту</text:span>
</text:h>
      <text:p text:style-name="P4">
Author: ['АРМІЯINFORM']</text:p>
      <text:p text:style-name="P4">
Time: 2023-07-02T40:00:00-04:00</text:p>
      <text:p text:style-name="P4">
Description: росія повністю зупинила реєстрацію нового флоту з 26 червня, що свідчить про намі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orabel-33586.jpg" text:style-name="Internet_20_link" text:visited-style-name="Visited_20_Internet_20_Link">
korabel-33586.jpg</text:a>
']</text:p>
      <text:p text:style-name="P4">
Tags: ['STOPRUSSIA', 'АГРЕСІЯ РФ']</text:p>
      <text:p text:style-name="P4">
Category: News</text:p>
      <!--METADATA-->
      <text:p text:style-name="P4">
<draw:frame draw:style-name="fr1" draw:name="Image190" text:anchor-type="as-char" svg:width="6.9236in" svg:height="3.888597in" draw:z-index="0">
<draw:image xlink:href="../Images/AРМІЯINFORM/2023-07-02T40-00-00-04-00/korabel-33586.jpg" xlink:type="simple" xlink:show="embed" xlink:actuate="onLoad" draw:mime-type="image/jpeg"/>
</draw:frame>
Ілюстративне фото</text:p>
      <text:p text:style-name="P4">
росія повністю зупинила реєстрацію нового флоту з 26 червня, що свідчить пронаміри зірвати поставки продовольства на світові ринки.</text:p>
      <text:p text:style-name="P4">
Про це<text:a xlink:type="simple" xlink:href="https://m.facebook.com/Ministry.for.restoration" text:style-name="Internet_20_link" text:visited-style-name="Visited_20_Internet_20_Link">
повідомляє</text:a>
Міністерство розвитку громад, територій та інфраструктури України.</text:p>
      <text:p text:style-name="P4">
29 суден, які мають експортувати 1,4 мільйона тонн продовольства переважно для5 країн Азії та Африки, зокрема Китаю, Єгипту, Бангладешу, Туреччини,заблоковані росією в територіальних водах Туреччини.</text:p>
      <text:p text:style-name="P4">
У червні з українських портів було експортовано лише 2 мільйони тонн. Ще 1мільйон тонн продовольства або вантажиться, або вже частково завантажено на 13суден — останні, які зареєстровані в Ініціативі. Якщо не відновити реєстраціюсуден, то Зернова угода буде повністю зупинена.</text:p>
      <text:p text:style-name="P4">
За 11 місяців 45 країн отримали 32,5 мільйона тонн продовольства. Ще додаткові25 мільйонів тонн світ НЕ отримав через саботаж росії. Але і при цихпоказниках, за даними ООН, вдалось знизити світові ціни на продовольство на22%. Це є прямим свідченням, що зернова угода потрібна світу.</text:p>
      <text:p text:style-name="P4">
Ми підтримуємо заяву Спільного Координаційного центру, що всі сторони угодинегайно мають забезпечити доступ суден для експорту продовольства, бо цестворює продовольчу небезпеку для всього світового ринку. Тільки спільнимизусиллями світ здатен припинити продовольчий шантаж росії.</text:p>
      <text:p text:style-name="P4">
Ми закликаємо партнерів по Угоді і всі країни цивілізованого світу відстоюватисвоє право на їжу. Україна зі свого боку також буде відстоювати право навільне торговельне судноплавство, яке зафіксовано в міжнародних конвенціях.</text:p>
      <text:p text:style-name="P4">
Source: <text:a xlink:type="simple" xlink:href="https://armyinform.com.ua/2023/07/02/zernova-inicziatyva-rosiya-prypynyla-reyestracziyu-vhidnogo-flotu/" text:style-name="Internet_20_link" text:visited-style-name="Visited_20_Internet_20_Link">
https://armyinform.com.ua/2023/07/02/zernova-inicziatyva-rosiya-prypynyla-reyestracziyu-vhidnogo-flotu/</text:a>
</text:p>
      <!--NEWS-->
      <text:h text:style-name="P10" text:outline-level="1">
<text:span text:style-name="T4">
Українські прокурори переймають від своїх хорватських колег досвід розслідування воєнних злочинів</text:span>
</text:h>
      <text:p text:style-name="P4">
Author: ['АРМІЯINFORM']</text:p>
      <text:p text:style-name="P4">
Time: 2023-07-02T42:00:00-04:00</text:p>
      <text:p text:style-name="P4">
Description: У Загребі відбувся дводенний тренінг для українських слідчих та прокурорів. Генпрокуро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1_13-56-24.jpg" text:style-name="Internet_20_link" text:visited-style-name="Visited_20_Internet_20_Link">
photo_2023-07-01_13-56-24.jpg</text:a>
']</text:p>
      <text:p text:style-name="P4">
Tags: ['STOPRUSSIA', 'ОФІС ГЕНЕРАЛЬНОГО ПРОКУРОРА УКРАЇНИ']</text:p>
      <text:p text:style-name="P4">
Category: News</text:p>
      <!--METADATA-->
      <text:p text:style-name="P4">
<draw:frame draw:style-name="fr1" draw:name="Image191" text:anchor-type="as-char" svg:width="6.9236in" svg:height="4.278568in" draw:z-index="0">
<draw:image xlink:href="../Images/AРМІЯINFORM/2023-07-02T42-00-00-04-00/photo_2023-07-01_13-56-24.jpg" xlink:type="simple" xlink:show="embed" xlink:actuate="onLoad" draw:mime-type="image/jpeg"/>
</draw:frame>
</text:p>
      <text:p text:style-name="P4">
У Загребі відбувся дводенний тренінг для українських слідчих та прокурорів.Генпрокурор Андрій Костін подякував Міністру юстиції та Прем’єр-мініструкраїни за таку можливість.</text:p>
      <text:p text:style-name="P4">
Знання та практики хорватської сторони надзвичайно актуальні для нас черезсхожість історичних обставин та, на жаль, специфіку злочинів, що були вчинені.Дякуємо групі ACA за те, що зробили цю навчальну поїздку можливою.</text:p>
      <text:p text:style-name="P4">
Хорватія має чималий досвід у сфері розслідування та судового переслідуваннявоєнних злочинів. Тому цей тренінг, у першу чергу, є практичним майстер-класом. У центрі уваги — практичні питання: збір та збереження доказів,спеціалізація підрозділів, розслідування злочинів сексуального насильства,пов’язаного з конфліктом, притягнення до відповідальності командування,експертизи, електронне документування, а також досвід розслідування підривугреблі ГЕС «Перуча» у 1993, - зазначив Андрій Костін.</text:p>
      <text:p text:style-name="P4">
Учасники — 30 представників українських інституцій кримінальної юстиції:слідчі СБУ і Національної поліції та прокурори, які спеціалізуються на воєннихзлочинах; прокурори ювенального напрямку, екологічної прокуратури,Координаційного центру підтримки потерпілих та свідків.</text:p>
      <text:p text:style-name="P4">
У грудні минулого року команда Офісу Генпрокурора вже брала участь у подібномунавчальному візиті, присвяченому моделі підтримки потерпілих та свідків,орієнтованій на потреби постраждалих. Ці знання допомогли у розробці концепціїКоординаційного центру підтримки потерпілих та свідків, який вже розпочав своюроботу.</text:p>
      <text:p text:style-name="P4">
Прокурори відвідали місто Вуковар, яке стало символом боротьби Хорватії занезалежність в 90-х роках минулого сторіччя. Свого часу це місто було так самов фокусі уваги світової спільноти як нині українські Буча, Ірпінь чиМаріуполь. Досвід та методики розслідування жахливих воєнних злочинів, якібули скоєні на території Хорватії, є безцінним для пошуку і покарання винних увійні, яку розв'язала РФ в Україні.</text:p>
      <text:p text:style-name="P4">
Джерело: <text:a xlink:type="simple" xlink:href="https://t.me/pgo_gov_ua" text:style-name="Internet_20_link" text:visited-style-name="Visited_20_Internet_20_Link">
Офіс Генерального прокурора</text:a>
</text:p>
      <text:p text:style-name="P4">
Source: <text:a xlink:type="simple" xlink:href="https://armyinform.com.ua/2023/07/02/ukrayinski-prokurory-perejmayut-vid-svoyih-horvatskyh-koleg-dosvid-rozsliduvannya-voyennyh-zlochyniv/" text:style-name="Internet_20_link" text:visited-style-name="Visited_20_Internet_20_Link">
https://armyinform.com.ua/2023/07/02/ukrayinski-prokurory-perejmayut-vid-svoyih-horvatskyh-koleg-dosvid-rozsliduvannya-voyennyh-zlochyniv/</text:a>
</text:p>
      <!--NEWS-->
      <text:h text:style-name="P10" text:outline-level="1">
<text:span text:style-name="T4">
Наші захисники уразили чотири райони зосередження противника</text:span>
</text:h>
      <text:p text:style-name="P4">
Author: ['АРМІЯINFORM']</text:p>
      <text:p text:style-name="P4">
Time: 2023-07-02T44:00:00-04:00</text:p>
      <text:p text:style-name="P4">
Description: Підрозділи ракетних військ і артилерії Сил оборони України протягом доби ураз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STOPRUSSIA', 'АГРЕСІЯ РФ', 'ВІЙНА', 'ВТОРГНЕННЯ РФ', 'ВТРАТИ ВОРОГА', 'ОБОРОНА УКРАЇНИ', 'ОПЕРАТИВНА ІНФОРМАЦІЯ']</text:p>
      <text:p text:style-name="P4">
Category: News</text:p>
      <!--METADATA-->
      <text:p text:style-name="P4">
<draw:frame draw:style-name="fr1" draw:name="Image192" text:anchor-type="as-char" svg:width="6.9236in" svg:height="3.894525in" draw:z-index="0">
<draw:image xlink:href="../Images/AРМІЯINFORM/2023-07-02T44-00-00-04-00/347238423_613734824272933_1528983450146888220_n.jpg" xlink:type="simple" xlink:show="embed" xlink:actuate="onLoad" draw:mime-type="image/jpeg"/>
</draw:frame>
Ілюстративне фото <text:span text:style-name="T4">
🔥 Ситуація щодо російського вторгнення</text:span>
</text:p>
      <text:p text:style-name="P4">
Підрозділи ракетних військ і артилерії Сил оборони України протягом добиуразили: пункт управління; чотири райони зосередження живої сили, озброєння тавійськової техніки противника.</text:p>
      <text:p text:style-name="P4">
Про це<text:a xlink:type="simple" xlink:href="https://www.facebook.com/GeneralStaff.ua/posts/pfbid032bMDGiXkJuYRiLuPsNpcWSpPkF9NCZBz54Gq41R3iVCWsMGbQHe3Tga9YXUCKNk5l" text:style-name="Internet_20_link" text:visited-style-name="Visited_20_Internet_20_Link">
йдеться</text:a>
в оперативній інформації Генерального штабу ЗС України.</text:p>
      <text:p text:style-name="P4">
Також у Генштабі додають, що захисники України знищили склад боєприпасів, 27артилерійських засобів на вогневих позиціях, засіб протиповітряної оборони,дві станції РЕБ та ще один важливий об’єкт ворога.</text:p>
      <text:p text:style-name="P4">
Source: <text:a xlink:type="simple" xlink:href="https://armyinform.com.ua/2023/07/02/nashi-zahysnyky-urazyly-chotyry-rajony-zoseredzhennya-protyvnyka/" text:style-name="Internet_20_link" text:visited-style-name="Visited_20_Internet_20_Link">
https://armyinform.com.ua/2023/07/02/nashi-zahysnyky-urazyly-chotyry-rajony-zoseredzhennya-protyvnyka/</text:a>
</text:p>
      <!--NEWS-->
      <text:h text:style-name="P10" text:outline-level="1">
<text:span text:style-name="T4">
Тяжкі бої тривають на трьох напрямках, за добу — 46 зіткнень</text:span>
</text:h>
      <text:p text:style-name="P4">
Author: ['АРМІЯINFORM']</text:p>
      <text:p text:style-name="P4">
Time: 2023-07-02T46:00:00-04:00</text:p>
      <text:p text:style-name="P4">
Description: Про це повідомляє Генеральний штаб ЗСУ.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su__5__26_605x320.jpg" text:style-name="Internet_20_link" text:visited-style-name="Visited_20_Internet_20_Link">
zsu__5__26_605x320.jpg</text:a>
']</text:p>
      <text:p text:style-name="P4">
Tags: ['STOPRUSSIA', 'ГШ ЗСУ']</text:p>
      <text:p text:style-name="P4">
Category: News</text:p>
      <!--METADATA-->
      <text:p text:style-name="P4">
<draw:frame draw:style-name="fr1" draw:name="Image193" text:anchor-type="as-char" svg:width="6.9236in" svg:height="3.662069in" draw:z-index="0">
<draw:image xlink:href="../Images/AРМІЯINFORM/2023-07-02T46-00-00-04-00/zsu__5__26_605x320.jpg" xlink:type="simple" xlink:show="embed" xlink:actuate="onLoad" draw:mime-type="image/jpeg"/>
</draw:frame>
 Ілюстративне фото <text:span text:style-name="T4">
🔥 Ситуаціящодо російського вторгнення</text:span>
</text:p>
      <text:p text:style-name="P4">
Про це<text:a xlink:type="simple" xlink:href="https://www.facebook.com/GeneralStaff.ua/posts/pfbid032bMDGiXkJuYRiLuPsNpcWSpPkF9NCZBz54Gq41R3iVCWsMGbQHe3Tga9YXUCKNk5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 таМар’їнському напрямках, тривають важкі бої. Протягом доби відбулось 46 бойовихзіткнень», — йдеться в повідомленні.</text:p>
      <text:p text:style-name="P4">
Source: <text:a xlink:type="simple" xlink:href="https://armyinform.com.ua/2023/07/02/tyazhki-boyi-tryvayut-na-troh-napryamkah-za-dobu-46-zitknen/" text:style-name="Internet_20_link" text:visited-style-name="Visited_20_Internet_20_Link">
https://armyinform.com.ua/2023/07/02/tyazhki-boyi-tryvayut-na-troh-napryamkah-za-dobu-46-zitknen/</text:a>
</text:p>
      <!--NEWS-->
      <text:h text:style-name="P10" text:outline-level="1">
<text:span text:style-name="T4">
Сили оборони за добу ліквідували майже 800 окупантів, знищили 26 артсистем та 10 танків</text:span>
</text:h>
      <text:p text:style-name="P4">
Author: ['АРМІЯINFORM']</text:p>
      <text:p text:style-name="P4">
Time: 2023-07-02T48:00:00-04:00</text:p>
      <text:p text:style-name="P4">
Description: Загальні бойові втрати противника з 24.02.22 по 01.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2623664468251915_w-scaled.jpg" text:style-name="Internet_20_link" text:visited-style-name="Visited_20_Internet_20_Link">
photo_5262623664468251915_w-scaled.jpg</text:a>
']</text:p>
      <text:p text:style-name="P4">
Tags: ['STOPRUSSIA', 'АГРЕСІЯ РФ', 'ВІЙНА', 'ВТОРГНЕННЯ РФ', 'ВТРАТИ ЗС РФ', 'ГЕНЕРАЛЬНИЙ ШТАБ ЗС УКРАЇНИ']</text:p>
      <text:p text:style-name="P4">
Category: News</text:p>
      <!--METADATA-->
      <text:p text:style-name="P4">
<draw:frame draw:style-name="fr1" draw:name="Image194" text:anchor-type="as-char" svg:width="6.9236in" svg:height="6.958218in" draw:z-index="0">
<draw:image xlink:href="../Images/AРМІЯINFORM/2023-07-02T48-00-00-04-00/photo_5262623664468251915_w-scaled.jpg" xlink:type="simple" xlink:show="embed" xlink:actuate="onLoad" draw:mime-type="image/jpeg"/>
</draw:frame>
</text:p>
      <text:p text:style-name="P4">
Загальні бойові втрати противника з 24.02.22 по 01.07.23 орієнтовностановлять:</text:p>
      <ul>
        <li>
особового складу ‒ 229660 (+790) осіб ліквідовано  * танків ‒ 4052 (+10)  * бойових броньованих машин ‒ 7888 (+20)  * артилерійських систем ‒ 4188 (+26)  * РСЗВ ‒ 637 (+5)  * засоби ППО ‒ 390 (1)  * літаків ‒ 315 (0)  * гелікоптерів ‒ 308 (0)  * БПЛА оперативно-тактичного рівня ‒ 3557 (+12)  * крилаті ракети ‒ 1261 (0)  * кораблі / катери ‒ 18 (0)  * автомобільної техніки та автоцистерн ‒ 6816 (+22)  * спеціальна техніка ‒ 583 (+3)</li>
      </ul>
      <text:p text:style-name="P4">
Дані уточнюються…</text:p>
      <text:p text:style-name="P4">
Бий окупанта! Разом переможемо! Наша сила — в правді!</text:p>
      <text:p text:style-name="P4">
Source: <text:a xlink:type="simple" xlink:href="https://armyinform.com.ua/2023/07/02/syly-oborony-za-dobu-likviduvaly-majzhe-800-okupantiv-znyshhyly-26-artsystem-ta-10-tankiv/" text:style-name="Internet_20_link" text:visited-style-name="Visited_20_Internet_20_Link">
https://armyinform.com.ua/2023/07/02/syly-oborony-za-dobu-likviduvaly-majzhe-800-okupantiv-znyshhyly-26-artsystem-ta-10-tankiv/</text:a>
</text:p>
      <!--NEWS-->
      <text:h text:style-name="P10" text:outline-level="1">
<text:span text:style-name="T4">
Загарбники на Херсонщині примушують людей брати паспорт РФ «в обмін на життя» – Гуменюк</text:span>
</text:h>
      <text:p text:style-name="P4">
Authors: Ukrinform (Person)</text:p>
      <text:p text:style-name="P4">
Publisher: Укринформ (Organization)</text:p>
      <text:p text:style-name="P4">
Published Time: 2023-07-02T4:12:31+03:00</text:p>
      <text:p text:style-name="P4">
Modified Time: 2023-07-02T21:12:31+03:00</text:p>
      <text:p text:style-name="P4">
Description: У Херсонській області загарбники намагаються використати складну гуманітарну ситуацію на тимчасово окупованому лівому березі Дніпра для продовження примусової паспортизації. — Укрінформ.</text:p>
      <text:p text:style-name="P4">
Images: ['<text:a xlink:type="simple" xlink:href="https://static.ukrinform.com/photos/2016_12/thumb_files/630_360_1482249770-8198-pasport-rf.jpg" text:style-name="Internet_20_link" text:visited-style-name="Visited_20_Internet_20_Link">
630_360_14822...</text:a>
']</text:p>
      <text:p text:style-name="P4">
Tags: ['Херсонщина', 'Війна з Росією', 'Наталія Гуменюк']</text:p>
      <text:p text:style-name="P4">
Type: Article</text:p>
      <!--METADATA-->
      <text:p text:style-name="P4">
<draw:frame draw:style-name="fr1" draw:name="Image195" text:anchor-type="as-char" svg:width="6.9236in" svg:height="3.956343in" draw:z-index="0">
<draw:image xlink:href="../Images/yкринформ/2023-07-02T4-12-31-03-00/630_360_1482249770-8198-pasport-rf.jpg" xlink:type="simple" xlink:show="embed" xlink:actuate="onLoad" draw:mime-type="image/jpeg"/>
</draw:frame>
У Херсонській області загарбники намагаються використати складну гуманітарнуситуацію на тимчасово окупованому лівому березі Дніпра для продовженняпримусової паспортизації.</text:p>
      <text:p text:style-name="P4">
Про це керівник об’єднаного пресцентру Сил оборони півдня Наталія Гуменюксказала в <text:a xlink:type="simple" xlink:href="https://www.youtube.com/watch" text:style-name="Internet_20_link" text:visited-style-name="Visited_20_Internet_20_Link">
 ефірі «Радіо НВ»</text:a>
 , передаєкореспондент Укрінформу.</text:p>
      <text:p text:style-name="P4">
За словами Гуменюк, загарбники продовжують шантаж населення і примусовупаспортизацію в обмін на речі першої потреби «і взагалі в обмін на життя».</text:p>
      <text:p text:style-name="P4">
<text:span text:style-name="T4">
Читайте також:</text:span>
 <text:a xlink:type="simple" xlink:href="https://www.ukrinform.ua/rubric-ato/3730580-gumenuk-rosia-zmensila-zastosuvanna-barazuucih-aviabomb.html" text:style-name="Internet_20_link" text:visited-style-name="Visited_20_Internet_20_Link">
 <text:span text:style-name="T4">
Гуменюк</text:span>
 : Росія зменшила застосування баражуючихавіабомб </text:a>
</text:p>
      <text:p text:style-name="P4">
«Тобто, рятувати з районів підтоплення людей можуть лише якщо візьмуть паспорт(РФ - ред.). Надати медичну допомогу - тільки якщо у них є російський паспорт.Отримати гуманітарну допомогу, якусь підтримку - тільки якщо є російськийпаспорт. Тобто, людей фактично ставлять перед вибором життя і смерті черезросійський паспорт», - заявила Гуменюк.</text:p>
      <text:p text:style-name="P4">
Вона наголосила, що на лівому березі дуже складна гуманітарна ситуація - немаєпитної води і неможливо використовувати наявні свердловини та джерела,потрібна тільки привозна вода.</text:p>
      <text:p text:style-name="P4">
"Дуже складна ситуація із кишковими захворюваннями, навіть самі окупантипотерпають від цього. Вони дуже хотіли побачити, як діють натовськілабораторії, і зараз кожен другий із них і є тою самою ходячою натовськоюбіолабораторією»,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text:p>
      <text:p text:style-name="P4">
Як повідомлялося, 6 червня російська армія підірвала греблю Каховської ГЕС,спричинивши затоплення частини Херсонської та Миколаївської областей ікритичне обміління Каховського водосховища.</text:p>
      <text:p text:style-name="P4">
Source: <text:a xlink:type="simple" xlink:href="https://www.ukrinform.ua/rubric-regions/3730594-zagarbniki-na-hersonsini-primusuut-ludej-brati-pasport-rf-v-obmin-na-zitta-gumenuk.html" text:style-name="Internet_20_link" text:visited-style-name="Visited_20_Internet_20_Link">
https://www.ukrinform.ua/rubric-regions/3730594-zagarbniki-na-hersonsini-primusuut-ludej-brati-pasport-rf-v-obmin-na-zitta-gumenuk.html</text:a>
</text:p>
      <!--NEWS-->
      <text:h text:style-name="P10" text:outline-level="1">
<text:span text:style-name="T4">
В Україні хвилина мовчання</text:span>
</text:h>
      <text:p text:style-name="P4">
Author: ['АРМІЯINFORM']</text:p>
      <text:p text:style-name="P4">
Time: 2023-07-02T5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196" text:anchor-type="as-char" svg:width="6.9236in" svg:height="3.895992in" draw:z-index="0">
<draw:image xlink:href="../Images/AРМІЯINFORM/2023-07-02T50-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2/v-ukrayini-hvylyna-movchannya-2/" text:style-name="Internet_20_link" text:visited-style-name="Visited_20_Internet_20_Link">
https://armyinform.com.ua/2023/07/02/v-ukrayini-hvylyna-movchannya-2/</text:a>
</text:p>
      <!--NEWS-->
      <text:h text:style-name="P10" text:outline-level="1">
<text:span text:style-name="T4">
Окупанти втратили «Град» з розрахунком</text:span>
</text:h>
      <text:p text:style-name="P4">
Author: ['АРМІЯINFORM']</text:p>
      <text:p text:style-name="P4">
Time: 2023-07-02T52:00:00-04:00</text:p>
      <text:p text:style-name="P4">
Description: Про це повідомив Командувач Сухопутних військ ЗС України генерал-полковник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nyshchenyj-rosijskyj-hrad-iz-poznachkoiu-z.jpg" text:style-name="Internet_20_link" text:visited-style-name="Visited_20_Internet_20_Link">
znyshchenyj-rosijskyj-hrad-iz-poznachkoiu-z.jpg</text:a>
']</text:p>
      <text:p text:style-name="P4">
Tags: ['STOPRUSSIA', 'БМ-21 «ГРАД»', 'ВТОРГНЕННЯ РФ', 'ОЛЕКСАНДР СИРСЬКИЙ']</text:p>
      <text:p text:style-name="P4">
Category: News</text:p>
      <!--METADATA-->
      <text:p text:style-name="P4">
<draw:frame draw:style-name="fr1" draw:name="Image197" text:anchor-type="as-char" svg:width="6.9236in" svg:height="4.373407in" draw:z-index="0">
<draw:image xlink:href="../Images/AРМІЯINFORM/2023-07-02T52-00-00-04-00/znyshchenyj-rosijskyj-hrad-iz-poznachkoiu-z.jpg" xlink:type="simple" xlink:show="embed" xlink:actuate="onLoad" draw:mime-type="image/jpeg"/>
</draw:frame>
 Фото ілюстративне</text:p>
      <text:p text:style-name="P4">
Про це <text:a xlink:type="simple" xlink:href="https://t.me/osirskiy/153" text:style-name="Internet_20_link" text:visited-style-name="Visited_20_Internet_20_Link">
повідомив</text:a>
 Командувач Сухопутних військ ЗСУкраїни генерал-полковник Олександр Сирський.</text:p>
      <text:p text:style-name="P4">
— Знищення росіян триває. Ворог втрачає БМ-21 «Град» з розрахунком. Гарнийпостріл «Рибака», — зазначив генерал-полковник.</text:p>
      <text:p text:style-name="P4">
Source: <text:a xlink:type="simple" xlink:href="https://armyinform.com.ua/2023/07/02/okupanty-vtratyly-grad-z-rozrahunkom/" text:style-name="Internet_20_link" text:visited-style-name="Visited_20_Internet_20_Link">
https://armyinform.com.ua/2023/07/02/okupanty-vtratyly-grad-z-rozrahunkom/</text:a>
</text:p>
      <!--NEWS-->
      <text:h text:style-name="P10" text:outline-level="1">
<text:span text:style-name="T4">
Два дрони Shahed збито опівночі над Миколаївщиною — Наталія Гуменюк</text:span>
</text:h>
      <text:p text:style-name="P4">
Author: ['Владислав Назаркевич']</text:p>
      <text:p text:style-name="P4">
Time: 2023-07-02T54:00:00-04:00</text:p>
      <text:p text:style-name="P4">
Description: Про це в ефірі телемарафону «Єдині новини» повідомила керів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АГРЕСІЯ РФ', 'ВІЙНА', 'НАТАЛІЯ ГУМЕНЮК', 'ОК «ПІВДЕНЬ»']</text:p>
      <text:p text:style-name="P4">
Category: News</text:p>
      <!--METADATA-->
      <text:p text:style-name="P4">
<draw:frame draw:style-name="fr1" draw:name="Image198" text:anchor-type="as-char" svg:width="6.9236in" svg:height="4.61393in" draw:z-index="0">
<draw:image xlink:href="../Images/AРМІЯINFORM/2023-07-02T54-00-00-04-00/photo_2022-11-16_13-45-44.jpg" xlink:type="simple" xlink:show="embed" xlink:actuate="onLoad" draw:mime-type="image/jpeg"/>
</draw:frame>
</text:p>
      <text:p text:style-name="P4">
Про це в ефірі телемарафону «Єдині новини» повідомила керівник Об’єднаногокоординаційного пресцентру Сил оборони півдня України Наталія Гуменюк. Вонадодала, що за минулу добу Сили оборони півдня України знищили 49 окупантів та15 одиниць техніки. Це броньована, автомобільна техніка, човни та безпілотнілітальні апарати.</text:p>
      <text:p text:style-name="P4">
Наталія Гуменюк розповіла, що ворог посилив ведення розвідки безпілотнимилітальними апаратами та активізував застосування тактичної авіації.</text:p>
      <text:p text:style-name="P4">
— росіяни завдали удару авіабомбою безпосередньо по місту Херсон. Наразіінформації про жертви й постраждалих нема, — зазначила вона.</text:p>
      <text:p text:style-name="P4">
За допомогою баражуючих боєприпасів типу «Ланцет» росіяни тероризуютьмешканців населених пунктів Херсонщини вздовж лінії зіткнення. У такий спосібокупанти намагаються зупинити просування Сил оборони півдня України вперед.</text:p>
      <text:p text:style-name="P4">
Ворог посилив артилерійські обстріли й намагається тримати в напрузі цивільненаселення протягом усієї доби.</text:p>
      <text:p text:style-name="P4">
— Удень було зафіксовано близько 50 обстрілів і вночі була майже така самаінтенсивність. Це спосіб терору мирних мешканців, коли їм не дають спокою анівдень, ані вночі, — зазначила Наталія Гуменюк. — Це робиться для залякуваннямісцевого населення.</text:p>
      <text:p text:style-name="P4">
Вона додала, що гуманітарна ситуація на лівому березі Дніпра залишаєтьсянадзвичайно складною.</text:p>
      <text:p text:style-name="P4">
— Окупанти думають лише про власну безпеку й не виявляють турботи до місцевихлюдей. Човни вони використовують не для евакуації потерпілих людей, а дляпатрулювання на Дніпрі, — розповіла Наталія Гуменюк. — Немає питної води. Людизмушені самотужки рятуватися. Вони можуть евакуюватися лише тоді, коли водавідступає. Окупанти не допустили місію ООН до населених пунктів лівобережжя,аби не було викрито справжніх масштабів катастрофи. росіяни надають допомогумешканцям лише в обмін на насильницьку паспортизацію.</text:p>
      <text:p text:style-name="P4">
Попри це, на лівому березі Херсонської області працює рух спротиву.</text:p>
      <text:p text:style-name="P4">
Source: <text:a xlink:type="simple" xlink:href="https://armyinform.com.ua/2023/07/02/dva-drony-shahed-znyshheni-opivnochi-nad-mykolayivshhynoyu-nataliya-gumenyuk/" text:style-name="Internet_20_link" text:visited-style-name="Visited_20_Internet_20_Link">
https://armyinform.com.ua/2023/07/02/dva-drony-shahed-znyshheni-opivnochi-nad-mykolayivshhynoyu-nataliya-gumenyuk/</text:a>
</text:p>
      <!--NEWS-->
      <text:h text:style-name="P10" text:outline-level="1">
<text:span text:style-name="T4">
Головнокомандувач ЗС України привітав Військово-Морські Сили з їхнім професійним днем</text:span>
</text:h>
      <text:p text:style-name="P4">
Author: ['АРМІЯINFORM']</text:p>
      <text:p text:style-name="P4">
Time: 2023-07-02T56:00:00-04:00</text:p>
      <text:p text:style-name="P4">
Description: «Вітаю бойових побратимів з Днем Військово-Морських Сил Збройних Сил України. Дяку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1/golovnokomanduvach-zsu-valerij-zaluzhnyj.jpg" text:style-name="Internet_20_link" text:visited-style-name="Visited_20_Internet_20_Link">
golovnokomanduvach-zsu-valerij-zaluzhnyj.jpg</text:a>
']</text:p>
      <text:p text:style-name="P4">
Tags: ['STOPRUSSIA', 'ВАЛЕРІЙ ЗАЛУЖНИЙ', 'ДЕНЬ ВІЙСЬКОВО-МОРСЬКИХ СИЛ']</text:p>
      <text:p text:style-name="P4">
Category: News</text:p>
      <!--METADATA-->
      <text:p text:style-name="P4">
<draw:frame draw:style-name="fr1" draw:name="Image199" text:anchor-type="as-char" svg:width="6.9236in" svg:height="4.615733in" draw:z-index="0">
<draw:image xlink:href="../Images/AРМІЯINFORM/2023-07-02T56-00-00-04-00/golovnokomanduvach-zsu-valerij-zaluzhnyj.jpg" xlink:type="simple" xlink:show="embed" xlink:actuate="onLoad" draw:mime-type="image/jpeg"/>
</draw:frame>
</text:p>
      <text:p text:style-name="P4">
«Вітаю бойових побратимів з Днем Військово-Морських Сил Збройних Сил України.Дякую за вашу вірність, стійкість та професійність! Разом — до Перемоги!», —<text:a xlink:type="simple" xlink:href="https://www.facebook.com/CinCAFU/videos/1338430200359732/" text:style-name="Internet_20_link" text:visited-style-name="Visited_20_Internet_20_Link">
написав</text:a>
Головнокомандувач ЗС України генерал Валерій Залужний.</text:p>
      <text:p text:style-name="P4">
Source: <text:a xlink:type="simple" xlink:href="https://armyinform.com.ua/2023/07/02/golovnokomanduvach-zs-ukrayiny-pryvitav-vijskovo-morski-syly-z-yihnim-profesijnym-dnem/" text:style-name="Internet_20_link" text:visited-style-name="Visited_20_Internet_20_Link">
https://armyinform.com.ua/2023/07/02/golovnokomanduvach-zs-ukrayiny-pryvitav-vijskovo-morski-syly-z-yihnim-profesijnym-dnem/</text:a>
</text:p>
      <!--NEWS-->
      <text:h text:style-name="P10" text:outline-level="1">
<text:span text:style-name="T4">
За минулу добу українські захисники просунулися на Бахмутському напрямку — Сергій Череватий</text:span>
</text:h>
      <text:p text:style-name="P4">
Author: ['Тарас Грень']</text:p>
      <text:p text:style-name="P4">
Time: 2023-07-02T58:00:00-04:00</text:p>
      <text:p text:style-name="P4">
Description: Про це під час прямого ефіру в телемарафоні «Єдині новини» сказав речник 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 'СХІДНЕ УГРУПОВАННЯ ВІЙСЬК ЗСУ']</text:p>
      <text:p text:style-name="P4">
Category: News</text:p>
      <!--METADATA-->
      <text:p text:style-name="P4">
<draw:frame draw:style-name="fr1" draw:name="Image200" text:anchor-type="as-char" svg:width="6.9236in" svg:height="4.61393in" draw:z-index="0">
<draw:image xlink:href="../Images/AРМІЯINFORM/2023-07-02T58-00-00-04-00/cherevatyj-2.jpg" xlink:type="simple" xlink:show="embed" xlink:actuate="onLoad" draw:mime-type="image/jpeg"/>
</draw:frame>
</text:p>
      <text:p text:style-name="P4">
Про це під час прямого ефіру в<text:a xlink:type="simple" xlink:href="https://www.youtube.com/watch" text:style-name="Internet_20_link" text:visited-style-name="Visited_20_Internet_20_Link">
телемарафоні</text:a>
 «Єдині новини»сказав речник Східного угруповання військ Збройних Сил України полковникСергій Череватий.</text:p>
      <text:p text:style-name="P4">
— Там іде просування на флангах та чиниться тиск на ворога, згодом повідомимобільш детальну інформацію про території, які вже звільнили наші війська, —зазначив офіцер. — На відміну від ворога, наша тактика скерована намаксимальне збереження життя солдатів. Для організації проривів мивикористовуємо всі досягнення української та світової військової науки йтехніки. І крок за кроком без дій, що можуть призвести то великих втрат, мипросуваємось.</text:p>
      <text:p text:style-name="P4">
Загалом, на Бахмутському напрямку відбулося 23 боєзіткнення. Ворог чинитьшалений опір, 444 рази бив по нас зі ствольної та реактивної артилерії,здійснив п’ять авіанальотів. Під час боїв 116 окупантів було знищено, а 199зазнали поранень. Крім цього, Збройні Сили України знищили значну кількістьворожої техніки. Зокрема було перетворено на брухт чотири системи залповоговогню «Град», дві самохідно-артилерійські установки «Акація» та «Гвоздика»,бойова машина піхоти, одинадцять гармат та протитанковий ракетний комплекс,самохідний 240-мілеметровий міномет «Тюльпан» та п’ять безпілотників і десятьпольових складів з боєприпасами.</text:p>
      <text:p text:style-name="P4">
— Стосовно Лимано-Куп’янського напрямку, то там ворог 10 разів намагавсяатакувати наші позиції, 630 разів завдав ударів з різних типів артилерії таздійснив дев’ять авіаційних нальотів, — розповів полковник Сергій Череватий. —Під час відбиття ворожих атак 77 окупантів було знищено, 195 зазнали поранень,а один потрапив у полон.</text:p>
      <text:p text:style-name="P4">
Крім цього, наші воїни знищили шість танків Т-72, три бойові машини піхоти,шість БТР-80, самохідно-артилерійську установку «Акація», дві гармати, шістьлегких артилерійських тягачів, міномет, протитанковий ракетний комплекс, двапольові склади з боєприпасами та три автівки, які здійснювали підвезеннябоєприпасів.</text:p>
      <text:p text:style-name="P4">
Протягом усього тижня наші воїни брали в полон російських окупантів.</text:p>
      <text:p text:style-name="P4">
— Було так, що за добу брали по вісім-десять полонених, — розповів СергійЧереватий. — Це різного типу підрозділи, як регулярна армія росії, так і пвк«ветерани». Загалом, це малоосвічені люди невисокого соціального статусу.Здебільшого злидарі чи колишній криміналітет.</text:p>
      <text:p text:style-name="P4">
Водночас відзначається, що росіяни змінили тактику своїх штурмів. За словамиполковника Сергія Череватого, вже немає так званих м’ясних штурмів і росіяниперейшли до більш-менш загальноприйнятої тактики ведення бою. Ведуть розвідку,завдають артилерійських ударів, а потім силами до взводу намагаються зайти донаших позицій. Проте успіхів не мають.</text:p>
      <text:p text:style-name="P4">
Source: <text:a xlink:type="simple" xlink:href="https://armyinform.com.ua/2023/07/02/za-mynulu-dobu-ukrayinski-zahysnyky-prosunulysya-na-bahmutskomu-napryamku-sergij-cherevatyj/" text:style-name="Internet_20_link" text:visited-style-name="Visited_20_Internet_20_Link">
https://armyinform.com.ua/2023/07/02/za-mynulu-dobu-ukrayinski-zahysnyky-prosunulysya-na-bahmutskomu-napryamku-sergij-cherevatyj/</text:a>
</text:p>
      <!--NEWS-->
      <text:h text:style-name="P10" text:outline-level="1">
<text:span text:style-name="T4">
Візит спецпосланця Ватикану до Москви був зосереджений на гуманітарних питаннях</text:span>
</text:h>
      <text:p text:style-name="P4">
Authors: Ukrinform (Person)</text:p>
      <text:p text:style-name="P4">
Publisher: Укринформ (Organization)</text:p>
      <text:p text:style-name="P4">
Published Time: 2023-07-02T5:21:31+03:00</text:p>
      <text:p text:style-name="P4">
Modified Time: 2023-07-02T21:21:31+03:00</text:p>
      <text:p text:style-name="P4">
Description: Спецпосланець Ватикану кардинал Маттео Зуппі в неділю заявив, що його місія до Москви щодо війни в Україні була зосереджена на гуманітарних питаннях та не включала жодних обговорень щодо мирного плану. — Укрінформ.</text:p>
      <text:p text:style-name="P4">
Images: ['<text:a xlink:type="simple" xlink:href="https://static.ukrinform.com/photos/2023_05/thumb_files/630_360_1684847047-530.jpg" text:style-name="Internet_20_link" text:visited-style-name="Visited_20_Internet_20_Link">
630_360_16848...</text:a>
']</text:p>
      <text:p text:style-name="P4">
Tags: ['Ватикан', 'Росія', 'Війна з Росією']</text:p>
      <text:p text:style-name="P4">
Type: Article</text:p>
      <!--METADATA-->
      <text:p text:style-name="P4">
<draw:frame draw:style-name="fr1" draw:name="Image201" text:anchor-type="as-char" svg:width="6.9236in" svg:height="3.956343in" draw:z-index="0">
<draw:image xlink:href="../Images/yкринформ/2023-07-02T5-21-31-03-00/630_360_1684847047-530.jpg" xlink:type="simple" xlink:show="embed" xlink:actuate="onLoad" draw:mime-type="image/jpeg"/>
</draw:frame>
Спецпосланець Ватикану кардинал Маттео Зуппі в неділю заявив, що його місія доМоскви щодо війни в Україні була зосереджена на гуманітарних питаннях та невключала жодних обговорень щодо мирного плану.</text:p>
      <text:p text:style-name="P4">
Як передає Укрінформ, про це повідомляє <text:a xlink:type="simple" xlink:href="https://www.reuters.com/world/europe/papal-envoy-says-moscow-visit-focused-humanitarian-issues-not-peace-plan-2023-07-02/" text:style-name="Internet_20_link" text:visited-style-name="Visited_20_Internet_20_Link">
 Reuters</text:a>
 .</text:p>
      <text:p text:style-name="P4">
Кардинал Зуппі наголосив на важливості розв'язання гуманітарних проблем підчас зустрічей у Москві та в Києві.</text:p>
      <text:p text:style-name="P4">
Він уточнив, що мета його візиту полягала не в тому, щоб запропонуватиконкретний мирний план чи взяти участь в офіційному посередництві, а радше утому, щоб визначити пріоритетом благополуччя та захист вразливих категорійлюдей, які постраждали внаслідок війни.</text:p>
      <text:p text:style-name="P4">
<text:span text:style-name="T4">
Читайте також:</text:span>
 <text:a xlink:type="simple" xlink:href="https://www.ukrinform.ua/rubric-polytics/3728514-vatikan-moze-dopomogti-ukraini-vizvolennam-polonenih-i-povernennam-ditej-ermak.html" text:style-name="Internet_20_link" text:visited-style-name="Visited_20_Internet_20_Link">
 Ватикан може допомогти Україні визволенням полонених іповерненням дітей - Єрмак </text:a>
</text:p>
      <text:p text:style-name="P4">
Зуппі підкреслив нагальну потребу припинення насильства та збереженнялюдського життя, з особливим наголосом на захисті добробуту дітей.</text:p>
      <text:p text:style-name="P4">
Як повідомлялося, керівник Офісу Президента Андрій Єрмак заявив, що Україна непокладає надій на посередництво Ватикану у переговорах з Москвою, натомістьвітала б допомогу у визволенні полонених українців та поверненні українськихдітей.</text:p>
      <text:p text:style-name="P4">
Спеціальний посланник Папи Римського кардинал Маттео Зуппі 28-29 червняперебував з візитом у Росії у межах місії Ватикану з "досягнення справедливогомиру" в Україні.</text:p>
      <text:p text:style-name="P4">
<text:span text:style-name="T4">
Читайте також:</text:span>
 <text:a xlink:type="simple" xlink:href="https://www.ukrinform.ua/rubric-polytics/3719073-veresuk-zustrilasa-zi-specposlancem-vatikanu.html" text:style-name="Internet_20_link" text:visited-style-name="Visited_20_Internet_20_Link">
 Верещук зустрілася зі спецпосланцем Ватикану</text:a>
</text:p>
      <text:p text:style-name="P4">
5-6 червня кардинал Маттео Зуппі відвідав Україну. Зокрема, з ПрезидентомВолодимиром Зеленським він обговорив ситуацію в Україні та гуманітарнувзаємодію у межах реалізації формули миру.</text:p>
      <text:p text:style-name="P4">
Фото: KNA</text:p>
      <text:p text:style-name="P4">
Source: <text:a xlink:type="simple" xlink:href="https://www.ukrinform.ua/rubric-world/3730598-vizit-specposlanca-vatikanu-do-moskvi-buv-zoseredzenij-na-gumanitarnih-pitannah.html" text:style-name="Internet_20_link" text:visited-style-name="Visited_20_Internet_20_Link">
https://www.ukrinform.ua/rubric-world/3730598-vizit-specposlanca-vatikanu-do-moskvi-buv-zoseredzenij-na-gumanitarnih-pitannah.html</text:a>
</text:p>
      <!--NEWS-->
      <text:h text:style-name="P10" text:outline-level="1">
<text:span text:style-name="T4">
Сьогодні противник не наближається до узбережжя Одеси на відстань менше ніж 100 морських миль — Олексій Неїжпапа</text:span>
</text:h>
      <text:p text:style-name="P4">
Author: ['АРМІЯINFORM']</text:p>
      <text:p text:style-name="P4">
Time: 2023-07-02T60:00:00-04:00</text:p>
      <text:p text:style-name="P4">
Description: Командувач українського флоту віцеадмірал Олексій Неїжпапа в ексклюзивному інтерв’ю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en-vms-2-scaled.jpg" text:style-name="Internet_20_link" text:visited-style-name="Visited_20_Internet_20_Link">
den-vms-2-scaled.jpg</text:a>
']</text:p>
      <text:p text:style-name="P4">
Tags: ['STOPRUSSIA', 'АГРЕСІЯ РФ', 'ВІЙНА', 'ВМС ЗСУ', 'ВТОРГНЕННЯ РФ', 'ОЛЕКСІЙ НЕЇЖПАПА']</text:p>
      <text:p text:style-name="P4">
Category: News</text:p>
      <!--METADATA-->
      <text:p text:style-name="P4">
<draw:frame draw:style-name="fr1" draw:name="Image202" text:anchor-type="as-char" svg:width="6.9236in" svg:height="3.894525in" draw:z-index="0">
<draw:image xlink:href="../Images/AРМІЯINFORM/2023-07-02T60-00-00-04-00/den-vms-2-scaled.jpg" xlink:type="simple" xlink:show="embed" xlink:actuate="onLoad" draw:mime-type="image/jpeg"/>
</draw:frame>
</text:p>
      <text:p text:style-name="P4">
Командувач українського флоту віцеадмірал Олексій Неїжпапа в ексклюзивному<text:a xlink:type="simple" xlink:href="https://armyinform.com.ua/2023/07/02/my-povynni-maty-takyj-flot-yakyj-bilshe-ne-dast-zagarbnyku-navit-planuvaty-napad-na-ukrayinu-oleksij-neyizhpapa/" text:style-name="Internet_20_link" text:visited-style-name="Visited_20_Internet_20_Link">
інтерв’ю</text:a>
для Інформаційного агентства Міністерства оборони України розповів, завдякичому в найскладніший період на початку широкомасштабного вторгнення вдалосязруйнували плани росіян щодо висадки морського десанту в Одесі, а згодом іпотопити ряд ворожих кораблів, включаючи флагман чорноморського флоту«москва».</text:p>
      <text:p text:style-name="P4">
— Звісно, якщо порівнювати потенціал на початку широкомасштабної агресії міжнами та російським флотом, то він був на користь росіян. Але ми теж не стоялина місці та розбудовували наш флот, постійно рухалися вперед. Яскравимприкладом тому, зокрема, є втілення ракетних програм, які були затвердженіВерховним Головнокомандувачем ЗС України. Завдяки їхній реалізації булостворено український ракетний комплекс «Нептун». Серед людей, що впроваджувалиракетні програми, були й мої колишні підлеглі-ракетники, які ще в Криму малидосвід використання крилатих ракет. І це саме завдяки їм, цим людям, сьогодніпротивник не наближається до узбережжя Одеси на відстань менше ніж 100морських миль, і між нами і ворогом нині існує «сіра зона», яка охоплює 25тисяч квадратних кілометрів, — повідомив віцеадмірал Олексій Неїжпапа.</text:p>
      <text:p text:style-name="P4">
Командувач Військово-Морських Сил також зазначив, що завдяки надходженню новихзразків ракетного озброєння та іншої допомоги від наших західних партнерів нашоборонний потенціал виріс.</text:p>
      <text:p text:style-name="P4">
— Ви знаєте, що нині на озброєнні ВМС є протикорабельний комплекс «Гарпун»,який уже дуже добре себе зарекомендував під час бойових дій із захисту нашоїдержави. Цей комплекс, зокрема, потопив російське судно забезпечення, яке малона борту ЗРК «Тор» та прямувало на острів Зміїний, щоб забезпечити зброєюросійський гарнізон та доставити свіжу партію окупантів на підсилення, —зауважив Олексій Неїжпапа.</text:p>
      <text:p text:style-name="P4">
Source: <text:a xlink:type="simple" xlink:href="https://armyinform.com.ua/2023/07/02/sogodni-protyvnyk-ne-nablyzhayetsya-do-uzberezhzhya-odesy-na-vidstan-menshe-nizh-100-morskyh-myl-oleksij-neyizhpapa/" text:style-name="Internet_20_link" text:visited-style-name="Visited_20_Internet_20_Link">
https://armyinform.com.ua/2023/07/02/sogodni-protyvnyk-ne-nablyzhayetsya-do-uzberezhzhya-odesy-na-vidstan-menshe-nizh-100-morskyh-myl-oleksij-neyizhpapa/</text:a>
</text:p>
      <!--NEWS-->
      <text:h text:style-name="P10" text:outline-level="1">
<text:span text:style-name="T4">
Перевага в повітрі — це ключ до успіху на землі</text:span>
</text:h>
      <text:p text:style-name="P4">
Author: ['Тарас Грень']</text:p>
      <text:p text:style-name="P4">
Time: 2023-07-02T62:00:00-04:00</text:p>
      <text:p text:style-name="P4">
Description: Про це в ефірі «Єдиних новин» розповів речник Командування Повітрян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ІЙНА', 'ВТОРГНЕННЯ РФ', 'ПОВІТРЯНІ СИЛИ ЗС УКРАЇНИ', 'ЮРІЙ ІГНАТ']</text:p>
      <text:p text:style-name="P4">
Category: News</text:p>
      <!--METADATA-->
      <text:p text:style-name="P4">
<draw:frame draw:style-name="fr1" draw:name="Image203" text:anchor-type="as-char" svg:width="6.9236in" svg:height="4.32725in" draw:z-index="0">
<draw:image xlink:href="../Images/AРМІЯINFORM/2023-07-02T62-00-00-04-00/foto-1-krylati-aviabomby-yurij-ignat.jpg" xlink:type="simple" xlink:show="embed" xlink:actuate="onLoad" draw:mime-type="image/jpeg"/>
</draw:frame>
 Колаж: АрміяInform</text:p>
      <text:p text:style-name="P4">
Про це в ефірі «Єдиних новин» розповів речник Командування Повітряних СилЗбройних Сил України полковник Юрій Ігнат.</text:p>
      <text:p text:style-name="P4">
— Зараз ми бачимо доволі затяжні повітряні тривоги, адже атаки «шахедами»досить тривалі і їх знищують по всій території України, — розповів він. —Ударів «калібрами» менше, але вони підступні, й ворог використовує різнутактику для удару по нас так, щоб ми просто не встигли підготуватись і відбитицю небезпеку. Але, як ми бачимо, наші військові оперативно реагують на всізагрози. І станом на сьогодні знищено і «калібри», і «шахеди». Загалом,протягом доби було знищено одинадцять повітряних цілей.</text:p>
      <text:p text:style-name="P4">
Противник інтенсивно й широко застосовує БПЛА для ударів по українських містахта лінії зіткнення. Значним посиленням наших Повітряних Сил буде передачаУкраїні літаків F-16.</text:p>
      <text:p text:style-name="P4">
— Ми виконуємо своє «домашнє завдання», — наголосив Юрій Ігнат. — Є визначенийособовий склад, який зараз посилено вчить англійську мову й термінологію. Крімцього, ми готуємо певну інфраструктуру, яка буде працювати в умовах веденнябойових дій. Перевага в повітрі — це ключ до успіху на землі.</text:p>
      <text:p text:style-name="P4">
Source: <text:a xlink:type="simple" xlink:href="https://armyinform.com.ua/2023/07/02/perevaga-v-povitri-cze-klyuch-do-uspihu-na-zemli/" text:style-name="Internet_20_link" text:visited-style-name="Visited_20_Internet_20_Link">
https://armyinform.com.ua/2023/07/02/perevaga-v-povitri-cze-klyuch-do-uspihu-na-zemli/</text:a>
</text:p>
      <!--NEWS-->
      <text:h text:style-name="P10" text:outline-level="1">
<text:span text:style-name="T4">
494 дитини загинули в Україні внаслідок збройної агресії рф</text:span>
</text:h>
      <text:p text:style-name="P4">
Author: ['АРМІЯINFORM']</text:p>
      <text:p text:style-name="P4">
Time: 2023-07-02T64:00:00-04:00</text:p>
      <text:p text:style-name="P4">
Description: Станом на ранок 2 липня 2023 року більше ніж 1530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text:p>
      <text:p text:style-name="P4">
Category: News</text:p>
      <!--METADATA-->
      <text:p text:style-name="P4">
<draw:frame draw:style-name="fr1" draw:name="Image204" text:anchor-type="as-char" svg:width="6.9236in" svg:height="5.18693in" draw:z-index="0">
<draw:image xlink:href="../Images/AРМІЯINFORM/2023-07-02T64-00-00-04-00/47_big.jpg" xlink:type="simple" xlink:show="embed" xlink:actuate="onLoad" draw:mime-type="image/jpeg"/>
</draw:frame>
Ілюстративне фото</text:p>
      <text:p text:style-name="P4">
Станом на ранок 2 липня 2023 року більше ніж 1530 дітей постраждали в Українівнаслідок повномасштабної збройної агресії рф. За офіційною інформацієюювенальних прокурорів 494 дитини загинули та понад 1036 отримали пораненнярізного ступеня тяжкості.</text:p>
      <text:p text:style-name="P4">
Про це <text:a xlink:type="simple" xlink:href="https://t.me/pgo_gov_ua/14012" text:style-name="Internet_20_link" text:visited-style-name="Visited_20_Internet_20_Link">
повідомляє </text:a>
Офіс Генеральногопрокурора.</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72, Харківській — 285,Київській — 129, Херсонській — 113, Запорізькій — 91, Миколаївській — 89,Дніпропетровській — 83, Чернігівській — 71, Луганській — 67.</text:p>
      <text:p text:style-name="P4">
<text:span text:style-name="T4">
Протягом доби:</text:span>
</text:p>
      <ul>
        <li>
1 липня внаслідок обстрілу ворогом м. Балаклія Харківської області постраждав 14-річний хлопчик.</li>
      </ul>
      <text:p text:style-name="P4">
Source: <text:a xlink:type="simple" xlink:href="https://armyinform.com.ua/2023/07/02/494-dytyny-zagynuly-v-ukrayini-vnaslidok-zbrojnoyi-agresiyi-rf-2/" text:style-name="Internet_20_link" text:visited-style-name="Visited_20_Internet_20_Link">
https://armyinform.com.ua/2023/07/02/494-dytyny-zagynuly-v-ukrayini-vnaslidok-zbrojnoyi-agresiyi-rf-2/</text:a>
</text:p>
      <!--NEWS-->
      <text:h text:style-name="P10" text:outline-level="1">
<text:span text:style-name="T4">
Протягом тижня нацгвардійці обстежили близько 625 га місцевості та знешкодили 49 вибухонебезпечних предметів</text:span>
</text:h>
      <text:p text:style-name="P4">
Author: ['Володимир Поліщук']</text:p>
      <text:p text:style-name="P4">
Time: 2023-07-02T66:00:00-04:00</text:p>
      <text:p text:style-name="P4">
Description: На Херсонському напрямку підрозділи Національної гвардії України виконують стабіліз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gu-rozminuvannya-scaled.jpg" text:style-name="Internet_20_link" text:visited-style-name="Visited_20_Internet_20_Link">
ngu-rozminuvannya-scaled.jpg</text:a>
']</text:p>
      <text:p text:style-name="P4">
Tags: []</text:p>
      <text:p text:style-name="P4">
Category: News</text:p>
      <!--METADATA-->
      <text:p text:style-name="P4">
<draw:frame draw:style-name="fr1" draw:name="Image205" text:anchor-type="as-char" svg:width="6.9236in" svg:height="5.1927in" draw:z-index="0">
<draw:image xlink:href="../Images/AРМІЯINFORM/2023-07-02T66-00-00-04-00/ngu-rozminuvannya-scaled.jpg" xlink:type="simple" xlink:show="embed" xlink:actuate="onLoad" draw:mime-type="image/jpeg"/>
</draw:frame>
 Фото пресслужби НГУ</text:p>
      <text:p text:style-name="P4">
На Херсонському напрямку підрозділи Національної гвардії України виконуютьстабілізаційні заходи: виявляють і затримують осіб, які співпрацювали зокупаційною владою, вилучають залишки зброї та боєприпасів, розміновуютьтериторії та надають гуманітарну допомогу населенню.</text:p>
      <text:p text:style-name="P4">
Про це в коментарі кореспонденту АрміяInform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Триває пошук вибухонебезпечних предметів на територіях, з яких відійшлавода. Дві групи зі складу зведеного загону з розмінування з відповідноютехнікою протягом минулого тижня у херсонському мікрорайоні Корабелівобстежили близько 86 га територій, — розповів представник ГУ НГУ. — Такожінженерні підрозділи Нацгвардії надалі розміновували територіїсільськогосподарського призначення на деокупованих територіях у Херсонській таСумській областях. Протягом тижня вони обстежили близько 625 га місцевості тазнешкодили 49 вибухонебезпечних предметів.</text:p>
      <text:p text:style-name="P4">
Полковник Микола Уршалович додав, що Національна гвардія України не лише береактивну участь у бойових діях і розміновує звільнені території, а й доставляєгуманітарну допомогу туди, де цього потребують люди найбільше. Зокремавійськовослужбовці 11-ї бригади імені Михайла Грушевського минулого тижнядоставили необхідні речі та продукти жителям Херсонщини й Миколаївщини.</text:p>
      <text:p text:style-name="P4">
Source: <text:a xlink:type="simple" xlink:href="https://armyinform.com.ua/2023/07/02/protyagom-tyzhnya-naczgvardijczi-obstezhyly-blyzko-625-ga-misczevosti-ta-zneshkodyly-49-vybuhonebezpechnyh-predmetiv/" text:style-name="Internet_20_link" text:visited-style-name="Visited_20_Internet_20_Link">
https://armyinform.com.ua/2023/07/02/protyagom-tyzhnya-naczgvardijczi-obstezhyly-blyzko-625-ga-misczevosti-ta-zneshkodyly-49-vybuhonebezpechnyh-predmetiv/</text:a>
</text:p>
      <!--NEWS-->
      <text:h text:style-name="P10" text:outline-level="1">
<text:span text:style-name="T4">
Міносвіти збільшило держзамовлення на управлінців для роботи на деокупованих територіях</text:span>
</text:h>
      <text:p text:style-name="P4">
Author: ['АРМІЯINFORM']</text:p>
      <text:p text:style-name="P4">
Time: 2023-07-02T67:00:00-04:00</text:p>
      <text:p text:style-name="P4">
Description: Минулого тижня Уряд прийняв постанову, яка передбачає навчання і професійну підгото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on.jpg" text:style-name="Internet_20_link" text:visited-style-name="Visited_20_Internet_20_Link">
mon.jpg</text:a>
']</text:p>
      <text:p text:style-name="P4">
Tags: ['STOPRUSSIA']</text:p>
      <text:p text:style-name="P4">
Category: News</text:p>
      <!--METADATA-->
      <text:p text:style-name="P4">
<draw:frame draw:style-name="fr1" draw:name="Image206" text:anchor-type="as-char" svg:width="6.9236in" svg:height="4.50034in" draw:z-index="0">
<draw:image xlink:href="../Images/AРМІЯINFORM/2023-07-02T67-00-00-04-00/mon.jpg" xlink:type="simple" xlink:show="embed" xlink:actuate="onLoad" draw:mime-type="image/jpeg"/>
</draw:frame>
</text:p>
      <text:p text:style-name="P4">
Минулого тижня Уряд прийняв постанову, яка передбачає навчання і професійнупідготовку осіб, які виявили бажання працювати на деокупованих територіях.</text:p>
      <text:p text:style-name="P4">
Про це <text:a xlink:type="simple" xlink:href="https://t.me/minre_ua" text:style-name="Internet_20_link" text:visited-style-name="Visited_20_Internet_20_Link">
повідомляє</text:a>
 Мінреінтеграції.</text:p>
      <text:p text:style-name="P4">
«Таке навчання здійснюватиме Київський національний університет імені ТарасаШевченка. Так, Міністерство освіти і науки підняло максимальний обсягдержавного замовлення на 30 додаткових місць за спеціальністю 281 „Публічнеуправління та адміністрування“. Ці дані найближчим часом будуть відображені уЄдиній державній електронній базі з питань освіти», — йдеться в повідомленні.</text:p>
      <text:p text:style-name="P4">
Source: <text:a xlink:type="simple" xlink:href="https://armyinform.com.ua/2023/07/02/minosvity-zbilshylo-derzhzamovlennya-na-upravlincziv-dlya-roboty-na-deokupovanyh-terytoriyah/" text:style-name="Internet_20_link" text:visited-style-name="Visited_20_Internet_20_Link">
https://armyinform.com.ua/2023/07/02/minosvity-zbilshylo-derzhzamovlennya-na-upravlincziv-dlya-roboty-na-deokupovanyh-terytoriyah/</text:a>
</text:p>
      <!--NEWS-->
      <text:h text:style-name="P10" text:outline-level="1">
<text:span text:style-name="T4">
росія тримає в Чорному морі 9 кораблів, серед яких чотири носії крилатих ракет «Калібр»</text:span>
</text:h>
      <text:p text:style-name="P4">
Author: ['АРМІЯINFORM']</text:p>
      <text:p text:style-name="P4">
Time: 2023-07-02T68:00:00-04:00</text:p>
      <text:p text:style-name="P4">
Description: Станом на 11:00 02.07.2023:        у Чорному морі на бойовому чергува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axresdefault-1-1.jpg" text:style-name="Internet_20_link" text:visited-style-name="Visited_20_Internet_20_Link">
maxresdefault-1-1.jpg</text:a>
', '<text:a xlink:type="simple" xlink:href="https://armyinform.com.ua/wp-content/uploads/2023/07/357679010_655558429945076_3158632320112106347_n.jpg" text:style-name="Internet_20_link" text:visited-style-name="Visited_20_Internet_20_Link">
357679010_655558429945076_3158632320112106347_n.jpg</text:a>
']</text:p>
      <text:p text:style-name="P4">
Tags: ['STOPRUSSIA', 'АГРЕСІЯ РФ', 'ВМС', 'ВТОРГНЕННЯ РФ']</text:p>
      <text:p text:style-name="P4">
Category: News</text:p>
      <!--METADATA-->
      <text:p text:style-name="P4">
<draw:frame draw:style-name="fr1" draw:name="Image207" text:anchor-type="as-char" svg:width="6.9236in" svg:height="3.894525in" draw:z-index="0">
<draw:image xlink:href="../Images/AРМІЯINFORM/2023-07-02T68-00-00-04-00/maxresdefault-1-1.jpg" xlink:type="simple" xlink:show="embed" xlink:actuate="onLoad" draw:mime-type="image/jpeg"/>
</draw:frame>
 Фото ілюстративне</text:p>
      <ul>
        <li>
          <text:p text:style-name="P4">
<text:span text:style-name="T4">
Станом на 11:00 02.07.2023:</text:span>
</text:p>
        </li>
        <li>
          <text:p text:style-name="P4">
у Чорному морі на бойовому чергуванні перебувають 9 ворожих кораблів, серед яких 4 — носії крилатих ракет «Калібр», загальний залп — до 24 ракет;    * в Азовському морі — 1 ворожий корабель;    * в Середземному морі на бойовому чергуванні перебувають до 8 ворожих кораблів, серед яких 1 носій крилатих ракет «Калібр», загальний залп — до 16 ракет;</text:p>
        </li>
      </ul>
      <text:p text:style-name="P4">
<text:span text:style-name="T4">
за добу в інтересах рф прохід Керч-Єнікальською протокою здійснили:</text:span>
</text:p>
      <ul>
        <li>
до Азовського моря — 25 суден, з них 5 рухалися з протоки Босфор;    * до Чорного моря — 17 суден, із них 5 рухалися в напрямку протоки Босфор.</li>
      </ul>
      <text:p text:style-name="P4">
<draw:frame draw:style-name="fr1" draw:name="Image208" text:anchor-type="as-char" svg:width="6.9236in" svg:height="8.6545in" draw:z-index="0">
<draw:image xlink:href="../Images/AРМІЯINFORM/2023-07-02T68-00-00-04-00/357679010_655558429945076_3158632320112106347_n.jpg" xlink:type="simple" xlink:show="embed" xlink:actuate="onLoad" draw:mime-type="image/jpeg"/>
</draw:frame>
</text:p>
      <text:p text:style-name="P4">
<text:span text:style-name="T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text:span>
</text:p>
      <text:p text:style-name="P4">
Source: <text:a xlink:type="simple" xlink:href="https://armyinform.com.ua/2023/07/02/rosiya-trymaye-u-chornomu-mori-9-korabliv-sered-yakyh-chotyry-nosiya-krylatyh-raket-kalibr/" text:style-name="Internet_20_link" text:visited-style-name="Visited_20_Internet_20_Link">
https://armyinform.com.ua/2023/07/02/rosiya-trymaye-u-chornomu-mori-9-korabliv-sered-yakyh-chotyry-nosiya-krylatyh-raket-kalibr/</text:a>
</text:p>
      <!--NEWS-->
      <text:h text:style-name="P10" text:outline-level="1">
<text:span text:style-name="T4">
ДБР заблокувало новий канал незаконного переправлення військовозобов’язаних до країн Європи</text:span>
</text:h>
      <text:p text:style-name="P4">
Author: ['АРМІЯINFORM']</text:p>
      <text:p text:style-name="P4">
Time: 2023-07-02T69:00:00-04:00</text:p>
      <text:p text:style-name="P4">
Description: Державне бюро продовжує системно виявляти та припиняти діяльність організованих груп,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blokuvalo-novij-kanal-nezakonnogo-perepravlennya-vijskovozobovyazanih-do-krain-evropi-1-450x395-4fd.jpeg" text:style-name="Internet_20_link" text:visited-style-name="Visited_20_Internet_20_Link">
zablokuvalo-novij-kanal-nezakonnogo-perepravlennya-vijskovozobovyazanih-do-krain-evropi-1-450x395-4fd.jpeg</text:a>
']</text:p>
      <text:p text:style-name="P4">
Tags: ['STOPRUSSIA']</text:p>
      <text:p text:style-name="P4">
Category: News</text:p>
      <!--METADATA-->
      <text:p text:style-name="P4">
<draw:frame draw:style-name="fr1" draw:name="Image209" text:anchor-type="as-char" svg:width="6.9236in" svg:height="6.077382in" draw:z-index="0">
<draw:image xlink:href="../Images/AРМІЯINFORM/2023-07-02T69-00-00-04-00/zablokuvalo-novij-kanal-nezakonnogo-perepravlennya-vijskovozobovyazanih-do-krain-evropi-1-450x395-4fd.jpeg" xlink:type="simple" xlink:show="embed" xlink:actuate="onLoad" draw:mime-type="image/jpeg"/>
</draw:frame>
</text:p>
      <text:p text:style-name="P4">
Державне бюро продовжує системно виявляти та припиняти діяльністьорганізованих груп, які налагоджують незаконні схеми перетину кордонучоловіками призовного віку в умовах воєнного стану.</text:p>
      <text:p text:style-name="P4">
Працівники ДБР у взаємодії з Нацполіцією викрили на Закарпатті ще одну групу,яка переправляла через кордон військовозобов’язаних. До неї входили мешканціЗакарпаття, колишні та діючі правоохоронці.</text:p>
      <text:p text:style-name="P4">
Про це <text:a xlink:type="simple" xlink:href="https://dbr.gov.ua/news/dbr-zablokuvalo-novij-kanal-nezakonnogo-perepravlennya-vijskovozobovyazanih-do-krain-evropi" text:style-name="Internet_20_link" text:visited-style-name="Visited_20_Internet_20_Link">
повідомляє</text:a>
 Державне бюророзслідувань.</text:p>
      <text:p text:style-name="P4">
Цивільні учасники групи підшукували охочих незаконно потрапити за кордон.«Клієнтів» автомобілем доставляли до обумовленого місця поблизу кордону, дедалі їх переводили стежками в обхід пунктів пропуску інші спільники.</text:p>
      <text:p text:style-name="P4">
Для маскування фігуранти використовували спеціальні костюми та прилади нічногобачення. Правоохоронці, що входили до складу групи, допомагали уникатиприкордонних нарядів. Вони мали доступ до інформації про місця розташуванняприкордонників та час їхньої варти.</text:p>
      <text:p text:style-name="P4">
Ціни за «послуги» з однієї особи коливалися від 5 до 10 тис. доларів США. Сумазалежала від «довжини ланцюжка», задіяних в оборудці посередників.</text:p>
      <text:p text:style-name="P4">
28 червня двох учасників організованої групи – батька і сина, правоохоронцізатримали під час спроби незаконно перевести до Угорщини трьох чоловіківпризовного віку. За організацію переправлення одного з них зловмисникинапередодні отримали 8 тис. доларів США на банківську картку. Гроші запереправлення ще двох у сумі 11 тис. доларів США мали прийти після вдалогоперетину «клієнтами» кордону.</text:p>
      <text:p text:style-name="P4">
Проведено слідчі дії за місцем проживання та у транспортних засобахфігурантів. Під час обшуків було вилучено майже 40 тис. доларів США, понад 15тис. євро, 5 автомобілів, прилади нічного бачення, радіостанції, камуфляжнікостюми, телефони та банківські картки.</text:p>
      <text:p text:style-name="P4">
Двом затриманим вже повідомлено про підозру у незаконному переправленні осібчерез державний кордон України (ч. 3 ст. 332 КК України).</text:p>
      <text:p text:style-name="P4">
Санкція статті передбачає покарання у вигляді позбавлення волі на строк до 9років</text:p>
      <text:p text:style-name="P4">
Готуються підозри й іншим учасникам злочинної групи.</text:p>
      <text:p text:style-name="P4">
Процесуальне керівництво здійснює Закарпатська спеціалізована прокуратура усфері оборони Західного регіону.</text:p>
      <text:p text:style-name="P4">
Source: <text:a xlink:type="simple" xlink:href="https://armyinform.com.ua/2023/07/02/dbr-zablokuvalo-novyj-kanal-nezakonnogo-perepravlennya-vijskovozobovyazanyh-do-krayin-yevropy/" text:style-name="Internet_20_link" text:visited-style-name="Visited_20_Internet_20_Link">
https://armyinform.com.ua/2023/07/02/dbr-zablokuvalo-novyj-kanal-nezakonnogo-perepravlennya-vijskovozobovyazanyh-do-krayin-yevropy/</text:a>
</text:p>
      <!--NEWS-->
      <text:h text:style-name="P10" text:outline-level="1">
<text:span text:style-name="T4">
Мир у Європі можливий лише після перемоги України - Єрмак</text:span>
</text:h>
      <text:p text:style-name="P4">
Authors: Ukrinform (Person)</text:p>
      <text:p text:style-name="P4">
Publisher: Укринформ (Organization)</text:p>
      <text:p text:style-name="P4">
Published Time: 2023-07-02T6:40:00+03:00</text:p>
      <text:p text:style-name="P4">
Modified Time: 2023-07-02T21:40:00+03:00</text:p>
      <text:p text:style-name="P4">
Description: Керівник Офісу Президента Андрій Єрмак переконаний, що мир у Європі можливий тільки після перемоги України у війні проти Росії, закріпити яку має членство в НАТО.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Європа', 'НАТО', 'Єрмак', 'Війна з Росією']</text:p>
      <text:p text:style-name="P4">
Type: Article</text:p>
      <!--METADATA-->
      <text:p text:style-name="P4">
<draw:frame draw:style-name="fr1" draw:name="Image210" text:anchor-type="as-char" svg:width="6.9236in" svg:height="3.956343in" draw:z-index="0">
<draw:image xlink:href="../Images/yкринформ/2023-07-02T6-40-00-03-00/630_360_1687457216-618.jpeg" xlink:type="simple" xlink:show="embed" xlink:actuate="onLoad" draw:mime-type="image/jpeg"/>
</draw:frame>
 КерівникОфісу Президента Андрій Єрмак переконаний, що мир у Європі можливий тількипісля перемоги України у війні проти Росії, закріпити яку має членство в НАТО.</text:p>
      <text:p text:style-name="P4">
Про це Єрмак написав у <text:a xlink:type="simple" xlink:href="https://t.me/ermaka2022/3091" text:style-name="Internet_20_link" text:visited-style-name="Visited_20_Internet_20_Link">
 Телеграмі </text:a>
 , передаєУкрінформ.</text:p>
      <text:p text:style-name="P4">
«Мир у Європі можливий лише після перемоги України. А закріпити цю перемогумає членство в НАТО», - заявив очільник ОП.</text:p>
      <text:p text:style-name="P4">
За його словами, Сили оборони просуваються вперед попри велику кількість мінта перевагу ворога в повітрі. «Кожен, хто хотів побачити стрімкий бойовик знаступом, має пам‘ятати про ці речі, а також про важливість життя кожногонашого воїна», - наголосив Єрмак.</text:p>
      <text:p text:style-name="P4">
<text:span text:style-name="T4">
Читайте також:</text:span>
 <text:a xlink:type="simple" xlink:href="https://www.ukrinform.ua/rubric-polytics/3729663-ukraina-bude-gotova-obgovoruvati-dovgostrokove-vreguluvanna-pisla-vivedenna-vijsk-rf-ermak.html" text:style-name="Internet_20_link" text:visited-style-name="Visited_20_Internet_20_Link">
 Україна буде готова обговорювати довгостроковеврегулювання після виведення військ РФ – <text:span text:style-name="T4">
Єрмак</text:span>
</text:a>
</text:p>
      <text:p text:style-name="P4">
У цьому контексті він підкреслив, що Україні потрібні багатофункціональнівинищувачі F-16 і далекобійна <text:a xlink:type="simple" xlink:href="https://www.ukrinform.ua/tag-zbroa" text:style-name="Internet_20_link" text:visited-style-name="Visited_20_Internet_20_Link">
 зброя </text:a>
 .«Робимо все, щоб пришвидшити ці процеси», - запевнив керівник ОП.</text:p>
      <text:p text:style-name="P4">
Як повідомлялося, командувач ВМС віцеадмірал Олексій Неїжпапа заявив, щобагатофункціональні винищувачі F-16 потрібні України для успішного проведенняоперацій не лише на суходолі, а й на морі.</text:p>
      <text:p text:style-name="P4">
Source: <text:a xlink:type="simple" xlink:href="https://www.ukrinform.ua/rubric-ato/3730599-mir-u-evropi-mozlivij-lise-pisla-peremogi-ukraini-ermak.html" text:style-name="Internet_20_link" text:visited-style-name="Visited_20_Internet_20_Link">
https://www.ukrinform.ua/rubric-ato/3730599-mir-u-evropi-mozlivij-lise-pisla-peremogi-ukraini-ermak.html</text:a>
</text:p>
      <!--NEWS-->
      <text:h text:style-name="P10" text:outline-level="1">
<text:span text:style-name="T4">
Танки Leopard прибули в Україну, щоб показати, на що вони здатні — Олексій Резніков</text:span>
</text:h>
      <text:p text:style-name="P4">
Author: ['АРМІЯINFORM']</text:p>
      <text:p text:style-name="P4">
Time: 2023-07-02T70:00:00-04:00</text:p>
      <text:p text:style-name="P4">
Description: Німеччина передала Україні танки Leopard, які незабаром покажуть свою роботу на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jpg" text:style-name="Internet_20_link" text:visited-style-name="Visited_20_Internet_20_Link">
image.jpg</text:a>
']</text:p>
      <text:p text:style-name="P4">
Tags: ['LEOPARD', 'STOPRUSSIA', 'АГРЕСІЯ РФ', 'ВТОРГНЕННЯ РФ', 'ОЛЕКСІЙ РЕЗНІКОВ']</text:p>
      <text:p text:style-name="P4">
Category: News</text:p>
      <!--METADATA-->
      <text:p text:style-name="P4">
<draw:frame draw:style-name="fr1" draw:name="Image211" text:anchor-type="as-char" svg:width="6.9236in" svg:height="3.894525in" draw:z-index="0">
<draw:image xlink:href="../Images/AРМІЯINFORM/2023-07-02T70-00-00-04-00/image.jpg" xlink:type="simple" xlink:show="embed" xlink:actuate="onLoad" draw:mime-type="image/jpeg"/>
</draw:frame>
 Фотоілюстративне</text:p>
      <text:p text:style-name="P4">
Німеччина передала Україні танки Leopard, які незабаром покажуть свою роботуна бойових позиціях.</text:p>
      <text:p text:style-name="P4">
Про це<text:a xlink:type="simple" xlink:href="https://twitter.com/oleksiireznikov/status/1675385170361212933" text:style-name="Internet_20_link" text:visited-style-name="Visited_20_Internet_20_Link">
написав</text:a>
Олексій Резніков у твіттері.</text:p>
      <text:p text:style-name="P4">
— Леопард — горда і сильна тварина. Він любить свободу, чесну боротьбу ісмачну їжу. Десятки танків Leopard приїхали в Україну, щоб показати, на щовони здатні. І прийде їхній час, — зазначив Міністр оборони України.</text:p>
      <text:p text:style-name="P4">
Водночас він подякував міністру оборони Німеччини Борису Пісторіусу.</text:p>
      <text:p text:style-name="Quotations">

<text:p text:style-name="P4">
The Leopard is a proud and strong animal. It loves freedom, a fair fight and&gt;
 good food.  &gt;
  Dozens of Leopards came to Ukraine to show what they are capable of. And&gt;
 their time will come!  &gt;
  Thank you to Minister Boris Pistorius&gt;
 <text:a xlink:type="simple" xlink:href="https://twitter.com/BMVg_Bundeswehr" text:style-name="Internet_20_link" text:visited-style-name="Visited_20_Internet_20_Link">
@BMVg_Bundeswehr</text:a>
&gt;
 <text:a xlink:type="simple" xlink:href="https://t.co/dHEjxdmEKm" text:style-name="Internet_20_link" text:visited-style-name="Visited_20_Internet_20_Link">
pic.twitter.com/dHEjxdmEKm</text:a>
&gt;
&gt;
 — Oleksii Reznikov (@oleksiireznikov) <text:a xlink:type="simple" xlink:href="https://twitter.com/oleksiireznikov/status/1675385170361212933" text:style-name="Internet_20_link" text:visited-style-name="Visited_20_Internet_20_Link">
July 2,&gt;
 2023</text:a>
</text:p>

</text:p>
      <text:p text:style-name="P4">
Source: <text:a xlink:type="simple" xlink:href="https://armyinform.com.ua/2023/07/02/tanky-leopard-prybuly-v-ukrayinu-shhob-pokazaty-na-shho-vony-zdatni-oleksij-reznikov/" text:style-name="Internet_20_link" text:visited-style-name="Visited_20_Internet_20_Link">
https://armyinform.com.ua/2023/07/02/tanky-leopard-prybuly-v-ukrayinu-shhob-pokazaty-na-shho-vony-zdatni-oleksij-reznikov/</text:a>
</text:p>
      <!--NEWS-->
      <text:h text:style-name="P10" text:outline-level="1">
<text:span text:style-name="T4">
Наша авіація протягом доби завдала понад 10 ударів по ворогу</text:span>
</text:h>
      <text:p text:style-name="P4">
Author: ['АРМІЯINFORM']</text:p>
      <text:p text:style-name="P4">
Time: 2023-07-02T71:00:00-04:00</text:p>
      <text:p text:style-name="P4">
Description: Авіація сил оборони за добу завдала 10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БОРОНА УКРАЇНИ', 'ОПЕРАТИВНА ІНФОРМАЦІЯ', 'ХРОНІКА ОБОРОНИ']</text:p>
      <text:p text:style-name="P4">
Category: News</text:p>
      <!--METADATA-->
      <text:p text:style-name="P4">
<draw:frame draw:style-name="fr1" draw:name="Image212" text:anchor-type="as-char" svg:width="6.9236in" svg:height="4.658699in" draw:z-index="0">
<draw:image xlink:href="../Images/AРМІЯINFORM/2023-07-02T71-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за добу завдала 10 ударів по районах зосередженняособового складу противника, двом зенітно-ракетним комплексам та одному пунктууправління ворога.</text:p>
      <text:p text:style-name="P4">
Про це йдеться у<text:a xlink:type="simple" xlink:href="https://www.facebook.com/GeneralStaff.ua/posts/pfbid032bMDGiXkJuYRiLuPsNpcWSpPkF9NCZBz54Gq41R3iVCWsMGbQHe3Tga9YXUCKNk5l" text:style-name="Internet_20_link" text:visited-style-name="Visited_20_Internet_20_Link">
повідомленні</text:a>
Генерального штабу Збройних Сил України.</text:p>
      <text:p text:style-name="P4">
У Генштабі ЗС України зазначають, що інформація щодо втрат ворога постійноуточнюється.</text:p>
      <text:p text:style-name="P4">
Source: <text:a xlink:type="simple" xlink:href="https://armyinform.com.ua/2023/07/02/nasha-aviacziya-protyagom-doby-zavdala-ponad-10-udariv-po-vorogu/" text:style-name="Internet_20_link" text:visited-style-name="Visited_20_Internet_20_Link">
https://armyinform.com.ua/2023/07/02/nasha-aviacziya-protyagom-doby-zavdala-ponad-10-udariv-po-vorogu/</text:a>
</text:p>
      <!--NEWS-->
      <text:h text:style-name="P10" text:outline-level="1">
<text:span text:style-name="T4">
На Одещині Президент заслухав доповідь щодо розвитку Військово-Морських Сил України</text:span>
</text:h>
      <text:p text:style-name="P4">
Author: ['АРМІЯINFORM']</text:p>
      <text:p text:style-name="P4">
Time: 2023-07-02T72:00:00-04:00</text:p>
      <text:p text:style-name="P4">
Description: Президент України сьогодні відвідав Одещину, де заслухав доповідь командувач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b5bc2e762270334e71062b99789b70a_1688299072_extra_large.jpeg" text:style-name="Internet_20_link" text:visited-style-name="Visited_20_Internet_20_Link">
eb5bc2e762270334e71062b99789b70a_1688299072_extra_large.jpeg</text:a>
']</text:p>
      <text:p text:style-name="P4">
Tags: ['STOPRUSSIA', 'АГРЕСІЯ РФ', 'ВМС', 'ВОЛОДИМИР ЗЕЛЕНСЬКИЙ', 'ВТОРГНЕННЯ РФ', 'ОЛЕКСІЙ НЕЇЖПАПА']</text:p>
      <text:p text:style-name="P4">
Category: News</text:p>
      <!--METADATA-->
      <text:p text:style-name="P4">
<draw:frame draw:style-name="fr1" draw:name="Image213" text:anchor-type="as-char" svg:width="6.9236in" svg:height="4.617948in" draw:z-index="0">
<draw:image xlink:href="../Images/AРМІЯINFORM/2023-07-02T72-00-00-04-00/eb5bc2e762270334e71062b99789b70a_1688299072_extra_large.jpeg" xlink:type="simple" xlink:show="embed" xlink:actuate="onLoad" draw:mime-type="image/jpeg"/>
</draw:frame>
</text:p>
      <text:p text:style-name="P4">
Президент України сьогодні відвідав Одещину, де заслухав доповідь командувачаВійськово-Морських Сил Збройних Сил України Олексія Неїжпапи.</text:p>
      <text:p text:style-name="P4">
Про це <text:a xlink:type="simple" xlink:href="https://president.gov.ua/news/na-odeshini-prezident-zasluhav-dopovid-shodo-rozvitku-vijsko-84013" text:style-name="Internet_20_link" text:visited-style-name="Visited_20_Internet_20_Link">
повідомляє</text:a>
 Офіс Президента України.</text:p>
      <text:p text:style-name="P4">
«Командувач ВМС докладно поінформував Главу держави про оперативну ситуацію вЧорному морі, спроможності ворога щодо завдання ракетних ударів із моря таоборонні можливості ВМС», — йдеться у повідомленні.</text:p>
      <text:p text:style-name="P4">
Водночас Олексій Неїжпапа доповів Президентові про стратегію розвиткуВійськово-Морських Сил ЗСУ на час війни та в повоєнний період.</text:p>
      <text:p text:style-name="P4">
Вони також обговорили проміжні результати та перспективи розвитку програмиморських дронів та ракетної програми.</text:p>
      <text:p text:style-name="P4">
Крім того, командувач ВМС доповів Володимиру Зеленському про роботу зістворення Корпусу морської піхоти.</text:p>
      <text:p text:style-name="P4">
Source: <text:a xlink:type="simple" xlink:href="https://armyinform.com.ua/2023/07/02/na-odeshhyni-prezydent-zasluhav-dopovid-shhodo-rozvytku-vijskovo-morskyh-syl-ukrayiny/" text:style-name="Internet_20_link" text:visited-style-name="Visited_20_Internet_20_Link">
https://armyinform.com.ua/2023/07/02/na-odeshhyni-prezydent-zasluhav-dopovid-shhodo-rozvytku-vijskovo-morskyh-syl-ukrayiny/</text:a>
</text:p>
      <!--NEWS-->
      <text:h text:style-name="P10" text:outline-level="1">
<text:span text:style-name="T4">
Військовослужбовець рф розповідає про втрати та жаліється на відсутність боєприпасів — перехоплення ГУР</text:span>
</text:h>
      <text:p text:style-name="P4">
Author: ['АРМІЯINFORM']</text:p>
      <text:p text:style-name="P4">
Time: 2023-07-02T73:00:00-04:00</text:p>
      <text:p text:style-name="P4">
Description: Військовослужбовець рф розповідає про втрати та жаліється на відсутність боєприпасі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text:p>
      <text:p text:style-name="P4">
Category: News</text:p>
      <!--METADATA-->
      <text:p text:style-name="P4">
<draw:frame draw:style-name="fr1" draw:name="Image214" text:anchor-type="as-char" svg:width="6.9236in" svg:height="3.894525in" draw:z-index="0">
<draw:image xlink:href="../Images/AРМІЯINFORM/2023-07-02T73-00-00-04-00/gurperehoplennya.jpg" xlink:type="simple" xlink:show="embed" xlink:actuate="onLoad" draw:mime-type="image/jpeg"/>
</draw:frame>
</text:p>
      <text:p text:style-name="P4">
Військовослужбовець рф розповідає про втрати та жаліється на відсутністьбоєприпасів у телефонній розмові, яку перехопило та<text:a xlink:type="simple" xlink:href="https://t.me/DIUkraine" text:style-name="Internet_20_link" text:visited-style-name="Visited_20_Internet_20_Link">
опублікувало</text:a>
 Головне управління розвідкиМіністерства оборони України.</text:p>
      <ul>
        <li>
«боеприпасов у нас две машины осталось, 2 бк и всё, голяк"…чисто в экстренных случаях стреляем»;  * «вот чвкшники, нах<text:span text:style-name="T5">
й, ездят на машине обмениваются у танкистов, бл</text:span>
дь, на всякую х<text:span text:style-name="T5">
йню»;  * «Бахмут его просто х</text:span>
ярят».</li>
      </ul>
      <text:p text:style-name="P4">
За кожен воєнний злочин, здійснений проти України, буде справедлива відплата.</text:p>
      <text:p text:style-name="P4">
Source: <text:a xlink:type="simple" xlink:href="https://armyinform.com.ua/2023/07/02/vijskovosluzhbovecz-rf-rozpovidaye-pro-vtraty-ta-zhaliyetsya-na-vidsutnist-boyeprypasiv-perehoplennya-gur/" text:style-name="Internet_20_link" text:visited-style-name="Visited_20_Internet_20_Link">
https://armyinform.com.ua/2023/07/02/vijskovosluzhbovecz-rf-rozpovidaye-pro-vtraty-ta-zhaliyetsya-na-vidsutnist-boyeprypasiv-perehoplennya-gur/</text:a>
</text:p>
      <!--NEWS-->
      <text:h text:style-name="P10" text:outline-level="1">
<text:span text:style-name="T4">
Створення Корпусу морської піхоти дозволить морським піхотинцям стати самодостатніми — Олексій Неїжпапа</text:span>
</text:h>
      <text:p text:style-name="P4">
Author: ['АРМІЯINFORM']</text:p>
      <text:p text:style-name="P4">
Time: 2023-07-02T74:00:00-04:00</text:p>
      <text:p text:style-name="P4">
Description: У своєму великому інтерв’ю, присвяченому Дню Військово-Морськ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8-1.jpg" text:style-name="Internet_20_link" text:visited-style-name="Visited_20_Internet_20_Link">
8-1.jpg</text:a>
']</text:p>
      <text:p text:style-name="P4">
Tags: []</text:p>
      <text:p text:style-name="P4">
Category: News</text:p>
      <!--METADATA-->
      <text:p text:style-name="P4">
<draw:frame draw:style-name="fr1" draw:name="Image215" text:anchor-type="as-char" svg:width="6.9236in" svg:height="4.615733in" draw:z-index="0">
<draw:image xlink:href="../Images/AРМІЯINFORM/2023-07-02T74-00-00-04-00/8-1.jpg" xlink:type="simple" xlink:show="embed" xlink:actuate="onLoad" draw:mime-type="image/jpeg"/>
</draw:frame>
</text:p>
      <text:p text:style-name="P4">
У своєму великому <text:a xlink:type="simple" xlink:href="https://armyinform.com.ua/2023/07/02/my-povynni-maty-takyj-flot-yakyj-bilshe-ne-dast-zagarbnyku-navit-planuvaty-napad-na-ukrayinu-oleksij-neyizhpapa/" text:style-name="Internet_20_link" text:visited-style-name="Visited_20_Internet_20_Link">
інтерв’ю</text:a>
,присвяченому Дню Військово-Морських Сил Збройних Сил України, командувачукраїнського флоту віцеадмірал Олексій Неїжпапа зазначив, що флот — це потужнасистема, котра повинна мати багато платформ, щоб виконувати свої завдання.</text:p>
      <text:p text:style-name="P4">
— Це і кораблі класу «корвет», протимінні кораблі, які, до речі, зараз дуженам потрібні. Це стосується і платформ для десантних сил. І з цього приводувже ухвалене рішення Верховного Головнокомандувача щодо створення Корпусуморської піхоти, — повідомив командувач ВМС. — Його створення передбачаєзбільшення кількості відповідних бригад, а також створення органу управліннята підрозділів забезпечення, які будуть залучені на Приморському напрямку.</text:p>
      <text:p text:style-name="P4">
Він підкреслив, що основне завдання морської піхоти полягає в захопленніплацдармів на території, яку утримує противник, а також в охороні та оборонівійськово-морських баз та інших важливих об’єктів.</text:p>
      <text:p text:style-name="P4">
— Але під час висадки десанту морпіхам потрібна допомога сухопутних військ.Створення ж корпусу дозволить морським піхотинцям стати самодостатніми танадалі вже без підтримки сухопутних військ розв’язувати питання щодо першого,другого та третього етапу морського десанту. Тому корпус має стати дужепотужним кулаком, який здійснюватиме й висадку десанту, й рейдові дії, йвисування у глиб нашої території, — наголосив віцеадмірал Олексій Неїжпапа. —Кількість бригад збільшується через те, що, крім Чорного моря, у нас є ще йАзовське море та багато річок, де мають бути мобільні сили, які здатніподолати водні перешкоди. Тому і створюється такий потужний організм, якКорпус морської піхоти, який має почати повноцінне функціонування вжепоточного року.</text:p>
      <text:p text:style-name="P4">
читайте також:</text:p>
      <text:p text:style-name="P4">
<text:span text:style-name="T4">
Ми повинні мати такий флот, який більше не дасть загарбнику навітьпланувати напад на Україну — Олексій Неїжпапа</text:span>
</text:p>
      <text:p text:style-name="P4">
Source: <text:a xlink:type="simple" xlink:href="https://armyinform.com.ua/2023/07/02/stvorennya-korpusu-morskoyi-pihoty-dozvolyt-morskym-pihotynczyam-staty-samodostatnimy-oleksij-neyizhpapa/" text:style-name="Internet_20_link" text:visited-style-name="Visited_20_Internet_20_Link">
https://armyinform.com.ua/2023/07/02/stvorennya-korpusu-morskoyi-pihoty-dozvolyt-morskym-pihotynczyam-staty-samodostatnimy-oleksij-neyizhpapa/</text:a>
</text:p>
      <!--NEWS-->
      <text:h text:style-name="P10" text:outline-level="1">
<text:span text:style-name="T4">
Атаки на ІТ-компанії та спеціалізованих розробників ПЗ — загроза критичній інфраструктурі</text:span>
</text:h>
      <text:p text:style-name="P4">
Author: ['АРМІЯINFORM']</text:p>
      <text:p text:style-name="P4">
Time: 2023-07-02T75:00:00-04:00</text:p>
      <text:p text:style-name="P4">
Description: Приблизно від середини минулого року простежується тенденція зростання кількості атак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1_114149.webp" text:style-name="Internet_20_link" text:visited-style-name="Visited_20_Internet_20_Link">
2023-07-01_114149.webp</text:a>
']</text:p>
      <text:p text:style-name="P4">
Tags: ['STOPRUSSIA', 'АГРЕСІЯ РФ']</text:p>
      <text:p text:style-name="P4">
Category: News</text:p>
      <!--METADATA-->
      <text:p text:style-name="P4">
<draw:frame draw:style-name="fr1" draw:name="Image216" text:anchor-type="as-char" svg:width="6.9236in" svg:height="3.945999in" draw:z-index="0">
<draw:image xlink:href="../ConvertedIMGs/AРМІЯINFORM/2023-07-02T75-00-00-04-00/2023-07-01_114149.png" xlink:type="simple" xlink:show="embed" xlink:actuate="onLoad" draw:mime-type="image/png"/>
</draw:frame>
 Ілюстративне фото</text:p>
      <text:p text:style-name="P4">
Приблизно від середини минулого року простежується тенденція зростаннякількості атак на ланцюжок постачання (supply chain attacks). Йдеться,зокрема, про ІТ-компанії, що розробляють рішення для критичної інфраструктури.</text:p>
      <text:p text:style-name="P4">
Про це<text:a xlink:type="simple" xlink:href="https://www.facebook.com/dsszzi" text:style-name="Internet_20_link" text:visited-style-name="Visited_20_Internet_20_Link">
повідомляє</text:a>
Державна служба спеціального зв'язку та захисту інформації України.</text:p>
      <text:p text:style-name="P4">
Для ІТ-компаній та спеціалізованих розробників ПЗ такі атаки — це передусімрепутаційна загроза і ризики втратити клієнтів у майбутньому, тоді як длякритичної інфраструктури наслідки таких атак можуть бути більш серйозними.</text:p>
      <text:p text:style-name="P4">
Часто спеціалізовані розробники ПЗ і технологічні компанії помилково вважаютьсебе достатньо захищеними та здатними протистояти загрозам самостійно — щомайже неможливо в сучасному світі, після того, як ми бачимо зломи такихкомпаній, як Uber, FireEye та інші. Така недооцінка ризиків може призвести докомпрометації всього ланцюжка постачання та безпрецедентного впливу на всіхклієнтів.</text:p>
      <text:p text:style-name="P4">
Кіберстійкість критичної інфраструктури залежить у тому числі від того, чиздійснюють об’єкти критичної інфраструктури виявлення та блокування спробкомпрометації та чи проводять аудит коду та інфраструктури. Цього, на жаль,багато хто не усвідомлює. Тому важливо, щоб відповідні вимоги до кіберзахистукомпаній-постачальників критичної інфраструктури були закріплені назаконодавчому рівні.</text:p>
      <text:p text:style-name="P4">
Source: <text:a xlink:type="simple" xlink:href="https://armyinform.com.ua/2023/07/02/ataky-na-it-kompaniyi-ta-speczializovanyh-rozrobnykiv-pz-zagroza-krytychnij-infrastrukturi/" text:style-name="Internet_20_link" text:visited-style-name="Visited_20_Internet_20_Link">
https://armyinform.com.ua/2023/07/02/ataky-na-it-kompaniyi-ta-speczializovanyh-rozrobnykiv-pz-zagroza-krytychnij-infrastrukturi/</text:a>
</text:p>
      <!--NEWS-->
      <text:h text:style-name="P10" text:outline-level="1">
<text:span text:style-name="T4">
Наші артилеристи знищили склад боєприпасів разом із рашистами</text:span>
</text:h>
      <text:p text:style-name="P4">
Author: ['АРМІЯINFORM']</text:p>
      <text:p text:style-name="P4">
Time: 2023-07-02T76:00:00-04:00</text:p>
      <text:p text:style-name="P4">
Description: Перший заступник Міністра оборони України генерал-лейтенант Олександр Павлюк опублі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Перший заступник Міністра оборони України генерал-лейтенант Олександр Павлюк<text:a xlink:type="simple" xlink:href="https://t.me/Pavliuk_KSV/4622" text:style-name="Internet_20_link" text:visited-style-name="Visited_20_Internet_20_Link">
опублікував</text:a>
 відео, де зафіксовано знищенняпольового складу російських загарбників.</text:p>
      <text:p text:style-name="P4">
— Робота самохідного артилерійського дивізіону та Артилерійського дивізіонупід корегуванням БУАР 5-ої окремої штурмової бригади. Підтверджено знищенняпольового складу окупантів разом з особовим складом, — йдеться у повідомленні.</text:p>
      <text:p text:style-name="P4">
Source: <text:a xlink:type="simple" xlink:href="https://armyinform.com.ua/2023/07/02/nashi-artylerysty-znyshhyly-sklad-boyeprypasiv-razom-iz-rashystamy/" text:style-name="Internet_20_link" text:visited-style-name="Visited_20_Internet_20_Link">
https://armyinform.com.ua/2023/07/02/nashi-artylerysty-znyshhyly-sklad-boyeprypasiv-razom-iz-rashystamy/</text:a>
</text:p>
      <!--NEWS-->
      <text:h text:style-name="P10" text:outline-level="1">
<text:span text:style-name="T4">
Наші ППО знищили 11 ворожих повітряних цілей</text:span>
</text:h>
      <text:p text:style-name="P4">
Author: ['АРМІЯINFORM']</text:p>
      <text:p text:style-name="P4">
Time: 2023-07-02T77:00:00-04:00</text:p>
      <text:p text:style-name="P4">
Description: У ніч на 2 липня 2023 року російські окупанти атакували Україну іранськими удар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20a5125-0b36-49b7-84de-d329a5c22f17.jpg" text:style-name="Internet_20_link" text:visited-style-name="Visited_20_Internet_20_Link">
b20a5125-0b36-49b7-84de-d329a5c22f17.jpg</text:a>
']</text:p>
      <text:p text:style-name="P4">
Tags: ['STOPRUSSIA', 'АГРЕСІЯ РФ', 'ВТОРГНЕННЯ РФ', 'ПОВІТРЯНІ СИЛИ ЗБРОЙНИХ СИЛ УКРАЇНИ', 'ППО ЗСУ']</text:p>
      <text:p text:style-name="P4">
Category: News</text:p>
      <!--METADATA-->
      <text:p text:style-name="P4">
<draw:frame draw:style-name="fr1" draw:name="Image217" text:anchor-type="as-char" svg:width="6.9236in" svg:height="6.9236in" draw:z-index="0">
<draw:image xlink:href="../Images/AРМІЯINFORM/2023-07-02T77-00-00-04-00/b20a5125-0b36-49b7-84de-d329a5c22f17.jpg" xlink:type="simple" xlink:show="embed" xlink:actuate="onLoad" draw:mime-type="image/jpeg"/>
</draw:frame>
</text:p>
      <text:p text:style-name="P4">
У ніч на 2 липня 2023 року російські окупанти атакували Україну іранськимиударними дронами типу Shahed та трьома крилатими ракетами «Калібр».</text:p>
      <text:p text:style-name="P4">
Про це <text:a xlink:type="simple" xlink:href="https://t.me/kpszsu/3006" text:style-name="Internet_20_link" text:visited-style-name="Visited_20_Internet_20_Link">
повідомляють</text:a>
 Повітряні Сили ЗС України.</text:p>
      <text:p text:style-name="P4">
— Пуски восьми «шахедів» здійснювались з південно-східного напрямку,«Калібрів» — з Чорного моря. Протиповітряна оборона Повітряних Сил працювала урізних областях України — в зонах відповідальності повітряних командувань«Південь», «Схід» та «Центр». Усі повітряні цілі — 8 ударних БПЛА«Shahed-136/131» та 3 крилаті ракети «Калібр» знищено, — йдеться уповідомленні.</text:p>
      <text:p text:style-name="P4">
Також вони зазначили, що спостерігається активність ворожої тактичної авіаціїна південно-східному напрямку.</text:p>
      <text:p text:style-name="P4">
Source: <text:a xlink:type="simple" xlink:href="https://armyinform.com.ua/2023/07/02/nashi-ppo-znyshhyly-11vorozhyh-povitryanyh-czilej/" text:style-name="Internet_20_link" text:visited-style-name="Visited_20_Internet_20_Link">
https://armyinform.com.ua/2023/07/02/nashi-ppo-znyshhyly-11vorozhyh-povitryanyh-czilej/</text:a>
</text:p>
      <!--NEWS-->
      <text:h text:style-name="P10" text:outline-level="1">
<text:span text:style-name="T4">
Піротехніки ДСНС знешкодили 277 вибухонебезпечних предметів</text:span>
</text:h>
      <text:p text:style-name="P4">
Author: ['АРМІЯINFORM']</text:p>
      <text:p text:style-name="P4">
Time: 2023-07-02T78: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iny-1.jpg" text:style-name="Internet_20_link" text:visited-style-name="Visited_20_Internet_20_Link">
miny-1.jpg</text:a>
']</text:p>
      <text:p text:style-name="P4">
Tags: ['STOPRUSSIA', 'АГРЕСІЯ РФ', 'ВТОРГНЕННЯ РФ', 'ДСНС УКРАЇНИ']</text:p>
      <text:p text:style-name="P4">
Category: News</text:p>
      <!--METADATA-->
      <text:p text:style-name="P4">
<draw:frame draw:style-name="fr1" draw:name="Image218" text:anchor-type="as-char" svg:width="6.9236in" svg:height="3.894525in" draw:z-index="0">
<draw:image xlink:href="../Images/AРМІЯINFORM/2023-07-02T78-00-00-04-00/miny-1.jpg" xlink:type="simple" xlink:show="embed" xlink:actuate="onLoad" draw:mime-type="image/jpeg"/>
</draw:frame>
 Фотоілюстративне</text:p>
      <text:p text:style-name="P4">
Протягом минулої доби піротехнічні підрозділи Державної служби України знадзвичайних ситуацій <text:span text:style-name="T4">
113 разів</text:span>
 залучалися до виконання завдань зрозмінування.</text:p>
      <text:p text:style-name="P4">
Про це <text:a xlink:type="simple" xlink:href="https://dsns.gov.ua/uk/news/nadzvicaini-podiyi/informaciia-shhodo-diialnosti-pirotexnicnix-pidrozdiliv-dsns-136" text:style-name="Internet_20_link" text:visited-style-name="Visited_20_Internet_20_Link">
повідомляє </text:a>
 ДСНСУкраїни.</text:p>
      <text:p text:style-name="P4">
Піротехнічні підрозділи виявлили, вилучили і знешкодили <text:span text:style-name="T4">
277</text:span>
<text:span text:style-name="T4">
вибухонебезпечних предметів</text:span>
. Обстежено (очищено) територію площею<text:span text:style-name="T4">
27,64</text:span>
 <text:span text:style-name="T4">
гектарів</text:span>
.</text:p>
      <text:p text:style-name="P4">
Найчастіше піротехнічні підрозділи працювали: в Харківській області 19 990разів, Київщині — 8070, Донеччині — 6405, Миколаївщині — 5319, Херсонщині —5975, Чернігівщині — 4751, Сумщині — 2237, Черкащині — 1132.</text:p>
      <text:p text:style-name="P4">
<text:span text:style-name="T4">
Довідково.</text:span>
 Всього з початку широкомасштабного військового вторгненняросійської федерації на території України знешкоджено 406 тис. 734 од.вибухонебезпечних предметів та 2 тис. 891 кг вибухової речовини, у тому числі3 тис. 43 од. авіаційних бомб. Обстежено територію площею понад 90 тис. 759гектарів.</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в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7/02/za-dobu-pirotehniky-dsns-zneshkodyly-277-vybuhonebezpechnyh-predmetiv/" text:style-name="Internet_20_link" text:visited-style-name="Visited_20_Internet_20_Link">
https://armyinform.com.ua/2023/07/02/za-dobu-pirotehniky-dsns-zneshkodyly-277-vybuhonebezpechnyh-predmetiv/</text:a>
</text:p>
      <!--NEWS-->
      <text:h text:style-name="P10" text:outline-level="1">
<text:span text:style-name="T4">
Слава Військово-Морським Силам ЗСУ — Глава держави вітає наших захисників зі святом</text:span>
</text:h>
      <text:p text:style-name="P4">
Author: ['АРМІЯINFORM']</text:p>
      <text:p text:style-name="P4">
Time: 2023-07-02T79:00:00-04:00</text:p>
      <text:p text:style-name="P4">
Description: Президент України Володимир Зеленський привітав захисників Військово-Морськ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49986e7-cc12-4488-87a8-644e317ebef9.jpg" text:style-name="Internet_20_link" text:visited-style-name="Visited_20_Internet_20_Link">
e49986e7-cc12-4488-87a8-644e317ebef9.jpg</text:a>
', '<text:a xlink:type="simple" xlink:href="https://armyinform.com.ua/wp-content/uploads/2023/07/d3f3e0c9-4cc9-4284-97f2-6e6fc22a2cea-150x150.jpg" text:style-name="Internet_20_link" text:visited-style-name="Visited_20_Internet_20_Link">
d3f3e0c9-4cc9-4284-97f2-6e6fc22a2cea-150x150.jpg</text:a>
', '<text:a xlink:type="simple" xlink:href="https://armyinform.com.ua/wp-content/uploads/2023/07/a2576d31-333b-408b-8709-1b4e63e0d705-150x150.jpg" text:style-name="Internet_20_link" text:visited-style-name="Visited_20_Internet_20_Link">
a2576d31-333b-408b-8709-1b4e63e0d705-150x150.jpg</text:a>
', '<text:a xlink:type="simple" xlink:href="https://armyinform.com.ua/wp-content/uploads/2023/07/31b5ebde-776d-41e7-b83d-1853e7272305-150x150.jpg" text:style-name="Internet_20_link" text:visited-style-name="Visited_20_Internet_20_Link">
31b5ebde-776d-41e7-b83d-1853e7272305-150x150.jpg</text:a>
', '<text:a xlink:type="simple" xlink:href="https://armyinform.com.ua/wp-content/uploads/2023/07/52acc59e-10f3-4d3e-b675-f65bf73f1904-150x150.jpg" text:style-name="Internet_20_link" text:visited-style-name="Visited_20_Internet_20_Link">
52acc59e-10f3-4d3e-b675-f65bf73f1904-150x150.jpg</text:a>
', '<text:a xlink:type="simple" xlink:href="https://armyinform.com.ua/wp-content/uploads/2023/07/040a4498-21dd-4dad-a508-bc858f23ee59-150x150.jpg" text:style-name="Internet_20_link" text:visited-style-name="Visited_20_Internet_20_Link">
040a4498-21dd-4dad-a508-bc858f23ee59-150x150.jpg</text:a>
', '<text:a xlink:type="simple" xlink:href="https://armyinform.com.ua/wp-content/uploads/2023/07/18081f65-7e4d-4550-8ca0-3a5ce99efe9c-150x150.jpg" text:style-name="Internet_20_link" text:visited-style-name="Visited_20_Internet_20_Link">
18081f65-7e4d-4550-8ca0-3a5ce99efe9c-150x150.jpg</text:a>
', '<text:a xlink:type="simple" xlink:href="https://armyinform.com.ua/wp-content/uploads/2023/07/6b00cde7-1f58-4e72-bc13-fadeb559d708-150x150.jpg" text:style-name="Internet_20_link" text:visited-style-name="Visited_20_Internet_20_Link">
6b00cde7-1f58-4e72-bc13-fadeb559d708-150x150.jpg</text:a>
', '<text:a xlink:type="simple" xlink:href="https://armyinform.com.ua/wp-content/uploads/2023/07/5f842d43-9fe8-4f65-b010-578a5b6ded11-150x150.jpg" text:style-name="Internet_20_link" text:visited-style-name="Visited_20_Internet_20_Link">
5f842d43-9fe8-4f65-b010-578a5b6ded11-150x150.jpg</text:a>
', '<text:a xlink:type="simple" xlink:href="https://armyinform.com.ua/wp-content/uploads/2023/07/e29bdf96-de17-44ad-bbea-85f269e98de8-150x150.jpg" text:style-name="Internet_20_link" text:visited-style-name="Visited_20_Internet_20_Link">
e29bdf96-de17-44ad-bbea-85f269e98de8-150x150.jpg</text:a>
']</text:p>
      <text:p text:style-name="P4">
Tags: ['STOPRUSSIA', 'ВОЛОДИМИР ЗЕЛЕНСЬКИЙ', 'ДЕНЬ ВІЙСЬКОВО-МОРСЬКИХ СИЛ']</text:p>
      <text:p text:style-name="P4">
Category: News</text:p>
      <!--METADATA-->
      <text:p text:style-name="P4">
<draw:frame draw:style-name="fr1" draw:name="Image219" text:anchor-type="as-char" svg:width="6.9236in" svg:height="4.32725in" draw:z-index="0">
<draw:image xlink:href="../Images/AРМІЯINFORM/2023-07-02T79-00-00-04-00/e49986e7-cc12-4488-87a8-644e317ebef9.jpg" xlink:type="simple" xlink:show="embed" xlink:actuate="onLoad" draw:mime-type="image/jpeg"/>
</draw:frame>
</text:p>
      <text:p text:style-name="P4">
Президент України Володимир Зеленський привітав захисників Військово-МорськихСил ЗС України із їхнім професійним святом.</text:p>
      <text:p text:style-name="P4">
«Слава Військово-Морським Силам Збройних Сил України! Пишаємось! Посилюємо!Перемагаємо!», — зазначив Президент.</text:p>
      <text:p text:style-name="P4">
<text:a xlink:type="simple" xlink:href="https://armyinform.com.ua/wp-content/uploads/2023/07/d3f3e0c9-4cc9-4284-97f2-6e6fc22a2cea.jpg" text:style-name="Internet_20_link" text:visited-style-name="Visited_20_Internet_20_Link">
<draw:frame draw:style-name="fr1" draw:name="Image220" text:anchor-type="as-char" svg:width="6.9236in" svg:height="6.9236in" draw:z-index="0">
<draw:image xlink:href="../Images/AРМІЯINFORM/2023-07-02T79-00-00-04-00/d3f3e0c9-4cc9-4284-97f2-6e6fc22a2cea-150x150.jpg" xlink:type="simple" xlink:show="embed" xlink:actuate="onLoad" draw:mime-type="image/jpeg"/>
</draw:frame>
</text:a>
</text:p>
      <text:p text:style-name="P4">
<text:a xlink:type="simple" xlink:href="https://armyinform.com.ua/wp-content/uploads/2023/07/a2576d31-333b-408b-8709-1b4e63e0d705.jpg" text:style-name="Internet_20_link" text:visited-style-name="Visited_20_Internet_20_Link">
<draw:frame draw:style-name="fr1" draw:name="Image221" text:anchor-type="as-char" svg:width="6.9236in" svg:height="6.9236in" draw:z-index="0">
<draw:image xlink:href="../Images/AРМІЯINFORM/2023-07-02T79-00-00-04-00/a2576d31-333b-408b-8709-1b4e63e0d705-150x150.jpg" xlink:type="simple" xlink:show="embed" xlink:actuate="onLoad" draw:mime-type="image/jpeg"/>
</draw:frame>
</text:a>
</text:p>
      <text:p text:style-name="P4">
<text:a xlink:type="simple" xlink:href="https://armyinform.com.ua/wp-content/uploads/2023/07/31b5ebde-776d-41e7-b83d-1853e7272305.jpg" text:style-name="Internet_20_link" text:visited-style-name="Visited_20_Internet_20_Link">
<draw:frame draw:style-name="fr1" draw:name="Image222" text:anchor-type="as-char" svg:width="6.9236in" svg:height="6.9236in" draw:z-index="0">
<draw:image xlink:href="../Images/AРМІЯINFORM/2023-07-02T79-00-00-04-00/31b5ebde-776d-41e7-b83d-1853e7272305-150x150.jpg" xlink:type="simple" xlink:show="embed" xlink:actuate="onLoad" draw:mime-type="image/jpeg"/>
</draw:frame>
</text:a>
</text:p>
      <text:p text:style-name="P4">
<text:a xlink:type="simple" xlink:href="https://armyinform.com.ua/wp-content/uploads/2023/07/52acc59e-10f3-4d3e-b675-f65bf73f1904.jpg" text:style-name="Internet_20_link" text:visited-style-name="Visited_20_Internet_20_Link">
<draw:frame draw:style-name="fr1" draw:name="Image223" text:anchor-type="as-char" svg:width="6.9236in" svg:height="6.9236in" draw:z-index="0">
<draw:image xlink:href="../Images/AРМІЯINFORM/2023-07-02T79-00-00-04-00/52acc59e-10f3-4d3e-b675-f65bf73f1904-150x150.jpg" xlink:type="simple" xlink:show="embed" xlink:actuate="onLoad" draw:mime-type="image/jpeg"/>
</draw:frame>
</text:a>
</text:p>
      <text:p text:style-name="P4">
<text:a xlink:type="simple" xlink:href="https://armyinform.com.ua/wp-content/uploads/2023/07/040a4498-21dd-4dad-a508-bc858f23ee59.jpg" text:style-name="Internet_20_link" text:visited-style-name="Visited_20_Internet_20_Link">
<draw:frame draw:style-name="fr1" draw:name="Image224" text:anchor-type="as-char" svg:width="6.9236in" svg:height="6.9236in" draw:z-index="0">
<draw:image xlink:href="../Images/AРМІЯINFORM/2023-07-02T79-00-00-04-00/040a4498-21dd-4dad-a508-bc858f23ee59-150x150.jpg" xlink:type="simple" xlink:show="embed" xlink:actuate="onLoad" draw:mime-type="image/jpeg"/>
</draw:frame>
</text:a>
</text:p>
      <text:p text:style-name="P4">
<text:a xlink:type="simple" xlink:href="https://armyinform.com.ua/wp-content/uploads/2023/07/18081f65-7e4d-4550-8ca0-3a5ce99efe9c.jpg" text:style-name="Internet_20_link" text:visited-style-name="Visited_20_Internet_20_Link">
<draw:frame draw:style-name="fr1" draw:name="Image225" text:anchor-type="as-char" svg:width="6.9236in" svg:height="6.9236in" draw:z-index="0">
<draw:image xlink:href="../Images/AРМІЯINFORM/2023-07-02T79-00-00-04-00/18081f65-7e4d-4550-8ca0-3a5ce99efe9c-150x150.jpg" xlink:type="simple" xlink:show="embed" xlink:actuate="onLoad" draw:mime-type="image/jpeg"/>
</draw:frame>
</text:a>
</text:p>
      <text:p text:style-name="P4">
<text:a xlink:type="simple" xlink:href="https://armyinform.com.ua/wp-content/uploads/2023/07/6b00cde7-1f58-4e72-bc13-fadeb559d708.jpg" text:style-name="Internet_20_link" text:visited-style-name="Visited_20_Internet_20_Link">
<draw:frame draw:style-name="fr1" draw:name="Image226" text:anchor-type="as-char" svg:width="6.9236in" svg:height="6.9236in" draw:z-index="0">
<draw:image xlink:href="../Images/AРМІЯINFORM/2023-07-02T79-00-00-04-00/6b00cde7-1f58-4e72-bc13-fadeb559d708-150x150.jpg" xlink:type="simple" xlink:show="embed" xlink:actuate="onLoad" draw:mime-type="image/jpeg"/>
</draw:frame>
</text:a>
</text:p>
      <text:p text:style-name="P4">
<text:a xlink:type="simple" xlink:href="https://armyinform.com.ua/wp-content/uploads/2023/07/5f842d43-9fe8-4f65-b010-578a5b6ded11.jpg" text:style-name="Internet_20_link" text:visited-style-name="Visited_20_Internet_20_Link">
<draw:frame draw:style-name="fr1" draw:name="Image227" text:anchor-type="as-char" svg:width="6.9236in" svg:height="6.9236in" draw:z-index="0">
<draw:image xlink:href="../Images/AРМІЯINFORM/2023-07-02T79-00-00-04-00/5f842d43-9fe8-4f65-b010-578a5b6ded11-150x150.jpg" xlink:type="simple" xlink:show="embed" xlink:actuate="onLoad" draw:mime-type="image/jpeg"/>
</draw:frame>
</text:a>
</text:p>
      <text:p text:style-name="P4">
<text:a xlink:type="simple" xlink:href="https://armyinform.com.ua/wp-content/uploads/2023/07/e29bdf96-de17-44ad-bbea-85f269e98de8.jpg" text:style-name="Internet_20_link" text:visited-style-name="Visited_20_Internet_20_Link">
<draw:frame draw:style-name="fr1" draw:name="Image228" text:anchor-type="as-char" svg:width="6.9236in" svg:height="6.9236in" draw:z-index="0">
<draw:image xlink:href="../Images/AРМІЯINFORM/2023-07-02T79-00-00-04-00/e29bdf96-de17-44ad-bbea-85f269e98de8-150x150.jpg" xlink:type="simple" xlink:show="embed" xlink:actuate="onLoad" draw:mime-type="image/jpeg"/>
</draw:frame>
</text:a>
</text:p>
      <text:p text:style-name="P4">
Source: <text:a xlink:type="simple" xlink:href="https://armyinform.com.ua/2023/07/02/slava-vijskovo-morskym-sylam-zsu-glava-derzhavy-vitaye-nashyh-zahysnykiv-zi-svyatom/" text:style-name="Internet_20_link" text:visited-style-name="Visited_20_Internet_20_Link">
https://armyinform.com.ua/2023/07/02/slava-vijskovo-morskym-sylam-zsu-glava-derzhavy-vitaye-nashyh-zahysnykiv-zi-svyatom/</text:a>
</text:p>
      <!--NEWS-->
      <text:h text:style-name="P10" text:outline-level="1">
<text:span text:style-name="T4">
Україна завершила виступ на III Європейських іграх: 41 медаль, третє командне місце</text:span>
</text:h>
      <text:p text:style-name="P4">
Authors: Ukrinform (Person)</text:p>
      <text:p text:style-name="P4">
Publisher: Укринформ (Organization)</text:p>
      <text:p text:style-name="P4">
Published Time: 2023-07-02T7:43:00+03:00</text:p>
      <text:p text:style-name="P4">
Modified Time: 2023-07-02T21:43:00+03:00</text:p>
      <text:p text:style-name="P4">
Description: Кракові (Польща) завершилися Європейські ігри-2023. — Укрінформ.</text:p>
      <text:p text:style-name="P4">
Images: ['<text:a xlink:type="simple" xlink:href="https://static.ukrinform.com/photos/2023_07/thumb_files/630_360_1688323225-898.jpeg" text:style-name="Internet_20_link" text:visited-style-name="Visited_20_Internet_20_Link">
630_360_16883...</text:a>
']</text:p>
      <text:p text:style-name="P4">
Tags: ['Збірна України', 'Європейські ігри']</text:p>
      <text:p text:style-name="P4">
Type: Article</text:p>
      <!--METADATA-->
      <text:p text:style-name="P4">
<draw:frame draw:style-name="fr1" draw:name="Image229" text:anchor-type="as-char" svg:width="6.9236in" svg:height="3.956343in" draw:z-index="0">
<draw:image xlink:href="../Images/yкринформ/2023-07-02T7-43-00-03-00/630_360_1688323225-898.jpeg" xlink:type="simple" xlink:show="embed" xlink:actuate="onLoad" draw:mime-type="image/jpeg"/>
</draw:frame>
 Кракові(Польща) завершилися Європейські ігри-2023.</text:p>
      <text:p text:style-name="P4">
За підсумками континентальних змагань збірна України посіла третє місце узагальнокомандному заліку, здобувши 41 нагороду - 21 золоту, 12 срібних та 8бронзових, передає Укрінформ.</text:p>
      <text:p text:style-name="P4">
<text:span text:style-name="T5">
Українські чемпіони та призери ІІІ Європейських ігор:</text:span>
</text:p>
      <text:p text:style-name="P4">
<text:span text:style-name="T4">
«золото»</text:span>
 : Людмила Лузан, Валерія Терета (каное-двійка, 500 метрів), ОлегКухарик, Ігор Трунов (байдарка-двійка, 500 метрів), Людмила Лузан (каное-одиночка, 500 метрів) - веслування на байдарках і каное; Ксенія Байло, ДанилоКоновалов, Анна Письменська, Олексій Середа (командні стрибки у воду), КсеніяБайло, Кіріл Болюх (мікст синхронні стрибки у воду, 10-метрова вишка), КірілБолюх, Олексій Середа (синхронні стрибки у воду, 10-метрова вишка), ОлегКолодій, Данило Коновалов (синхронні стрибки, 3-метровий трамплін) - стрибки уводу; Анжеліка Терлюга (55 кг), Андрій Заплітний (75 кг) - карате; НаталіяКроль (біг на 800 метрів), Марина Бех-Романчук (потрійний стрибок), ЯрославаМагучіх (стрибки у висоту) - легка атлетика; Джоан-Фейбі Бежура (одиночнийтурнір, шпага), Ольга Харлан (одиночний турнір, шабля) - фехтування; ПавлоКоростильов, Юлія Коростильова (мікст, малокаліберний пістолет, 25 метрів),Олена Костевич, Анастасія Німець, Юлія Коростильова (командний турнір,малокаліберний пістолет, 25 метрів) - кульова стрільба; Ігор Любченко (до 67кг), Олександр Єфіменко (до 71 кг), Олег Приймачов (до 91 кг) - муай-тай;Олександр Хижняк (80 кг) - бокс; Вікторія Ус (байдарка-крос) - каное-слалом.</text:p>
      <text:p text:style-name="P4">
<text:span text:style-name="T4">
«срібло»</text:span>
 : Данило Даниленко, Олег Кухарик, Іван Семикін, Ігор Трунов(байдарка-четвірка, 500 метрів), Людмила Лузан (каное-одиночка, 200 метрів) -веслування на байдарках і каное; Аніта Серьогіна (61 кг) - карате; МихайлоКохан (метання молота) - легка атлетика; Владислава Алексіїва, МаринаАлексіїва (дует, довільна програма) - артистичне плавання; Іван Кожокарь,Анастасія Павлова (мікст турнір) - стрільба з лука; Ксенія Байло, Софія Есман(синхронні стрибки, 10-метрова вишка) - стрибки у воду; Єгор Скуріхін (81 кг)- муай-тай; збірна України (жінки) - пляжний футбол; Тимур Бриков (75 кг) -кікбоксинг.</text:p>
      <text:p text:style-name="P4">
<text:span text:style-name="T4">
«бронза»</text:span>
 : Олена Костевич (пневматичний пістолет, 10 метрів) - кульовастрільба; Нікіта Філіпов (60 кг) - карате; Владислав Шепелєв (потрійнийстрибок), Артур Фельфнер (метання списа) - легка атлетика; Владислав Микитась(60 кг), Анастасія Михайленко (51 кг) - муай-тай; Володимир Станкевич(одиночний турнір, шпага) - фехтування; Артем Мельник (86 кг) - кікбоксинг.лідирує збірна Італії, в активі якої 79 нагород (24 - золоті, 23 - срібні, 32- бронзові), передає Укрінформ.</text:p>
      <text:p text:style-name="P4">
Загальнокомандний залік ЄІ-2023 виграли представники Італії - 100 нагород (35,26, 39), на другій позиції - спортсмени Іспанії - 57 (21, 17, 19).</text:p>
      <text:p text:style-name="P4">
До топ-10 також увійшли Німеччина - 63 (20, 16, 27), Франція - 52 (17, 19,26), Польща - 50 (13, 19, 18), Велика Британія - 49 (12, 10, 27), Угорщина -38 (10, 10, 18), Туреччина - 38 (9, 9, 20), Нідерланди - 19 (8, 6, 5).</text:p>
      <text:p text:style-name="P4">
Загалом у Кракові володарями медалей стали спортсмени 41-ї країни.</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text:p>
      <text:p text:style-name="P4">
Зазначимо, що на перередніх Європейських іграх у 2019 році українці здобули 51нагороду (16 золотих, 17 срібних, 18 бронзових).</text:p>
      <text:p text:style-name="P4">
Фото: НОК України.</text:p>
      <text:p text:style-name="P4">
Source: <text:a xlink:type="simple" xlink:href="https://www.ukrinform.ua/rubric-sports/3730603-ukraina-zaversila-vistup-na-iii-evropejskih-igrah-41-medal-trete-komandne-misce.html" text:style-name="Internet_20_link" text:visited-style-name="Visited_20_Internet_20_Link">
https://www.ukrinform.ua/rubric-sports/3730603-ukraina-zaversila-vistup-na-iii-evropejskih-igrah-41-medal-trete-komandne-misce.html</text:a>
</text:p>
      <!--NEWS-->
      <text:h text:style-name="P10" text:outline-level="1">
<text:span text:style-name="T4">
Окупанти вчергове обстріляли Херсон, влучили в багатоповерхівку — розпочато провадження</text:span>
</text:h>
      <text:p text:style-name="P4">
Author: ['АРМІЯINFORM']</text:p>
      <text:p text:style-name="P4">
Time: 2023-07-02T80:00:00-04:00</text:p>
      <text:p text:style-name="P4">
Description: За процесуального керівництва Херсон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jpg" text:style-name="Internet_20_link" text:visited-style-name="Visited_20_Internet_20_Link">
13.jpg</text:a>
']</text:p>
      <text:p text:style-name="P4">
Tags: ['STOPRUSSIA', 'АГРЕСІЯ РФ', 'ВТОРГНЕННЯ РФ', 'ОФІС ГЕНЕРАЛЬНОГО ПРОКУРОРА УКРАЇНИ', 'ХЕРСОН']</text:p>
      <text:p text:style-name="P4">
Category: News</text:p>
      <!--METADATA-->
      <text:p text:style-name="P4">
<draw:frame draw:style-name="fr1" draw:name="Image230" text:anchor-type="as-char" svg:width="6.9236in" svg:height="5.787452in" draw:z-index="0">
<draw:image xlink:href="../Images/AРМІЯINFORM/2023-07-02T80-00-00-04-00/13.jpg" xlink:type="simple" xlink:show="embed" xlink:actuate="onLoad" draw:mime-type="image/jpeg"/>
</draw:frame>
</text:p>
      <text:p text:style-name="P4">
За процесуального керівництва Херсонської окружної прокуратури розпочатодосудове розслідування у кримінальному провадженні за фактом порушення законівта звичаїв війни.</text:p>
      <text:p text:style-name="P4">
Про це <text:a xlink:type="simple" xlink:href="https://t.me/pgo_gov_ua/14014" text:style-name="Internet_20_link" text:visited-style-name="Visited_20_Internet_20_Link">
повідомляє</text:a>
 Офіс Генпрокурора.</text:p>
      <text:p text:style-name="P4">
«За даними слідства, 2 липня 2023 року близько 11:20 збройні сили рфобстріляли з тимчасово окупованої території регіону один із житлових районівм. Херсона. Щонайменше четверо містян отримали поранення, двоє з яких черезприцільний удар по багатоповерхівці. Дані щодо постраждалих уточнюються», —йдеться у повідомленні.</text:p>
      <text:p text:style-name="P4">
Зазначається, що уламками пошкоджено обʼєкти цивільної інфраструктури. Наразіпрокурори спільно зі слідчими поліції проводять необхідні слідчі дії.</text:p>
      <text:p text:style-name="P4">
Source: <text:a xlink:type="simple" xlink:href="https://armyinform.com.ua/2023/07/02/okupanty-vchergove-obstrilyaly-herson-vluchyly-u-bagatopoverhivku-rozpochato-provadzhennya/" text:style-name="Internet_20_link" text:visited-style-name="Visited_20_Internet_20_Link">
https://armyinform.com.ua/2023/07/02/okupanty-vchergove-obstrilyaly-herson-vluchyly-u-bagatopoverhivku-rozpochato-provadzhennya/</text:a>
</text:p>
      <!--NEWS-->
      <text:h text:style-name="P10" text:outline-level="1">
<text:span text:style-name="T4">
Вітання Президента військовослужбовцям Військово-Морських Сил ЗСУ</text:span>
</text:h>
      <text:p text:style-name="P4">
Author: ['АРМІЯINFORM']</text:p>
      <text:p text:style-name="P4">
Time: 2023-07-02T81:00:00-04:00</text:p>
      <text:p text:style-name="P4">
Description: Шановні військові моряки України!  Вітаю вас із професійним святом — Д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STOPRUSSIA', 'АГРЕСІЯ РФ', 'ВМС', 'ВОЛОДИМИР ЗЕЛЕНСЬКИЙ', 'ВТОРГНЕННЯ РФ']</text:p>
      <text:p text:style-name="P4">
Category: News</text:p>
      <!--METADATA-->
      <text:p text:style-name="P4">
<draw:frame draw:style-name="fr1" draw:name="Image231" text:anchor-type="as-char" svg:width="6.9236in" svg:height="3.871446in" draw:z-index="0">
<draw:image xlink:href="../Images/AРМІЯINFORM/2023-07-02T81-00-00-04-00/2cc8b226388c9e314d6eff8edcd54f4d_1686857689_extra_large.png" xlink:type="simple" xlink:show="embed" xlink:actuate="onLoad" draw:mime-type="image/png"/>
</draw:frame>
Володимир Зеленський</text:p>
      <text:p text:style-name="P4">
<text:span text:style-name="T5">
<text:span text:style-name="T4">
Шановні військові моряки України!</text:span>
</text:span>
</text:p>
      <text:p text:style-name="P4">
Вітаю вас із професійним святом — Днем Військово-Морських Сил Збройних СилУкраїни.</text:p>
      <text:p text:style-name="P4">
Щоденною сумлінною службою, високим професіоналізмом та рішучістю українськівійськові моряки забезпечують надійну оборону морських рубежів, комунікацій тапортів, демонструючи незламний бойовий дух, майстерність і військову доблесть.</text:p>
      <text:p text:style-name="P4">
Загартовані у важких боях з російським агресором, ви мужньо бороните ріднуземлю, пліч-о-пліч із побратимами сил оборони злагоджено й упевнено знищуєтеворога в морі, на суходолі, в повітрі.</text:p>
      <text:p text:style-name="P4">
Від імені українського народу дякую всьому особовому складу Військово-МорськихСил за самовіддане виконання службового обов’язку, за відвагу і героїзм, завизначний внесок у загальну справу оборони України.</text:p>
      <text:p text:style-name="P4">
Схиляємо голови перед пам’яттю героїв, які віддали своє життя за Україну.Завжди пам’ятатимемо їх подвиг.</text:p>
      <text:p text:style-name="P4">
Упевнений, що військовослужбовці Військово-Морських Сил Збройних Сил України йнадалі надійно стоятимуть на захисті рідної землі.</text:p>
      <text:p text:style-name="P4">
Бажаю вам наснаги у відстоюванні незалежності і територіальної цілісностіУкраїни та нових перемог у боях з російськими окупантами.</text:p>
      <text:p text:style-name="P4">
<text:span text:style-name="T5">
<text:span text:style-name="T4">
Слава Військово-Морським Силам України!</text:span>
</text:span>
</text:p>
      <text:p text:style-name="P4">
<text:span text:style-name="T5">
<text:span text:style-name="T4">
Слава Україні!</text:span>
</text:span>
</text:p>
      <text:p text:style-name="P4">
Джерело: <text:a xlink:type="simple" xlink:href="https://www.mil.gov.ua/news/2023/07/02/vitannya-prezidenta-vijskovosluzhbovczyam-vijskovo-morskih-sil-zbrojnih-sil-ukraini/" text:style-name="Internet_20_link" text:visited-style-name="Visited_20_Internet_20_Link">
Міністерство ОборониУкраїни</text:a>
</text:p>
      <text:p text:style-name="P4">
Source: <text:a xlink:type="simple" xlink:href="https://armyinform.com.ua/2023/07/02/vitannya-prezydenta-vijskovosluzhbovczyam-vijskovo-morskyh-syl-zsu/" text:style-name="Internet_20_link" text:visited-style-name="Visited_20_Internet_20_Link">
https://armyinform.com.ua/2023/07/02/vitannya-prezydenta-vijskovosluzhbovczyam-vijskovo-morskyh-syl-zsu/</text:a>
</text:p>
      <!--NEWS-->
      <text:h text:style-name="P10" text:outline-level="1">
<text:span text:style-name="T4">
Побачила світ збірка прикладів правової допомоги захисникам і захисницям України</text:span>
</text:h>
      <text:p text:style-name="P4">
Author: ['Володимир Поліщук']</text:p>
      <text:p text:style-name="P4">
Time: 2023-07-02T82:00:00-04:00</text:p>
      <text:p text:style-name="P4">
Description: Про те, що ветерани війни, члени сімей загиблих (померлих) ветеранів війни, члени сім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ystema-bpd.jpg" text:style-name="Internet_20_link" text:visited-style-name="Visited_20_Internet_20_Link">
systema-bpd.jpg</text:a>
']</text:p>
      <text:p text:style-name="P4">
Tags: ['STOPRUSSIA', 'АГРЕСІЯ РФ', 'БПД', 'ВІЙНА', 'СИСТЕМА БЕЗКОШТОВНОЇ ПРАВОВОЇ ДОПОМОГИ', 'СОЦІАЛЬНИЙ ЗАХИСТ ВІЙСЬКОВОСЛУЖБОВЦІВ', 'СОЦІАЛЬНИЙ ЗАХИСТ ПІД ЧАС ВІЙНИ']</text:p>
      <text:p text:style-name="P4">
Category: News</text:p>
      <!--METADATA-->
      <text:p text:style-name="P4">
<draw:frame draw:style-name="fr1" draw:name="Image232" text:anchor-type="as-char" svg:width="6.9236in" svg:height="4.961913in" draw:z-index="0">
<draw:image xlink:href="../Images/AРМІЯINFORM/2023-07-02T82-00-00-04-00/systema-bpd.jpg" xlink:type="simple" xlink:show="embed" xlink:actuate="onLoad" draw:mime-type="image/jpeg"/>
</draw:frame>
</text:p>
      <text:p text:style-name="P4">
Про те, що ветерани війни, члени сімей загиблих (померлих) ветеранів війни,члени сімей загиблих (померлих) захисників і захисниць України можуть отриматибезоплатно всі види правових послуг від системи безоплатної правової допомоги(БПД), раніше <text:a xlink:type="simple" xlink:href="https://armyinform.com.ua/2023/05/02/z-pochatkom-shyrokomasshtabnoyi-vijny-zyavylysya-novi-subyekty-prava-na-bezoplatnu-vtorynnu-pravovu-dopomogu-oleksandr-baranov/" text:style-name="Internet_20_link" text:visited-style-name="Visited_20_Internet_20_Link">
писала</text:a>
 АрміяInform.</text:p>
      <text:p text:style-name="P4">
Нещодавно побачила світ збірка «Приклади надання безоплатної правової допомогизахисникам і захисницям України та членам їхніх родин», котру розробиласистема БПД.</text:p>
      <text:p text:style-name="P4">
У виданні, зокрема, йдеться про те, що з 24 лютого 2022 року до системи БПДзвернулося майже 12 тисяч захисників і захисниць України. У кожній третійсправі клієнти потребували вторинної правової допомоги, зокрема звернення досуду.</text:p>
      <text:p text:style-name="P4">
**</text:p>
      <text:p text:style-name="P4">
**</text:p>
      <text:p text:style-name="P4">
<text:span text:style-name="T5">
Військовослужбовцю, який був у полоні, система БПД допомогла дістатиофіційний статус та грошову компенсацію. Не всі правові питання потребуютьзвернення до суду. Часто буває достатньо консультації та допомоги у зборідокументів. Так було у справі військовослужбовця Юрія, який звернувся доЗапорізького бюро правової допомоги.</text:span>
</text:p>
      <text:p text:style-name="P4">
<text:span text:style-name="T5">
Захищаючи країну, хлопець потрапив у російський полон. Після звільнення зполону Юрій пройшов усі необхідні заходи та повернувся на військову службу.Утім, необхідно було вирішити питання оформлення офіційного статусуполоненого, щоб отримати передбачену законодавством компенсацію. Допомагати уцій справі доручили юристці бюро Анні Романок. Фахівчиня допомогла хлопцевізібрати всі необхідні документи та подати відповідну заяву до Міністерства зпитань реінтеграції тимчасово окупованих територій України.</text:span>
</text:p>
      <text:p text:style-name="P4">
<text:span text:style-name="T5">
Юрій отримав відповідь на своє звернення. Міжвідомча комісія ухвалила рішеннявизнати його особою, що була позбавлена свободи внаслідок збройної агресії рфпроти України. Тепер, окрім офіційного статусу, хлопець отримає ще йпередбачену законом грошову допомогу в розмірі до 100 000 гривень.</text:span>
</text:p>
      <text:p text:style-name="P4">
<text:span text:style-name="T5">
Так, система БПД допомогла військовослужбовцю, що перебував у полоні, вдосудовому порядку визнати його особою, що була позбавлена свободи внаслідокзбройної агресії російської федерації.</text:span>
</text:p>
      <text:p text:style-name="P4">
**</text:p>
      <text:p text:style-name="P4">
**</text:p>
      <text:p text:style-name="P4">
«У полоні росіян перебувають тисячі наших співвітчизників. І йдеться не лишепро військових. Серед них чимала кількість і цивільних — представників міськоївлади, журналістів, лікарів, волонтерів. Усі ці люди після повернення маютьправо оформити офіційний статус особи, що була позбавлена свободи. Процедураоформлення статусу для військових та цивільних відрізняється. І якщо увійськових реєстрація статусу передбачає також обов’язкове отримання грошовоїдопомоги, то для цивільних наразі це можливість отримати її в подальшому», —так прокоментувала цей випадок нашому інформагентству юристка Анна Романок.</text:p>
      <text:p text:style-name="P4">
Серед найпоширеніших звернень від військових питання щодо:</text:p>
      <ul>
        <li>
державної допомоги, виплат та компенсацій;  * оскарження рішень, дій та бездіяльності органів державної влади та органів місцевого самоврядування;  * військової служби, у тому числі військовий облік, мобілізація, бронювання тощо.</li>
      </ul>
      <text:p text:style-name="P4">
Крім цього, у збірці представлені приклади надання правової допомоги членамсімей загиблих героїв. Їм, зокрема, доводиться звертатися до юристів, щобвстановити факти смерті під час виконання військового обов’язку, довестибатьківство загиблого захисника, оформити виплати. Наші юристи роблять усеможливе, щоб допомогти розв’язати ці правові проблеми. За періодширокомасштабного вторгнення в системі БПД зареєстрували понад дві тисячізвернень від сімей загиблих захисників та захисниць.</text:p>
      <text:p text:style-name="P4">
«Допомога ветеранам війни завжди була для системи БПД у пріоритеті, однак самезараз вона набуває особливого значення. В цій збірці ми презентуємо лише деякіз багатьох справ, які позитивно завершились на користь наших клієнтів», —зазначає директор Координаційного центру з надання правової допомоги ОлександрБаранов.</text:p>
      <text:p text:style-name="P4">
Збірка доступна за посиланням <text:span text:style-name="T4">
bit.ly/3NPOPJh</text:span>
.</text:p>
      <text:p text:style-name="P4">
Автори збірки зауважують: якщо з різних причин військовослужбовець не маєможливості звернутися до бюро правової допомоги, він може скористатися іншимисервісами системи БПД:</text:p>
      <ul>
        <li>
контактний центр системи безоплатної правової допомоги: 0800 213 103 (дзвінки зі стаціонарних та мобільних телефонів у межах України безоплатні);  * зателефонувати з Telegram: &lt;https://t.me/+380677213103&gt;
;  * проконсультуватися з юристом у Telegram &lt;https://t.me/LegalAidUkraineBot&gt;
 (кнопка «Отримати консультацію»);  * усі сервіси доступу до безоплатної правової допомоги: &lt;https://linktr.ee/legalaid.gov.ua&gt;
.</li>
      </ul>
      <text:p text:style-name="P4">
Source: <text:a xlink:type="simple" xlink:href="https://armyinform.com.ua/2023/07/02/pobachyla-svit-zbirka-prykladiv-pravovoyi-dopomogy-zahysnykam-i-zahysnyczyam-ukrayiny/" text:style-name="Internet_20_link" text:visited-style-name="Visited_20_Internet_20_Link">
https://armyinform.com.ua/2023/07/02/pobachyla-svit-zbirka-prykladiv-pravovoyi-dopomogy-zahysnykam-i-zahysnyczyam-ukrayiny/</text:a>
</text:p>
      <!--NEWS-->
      <text:h text:style-name="P10" text:outline-level="1">
<text:span text:style-name="T4">
Україна — не просто країна з узбережжям, а морська держава — Міністр оборони України</text:span>
</text:h>
      <text:p text:style-name="P4">
Author: ['АРМІЯINFORM']</text:p>
      <text:p text:style-name="P4">
Time: 2023-07-02T83:00:00-04:00</text:p>
      <text:p text:style-name="P4">
Description: Міністр оборони Олексій Резніков привітав наших захисників та захисниць із Д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46752_292006257_406745128162583_7903371365052786228_n.jpg" text:style-name="Internet_20_link" text:visited-style-name="Visited_20_Internet_20_Link">
246752_292006257_406745128162583_7903371365052786228_n.jpg</text:a>
']</text:p>
      <text:p text:style-name="P4">
Tags: ['STOPRUSSIA', 'АГРЕСІЯ РФ', 'ВТОРГНЕННЯ РФ', 'ДЕНЬ ВІЙСЬКОВО-МОРСЬКИХ СИЛ', 'ОЛЕКСІЙ РЕЗНІКОВ', 'ОФІЦІЙНО']</text:p>
      <text:p text:style-name="P4">
Category: News</text:p>
      <!--METADATA-->
      <text:p text:style-name="P4">
<draw:frame draw:style-name="fr1" draw:name="Image233" text:anchor-type="as-char" svg:width="6.9236in" svg:height="4.546497in" draw:z-index="0">
<draw:image xlink:href="../Images/AРМІЯINFORM/2023-07-02T83-00-00-04-00/246752_292006257_406745128162583_7903371365052786228_n.jpg" xlink:type="simple" xlink:show="embed" xlink:actuate="onLoad" draw:mime-type="image/jpeg"/>
</draw:frame>
Фото ілюстративне</text:p>
      <text:p text:style-name="P4">
Міністр оборони Олексій Резніков<text:a xlink:type="simple" xlink:href="https://www.facebook.com/reznikovoleksii/posts/pfbid02S3tbA1ZKD8N8dKbsNg2djAPvvgD8Ft16MUwqqhNxBgaVRNsNKesWFLDK9YYA5r91l" text:style-name="Internet_20_link" text:visited-style-name="Visited_20_Internet_20_Link">
привітав</text:a>
наших захисників та захисниць із Днем Військово-Морських Сил України ЗСУ.</text:p>
      <text:p text:style-name="P4">
— На рахунку відважних чоловіків та жінок, які служать у лавах українськихВМС, безліч успішних операцій зі знищення російського ворога. У 2014-му, йзокрема з початку широкомасштабної війни рф проти України, їх відважні дії вЧорноморському та Азовському регіонах зупинили противника та зірвали спробивисадки російських десантів на нашому узбережжі, — зазначив Олексій Резніков.</text:p>
      <text:p text:style-name="P4">
Також він відзначив мужність та відвагу наших воїнів, які знищили російськийкрейсер «москва»</text:p>
      <text:p text:style-name="P4">
— Мужні, самовіддані і фахові. Які потопили «Москву» і вразили весь світ.Зміцнення нашого флоту — це свобода і безпека Чорного та Азовського морів,запорука нашого добробуту. Україна — не просто країна з узбережжям, а морськадержава. Була, є і буде. Гарант цього — наші захисники і захисниці, — додавміністр.</text:p>
      <text:p text:style-name="P4">
Source: <text:a xlink:type="simple" xlink:href="https://armyinform.com.ua/2023/07/02/ukrayina-ne-prosto-krayina-z-uzberezhzhyam-a-morska-derzhava-ministr-oborony-ukrayiny/" text:style-name="Internet_20_link" text:visited-style-name="Visited_20_Internet_20_Link">
https://armyinform.com.ua/2023/07/02/ukrayina-ne-prosto-krayina-z-uzberezhzhyam-a-morska-derzhava-ministr-oborony-ukrayiny/</text:a>
</text:p>
      <!--NEWS-->
      <text:h text:style-name="P10" text:outline-level="1">
<text:span text:style-name="T4">
Ніколи українські береги не терпітимуть окупанта — звернення Президента України</text:span>
</text:h>
      <text:p text:style-name="P4">
Author: ['АРМІЯINFORM']</text:p>
      <text:p text:style-name="P4">
Time: 2023-07-02T84:00:00-04:00</text:p>
      <text:p text:style-name="P4">
Description: Бажаю здоров’я, шановні українці, українки!      Сьогодні — в Одесі, передусім для 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8c4fc8b732d86ae9448efad38b10369_1688303432_extra_large.jpeg" text:style-name="Internet_20_link" text:visited-style-name="Visited_20_Internet_20_Link">
68c4fc8b732d86ae9448efad38b10369_1688303432_extra_large.jpeg</text:a>
']</text:p>
      <text:p text:style-name="P4">
Tags: ['STOPRUSSIA', 'АГРЕСІЯ РФ', 'ВОЛОДИМИР ЗЕЛЕНСЬКИЙ', 'ВТОРГНЕННЯ РФ', 'ЗВЕРНЕННЯ ПРЕЗИДЕНТА УКРАЇНИ']</text:p>
      <text:p text:style-name="P4">
Category: News</text:p>
      <!--METADATA-->
      <text:p text:style-name="P4">
<draw:frame draw:style-name="fr1" draw:name="Image234" text:anchor-type="as-char" svg:width="6.9236in" svg:height="3.894525in" draw:z-index="0">
<draw:image xlink:href="../Images/AРМІЯINFORM/2023-07-02T84-00-00-04-00/68c4fc8b732d86ae9448efad38b10369_1688303432_extra_large.jpeg" xlink:type="simple" xlink:show="embed" xlink:actuate="onLoad" draw:mime-type="image/jpeg"/>
</draw:frame>
</text:p>
      <text:h text:style-name="P11" text:outline-level="2">
<text:span text:style-name="T4">
<text:span text:style-name="T5">
Бажаю здоров’я, шановні українці, українки!</text:span>
</text:span>
</text:h>
      <text:p text:style-name="P4">
Сьогодні — в Одесі, передусім для того, щоб привітати наших воїнів Військово-Морських Сил Збройних Сил України з їхнім професійним днем. Привітати йподякувати за сміливість, за героїзм, за надзвичайно круті результати дляУкраїни, які вони здобули та здобувають.</text:p>
      <text:p text:style-name="P4">
Достатньо лише згадати, які амбіції були в росії на початку повномасштабноїагресії та які з тих амбіцій тепер на дні Чорного моря.</text:p>
      <text:p text:style-name="P4">
Я дякую кожному воїну Військово-Морських Сил України — усім морякам, усімморпіхам, усім командирам наших ВМС, артилеристам, морським авіаторам,операторам безпілотників, дякую воїнам річкової флотилії, річкових дивізіонів…Всім вам дякую!</text:p>
      <text:p text:style-name="P4">
Сьогодні мав честь нагородити найкращих, привітав курсантів ІнститутуВійськово-Морських Сил нашої Одеської морської академії. Відвідав пораненихвоїнів у шпиталі. Бажаю всім якнайшвидшого одужання. І це було особливою честюдля мене — залишити побажання на примірнику «Кобзаря», який супроводжує нашихвоїнів у боях ще з 14-го року.</text:p>
      <text:p text:style-name="P4">
Була сьогодні також доповідь нашого командувача Військово-Морських Сил віце-адмірала Олексія Неїжпапи, а також командувача ОСУВ «Одеса» генералаМоскальова. І щодо безпекової ситуації зараз, і щодо наших стратегічнихзавдань — для нашого флоту, для нового напряму — флоту морських дронів — тадля нашої берегової оборони. Все реалізуємо! Впевнений!</text:p>
      <text:p text:style-name="P4">
Ворог точно не диктуватиме умови в Чорному морі, і окупантам доведеться таксамо боятися наближатися до нашого українського Криму й до наших берегівАзовського моря, як російські кораблі вже бояться наближатися до нашогоЧорноморського узбережжя.</text:p>
      <text:p text:style-name="P4">
Я вітаю сьогодні й усіх цивільних працівників і працівниць українськогоморського та річкового флоту, усіх, хто забезпечує безпеку та роботу нашихпортів, нашу можливість попри російську блокаду Чорного моря давати життяукраїнській економіці та з’єднувати нашу Україну зі світовими ринками. Дякуювсім морякам, портовикам, судноремонтникам, дякую бізнесу, службовцям і,звичайно, кожному нашому воїну, який захищає безпеку українських портів,українських міст, українських берегів.</text:p>
      <text:p text:style-name="P4">
Разом переможемо! Ніколи українські береги не терпітимуть окупанта.</text:p>
      <text:p text:style-name="P4">
Слава всім нашим захисникам, слава всім нашим захисницям!</text:p>
      <text:p text:style-name="P4">
Я дякую тобі, Одесо, за цей день!</text:p>
      <text:p text:style-name="P4">
<text:span text:style-name="T4">
<text:span text:style-name="T5">
Слава Україні!</text:span>
</text:span>
</text:p>
      <text:p text:style-name="P4">
Source: <text:a xlink:type="simple" xlink:href="https://armyinform.com.ua/2023/07/02/nikoly-ukrayinski-beregy-ne-terpitymut-okupanta-zvernennya-prezydenta-ukrayiny/" text:style-name="Internet_20_link" text:visited-style-name="Visited_20_Internet_20_Link">
https://armyinform.com.ua/2023/07/02/nikoly-ukrayinski-beregy-ne-terpitymut-okupanta-zvernennya-prezydenta-ukrayiny/</text:a>
</text:p>
      <!--NEWS-->
      <text:h text:style-name="P10" text:outline-level="1">
<text:span text:style-name="T4">
Морська авіація з перших днів широкомасштабної російської агресії бере участь у бойових діях — Олексій Неїжпапа</text:span>
</text:h>
      <text:p text:style-name="P4">
Author: ['АРМІЯINFORM']</text:p>
      <text:p text:style-name="P4">
Time: 2023-07-02T85:00:00-04:00</text:p>
      <text:p text:style-name="P4">
Description: В ексклюзивному інтерв’ю, присвяченому Дню Військово-Морськ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1.jpg" text:style-name="Internet_20_link" text:visited-style-name="Visited_20_Internet_20_Link">
5-1.jpg</text:a>
']</text:p>
      <text:p text:style-name="P4">
Tags: ['STOPRUSSIA', 'АВІАЦІЯ ВМС', 'ВІЙНА', 'ВМС ЗСУ', 'ВТОРГНЕННЯ РФ', 'ОЛЕКСІЙ НЕЇЖПАПА']</text:p>
      <text:p text:style-name="P4">
Category: News</text:p>
      <!--METADATA-->
      <text:p text:style-name="P4">
<draw:frame draw:style-name="fr1" draw:name="Image235" text:anchor-type="as-char" svg:width="6.9236in" svg:height="5.106155in" draw:z-index="0">
<draw:image xlink:href="../Images/AРМІЯINFORM/2023-07-02T85-00-00-04-00/5-1.jpg" xlink:type="simple" xlink:show="embed" xlink:actuate="onLoad" draw:mime-type="image/jpeg"/>
</draw:frame>
</text:p>
      <text:p text:style-name="P4">
В ексклюзивному <text:a xlink:type="simple" xlink:href="https://armyinform.com.ua/2023/07/02/my-povynni-maty-takyj-flot-yakyj-bilshe-ne-dast-zagarbnyku-navit-planuvaty-napad-na-ukrayinu-oleksij-neyizhpapa/" text:style-name="Internet_20_link" text:visited-style-name="Visited_20_Internet_20_Link">
інтерв’ю</text:a>
,присвяченому Дню Військово-Морських Сил Збройних Сил України, командувачукраїнського флоту віцеадмірал Олексій Неїжпапа розповів про роль авіації ВМСу протистоянні російському агресору.</text:p>
      <text:p text:style-name="P4">
— Морська авіація з перших днів широкомасштабної російської агресії береучасть у бойових діях разом з усіма Силами оборони України. І почалося це іззастосування «Байрактарів», котрі працювали і над суходолом Херсонської таМиколаївської областей, і над морем. На їхньому рахунку знищення декількохпатрульних катерів типу «Раптор» і навіть вертоліт, який підбили наші авіаторипід час його приземлення на острові Зміїний, коли той намагався доправити тудиворожий десант, — розповів Олексій Неїжпапа.</text:p>
      <text:p text:style-name="P4">
Також він відзначив вертолітну ескадрилью, що призначена для підтримкиморської піхоти.</text:p>
      <text:p text:style-name="P4">
— Окрім цього, сьогодні ми маємо деяке поповнення. Наприклад, ми дістали віднаших партнерів вертольоти Sea King. І наші льотчики дуже швидко опанували цютехніку. До речі, у складі ВМС України це перші вертольоти не радянськоговиробництва. Тому коли питають, як швидко наші льотчики можуть опануватизахідні зразки, — ось вам приклад: льотчики морської авіації зробили це дужешвидко. І я вважаю, що і решта льотчиків із Повітряних Сил також швидкоопанують літальні апарати наших партнерів та надалі їх вдалозастосовуватимуть, — наголосив командувач ВМС ЗСУ.</text:p>
      <text:p text:style-name="P4">
Source: <text:a xlink:type="simple" xlink:href="https://armyinform.com.ua/2023/07/02/morska-aviacziya-z-pershyh-dniv-shyrokomasshtabnoyi-rosijskoyi-agresiyi-bere-uchast-u-bojovyh-diyah-oleksij-neyizhpapa/" text:style-name="Internet_20_link" text:visited-style-name="Visited_20_Internet_20_Link">
https://armyinform.com.ua/2023/07/02/morska-aviacziya-z-pershyh-dniv-shyrokomasshtabnoyi-rosijskoyi-agresiyi-bere-uchast-u-bojovyh-diyah-oleksij-neyizhpapa/</text:a>
</text:p>
      <!--NEWS-->
      <text:h text:style-name="P10" text:outline-level="1">
<text:span text:style-name="T4">
Флагман ВМС України корвет «Гетьман Іван Мазепа» має увійти до складу українського військового флоту наступного року</text:span>
</text:h>
      <text:p text:style-name="P4">
Author: ['АРМІЯINFORM']</text:p>
      <text:p text:style-name="P4">
Time: 2023-07-02T86:00:00-04:00</text:p>
      <text:p text:style-name="P4">
Description: Командувач Військово-Морських Сил Збройних Сил України віцеадмірал Олексій Неїжпап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1.jpg" text:style-name="Internet_20_link" text:visited-style-name="Visited_20_Internet_20_Link">
7-1.jpg</text:a>
']</text:p>
      <text:p text:style-name="P4">
Tags: ['STOPRUSSIA', 'АГРЕСІЯ РФ', 'ВІЙНА', 'ВМС ЗСУ', 'ВТОРГНЕННЯ РФ', 'ДЕНЬ ВМС ЗСУ', 'КОРВЕТ «ГЕТЬМАН ІВАН МАЗЕПА»', 'ОЛЕКСІЙ НЕЇЖПАПА']</text:p>
      <text:p text:style-name="P4">
Category: News</text:p>
      <!--METADATA-->
      <text:p text:style-name="P4">
<draw:frame draw:style-name="fr1" draw:name="Image236" text:anchor-type="as-char" svg:width="6.9236in" svg:height="4.619339in" draw:z-index="0">
<draw:image xlink:href="../Images/AРМІЯINFORM/2023-07-02T86-00-00-04-00/7-1.jpg" xlink:type="simple" xlink:show="embed" xlink:actuate="onLoad" draw:mime-type="image/jpeg"/>
</draw:frame>
</text:p>
      <text:p text:style-name="P4">
Командувач Військово-Морських Сил Збройних Сил України віцеадмірал ОлексійНеїжпапа розповів кореспондентам Інформаційного агентства «АрміяInform» проте, коли флагман ВМС України корвет «Гетьман Іван Мазепа» увійде до складуукраїнського військового флоту.</text:p>
      <text:p text:style-name="P4">
— Усе триває відповідно до плану, навіть швидше. З боку керівництва держави єпідтримка й розуміння, що ми маємо будувати потужний флот та дивитися вмайбутнє. Те, що наша перемога є неминучою, ми розуміємо, але, на жаль,противник і після того, як залишить нашу територію, все одне буде нашимсусідом. І ми повинні мати такий флот, який більше не дасть загарбниковінавіть подумати знову здійснити на нас напад та подивитися в бік нашої країни.Тому будівництво таких кораблів, як корвет «Гетьман Іван Мазепа», **** триваєвідповідно до графіка і навіть трішки з його випередженням. Усе озброєння,призначене для корабля, буде поставлено своєчасно, і вже наступного року цейкорабель має увійти до складу ВМС, — повідомив Олексій Неїжпапа.</text:p>
      <text:p text:style-name="P4">
Також він зазначив, що на кораблі будуть встановлені артилерійські системикалібру 76 та 205 мм, крилаті ракети, зенітно-ракетний комплекс дальністюпонад 20 км, засоби радіоелектронної боротьби.</text:p>
      <text:p text:style-name="P4">
**</text:p>
      <text:p text:style-name="P4">
читайте також:</text:p>
      <text:p text:style-name="P4">
<text:a xlink:type="simple" xlink:href="https://armyinform.com.ua/2023/07/02/my-povynni-maty-takyj-flot-yakyj-bilshe-ne-dast-zagarbnyku-navit-planuvaty-napad-na-ukrayinu-oleksij-neyizhpapa/" text:style-name="Internet_20_link" text:visited-style-name="Visited_20_Internet_20_Link">
Ми повинні мати такий флот, який більше не дасть загарбнику навіть плануватинапад на Україну — Олексій Неїжпапа</text:a>
</text:p>
      <text:p text:style-name="P4">
**</text:p>
      <text:p text:style-name="P4">
Source: <text:a xlink:type="simple" xlink:href="https://armyinform.com.ua/2023/07/02/flagman-vms-ukrayiny-korvet-getman-ivan-mazepa-maye-uvijty-do-skladu-ukrayinskogo-vijskovogo-flotu-nastupnogo-roku/" text:style-name="Internet_20_link" text:visited-style-name="Visited_20_Internet_20_Link">
https://armyinform.com.ua/2023/07/02/flagman-vms-ukrayiny-korvet-getman-ivan-mazepa-maye-uvijty-do-skladu-ukrayinskogo-vijskovogo-flotu-nastupnogo-roku/</text:a>
</text:p>
      <!--NEWS-->
      <text:h text:style-name="P10" text:outline-level="1">
<text:span text:style-name="T4">
За добу рятувальники 200 разів виїжджали на ліквідацію наслідків ворожих обстрілів</text:span>
</text:h>
      <text:p text:style-name="P4">
Author: ['АРМІЯINFORM']</text:p>
      <text:p text:style-name="P4">
Time: 2023-07-02T87:00:00-04:00</text:p>
      <text:p text:style-name="P4">
Description: Протягом минулої доби, 1 липня, підрозділам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c9232d099cb3d54f7d73ef2deca81a2_l.jpg" text:style-name="Internet_20_link" text:visited-style-name="Visited_20_Internet_20_Link">
ac9232d099cb3d54f7d73ef2deca81a2_l.jpg</text:a>
']</text:p>
      <text:p text:style-name="P4">
Tags: ['STOPRUSSIA', 'АГРЕСІЯ РФ', 'ВТОРГНЕННЯ РФ', 'ДСНС УКРАЇНИ']</text:p>
      <text:p text:style-name="P4">
Category: News</text:p>
      <!--METADATA-->
      <text:p text:style-name="P4">
<draw:frame draw:style-name="fr1" draw:name="Image237" text:anchor-type="as-char" svg:width="6.9236in" svg:height="4.592655in" draw:z-index="0">
<draw:image xlink:href="../Images/AРМІЯINFORM/2023-07-02T87-00-00-04-00/ac9232d099cb3d54f7d73ef2deca81a2_l.jpg" xlink:type="simple" xlink:show="embed" xlink:actuate="onLoad" draw:mime-type="image/jpeg"/>
</draw:frame>
 Ілюстративнефото</text:p>
      <text:p text:style-name="P4">
Протягом минулої доби, 1 липня, підрозділами Державної служби України знадзвичайних ситуацій здійснили 203 виїзди на ліквідацію наслідків обстрілівокупантами населених пунктів та об’єктів інфраструктури. Ліквідовано 9 пожеж.Надано психологічну допомогу 103 особам.</text:p>
      <text:p text:style-name="P4">
Про це йдеться у <text:a xlink:type="simple" xlink:href="https://dsns.gov.ua/uk/news/nadzvicaini-podiyi/operativna-informaciia-dsns-shhodo-naslidkiv-vedennia-boiovix-dii-rosiiskoiu-federacijeiu-205" text:style-name="Internet_20_link" text:visited-style-name="Visited_20_Internet_20_Link">
повідомленні </text:a>
ДСНС України.</text:p>
      <text:p text:style-name="P4">
З початку широкомасштабної агресії росії підрозділи ДСНС України здійснили 103150 виїздів на ліквідацію наслідків обстрілів, ліквідували 15 089 пожеж,врятували 4195 осіб, надали психологічну допомогу 221 380 особам.</text:p>
      <text:p text:style-name="P4">
Source: <text:a xlink:type="simple" xlink:href="https://armyinform.com.ua/2023/07/02/za-dobu-ryatuvalnyky-200-raziv-vyyizhdzhaly-na-likvidacziyu-naslidkiv-vorozhyh-obstriliv/" text:style-name="Internet_20_link" text:visited-style-name="Visited_20_Internet_20_Link">
https://armyinform.com.ua/2023/07/02/za-dobu-ryatuvalnyky-200-raziv-vyyizhdzhaly-na-likvidacziyu-naslidkiv-vorozhyh-obstriliv/</text:a>
</text:p>
      <!--NEWS-->
      <text:h text:style-name="P10" text:outline-level="1">
<text:span text:style-name="T4">
Ворог безуспішно наступав на Лиманському, Бахмутському, Авдіївському та Мар’їнському напрямках</text:span>
</text:h>
      <text:p text:style-name="P4">
Author: ['АРМІЯINFORM']</text:p>
      <text:p text:style-name="P4">
Time: 2023-07-02T88: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szv.jpg" text:style-name="Internet_20_link" text:visited-style-name="Visited_20_Internet_20_Link">
rszv.jpg</text:a>
']</text:p>
      <text:p text:style-name="P4">
Tags: ['АГРЕСІЯ РФ', 'ВЕЧІРНЄ ЗВЕДЕННЯ', 'ВІЙНА', 'ВТОРГНЕННЯ РФ', 'ГШ ЗСУ']</text:p>
      <text:p text:style-name="P4">
Category: News</text:p>
      <!--METADATA-->
      <text:p text:style-name="P4">
<draw:frame draw:style-name="fr1" draw:name="Image238" text:anchor-type="as-char" svg:width="6.9236in" svg:height="4.619339in" draw:z-index="0">
<draw:image xlink:href="../Images/AРМІЯINFORM/2023-07-02T88-00-00-04-00/rszv.jpg" xlink:type="simple" xlink:show="embed" xlink:actuate="onLoad" draw:mime-type="image/jpeg"/>
</draw:frame>
</text:p>
      <text:p text:style-name="P4">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28 бойових зіткнень.</text:p>
      <text:p text:style-name="P4">
Про це<text:a xlink:type="simple" xlink:href="https://www.facebook.com/GeneralStaff.ua/posts/pfbid02Ywbjf1XYt4vbEXwnMZs1BSKNuujGPH61qfYqwV7adFAAZi1p9s2EMXoEsbVJzJEsl" text:style-name="Internet_20_link" text:visited-style-name="Visited_20_Internet_20_Link">
повідомляє</text:a>
у своєму вечірньому зведенні Генеральний штаб Збройних Сил України.</text:p>
      <text:p text:style-name="P4">
На цих напрямках противник здійснив безуспішні наступальні дії — нашізахисники відбили усі його атаки.</text:p>
      <text:p text:style-name="P4">
На Запорізькому та Херсонському напрямках ворог зосереджує основні зусилля нанедопущенні просування наших військ.</text:p>
      <text:p text:style-name="P4">
Source: <text:a xlink:type="simple" xlink:href="https://armyinform.com.ua/2023/07/02/vorog-bezuspishno-nastupav-na-lymanskomu-bahmutskomu-avdiyivskomu-ta-maryinskomu-napryamkah/" text:style-name="Internet_20_link" text:visited-style-name="Visited_20_Internet_20_Link">
https://armyinform.com.ua/2023/07/02/vorog-bezuspishno-nastupav-na-lymanskomu-bahmutskomu-avdiyivskomu-ta-maryinskomu-napryamkah/</text:a>
</text:p>
      <!--NEWS-->
      <text:h text:style-name="P10" text:outline-level="1">
<text:span text:style-name="T4">
Відвага й майстерність наших воїнів ВМС знищили ворожі надії та втопили їх у морі — Володимир Зеленський</text:span>
</text:h>
      <text:p text:style-name="P4">
Author: ['АРМІЯINFORM']</text:p>
      <text:p text:style-name="P4">
Time: 2023-07-02T89:00:00-04:00</text:p>
      <text:p text:style-name="P4">
Description: В Одесі Президент Володимир Зеленський узяв участь у заходах з нагоди Д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01ef7faaca287ea68795cdafdc5b988_1688299064_extra_large.jpeg" text:style-name="Internet_20_link" text:visited-style-name="Visited_20_Internet_20_Link">
a01ef7faaca287ea68795cdafdc5b988_1688299064_extra_large.jpeg</text:a>
', '<text:a xlink:type="simple" xlink:href="https://armyinform.com.ua/wp-content/uploads/2023/07/2e860e3b3f563069a50631f4c587ba5c_1688299066_wysiwyg-150x150.jpeg" text:style-name="Internet_20_link" text:visited-style-name="Visited_20_Internet_20_Link">
2e860e3b3f563069a50631f4c587ba5c_1688299066_wysiwyg-150x150.jpeg</text:a>
', '<text:a xlink:type="simple" xlink:href="https://armyinform.com.ua/wp-content/uploads/2023/07/e4d5a7be6e85179a6b3df3f5c4018d4c_1688299066_wysiwyg-150x150.jpeg" text:style-name="Internet_20_link" text:visited-style-name="Visited_20_Internet_20_Link">
e4d5a7be6e85179a6b3df3f5c4018d4c_1688299066_wysiwyg-150x150.jpeg</text:a>
', '<text:a xlink:type="simple" xlink:href="https://armyinform.com.ua/wp-content/uploads/2023/07/9a12ce711423c1d0904fcee8fef84a72_1688299068_wysiwyg-150x150.jpeg" text:style-name="Internet_20_link" text:visited-style-name="Visited_20_Internet_20_Link">
9a12ce711423c1d0904fcee8fef84a72_1688299068_wysiwyg-150x150.jpeg</text:a>
']</text:p>
      <text:p text:style-name="P4">
Tags: ['STOPRUSSIA', 'АГРЕСІЯ РФ', 'ВОЛОДИМИР ЗЕЛЕНСЬКИЙ', 'ВТОРГНЕННЯ РФ']</text:p>
      <text:p text:style-name="P4">
Category: News</text:p>
      <!--METADATA-->
      <text:p text:style-name="P4">
<draw:frame draw:style-name="fr1" draw:name="Image239" text:anchor-type="as-char" svg:width="6.9236in" svg:height="4.617948in" draw:z-index="0">
<draw:image xlink:href="../Images/AРМІЯINFORM/2023-07-02T89-00-00-04-00/a01ef7faaca287ea68795cdafdc5b988_1688299064_extra_large.jpeg" xlink:type="simple" xlink:show="embed" xlink:actuate="onLoad" draw:mime-type="image/jpeg"/>
</draw:frame>
</text:p>
      <text:p text:style-name="P4">
В Одесі Президент Володимир Зеленський узяв участь у заходах з нагоди ДняВійськово-Морських Сил Збройних Сил України, зокрема зустрівся з курсантамиІнституту Військово-Морських Сил Національного університету «Одеська морськаакадемія» та вручив державні нагороди й бойові прапори.</text:p>
      <text:p text:style-name="P4">
Від імені всієї Української держави та народу він привітав вартових морськихрубежів України з професійним святом — Днем Військово-Морських Сил ЗСУ.</text:p>
      <text:p text:style-name="P4">
«Ми знаємо, ми бачили й ми вдячні за ту славу, яку здобувають для нашоїдержави складові Військово-Морських Сил ЗСУ. Ми всі в Україні впевнені в силінашого народу і у вашій міцності, у вашій професійності, у вашій здатності йнадалі демонструвати українську силу. Багато хто в росії думав, ніби Чорнеморе — це акваторія їхньої сили. Ворог сподівався, що наші Військово-МорськіСили нібито не витримають ударів росії. Що ж, відвага й майстерність нашихвоїнів знищили всі ці ворожі надії та втопили їх у морі», — сказав Президент.</text:p>
      <text:p text:style-name="P4">
Глава держави акцентував, що українська оборона в цій війні з російськимагресором складається з різних великих і малих епізодів, які сумарно даютьзахист державі та можливість рухатися вперед і на суходолі, і на морі.</text:p>
      <text:p text:style-name="P4">
«Наші Військово-Морські Сили разом з іншими елементами Сил Оборони й безпекиУкраїни захистили від російських десантних операцій наше Чорноморськеузбережжя. Ви захистили Одесу, яку російські окупанти мріяли підкорити чизнищити. Нашими ракетами був затоплений російський флагман, і це булонастільки принизливо для Кремля, що вони й досі бояться оприлюднювати всідеталі цієї втрати. Потужна участь Військово-Морських Сил у спільній операціїз нашими розвідниками та оборонцями дала змогу звільнити від окупантів острівЗміїний, і це повернуло безпеку значній частині української акваторії», —констатував Володимир Зеленський.</text:p>
      <text:p text:style-name="P4">
За його словами, ці та інші потужні операції Сил Оборони привчили російськийфлот не наближатися до українських берегів.</text:p>
      <text:p text:style-name="P4">
«І якщо російські військові кораблі ще залишаться в Чорному морі… якщозалишаться, то вони боятимуться наближатись і до нашого українського Криму, ідо нашого узбережжя Азовського моря. Це обов’язково буде. Я знаю це. Я бачу цев очах наших військових моряків, наших морпіхів, командирів наших Військово-Морських Сил, у майстерній роботі наших артилеристів, морських авіаторів ітих, хто працює заради нашого флоту морських дронів», — наголосив Главадержави.</text:p>
      <text:p text:style-name="P4">
<text:a xlink:type="simple" xlink:href="https://armyinform.com.ua/wp-content/uploads/2023/07/2e860e3b3f563069a50631f4c587ba5c_1688299066_wysiwyg.jpeg" text:style-name="Internet_20_link" text:visited-style-name="Visited_20_Internet_20_Link">
<draw:frame draw:style-name="fr1" draw:name="Image240" text:anchor-type="as-char" svg:width="6.9236in" svg:height="6.9236in" draw:z-index="0">
<draw:image xlink:href="../Images/AРМІЯINFORM/2023-07-02T89-00-00-04-00/2e860e3b3f563069a50631f4c587ba5c_1688299066_wysiwyg-150x150.jpeg" xlink:type="simple" xlink:show="embed" xlink:actuate="onLoad" draw:mime-type="image/jpeg"/>
</draw:frame>
</text:a>
</text:p>
      <text:p text:style-name="P4">
<text:a xlink:type="simple" xlink:href="https://armyinform.com.ua/wp-content/uploads/2023/07/e4d5a7be6e85179a6b3df3f5c4018d4c_1688299066_wysiwyg.jpeg" text:style-name="Internet_20_link" text:visited-style-name="Visited_20_Internet_20_Link">
<draw:frame draw:style-name="fr1" draw:name="Image241" text:anchor-type="as-char" svg:width="6.9236in" svg:height="6.9236in" draw:z-index="0">
<draw:image xlink:href="../Images/AРМІЯINFORM/2023-07-02T89-00-00-04-00/e4d5a7be6e85179a6b3df3f5c4018d4c_1688299066_wysiwyg-150x150.jpeg" xlink:type="simple" xlink:show="embed" xlink:actuate="onLoad" draw:mime-type="image/jpeg"/>
</draw:frame>
</text:a>
</text:p>
      <text:p text:style-name="P4">
<text:a xlink:type="simple" xlink:href="https://armyinform.com.ua/wp-content/uploads/2023/07/9a12ce711423c1d0904fcee8fef84a72_1688299068_wysiwyg.jpeg" text:style-name="Internet_20_link" text:visited-style-name="Visited_20_Internet_20_Link">
<draw:frame draw:style-name="fr1" draw:name="Image242" text:anchor-type="as-char" svg:width="6.9236in" svg:height="6.9236in" draw:z-index="0">
<draw:image xlink:href="../Images/AРМІЯINFORM/2023-07-02T89-00-00-04-00/9a12ce711423c1d0904fcee8fef84a72_1688299068_wysiwyg-150x150.jpeg" xlink:type="simple" xlink:show="embed" xlink:actuate="onLoad" draw:mime-type="image/jpeg"/>
</draw:frame>
</text:a>
</text:p>
      <text:p text:style-name="P4">
Володимир Зеленський особливо відзначив морпіхів славетних 35-ї та 36-їокремих бригад морської піхоти. Сьогодні відзнаку Президента України «Замужність та відвагу» отримали: 10-та морська авіаційна бригада імені ГерояУкраїни полковника Ігоря Бедзая ВМС ЗСУ та 88-й окремий батальйон морськоїпіхоти 35-ї окремої бригади морської піхоти імені контр-адмірала МихайлаОстроградського ВМС ЗСУ.</text:p>
      <text:p text:style-name="P4">
Присутні також ушанували хвилиною мовчання пам’ять усіх українськихвійськових, кожного моряка та морпіха, які віддали свої життя в боях зарадинезалежності України.</text:p>
      <text:p text:style-name="P4">
Глава держави окремо звернувся до курсантів Інституту Військово-Морських Сил.</text:p>
      <text:p text:style-name="P4">
Президент зауважив, що Україна є однією з тих держав, які вміють битися йперемагати, зокрема й на морі. Це, на його думку, матиме глобальне значення,адже небагато держав у світі здатні на таке.</text:p>
      <text:p text:style-name="P4">
«Доля України, безперечно, — бути міцною. Бути вільною частиною вільногосвіту. Я впевнений, що Україна захистить себе в цій війні і поверне все своє,що поки тимчасово контролюють окупанти. А після війни Україна перемогинавчатиме інших у світі міцності, зокрема й на морі, навчатиме захистусвободи. Україна стане донором глобальної безпеки та глобальної сили, і явірю, що ваші знання, ваша сила, ваші майбутні перемоги наблизять цей могутнійчас для нашої прекрасної держави, для наших людей», — сказав ВолодимирЗеленський, звертаючись до курсантів.</text:p>
      <text:p text:style-name="P4">
«Слава Військово-Морським Силам Збройних Сил України! Слава вашим сімʼям,вашим рідним, які виховали й виховують таких, як ви. Бажаю всім вам здоров’я ітільки перемоги!» — додав Президент.</text:p>
      <text:p text:style-name="P4">
Він вручив захисникам державні нагороди. Так, за особисту мужність ісамовіддані дії, виявлені в захисті державного суверенітету й територіальноїцілісності України, зразкове виконання військового обов’язкувійськовослужбовці нагороджені орденами Богдана Хмельницького ІІ ступеня, «Замужність» ІІІ ступеня, Данила Галицького та медаллю «За військову службуУкраїні».</text:p>
      <text:p text:style-name="P4">
Крім того, Президент вручив бойові прапори 64-му окремому гарматномуартилерійському дивізіону 406-ї окремої артилерійської бригади імені генерал-хорунжого Олексія Алмазова, 26-му та 27-му окремим дивізіонам річкових катеріврічкової флотилії Військово-Морських Сил Збройних Сил України.</text:p>
      <text:p text:style-name="P4">
<text:span text:style-name="T4">
Джерело:</text:span>
 <text:span text:style-name="T5">
<text:a xlink:type="simple" xlink:href="https://www.president.gov.ua/news/vidvaga-j-majsternist-nashih-voyiniv-vms-znishili-vorozhi-na-84021" text:style-name="Internet_20_link" text:visited-style-name="Visited_20_Internet_20_Link">
Офіс ПрезидентаУкраїни</text:a>
</text:span>
</text:p>
      <text:p text:style-name="P4">
Source: <text:a xlink:type="simple" xlink:href="https://armyinform.com.ua/2023/07/02/vidvaga-j-majsternist-nashyh-voyiniv-vms-znyshhyly-vorozhi-nadiyi-ta-vtopyly-yih-u-mori-volodymyr-zelenskyj/" text:style-name="Internet_20_link" text:visited-style-name="Visited_20_Internet_20_Link">
https://armyinform.com.ua/2023/07/02/vidvaga-j-majsternist-nashyh-voyiniv-vms-znyshhyly-vorozhi-nadiyi-ta-vtopyly-yih-u-mori-volodymyr-zelenskyj/</text:a>
</text:p>
      <!--NEWS-->
      <text:h text:style-name="P10" text:outline-level="1">
<text:span text:style-name="T4">
Росіяни за день сім разів обстріляли прикордоння Чернігівщини та Сумщини</text:span>
</text:h>
      <text:p text:style-name="P4">
Authors: Ukrinform (Person)</text:p>
      <text:p text:style-name="P4">
Publisher: Укринформ (Organization)</text:p>
      <text:p text:style-name="P4">
Published Time: 2023-07-02T8:58:00+03:00</text:p>
      <text:p text:style-name="P4">
Modified Time: 2023-07-02T21:58:00+03:00</text:p>
      <text:p text:style-name="P4">
Description: Російські війська 2 липня сім разів обстріляли прикордоння Чернігівської та Сумської областей.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text:p>
      <text:p text:style-name="P4">
Type: Article</text:p>
      <!--METADATA-->
      <text:p text:style-name="P4">
<draw:frame draw:style-name="fr1" draw:name="Image243" text:anchor-type="as-char" svg:width="6.9236in" svg:height="3.956343in" draw:z-index="0">
<draw:image xlink:href="../Images/yкринформ/2023-07-02T8-58-00-03-00/630_360_1686425057-568.jpg" xlink:type="simple" xlink:show="embed" xlink:actuate="onLoad" draw:mime-type="image/jpeg"/>
</draw:frame>
 Російськівійська 2 липня сім разів обстріляли прикордоння Чернігівської та Сумськоїобластей.</text:p>
      <text:p text:style-name="P4">
Як передає Укрінформ, про це Оперативне командування “Північ” повідомляє у <text:a xlink:type="simple" xlink:href="https://www.facebook.com/kommander.nord/posts/pfbid0ksfXxYBXPiAY3tmXe7CZVmLD4PbMfHNEJnUGxownFiKAEPUk2Fwdojyy6UQHH2FZl" text:style-name="Internet_20_link" text:visited-style-name="Visited_20_Internet_20_Link">
Фейсбуці</text:a>
.</text:p>
      <text:p text:style-name="P4">
У Чернігівські області російські війська обстріляли три населені пункти.</text:p>
      <text:p text:style-name="P4">
<text:span text:style-name="T4">
Читайте також:</text:span>
 <text:a xlink:type="simple" xlink:href="https://www.ukrinform.ua/rubric-ato/3730587-rosiani-zapustili-po-hersonsini-radiokerovanu-bombu-ta-obstrilali-fermu.html" text:style-name="Internet_20_link" text:visited-style-name="Visited_20_Internet_20_Link">
 Росіяни запустили по Херсонщині радіокеровану бомбу та<text:span text:style-name="T4">
обстріл</text:span>
 яли ферму </text:a>
</text:p>
      <text:p text:style-name="P4">
Так, в районі Карповичів 02:55 до 03:20 зафіксовано п`ять влучань, ймовірно,зі ствольної артилерії.</text:p>
      <text:p text:style-name="P4">
В районі села Клюси з 11:30 до 11:35 зафіксовано два влучання, ймовірно,росіяни обстріляли з 120-міліметрового міномета.</text:p>
      <text:p text:style-name="P4">
В районі села Архипівка з 18:25 до 18:35 зафіксовано три влучання, ймовірно,росіяни обстрілювали зі 120-міліметрового міномета.</text:p>
      <text:p text:style-name="P4">
<text:span text:style-name="T4">
Читайте також:</text:span>
 <text:a xlink:type="simple" xlink:href="https://www.ukrinform.ua/rubric-ato/3730572-vijska-rf-obstrilali-z-vazkoi-artilerii-dvi-gromadi-na-dnipropetrovsini.html" text:style-name="Internet_20_link" text:visited-style-name="Visited_20_Internet_20_Link">
 Війська РФ <text:span text:style-name="T4">
обстріл</text:span>
 яли з важкої артилерії дві громадина Дніпропетровщині </text:a>
</text:p>
      <text:p text:style-name="P4">
З 19:10 до 19:35 росіяни знову обстріляли Архипівку, ймовірно, з120-міліметрового міномета, випустивши 12 мін.</text:p>
      <text:p text:style-name="P4">
У всіх випадках інформація про втрати серед місцевого населення чи пошкодженняцивільної інфраструктури не надходила.</text:p>
      <text:p text:style-name="P4">
На Сумщині росіяни обстріляли два населені пункти.</text:p>
      <text:p text:style-name="P4">
Так, з 08:45 до 08:55 росіяни обстріляли село Білокопитове, попередньо зАГС-17, зафіксовано 15 влучань.</text:p>
      <text:p text:style-name="P4">
<text:span text:style-name="T4">
Читайте також:</text:span>
 <text:a xlink:type="simple" xlink:href="https://www.ukrinform.ua/rubric-regions/3730501-u-hersoni-cerez-vorozi-obstrili-stalisa-pat-pozez-u-budinkah.html" text:style-name="Internet_20_link" text:visited-style-name="Visited_20_Internet_20_Link">
 У Херсоні через ворожі <text:span text:style-name="T4">
обстріл</text:span>
 и сталися п’ять пожежу будинках </text:a>
</text:p>
      <text:p text:style-name="P4">
З 12:40 до 13:20 знову обстрілювали Білокопитове, ймовірно, з самохідноїартилерійської установки “НОНА”, випустивши 8 снарядів. Інформація пропошкодження цивільної інфраструктури уточнюється.</text:p>
      <text:p text:style-name="P4">
Російські війська з 16:31 до 17:10 обстрілювали село Ходине, попередньо, зіствольної артилерії, зафіксовано 10 влучань. Інформація про втрати середмісцевого населення та пошкодження цивільної інфраструктури не надходила.</text:p>
      <text:p text:style-name="P4">
Як повідомляв Укрінформ, протягом 1 липня російські агресори вчинили 25обстрілів прикордонних громад Сумської області, загалом зафіксовано 140вибухів.</text:p>
      <text:p text:style-name="P4">
Source: <text:a xlink:type="simple" xlink:href="https://www.ukrinform.ua/rubric-ato/3730602-rosiani-za-den-sim-raziv-obstrilali-prikordonna-cernigivsini-ta-sumsini.html" text:style-name="Internet_20_link" text:visited-style-name="Visited_20_Internet_20_Link">
https://www.ukrinform.ua/rubric-ato/3730602-rosiani-za-den-sim-raziv-obstrilali-prikordonna-cernigivsini-ta-sumsini.html</text:a>
</text:p>
      <!--NEWS-->
      <text:h text:style-name="P10" text:outline-level="1">
<text:span text:style-name="T4">
Президент відвідав військовий госпіталь і нагородив українських моряків</text:span>
</text:h>
      <text:p text:style-name="P4">
Author: ['АРМІЯINFORM']</text:p>
      <text:p text:style-name="P4">
Time: 2023-07-02T90:00:00-04:00</text:p>
      <text:p text:style-name="P4">
Description: Під час робочої поїздки в Одеську область Президент України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86764388aa0ff578280aeb9fefc43c0_1688299072_extra_large.jpeg" text:style-name="Internet_20_link" text:visited-style-name="Visited_20_Internet_20_Link">
b86764388aa0ff578280aeb9fefc43c0_1688299072_extra_large.jpeg</text:a>
', '<text:a xlink:type="simple" xlink:href="https://armyinform.com.ua/wp-content/uploads/2023/07/405a198fb39f593c8f4a7d5f8154241d_1688299072_wysiwyg.jpeg" text:style-name="Internet_20_link" text:visited-style-name="Visited_20_Internet_20_Link">
405a198fb39f593c8f4a7d5f8154241d_1688299072_wysiwyg.jpeg</text:a>
']</text:p>
      <text:p text:style-name="P4">
Tags: ['STOPRUSSIA', 'АГРЕСІЯ РФ', 'ВМС', 'ВОЛОДИМИР ЗЕЛЕНСЬКИЙ', 'ВТОРГНЕННЯ РФ']</text:p>
      <text:p text:style-name="P4">
Category: News</text:p>
      <!--METADATA-->
      <text:p text:style-name="P4">
<draw:frame draw:style-name="fr1" draw:name="Image244" text:anchor-type="as-char" svg:width="6.9236in" svg:height="4.617948in" draw:z-index="0">
<draw:image xlink:href="../Images/AРМІЯINFORM/2023-07-02T90-00-00-04-00/b86764388aa0ff578280aeb9fefc43c0_1688299072_extra_large.jpeg" xlink:type="simple" xlink:show="embed" xlink:actuate="onLoad" draw:mime-type="image/jpeg"/>
</draw:frame>
</text:p>
      <text:p text:style-name="P4">
Під час робочої поїздки в Одеську область Президент України ВолодимирЗеленський відвідав один із медичних закладів, де проходять лікування пораненівійськовослужбовці Військово-Морських Сил ЗСУ.</text:p>
      <text:p text:style-name="P4">
Глава держави поспілкувався з військовими та вручив їм державні нагороди. Заособисту мужність і самовіддані дії, виявлені в захисті державногосуверенітету й територіальної цілісності України, вірність військовій присязівоїни нагороджені орденами «За мужність» ІІІ ступеня, а також медалями «Завійськову службу Україні» та «Захиснику Вітчизни».</text:p>
      <text:p text:style-name="P4">
«Вітаю вас із Днем Військово-Морських Сил України! Дякую за службу. Вимолодці! Бажаю якнайшвидшого одужання. Слава Україні!» — сказав ВолодимирЗеленський.</text:p>
      <text:p text:style-name="P4">
<draw:frame draw:style-name="fr1" draw:name="Image245" text:anchor-type="as-char" svg:width="6.9236in" svg:height="4.621503in" draw:z-index="0">
<draw:image xlink:href="../Images/AРМІЯINFORM/2023-07-02T90-00-00-04-00/405a198fb39f593c8f4a7d5f8154241d_1688299072_wysiwyg.jpeg" xlink:type="simple" xlink:show="embed" xlink:actuate="onLoad" draw:mime-type="image/jpeg"/>
</draw:frame>
</text:p>
      <text:p text:style-name="P4">
Президент також поспілкувався з персоналом лікарні та відзначив представниківмедичної служби ЗСУ орденами Богдана Хмельницького ІІІ ступеня, ДанилаГалицького та медаллю «Захиснику Вітчизни».</text:p>
      <text:p text:style-name="P4">
«Хочу подякувати за увагу до наших героїв, за вашу роботу, побажати вамздоров’я», — зазначив Глава держави.</text:p>
      <text:p text:style-name="P4">
<text:span text:style-name="T4">
Джерело:</text:span>
 <text:span text:style-name="T5">
<text:a xlink:type="simple" xlink:href="https://www.president.gov.ua/news/na-odeshini-prezident-vidvidav-vijskovij-gospital-i-nagorodi-84017" text:style-name="Internet_20_link" text:visited-style-name="Visited_20_Internet_20_Link">
Офіс Президента України</text:a>
</text:span>
</text:p>
      <text:p text:style-name="P4">
Source: <text:a xlink:type="simple" xlink:href="https://armyinform.com.ua/2023/07/02/prezydent-vidvidav-vijskovyj-gospital-i-nagorodyv-ukrayinskyh-moryakiv/" text:style-name="Internet_20_link" text:visited-style-name="Visited_20_Internet_20_Link">
https://armyinform.com.ua/2023/07/02/prezydent-vidvidav-vijskovyj-gospital-i-nagorodyv-ukrayinskyh-moryakiv/</text:a>
</text:p>
      <!--NEWS-->
      <text:h text:style-name="P10" text:outline-level="1">
<text:span text:style-name="T4">
Українські моряки вшановують усіх, хто віддав своє життя задля нашої майбутньої Перемоги</text:span>
</text:h>
      <text:p text:style-name="P4">
Author: ['АРМІЯINFORM']</text:p>
      <text:p text:style-name="P4">
Time: 2023-07-02T91:00:00-04:00</text:p>
      <text:p text:style-name="P4">
Description: Святкуючи сьогодні День Військово-Морських Сил Збройних Сил України, слід пригад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1.jpg" text:style-name="Internet_20_link" text:visited-style-name="Visited_20_Internet_20_Link">
6-1.jpg</text:a>
']</text:p>
      <text:p text:style-name="P4">
Tags: ['STOPRUSSIA', 'АГРЕСІЯ РФ', 'ВТОРГНЕННЯ РФ', 'ДЕНЬ ВМС ЗСУ', 'КОМАНДУВАЧ ВІЙСЬКОВО-МОРСЬКИХ СИЛ', 'ОЛЕКСІЙ НЕЇЖПАПА', 'ПОЛКОВНИК ІГОР БЕДЗАЙ']</text:p>
      <text:p text:style-name="P4">
Category: News</text:p>
      <!--METADATA-->
      <text:p text:style-name="P4">
<draw:frame draw:style-name="fr1" draw:name="Image246" text:anchor-type="as-char" svg:width="6.9236in" svg:height="3.894525in" draw:z-index="0">
<draw:image xlink:href="../Images/AРМІЯINFORM/2023-07-02T91-00-00-04-00/6-1.jpg" xlink:type="simple" xlink:show="embed" xlink:actuate="onLoad" draw:mime-type="image/jpeg"/>
</draw:frame>
</text:p>
      <text:p text:style-name="P4">
Святкуючи сьогодні День Військово-Морських Сил Збройних Сил України, слідпригадати й тих, хто в цій широкомасштабній війні віддав своє життя задлянашої майбутньої Перемоги.</text:p>
      <text:p text:style-name="P4">
Про це у своєму <text:a xlink:type="simple" xlink:href="https://armyinform.com.ua/2023/07/02/my-povynni-maty-takyj-flot-yakyj-bilshe-ne-dast-zagarbnyku-navit-planuvaty-napad-na-ukrayinu-oleksij-neyizhpapa/" text:style-name="Internet_20_link" text:visited-style-name="Visited_20_Internet_20_Link">
інтерв’ю</text:a>
для АрміяInform зазначив командувач українського флоту віцеадмірал ОлексійНеїжпапа.</text:p>
      <text:p text:style-name="P4">
Зокрема він розповів, як під час операції зі звільнення острова Зміїногозагинув Герой України, льотчик ВМС ЗСУ полковник Ігор Бедзай.</text:p>
      <text:p text:style-name="P4">
— З його загибеллю взагалі пов’язана історія, яка ще раз відкриває нам обличчяворога. Адже льотчик, який збив вертоліт нашого Героя України, отримав за цейзлочин героя росії. При цьому український вертоліт був пошуково-рятувальний, іросіянин бачив, що він призначений для рятувальних дій. Але все одно почавполювання на нього, добре розуміючи, що йому ніхто не відповість. Завдякимайстерності полковника Бедзая ані з першого, ані з другого заходу ворог незумів збити наш вертоліт. І тоді противник застосував ракетну зброю. ПолковникБедзай, намагався зберегти екіпаж та машину, спробував вийти і з-під третьогоудару, але, на жаль, не судилося, — зазначив Олексій Неїжпапа.</text:p>
      <text:p text:style-name="P4">
Source: <text:a xlink:type="simple" xlink:href="https://armyinform.com.ua/2023/07/02/ukrayinski-moryaky-vshanovuyut-usih-hto-viddav-svoye-zhyttya-zadlya-nashoyi-majbutnoyi-peremogy/" text:style-name="Internet_20_link" text:visited-style-name="Visited_20_Internet_20_Link">
https://armyinform.com.ua/2023/07/02/ukrayinski-moryaky-vshanovuyut-usih-hto-viddav-svoye-zhyttya-zadlya-nashoyi-majbutnoyi-peremogy/</text:a>
</text:p>
      <!--NEWS-->
      <text:h text:style-name="P10" text:outline-level="1">
<text:span text:style-name="T4">
Завданням річкової флотилії є підтримка сухопутних військ на прирічкових напрямках — Олексій Неїжпапа</text:span>
</text:h>
      <text:p text:style-name="P4">
Author: ['АРМІЯINFORM']</text:p>
      <text:p text:style-name="P4">
Time: 2023-07-02T92:00:00-04:00</text:p>
      <text:p text:style-name="P4">
Description: У своєму інтерв’ю для АрміяInform командувач Військово-Морських Сил України віцеадміра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1.jpg" text:style-name="Internet_20_link" text:visited-style-name="Visited_20_Internet_20_Link">
12-1.jpg</text:a>
']</text:p>
      <text:p text:style-name="P4">
Tags: ['STOPRUSSIA', 'АГРЕСІЯ РФ', 'ВІЙНА', 'ВМС УКРАЇНИ', 'ОЛЕКСІЙ НЕЇЖПАПА', 'РІЧКОВА ФЛОТИЛІЯ']</text:p>
      <text:p text:style-name="P4">
Category: News</text:p>
      <!--METADATA-->
      <text:p text:style-name="P4">
<draw:frame draw:style-name="fr1" draw:name="Image247" text:anchor-type="as-char" svg:width="6.9236in" svg:height="4.615733in" draw:z-index="0">
<draw:image xlink:href="../Images/AРМІЯINFORM/2023-07-02T92-00-00-04-00/12-1.jpg" xlink:type="simple" xlink:show="embed" xlink:actuate="onLoad" draw:mime-type="image/jpeg"/>
</draw:frame>
</text:p>
      <text:p text:style-name="P4">
У своєму <text:a xlink:type="simple" xlink:href="https://armyinform.com.ua/2023/07/02/my-povynni-maty-takyj-flot-yakyj-bilshe-ne-dast-zagarbnyku-navit-planuvaty-napad-na-ukrayinu-oleksij-neyizhpapa/" text:style-name="Internet_20_link" text:visited-style-name="Visited_20_Internet_20_Link">
інтерв’ю</text:a>
для АрміяInform командувач Військово-Морських Сил України віцеадмірал ОлексійНеїжпапа прокоментував специфіку нещодавно створеної річкової флотилії.</text:p>
      <text:p text:style-name="P4">
За його словами, особливу актуальність питання створення такого підрозділунабуло під час оборони Києва. Спочатку сформували дивізіон, який направили напівніч річки Дніпро, потім дивізіон, що працює на її півдні.</text:p>
      <text:p text:style-name="P4">
— А для організації взаємодії на річці Дніпро була створена річкова флотилія,яка є органом управління цими підрозділами та катерами. Ці підрозділи не дужесхожі на звичайний дивізіон, який перебуває на морі. Вони відрізняютьсяорганізаційно, специфікою дій на річках, тією ж логістикою, — зазначив ОлексійНеїжпапа. — Загалом, завданням річкової флотилії є підтримка сухопутних військна прирічкових напрямках. Тобто йдеться про доставку та перекидання сил, щобмати вплив на противника, а також протидію плаваючим засобами ворога. Алеосновне завдання — це все таки здійснення висадки десанту, переміщення зправого берега на лівий наших сил та їхня підтримка.</text:p>
      <text:p text:style-name="P4">
Які ще завдання виконують дивізіони — читайте в матеріалі: <text:a xlink:type="simple" xlink:href="https://armyinform.com.ua/2023/07/02/my-povynni-maty-takyj-flot-yakyj-bilshe-ne-dast-zagarbnyku-navit-planuvaty-napad-na-ukrayinu-oleksij-neyizhpapa/" text:style-name="Internet_20_link" text:visited-style-name="Visited_20_Internet_20_Link">
Ми повинні матитакий флот, який більше не дасть загарбнику навіть планувати напад на Україну— Олексій Неїжпапа</text:a>
</text:p>
      <text:p text:style-name="P4">
Source: <text:a xlink:type="simple" xlink:href="https://armyinform.com.ua/2023/07/02/zavdannyam-richkovoyi-flotyliyi-ye-pidtrymka-suhoputnyh-vijsk-na-pryrichkovyh-napryamkah-oleksij-neyizhpapa/" text:style-name="Internet_20_link" text:visited-style-name="Visited_20_Internet_20_Link">
https://armyinform.com.ua/2023/07/02/zavdannyam-richkovoyi-flotyliyi-ye-pidtrymka-suhoputnyh-vijsk-na-pryrichkovyh-napryamkah-oleksij-neyizhpapa/</text:a>
</text:p>
      <!--NEWS-->
      <text:h text:style-name="P10" text:outline-level="1">
<text:span text:style-name="T4">
Наша авіація завдала 9 ударів по районах зосередження ворога</text:span>
</text:h>
      <text:p text:style-name="P4">
Author: ['АРМІЯINFORM']</text:p>
      <text:p text:style-name="P4">
Time: 2023-07-02T93:00:00-04:00</text:p>
      <text:p text:style-name="P4">
Description: Як зазначається у зведенні Генерального штабу, авіація Сил оборони за добу завдала 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ГШ ЗСУ', 'ОБОРОНА УКРАЇНИ', 'СИЛИ ОБОРОНИ', 'ХРОНІКА ОБОРОНИ УКРАЇНИ']</text:p>
      <text:p text:style-name="P4">
Category: News</text:p>
      <!--METADATA-->
      <text:p text:style-name="P4">
<draw:frame draw:style-name="fr1" draw:name="Image248" text:anchor-type="as-char" svg:width="6.9236in" svg:height="3.894525in" draw:z-index="0">
<draw:image xlink:href="../Images/AРМІЯINFORM/2023-07-02T93-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Як<text:a xlink:type="simple" xlink:href="https://www.facebook.com/GeneralStaff.ua/posts/pfbid02Ywbjf1XYt4vbEXwnMZs1BSKNuujGPH61qfYqwV7adFAAZi1p9s2EMXoEsbVJzJEsl" text:style-name="Internet_20_link" text:visited-style-name="Visited_20_Internet_20_Link">
зазначається</text:a>
у зведенні Генерального штабу, авіація Сил оборони за добу завдала 9 ударів порайонах зосередження особового складу противника. Водночас підрозділи ракетнихвійськ і артилерії протягом доби вразили 22 артилерійські засоби на вогневихпозиціях та 2 засоби протиповітряної оборони ворога.</text:p>
      <text:p text:style-name="P4">
Source: <text:a xlink:type="simple" xlink:href="https://armyinform.com.ua/2023/07/02/nasha-aviacziya-zavdala-9-udariv-po-rajonah-zoseredzhennya-voroga/" text:style-name="Internet_20_link" text:visited-style-name="Visited_20_Internet_20_Link">
https://armyinform.com.ua/2023/07/02/nasha-aviacziya-zavdala-9-udariv-po-rajonah-zoseredzhennya-voroga/</text:a>
</text:p>
      <!--NEWS-->
      <text:h text:style-name="P10" text:outline-level="1">
<text:span text:style-name="T4">
Флот у нас різноплановий та повинен розвиватися в усіх напрямах — Олексій Неїжпапа</text:span>
</text:h>
      <text:p text:style-name="P4">
Author: ['АРМІЯINFORM']</text:p>
      <text:p text:style-name="P4">
Time: 2023-07-02T94:00:00-04:00</text:p>
      <text:p text:style-name="P4">
Description: В інтерв’ю для Інформаційного агентства АрміяInform командувач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sovna-oleksij-neyizhpapa-1.jpg" text:style-name="Internet_20_link" text:visited-style-name="Visited_20_Internet_20_Link">
osovna-oleksij-neyizhpapa-1.jpg</text:a>
']</text:p>
      <text:p text:style-name="P4">
Tags: ['STOPRUSSIA', 'АГРЕСІЯ РФ', 'ВІЙНА', 'ВМС ЗС УКРАЇНИ', 'ВТОРГНЕННЯ РФ', 'ДЕНЬ ВМС ЗСУ', 'ОЛЕКСІЙ НЕЇЖПАПА']</text:p>
      <text:p text:style-name="P4">
Category: News</text:p>
      <!--METADATA-->
      <text:p text:style-name="P4">
<draw:frame draw:style-name="fr1" draw:name="Image249" text:anchor-type="as-char" svg:width="6.9236in" svg:height="4.605262in" draw:z-index="0">
<draw:image xlink:href="../Images/AРМІЯINFORM/2023-07-02T94-00-00-04-00/osovna-oleksij-neyizhpapa-1.jpg" xlink:type="simple" xlink:show="embed" xlink:actuate="onLoad" draw:mime-type="image/jpeg"/>
</draw:frame>
</text:p>
      <text:p text:style-name="P4">
В <text:a xlink:type="simple" xlink:href="https://armyinform.com.ua/2023/07/02/my-povynni-maty-takyj-flot-yakyj-bilshe-ne-dast-zagarbnyku-navit-planuvaty-napad-na-ukrayinu-oleksij-neyizhpapa/" text:style-name="Internet_20_link" text:visited-style-name="Visited_20_Internet_20_Link">
інтерв’ю</text:a>
для Інформаційного агентства АрміяInform командувач Військово-Морських СилЗбройних Сил України віцеадмірал Олексій Неїжпапа розкрив тему переоснащеннята розвитку українського флоту.</text:p>
      <text:p text:style-name="P4">
— Я, як командувач, звісно, багато чого очікую і хотів би мати більше сучаснихкораблів, які здатні вести бойові дії. Звісно, будування нових кораблів — цедосить тривалий процес. Водночас є плани на отримання деяких кораблів, якімають потужності та потенціал та здатні служити у Військово-Морських Силах ще10–15 років на високому технічному рівні, який не дозволить противнику навітьдивитися у бік моря, усвідомлюючи, що там у нього немає жодних перспектив. Тимбільш, що економіка України дуже залежить від моря, — зазначив ОлексійНеїжпапа. — Тому ми зобов’язані стати морською державою, а не державою біляморя. А для цього потрібно мати й потужні кораблі, й потужну морську авіаціюта морську піхоту. Усе в нас повинно розвиватися.</text:p>
      <text:p text:style-name="P4">
Віцеадмірал наголосив, що очікує на допомогу від наших партнерів узабезпеченні корабельними платформами, побудові Корпусу морської піхоти й,особливо, щодо комплектування технікою.</text:p>
      <text:p text:style-name="P4">
— Потрібні нам і літаки, і ударні вертольоти для підтримки дій морськоїпіхоти. Тобто флот у нас різноплановий та повинен розвиватися в усіх напрямах,— підсумував Олексій Неїжпапа.</text:p>
      <text:p text:style-name="P4">
Source: <text:a xlink:type="simple" xlink:href="https://armyinform.com.ua/2023/07/02/flot-u-nas-riznoplanovyj-ta-povynen-rozvyvatysya-v-usih-napryamah-oleksij-neyizhpapa/" text:style-name="Internet_20_link" text:visited-style-name="Visited_20_Internet_20_Link">
https://armyinform.com.ua/2023/07/02/flot-u-nas-riznoplanovyj-ta-povynen-rozvyvatysya-v-usih-napryamah-oleksij-neyizhpapa/</text:a>
</text:p>
      <!--NEWS-->
      <text:h text:style-name="P10" text:outline-level="1">
<text:span text:style-name="T4">
Морські тральщики «Черкаси» та «Чернігів» першими візьмуть участь в операціях щодо протимінної безпеки в Чорному морі</text:span>
</text:h>
      <text:p text:style-name="P4">
Author: ['АРМІЯINFORM']</text:p>
      <text:p text:style-name="P4">
Time: 2023-07-02T95:00:00-04:00</text:p>
      <text:p text:style-name="P4">
Description: Про долю морських тральщиків «Черкаси» та «Чернігів» у великому інтерв’ю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hernigiv-i-cherkasy-1.jpg" text:style-name="Internet_20_link" text:visited-style-name="Visited_20_Internet_20_Link">
chernigiv-i-cherkasy-1.jpg</text:a>
']</text:p>
      <text:p text:style-name="P4">
Tags: ['STOPRUSSIA', 'АГРЕСІЯ РФ', 'ВІЙНА', 'ВМС ЗС УКРАЇНИ', 'ВТОРГНЕННЯ РФ', 'ОЛЕКСІЙ НЕЇЖПАПА', 'ТРАЛЬЩИК «ЧЕРКАСИ»', 'ТРАЛЬЩИК ЧЕРНІГІВ']</text:p>
      <text:p text:style-name="P4">
Category: News</text:p>
      <!--METADATA-->
      <text:p text:style-name="P4">
<draw:frame draw:style-name="fr1" draw:name="Image250" text:anchor-type="as-char" svg:width="6.9236in" svg:height="4.615733in" draw:z-index="0">
<draw:image xlink:href="../Images/AРМІЯINFORM/2023-07-02T95-00-00-04-00/chernigiv-i-cherkasy-1.jpg" xlink:type="simple" xlink:show="embed" xlink:actuate="onLoad" draw:mime-type="image/jpeg"/>
</draw:frame>
</text:p>
      <text:p text:style-name="P4">
Про долю морських тральщиків «Черкаси» та «Чернігів» у великому інтерв’ю дляАрміяInform <text:a xlink:type="simple" xlink:href="https://armyinform.com.ua/2023/07/02/my-povynni-maty-takyj-flot-yakyj-bilshe-ne-dast-zagarbnyku-navit-planuvaty-napad-na-ukrayinu-oleksij-neyizhpapa/" text:style-name="Internet_20_link" text:visited-style-name="Visited_20_Internet_20_Link">
розповів</text:a>
командувач Військово-Морських Сил Збройних Сил України Олексій Неїжпапа.</text:p>
      <text:p text:style-name="P4">
— У складі ВМС України вже є два протимінні кораблі — «Чернігів» та «Черкаси»,які нині тимчасово перебувають у Великій Британії. Там здійснюється, причомуна дуже високому рівні, підготовка екіпажів… Можна сказати, що нашим екіпажампощастило — вони проходять підготовку за програмою НАТО, під час якої, яккажуть, з них вичавлюють усі соки. Пройти таку потужну підготовку, а потім щей перевірку екіпажу — дуже важко. Але це робиться задля того, щоб потім у боюбуло легше, — зазначив Олексій Неїжпапа.</text:p>
      <text:p text:style-name="P4">
Він додав, що ці кораблі були частково модернізовані та ще багато роківслужитимуть у складі ВМС України. Вони будуть першими, хто візьме участь вопераціях щодо протимінної безпеки в Чорному морі та вивільнення Чорного морявід мін для захисту цивільного судноплавства.</text:p>
      <text:p text:style-name="P4">
— Зауважу, що у зв’язку з підривом дамби на Каховській ГЕС кількість мін уЧорному морі зараз збільшилася в рази. Тому що росія, побоюючись нашогоконтрнаступу через річку Дніпро, створила цілу систему мінних загороджень,установивши на річці протидесантні, якірні, річкові міни, які, звісно, потокомводи були змиті та опинилися в Чорному морі. Тому кількість мін, які були вморі до цієї трагічної події, з тим, що ми маємо сьогодні, дуже важкопорівняти, — повідомив командувач Військово-Морських Сил Збройних Сил УкраїниОлексій Неїжпапа. — Вважаю, що ми маємо бути завжди напоготові до подальшихдій, щоб якомога швидше забезпечити безпеку цивільного судноплавства.</text:p>
      <text:p text:style-name="P4">
Source: <text:a xlink:type="simple" xlink:href="https://armyinform.com.ua/2023/07/02/morski-tralshhyky-cherkasy-ta-chernigiv-pershymy-vizmut-uchast-v-operacziyah-shhodo-protyminnoyi-bezpeky-v-chornomu-mori/" text:style-name="Internet_20_link" text:visited-style-name="Visited_20_Internet_20_Link">
https://armyinform.com.ua/2023/07/02/morski-tralshhyky-cherkasy-ta-chernigiv-pershymy-vizmut-uchast-v-operacziyah-shhodo-protyminnoyi-bezpeky-v-chornomu-mori/</text:a>
</text:p>
      <!--NEWS-->
      <text:h text:style-name="P10" text:outline-level="1">
<text:span text:style-name="T4">
росіяни обстріляли з артилерії понад 10 населених пунктів. Серед них Мар’їнка та Новомихайлівка</text:span>
</text:h>
      <text:p text:style-name="P4">
Author: ['АРМІЯINFORM']</text:p>
      <text:p text:style-name="P4">
Time: 2023-07-02T96:00:00-04:00</text:p>
      <text:p text:style-name="P4">
Description: war  ЗСУ відбили всі атаки загарбника в районі Мар’їнки, про це повідомляє Генер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3558e0e212a.jpeg" text:style-name="Internet_20_link" text:visited-style-name="Visited_20_Internet_20_Link">
633558e0e212a.jpe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251" text:anchor-type="as-char" svg:width="6.9236in" svg:height="4.32725in" draw:z-index="0">
<draw:image xlink:href="../Images/AРМІЯINFORM/2023-07-02T96-00-00-04-00/633558e0e212a.jpeg" xlink:type="simple" xlink:show="embed" xlink:actuate="onLoad" draw:mime-type="image/jpeg"/>
</draw:frame>
Фото ілюстративне</text:p>
      <text:p text:style-name="P4">
war</text:p>
      <text:p text:style-name="P4">
ЗСУ відбили всі атаки загарбника в районі Мар’їнки, про це<text:a xlink:type="simple" xlink:href="https://www.facebook.com/GeneralStaff.ua/posts/pfbid02Ywbjf1XYt4vbEXwnMZs1BSKNuujGPH61qfYqwV7adFAAZi1p9s2EMXoEsbVJzJEsl" text:style-name="Internet_20_link" text:visited-style-name="Visited_20_Internet_20_Link">
повідомляє</text:a>
Генеральний штаб у вечірньому зведенні.</text:p>
      <text:p text:style-name="P4">
— На Мар’їнському напрямку наші захисники відбили усі атаки противника врайоні міста Мар’їнка. У той же час, противник завдав авіаційних ударів врайонах Котлярівки, Мар’їнки і Курахового та обстріляв з артилерії понад 10населених пунктів. Серед них Мар’їнка та Новомихайлівка Донецької області, —йдеться у зведенні.</text:p>
      <text:p text:style-name="P4">
Source: <text:a xlink:type="simple" xlink:href="https://armyinform.com.ua/2023/07/02/rosiyany-obstrilyaly-z-artyleriyi-ponad-10-naselenyh-punktiv-sered-nyh-maryinka-ta-novomyhajlivka/" text:style-name="Internet_20_link" text:visited-style-name="Visited_20_Internet_20_Link">
https://armyinform.com.ua/2023/07/02/rosiyany-obstrilyaly-z-artyleriyi-ponad-10-naselenyh-punktiv-sered-nyh-maryinka-ta-novomyhajlivka/</text:a>
</text:p>
      <!--NEWS-->
      <text:h text:style-name="P10" text:outline-level="1">
<text:span text:style-name="T4">
Україна посіла третє місце на Європейський іграх – 2023</text:span>
</text:h>
      <text:p text:style-name="P4">
Author: ['АРМІЯINFORM']</text:p>
      <text:p text:style-name="P4">
Time: 2023-07-02T97:00:00-04:00</text:p>
      <text:p text:style-name="P4">
Description: Вітаємо збірну України з успішним виступом на ІІІ Європейських іграх у Кракові!  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edalnyj-zalik.jpg" text:style-name="Internet_20_link" text:visited-style-name="Visited_20_Internet_20_Link">
medalnyj-zalik.jpg</text:a>
']</text:p>
      <text:p text:style-name="P4">
Tags: ['III\xa0ЄВРОПЕЙСЬКІ ІГРИ', 'АРМІЙСЬКІ СПОРТСМЕНИ', 'СПОРТ']</text:p>
      <text:p text:style-name="P4">
Category: News</text:p>
      <!--METADATA-->
      <text:p text:style-name="P4">
<draw:frame draw:style-name="fr1" draw:name="Image252" text:anchor-type="as-char" svg:width="6.9236in" svg:height="5.512917in" draw:z-index="0">
<draw:image xlink:href="../Images/AРМІЯINFORM/2023-07-02T97-00-00-04-00/medalnyj-zalik.jpg" xlink:type="simple" xlink:show="embed" xlink:actuate="onLoad" draw:mime-type="image/jpeg"/>
</draw:frame>
</text:p>
      <text:p text:style-name="P4">
Вітаємо збірну України з успішним виступом на ІІІ Європейських іграх уКракові!</text:p>
      <text:p text:style-name="P4">
Ми сильні і на полі бою, і на спортивних аренах. Дякуємо нашим спортсменам, начесть яких Гімн України лунав на цьому мультиспортивному форумі 21 раз.</text:p>
      <text:p text:style-name="P4">
Про такий результат Європейських ігор – 2023<text:a xlink:type="simple" xlink:href="https://t.me/OP_UA/9855" text:style-name="Internet_20_link" text:visited-style-name="Visited_20_Internet_20_Link">
йдеться</text:a>
 у Telegram-каналі Офісу Президента України.</text:p>
      <text:p text:style-name="P4">
«Разом ми відкриваємо для всього світу нову переможну українську силу. Силу,якої ми ніколи не втратимо і яка завжди буде боронити, творити й перемагати!Слава Україні!», — йдеться у привітанні.</text:p>
      <text:p text:style-name="P4">
Нагадаємо, що з 21 червня по 2 липня 2023 року в Кракові, Закопане, Тарнові,Кшешовиці та інших містах Малопольщі відбулися ІІІ Європейські ігри. Загалом умедальному заліку турніру українські спортсмени, здобувши 41 нагороду, посілитретє місце.</text:p>
      <text:p text:style-name="P4">
Першими у змаганні, зі 100 медалями, були спортсмени з Італії. На другомумісці опинились іспанці з 57 медалями.</text:p>
      <text:p text:style-name="P4">
АрміяInform <text:a xlink:type="simple" xlink:href="https://armyinform.com.ua/2023/06/19/88-armijskyh-sportsmeniv-u-skladi-naczionalnoyi-zbirnoyi-vizmut-uchast-v-yevropejskyh-igrah-u-polshhi/" text:style-name="Internet_20_link" text:visited-style-name="Visited_20_Internet_20_Link">
писала</text:a>
, що Україна на цьому спортивному форумі була представленаделегацією з 260 спортсменів, третина з яких — армійці.</text:p>
      <text:p text:style-name="P4">
Source: <text:a xlink:type="simple" xlink:href="https://armyinform.com.ua/2023/07/02/ukrayina-posila-tretye-miscze-na-yevropejskyj-igrah-2023/" text:style-name="Internet_20_link" text:visited-style-name="Visited_20_Internet_20_Link">
https://armyinform.com.ua/2023/07/02/ukrayina-posila-tretye-miscze-na-yevropejskyj-igrah-2023/</text:a>
</text:p>
      <!--NEWS-->
      <text:h text:style-name="P10" text:outline-level="1">
<text:span text:style-name="T4">
На Таврійському напрямку Сили оборони системно знищують ворога — Олександр Тарнавський</text:span>
</text:h>
      <text:p text:style-name="P4">
Author: ['АРМІЯINFORM']</text:p>
      <text:p text:style-name="P4">
Time: 2023-07-02T98:00:00-04:00</text:p>
      <text:p text:style-name="P4">
Description: Підрозділи ракетних військ та артилерії протягом доби виконали 1242 вогневих завда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rnavskyj.jpg" text:style-name="Internet_20_link" text:visited-style-name="Visited_20_Internet_20_Link">
tarnavskyj.jpg</text:a>
']</text:p>
      <text:p text:style-name="P4">
Tags: ['ОЛЕКСАНДР ТАРНАВСЬКИЙ', 'ОПЕРАТИВНО-СТРАТЕГІЧНОГО УГРУПОВАННЯ ВІЙСЬК «ТАВРІЯ»']</text:p>
      <text:p text:style-name="P4">
Category: News</text:p>
      <!--METADATA-->
      <text:p text:style-name="P4">
<draw:frame draw:style-name="fr1" draw:name="Image253" text:anchor-type="as-char" svg:width="6.9236in" svg:height="4.32725in" draw:z-index="0">
<draw:image xlink:href="../Images/AРМІЯINFORM/2023-07-02T98-00-00-04-00/tarnavskyj.jpg" xlink:type="simple" xlink:show="embed" xlink:actuate="onLoad" draw:mime-type="image/jpeg"/>
</draw:frame>
</text:p>
      <text:p text:style-name="P4">
Підрозділи ракетних військ та артилерії протягом доби виконали 1242 вогневихзавдання.</text:p>
      <text:p text:style-name="P4">
За останню добу втрати ворога вбитими та пораненими склали майже дві роти.</text:p>
      <text:p text:style-name="P4">
Про це у своєму Telegram <text:a xlink:type="simple" xlink:href="https://t.me/otarnavskiy/144" text:style-name="Internet_20_link" text:visited-style-name="Visited_20_Internet_20_Link">
написав</text:a>
 командувачоперативно-стратегічного угруповання військ «Таврія» бригадний генералОлександр Тарнавський.</text:p>
      <text:p text:style-name="P4">
«Знищено 17 одиниць військової техніки противника. Зокрема, танк, протитанковагармата МТ-12 „Рапіра“, МТЛБ, 2 БпЛА „Supercam“, БпЛА „Zala“, 3 гармати 2А36„Гіацинт-Б“, станція РЕБ, зенітний ракетний комплекс 9К330 „Тор“ таавтомобільна техніка. Також було знищено 4 склади боєприпасів ворога», —повідомив Олександр Тарнавський.</text:p>
      <text:p text:style-name="P4">
Source: <text:a xlink:type="simple" xlink:href="https://armyinform.com.ua/2023/07/02/na-tavrijskomu-napryamku-syly-oborony-systemno-znyshhuyut-voroga-oleksandr-tarnavskyj/" text:style-name="Internet_20_link" text:visited-style-name="Visited_20_Internet_20_Link">
https://armyinform.com.ua/2023/07/02/na-tavrijskomu-napryamku-syly-oborony-systemno-znyshhuyut-voroga-oleksandr-tarnavskyj/</text:a>
</text:p>
      <!--NEWS-->
      <text:h text:style-name="P10" text:outline-level="1">
<text:span text:style-name="T4">
Коротко. Війна. День 494. Відеодайджест…</text:span>
</text:h>
      <text:p text:style-name="P4">
Author: ['АРМІЯINFORM']</text:p>
      <text:p text:style-name="P4">
Time: 2023-07-02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ОЛОДИМИР ЗЕЛЕНСЬКИЙ', 'ГШ ЗСУ', 'ДЕНЬ ВМС ЗСУ', 'ПРЕЗИДЕНТ УКРАЇНИ']</text:p>
      <text:p text:style-name="P4">
Category: News</text:p>
      <!--METADATA-->
      <text:p text:style-name="P4">
Source: <text:a xlink:type="simple" xlink:href="https://armyinform.com.ua/2023/07/02/korotko-vijna-den-494-videodajdzhest/" text:style-name="Internet_20_link" text:visited-style-name="Visited_20_Internet_20_Link">
https://armyinform.com.ua/2023/07/02/korotko-vijna-den-494-videodajdzhest/</text:a>
</text:p>
      <!--NEWS-->
      <text:h text:style-name="P10" text:outline-level="1">
<text:span text:style-name="T4">
В ОП відзначили успіх збірної України на Європейських іграх</text:span>
</text:h>
      <text:p text:style-name="P4">
Authors: Ukrinform (Person)</text:p>
      <text:p text:style-name="P4">
Publisher: Укринформ (Organization)</text:p>
      <text:p text:style-name="P4">
Published Time: 2023-07-03T-1:46:00+03:00</text:p>
      <text:p text:style-name="P4">
Modified Time: 2023-07-03T00:46:00+03:00</text:p>
      <text:p text:style-name="P4">
Description: Офіс Президента привітав збірну України з успішним виступом на ІІІ Європейських іграх, які відбулися у польському Кракові. — Укрінформ.</text:p>
      <text:p text:style-name="P4">
Images: ['<text:a xlink:type="simple" xlink:href="https://static.ukrinform.com/photos/2023_07/thumb_files/630_360_1688325341-181.jpg" text:style-name="Internet_20_link" text:visited-style-name="Visited_20_Internet_20_Link">
630_360_16883...</text:a>
']</text:p>
      <text:p text:style-name="P4">
Tags: ['Спорт', 'Європейські ігри', 'Офіс Президента']</text:p>
      <text:p text:style-name="P4">
Type: Article</text:p>
      <!--METADATA-->
      <text:p text:style-name="P4">
<draw:frame draw:style-name="fr1" draw:name="Image254" text:anchor-type="as-char" svg:width="6.9236in" svg:height="3.956343in" draw:z-index="0">
<draw:image xlink:href="../Images/yкринформ/2023-07-03T-1-46-00-03-00/630_360_1688325341-181.jpg" xlink:type="simple" xlink:show="embed" xlink:actuate="onLoad" draw:mime-type="image/jpeg"/>
</draw:frame>
 ОфісПрезидента привітав збірну України з успішним виступом на ІІІ Європейськихіграх, які відбулися у польському Кракові.</text:p>
      <text:p text:style-name="P4">
Про це повідомляється у <text:a xlink:type="simple" xlink:href="https://t.me/OP_UA/9855" text:style-name="Internet_20_link" text:visited-style-name="Visited_20_Internet_20_Link">
 Телеграм-каналі </text:a>
 ОП,передає Укрінформ.</text:p>
      <text:p text:style-name="P4">
«Ми сильні і на полі бою, і на спортивних аренах. Дякуємо нашим спортсменам,на честь яких гімн України лунав на цьому мультиспортивному форумі 21 раз.Разом ми відкриваємо для всього світу нову переможну українську силу. Силу,якої ми ніколи не втратимо і яка завжди буде боронити, творити й перемагати!»- наголосили в Офісі Президента.</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Як повідомлялося, на Європейських іграх у Кракові українські спортсмениздобули 21 золоту, 12 срібних та 8 бронзових медалей.</text:p>
      <text:p text:style-name="P4">
<text:span text:style-name="T5">
Фото: european-games.org</text:span>
</text:p>
      <text:p text:style-name="P4">
Source: <text:a xlink:type="simple" xlink:href="https://www.ukrinform.ua/rubric-sports/3730609-v-op-vidznacili-uspih-zbirnoi-ukraini-na-evropejskih-igrah.html" text:style-name="Internet_20_link" text:visited-style-name="Visited_20_Internet_20_Link">
https://www.ukrinform.ua/rubric-sports/3730609-v-op-vidznacili-uspih-zbirnoi-ukraini-na-evropejskih-igrah.html</text:a>
</text:p>
      <!--NEWS-->
      <text:h text:style-name="P10" text:outline-level="1">
<text:span text:style-name="T4">
З деокупованої Херсонщини евакуювали ще 236 осіб, серед них 30 дітей</text:span>
</text:h>
      <text:p text:style-name="P4">
Authors: Ukrinform (Person)</text:p>
      <text:p text:style-name="P4">
Publisher: Укринформ (Organization)</text:p>
      <text:p text:style-name="P4">
Published Time: 2023-07-03T-2:34:00+03:00</text:p>
      <text:p text:style-name="P4">
Modified Time: 2023-07-03T00:34:00+03:00</text:p>
      <text:p text:style-name="P4">
Description: З Херсонської області 1 липня евакуювали 236 людей, зокрема 30 дітей. — Укрінформ.</text:p>
      <text:p text:style-name="P4">
Images: ['<text:a xlink:type="simple" xlink:href="https://static.ukrinform.com/photos/2023_06/thumb_files/630_360_1686227928-706.jpg" text:style-name="Internet_20_link" text:visited-style-name="Visited_20_Internet_20_Link">
630_360_16862...</text:a>
']</text:p>
      <text:p text:style-name="P4">
Tags: ['Діти', 'Евакуація', 'Херсонщина']</text:p>
      <text:p text:style-name="P4">
Type: Article</text:p>
      <!--METADATA-->
      <text:p text:style-name="P4">
<draw:frame draw:style-name="fr1" draw:name="Image255" text:anchor-type="as-char" svg:width="6.9236in" svg:height="3.956343in" draw:z-index="0">
<draw:image xlink:href="../Images/yкринформ/2023-07-03T-2-34-00-03-00/630_360_1686227928-706.jpg" xlink:type="simple" xlink:show="embed" xlink:actuate="onLoad" draw:mime-type="image/jpeg"/>
</draw:frame>
 ЗХерсонської області 1 липня евакуювали 236 людей, зокрема 30 дітей.</text:p>
      <text:p text:style-name="P4">
Про це в <text:a xlink:type="simple" xlink:href="https://t.me/khersonskaODA/7583" text:style-name="Internet_20_link" text:visited-style-name="Visited_20_Internet_20_Link">
 Телеграмі </text:a>
 повідомила ХерсонськаОВА, передає Укрінформ.</text:p>
      <text:p text:style-name="P4">
«З деокупованих територій Херсонщини евакуювали 236 осіб, з них 30 дітей.Автомобільним транспортом евакуйовано – 224 особи, потягом – 12», - йдеться уповідомленні.</text:p>
      <text:p text:style-name="P4">
<text:span text:style-name="T4">
Читайте також:</text:span>
 <text:a xlink:type="simple" xlink:href="https://www.ukrinform.ua/rubric-regions/3729993-na-harkivsini-mozut-primusovo-evakuuvati-ditej-iz-pati-prikordonnih-sil-sinegubov.html" text:style-name="Internet_20_link" text:visited-style-name="Visited_20_Internet_20_Link">
 На Харківщині можуть примусово <text:span text:style-name="T4">
еваку</text:span>
 ювати дітей ізп’яти прикордонних сіл - Синєгубов </text:a>
</text:p>
      <text:p text:style-name="P4">
Зазначається, що для відновлення світла на Херсонщині працювала 32 бригади –це 134 робітників та 55 одиниць техніки. Минулої доби енергетики виконувалиаварійно-відновлювальні роботи на лініях, що живлять Високопілля,Архангельське, Нововоронцовку, Костирку, Херсон, Олександрівку та Посад-Покровське.</text:p>
      <text:p text:style-name="P4">
Над відновленням понівечених російськими ударами будівель у Херсоні працювали35 робітників Херсонської обласної комунальної аварійно-рятувальної служби.Першочергові ремонтні роботи проведено за трьома адресами. Загалом OSB-листамизакрито 62 вікна, з яких 12 - житлові будинки та 50 – соціальні об’єкти.</text:p>
      <text:p text:style-name="P4">
За даними ОВА, на деокупованій Херсонщині сапери обстежили 57 518,4 гектаратериторій, з них 49 629,1 гектара – землі сільськогосподарського призначення.На цих територіях виявлено та знешкоджено 81 251 вибухонебезпечний предмет.</text:p>
      <text:p text:style-name="P4">
<text:span text:style-name="T4">
Читайте також:</text:span>
 <text:a xlink:type="simple" xlink:href="https://www.ukrinform.ua/rubric-regions/3729379-u-razi-avarii-na-zaes-mozut-evakuuvati-blizko-300-tisac-ludej-iz-cotiroh-oblastej.html" text:style-name="Internet_20_link" text:visited-style-name="Visited_20_Internet_20_Link">
 У разі аварії на ЗАЕС можуть евакуювати близько 300 тисячлюдей із чотирьох областей </text:a>
</text:p>
      <text:p text:style-name="P4">
Разом з тим на Херсонщині триває видача гуманітарної допомоги жителямХерсонщини. Учора мешканці звільнених територій від міжнародних громадськихорганізацій, благодійників та волонтерів отримали 359 продуктових наборів, 33140 літрів води, 11 696 буханок хліба та 9 916 банок консерви. Також людямпередали 6 OSB-листів, 514 гігієнічних наборів, 3 будівельних набори, 2 мішкицементу та 200 кг піску.</text:p>
      <text:p text:style-name="P4">
Як повідомляв Укрінформ, станом на 1 липня, у Херсонській області післяпідриву росіянами греблі Каховської ГЕС підтопленими залишаються 18 населенихпунктів.</text:p>
      <text:p text:style-name="P4">
6 червня російська армія підірвала греблю Каховської ГЕС, спричинившизатоплення частини Херсонської та Миколаївської областей і водночас - критичнеобміління Каховського водосховища.</text:p>
      <text:p text:style-name="P4">
Фото: ДСНС</text:p>
      <text:p text:style-name="P4">
Source: <text:a xlink:type="simple" xlink:href="https://www.ukrinform.ua/rubric-regions/3730495-z-deokupovanoi-hersonsini-evakuuvali-se-236-osib-z-nih-30-ditej.html" text:style-name="Internet_20_link" text:visited-style-name="Visited_20_Internet_20_Link">
https://www.ukrinform.ua/rubric-regions/3730495-z-deokupovanoi-hersonsini-evakuuvali-se-236-osib-z-nih-30-ditej.html</text:a>
</text:p>
      <!--NEWS-->
      <text:h text:style-name="P10" text:outline-level="1">
<text:span text:style-name="T4">
Допомога Україні є підтримкою спільних європейських цінностей - Мішель</text:span>
</text:h>
      <text:p text:style-name="P4">
Authors: Ukrinform (Person)</text:p>
      <text:p text:style-name="P4">
Publisher: Укринформ (Organization)</text:p>
      <text:p text:style-name="P4">
Published Time: 2023-07-03T-3:15:00+03:00</text:p>
      <text:p text:style-name="P4">
Modified Time: 2023-07-03T00:15:00+03:00</text:p>
      <text:p text:style-name="P4">
Description: Україна стоїть на передовій у боротьбі за європейські принципи та цінності, тож обов’язком ЄС є зробити все можливе, щоб підтримувати її так довго, як це буде необхідним. — Укрінформ.</text:p>
      <text:p text:style-name="P4">
Images: ['<text:a xlink:type="simple" xlink:href="https://static.ukrinform.com/photos/2023_02/thumb_files/630_360_1675442885-636.jpeg" text:style-name="Internet_20_link" text:visited-style-name="Visited_20_Internet_20_Link">
630_360_16754...</text:a>
']</text:p>
      <text:p text:style-name="P4">
Tags: None</text:p>
      <text:p text:style-name="P4">
Type: Article</text:p>
      <!--METADATA-->
      <text:p text:style-name="P4">
<draw:frame draw:style-name="fr1" draw:name="Image256" text:anchor-type="as-char" svg:width="6.9236in" svg:height="3.956343in" draw:z-index="0">
<draw:image xlink:href="../Images/yкринформ/2023-07-03T-3-15-00-03-00/630_360_1675442885-636.jpeg" xlink:type="simple" xlink:show="embed" xlink:actuate="onLoad" draw:mime-type="image/jpeg"/>
</draw:frame>
 Українастоїть на передовій у боротьбі за європейські принципи та цінності, тожобов’язком ЄС є зробити все можливе, щоб підтримувати її так довго, як це буденеобхідним.</text:p>
      <text:p text:style-name="P4">
Про це у Мадриді за підсумками зустрічі з прем’єр-міністром Іспанії ПедроСанчесом заявив президент Європейської ради Шарль Мішель, повідомляєкореспондент Укрінформу.</text:p>
      <text:p text:style-name="P4">
«Ваш учорашній візит до Києва надсилає потужний сигнал підтримки народуУкраїни. Це підтримка наших спільних цінностей, тому що сьогодні Україназнаходиться на лінії фронту у боротьбі за наші європейські принципи йцінності. Наш обов’язок – підтримувати народ України настільки, наскільки миможемо, і так довго, як буде необхідним», - сказав Мішель, звертаючись докерівника уряду Іспанії, яка з 1 липня головує в ЄС.</text:p>
      <text:p text:style-name="P4">
Президент Євроради зауважив, що ЄС останнім часом постав перед найбільшимивикликами у своїй історії: пандемією, війною в Україні та енергетичною кризою.Іспанія завжди була на передовій у вирішення цих проблем, посідалаконструктивну позицію, зосереджувала увагу на конкретних результатах тадемонструвала волю з досягнення потужних компромісів.</text:p>
      <text:p text:style-name="P4">
<text:span text:style-name="T4">
Читайте також:</text:span>
 <text:a xlink:type="simple" xlink:href="https://www.ukrinform.ua/rubric-polytics/3729894-es-nadae-ukraini-masivnu-pidtrimku-sob-privesti-blizce-do-evropejskih-armij-i-do-nato-misel.html" text:style-name="Internet_20_link" text:visited-style-name="Visited_20_Internet_20_Link">
 ЄС надає Україні масивну підтримку, щоб привести ближчедо європейських армій і до НАТО – <text:span text:style-name="T4">
Мішель</text:span>
</text:a>
</text:p>
      <text:p text:style-name="P4">
Такий підхід відображений у гаслі Іспанського головування в ЄС «Європа,ближче», та у пріоритетах, які визначених урядом Іспанії на наступні пів року:промислове переоснащення Європи, «зелений» розвиток, просування соціальної йекономічної справедливості та збереження єдності Євросоюзу. За словами Мішеля,ці пріоритети визначатимуть оновлену стратегічний порядок денний усього ЄС нанаступні п’ять років.</text:p>
      <text:p text:style-name="P4">
«За кілька тижнів ми матимемо саміт з Латинською Америкою та країнамиКарибського басейну, перший за останні вісім років. Це буде добра нагоданадати нову енергію відносинам між нашими континентами у ключових сферах,таких як «зелений» перехід, торгівля та економічне співробітництво. Ми такожочікуємо на третю зустріч Європейської політичної спільноти, яка відбудеться ужовтні у Гренаді. Ми будемо добре готуватися до цих заходів, оскільки цеважливі моменти для нашого ЄС», - підсумував президент Європейської ради.</text:p>
      <text:p text:style-name="P4">
<text:span text:style-name="T4">
Читайте також:</text:span>
 <text:a xlink:type="simple" xlink:href="https://www.ukrinform.ua/rubric-world/3729321-es-i-nato-zberigaut-ednist-u-pidtrimci-ukraini-ta-reaguvanni-na-podii-u-rosii-misel.html" text:style-name="Internet_20_link" text:visited-style-name="Visited_20_Internet_20_Link">
 ЄС і НАТО зберігають єдність у підтримці України тареагуванні на події у Росії – <text:span text:style-name="T4">
Мішель</text:span>
 </text:a>
</text:p>
      <text:p text:style-name="P4">
Як повідомлялося, Іспанія прийняла від Швеції естафету головування в ЄС тавиконуватиме ці обов’язки до 31 грудня. На знак солідарності з Україною вже вперший день головування прем'єр-міністр Педро Санчес здійснив візит до Києва йоголосив про надання нашій країні значного пакета військової та гуманітарноїдопомоги.</text:p>
      <text:p text:style-name="P4">
<text:span text:style-name="T5">
Фото: ОП</text:span>
</text:p>
      <text:p text:style-name="P4">
Source: <text:a xlink:type="simple" xlink:href="https://www.ukrinform.ua/rubric-polytics/3730622-dopomoga-ukraini-e-pidtrimkou-spilnih-evropejskih-cinnostej-misel.html" text:style-name="Internet_20_link" text:visited-style-name="Visited_20_Internet_20_Link">
https://www.ukrinform.ua/rubric-polytics/3730622-dopomoga-ukraini-e-pidtrimkou-spilnih-evropejskih-cinnostej-misel.html</text:a>
</text:p>
      <!--NEWS-->
      <text:h text:style-name="P10" text:outline-level="1">
<text:span text:style-name="T4">
Допомога Україні є підтримкою спільних європейських цінностей - Мішель</text:span>
</text:h>
      <text:p text:style-name="P4">
Authors: Ukrinform (Person)</text:p>
      <text:p text:style-name="P4">
Publisher: Укринформ (Organization)</text:p>
      <text:p text:style-name="P4">
Published Time: 2023-07-03T00:15:00+03:00</text:p>
      <text:p text:style-name="P4">
Modified Time: 2023-07-03T00:15:00+03:00</text:p>
      <text:p text:style-name="P4">
Description: Україна стоїть на передовій у боротьбі за європейські принципи та цінності, тож обов’язком ЄС є зробити все можливе, щоб підтримувати її так довго, як це буде необхідним. — Укрінформ.</text:p>
      <text:p text:style-name="P4">
Images: ['<text:a xlink:type="simple" xlink:href="https://static.ukrinform.com/photos/2023_02/thumb_files/630_360_1675442885-636.jpeg" text:style-name="Internet_20_link" text:visited-style-name="Visited_20_Internet_20_Link">
630_360_16754...</text:a>
']</text:p>
      <text:p text:style-name="P4">
Tags: None</text:p>
      <text:p text:style-name="P4">
Type: Article</text:p>
      <!--METADATA-->
      <text:p text:style-name="P4">
<draw:frame draw:style-name="fr1" draw:name="Image257" text:anchor-type="as-char" svg:width="6.9236in" svg:height="3.956343in" draw:z-index="0">
<draw:image xlink:href="../Images/yкринформ/2023-07-03T00-15-00-03-00/630_360_1675442885-636.jpeg" xlink:type="simple" xlink:show="embed" xlink:actuate="onLoad" draw:mime-type="image/jpeg"/>
</draw:frame>
 Українастоїть на передовій у боротьбі за європейські принципи та цінності, тожобов’язком ЄС є зробити все можливе, щоб підтримувати її так довго, як це буденеобхідним.</text:p>
      <text:p text:style-name="P4">
Про це у Мадриді за підсумками зустрічі з прем’єр-міністром Іспанії ПедроСанчесом заявив президент Європейської ради Шарль Мішель, повідомляєкореспондент Укрінформу.</text:p>
      <text:p text:style-name="P4">
«Ваш учорашній візит до Києва надсилає потужний сигнал підтримки народуУкраїни. Це підтримка наших спільних цінностей, тому що сьогодні Україназнаходиться на лінії фронту у боротьбі за наші європейські принципи йцінності. Наш обов’язок – підтримувати народ України настільки, наскільки миможемо, і так довго, як буде необхідним», - сказав Мішель, звертаючись докерівника уряду Іспанії, яка з 1 липня головує в ЄС.</text:p>
      <text:p text:style-name="P4">
Президент Євроради зауважив, що ЄС останнім часом постав перед найбільшимивикликами у своїй історії: пандемією, війною в Україні та енергетичною кризою.Іспанія завжди була на передовій у вирішення цих проблем, посідалаконструктивну позицію, зосереджувала увагу на конкретних результатах тадемонструвала волю з досягнення потужних компромісів.</text:p>
      <text:p text:style-name="P4">
<text:span text:style-name="T4">
Читайте також:</text:span>
 <text:a xlink:type="simple" xlink:href="https://www.ukrinform.ua/rubric-polytics/3729894-es-nadae-ukraini-masivnu-pidtrimku-sob-privesti-blizce-do-evropejskih-armij-i-do-nato-misel.html" text:style-name="Internet_20_link" text:visited-style-name="Visited_20_Internet_20_Link">
 ЄС надає Україні масивну підтримку, щоб привести ближчедо європейських армій і до НАТО – <text:span text:style-name="T4">
Мішель</text:span>
</text:a>
</text:p>
      <text:p text:style-name="P4">
Такий підхід відображений у гаслі Іспанського головування в ЄС «Європа,ближче», та у пріоритетах, які визначених урядом Іспанії на наступні пів року:промислове переоснащення Європи, «зелений» розвиток, просування соціальної йекономічної справедливості та збереження єдності Євросоюзу. За словами Мішеля,ці пріоритети визначатимуть оновлену стратегічний порядок денний усього ЄС нанаступні п’ять років.</text:p>
      <text:p text:style-name="P4">
«За кілька тижнів ми матимемо саміт з Латинською Америкою та країнамиКарибського басейну, перший за останні вісім років. Це буде добра нагоданадати нову енергію відносинам між нашими континентами у ключових сферах,таких як «зелений» перехід, торгівля та економічне співробітництво. Ми такожочікуємо на третю зустріч Європейської політичної спільноти, яка відбудеться ужовтні у Гренаді. Ми будемо добре готуватися до цих заходів, оскільки цеважливі моменти для нашого ЄС», - підсумував президент Європейської ради.</text:p>
      <text:p text:style-name="P4">
<text:span text:style-name="T4">
Читайте також:</text:span>
 <text:a xlink:type="simple" xlink:href="https://www.ukrinform.ua/rubric-world/3729321-es-i-nato-zberigaut-ednist-u-pidtrimci-ukraini-ta-reaguvanni-na-podii-u-rosii-misel.html" text:style-name="Internet_20_link" text:visited-style-name="Visited_20_Internet_20_Link">
 ЄС і НАТО зберігають єдність у підтримці України тареагуванні на події у Росії – <text:span text:style-name="T4">
Мішель</text:span>
 </text:a>
</text:p>
      <text:p text:style-name="P4">
Як повідомлялося, Іспанія прийняла від Швеції естафету головування в ЄС тавиконуватиме ці обов’язки до 31 грудня. На знак солідарності з Україною вже вперший день головування прем'єр-міністр Педро Санчес здійснив візит до Києва йоголосив про надання нашій країні значного пакета військової та гуманітарноїдопомоги.</text:p>
      <text:p text:style-name="P4">
<text:span text:style-name="T5">
Фото: ОП</text:span>
</text:p>
      <text:p text:style-name="P4">
Source: <text:a xlink:type="simple" xlink:href="https://www.ukrinform.ua/rubric-polytics/3730622-dopomoga-ukraini-e-pidtrimkou-spilnih-evropejskih-cinnostej-misel.html" text:style-name="Internet_20_link" text:visited-style-name="Visited_20_Internet_20_Link">
https://www.ukrinform.ua/rubric-polytics/3730622-dopomoga-ukraini-e-pidtrimkou-spilnih-evropejskih-cinnostej-misel.html</text:a>
</text:p>
      <!--NEWS-->
      <text:h text:style-name="P10" text:outline-level="1">
<text:span text:style-name="T4">
З деокупованої Херсонщини евакуювали ще 236 осіб, серед них 30 дітей</text:span>
</text:h>
      <text:p text:style-name="P4">
Authors: Ukrinform (Person)</text:p>
      <text:p text:style-name="P4">
Publisher: Укринформ (Organization)</text:p>
      <text:p text:style-name="P4">
Published Time: 2023-07-03T00:34:00+03:00</text:p>
      <text:p text:style-name="P4">
Modified Time: 2023-07-03T00:34:00+03:00</text:p>
      <text:p text:style-name="P4">
Description: З Херсонської області 1 липня евакуювали 236 людей, зокрема 30 дітей. — Укрінформ.</text:p>
      <text:p text:style-name="P4">
Images: ['<text:a xlink:type="simple" xlink:href="https://static.ukrinform.com/photos/2023_06/thumb_files/630_360_1686227928-706.jpg" text:style-name="Internet_20_link" text:visited-style-name="Visited_20_Internet_20_Link">
630_360_16862...</text:a>
']</text:p>
      <text:p text:style-name="P4">
Tags: ['Діти', 'Евакуація', 'Херсонщина']</text:p>
      <text:p text:style-name="P4">
Type: Article</text:p>
      <!--METADATA-->
      <text:p text:style-name="P4">
<draw:frame draw:style-name="fr1" draw:name="Image258" text:anchor-type="as-char" svg:width="6.9236in" svg:height="3.956343in" draw:z-index="0">
<draw:image xlink:href="../Images/yкринформ/2023-07-03T00-34-00-03-00/630_360_1686227928-706.jpg" xlink:type="simple" xlink:show="embed" xlink:actuate="onLoad" draw:mime-type="image/jpeg"/>
</draw:frame>
 ЗХерсонської області 1 липня евакуювали 236 людей, зокрема 30 дітей.</text:p>
      <text:p text:style-name="P4">
Про це в <text:a xlink:type="simple" xlink:href="https://t.me/khersonskaODA/7583" text:style-name="Internet_20_link" text:visited-style-name="Visited_20_Internet_20_Link">
 Телеграмі </text:a>
 повідомила ХерсонськаОВА, передає Укрінформ.</text:p>
      <text:p text:style-name="P4">
«З деокупованих територій Херсонщини евакуювали 236 осіб, з них 30 дітей.Автомобільним транспортом евакуйовано – 224 особи, потягом – 12», - йдеться уповідомленні.</text:p>
      <text:p text:style-name="P4">
<text:span text:style-name="T4">
Читайте також:</text:span>
 <text:a xlink:type="simple" xlink:href="https://www.ukrinform.ua/rubric-regions/3729993-na-harkivsini-mozut-primusovo-evakuuvati-ditej-iz-pati-prikordonnih-sil-sinegubov.html" text:style-name="Internet_20_link" text:visited-style-name="Visited_20_Internet_20_Link">
 На Харківщині можуть примусово <text:span text:style-name="T4">
еваку</text:span>
 ювати дітей ізп’яти прикордонних сіл - Синєгубов </text:a>
</text:p>
      <text:p text:style-name="P4">
Зазначається, що для відновлення світла на Херсонщині працювала 32 бригади –це 134 робітників та 55 одиниць техніки. Минулої доби енергетики виконувалиаварійно-відновлювальні роботи на лініях, що живлять Високопілля,Архангельське, Нововоронцовку, Костирку, Херсон, Олександрівку та Посад-Покровське.</text:p>
      <text:p text:style-name="P4">
Над відновленням понівечених російськими ударами будівель у Херсоні працювали35 робітників Херсонської обласної комунальної аварійно-рятувальної служби.Першочергові ремонтні роботи проведено за трьома адресами. Загалом OSB-листамизакрито 62 вікна, з яких 12 - житлові будинки та 50 – соціальні об’єкти.</text:p>
      <text:p text:style-name="P4">
За даними ОВА, на деокупованій Херсонщині сапери обстежили 57 518,4 гектаратериторій, з них 49 629,1 гектара – землі сільськогосподарського призначення.На цих територіях виявлено та знешкоджено 81 251 вибухонебезпечний предмет.</text:p>
      <text:p text:style-name="P4">
<text:span text:style-name="T4">
Читайте також:</text:span>
 <text:a xlink:type="simple" xlink:href="https://www.ukrinform.ua/rubric-regions/3729379-u-razi-avarii-na-zaes-mozut-evakuuvati-blizko-300-tisac-ludej-iz-cotiroh-oblastej.html" text:style-name="Internet_20_link" text:visited-style-name="Visited_20_Internet_20_Link">
 У разі аварії на ЗАЕС можуть евакуювати близько 300 тисячлюдей із чотирьох областей </text:a>
</text:p>
      <text:p text:style-name="P4">
Разом з тим на Херсонщині триває видача гуманітарної допомоги жителямХерсонщини. Учора мешканці звільнених територій від міжнародних громадськихорганізацій, благодійників та волонтерів отримали 359 продуктових наборів, 33140 літрів води, 11 696 буханок хліба та 9 916 банок консерви. Також людямпередали 6 OSB-листів, 514 гігієнічних наборів, 3 будівельних набори, 2 мішкицементу та 200 кг піску.</text:p>
      <text:p text:style-name="P4">
Як повідомляв Укрінформ, станом на 1 липня, у Херсонській області післяпідриву росіянами греблі Каховської ГЕС підтопленими залишаються 18 населенихпунктів.</text:p>
      <text:p text:style-name="P4">
6 червня російська армія підірвала греблю Каховської ГЕС, спричинившизатоплення частини Херсонської та Миколаївської областей і водночас - критичнеобміління Каховського водосховища.</text:p>
      <text:p text:style-name="P4">
Фото: ДСНС</text:p>
      <text:p text:style-name="P4">
Source: <text:a xlink:type="simple" xlink:href="https://www.ukrinform.ua/rubric-regions/3730495-z-deokupovanoi-hersonsini-evakuuvali-se-236-osib-z-nih-30-ditej.html" text:style-name="Internet_20_link" text:visited-style-name="Visited_20_Internet_20_Link">
https://www.ukrinform.ua/rubric-regions/3730495-z-deokupovanoi-hersonsini-evakuuvali-se-236-osib-z-nih-30-ditej.html</text:a>
</text:p>
      <!--NEWS-->
      <text:h text:style-name="P10" text:outline-level="1">
<text:span text:style-name="T4">
В ОП відзначили успіх збірної України на Європейських іграх</text:span>
</text:h>
      <text:p text:style-name="P4">
Authors: Ukrinform (Person)</text:p>
      <text:p text:style-name="P4">
Publisher: Укринформ (Organization)</text:p>
      <text:p text:style-name="P4">
Published Time: 2023-07-03T00:46:00+03:00</text:p>
      <text:p text:style-name="P4">
Modified Time: 2023-07-03T00:46:00+03:00</text:p>
      <text:p text:style-name="P4">
Description: Офіс Президента привітав збірну України з успішним виступом на ІІІ Європейських іграх, які відбулися у польському Кракові. — Укрінформ.</text:p>
      <text:p text:style-name="P4">
Images: ['<text:a xlink:type="simple" xlink:href="https://static.ukrinform.com/photos/2023_07/thumb_files/630_360_1688325341-181.jpg" text:style-name="Internet_20_link" text:visited-style-name="Visited_20_Internet_20_Link">
630_360_16883...</text:a>
']</text:p>
      <text:p text:style-name="P4">
Tags: ['Спорт', 'Європейські ігри', 'Офіс Президента']</text:p>
      <text:p text:style-name="P4">
Type: Article</text:p>
      <!--METADATA-->
      <text:p text:style-name="P4">
<draw:frame draw:style-name="fr1" draw:name="Image259" text:anchor-type="as-char" svg:width="6.9236in" svg:height="3.956343in" draw:z-index="0">
<draw:image xlink:href="../Images/yкринформ/2023-07-03T00-46-00-03-00/630_360_1688325341-181.jpg" xlink:type="simple" xlink:show="embed" xlink:actuate="onLoad" draw:mime-type="image/jpeg"/>
</draw:frame>
 ОфісПрезидента привітав збірну України з успішним виступом на ІІІ Європейськихіграх, які відбулися у польському Кракові.</text:p>
      <text:p text:style-name="P4">
Про це повідомляється у <text:a xlink:type="simple" xlink:href="https://t.me/OP_UA/9855" text:style-name="Internet_20_link" text:visited-style-name="Visited_20_Internet_20_Link">
 Телеграм-каналі </text:a>
 ОП,передає Укрінформ.</text:p>
      <text:p text:style-name="P4">
«Ми сильні і на полі бою, і на спортивних аренах. Дякуємо нашим спортсменам,на честь яких гімн України лунав на цьому мультиспортивному форумі 21 раз.Разом ми відкриваємо для всього світу нову переможну українську силу. Силу,якої ми ніколи не втратимо і яка завжди буде боронити, творити й перемагати!»- наголосили в Офісі Президента.</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Як повідомлялося, на Європейських іграх у Кракові українські спортсмениздобули 21 золоту, 12 срібних та 8 бронзових медалей.</text:p>
      <text:p text:style-name="P4">
<text:span text:style-name="T5">
Фото: european-games.org</text:span>
</text:p>
      <text:p text:style-name="P4">
Source: <text:a xlink:type="simple" xlink:href="https://www.ukrinform.ua/rubric-sports/3730609-v-op-vidznacili-uspih-zbirnoi-ukraini-na-evropejskih-igrah.html" text:style-name="Internet_20_link" text:visited-style-name="Visited_20_Internet_20_Link">
https://www.ukrinform.ua/rubric-sports/3730609-v-op-vidznacili-uspih-zbirnoi-ukraini-na-evropejskih-igrah.html</text:a>
</text:p>
      <!--NEWS-->
      <text:h text:style-name="P10" text:outline-level="1">
<text:span text:style-name="T4">
Австрія не перешкоджає транзиту військової техніки до України - глава МЗС</text:span>
</text:h>
      <text:p text:style-name="P4">
Authors: Ukrinform (Person)</text:p>
      <text:p text:style-name="P4">
Publisher: Укринформ (Organization)</text:p>
      <text:p text:style-name="P4">
Published Time: 2023-07-03T00:56:00+03:00</text:p>
      <text:p text:style-name="P4">
Modified Time: 2023-07-03T00:56:00+03:00</text:p>
      <text:p text:style-name="P4">
Description: Австрія дозволяє країнам ЄС транзит матеріалів воєнного призначення через свою територію до України, і це не порушує її нейтралітет. — Укрінформ.</text:p>
      <text:p text:style-name="P4">
Images: ['<text:a xlink:type="simple" xlink:href="https://static.ukrinform.com/photos/2022_01/thumb_files/630_360_1643020096-493.jpg" text:style-name="Internet_20_link" text:visited-style-name="Visited_20_Internet_20_Link">
630_360_16430...</text:a>
']</text:p>
      <text:p text:style-name="P4">
Tags: ['Австрія', 'Україна', 'Зброя', 'Військова техніка', 'Транзит', 'Війна з Росією']</text:p>
      <text:p text:style-name="P4">
Type: Article</text:p>
      <!--METADATA-->
      <text:p text:style-name="P4">
<draw:frame draw:style-name="fr1" draw:name="Image260" text:anchor-type="as-char" svg:width="6.9236in" svg:height="3.956343in" draw:z-index="0">
<draw:image xlink:href="../Images/yкринформ/2023-07-03T00-56-00-03-00/630_360_1643020096-493.jpg" xlink:type="simple" xlink:show="embed" xlink:actuate="onLoad" draw:mime-type="image/jpeg"/>
</draw:frame>
 Австріядозволяє країнам ЄС транзит матеріалів воєнного призначення через своютериторію до України, і це не порушує її нейтралітет.</text:p>
      <text:p text:style-name="P4">
Як передає власний кореспондент Укрінформу, про це заявив міністр закордоннихсправ Австрії Александер Шалленберг в інтерв’ю <text:a xlink:type="simple" xlink:href="http://tvthek.orf.at/profile/Pressestunde/1273/Pressestunde-mit-Aussenminister-Alexander-Schallenberg-OeVP/14184728" text:style-name="Internet_20_link" text:visited-style-name="Visited_20_Internet_20_Link">
 телеканалу ORF</text:a>
 .</text:p>
      <text:p text:style-name="P4">
"Хотілося б прояснити: перевезення з однієї до іншої країни ЄС завждивідбувалося без проблем. А з 28 лютого 2022 року ми маємо рішення у рамкахСпільної зовнішньої та безпекової політики, яке також дозволяє ці перевезенняв Україну. І ми зобов’язані виконувати це рішення", - прокоментував міністрпитання про перевезення через Австрію матеріалів воєнного призначення доУкраїни.</text:p>
      <text:p text:style-name="P4">
<text:span text:style-name="T4">
Читайте також:</text:span>
 <text:a xlink:type="simple" xlink:href="https://www.ukrinform.ua/rubric-society/3725502-avstria-vidilit-se-18-miljoniv-dla-dopomogi-ukraincam.html" text:style-name="Internet_20_link" text:visited-style-name="Visited_20_Internet_20_Link">
 Австрія виділить ще €18 мільйонів для допомоги українцям</text:a>
</text:p>
      <text:p text:style-name="P4">
За його словами, йдеться саме про транзит через <text:a xlink:type="simple" xlink:href="https://www.ukrinform.ua/tag-avstria" text:style-name="Internet_20_link" text:visited-style-name="Visited_20_Internet_20_Link">
 Австрію</text:a>
 , "і це не порушує нейтралітет".</text:p>
      <text:p text:style-name="P4">
"Існує рішення Спільної зовнішньої та безпекової політики, яке не лишедозволяє ці перевезення в Україну. Це означає, що ми пов’язані цим рішенням. Із моменту підписання Амстердамського договору, і з моменту реформи федеральноїконституції майже 20 років тому, ці заходи в рамках ЄС підпадають під діюнейтралітету. Це означає, що немає ніякої суперечності", - сказав Шалленберг.</text:p>
      <text:p text:style-name="P4">
Міністр додав, що партнери, котрі здійснюють цей транзит, зобов’язаніповідомляти австрійську сторону про те, який саме вантаж перевозиться.</text:p>
      <text:p text:style-name="P4">
<text:span text:style-name="T4">
Читайте також:</text:span>
 <text:a xlink:type="simple" xlink:href="https://www.ukrinform.ua/rubric-regions/3723285-avstria-peredala-ukraini-obladnanna-dla-likvidacii-pidtoplen-ta-poratunku-ludej.html" text:style-name="Internet_20_link" text:visited-style-name="Visited_20_Internet_20_Link">
 <text:span text:style-name="T4">
Австрія</text:span>
 передала Україні обладнання для ліквідаціїпідтоплень та порятунку людей </text:a>
</text:p>
      <text:p text:style-name="P4">
Як повідомляв Укрінформ, віцеканцлер Австрії Вернер Коглер заявив, що йогокраїна в межах Європейського Союзу конструктивно підтримує Україну у праві насамооборону.</text:p>
      <text:p text:style-name="P4">
Source: <text:a xlink:type="simple" xlink:href="https://www.ukrinform.ua/rubric-ato/3730624-avstria-ne-pereskodzae-tranzitu-vijskovoi-tehniki-do-ukraini-glava-mzs.html" text:style-name="Internet_20_link" text:visited-style-name="Visited_20_Internet_20_Link">
https://www.ukrinform.ua/rubric-ato/3730624-avstria-ne-pereskodzae-tranzitu-vijskovoi-tehniki-do-ukraini-glava-mzs.html</text:a>
</text:p>
      <!--NEWS-->
      <text:h text:style-name="P10" text:outline-level="1">
<text:span text:style-name="T4">
Що назавжди увійде до історії ВМС ЗСУ</text:span>
</text:h>
      <text:p text:style-name="P4">
Author: ['АРМІЯINFORM']</text:p>
      <text:p text:style-name="P4">
Time: 2023-07-03T99:00:00-04:00</text:p>
      <text:p text:style-name="P4">
Description: Під час спілкування з кореспондентами АрміяInform командувач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261" text:anchor-type="as-char" svg:width="6.9236in" svg:height="3.894525in" draw:z-index="0">
<draw:image xlink:href="../Images/AРМІЯINFORM/2023-07-03T99-00-00-04-00/003ddf5b-353e-4235-b044-b70bfba64a16-scaled.jpg" xlink:type="simple" xlink:show="embed" xlink:actuate="onLoad" draw:mime-type="image/jpeg"/>
</draw:frame>
</text:p>
      <text:p text:style-name="P4">
Під час спілкування з кореспондентами АрміяInform командувач Військово-Морських Сил Збройних Сил України Олексій Неїжпапа розповів, що, на йогодумку, назавжди увійде до історії українських ВМС.</text:p>
      <text:p text:style-name="P4">
— Передусім, це дії морських піхотинців. Ніколи не забути, як у перші днівійни один із морських піхотинців підірвав себе разом із мостом на Кримськомунапрямку. Вразило і те, як один із хлопців за один день збив одразу тривертольоти. Назавжди залишиться в пам’яті подвиг Героя України полковникаІгоря Бедзая, який сам сів за штурвал вертольота, хоча міг доручити цю справумолодим льотчикам. Не можу не згадати й героїчних наших ракетників, які своїмивчинками пишуть нову історію морських битв. Адже далеко не щодня іде на дноворожий ракетний крейсер. Дякую і водолазам, які в надважких умовах працюютьудень та вночі, знищуючи міни. А загалом можна годинами розповідати прогероїзм моїх підлеглих. І когось особливо виокремлювати справді важко. Кожномуроду ВМС є чим пишатися, адже наш народ дійсно є непереможним! — зазначиввіцеадмірал Олексій Неїжпапа в<text:a xlink:type="simple" xlink:href="https://armyinform.com.ua/2023/07/02/my-povynni-maty-takyj-flot-yakyj-bilshe-ne-dast-zagarbnyku-navit-planuvaty-napad-na-ukrayinu-oleksij-neyizhpapa/" text:style-name="Internet_20_link" text:visited-style-name="Visited_20_Internet_20_Link">
інтерв’ю</text:a>
для ІА.</text:p>
      <text:p text:style-name="P4">
Source: <text:a xlink:type="simple" xlink:href="https://armyinform.com.ua/2023/07/03/shho-nazavzhdy-uvijde-do-istoriyi-vms-zsu/" text:style-name="Internet_20_link" text:visited-style-name="Visited_20_Internet_20_Link">
https://armyinform.com.ua/2023/07/03/shho-nazavzhdy-uvijde-do-istoriyi-vms-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